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_8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■検証パターン1 学習データ:評価データ = 7: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169.664" calcext:value-type="float">
            <text:p>169.664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167.523" calcext:value-type="float">
            <text:p>167.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52672" calcext:value-type="float">
            <text:p>2.52672</text:p>
          </table:table-cell>
          <table:table-cell office:value-type="float" office:value="1.96404" calcext:value-type="float">
            <text:p>1.96404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5503" calcext:value-type="float">
            <text:p>2.05503</text:p>
          </table:table-cell>
          <table:table-cell office:value-type="float" office:value="2.00647" calcext:value-type="float">
            <text:p>2.00647</text:p>
          </table:table-cell>
          <table:table-cell office:value-type="float" office:value="0.195455" calcext:value-type="float">
            <text:p>0.195455</text:p>
          </table:table-cell>
          <table:table-cell office:value-type="float" office:value="0.263889" calcext:value-type="float">
            <text:p>0.2638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3679" calcext:value-type="float">
            <text:p>1.93679</text:p>
          </table:table-cell>
          <table:table-cell office:value-type="float" office:value="1.85266" calcext:value-type="float">
            <text:p>1.85266</text:p>
          </table:table-cell>
          <table:table-cell office:value-type="float" office:value="0.286364" calcext:value-type="float">
            <text:p>0.286364</text:p>
          </table:table-cell>
          <table:table-cell office:value-type="float" office:value="0.263889" calcext:value-type="float">
            <text:p>0.26388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2335" calcext:value-type="float">
            <text:p>1.92335</text:p>
          </table:table-cell>
          <table:table-cell office:value-type="float" office:value="1.87937" calcext:value-type="float">
            <text:p>1.87937</text:p>
          </table:table-cell>
          <table:table-cell office:value-type="float" office:value="0.327273" calcext:value-type="float">
            <text:p>0.327273</text:p>
          </table:table-cell>
          <table:table-cell office:value-type="float" office:value="0.416667" calcext:value-type="float">
            <text:p>0.41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0683" calcext:value-type="float">
            <text:p>1.70683</text:p>
          </table:table-cell>
          <table:table-cell office:value-type="float" office:value="1.77977" calcext:value-type="float">
            <text:p>1.77977</text:p>
          </table:table-cell>
          <table:table-cell office:value-type="float" office:value="0.340909" calcext:value-type="float">
            <text:p>0.340909</text:p>
          </table:table-cell>
          <table:table-cell office:value-type="float" office:value="0.263889" calcext:value-type="float">
            <text:p>0.2638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77889" calcext:value-type="float">
            <text:p>1.77889</text:p>
          </table:table-cell>
          <table:table-cell office:value-type="float" office:value="1.81552" calcext:value-type="float">
            <text:p>1.81552</text:p>
          </table:table-cell>
          <table:table-cell office:value-type="float" office:value="0.390909" calcext:value-type="float">
            <text:p>0.390909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3372" calcext:value-type="float">
            <text:p>1.53372</text:p>
          </table:table-cell>
          <table:table-cell office:value-type="float" office:value="1.62044" calcext:value-type="float">
            <text:p>1.62044</text:p>
          </table:table-cell>
          <table:table-cell office:value-type="float" office:value="0.418182" calcext:value-type="float">
            <text:p>0.418182</text:p>
          </table:table-cell>
          <table:table-cell office:value-type="float" office:value="0.458333" calcext:value-type="float">
            <text:p>0.458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64122" calcext:value-type="float">
            <text:p>1.64122</text:p>
          </table:table-cell>
          <table:table-cell office:value-type="float" office:value="1.65392" calcext:value-type="float">
            <text:p>1.65392</text:p>
          </table:table-cell>
          <table:table-cell office:value-type="float" office:value="0.504545" calcext:value-type="float">
            <text:p>0.504545</text:p>
          </table:table-cell>
          <table:table-cell office:value-type="float" office:value="0.458333" calcext:value-type="float">
            <text:p>0.458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38584" calcext:value-type="float">
            <text:p>1.38584</text:p>
          </table:table-cell>
          <table:table-cell office:value-type="float" office:value="1.63846" calcext:value-type="float">
            <text:p>1.63846</text:p>
          </table:table-cell>
          <table:table-cell office:value-type="float" office:value="0.490909" calcext:value-type="float">
            <text:p>0.490909</text:p>
          </table:table-cell>
          <table:table-cell office:value-type="float" office:value="0.402778" calcext:value-type="float">
            <text:p>0.40277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50238" calcext:value-type="float">
            <text:p>1.50238</text:p>
          </table:table-cell>
          <table:table-cell office:value-type="float" office:value="1.58857" calcext:value-type="float">
            <text:p>1.58857</text:p>
          </table:table-cell>
          <table:table-cell office:value-type="float" office:value="0.613636" calcext:value-type="float">
            <text:p>0.613636</text:p>
          </table:table-cell>
          <table:table-cell office:value-type="float" office:value="0.527778" calcext:value-type="float">
            <text:p>0.5277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18446" calcext:value-type="float">
            <text:p>1.18446</text:p>
          </table:table-cell>
          <table:table-cell office:value-type="float" office:value="1.70741" calcext:value-type="float">
            <text:p>1.70741</text:p>
          </table:table-cell>
          <table:table-cell office:value-type="float" office:value="0.563636" calcext:value-type="float">
            <text:p>0.563636</text:p>
          </table:table-cell>
          <table:table-cell office:value-type="float" office:value="0.402778" calcext:value-type="float">
            <text:p>0.40277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35911" calcext:value-type="float">
            <text:p>1.35911</text:p>
          </table:table-cell>
          <table:table-cell office:value-type="float" office:value="1.49146" calcext:value-type="float">
            <text:p>1.49146</text:p>
          </table:table-cell>
          <table:table-cell office:value-type="float" office:value="0.672727" calcext:value-type="float">
            <text:p>0.672727</text:p>
          </table:table-cell>
          <table:table-cell office:value-type="float" office:value="0.541667" calcext:value-type="float">
            <text:p>0.541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88596" calcext:value-type="float">
            <text:p>0.988596</text:p>
          </table:table-cell>
          <table:table-cell office:value-type="float" office:value="1.26277" calcext:value-type="float">
            <text:p>1.26277</text:p>
          </table:table-cell>
          <table:table-cell office:value-type="float" office:value="0.645455" calcext:value-type="float">
            <text:p>0.645455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21129" calcext:value-type="float">
            <text:p>1.21129</text:p>
          </table:table-cell>
          <table:table-cell office:value-type="float" office:value="1.36591" calcext:value-type="float">
            <text:p>1.36591</text:p>
          </table:table-cell>
          <table:table-cell office:value-type="float" office:value="0.681818" calcext:value-type="float">
            <text:p>0.681818</text:p>
          </table:table-cell>
          <table:table-cell office:value-type="float" office:value="0.583333" calcext:value-type="float">
            <text:p>0.58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08687" calcext:value-type="float">
            <text:p>0.808687</text:p>
          </table:table-cell>
          <table:table-cell office:value-type="float" office:value="1.45353" calcext:value-type="float">
            <text:p>1.45353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430556" calcext:value-type="float">
            <text:p>0.4305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07125" calcext:value-type="float">
            <text:p>1.07125</text:p>
          </table:table-cell>
          <table:table-cell office:value-type="float" office:value="1.21916" calcext:value-type="float">
            <text:p>1.21916</text:p>
          </table:table-cell>
          <table:table-cell office:value-type="float" office:value="0.736364" calcext:value-type="float">
            <text:p>0.736364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38052" calcext:value-type="float">
            <text:p>0.638052</text:p>
          </table:table-cell>
          <table:table-cell office:value-type="float" office:value="1.69443" calcext:value-type="float">
            <text:p>1.69443</text:p>
          </table:table-cell>
          <table:table-cell office:value-type="float" office:value="0.804545" calcext:value-type="float">
            <text:p>0.80454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945997" calcext:value-type="float">
            <text:p>0.945997</text:p>
          </table:table-cell>
          <table:table-cell office:value-type="float" office:value="1.23523" calcext:value-type="float">
            <text:p>1.23523</text:p>
          </table:table-cell>
          <table:table-cell office:value-type="float" office:value="0.786364" calcext:value-type="float">
            <text:p>0.786364</text:p>
          </table:table-cell>
          <table:table-cell office:value-type="float" office:value="0.569444" calcext:value-type="float">
            <text:p>0.5694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74435" calcext:value-type="float">
            <text:p>0.574435</text:p>
          </table:table-cell>
          <table:table-cell office:value-type="float" office:value="1.59634" calcext:value-type="float">
            <text:p>1.59634</text:p>
          </table:table-cell>
          <table:table-cell office:value-type="float" office:value="0.772727" calcext:value-type="float">
            <text:p>0.772727</text:p>
          </table:table-cell>
          <table:table-cell office:value-type="float" office:value="0.416667" calcext:value-type="float">
            <text:p>0.4166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92243" calcext:value-type="float">
            <text:p>0.892243</text:p>
          </table:table-cell>
          <table:table-cell office:value-type="float" office:value="1.03385" calcext:value-type="float">
            <text:p>1.03385</text:p>
          </table:table-cell>
          <table:table-cell office:value-type="float" office:value="0.795455" calcext:value-type="float">
            <text:p>0.795455</text:p>
          </table:table-cell>
          <table:table-cell office:value-type="float" office:value="0.652778" calcext:value-type="float">
            <text:p>0.6527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80567" calcext:value-type="float">
            <text:p>0.480567</text:p>
          </table:table-cell>
          <table:table-cell office:value-type="float" office:value="1.55692" calcext:value-type="float">
            <text:p>1.55692</text:p>
          </table:table-cell>
          <table:table-cell office:value-type="float" office:value="0.836364" calcext:value-type="float">
            <text:p>0.836364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777011" calcext:value-type="float">
            <text:p>0.777011</text:p>
          </table:table-cell>
          <table:table-cell office:value-type="float" office:value="1.05136" calcext:value-type="float">
            <text:p>1.05136</text:p>
          </table:table-cell>
          <table:table-cell office:value-type="float" office:value="0.831818" calcext:value-type="float">
            <text:p>0.831818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0612" calcext:value-type="float">
            <text:p>0.50612</text:p>
          </table:table-cell>
          <table:table-cell office:value-type="float" office:value="1.44113" calcext:value-type="float">
            <text:p>1.44113</text:p>
          </table:table-cell>
          <table:table-cell office:value-type="float" office:value="0.840909" calcext:value-type="float">
            <text:p>0.840909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737268" calcext:value-type="float">
            <text:p>0.737268</text:p>
          </table:table-cell>
          <table:table-cell office:value-type="float" office:value="0.989297" calcext:value-type="float">
            <text:p>0.989297</text:p>
          </table:table-cell>
          <table:table-cell office:value-type="float" office:value="0.845455" calcext:value-type="float">
            <text:p>0.845455</text:p>
          </table:table-cell>
          <table:table-cell office:value-type="float" office:value="0.638889" calcext:value-type="float">
            <text:p>0.6388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93427" calcext:value-type="float">
            <text:p>0.393427</text:p>
          </table:table-cell>
          <table:table-cell office:value-type="float" office:value="1.45491" calcext:value-type="float">
            <text:p>1.45491</text:p>
          </table:table-cell>
          <table:table-cell office:value-type="float" office:value="0.854545" calcext:value-type="float">
            <text:p>0.854545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696327" calcext:value-type="float">
            <text:p>0.696327</text:p>
          </table:table-cell>
          <table:table-cell office:value-type="float" office:value="0.9529" calcext:value-type="float">
            <text:p>0.9529</text:p>
          </table:table-cell>
          <table:table-cell office:value-type="float" office:value="0.859091" calcext:value-type="float">
            <text:p>0.859091</text:p>
          </table:table-cell>
          <table:table-cell office:value-type="float" office:value="0.708333" calcext:value-type="float">
            <text:p>0.70833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85465" calcext:value-type="float">
            <text:p>0.285465</text:p>
          </table:table-cell>
          <table:table-cell office:value-type="float" office:value="1.51371" calcext:value-type="float">
            <text:p>1.51371</text:p>
          </table:table-cell>
          <table:table-cell office:value-type="float" office:value="0.918182" calcext:value-type="float">
            <text:p>0.918182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646791" calcext:value-type="float">
            <text:p>0.646791</text:p>
          </table:table-cell>
          <table:table-cell office:value-type="float" office:value="0.922832" calcext:value-type="float">
            <text:p>0.922832</text:p>
          </table:table-cell>
          <table:table-cell office:value-type="float" office:value="0.827273" calcext:value-type="float">
            <text:p>0.827273</text:p>
          </table:table-cell>
          <table:table-cell office:value-type="float" office:value="0.708333" calcext:value-type="float">
            <text:p>0.708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93849" calcext:value-type="float">
            <text:p>0.293849</text:p>
          </table:table-cell>
          <table:table-cell office:value-type="float" office:value="1.552" calcext:value-type="float">
            <text:p>1.552</text:p>
          </table:table-cell>
          <table:table-cell office:value-type="float" office:value="0.913636" calcext:value-type="float">
            <text:p>0.913636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03944" calcext:value-type="float">
            <text:p>0.603944</text:p>
          </table:table-cell>
          <table:table-cell office:value-type="float" office:value="0.939534" calcext:value-type="float">
            <text:p>0.939534</text:p>
          </table:table-cell>
          <table:table-cell office:value-type="float" office:value="0.863636" calcext:value-type="float">
            <text:p>0.863636</text:p>
          </table:table-cell>
          <table:table-cell office:value-type="float" office:value="0.680556" calcext:value-type="float">
            <text:p>0.6805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31628" calcext:value-type="float">
            <text:p>0.231628</text:p>
          </table:table-cell>
          <table:table-cell office:value-type="float" office:value="1.41004" calcext:value-type="float">
            <text:p>1.41004</text:p>
          </table:table-cell>
          <table:table-cell office:value-type="float" office:value="0.936364" calcext:value-type="float">
            <text:p>0.936364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503373" calcext:value-type="float">
            <text:p>0.503373</text:p>
          </table:table-cell>
          <table:table-cell office:value-type="float" office:value="0.85436" calcext:value-type="float">
            <text:p>0.85436</text:p>
          </table:table-cell>
          <table:table-cell office:value-type="float" office:value="0.895455" calcext:value-type="float">
            <text:p>0.895455</text:p>
          </table:table-cell>
          <table:table-cell office:value-type="float" office:value="0.722222" calcext:value-type="float">
            <text:p>0.7222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22698" calcext:value-type="float">
            <text:p>0.222698</text:p>
          </table:table-cell>
          <table:table-cell office:value-type="float" office:value="1.59374" calcext:value-type="float">
            <text:p>1.59374</text:p>
          </table:table-cell>
          <table:table-cell office:value-type="float" office:value="0.936364" calcext:value-type="float">
            <text:p>0.936364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498307" calcext:value-type="float">
            <text:p>0.498307</text:p>
          </table:table-cell>
          <table:table-cell office:value-type="float" office:value="0.859385" calcext:value-type="float">
            <text:p>0.859385</text:p>
          </table:table-cell>
          <table:table-cell office:value-type="float" office:value="0.895455" calcext:value-type="float">
            <text:p>0.895455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93612" calcext:value-type="float">
            <text:p>0.193612</text:p>
          </table:table-cell>
          <table:table-cell office:value-type="float" office:value="1.46532" calcext:value-type="float">
            <text:p>1.46532</text:p>
          </table:table-cell>
          <table:table-cell office:value-type="float" office:value="0.954545" calcext:value-type="float">
            <text:p>0.954545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48509" calcext:value-type="float">
            <text:p>0.48509</text:p>
          </table:table-cell>
          <table:table-cell office:value-type="float" office:value="0.872149" calcext:value-type="float">
            <text:p>0.872149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680556" calcext:value-type="float">
            <text:p>0.6805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46744" calcext:value-type="float">
            <text:p>0.146744</text:p>
          </table:table-cell>
          <table:table-cell office:value-type="float" office:value="1.85023" calcext:value-type="float">
            <text:p>1.85023</text:p>
          </table:table-cell>
          <table:table-cell office:value-type="float" office:value="0.954545" calcext:value-type="float">
            <text:p>0.954545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427787" calcext:value-type="float">
            <text:p>0.427787</text:p>
          </table:table-cell>
          <table:table-cell office:value-type="float" office:value="0.920767" calcext:value-type="float">
            <text:p>0.920767</text:p>
          </table:table-cell>
          <table:table-cell office:value-type="float" office:value="0.945455" calcext:value-type="float">
            <text:p>0.945455</text:p>
          </table:table-cell>
          <table:table-cell office:value-type="float" office:value="0.694444" calcext:value-type="float">
            <text:p>0.6944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62737" calcext:value-type="float">
            <text:p>0.162737</text:p>
          </table:table-cell>
          <table:table-cell office:value-type="float" office:value="1.71289" calcext:value-type="float">
            <text:p>1.71289</text:p>
          </table:table-cell>
          <table:table-cell office:value-type="float" office:value="0.940909" calcext:value-type="float">
            <text:p>0.940909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407889" calcext:value-type="float">
            <text:p>0.407889</text:p>
          </table:table-cell>
          <table:table-cell office:value-type="float" office:value="0.821927" calcext:value-type="float">
            <text:p>0.821927</text:p>
          </table:table-cell>
          <table:table-cell office:value-type="float" office:value="0.931818" calcext:value-type="float">
            <text:p>0.931818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667997" calcext:value-type="float">
            <text:p>0.0667997</text:p>
          </table:table-cell>
          <table:table-cell office:value-type="float" office:value="1.99285" calcext:value-type="float">
            <text:p>1.99285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36021" calcext:value-type="float">
            <text:p>0.36021</text:p>
          </table:table-cell>
          <table:table-cell office:value-type="float" office:value="0.766995" calcext:value-type="float">
            <text:p>0.766995</text:p>
          </table:table-cell>
          <table:table-cell office:value-type="float" office:value="0.936364" calcext:value-type="float">
            <text:p>0.936364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00336" calcext:value-type="float">
            <text:p>0.100336</text:p>
          </table:table-cell>
          <table:table-cell office:value-type="float" office:value="1.89461" calcext:value-type="float">
            <text:p>1.89461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311795" calcext:value-type="float">
            <text:p>0.311795</text:p>
          </table:table-cell>
          <table:table-cell office:value-type="float" office:value="0.821275" calcext:value-type="float">
            <text:p>0.821275</text:p>
          </table:table-cell>
          <table:table-cell office:value-type="float" office:value="0.931818" calcext:value-type="float">
            <text:p>0.931818</text:p>
          </table:table-cell>
          <table:table-cell office:value-type="float" office:value="0.708333" calcext:value-type="float">
            <text:p>0.7083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00966" calcext:value-type="float">
            <text:p>0.100966</text:p>
          </table:table-cell>
          <table:table-cell office:value-type="float" office:value="1.86909" calcext:value-type="float">
            <text:p>1.86909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326225" calcext:value-type="float">
            <text:p>0.326225</text:p>
          </table:table-cell>
          <table:table-cell office:value-type="float" office:value="0.899876" calcext:value-type="float">
            <text:p>0.899876</text:p>
          </table:table-cell>
          <table:table-cell office:value-type="float" office:value="0.95" calcext:value-type="float">
            <text:p>0.95</text:p>
          </table:table-cell>
          <table:table-cell office:value-type="float" office:value="0.680556" calcext:value-type="float">
            <text:p>0.6805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57553" calcext:value-type="float">
            <text:p>0.157553</text:p>
          </table:table-cell>
          <table:table-cell office:value-type="float" office:value="1.9787" calcext:value-type="float">
            <text:p>1.9787</text:p>
          </table:table-cell>
          <table:table-cell office:value-type="float" office:value="0.945455" calcext:value-type="float">
            <text:p>0.945455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325776" calcext:value-type="float">
            <text:p>0.325776</text:p>
          </table:table-cell>
          <table:table-cell office:value-type="float" office:value="0.826175" calcext:value-type="float">
            <text:p>0.826175</text:p>
          </table:table-cell>
          <table:table-cell office:value-type="float" office:value="0.945455" calcext:value-type="float">
            <text:p>0.945455</text:p>
          </table:table-cell>
          <table:table-cell office:value-type="float" office:value="0.708333" calcext:value-type="float">
            <text:p>0.708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28898" calcext:value-type="float">
            <text:p>0.128898</text:p>
          </table:table-cell>
          <table:table-cell office:value-type="float" office:value="1.73268" calcext:value-type="float">
            <text:p>1.73268</text:p>
          </table:table-cell>
          <table:table-cell office:value-type="float" office:value="0.95" calcext:value-type="float">
            <text:p>0.95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279254" calcext:value-type="float">
            <text:p>0.279254</text:p>
          </table:table-cell>
          <table:table-cell office:value-type="float" office:value="0.817558" calcext:value-type="float">
            <text:p>0.817558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652778" calcext:value-type="float">
            <text:p>0.6527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13631" calcext:value-type="float">
            <text:p>0.113631</text:p>
          </table:table-cell>
          <table:table-cell office:value-type="float" office:value="1.74185" calcext:value-type="float">
            <text:p>1.74185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272671" calcext:value-type="float">
            <text:p>0.272671</text:p>
          </table:table-cell>
          <table:table-cell office:value-type="float" office:value="0.732641" calcext:value-type="float">
            <text:p>0.732641</text:p>
          </table:table-cell>
          <table:table-cell office:value-type="float" office:value="0.940909" calcext:value-type="float">
            <text:p>0.940909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02151" calcext:value-type="float">
            <text:p>0.102151</text:p>
          </table:table-cell>
          <table:table-cell office:value-type="float" office:value="1.79399" calcext:value-type="float">
            <text:p>1.79399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272301" calcext:value-type="float">
            <text:p>0.272301</text:p>
          </table:table-cell>
          <table:table-cell office:value-type="float" office:value="0.727294" calcext:value-type="float">
            <text:p>0.727294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936068" calcext:value-type="float">
            <text:p>0.0936068</text:p>
          </table:table-cell>
          <table:table-cell office:value-type="float" office:value="1.86346" calcext:value-type="float">
            <text:p>1.86346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238553" calcext:value-type="float">
            <text:p>0.238553</text:p>
          </table:table-cell>
          <table:table-cell office:value-type="float" office:value="0.743913" calcext:value-type="float">
            <text:p>0.743913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722222" calcext:value-type="float">
            <text:p>0.7222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04674" calcext:value-type="float">
            <text:p>0.104674</text:p>
          </table:table-cell>
          <table:table-cell office:value-type="float" office:value="1.70407" calcext:value-type="float">
            <text:p>1.70407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235542" calcext:value-type="float">
            <text:p>0.235542</text:p>
          </table:table-cell>
          <table:table-cell office:value-type="float" office:value="0.764965" calcext:value-type="float">
            <text:p>0.764965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708333" calcext:value-type="float">
            <text:p>0.70833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739283" calcext:value-type="float">
            <text:p>0.0739283</text:p>
          </table:table-cell>
          <table:table-cell office:value-type="float" office:value="1.62194" calcext:value-type="float">
            <text:p>1.62194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193107" calcext:value-type="float">
            <text:p>0.193107</text:p>
          </table:table-cell>
          <table:table-cell office:value-type="float" office:value="0.734631" calcext:value-type="float">
            <text:p>0.734631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572379" calcext:value-type="float">
            <text:p>0.0572379</text:p>
          </table:table-cell>
          <table:table-cell office:value-type="float" office:value="2.05013" calcext:value-type="float">
            <text:p>2.05013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19208" calcext:value-type="float">
            <text:p>0.19208</text:p>
          </table:table-cell>
          <table:table-cell office:value-type="float" office:value="0.644377" calcext:value-type="float">
            <text:p>0.644377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802092" calcext:value-type="float">
            <text:p>0.0802092</text:p>
          </table:table-cell>
          <table:table-cell office:value-type="float" office:value="1.79414" calcext:value-type="float">
            <text:p>1.79414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180983" calcext:value-type="float">
            <text:p>0.180983</text:p>
          </table:table-cell>
          <table:table-cell office:value-type="float" office:value="0.689026" calcext:value-type="float">
            <text:p>0.689026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15358" calcext:value-type="float">
            <text:p>0.115358</text:p>
          </table:table-cell>
          <table:table-cell office:value-type="float" office:value="2.02231" calcext:value-type="float">
            <text:p>2.02231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156751" calcext:value-type="float">
            <text:p>0.156751</text:p>
          </table:table-cell>
          <table:table-cell office:value-type="float" office:value="0.755159" calcext:value-type="float">
            <text:p>0.755159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655632" calcext:value-type="float">
            <text:p>0.0655632</text:p>
          </table:table-cell>
          <table:table-cell office:value-type="float" office:value="1.51544" calcext:value-type="float">
            <text:p>1.51544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154738" calcext:value-type="float">
            <text:p>0.154738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727271" calcext:value-type="float">
            <text:p>0.0727271</text:p>
          </table:table-cell>
          <table:table-cell office:value-type="float" office:value="1.86862" calcext:value-type="float">
            <text:p>1.86862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146003" calcext:value-type="float">
            <text:p>0.146003</text:p>
          </table:table-cell>
          <table:table-cell office:value-type="float" office:value="0.689811" calcext:value-type="float">
            <text:p>0.689811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757297" calcext:value-type="float">
            <text:p>0.0757297</text:p>
          </table:table-cell>
          <table:table-cell office:value-type="float" office:value="1.85565" calcext:value-type="float">
            <text:p>1.85565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134546" calcext:value-type="float">
            <text:p>0.134546</text:p>
          </table:table-cell>
          <table:table-cell office:value-type="float" office:value="0.756188" calcext:value-type="float">
            <text:p>0.756188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708333" calcext:value-type="float">
            <text:p>0.7083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469795" calcext:value-type="float">
            <text:p>0.0469795</text:p>
          </table:table-cell>
          <table:table-cell office:value-type="float" office:value="1.84092" calcext:value-type="float">
            <text:p>1.84092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149578" calcext:value-type="float">
            <text:p>0.149578</text:p>
          </table:table-cell>
          <table:table-cell office:value-type="float" office:value="0.686074" calcext:value-type="float">
            <text:p>0.686074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343687" calcext:value-type="float">
            <text:p>0.0343687</text:p>
          </table:table-cell>
          <table:table-cell office:value-type="float" office:value="1.67713" calcext:value-type="float">
            <text:p>1.67713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121129" calcext:value-type="float">
            <text:p>0.121129</text:p>
          </table:table-cell>
          <table:table-cell office:value-type="float" office:value="0.685605" calcext:value-type="float">
            <text:p>0.68560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16576" calcext:value-type="float">
            <text:p>0.0216576</text:p>
          </table:table-cell>
          <table:table-cell office:value-type="float" office:value="1.94048" calcext:value-type="float">
            <text:p>1.94048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111288" calcext:value-type="float">
            <text:p>0.111288</text:p>
          </table:table-cell>
          <table:table-cell office:value-type="float" office:value="0.705494" calcext:value-type="float">
            <text:p>0.705494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722222" calcext:value-type="float">
            <text:p>0.7222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87839" calcext:value-type="float">
            <text:p>0.0287839</text:p>
          </table:table-cell>
          <table:table-cell office:value-type="float" office:value="2.1735" calcext:value-type="float">
            <text:p>2.1735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38889" calcext:value-type="float">
            <text:p>0.63888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128341" calcext:value-type="float">
            <text:p>0.128341</text:p>
          </table:table-cell>
          <table:table-cell office:value-type="float" office:value="0.696534" calcext:value-type="float">
            <text:p>0.696534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50403" calcext:value-type="float">
            <text:p>0.050403</text:p>
          </table:table-cell>
          <table:table-cell office:value-type="float" office:value="2.15434" calcext:value-type="float">
            <text:p>2.15434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117191" calcext:value-type="float">
            <text:p>0.117191</text:p>
          </table:table-cell>
          <table:table-cell office:value-type="float" office:value="0.743754" calcext:value-type="float">
            <text:p>0.743754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22222" calcext:value-type="float">
            <text:p>0.7222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58444" calcext:value-type="float">
            <text:p>0.0258444</text:p>
          </table:table-cell>
          <table:table-cell office:value-type="float" office:value="1.6858" calcext:value-type="float">
            <text:p>1.6858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100778" calcext:value-type="float">
            <text:p>0.100778</text:p>
          </table:table-cell>
          <table:table-cell office:value-type="float" office:value="0.684818" calcext:value-type="float">
            <text:p>0.684818</text:p>
          </table:table-cell>
          <table:table-cell office:value-type="float" office:value="1" calcext:value-type="float">
            <text:p>1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72106" calcext:value-type="float">
            <text:p>0.0172106</text:p>
          </table:table-cell>
          <table:table-cell office:value-type="float" office:value="1.77155" calcext:value-type="float">
            <text:p>1.77155</text:p>
          </table:table-cell>
          <table:table-cell office:value-type="float" office:value="1" calcext:value-type="float">
            <text:p>1</text:p>
          </table:table-cell>
          <table:table-cell office:value-type="float" office:value="0.638889" calcext:value-type="float">
            <text:p>0.63888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957199" calcext:value-type="float">
            <text:p>0.0957199</text:p>
          </table:table-cell>
          <table:table-cell office:value-type="float" office:value="0.652518" calcext:value-type="float">
            <text:p>0.652518</text:p>
          </table:table-cell>
          <table:table-cell office:value-type="float" office:value="1" calcext:value-type="float">
            <text:p>1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89964" calcext:value-type="float">
            <text:p>0.0289964</text:p>
          </table:table-cell>
          <table:table-cell office:value-type="float" office:value="1.82721" calcext:value-type="float">
            <text:p>1.82721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109935" calcext:value-type="float">
            <text:p>0.109935</text:p>
          </table:table-cell>
          <table:table-cell office:value-type="float" office:value="0.727134" calcext:value-type="float">
            <text:p>0.727134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59157" calcext:value-type="float">
            <text:p>0.0159157</text:p>
          </table:table-cell>
          <table:table-cell office:value-type="float" office:value="2.27525" calcext:value-type="float">
            <text:p>2.27525</text:p>
          </table:table-cell>
          <table:table-cell office:value-type="float" office:value="1" calcext:value-type="float">
            <text:p>1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99344" calcext:value-type="float">
            <text:p>0.099344</text:p>
          </table:table-cell>
          <table:table-cell office:value-type="float" office:value="0.738871" calcext:value-type="float">
            <text:p>0.73887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795034" calcext:value-type="float">
            <text:p>0.00795034</text:p>
          </table:table-cell>
          <table:table-cell office:value-type="float" office:value="1.67099" calcext:value-type="float">
            <text:p>1.67099</text:p>
          </table:table-cell>
          <table:table-cell office:value-type="float" office:value="1" calcext:value-type="float">
            <text:p>1</text:p>
          </table:table-cell>
          <table:table-cell office:value-type="float" office:value="0.638889" calcext:value-type="float">
            <text:p>0.63888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971154" calcext:value-type="float">
            <text:p>0.0971154</text:p>
          </table:table-cell>
          <table:table-cell office:value-type="float" office:value="0.70984" calcext:value-type="float">
            <text:p>0.70984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00159" calcext:value-type="float">
            <text:p>0.0200159</text:p>
          </table:table-cell>
          <table:table-cell office:value-type="float" office:value="1.97006" calcext:value-type="float">
            <text:p>1.97006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888236" calcext:value-type="float">
            <text:p>0.0888236</text:p>
          </table:table-cell>
          <table:table-cell office:value-type="float" office:value="0.677259" calcext:value-type="float">
            <text:p>0.677259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708333" calcext:value-type="float">
            <text:p>0.7083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69808" calcext:value-type="float">
            <text:p>0.0169808</text:p>
          </table:table-cell>
          <table:table-cell office:value-type="float" office:value="2.65217" calcext:value-type="float">
            <text:p>2.65217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770985" calcext:value-type="float">
            <text:p>0.0770985</text:p>
          </table:table-cell>
          <table:table-cell office:value-type="float" office:value="0.728319" calcext:value-type="float">
            <text:p>0.728319</text:p>
          </table:table-cell>
          <table:table-cell office:value-type="float" office:value="1" calcext:value-type="float">
            <text:p>1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318043" calcext:value-type="float">
            <text:p>0.0318043</text:p>
          </table:table-cell>
          <table:table-cell office:value-type="float" office:value="2.02412" calcext:value-type="float">
            <text:p>2.02412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638889" calcext:value-type="float">
            <text:p>0.63888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741692" calcext:value-type="float">
            <text:p>0.0741692</text:p>
          </table:table-cell>
          <table:table-cell office:value-type="float" office:value="0.630996" calcext:value-type="float">
            <text:p>0.630996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21297" calcext:value-type="float">
            <text:p>0.0221297</text:p>
          </table:table-cell>
          <table:table-cell office:value-type="float" office:value="2.31173" calcext:value-type="float">
            <text:p>2.31173</text:p>
          </table:table-cell>
          <table:table-cell office:value-type="float" office:value="1" calcext:value-type="float">
            <text:p>1</text:p>
          </table:table-cell>
          <table:table-cell office:value-type="float" office:value="0.638889" calcext:value-type="float">
            <text:p>0.63888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792326" calcext:value-type="float">
            <text:p>0.0792326</text:p>
          </table:table-cell>
          <table:table-cell office:value-type="float" office:value="0.649524" calcext:value-type="float">
            <text:p>0.649524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■検証パターン2 学習データ:評価データ = 3: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141.727" calcext:value-type="float">
            <text:p>141.727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144.815" calcext:value-type="float">
            <text:p>144.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96604" calcext:value-type="float">
            <text:p>3.96604</text:p>
          </table:table-cell>
          <table:table-cell office:value-type="float" office:value="2.40916" calcext:value-type="float">
            <text:p>2.40916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168182" calcext:value-type="float">
            <text:p>0.1681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6008" calcext:value-type="float">
            <text:p>2.06008</text:p>
          </table:table-cell>
          <table:table-cell office:value-type="float" office:value="2.04009" calcext:value-type="float">
            <text:p>2.04009</text:p>
          </table:table-cell>
          <table:table-cell office:value-type="float" office:value="0.125" calcext:value-type="float">
            <text:p>0.125</text:p>
          </table:table-cell>
          <table:table-cell office:value-type="float" office:value="0.218182" calcext:value-type="float">
            <text:p>0.2181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208" calcext:value-type="float">
            <text:p>2.1208</text:p>
          </table:table-cell>
          <table:table-cell office:value-type="float" office:value="2.15372" calcext:value-type="float">
            <text:p>2.15372</text:p>
          </table:table-cell>
          <table:table-cell office:value-type="float" office:value="0.228571" calcext:value-type="float">
            <text:p>0.228571</text:p>
          </table:table-cell>
          <table:table-cell office:value-type="float" office:value="0.154545" calcext:value-type="float">
            <text:p>0.1545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8888" calcext:value-type="float">
            <text:p>1.98888</text:p>
          </table:table-cell>
          <table:table-cell office:value-type="float" office:value="2.01471" calcext:value-type="float">
            <text:p>2.01471</text:p>
          </table:table-cell>
          <table:table-cell office:value-type="float" office:value="0.314286" calcext:value-type="float">
            <text:p>0.314286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09847" calcext:value-type="float">
            <text:p>2.09847</text:p>
          </table:table-cell>
          <table:table-cell office:value-type="float" office:value="2.10447" calcext:value-type="float">
            <text:p>2.10447</text:p>
          </table:table-cell>
          <table:table-cell office:value-type="float" office:value="0.171429" calcext:value-type="float">
            <text:p>0.171429</text:p>
          </table:table-cell>
          <table:table-cell office:value-type="float" office:value="0.168182" calcext:value-type="float">
            <text:p>0.1681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9251" calcext:value-type="float">
            <text:p>1.9251</text:p>
          </table:table-cell>
          <table:table-cell office:value-type="float" office:value="1.98673" calcext:value-type="float">
            <text:p>1.98673</text:p>
          </table:table-cell>
          <table:table-cell office:value-type="float" office:value="0.457143" calcext:value-type="float">
            <text:p>0.457143</text:p>
          </table:table-cell>
          <table:table-cell office:value-type="float" office:value="0.281818" calcext:value-type="float">
            <text:p>0.2818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8629" calcext:value-type="float">
            <text:p>1.88629</text:p>
          </table:table-cell>
          <table:table-cell office:value-type="float" office:value="2.04844" calcext:value-type="float">
            <text:p>2.04844</text:p>
          </table:table-cell>
          <table:table-cell office:value-type="float" office:value="0.3" calcext:value-type="float">
            <text:p>0.3</text:p>
          </table:table-cell>
          <table:table-cell office:value-type="float" office:value="0.213636" calcext:value-type="float">
            <text:p>0.2136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86187" calcext:value-type="float">
            <text:p>1.86187</text:p>
          </table:table-cell>
          <table:table-cell office:value-type="float" office:value="1.94709" calcext:value-type="float">
            <text:p>1.94709</text:p>
          </table:table-cell>
          <table:table-cell office:value-type="float" office:value="0.371429" calcext:value-type="float">
            <text:p>0.371429</text:p>
          </table:table-cell>
          <table:table-cell office:value-type="float" office:value="0.277273" calcext:value-type="float">
            <text:p>0.2772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8757" calcext:value-type="float">
            <text:p>1.8757</text:p>
          </table:table-cell>
          <table:table-cell office:value-type="float" office:value="2.00026" calcext:value-type="float">
            <text:p>2.00026</text:p>
          </table:table-cell>
          <table:table-cell office:value-type="float" office:value="0.328571" calcext:value-type="float">
            <text:p>0.328571</text:p>
          </table:table-cell>
          <table:table-cell office:value-type="float" office:value="0.168182" calcext:value-type="float">
            <text:p>0.16818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79731" calcext:value-type="float">
            <text:p>1.79731</text:p>
          </table:table-cell>
          <table:table-cell office:value-type="float" office:value="1.91786" calcext:value-type="float">
            <text:p>1.91786</text:p>
          </table:table-cell>
          <table:table-cell office:value-type="float" office:value="0.485714" calcext:value-type="float">
            <text:p>0.485714</text:p>
          </table:table-cell>
          <table:table-cell office:value-type="float" office:value="0.290909" calcext:value-type="float">
            <text:p>0.2909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6869" calcext:value-type="float">
            <text:p>1.6869</text:p>
          </table:table-cell>
          <table:table-cell office:value-type="float" office:value="1.99247" calcext:value-type="float">
            <text:p>1.99247</text:p>
          </table:table-cell>
          <table:table-cell office:value-type="float" office:value="0.485714" calcext:value-type="float">
            <text:p>0.485714</text:p>
          </table:table-cell>
          <table:table-cell office:value-type="float" office:value="0.204545" calcext:value-type="float">
            <text:p>0.20454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71059" calcext:value-type="float">
            <text:p>1.71059</text:p>
          </table:table-cell>
          <table:table-cell office:value-type="float" office:value="1.89845" calcext:value-type="float">
            <text:p>1.89845</text:p>
          </table:table-cell>
          <table:table-cell office:value-type="float" office:value="0.528571" calcext:value-type="float">
            <text:p>0.528571</text:p>
          </table:table-cell>
          <table:table-cell office:value-type="float" office:value="0.281818" calcext:value-type="float">
            <text:p>0.2818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62081" calcext:value-type="float">
            <text:p>1.62081</text:p>
          </table:table-cell>
          <table:table-cell office:value-type="float" office:value="1.96878" calcext:value-type="float">
            <text:p>1.96878</text:p>
          </table:table-cell>
          <table:table-cell office:value-type="float" office:value="0.471429" calcext:value-type="float">
            <text:p>0.471429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66003" calcext:value-type="float">
            <text:p>1.66003</text:p>
          </table:table-cell>
          <table:table-cell office:value-type="float" office:value="1.83425" calcext:value-type="float">
            <text:p>1.83425</text:p>
          </table:table-cell>
          <table:table-cell office:value-type="float" office:value="0.614286" calcext:value-type="float">
            <text:p>0.614286</text:p>
          </table:table-cell>
          <table:table-cell office:value-type="float" office:value="0.368182" calcext:value-type="float">
            <text:p>0.3681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7864" calcext:value-type="float">
            <text:p>1.57864</text:p>
          </table:table-cell>
          <table:table-cell office:value-type="float" office:value="1.95084" calcext:value-type="float">
            <text:p>1.95084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259091" calcext:value-type="float">
            <text:p>0.25909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57818" calcext:value-type="float">
            <text:p>1.57818</text:p>
          </table:table-cell>
          <table:table-cell office:value-type="float" office:value="1.79394" calcext:value-type="float">
            <text:p>1.79394</text:p>
          </table:table-cell>
          <table:table-cell office:value-type="float" office:value="0.642857" calcext:value-type="float">
            <text:p>0.642857</text:p>
          </table:table-cell>
          <table:table-cell office:value-type="float" office:value="0.359091" calcext:value-type="float">
            <text:p>0.3590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1384" calcext:value-type="float">
            <text:p>1.41384</text:p>
          </table:table-cell>
          <table:table-cell office:value-type="float" office:value="1.91142" calcext:value-type="float">
            <text:p>1.91142</text:p>
          </table:table-cell>
          <table:table-cell office:value-type="float" office:value="0.5" calcext:value-type="float">
            <text:p>0.5</text:p>
          </table:table-cell>
          <table:table-cell office:value-type="float" office:value="0.263636" calcext:value-type="float">
            <text:p>0.26363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54249" calcext:value-type="float">
            <text:p>1.54249</text:p>
          </table:table-cell>
          <table:table-cell office:value-type="float" office:value="1.78586" calcext:value-type="float">
            <text:p>1.78586</text:p>
          </table:table-cell>
          <table:table-cell office:value-type="float" office:value="0.642857" calcext:value-type="float">
            <text:p>0.642857</text:p>
          </table:table-cell>
          <table:table-cell office:value-type="float" office:value="0.381818" calcext:value-type="float">
            <text:p>0.3818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5851" calcext:value-type="float">
            <text:p>1.25851</text:p>
          </table:table-cell>
          <table:table-cell office:value-type="float" office:value="1.91445" calcext:value-type="float">
            <text:p>1.91445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47009" calcext:value-type="float">
            <text:p>1.47009</text:p>
          </table:table-cell>
          <table:table-cell office:value-type="float" office:value="1.75766" calcext:value-type="float">
            <text:p>1.75766</text:p>
          </table:table-cell>
          <table:table-cell office:value-type="float" office:value="0.671429" calcext:value-type="float">
            <text:p>0.671429</text:p>
          </table:table-cell>
          <table:table-cell office:value-type="float" office:value="0.395455" calcext:value-type="float">
            <text:p>0.39545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5457" calcext:value-type="float">
            <text:p>1.25457</text:p>
          </table:table-cell>
          <table:table-cell office:value-type="float" office:value="2.04577" calcext:value-type="float">
            <text:p>2.04577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245455" calcext:value-type="float">
            <text:p>0.24545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.33586" calcext:value-type="float">
            <text:p>1.33586</text:p>
          </table:table-cell>
          <table:table-cell office:value-type="float" office:value="1.69657" calcext:value-type="float">
            <text:p>1.69657</text:p>
          </table:table-cell>
          <table:table-cell office:value-type="float" office:value="0.8" calcext:value-type="float">
            <text:p>0.8</text:p>
          </table:table-cell>
          <table:table-cell office:value-type="float" office:value="0.440909" calcext:value-type="float">
            <text:p>0.4409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50895" calcext:value-type="float">
            <text:p>0.950895</text:p>
          </table:table-cell>
          <table:table-cell office:value-type="float" office:value="2.0406" calcext:value-type="float">
            <text:p>2.0406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281818" calcext:value-type="float">
            <text:p>0.28181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26916" calcext:value-type="float">
            <text:p>1.26916</text:p>
          </table:table-cell>
          <table:table-cell office:value-type="float" office:value="1.64233" calcext:value-type="float">
            <text:p>1.64233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477273" calcext:value-type="float">
            <text:p>0.4772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7674" calcext:value-type="float">
            <text:p>1.07674</text:p>
          </table:table-cell>
          <table:table-cell office:value-type="float" office:value="1.87301" calcext:value-type="float">
            <text:p>1.87301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336364" calcext:value-type="float">
            <text:p>0.3363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22295" calcext:value-type="float">
            <text:p>1.22295</text:p>
          </table:table-cell>
          <table:table-cell office:value-type="float" office:value="1.59907" calcext:value-type="float">
            <text:p>1.59907</text:p>
          </table:table-cell>
          <table:table-cell office:value-type="float" office:value="0.814286" calcext:value-type="float">
            <text:p>0.814286</text:p>
          </table:table-cell>
          <table:table-cell office:value-type="float" office:value="0.486364" calcext:value-type="float">
            <text:p>0.4863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85409" calcext:value-type="float">
            <text:p>0.885409</text:p>
          </table:table-cell>
          <table:table-cell office:value-type="float" office:value="1.93448" calcext:value-type="float">
            <text:p>1.93448</text:p>
          </table:table-cell>
          <table:table-cell office:value-type="float" office:value="0.7" calcext:value-type="float">
            <text:p>0.7</text:p>
          </table:table-cell>
          <table:table-cell office:value-type="float" office:value="0.309091" calcext:value-type="float">
            <text:p>0.30909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1135" calcext:value-type="float">
            <text:p>1.1135</text:p>
          </table:table-cell>
          <table:table-cell office:value-type="float" office:value="1.58736" calcext:value-type="float">
            <text:p>1.58736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440909" calcext:value-type="float">
            <text:p>0.4409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81295" calcext:value-type="float">
            <text:p>0.681295</text:p>
          </table:table-cell>
          <table:table-cell office:value-type="float" office:value="2.00864" calcext:value-type="float">
            <text:p>2.00864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08392" calcext:value-type="float">
            <text:p>1.08392</text:p>
          </table:table-cell>
          <table:table-cell office:value-type="float" office:value="1.53419" calcext:value-type="float">
            <text:p>1.53419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486364" calcext:value-type="float">
            <text:p>0.4863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505" calcext:value-type="float">
            <text:p>0.6505</text:p>
          </table:table-cell>
          <table:table-cell office:value-type="float" office:value="2.1644" calcext:value-type="float">
            <text:p>2.1644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318182" calcext:value-type="float">
            <text:p>0.31818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961004" calcext:value-type="float">
            <text:p>0.961004</text:p>
          </table:table-cell>
          <table:table-cell office:value-type="float" office:value="1.45243" calcext:value-type="float">
            <text:p>1.45243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540909" calcext:value-type="float">
            <text:p>0.5409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9389" calcext:value-type="float">
            <text:p>0.69389</text:p>
          </table:table-cell>
          <table:table-cell office:value-type="float" office:value="2.25637" calcext:value-type="float">
            <text:p>2.25637</text:p>
          </table:table-cell>
          <table:table-cell office:value-type="float" office:value="0.742857" calcext:value-type="float">
            <text:p>0.742857</text:p>
          </table:table-cell>
          <table:table-cell office:value-type="float" office:value="0.277273" calcext:value-type="float">
            <text:p>0.27727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938594" calcext:value-type="float">
            <text:p>0.938594</text:p>
          </table:table-cell>
          <table:table-cell office:value-type="float" office:value="1.49808" calcext:value-type="float">
            <text:p>1.49808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495455" calcext:value-type="float">
            <text:p>0.49545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78577" calcext:value-type="float">
            <text:p>0.578577</text:p>
          </table:table-cell>
          <table:table-cell office:value-type="float" office:value="2.23513" calcext:value-type="float">
            <text:p>2.23513</text:p>
          </table:table-cell>
          <table:table-cell office:value-type="float" office:value="0.8" calcext:value-type="float">
            <text:p>0.8</text:p>
          </table:table-cell>
          <table:table-cell office:value-type="float" office:value="0.318182" calcext:value-type="float">
            <text:p>0.31818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800981" calcext:value-type="float">
            <text:p>0.800981</text:p>
          </table:table-cell>
          <table:table-cell office:value-type="float" office:value="1.47468" calcext:value-type="float">
            <text:p>1.47468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495455" calcext:value-type="float">
            <text:p>0.49545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65983" calcext:value-type="float">
            <text:p>0.365983</text:p>
          </table:table-cell>
          <table:table-cell office:value-type="float" office:value="2.11587" calcext:value-type="float">
            <text:p>2.11587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336364" calcext:value-type="float">
            <text:p>0.33636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818489" calcext:value-type="float">
            <text:p>0.818489</text:p>
          </table:table-cell>
          <table:table-cell office:value-type="float" office:value="1.42017" calcext:value-type="float">
            <text:p>1.42017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527273" calcext:value-type="float">
            <text:p>0.52727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65412" calcext:value-type="float">
            <text:p>0.565412</text:p>
          </table:table-cell>
          <table:table-cell office:value-type="float" office:value="2.33496" calcext:value-type="float">
            <text:p>2.33496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295455" calcext:value-type="float">
            <text:p>0.29545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750673" calcext:value-type="float">
            <text:p>0.750673</text:p>
          </table:table-cell>
          <table:table-cell office:value-type="float" office:value="1.36388" calcext:value-type="float">
            <text:p>1.36388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527273" calcext:value-type="float">
            <text:p>0.52727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28497" calcext:value-type="float">
            <text:p>0.328497</text:p>
          </table:table-cell>
          <table:table-cell office:value-type="float" office:value="2.16255" calcext:value-type="float">
            <text:p>2.16255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340909" calcext:value-type="float">
            <text:p>0.34090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718497" calcext:value-type="float">
            <text:p>0.718497</text:p>
          </table:table-cell>
          <table:table-cell office:value-type="float" office:value="1.40066" calcext:value-type="float">
            <text:p>1.40066</text:p>
          </table:table-cell>
          <table:table-cell office:value-type="float" office:value="0.9125" calcext:value-type="float">
            <text:p>0.9125</text:p>
          </table:table-cell>
          <table:table-cell office:value-type="float" office:value="0.518182" calcext:value-type="float">
            <text:p>0.51818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41494" calcext:value-type="float">
            <text:p>0.341494</text:p>
          </table:table-cell>
          <table:table-cell office:value-type="float" office:value="2.15628" calcext:value-type="float">
            <text:p>2.15628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354545" calcext:value-type="float">
            <text:p>0.35454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615946" calcext:value-type="float">
            <text:p>0.615946</text:p>
          </table:table-cell>
          <table:table-cell office:value-type="float" office:value="1.34504" calcext:value-type="float">
            <text:p>1.34504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77214" calcext:value-type="float">
            <text:p>0.277214</text:p>
          </table:table-cell>
          <table:table-cell office:value-type="float" office:value="2.13779" calcext:value-type="float">
            <text:p>2.13779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404545" calcext:value-type="float">
            <text:p>0.40454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597182" calcext:value-type="float">
            <text:p>0.597182</text:p>
          </table:table-cell>
          <table:table-cell office:value-type="float" office:value="1.32255" calcext:value-type="float">
            <text:p>1.32255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563636" calcext:value-type="float">
            <text:p>0.5636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80628" calcext:value-type="float">
            <text:p>0.280628</text:p>
          </table:table-cell>
          <table:table-cell office:value-type="float" office:value="2.28849" calcext:value-type="float">
            <text:p>2.28849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377273" calcext:value-type="float">
            <text:p>0.37727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571491" calcext:value-type="float">
            <text:p>0.571491</text:p>
          </table:table-cell>
          <table:table-cell office:value-type="float" office:value="1.27774" calcext:value-type="float">
            <text:p>1.27774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504545" calcext:value-type="float">
            <text:p>0.50454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13576" calcext:value-type="float">
            <text:p>0.213576</text:p>
          </table:table-cell>
          <table:table-cell office:value-type="float" office:value="2.57918" calcext:value-type="float">
            <text:p>2.57918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295455" calcext:value-type="float">
            <text:p>0.29545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524319" calcext:value-type="float">
            <text:p>0.524319</text:p>
          </table:table-cell>
          <table:table-cell office:value-type="float" office:value="1.25586" calcext:value-type="float">
            <text:p>1.25586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581818" calcext:value-type="float">
            <text:p>0.5818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235258" calcext:value-type="float">
            <text:p>0.235258</text:p>
          </table:table-cell>
          <table:table-cell office:value-type="float" office:value="2.42195" calcext:value-type="float">
            <text:p>2.42195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359091" calcext:value-type="float">
            <text:p>0.35909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475874" calcext:value-type="float">
            <text:p>0.475874</text:p>
          </table:table-cell>
          <table:table-cell office:value-type="float" office:value="1.28198" calcext:value-type="float">
            <text:p>1.28198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518182" calcext:value-type="float">
            <text:p>0.51818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21509" calcext:value-type="float">
            <text:p>0.221509</text:p>
          </table:table-cell>
          <table:table-cell office:value-type="float" office:value="2.24681" calcext:value-type="float">
            <text:p>2.24681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418182" calcext:value-type="float">
            <text:p>0.41818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459171" calcext:value-type="float">
            <text:p>0.459171</text:p>
          </table:table-cell>
          <table:table-cell office:value-type="float" office:value="1.28749" calcext:value-type="float">
            <text:p>1.28749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540909" calcext:value-type="float">
            <text:p>0.54090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46916" calcext:value-type="float">
            <text:p>0.246916</text:p>
          </table:table-cell>
          <table:table-cell office:value-type="float" office:value="2.61888" calcext:value-type="float">
            <text:p>2.61888</text:p>
          </table:table-cell>
          <table:table-cell office:value-type="float" office:value="0.9" calcext:value-type="float">
            <text:p>0.9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423109" calcext:value-type="float">
            <text:p>0.423109</text:p>
          </table:table-cell>
          <table:table-cell office:value-type="float" office:value="1.28188" calcext:value-type="float">
            <text:p>1.28188</text:p>
          </table:table-cell>
          <table:table-cell office:value-type="float" office:value="0.9" calcext:value-type="float">
            <text:p>0.9</text:p>
          </table:table-cell>
          <table:table-cell office:value-type="float" office:value="0.559091" calcext:value-type="float">
            <text:p>0.55909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74555" calcext:value-type="float">
            <text:p>0.274555</text:p>
          </table:table-cell>
          <table:table-cell office:value-type="float" office:value="2.47453" calcext:value-type="float">
            <text:p>2.47453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354545" calcext:value-type="float">
            <text:p>0.35454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411816" calcext:value-type="float">
            <text:p>0.411816</text:p>
          </table:table-cell>
          <table:table-cell office:value-type="float" office:value="1.26287" calcext:value-type="float">
            <text:p>1.26287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54545" calcext:value-type="float">
            <text:p>0.55454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6496" calcext:value-type="float">
            <text:p>0.16496</text:p>
          </table:table-cell>
          <table:table-cell office:value-type="float" office:value="2.28705" calcext:value-type="float">
            <text:p>2.28705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81818" calcext:value-type="float">
            <text:p>0.38181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63128" calcext:value-type="float">
            <text:p>0.363128</text:p>
          </table:table-cell>
          <table:table-cell office:value-type="float" office:value="1.22746" calcext:value-type="float">
            <text:p>1.22746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59091" calcext:value-type="float">
            <text:p>0.5590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08466" calcext:value-type="float">
            <text:p>0.108466</text:p>
          </table:table-cell>
          <table:table-cell office:value-type="float" office:value="2.46505" calcext:value-type="float">
            <text:p>2.46505</text:p>
          </table:table-cell>
          <table:table-cell office:value-type="float" office:value="0.975" calcext:value-type="float">
            <text:p>0.975</text:p>
          </table:table-cell>
          <table:table-cell office:value-type="float" office:value="0.381818" calcext:value-type="float">
            <text:p>0.38181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341757" calcext:value-type="float">
            <text:p>0.341757</text:p>
          </table:table-cell>
          <table:table-cell office:value-type="float" office:value="1.2809" calcext:value-type="float">
            <text:p>1.2809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540909" calcext:value-type="float">
            <text:p>0.54090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442" calcext:value-type="float">
            <text:p>0.1442</text:p>
          </table:table-cell>
          <table:table-cell office:value-type="float" office:value="2.41845" calcext:value-type="float">
            <text:p>2.41845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95455" calcext:value-type="float">
            <text:p>0.39545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351735" calcext:value-type="float">
            <text:p>0.351735</text:p>
          </table:table-cell>
          <table:table-cell office:value-type="float" office:value="1.17705" calcext:value-type="float">
            <text:p>1.17705</text:p>
          </table:table-cell>
          <table:table-cell office:value-type="float" office:value="1" calcext:value-type="float">
            <text:p>1</text:p>
          </table:table-cell>
          <table:table-cell office:value-type="float" office:value="0.577273" calcext:value-type="float">
            <text:p>0.5772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79474" calcext:value-type="float">
            <text:p>0.179474</text:p>
          </table:table-cell>
          <table:table-cell office:value-type="float" office:value="2.67912" calcext:value-type="float">
            <text:p>2.67912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363636" calcext:value-type="float">
            <text:p>0.36363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314362" calcext:value-type="float">
            <text:p>0.314362</text:p>
          </table:table-cell>
          <table:table-cell office:value-type="float" office:value="1.29459" calcext:value-type="float">
            <text:p>1.29459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527273" calcext:value-type="float">
            <text:p>0.52727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32266" calcext:value-type="float">
            <text:p>0.132266</text:p>
          </table:table-cell>
          <table:table-cell office:value-type="float" office:value="2.56895" calcext:value-type="float">
            <text:p>2.56895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386364" calcext:value-type="float">
            <text:p>0.38636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311157" calcext:value-type="float">
            <text:p>0.311157</text:p>
          </table:table-cell>
          <table:table-cell office:value-type="float" office:value="1.21796" calcext:value-type="float">
            <text:p>1.21796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77273" calcext:value-type="float">
            <text:p>0.57727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965629" calcext:value-type="float">
            <text:p>0.0965629</text:p>
          </table:table-cell>
          <table:table-cell office:value-type="float" office:value="2.67233" calcext:value-type="float">
            <text:p>2.67233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90909" calcext:value-type="float">
            <text:p>0.39090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292788" calcext:value-type="float">
            <text:p>0.292788</text:p>
          </table:table-cell>
          <table:table-cell office:value-type="float" office:value="1.22795" calcext:value-type="float">
            <text:p>1.22795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59091" calcext:value-type="float">
            <text:p>0.55909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875251" calcext:value-type="float">
            <text:p>0.0875251</text:p>
          </table:table-cell>
          <table:table-cell office:value-type="float" office:value="2.60258" calcext:value-type="float">
            <text:p>2.60258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422727" calcext:value-type="float">
            <text:p>0.42272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281309" calcext:value-type="float">
            <text:p>0.281309</text:p>
          </table:table-cell>
          <table:table-cell office:value-type="float" office:value="1.21042" calcext:value-type="float">
            <text:p>1.21042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31818" calcext:value-type="float">
            <text:p>0.5318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95782" calcext:value-type="float">
            <text:p>0.095782</text:p>
          </table:table-cell>
          <table:table-cell office:value-type="float" office:value="2.88907" calcext:value-type="float">
            <text:p>2.8890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368182" calcext:value-type="float">
            <text:p>0.36818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265652" calcext:value-type="float">
            <text:p>0.265652</text:p>
          </table:table-cell>
          <table:table-cell office:value-type="float" office:value="1.26315" calcext:value-type="float">
            <text:p>1.26315</text:p>
          </table:table-cell>
          <table:table-cell office:value-type="float" office:value="1" calcext:value-type="float">
            <text:p>1</text:p>
          </table:table-cell>
          <table:table-cell office:value-type="float" office:value="0.540909" calcext:value-type="float">
            <text:p>0.5409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929857" calcext:value-type="float">
            <text:p>0.0929857</text:p>
          </table:table-cell>
          <table:table-cell office:value-type="float" office:value="2.93416" calcext:value-type="float">
            <text:p>2.93416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372727" calcext:value-type="float">
            <text:p>0.37272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244934" calcext:value-type="float">
            <text:p>0.244934</text:p>
          </table:table-cell>
          <table:table-cell office:value-type="float" office:value="1.15559" calcext:value-type="float">
            <text:p>1.15559</text:p>
          </table:table-cell>
          <table:table-cell office:value-type="float" office:value="1" calcext:value-type="float">
            <text:p>1</text:p>
          </table:table-cell>
          <table:table-cell office:value-type="float" office:value="0.577273" calcext:value-type="float">
            <text:p>0.57727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878292" calcext:value-type="float">
            <text:p>0.0878292</text:p>
          </table:table-cell>
          <table:table-cell office:value-type="float" office:value="3.07845" calcext:value-type="float">
            <text:p>3.07845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354545" calcext:value-type="float">
            <text:p>0.35454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23454" calcext:value-type="float">
            <text:p>0.23454</text:p>
          </table:table-cell>
          <table:table-cell office:value-type="float" office:value="1.19045" calcext:value-type="float">
            <text:p>1.19045</text:p>
          </table:table-cell>
          <table:table-cell office:value-type="float" office:value="1" calcext:value-type="float">
            <text:p>1</text:p>
          </table:table-cell>
          <table:table-cell office:value-type="float" office:value="0.563636" calcext:value-type="float">
            <text:p>0.5636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43514" calcext:value-type="float">
            <text:p>0.043514</text:p>
          </table:table-cell>
          <table:table-cell office:value-type="float" office:value="3.05527" calcext:value-type="float">
            <text:p>3.05527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211002" calcext:value-type="float">
            <text:p>0.211002</text:p>
          </table:table-cell>
          <table:table-cell office:value-type="float" office:value="1.15099" calcext:value-type="float">
            <text:p>1.15099</text:p>
          </table:table-cell>
          <table:table-cell office:value-type="float" office:value="1" calcext:value-type="float">
            <text:p>1</text:p>
          </table:table-cell>
          <table:table-cell office:value-type="float" office:value="0.563636" calcext:value-type="float">
            <text:p>0.56363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541764" calcext:value-type="float">
            <text:p>0.0541764</text:p>
          </table:table-cell>
          <table:table-cell office:value-type="float" office:value="3.21666" calcext:value-type="float">
            <text:p>3.21666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340909" calcext:value-type="float">
            <text:p>0.34090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17916" calcext:value-type="float">
            <text:p>0.17916</text:p>
          </table:table-cell>
          <table:table-cell office:value-type="float" office:value="1.21698" calcext:value-type="float">
            <text:p>1.21698</text:p>
          </table:table-cell>
          <table:table-cell office:value-type="float" office:value="1" calcext:value-type="float">
            <text:p>1</text:p>
          </table:table-cell>
          <table:table-cell office:value-type="float" office:value="0.559091" calcext:value-type="float">
            <text:p>0.55909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330113" calcext:value-type="float">
            <text:p>0.0330113</text:p>
          </table:table-cell>
          <table:table-cell office:value-type="float" office:value="2.90995" calcext:value-type="float">
            <text:p>2.90995</text:p>
          </table:table-cell>
          <table:table-cell office:value-type="float" office:value="1" calcext:value-type="float">
            <text:p>1</text:p>
          </table:table-cell>
          <table:table-cell office:value-type="float" office:value="0.368182" calcext:value-type="float">
            <text:p>0.36818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238196" calcext:value-type="float">
            <text:p>0.238196</text:p>
          </table:table-cell>
          <table:table-cell office:value-type="float" office:value="1.25666" calcext:value-type="float">
            <text:p>1.25666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36364" calcext:value-type="float">
            <text:p>0.53636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777879" calcext:value-type="float">
            <text:p>0.0777879</text:p>
          </table:table-cell>
          <table:table-cell office:value-type="float" office:value="2.72577" calcext:value-type="float">
            <text:p>2.7257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409091" calcext:value-type="float">
            <text:p>0.40909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186662" calcext:value-type="float">
            <text:p>0.186662</text:p>
          </table:table-cell>
          <table:table-cell office:value-type="float" office:value="1.21754" calcext:value-type="float">
            <text:p>1.21754</text:p>
          </table:table-cell>
          <table:table-cell office:value-type="float" office:value="1" calcext:value-type="float">
            <text:p>1</text:p>
          </table:table-cell>
          <table:table-cell office:value-type="float" office:value="0.559091" calcext:value-type="float">
            <text:p>0.5590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666868" calcext:value-type="float">
            <text:p>0.0666868</text:p>
          </table:table-cell>
          <table:table-cell office:value-type="float" office:value="2.81882" calcext:value-type="float">
            <text:p>2.81882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409091" calcext:value-type="float">
            <text:p>0.40909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13827" calcext:value-type="float">
            <text:p>0.13827</text:p>
          </table:table-cell>
          <table:table-cell office:value-type="float" office:value="1.20695" calcext:value-type="float">
            <text:p>1.20695</text:p>
          </table:table-cell>
          <table:table-cell office:value-type="float" office:value="1" calcext:value-type="float">
            <text:p>1</text:p>
          </table:table-cell>
          <table:table-cell office:value-type="float" office:value="0.563636" calcext:value-type="float">
            <text:p>0.5636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932038" calcext:value-type="float">
            <text:p>0.0932038</text:p>
          </table:table-cell>
          <table:table-cell office:value-type="float" office:value="3.03823" calcext:value-type="float">
            <text:p>3.03823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381818" calcext:value-type="float">
            <text:p>0.38181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185954" calcext:value-type="float">
            <text:p>0.185954</text:p>
          </table:table-cell>
          <table:table-cell office:value-type="float" office:value="1.13891" calcext:value-type="float">
            <text:p>1.13891</text:p>
          </table:table-cell>
          <table:table-cell office:value-type="float" office:value="1" calcext:value-type="float">
            <text:p>1</text:p>
          </table:table-cell>
          <table:table-cell office:value-type="float" office:value="0.581818" calcext:value-type="float">
            <text:p>0.5818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91666" calcext:value-type="float">
            <text:p>0.091666</text:p>
          </table:table-cell>
          <table:table-cell office:value-type="float" office:value="2.90734" calcext:value-type="float">
            <text:p>2.90734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144788" calcext:value-type="float">
            <text:p>0.144788</text:p>
          </table:table-cell>
          <table:table-cell office:value-type="float" office:value="1.18124" calcext:value-type="float">
            <text:p>1.18124</text:p>
          </table:table-cell>
          <table:table-cell office:value-type="float" office:value="1" calcext:value-type="float">
            <text:p>1</text:p>
          </table:table-cell>
          <table:table-cell office:value-type="float" office:value="0.568182" calcext:value-type="float">
            <text:p>0.5681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525977" calcext:value-type="float">
            <text:p>0.0525977</text:p>
          </table:table-cell>
          <table:table-cell office:value-type="float" office:value="2.84352" calcext:value-type="float">
            <text:p>2.84352</text:p>
          </table:table-cell>
          <table:table-cell office:value-type="float" office:value="1" calcext:value-type="float">
            <text:p>1</text:p>
          </table:table-cell>
          <table:table-cell office:value-type="float" office:value="0.381818" calcext:value-type="float">
            <text:p>0.381818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177386" calcext:value-type="float">
            <text:p>0.177386</text:p>
          </table:table-cell>
          <table:table-cell office:value-type="float" office:value="1.19201" calcext:value-type="float">
            <text:p>1.19201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457752" calcext:value-type="float">
            <text:p>0.0457752</text:p>
          </table:table-cell>
          <table:table-cell office:value-type="float" office:value="2.77186" calcext:value-type="float">
            <text:p>2.77186</text:p>
          </table:table-cell>
          <table:table-cell office:value-type="float" office:value="1" calcext:value-type="float">
            <text:p>1</text:p>
          </table:table-cell>
          <table:table-cell office:value-type="float" office:value="0.409091" calcext:value-type="float">
            <text:p>0.40909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173759" calcext:value-type="float">
            <text:p>0.173759</text:p>
          </table:table-cell>
          <table:table-cell office:value-type="float" office:value="1.2556" calcext:value-type="float">
            <text:p>1.2556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568182" calcext:value-type="float">
            <text:p>0.56818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586598" calcext:value-type="float">
            <text:p>0.0586598</text:p>
          </table:table-cell>
          <table:table-cell office:value-type="float" office:value="3.18899" calcext:value-type="float">
            <text:p>3.18899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40909" calcext:value-type="float">
            <text:p>0.34090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152744" calcext:value-type="float">
            <text:p>0.152744</text:p>
          </table:table-cell>
          <table:table-cell office:value-type="float" office:value="1.21475" calcext:value-type="float">
            <text:p>1.21475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45455" calcext:value-type="float">
            <text:p>0.5454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46411" calcext:value-type="float">
            <text:p>0.0246411</text:p>
          </table:table-cell>
          <table:table-cell office:value-type="float" office:value="2.99915" calcext:value-type="float">
            <text:p>2.99915</text:p>
          </table:table-cell>
          <table:table-cell office:value-type="float" office:value="1" calcext:value-type="float">
            <text:p>1</text:p>
          </table:table-cell>
          <table:table-cell office:value-type="float" office:value="0.413636" calcext:value-type="float">
            <text:p>0.41363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41515" calcext:value-type="float">
            <text:p>0.141515</text:p>
          </table:table-cell>
          <table:table-cell office:value-type="float" office:value="1.14895" calcext:value-type="float">
            <text:p>1.14895</text:p>
          </table:table-cell>
          <table:table-cell office:value-type="float" office:value="1" calcext:value-type="float">
            <text:p>1</text:p>
          </table:table-cell>
          <table:table-cell office:value-type="float" office:value="0.581818" calcext:value-type="float">
            <text:p>0.581818</text:p>
          </table:table-cell>
        </table:table-row>
      </table:table>
      <table:table table:name="A_16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■検証パターン1 学習データ:評価データ = 7: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351.019" calcext:value-type="float">
            <text:p>351.019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350.922" calcext:value-type="float">
            <text:p>350.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34513" calcext:value-type="float">
            <text:p>3.34513</text:p>
          </table:table-cell>
          <table:table-cell office:value-type="float" office:value="2.10833" calcext:value-type="float">
            <text:p>2.10833</text:p>
          </table:table-cell>
          <table:table-cell office:value-type="float" office:value="0.159091" calcext:value-type="float">
            <text:p>0.159091</text:p>
          </table:table-cell>
          <table:table-cell office:value-type="float" office:value="0.152778" calcext:value-type="float">
            <text:p>0.1527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99744" calcext:value-type="float">
            <text:p>1.99744</text:p>
          </table:table-cell>
          <table:table-cell office:value-type="float" office:value="1.90722" calcext:value-type="float">
            <text:p>1.90722</text:p>
          </table:table-cell>
          <table:table-cell office:value-type="float" office:value="0.181818" calcext:value-type="float">
            <text:p>0.181818</text:p>
          </table:table-cell>
          <table:table-cell office:value-type="float" office:value="0.166667" calcext:value-type="float">
            <text:p>0.1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8528" calcext:value-type="float">
            <text:p>2.08528</text:p>
          </table:table-cell>
          <table:table-cell office:value-type="float" office:value="2.00929" calcext:value-type="float">
            <text:p>2.00929</text:p>
          </table:table-cell>
          <table:table-cell office:value-type="float" office:value="0.140909" calcext:value-type="float">
            <text:p>0.140909</text:p>
          </table:table-cell>
          <table:table-cell office:value-type="float" office:value="0.180556" calcext:value-type="float">
            <text:p>0.1805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9439" calcext:value-type="float">
            <text:p>1.69439</text:p>
          </table:table-cell>
          <table:table-cell office:value-type="float" office:value="1.65246" calcext:value-type="float">
            <text:p>1.65246</text:p>
          </table:table-cell>
          <table:table-cell office:value-type="float" office:value="0.368182" calcext:value-type="float">
            <text:p>0.368182</text:p>
          </table:table-cell>
          <table:table-cell office:value-type="float" office:value="0.444444" calcext:value-type="float">
            <text:p>0.4444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806" calcext:value-type="float">
            <text:p>1.9806</text:p>
          </table:table-cell>
          <table:table-cell office:value-type="float" office:value="1.92529" calcext:value-type="float">
            <text:p>1.92529</text:p>
          </table:table-cell>
          <table:table-cell office:value-type="float" office:value="0.168182" calcext:value-type="float">
            <text:p>0.168182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38327" calcext:value-type="float">
            <text:p>1.38327</text:p>
          </table:table-cell>
          <table:table-cell office:value-type="float" office:value="1.45619" calcext:value-type="float">
            <text:p>1.45619</text:p>
          </table:table-cell>
          <table:table-cell office:value-type="float" office:value="0.659091" calcext:value-type="float">
            <text:p>0.659091</text:p>
          </table:table-cell>
          <table:table-cell office:value-type="float" office:value="0.597222" calcext:value-type="float">
            <text:p>0.5972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7321" calcext:value-type="float">
            <text:p>1.87321</text:p>
          </table:table-cell>
          <table:table-cell office:value-type="float" office:value="1.91866" calcext:value-type="float">
            <text:p>1.91866</text:p>
          </table:table-cell>
          <table:table-cell office:value-type="float" office:value="0.281818" calcext:value-type="float">
            <text:p>0.281818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10229" calcext:value-type="float">
            <text:p>1.10229</text:p>
          </table:table-cell>
          <table:table-cell office:value-type="float" office:value="1.28054" calcext:value-type="float">
            <text:p>1.28054</text:p>
          </table:table-cell>
          <table:table-cell office:value-type="float" office:value="0.795455" calcext:value-type="float">
            <text:p>0.795455</text:p>
          </table:table-cell>
          <table:table-cell office:value-type="float" office:value="0.597222" calcext:value-type="float">
            <text:p>0.5972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75578" calcext:value-type="float">
            <text:p>1.75578</text:p>
          </table:table-cell>
          <table:table-cell office:value-type="float" office:value="1.82463" calcext:value-type="float">
            <text:p>1.82463</text:p>
          </table:table-cell>
          <table:table-cell office:value-type="float" office:value="0.295455" calcext:value-type="float">
            <text:p>0.295455</text:p>
          </table:table-cell>
          <table:table-cell office:value-type="float" office:value="0.291667" calcext:value-type="float">
            <text:p>0.2916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3758" calcext:value-type="float">
            <text:p>0.83758</text:p>
          </table:table-cell>
          <table:table-cell office:value-type="float" office:value="1.0774" calcext:value-type="float">
            <text:p>1.0774</text:p>
          </table:table-cell>
          <table:table-cell office:value-type="float" office:value="0.868182" calcext:value-type="float">
            <text:p>0.868182</text:p>
          </table:table-cell>
          <table:table-cell office:value-type="float" office:value="0.680556" calcext:value-type="float">
            <text:p>0.6805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61948" calcext:value-type="float">
            <text:p>1.61948</text:p>
          </table:table-cell>
          <table:table-cell office:value-type="float" office:value="1.69905" calcext:value-type="float">
            <text:p>1.69905</text:p>
          </table:table-cell>
          <table:table-cell office:value-type="float" office:value="0.390909" calcext:value-type="float">
            <text:p>0.390909</text:p>
          </table:table-cell>
          <table:table-cell office:value-type="float" office:value="0.291667" calcext:value-type="float">
            <text:p>0.2916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679193" calcext:value-type="float">
            <text:p>0.679193</text:p>
          </table:table-cell>
          <table:table-cell office:value-type="float" office:value="1.04042" calcext:value-type="float">
            <text:p>1.04042</text:p>
          </table:table-cell>
          <table:table-cell office:value-type="float" office:value="0.895455" calcext:value-type="float">
            <text:p>0.895455</text:p>
          </table:table-cell>
          <table:table-cell office:value-type="float" office:value="0.652778" calcext:value-type="float">
            <text:p>0.6527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6801" calcext:value-type="float">
            <text:p>1.6801</text:p>
          </table:table-cell>
          <table:table-cell office:value-type="float" office:value="1.64493" calcext:value-type="float">
            <text:p>1.64493</text:p>
          </table:table-cell>
          <table:table-cell office:value-type="float" office:value="0.377273" calcext:value-type="float">
            <text:p>0.377273</text:p>
          </table:table-cell>
          <table:table-cell office:value-type="float" office:value="0.319444" calcext:value-type="float">
            <text:p>0.31944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527819" calcext:value-type="float">
            <text:p>0.527819</text:p>
          </table:table-cell>
          <table:table-cell office:value-type="float" office:value="0.843086" calcext:value-type="float">
            <text:p>0.843086</text:p>
          </table:table-cell>
          <table:table-cell office:value-type="float" office:value="0.922727" calcext:value-type="float">
            <text:p>0.922727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7138" calcext:value-type="float">
            <text:p>1.37138</text:p>
          </table:table-cell>
          <table:table-cell office:value-type="float" office:value="1.42914" calcext:value-type="float">
            <text:p>1.42914</text:p>
          </table:table-cell>
          <table:table-cell office:value-type="float" office:value="0.486364" calcext:value-type="float">
            <text:p>0.486364</text:p>
          </table:table-cell>
          <table:table-cell office:value-type="float" office:value="0.430556" calcext:value-type="float">
            <text:p>0.4305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401921" calcext:value-type="float">
            <text:p>0.401921</text:p>
          </table:table-cell>
          <table:table-cell office:value-type="float" office:value="0.898527" calcext:value-type="float">
            <text:p>0.898527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0.652778" calcext:value-type="float">
            <text:p>0.6527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2873" calcext:value-type="float">
            <text:p>1.12873</text:p>
          </table:table-cell>
          <table:table-cell office:value-type="float" office:value="1.25604" calcext:value-type="float">
            <text:p>1.25604</text:p>
          </table:table-cell>
          <table:table-cell office:value-type="float" office:value="0.559091" calcext:value-type="float">
            <text:p>0.559091</text:p>
          </table:table-cell>
          <table:table-cell office:value-type="float" office:value="0.527778" calcext:value-type="float">
            <text:p>0.52777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354243" calcext:value-type="float">
            <text:p>0.354243</text:p>
          </table:table-cell>
          <table:table-cell office:value-type="float" office:value="0.762905" calcext:value-type="float">
            <text:p>0.762905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09646" calcext:value-type="float">
            <text:p>1.09646</text:p>
          </table:table-cell>
          <table:table-cell office:value-type="float" office:value="1.18612" calcext:value-type="float">
            <text:p>1.18612</text:p>
          </table:table-cell>
          <table:table-cell office:value-type="float" office:value="0.6" calcext:value-type="float">
            <text:p>0.6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327377" calcext:value-type="float">
            <text:p>0.327377</text:p>
          </table:table-cell>
          <table:table-cell office:value-type="float" office:value="0.697404" calcext:value-type="float">
            <text:p>0.697404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83777" calcext:value-type="float">
            <text:p>0.983777</text:p>
          </table:table-cell>
          <table:table-cell office:value-type="float" office:value="1.40524" calcext:value-type="float">
            <text:p>1.40524</text:p>
          </table:table-cell>
          <table:table-cell office:value-type="float" office:value="0.6" calcext:value-type="float">
            <text:p>0.6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40672" calcext:value-type="float">
            <text:p>0.240672</text:p>
          </table:table-cell>
          <table:table-cell office:value-type="float" office:value="0.738001" calcext:value-type="float">
            <text:p>0.738001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81813" calcext:value-type="float">
            <text:p>0.881813</text:p>
          </table:table-cell>
          <table:table-cell office:value-type="float" office:value="1.36431" calcext:value-type="float">
            <text:p>1.36431</text:p>
          </table:table-cell>
          <table:table-cell office:value-type="float" office:value="0.645455" calcext:value-type="float">
            <text:p>0.645455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16073" calcext:value-type="float">
            <text:p>0.216073</text:p>
          </table:table-cell>
          <table:table-cell office:value-type="float" office:value="0.764061" calcext:value-type="float">
            <text:p>0.764061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708333" calcext:value-type="float">
            <text:p>0.70833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6538" calcext:value-type="float">
            <text:p>0.756538</text:p>
          </table:table-cell>
          <table:table-cell office:value-type="float" office:value="1.12831" calcext:value-type="float">
            <text:p>1.12831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73313" calcext:value-type="float">
            <text:p>0.173313</text:p>
          </table:table-cell>
          <table:table-cell office:value-type="float" office:value="0.670924" calcext:value-type="float">
            <text:p>0.670924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41816" calcext:value-type="float">
            <text:p>0.641816</text:p>
          </table:table-cell>
          <table:table-cell office:value-type="float" office:value="1.125" calcext:value-type="float">
            <text:p>1.125</text:p>
          </table:table-cell>
          <table:table-cell office:value-type="float" office:value="0.759091" calcext:value-type="float">
            <text:p>0.759091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41636" calcext:value-type="float">
            <text:p>0.141636</text:p>
          </table:table-cell>
          <table:table-cell office:value-type="float" office:value="0.680576" calcext:value-type="float">
            <text:p>0.680576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98339" calcext:value-type="float">
            <text:p>0.598339</text:p>
          </table:table-cell>
          <table:table-cell office:value-type="float" office:value="1.17057" calcext:value-type="float">
            <text:p>1.17057</text:p>
          </table:table-cell>
          <table:table-cell office:value-type="float" office:value="0.790909" calcext:value-type="float">
            <text:p>0.790909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28748" calcext:value-type="float">
            <text:p>0.128748</text:p>
          </table:table-cell>
          <table:table-cell office:value-type="float" office:value="0.787756" calcext:value-type="float">
            <text:p>0.787756</text:p>
          </table:table-cell>
          <table:table-cell office:value-type="float" office:value="1" calcext:value-type="float">
            <text:p>1</text:p>
          </table:table-cell>
          <table:table-cell office:value-type="float" office:value="0.722222" calcext:value-type="float">
            <text:p>0.72222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62645" calcext:value-type="float">
            <text:p>0.462645</text:p>
          </table:table-cell>
          <table:table-cell office:value-type="float" office:value="1.07945" calcext:value-type="float">
            <text:p>1.07945</text:p>
          </table:table-cell>
          <table:table-cell office:value-type="float" office:value="0.845455" calcext:value-type="float">
            <text:p>0.845455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02603" calcext:value-type="float">
            <text:p>0.102603</text:p>
          </table:table-cell>
          <table:table-cell office:value-type="float" office:value="0.532451" calcext:value-type="float">
            <text:p>0.53245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07869" calcext:value-type="float">
            <text:p>0.507869</text:p>
          </table:table-cell>
          <table:table-cell office:value-type="float" office:value="1.21091" calcext:value-type="float">
            <text:p>1.21091</text:p>
          </table:table-cell>
          <table:table-cell office:value-type="float" office:value="0.840909" calcext:value-type="float">
            <text:p>0.840909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928858" calcext:value-type="float">
            <text:p>0.0928858</text:p>
          </table:table-cell>
          <table:table-cell office:value-type="float" office:value="0.645165" calcext:value-type="float">
            <text:p>0.645165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83609" calcext:value-type="float">
            <text:p>0.383609</text:p>
          </table:table-cell>
          <table:table-cell office:value-type="float" office:value="1.02105" calcext:value-type="float">
            <text:p>1.02105</text:p>
          </table:table-cell>
          <table:table-cell office:value-type="float" office:value="0.868182" calcext:value-type="float">
            <text:p>0.868182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848841" calcext:value-type="float">
            <text:p>0.0848841</text:p>
          </table:table-cell>
          <table:table-cell office:value-type="float" office:value="0.652433" calcext:value-type="float">
            <text:p>0.652433</text:p>
          </table:table-cell>
          <table:table-cell office:value-type="float" office:value="1" calcext:value-type="float">
            <text:p>1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39892" calcext:value-type="float">
            <text:p>0.339892</text:p>
          </table:table-cell>
          <table:table-cell office:value-type="float" office:value="1.29676" calcext:value-type="float">
            <text:p>1.29676</text:p>
          </table:table-cell>
          <table:table-cell office:value-type="float" office:value="0.886364" calcext:value-type="float">
            <text:p>0.886364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701117" calcext:value-type="float">
            <text:p>0.0701117</text:p>
          </table:table-cell>
          <table:table-cell office:value-type="float" office:value="0.631369" calcext:value-type="float">
            <text:p>0.631369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49214" calcext:value-type="float">
            <text:p>0.249214</text:p>
          </table:table-cell>
          <table:table-cell office:value-type="float" office:value="1.216" calcext:value-type="float">
            <text:p>1.216</text:p>
          </table:table-cell>
          <table:table-cell office:value-type="float" office:value="0.922727" calcext:value-type="float">
            <text:p>0.922727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657076" calcext:value-type="float">
            <text:p>0.0657076</text:p>
          </table:table-cell>
          <table:table-cell office:value-type="float" office:value="0.592186" calcext:value-type="float">
            <text:p>0.592186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45217" calcext:value-type="float">
            <text:p>0.245217</text:p>
          </table:table-cell>
          <table:table-cell office:value-type="float" office:value="1.01591" calcext:value-type="float">
            <text:p>1.01591</text:p>
          </table:table-cell>
          <table:table-cell office:value-type="float" office:value="0.9" calcext:value-type="float">
            <text:p>0.9</text:p>
          </table:table-cell>
          <table:table-cell office:value-type="float" office:value="0.694444" calcext:value-type="float">
            <text:p>0.69444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697392" calcext:value-type="float">
            <text:p>0.0697392</text:p>
          </table:table-cell>
          <table:table-cell office:value-type="float" office:value="0.469929" calcext:value-type="float">
            <text:p>0.469929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2883" calcext:value-type="float">
            <text:p>0.22883</text:p>
          </table:table-cell>
          <table:table-cell office:value-type="float" office:value="1.13291" calcext:value-type="float">
            <text:p>1.13291</text:p>
          </table:table-cell>
          <table:table-cell office:value-type="float" office:value="0.931818" calcext:value-type="float">
            <text:p>0.931818</text:p>
          </table:table-cell>
          <table:table-cell office:value-type="float" office:value="0.680556" calcext:value-type="float">
            <text:p>0.68055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543874" calcext:value-type="float">
            <text:p>0.0543874</text:p>
          </table:table-cell>
          <table:table-cell office:value-type="float" office:value="0.630619" calcext:value-type="float">
            <text:p>0.630619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36609" calcext:value-type="float">
            <text:p>0.236609</text:p>
          </table:table-cell>
          <table:table-cell office:value-type="float" office:value="1.33166" calcext:value-type="float">
            <text:p>1.33166</text:p>
          </table:table-cell>
          <table:table-cell office:value-type="float" office:value="0.927273" calcext:value-type="float">
            <text:p>0.927273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455335" calcext:value-type="float">
            <text:p>0.0455335</text:p>
          </table:table-cell>
          <table:table-cell office:value-type="float" office:value="0.66341" calcext:value-type="float">
            <text:p>0.66341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17061" calcext:value-type="float">
            <text:p>0.217061</text:p>
          </table:table-cell>
          <table:table-cell office:value-type="float" office:value="1.34475" calcext:value-type="float">
            <text:p>1.34475</text:p>
          </table:table-cell>
          <table:table-cell office:value-type="float" office:value="0.918182" calcext:value-type="float">
            <text:p>0.918182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421074" calcext:value-type="float">
            <text:p>0.0421074</text:p>
          </table:table-cell>
          <table:table-cell office:value-type="float" office:value="0.647275" calcext:value-type="float">
            <text:p>0.647275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43092" calcext:value-type="float">
            <text:p>0.143092</text:p>
          </table:table-cell>
          <table:table-cell office:value-type="float" office:value="0.9816" calcext:value-type="float">
            <text:p>0.9816</text:p>
          </table:table-cell>
          <table:table-cell office:value-type="float" office:value="0.95" calcext:value-type="float">
            <text:p>0.95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44748" calcext:value-type="float">
            <text:p>0.044748</text:p>
          </table:table-cell>
          <table:table-cell office:value-type="float" office:value="0.604962" calcext:value-type="float">
            <text:p>0.604962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49984" calcext:value-type="float">
            <text:p>0.149984</text:p>
          </table:table-cell>
          <table:table-cell office:value-type="float" office:value="1.54657" calcext:value-type="float">
            <text:p>1.54657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501198" calcext:value-type="float">
            <text:p>0.0501198</text:p>
          </table:table-cell>
          <table:table-cell office:value-type="float" office:value="0.528549" calcext:value-type="float">
            <text:p>0.528549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49584" calcext:value-type="float">
            <text:p>0.149584</text:p>
          </table:table-cell>
          <table:table-cell office:value-type="float" office:value="0.885764" calcext:value-type="float">
            <text:p>0.885764</text:p>
          </table:table-cell>
          <table:table-cell office:value-type="float" office:value="0.940909" calcext:value-type="float">
            <text:p>0.940909</text:p>
          </table:table-cell>
          <table:table-cell office:value-type="float" office:value="0.680556" calcext:value-type="float">
            <text:p>0.68055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412987" calcext:value-type="float">
            <text:p>0.0412987</text:p>
          </table:table-cell>
          <table:table-cell office:value-type="float" office:value="0.601442" calcext:value-type="float">
            <text:p>0.601442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37083" calcext:value-type="float">
            <text:p>0.137083</text:p>
          </table:table-cell>
          <table:table-cell office:value-type="float" office:value="1.03382" calcext:value-type="float">
            <text:p>1.03382</text:p>
          </table:table-cell>
          <table:table-cell office:value-type="float" office:value="0.945455" calcext:value-type="float">
            <text:p>0.945455</text:p>
          </table:table-cell>
          <table:table-cell office:value-type="float" office:value="0.680556" calcext:value-type="float">
            <text:p>0.68055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341702" calcext:value-type="float">
            <text:p>0.0341702</text:p>
          </table:table-cell>
          <table:table-cell office:value-type="float" office:value="0.699983" calcext:value-type="float">
            <text:p>0.699983</text:p>
          </table:table-cell>
          <table:table-cell office:value-type="float" office:value="1" calcext:value-type="float">
            <text:p>1</text:p>
          </table:table-cell>
          <table:table-cell office:value-type="float" office:value="0.680556" calcext:value-type="float">
            <text:p>0.6805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912797" calcext:value-type="float">
            <text:p>0.0912797</text:p>
          </table:table-cell>
          <table:table-cell office:value-type="float" office:value="1.2769" calcext:value-type="float">
            <text:p>1.2769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638889" calcext:value-type="float">
            <text:p>0.638889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271683" calcext:value-type="float">
            <text:p>0.0271683</text:p>
          </table:table-cell>
          <table:table-cell office:value-type="float" office:value="0.589117" calcext:value-type="float">
            <text:p>0.589117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13592" calcext:value-type="float">
            <text:p>0.113592</text:p>
          </table:table-cell>
          <table:table-cell office:value-type="float" office:value="1.59066" calcext:value-type="float">
            <text:p>1.59066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0.680556" calcext:value-type="float">
            <text:p>0.68055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72735" calcext:value-type="float">
            <text:p>0.0272735</text:p>
          </table:table-cell>
          <table:table-cell office:value-type="float" office:value="0.649643" calcext:value-type="float">
            <text:p>0.649643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5128" calcext:value-type="float">
            <text:p>0.15128</text:p>
          </table:table-cell>
          <table:table-cell office:value-type="float" office:value="1.3068" calcext:value-type="float">
            <text:p>1.3068</text:p>
          </table:table-cell>
          <table:table-cell office:value-type="float" office:value="0.945455" calcext:value-type="float">
            <text:p>0.945455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287995" calcext:value-type="float">
            <text:p>0.0287995</text:p>
          </table:table-cell>
          <table:table-cell office:value-type="float" office:value="0.509766" calcext:value-type="float">
            <text:p>0.509766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04582" calcext:value-type="float">
            <text:p>0.104582</text:p>
          </table:table-cell>
          <table:table-cell office:value-type="float" office:value="1.17325" calcext:value-type="float">
            <text:p>1.17325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694444" calcext:value-type="float">
            <text:p>0.69444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248558" calcext:value-type="float">
            <text:p>0.0248558</text:p>
          </table:table-cell>
          <table:table-cell office:value-type="float" office:value="0.643353" calcext:value-type="float">
            <text:p>0.643353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724179" calcext:value-type="float">
            <text:p>0.0724179</text:p>
          </table:table-cell>
          <table:table-cell office:value-type="float" office:value="1.25594" calcext:value-type="float">
            <text:p>1.25594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680556" calcext:value-type="float">
            <text:p>0.68055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2974" calcext:value-type="float">
            <text:p>0.02974</text:p>
          </table:table-cell>
          <table:table-cell office:value-type="float" office:value="0.630008" calcext:value-type="float">
            <text:p>0.630008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890258" calcext:value-type="float">
            <text:p>0.0890258</text:p>
          </table:table-cell>
          <table:table-cell office:value-type="float" office:value="1.39424" calcext:value-type="float">
            <text:p>1.39424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708333" calcext:value-type="float">
            <text:p>0.70833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245941" calcext:value-type="float">
            <text:p>0.0245941</text:p>
          </table:table-cell>
          <table:table-cell office:value-type="float" office:value="0.66587" calcext:value-type="float">
            <text:p>0.66587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680335" calcext:value-type="float">
            <text:p>0.0680335</text:p>
          </table:table-cell>
          <table:table-cell office:value-type="float" office:value="1.48899" calcext:value-type="float">
            <text:p>1.48899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722222" calcext:value-type="float">
            <text:p>0.72222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21979" calcext:value-type="float">
            <text:p>0.021979</text:p>
          </table:table-cell>
          <table:table-cell office:value-type="float" office:value="0.559597" calcext:value-type="float">
            <text:p>0.559597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673182" calcext:value-type="float">
            <text:p>0.0673182</text:p>
          </table:table-cell>
          <table:table-cell office:value-type="float" office:value="1.56911" calcext:value-type="float">
            <text:p>1.56911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206203" calcext:value-type="float">
            <text:p>0.0206203</text:p>
          </table:table-cell>
          <table:table-cell office:value-type="float" office:value="0.513679" calcext:value-type="float">
            <text:p>0.513679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07356" calcext:value-type="float">
            <text:p>0.107356</text:p>
          </table:table-cell>
          <table:table-cell office:value-type="float" office:value="1.46932" calcext:value-type="float">
            <text:p>1.46932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694444" calcext:value-type="float">
            <text:p>0.694444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206917" calcext:value-type="float">
            <text:p>0.0206917</text:p>
          </table:table-cell>
          <table:table-cell office:value-type="float" office:value="0.399296" calcext:value-type="float">
            <text:p>0.399296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467352" calcext:value-type="float">
            <text:p>0.0467352</text:p>
          </table:table-cell>
          <table:table-cell office:value-type="float" office:value="1.14307" calcext:value-type="float">
            <text:p>1.14307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80556" calcext:value-type="float">
            <text:p>0.680556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127763" calcext:value-type="float">
            <text:p>0.0127763</text:p>
          </table:table-cell>
          <table:table-cell office:value-type="float" office:value="0.548726" calcext:value-type="float">
            <text:p>0.548726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394825" calcext:value-type="float">
            <text:p>0.0394825</text:p>
          </table:table-cell>
          <table:table-cell office:value-type="float" office:value="1.07239" calcext:value-type="float">
            <text:p>1.07239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708333" calcext:value-type="float">
            <text:p>0.70833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174333" calcext:value-type="float">
            <text:p>0.0174333</text:p>
          </table:table-cell>
          <table:table-cell office:value-type="float" office:value="0.609012" calcext:value-type="float">
            <text:p>0.609012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98194" calcext:value-type="float">
            <text:p>0.0398194</text:p>
          </table:table-cell>
          <table:table-cell office:value-type="float" office:value="1.66943" calcext:value-type="float">
            <text:p>1.66943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652778" calcext:value-type="float">
            <text:p>0.652778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174415" calcext:value-type="float">
            <text:p>0.0174415</text:p>
          </table:table-cell>
          <table:table-cell office:value-type="float" office:value="0.567528" calcext:value-type="float">
            <text:p>0.567528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581709" calcext:value-type="float">
            <text:p>0.0581709</text:p>
          </table:table-cell>
          <table:table-cell office:value-type="float" office:value="1.53398" calcext:value-type="float">
            <text:p>1.53398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135166" calcext:value-type="float">
            <text:p>0.0135166</text:p>
          </table:table-cell>
          <table:table-cell office:value-type="float" office:value="0.573517" calcext:value-type="float">
            <text:p>0.573517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116332" calcext:value-type="float">
            <text:p>0.116332</text:p>
          </table:table-cell>
          <table:table-cell office:value-type="float" office:value="1.33156" calcext:value-type="float">
            <text:p>1.33156</text:p>
          </table:table-cell>
          <table:table-cell office:value-type="float" office:value="0.954545" calcext:value-type="float">
            <text:p>0.954545</text:p>
          </table:table-cell>
          <table:table-cell office:value-type="float" office:value="0.638889" calcext:value-type="float">
            <text:p>0.63888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137095" calcext:value-type="float">
            <text:p>0.0137095</text:p>
          </table:table-cell>
          <table:table-cell office:value-type="float" office:value="0.612916" calcext:value-type="float">
            <text:p>0.612916</text:p>
          </table:table-cell>
          <table:table-cell office:value-type="float" office:value="1" calcext:value-type="float">
            <text:p>1</text:p>
          </table:table-cell>
          <table:table-cell office:value-type="float" office:value="0.722222" calcext:value-type="float">
            <text:p>0.7222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03455" calcext:value-type="float">
            <text:p>0.103455</text:p>
          </table:table-cell>
          <table:table-cell office:value-type="float" office:value="1.19851" calcext:value-type="float">
            <text:p>1.19851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708333" calcext:value-type="float">
            <text:p>0.70833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144905" calcext:value-type="float">
            <text:p>0.0144905</text:p>
          </table:table-cell>
          <table:table-cell office:value-type="float" office:value="0.528261" calcext:value-type="float">
            <text:p>0.528261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705335" calcext:value-type="float">
            <text:p>0.0705335</text:p>
          </table:table-cell>
          <table:table-cell office:value-type="float" office:value="1.67176" calcext:value-type="float">
            <text:p>1.67176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126531" calcext:value-type="float">
            <text:p>0.0126531</text:p>
          </table:table-cell>
          <table:table-cell office:value-type="float" office:value="0.538296" calcext:value-type="float">
            <text:p>0.538296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781514" calcext:value-type="float">
            <text:p>0.0781514</text:p>
          </table:table-cell>
          <table:table-cell office:value-type="float" office:value="1.34255" calcext:value-type="float">
            <text:p>1.34255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708333" calcext:value-type="float">
            <text:p>0.70833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101769" calcext:value-type="float">
            <text:p>0.0101769</text:p>
          </table:table-cell>
          <table:table-cell office:value-type="float" office:value="0.615173" calcext:value-type="float">
            <text:p>0.615173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523543" calcext:value-type="float">
            <text:p>0.0523543</text:p>
          </table:table-cell>
          <table:table-cell office:value-type="float" office:value="0.988313" calcext:value-type="float">
            <text:p>0.988313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680556" calcext:value-type="float">
            <text:p>0.68055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153586" calcext:value-type="float">
            <text:p>0.0153586</text:p>
          </table:table-cell>
          <table:table-cell office:value-type="float" office:value="0.609942" calcext:value-type="float">
            <text:p>0.609942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59749" calcext:value-type="float">
            <text:p>0.059749</text:p>
          </table:table-cell>
          <table:table-cell office:value-type="float" office:value="1.02332" calcext:value-type="float">
            <text:p>1.02332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708333" calcext:value-type="float">
            <text:p>0.70833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107098" calcext:value-type="float">
            <text:p>0.0107098</text:p>
          </table:table-cell>
          <table:table-cell office:value-type="float" office:value="0.557396" calcext:value-type="float">
            <text:p>0.557396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374552" calcext:value-type="float">
            <text:p>0.0374552</text:p>
          </table:table-cell>
          <table:table-cell office:value-type="float" office:value="1.40051" calcext:value-type="float">
            <text:p>1.40051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736111" calcext:value-type="float">
            <text:p>0.73611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11944" calcext:value-type="float">
            <text:p>0.011944</text:p>
          </table:table-cell>
          <table:table-cell office:value-type="float" office:value="0.518358" calcext:value-type="float">
            <text:p>0.518358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295248" calcext:value-type="float">
            <text:p>0.0295248</text:p>
          </table:table-cell>
          <table:table-cell office:value-type="float" office:value="1.46252" calcext:value-type="float">
            <text:p>1.46252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0962689" calcext:value-type="float">
            <text:p>0.00962689</text:p>
          </table:table-cell>
          <table:table-cell office:value-type="float" office:value="0.564221" calcext:value-type="float">
            <text:p>0.564221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71308" calcext:value-type="float">
            <text:p>0.271308</text:p>
          </table:table-cell>
          <table:table-cell office:value-type="float" office:value="0.972342" calcext:value-type="float">
            <text:p>0.972342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708333" calcext:value-type="float">
            <text:p>0.70833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104917" calcext:value-type="float">
            <text:p>0.0104917</text:p>
          </table:table-cell>
          <table:table-cell office:value-type="float" office:value="0.574442" calcext:value-type="float">
            <text:p>0.574442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■検証パターン2 学習データ:評価データ = 3: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268.942" calcext:value-type="float">
            <text:p>268.942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272.691" calcext:value-type="float">
            <text:p>272.6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5603" calcext:value-type="float">
            <text:p>3.55603</text:p>
          </table:table-cell>
          <table:table-cell office:value-type="float" office:value="2.7463" calcext:value-type="float">
            <text:p>2.7463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136364" calcext:value-type="float">
            <text:p>0.13636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8405" calcext:value-type="float">
            <text:p>2.08405</text:p>
          </table:table-cell>
          <table:table-cell office:value-type="float" office:value="1.998" calcext:value-type="float">
            <text:p>1.998</text:p>
          </table:table-cell>
          <table:table-cell office:value-type="float" office:value="0.1625" calcext:value-type="float">
            <text:p>0.1625</text:p>
          </table:table-cell>
          <table:table-cell office:value-type="float" office:value="0.259091" calcext:value-type="float">
            <text:p>0.2590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39632" calcext:value-type="float">
            <text:p>2.39632</text:p>
          </table:table-cell>
          <table:table-cell office:value-type="float" office:value="2.17518" calcext:value-type="float">
            <text:p>2.17518</text:p>
          </table:table-cell>
          <table:table-cell office:value-type="float" office:value="0.1" calcext:value-type="float">
            <text:p>0.1</text:p>
          </table:table-cell>
          <table:table-cell office:value-type="float" office:value="0.140909" calcext:value-type="float">
            <text:p>0.1409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4894" calcext:value-type="float">
            <text:p>1.84894</text:p>
          </table:table-cell>
          <table:table-cell office:value-type="float" office:value="1.9613" calcext:value-type="float">
            <text:p>1.9613</text:p>
          </table:table-cell>
          <table:table-cell office:value-type="float" office:value="0.485714" calcext:value-type="float">
            <text:p>0.485714</text:p>
          </table:table-cell>
          <table:table-cell office:value-type="float" office:value="0.286364" calcext:value-type="float">
            <text:p>0.2863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1219" calcext:value-type="float">
            <text:p>2.11219</text:p>
          </table:table-cell>
          <table:table-cell office:value-type="float" office:value="2.03687" calcext:value-type="float">
            <text:p>2.03687</text:p>
          </table:table-cell>
          <table:table-cell office:value-type="float" office:value="0.257143" calcext:value-type="float">
            <text:p>0.257143</text:p>
          </table:table-cell>
          <table:table-cell office:value-type="float" office:value="0.168182" calcext:value-type="float">
            <text:p>0.1681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73447" calcext:value-type="float">
            <text:p>1.73447</text:p>
          </table:table-cell>
          <table:table-cell office:value-type="float" office:value="1.88427" calcext:value-type="float">
            <text:p>1.88427</text:p>
          </table:table-cell>
          <table:table-cell office:value-type="float" office:value="0.585714" calcext:value-type="float">
            <text:p>0.585714</text:p>
          </table:table-cell>
          <table:table-cell office:value-type="float" office:value="0.295455" calcext:value-type="float">
            <text:p>0.2954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91822" calcext:value-type="float">
            <text:p>1.91822</text:p>
          </table:table-cell>
          <table:table-cell office:value-type="float" office:value="1.98712" calcext:value-type="float">
            <text:p>1.98712</text:p>
          </table:table-cell>
          <table:table-cell office:value-type="float" office:value="0.342857" calcext:value-type="float">
            <text:p>0.342857</text:p>
          </table:table-cell>
          <table:table-cell office:value-type="float" office:value="0.204545" calcext:value-type="float">
            <text:p>0.20454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57469" calcext:value-type="float">
            <text:p>1.57469</text:p>
          </table:table-cell>
          <table:table-cell office:value-type="float" office:value="1.78937" calcext:value-type="float">
            <text:p>1.78937</text:p>
          </table:table-cell>
          <table:table-cell office:value-type="float" office:value="0.7" calcext:value-type="float">
            <text:p>0.7</text:p>
          </table:table-cell>
          <table:table-cell office:value-type="float" office:value="0.390909" calcext:value-type="float">
            <text:p>0.3909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82607" calcext:value-type="float">
            <text:p>1.82607</text:p>
          </table:table-cell>
          <table:table-cell office:value-type="float" office:value="1.96123" calcext:value-type="float">
            <text:p>1.96123</text:p>
          </table:table-cell>
          <table:table-cell office:value-type="float" office:value="0.385714" calcext:value-type="float">
            <text:p>0.385714</text:p>
          </table:table-cell>
          <table:table-cell office:value-type="float" office:value="0.177273" calcext:value-type="float">
            <text:p>0.17727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40995" calcext:value-type="float">
            <text:p>1.40995</text:p>
          </table:table-cell>
          <table:table-cell office:value-type="float" office:value="1.74079" calcext:value-type="float">
            <text:p>1.74079</text:p>
          </table:table-cell>
          <table:table-cell office:value-type="float" office:value="0.8" calcext:value-type="float">
            <text:p>0.8</text:p>
          </table:table-cell>
          <table:table-cell office:value-type="float" office:value="0.413636" calcext:value-type="float">
            <text:p>0.4136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65745" calcext:value-type="float">
            <text:p>1.65745</text:p>
          </table:table-cell>
          <table:table-cell office:value-type="float" office:value="1.8988" calcext:value-type="float">
            <text:p>1.8988</text:p>
          </table:table-cell>
          <table:table-cell office:value-type="float" office:value="0.442857" calcext:value-type="float">
            <text:p>0.442857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21679" calcext:value-type="float">
            <text:p>1.21679</text:p>
          </table:table-cell>
          <table:table-cell office:value-type="float" office:value="1.66967" calcext:value-type="float">
            <text:p>1.66967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454545" calcext:value-type="float">
            <text:p>0.4545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8022" calcext:value-type="float">
            <text:p>1.58022</text:p>
          </table:table-cell>
          <table:table-cell office:value-type="float" office:value="1.94516" calcext:value-type="float">
            <text:p>1.94516</text:p>
          </table:table-cell>
          <table:table-cell office:value-type="float" office:value="0.485714" calcext:value-type="float">
            <text:p>0.485714</text:p>
          </table:table-cell>
          <table:table-cell office:value-type="float" office:value="0.236364" calcext:value-type="float">
            <text:p>0.23636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07323" calcext:value-type="float">
            <text:p>1.07323</text:p>
          </table:table-cell>
          <table:table-cell office:value-type="float" office:value="1.54672" calcext:value-type="float">
            <text:p>1.54672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472727" calcext:value-type="float">
            <text:p>0.4727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33897" calcext:value-type="float">
            <text:p>1.33897</text:p>
          </table:table-cell>
          <table:table-cell office:value-type="float" office:value="1.88116" calcext:value-type="float">
            <text:p>1.88116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345455" calcext:value-type="float">
            <text:p>0.34545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925173" calcext:value-type="float">
            <text:p>0.925173</text:p>
          </table:table-cell>
          <table:table-cell office:value-type="float" office:value="1.51035" calcext:value-type="float">
            <text:p>1.51035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536364" calcext:value-type="float">
            <text:p>0.5363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3714" calcext:value-type="float">
            <text:p>1.33714</text:p>
          </table:table-cell>
          <table:table-cell office:value-type="float" office:value="1.93182" calcext:value-type="float">
            <text:p>1.93182</text:p>
          </table:table-cell>
          <table:table-cell office:value-type="float" office:value="0.528571" calcext:value-type="float">
            <text:p>0.528571</text:p>
          </table:table-cell>
          <table:table-cell office:value-type="float" office:value="0.313636" calcext:value-type="float">
            <text:p>0.31363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774061" calcext:value-type="float">
            <text:p>0.774061</text:p>
          </table:table-cell>
          <table:table-cell office:value-type="float" office:value="1.38526" calcext:value-type="float">
            <text:p>1.38526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540909" calcext:value-type="float">
            <text:p>0.5409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10251" calcext:value-type="float">
            <text:p>1.10251</text:p>
          </table:table-cell>
          <table:table-cell office:value-type="float" office:value="1.89841" calcext:value-type="float">
            <text:p>1.89841</text:p>
          </table:table-cell>
          <table:table-cell office:value-type="float" office:value="0.642857" calcext:value-type="float">
            <text:p>0.642857</text:p>
          </table:table-cell>
          <table:table-cell office:value-type="float" office:value="0.331818" calcext:value-type="float">
            <text:p>0.3318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67253" calcext:value-type="float">
            <text:p>0.667253</text:p>
          </table:table-cell>
          <table:table-cell office:value-type="float" office:value="1.37029" calcext:value-type="float">
            <text:p>1.37029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09091" calcext:value-type="float">
            <text:p>0.5090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171" calcext:value-type="float">
            <text:p>0.8171</text:p>
          </table:table-cell>
          <table:table-cell office:value-type="float" office:value="1.93759" calcext:value-type="float">
            <text:p>1.93759</text:p>
          </table:table-cell>
          <table:table-cell office:value-type="float" office:value="0.7" calcext:value-type="float">
            <text:p>0.7</text:p>
          </table:table-cell>
          <table:table-cell office:value-type="float" office:value="0.331818" calcext:value-type="float">
            <text:p>0.33181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53321" calcext:value-type="float">
            <text:p>0.553321</text:p>
          </table:table-cell>
          <table:table-cell office:value-type="float" office:value="1.34486" calcext:value-type="float">
            <text:p>1.34486</text:p>
          </table:table-cell>
          <table:table-cell office:value-type="float" office:value="1" calcext:value-type="float">
            <text:p>1</text:p>
          </table:table-cell>
          <table:table-cell office:value-type="float" office:value="0.518182" calcext:value-type="float">
            <text:p>0.51818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22552" calcext:value-type="float">
            <text:p>0.622552</text:p>
          </table:table-cell>
          <table:table-cell office:value-type="float" office:value="1.98468" calcext:value-type="float">
            <text:p>1.98468</text:p>
          </table:table-cell>
          <table:table-cell office:value-type="float" office:value="0.8" calcext:value-type="float">
            <text:p>0.8</text:p>
          </table:table-cell>
          <table:table-cell office:value-type="float" office:value="0.381818" calcext:value-type="float">
            <text:p>0.38181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490654" calcext:value-type="float">
            <text:p>0.490654</text:p>
          </table:table-cell>
          <table:table-cell office:value-type="float" office:value="1.305" calcext:value-type="float">
            <text:p>1.305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563636" calcext:value-type="float">
            <text:p>0.5636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89061" calcext:value-type="float">
            <text:p>0.589061</text:p>
          </table:table-cell>
          <table:table-cell office:value-type="float" office:value="1.97682" calcext:value-type="float">
            <text:p>1.97682</text:p>
          </table:table-cell>
          <table:table-cell office:value-type="float" office:value="0.785714" calcext:value-type="float">
            <text:p>0.78571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412283" calcext:value-type="float">
            <text:p>0.412283</text:p>
          </table:table-cell>
          <table:table-cell office:value-type="float" office:value="1.26102" calcext:value-type="float">
            <text:p>1.26102</text:p>
          </table:table-cell>
          <table:table-cell office:value-type="float" office:value="1" calcext:value-type="float">
            <text:p>1</text:p>
          </table:table-cell>
          <table:table-cell office:value-type="float" office:value="0.563636" calcext:value-type="float">
            <text:p>0.5636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5906" calcext:value-type="float">
            <text:p>0.45906</text:p>
          </table:table-cell>
          <table:table-cell office:value-type="float" office:value="2.03648" calcext:value-type="float">
            <text:p>2.03648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404545" calcext:value-type="float">
            <text:p>0.40454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318806" calcext:value-type="float">
            <text:p>0.318806</text:p>
          </table:table-cell>
          <table:table-cell office:value-type="float" office:value="1.23452" calcext:value-type="float">
            <text:p>1.23452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95455" calcext:value-type="float">
            <text:p>0.4954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43721" calcext:value-type="float">
            <text:p>0.343721</text:p>
          </table:table-cell>
          <table:table-cell office:value-type="float" office:value="1.9905" calcext:value-type="float">
            <text:p>1.9905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282784" calcext:value-type="float">
            <text:p>0.282784</text:p>
          </table:table-cell>
          <table:table-cell office:value-type="float" office:value="1.22189" calcext:value-type="float">
            <text:p>1.22189</text:p>
          </table:table-cell>
          <table:table-cell office:value-type="float" office:value="1" calcext:value-type="float">
            <text:p>1</text:p>
          </table:table-cell>
          <table:table-cell office:value-type="float" office:value="0.581818" calcext:value-type="float">
            <text:p>0.5818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63403" calcext:value-type="float">
            <text:p>0.363403</text:p>
          </table:table-cell>
          <table:table-cell office:value-type="float" office:value="2.26725" calcext:value-type="float">
            <text:p>2.26725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418182" calcext:value-type="float">
            <text:p>0.41818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249985" calcext:value-type="float">
            <text:p>0.249985</text:p>
          </table:table-cell>
          <table:table-cell office:value-type="float" office:value="1.2214" calcext:value-type="float">
            <text:p>1.2214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72727" calcext:value-type="float">
            <text:p>0.57272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97163" calcext:value-type="float">
            <text:p>0.297163</text:p>
          </table:table-cell>
          <table:table-cell office:value-type="float" office:value="2.50707" calcext:value-type="float">
            <text:p>2.50707</text:p>
          </table:table-cell>
          <table:table-cell office:value-type="float" office:value="0.9" calcext:value-type="float">
            <text:p>0.9</text:p>
          </table:table-cell>
          <table:table-cell office:value-type="float" office:value="0.359091" calcext:value-type="float">
            <text:p>0.35909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221957" calcext:value-type="float">
            <text:p>0.221957</text:p>
          </table:table-cell>
          <table:table-cell office:value-type="float" office:value="1.22437" calcext:value-type="float">
            <text:p>1.22437</text:p>
          </table:table-cell>
          <table:table-cell office:value-type="float" office:value="1" calcext:value-type="float">
            <text:p>1</text:p>
          </table:table-cell>
          <table:table-cell office:value-type="float" office:value="0.577273" calcext:value-type="float">
            <text:p>0.5772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84857" calcext:value-type="float">
            <text:p>0.384857</text:p>
          </table:table-cell>
          <table:table-cell office:value-type="float" office:value="1.97501" calcext:value-type="float">
            <text:p>1.97501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440909" calcext:value-type="float">
            <text:p>0.44090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2062" calcext:value-type="float">
            <text:p>0.2062</text:p>
          </table:table-cell>
          <table:table-cell office:value-type="float" office:value="1.23695" calcext:value-type="float">
            <text:p>1.23695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54545" calcext:value-type="float">
            <text:p>0.5545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30278" calcext:value-type="float">
            <text:p>0.230278</text:p>
          </table:table-cell>
          <table:table-cell office:value-type="float" office:value="2.17246" calcext:value-type="float">
            <text:p>2.17246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381818" calcext:value-type="float">
            <text:p>0.38181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79884" calcext:value-type="float">
            <text:p>0.179884</text:p>
          </table:table-cell>
          <table:table-cell office:value-type="float" office:value="1.24547" calcext:value-type="float">
            <text:p>1.24547</text:p>
          </table:table-cell>
          <table:table-cell office:value-type="float" office:value="1" calcext:value-type="float">
            <text:p>1</text:p>
          </table:table-cell>
          <table:table-cell office:value-type="float" office:value="0.545455" calcext:value-type="float">
            <text:p>0.5454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63995" calcext:value-type="float">
            <text:p>0.163995</text:p>
          </table:table-cell>
          <table:table-cell office:value-type="float" office:value="2.43214" calcext:value-type="float">
            <text:p>2.43214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404545" calcext:value-type="float">
            <text:p>0.40454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45957" calcext:value-type="float">
            <text:p>0.145957</text:p>
          </table:table-cell>
          <table:table-cell office:value-type="float" office:value="1.13476" calcext:value-type="float">
            <text:p>1.13476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16528" calcext:value-type="float">
            <text:p>0.116528</text:p>
          </table:table-cell>
          <table:table-cell office:value-type="float" office:value="2.45022" calcext:value-type="float">
            <text:p>2.45022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413636" calcext:value-type="float">
            <text:p>0.41363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125502" calcext:value-type="float">
            <text:p>0.125502</text:p>
          </table:table-cell>
          <table:table-cell office:value-type="float" office:value="1.15822" calcext:value-type="float">
            <text:p>1.15822</text:p>
          </table:table-cell>
          <table:table-cell office:value-type="float" office:value="1" calcext:value-type="float">
            <text:p>1</text:p>
          </table:table-cell>
          <table:table-cell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73574" calcext:value-type="float">
            <text:p>0.173574</text:p>
          </table:table-cell>
          <table:table-cell office:value-type="float" office:value="2.1255" calcext:value-type="float">
            <text:p>2.1255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431818" calcext:value-type="float">
            <text:p>0.43181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154129" calcext:value-type="float">
            <text:p>0.154129</text:p>
          </table:table-cell>
          <table:table-cell office:value-type="float" office:value="1.15129" calcext:value-type="float">
            <text:p>1.15129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90909" calcext:value-type="float">
            <text:p>0.59090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90099" calcext:value-type="float">
            <text:p>0.290099</text:p>
          </table:table-cell>
          <table:table-cell office:value-type="float" office:value="2.04858" calcext:value-type="float">
            <text:p>2.04858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468182" calcext:value-type="float">
            <text:p>0.46818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141614" calcext:value-type="float">
            <text:p>0.141614</text:p>
          </table:table-cell>
          <table:table-cell office:value-type="float" office:value="1.1436" calcext:value-type="float">
            <text:p>1.1436</text:p>
          </table:table-cell>
          <table:table-cell office:value-type="float" office:value="1" calcext:value-type="float">
            <text:p>1</text:p>
          </table:table-cell>
          <table:table-cell office:value-type="float" office:value="0.577273" calcext:value-type="float">
            <text:p>0.5772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12064" calcext:value-type="float">
            <text:p>0.112064</text:p>
          </table:table-cell>
          <table:table-cell office:value-type="float" office:value="2.08641" calcext:value-type="float">
            <text:p>2.08641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27273" calcext:value-type="float">
            <text:p>0.427273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978167" calcext:value-type="float">
            <text:p>0.0978167</text:p>
          </table:table-cell>
          <table:table-cell office:value-type="float" office:value="1.1252" calcext:value-type="float">
            <text:p>1.1252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02697" calcext:value-type="float">
            <text:p>0.102697</text:p>
          </table:table-cell>
          <table:table-cell office:value-type="float" office:value="2.60889" calcext:value-type="float">
            <text:p>2.60889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422727" calcext:value-type="float">
            <text:p>0.422727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848268" calcext:value-type="float">
            <text:p>0.0848268</text:p>
          </table:table-cell>
          <table:table-cell office:value-type="float" office:value="1.12391" calcext:value-type="float">
            <text:p>1.12391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751136" calcext:value-type="float">
            <text:p>0.0751136</text:p>
          </table:table-cell>
          <table:table-cell office:value-type="float" office:value="2.71018" calcext:value-type="float">
            <text:p>2.71018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04545" calcext:value-type="float">
            <text:p>0.40454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111074" calcext:value-type="float">
            <text:p>0.111074</text:p>
          </table:table-cell>
          <table:table-cell office:value-type="float" office:value="1.05646" calcext:value-type="float">
            <text:p>1.05646</text:p>
          </table:table-cell>
          <table:table-cell office:value-type="float" office:value="1" calcext:value-type="float">
            <text:p>1</text:p>
          </table:table-cell>
          <table:table-cell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772394" calcext:value-type="float">
            <text:p>0.0772394</text:p>
          </table:table-cell>
          <table:table-cell office:value-type="float" office:value="2.70884" calcext:value-type="float">
            <text:p>2.70884</text:p>
          </table:table-cell>
          <table:table-cell office:value-type="float" office:value="1" calcext:value-type="float">
            <text:p>1</text:p>
          </table:table-cell>
          <table:table-cell office:value-type="float" office:value="0.381818" calcext:value-type="float">
            <text:p>0.381818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863185" calcext:value-type="float">
            <text:p>0.0863185</text:p>
          </table:table-cell>
          <table:table-cell office:value-type="float" office:value="1.10204" calcext:value-type="float">
            <text:p>1.10204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622727" calcext:value-type="float">
            <text:p>0.6227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73365" calcext:value-type="float">
            <text:p>0.073365</text:p>
          </table:table-cell>
          <table:table-cell office:value-type="float" office:value="2.73157" calcext:value-type="float">
            <text:p>2.7315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395455" calcext:value-type="float">
            <text:p>0.39545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7415" calcext:value-type="float">
            <text:p>0.07415</text:p>
          </table:table-cell>
          <table:table-cell office:value-type="float" office:value="1.16695" calcext:value-type="float">
            <text:p>1.16695</text:p>
          </table:table-cell>
          <table:table-cell office:value-type="float" office:value="1" calcext:value-type="float">
            <text:p>1</text:p>
          </table:table-cell>
          <table:table-cell office:value-type="float" office:value="0.572727" calcext:value-type="float">
            <text:p>0.5727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876979" calcext:value-type="float">
            <text:p>0.0876979</text:p>
          </table:table-cell>
          <table:table-cell office:value-type="float" office:value="2.73292" calcext:value-type="float">
            <text:p>2.73292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409091" calcext:value-type="float">
            <text:p>0.409091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808082" calcext:value-type="float">
            <text:p>0.0808082</text:p>
          </table:table-cell>
          <table:table-cell office:value-type="float" office:value="1.12829" calcext:value-type="float">
            <text:p>1.12829</text:p>
          </table:table-cell>
          <table:table-cell office:value-type="float" office:value="1" calcext:value-type="float">
            <text:p>1</text:p>
          </table:table-cell>
          <table:table-cell office:value-type="float" office:value="0.572727" calcext:value-type="float">
            <text:p>0.57272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619634" calcext:value-type="float">
            <text:p>0.0619634</text:p>
          </table:table-cell>
          <table:table-cell office:value-type="float" office:value="2.5668" calcext:value-type="float">
            <text:p>2.5668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86364" calcext:value-type="float">
            <text:p>0.38636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64741" calcext:value-type="float">
            <text:p>0.064741</text:p>
          </table:table-cell>
          <table:table-cell office:value-type="float" office:value="1.1482" calcext:value-type="float">
            <text:p>1.1482</text:p>
          </table:table-cell>
          <table:table-cell office:value-type="float" office:value="1" calcext:value-type="float">
            <text:p>1</text:p>
          </table:table-cell>
          <table:table-cell office:value-type="float" office:value="0.572727" calcext:value-type="float">
            <text:p>0.57272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5445" calcext:value-type="float">
            <text:p>0.05445</text:p>
          </table:table-cell>
          <table:table-cell office:value-type="float" office:value="2.40609" calcext:value-type="float">
            <text:p>2.40609</text:p>
          </table:table-cell>
          <table:table-cell office:value-type="float" office:value="1" calcext:value-type="float">
            <text:p>1</text:p>
          </table:table-cell>
          <table:table-cell office:value-type="float" office:value="0.422727" calcext:value-type="float">
            <text:p>0.42272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649542" calcext:value-type="float">
            <text:p>0.0649542</text:p>
          </table:table-cell>
          <table:table-cell office:value-type="float" office:value="1.09277" calcext:value-type="float">
            <text:p>1.09277</text:p>
          </table:table-cell>
          <table:table-cell office:value-type="float" office:value="1" calcext:value-type="float">
            <text:p>1</text:p>
          </table:table-cell>
          <table:table-cell office:value-type="float" office:value="0.622727" calcext:value-type="float">
            <text:p>0.6227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418294" calcext:value-type="float">
            <text:p>0.0418294</text:p>
          </table:table-cell>
          <table:table-cell office:value-type="float" office:value="2.61034" calcext:value-type="float">
            <text:p>2.61034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31818" calcext:value-type="float">
            <text:p>0.431818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545057" calcext:value-type="float">
            <text:p>0.0545057</text:p>
          </table:table-cell>
          <table:table-cell office:value-type="float" office:value="1.10155" calcext:value-type="float">
            <text:p>1.10155</text:p>
          </table:table-cell>
          <table:table-cell office:value-type="float" office:value="1" calcext:value-type="float">
            <text:p>1</text:p>
          </table:table-cell>
          <table:table-cell office:value-type="float" office:value="0.577273" calcext:value-type="float">
            <text:p>0.5772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504532" calcext:value-type="float">
            <text:p>0.0504532</text:p>
          </table:table-cell>
          <table:table-cell office:value-type="float" office:value="2.5503" calcext:value-type="float">
            <text:p>2.5503</text:p>
          </table:table-cell>
          <table:table-cell office:value-type="float" office:value="1" calcext:value-type="float">
            <text:p>1</text:p>
          </table:table-cell>
          <table:table-cell office:value-type="float" office:value="0.440909" calcext:value-type="float">
            <text:p>0.44090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563442" calcext:value-type="float">
            <text:p>0.0563442</text:p>
          </table:table-cell>
          <table:table-cell office:value-type="float" office:value="1.13249" calcext:value-type="float">
            <text:p>1.13249</text:p>
          </table:table-cell>
          <table:table-cell office:value-type="float" office:value="1" calcext:value-type="float">
            <text:p>1</text:p>
          </table:table-cell>
          <table:table-cell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696109" calcext:value-type="float">
            <text:p>0.0696109</text:p>
          </table:table-cell>
          <table:table-cell office:value-type="float" office:value="2.79657" calcext:value-type="float">
            <text:p>2.79657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40909" calcext:value-type="float">
            <text:p>0.44090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500349" calcext:value-type="float">
            <text:p>0.0500349</text:p>
          </table:table-cell>
          <table:table-cell office:value-type="float" office:value="1.12393" calcext:value-type="float">
            <text:p>1.12393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560298" calcext:value-type="float">
            <text:p>0.0560298</text:p>
          </table:table-cell>
          <table:table-cell office:value-type="float" office:value="3.05024" calcext:value-type="float">
            <text:p>3.05024</text:p>
          </table:table-cell>
          <table:table-cell office:value-type="float" office:value="1" calcext:value-type="float">
            <text:p>1</text:p>
          </table:table-cell>
          <table:table-cell office:value-type="float" office:value="0.445455" calcext:value-type="float">
            <text:p>0.44545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349945" calcext:value-type="float">
            <text:p>0.0349945</text:p>
          </table:table-cell>
          <table:table-cell office:value-type="float" office:value="1.08436" calcext:value-type="float">
            <text:p>1.08436</text:p>
          </table:table-cell>
          <table:table-cell office:value-type="float" office:value="1" calcext:value-type="float">
            <text:p>1</text:p>
          </table:table-cell>
          <table:table-cell office:value-type="float" office:value="0.613636" calcext:value-type="float">
            <text:p>0.6136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503522" calcext:value-type="float">
            <text:p>0.0503522</text:p>
          </table:table-cell>
          <table:table-cell office:value-type="float" office:value="2.92917" calcext:value-type="float">
            <text:p>2.9291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494529" calcext:value-type="float">
            <text:p>0.0494529</text:p>
          </table:table-cell>
          <table:table-cell office:value-type="float" office:value="1.11652" calcext:value-type="float">
            <text:p>1.11652</text:p>
          </table:table-cell>
          <table:table-cell office:value-type="float" office:value="1" calcext:value-type="float">
            <text:p>1</text:p>
          </table:table-cell>
          <table:table-cell office:value-type="float" office:value="0.622727" calcext:value-type="float">
            <text:p>0.62272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424218" calcext:value-type="float">
            <text:p>0.0424218</text:p>
          </table:table-cell>
          <table:table-cell office:value-type="float" office:value="2.89001" calcext:value-type="float">
            <text:p>2.89001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488608" calcext:value-type="float">
            <text:p>0.0488608</text:p>
          </table:table-cell>
          <table:table-cell office:value-type="float" office:value="1.16424" calcext:value-type="float">
            <text:p>1.16424</text:p>
          </table:table-cell>
          <table:table-cell office:value-type="float" office:value="1" calcext:value-type="float">
            <text:p>1</text:p>
          </table:table-cell>
          <table:table-cell office:value-type="float" office:value="0.590909" calcext:value-type="float">
            <text:p>0.5909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377599" calcext:value-type="float">
            <text:p>0.0377599</text:p>
          </table:table-cell>
          <table:table-cell office:value-type="float" office:value="2.76128" calcext:value-type="float">
            <text:p>2.76128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95455" calcext:value-type="float">
            <text:p>0.49545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461637" calcext:value-type="float">
            <text:p>0.0461637</text:p>
          </table:table-cell>
          <table:table-cell office:value-type="float" office:value="1.14478" calcext:value-type="float">
            <text:p>1.14478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217921" calcext:value-type="float">
            <text:p>0.0217921</text:p>
          </table:table-cell>
          <table:table-cell office:value-type="float" office:value="3.24686" calcext:value-type="float">
            <text:p>3.24686</text:p>
          </table:table-cell>
          <table:table-cell office:value-type="float" office:value="1" calcext:value-type="float">
            <text:p>1</text:p>
          </table:table-cell>
          <table:table-cell office:value-type="float" office:value="0.404545" calcext:value-type="float">
            <text:p>0.40454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418088" calcext:value-type="float">
            <text:p>0.0418088</text:p>
          </table:table-cell>
          <table:table-cell office:value-type="float" office:value="1.05892" calcext:value-type="float">
            <text:p>1.05892</text:p>
          </table:table-cell>
          <table:table-cell office:value-type="float" office:value="1" calcext:value-type="float">
            <text:p>1</text:p>
          </table:table-cell>
          <table:table-cell office:value-type="float" office:value="0.590909" calcext:value-type="float">
            <text:p>0.59090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71996" calcext:value-type="float">
            <text:p>0.0171996</text:p>
          </table:table-cell>
          <table:table-cell office:value-type="float" office:value="2.63181" calcext:value-type="float">
            <text:p>2.63181</text:p>
          </table:table-cell>
          <table:table-cell office:value-type="float" office:value="1" calcext:value-type="float">
            <text:p>1</text:p>
          </table:table-cell>
          <table:table-cell office:value-type="float" office:value="0.454545" calcext:value-type="float">
            <text:p>0.45454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66286" calcext:value-type="float">
            <text:p>0.0366286</text:p>
          </table:table-cell>
          <table:table-cell office:value-type="float" office:value="1.11359" calcext:value-type="float">
            <text:p>1.11359</text:p>
          </table:table-cell>
          <table:table-cell office:value-type="float" office:value="1" calcext:value-type="float">
            <text:p>1</text:p>
          </table:table-cell>
          <table:table-cell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5899" calcext:value-type="float">
            <text:p>0.015899</text:p>
          </table:table-cell>
          <table:table-cell office:value-type="float" office:value="2.87711" calcext:value-type="float">
            <text:p>2.87711</text:p>
          </table:table-cell>
          <table:table-cell office:value-type="float" office:value="1" calcext:value-type="float">
            <text:p>1</text:p>
          </table:table-cell>
          <table:table-cell office:value-type="float" office:value="0.395455" calcext:value-type="float">
            <text:p>0.39545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252959" calcext:value-type="float">
            <text:p>0.0252959</text:p>
          </table:table-cell>
          <table:table-cell office:value-type="float" office:value="1.0821" calcext:value-type="float">
            <text:p>1.0821</text:p>
          </table:table-cell>
          <table:table-cell office:value-type="float" office:value="1" calcext:value-type="float">
            <text:p>1</text:p>
          </table:table-cell>
          <table:table-cell office:value-type="float" office:value="0.613636" calcext:value-type="float">
            <text:p>0.61363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563873" calcext:value-type="float">
            <text:p>0.0563873</text:p>
          </table:table-cell>
          <table:table-cell office:value-type="float" office:value="2.58269" calcext:value-type="float">
            <text:p>2.58269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409091" calcext:value-type="float">
            <text:p>0.40909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269075" calcext:value-type="float">
            <text:p>0.0269075</text:p>
          </table:table-cell>
          <table:table-cell office:value-type="float" office:value="1.10384" calcext:value-type="float">
            <text:p>1.10384</text:p>
          </table:table-cell>
          <table:table-cell office:value-type="float" office:value="1" calcext:value-type="float">
            <text:p>1</text:p>
          </table:table-cell>
          <table:table-cell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247024" calcext:value-type="float">
            <text:p>0.0247024</text:p>
          </table:table-cell>
          <table:table-cell office:value-type="float" office:value="2.49751" calcext:value-type="float">
            <text:p>2.49751</text:p>
          </table:table-cell>
          <table:table-cell office:value-type="float" office:value="1" calcext:value-type="float">
            <text:p>1</text:p>
          </table:table-cell>
          <table:table-cell office:value-type="float" office:value="0.440909" calcext:value-type="float">
            <text:p>0.44090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218881" calcext:value-type="float">
            <text:p>0.0218881</text:p>
          </table:table-cell>
          <table:table-cell office:value-type="float" office:value="1.16652" calcext:value-type="float">
            <text:p>1.16652</text:p>
          </table:table-cell>
          <table:table-cell office:value-type="float" office:value="1" calcext:value-type="float">
            <text:p>1</text:p>
          </table:table-cell>
          <table:table-cell office:value-type="float" office:value="0.568182" calcext:value-type="float">
            <text:p>0.56818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66973" calcext:value-type="float">
            <text:p>0.0266973</text:p>
          </table:table-cell>
          <table:table-cell office:value-type="float" office:value="2.66782" calcext:value-type="float">
            <text:p>2.66782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236759" calcext:value-type="float">
            <text:p>0.0236759</text:p>
          </table:table-cell>
          <table:table-cell office:value-type="float" office:value="1.06058" calcext:value-type="float">
            <text:p>1.06058</text:p>
          </table:table-cell>
          <table:table-cell office:value-type="float" office:value="1" calcext:value-type="float">
            <text:p>1</text:p>
          </table:table-cell>
          <table:table-cell office:value-type="float" office:value="0.640909" calcext:value-type="float">
            <text:p>0.64090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30245" calcext:value-type="float">
            <text:p>0.0230245</text:p>
          </table:table-cell>
          <table:table-cell office:value-type="float" office:value="3.18186" calcext:value-type="float">
            <text:p>3.18186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09091" calcext:value-type="float">
            <text:p>0.409091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190479" calcext:value-type="float">
            <text:p>0.0190479</text:p>
          </table:table-cell>
          <table:table-cell office:value-type="float" office:value="1.08409" calcext:value-type="float">
            <text:p>1.08409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671851" calcext:value-type="float">
            <text:p>0.00671851</text:p>
          </table:table-cell>
          <table:table-cell office:value-type="float" office:value="2.81161" calcext:value-type="float">
            <text:p>2.81161</text:p>
          </table:table-cell>
          <table:table-cell office:value-type="float" office:value="1" calcext:value-type="float">
            <text:p>1</text:p>
          </table:table-cell>
          <table:table-cell office:value-type="float" office:value="0.440909" calcext:value-type="float">
            <text:p>0.44090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251425" calcext:value-type="float">
            <text:p>0.0251425</text:p>
          </table:table-cell>
          <table:table-cell office:value-type="float" office:value="1.15423" calcext:value-type="float">
            <text:p>1.15423</text:p>
          </table:table-cell>
          <table:table-cell office:value-type="float" office:value="1" calcext:value-type="float">
            <text:p>1</text:p>
          </table:table-cell>
          <table:table-cell office:value-type="float" office:value="0.572727" calcext:value-type="float">
            <text:p>0.5727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506908" calcext:value-type="float">
            <text:p>0.0506908</text:p>
          </table:table-cell>
          <table:table-cell office:value-type="float" office:value="3.04256" calcext:value-type="float">
            <text:p>3.04256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418182" calcext:value-type="float">
            <text:p>0.41818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330589" calcext:value-type="float">
            <text:p>0.0330589</text:p>
          </table:table-cell>
          <table:table-cell office:value-type="float" office:value="1.09023" calcext:value-type="float">
            <text:p>1.09023</text:p>
          </table:table-cell>
          <table:table-cell office:value-type="float" office:value="1" calcext:value-type="float">
            <text:p>1</text:p>
          </table:table-cell>
          <table:table-cell office:value-type="float" office:value="0.590909" calcext:value-type="float">
            <text:p>0.59090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390401" calcext:value-type="float">
            <text:p>0.0390401</text:p>
          </table:table-cell>
          <table:table-cell office:value-type="float" office:value="2.97184" calcext:value-type="float">
            <text:p>2.97184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59091" calcext:value-type="float">
            <text:p>0.45909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213662" calcext:value-type="float">
            <text:p>0.0213662</text:p>
          </table:table-cell>
          <table:table-cell office:value-type="float" office:value="1.12395" calcext:value-type="float">
            <text:p>1.12395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440117" calcext:value-type="float">
            <text:p>0.0440117</text:p>
          </table:table-cell>
          <table:table-cell office:value-type="float" office:value="3.14283" calcext:value-type="float">
            <text:p>3.14283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45455" calcext:value-type="float">
            <text:p>0.44545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225175" calcext:value-type="float">
            <text:p>0.0225175</text:p>
          </table:table-cell>
          <table:table-cell office:value-type="float" office:value="1.03063" calcext:value-type="float">
            <text:p>1.03063</text:p>
          </table:table-cell>
          <table:table-cell office:value-type="float" office:value="1" calcext:value-type="float">
            <text:p>1</text:p>
          </table:table-cell>
          <table:table-cell office:value-type="float" office:value="0.659091" calcext:value-type="float">
            <text:p>0.65909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09742" calcext:value-type="float">
            <text:p>0.0209742</text:p>
          </table:table-cell>
          <table:table-cell office:value-type="float" office:value="3.18633" calcext:value-type="float">
            <text:p>3.18633</text:p>
          </table:table-cell>
          <table:table-cell office:value-type="float" office:value="1" calcext:value-type="float">
            <text:p>1</text:p>
          </table:table-cell>
          <table:table-cell office:value-type="float" office:value="0.409091" calcext:value-type="float">
            <text:p>0.40909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267429" calcext:value-type="float">
            <text:p>0.0267429</text:p>
          </table:table-cell>
          <table:table-cell office:value-type="float" office:value="1.10709" calcext:value-type="float">
            <text:p>1.10709</text:p>
          </table:table-cell>
          <table:table-cell office:value-type="float" office:value="1" calcext:value-type="float">
            <text:p>1</text:p>
          </table:table-cell>
          <table:table-cell office:value-type="float" office:value="0.613636" calcext:value-type="float">
            <text:p>0.613636</text:p>
          </table:table-cell>
        </table:table-row>
      </table:table>
      <table:table table:name="A_32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■検証パターン1 学習データ:評価データ = 7: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887.37" calcext:value-type="float">
            <text:p>887.37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878.801" calcext:value-type="float">
            <text:p>878.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4967" calcext:value-type="float">
            <text:p>3.4967</text:p>
          </table:table-cell>
          <table:table-cell office:value-type="float" office:value="2.16122" calcext:value-type="float">
            <text:p>2.16122</text:p>
          </table:table-cell>
          <table:table-cell office:value-type="float" office:value="0.177273" calcext:value-type="float">
            <text:p>0.177273</text:p>
          </table:table-cell>
          <table:table-cell office:value-type="float" office:value="0.152778" calcext:value-type="float">
            <text:p>0.1527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97441" calcext:value-type="float">
            <text:p>1.97441</text:p>
          </table:table-cell>
          <table:table-cell office:value-type="float" office:value="1.82893" calcext:value-type="float">
            <text:p>1.82893</text:p>
          </table:table-cell>
          <table:table-cell office:value-type="float" office:value="0.195455" calcext:value-type="float">
            <text:p>0.195455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0892" calcext:value-type="float">
            <text:p>2.10892</text:p>
          </table:table-cell>
          <table:table-cell office:value-type="float" office:value="2.06904" calcext:value-type="float">
            <text:p>2.06904</text:p>
          </table:table-cell>
          <table:table-cell office:value-type="float" office:value="0.127273" calcext:value-type="float">
            <text:p>0.127273</text:p>
          </table:table-cell>
          <table:table-cell office:value-type="float" office:value="0.111111" calcext:value-type="float">
            <text:p>0.1111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51163" calcext:value-type="float">
            <text:p>1.51163</text:p>
          </table:table-cell>
          <table:table-cell office:value-type="float" office:value="1.46804" calcext:value-type="float">
            <text:p>1.46804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583333" calcext:value-type="float">
            <text:p>0.58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0488" calcext:value-type="float">
            <text:p>2.0488</text:p>
          </table:table-cell>
          <table:table-cell office:value-type="float" office:value="2.05093" calcext:value-type="float">
            <text:p>2.05093</text:p>
          </table:table-cell>
          <table:table-cell office:value-type="float" office:value="0.168182" calcext:value-type="float">
            <text:p>0.168182</text:p>
          </table:table-cell>
          <table:table-cell office:value-type="float" office:value="0.180556" calcext:value-type="float">
            <text:p>0.1805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10272" calcext:value-type="float">
            <text:p>1.10272</text:p>
          </table:table-cell>
          <table:table-cell office:value-type="float" office:value="1.15253" calcext:value-type="float">
            <text:p>1.15253</text:p>
          </table:table-cell>
          <table:table-cell office:value-type="float" office:value="0.772727" calcext:value-type="float">
            <text:p>0.772727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01983" calcext:value-type="float">
            <text:p>2.01983</text:p>
          </table:table-cell>
          <table:table-cell office:value-type="float" office:value="1.95703" calcext:value-type="float">
            <text:p>1.95703</text:p>
          </table:table-cell>
          <table:table-cell office:value-type="float" office:value="0.213636" calcext:value-type="float">
            <text:p>0.213636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803148" calcext:value-type="float">
            <text:p>0.803148</text:p>
          </table:table-cell>
          <table:table-cell office:value-type="float" office:value="0.980507" calcext:value-type="float">
            <text:p>0.980507</text:p>
          </table:table-cell>
          <table:table-cell office:value-type="float" office:value="0.85" calcext:value-type="float">
            <text:p>0.85</text:p>
          </table:table-cell>
          <table:table-cell office:value-type="float" office:value="0.680556" calcext:value-type="float">
            <text:p>0.6805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91479" calcext:value-type="float">
            <text:p>1.91479</text:p>
          </table:table-cell>
          <table:table-cell office:value-type="float" office:value="1.90948" calcext:value-type="float">
            <text:p>1.90948</text:p>
          </table:table-cell>
          <table:table-cell office:value-type="float" office:value="0.222727" calcext:value-type="float">
            <text:p>0.222727</text:p>
          </table:table-cell>
          <table:table-cell office:value-type="float" office:value="0.222222" calcext:value-type="float">
            <text:p>0.22222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562447" calcext:value-type="float">
            <text:p>0.562447</text:p>
          </table:table-cell>
          <table:table-cell office:value-type="float" office:value="0.881659" calcext:value-type="float">
            <text:p>0.881659</text:p>
          </table:table-cell>
          <table:table-cell office:value-type="float" office:value="0.927273" calcext:value-type="float">
            <text:p>0.927273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81912" calcext:value-type="float">
            <text:p>1.81912</text:p>
          </table:table-cell>
          <table:table-cell office:value-type="float" office:value="1.90266" calcext:value-type="float">
            <text:p>1.90266</text:p>
          </table:table-cell>
          <table:table-cell office:value-type="float" office:value="0.286364" calcext:value-type="float">
            <text:p>0.286364</text:p>
          </table:table-cell>
          <table:table-cell office:value-type="float" office:value="0.291667" calcext:value-type="float">
            <text:p>0.2916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373499" calcext:value-type="float">
            <text:p>0.373499</text:p>
          </table:table-cell>
          <table:table-cell office:value-type="float" office:value="0.81262" calcext:value-type="float">
            <text:p>0.81262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85247" calcext:value-type="float">
            <text:p>1.85247</text:p>
          </table:table-cell>
          <table:table-cell office:value-type="float" office:value="1.82323" calcext:value-type="float">
            <text:p>1.82323</text:p>
          </table:table-cell>
          <table:table-cell office:value-type="float" office:value="0.245455" calcext:value-type="float">
            <text:p>0.245455</text:p>
          </table:table-cell>
          <table:table-cell office:value-type="float" office:value="0.319444" calcext:value-type="float">
            <text:p>0.31944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275787" calcext:value-type="float">
            <text:p>0.275787</text:p>
          </table:table-cell>
          <table:table-cell office:value-type="float" office:value="0.725459" calcext:value-type="float">
            <text:p>0.725459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71436" calcext:value-type="float">
            <text:p>1.71436</text:p>
          </table:table-cell>
          <table:table-cell office:value-type="float" office:value="1.96842" calcext:value-type="float">
            <text:p>1.96842</text:p>
          </table:table-cell>
          <table:table-cell office:value-type="float" office:value="0.35" calcext:value-type="float">
            <text:p>0.35</text:p>
          </table:table-cell>
          <table:table-cell office:value-type="float" office:value="0.263889" calcext:value-type="float">
            <text:p>0.26388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211966" calcext:value-type="float">
            <text:p>0.211966</text:p>
          </table:table-cell>
          <table:table-cell office:value-type="float" office:value="0.76245" calcext:value-type="float">
            <text:p>0.76245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61932" calcext:value-type="float">
            <text:p>1.61932</text:p>
          </table:table-cell>
          <table:table-cell office:value-type="float" office:value="1.76622" calcext:value-type="float">
            <text:p>1.76622</text:p>
          </table:table-cell>
          <table:table-cell office:value-type="float" office:value="0.377273" calcext:value-type="float">
            <text:p>0.377273</text:p>
          </table:table-cell>
          <table:table-cell office:value-type="float" office:value="0.361111" calcext:value-type="float">
            <text:p>0.36111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16069" calcext:value-type="float">
            <text:p>0.16069</text:p>
          </table:table-cell>
          <table:table-cell office:value-type="float" office:value="0.708474" calcext:value-type="float">
            <text:p>0.708474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42415" calcext:value-type="float">
            <text:p>1.42415</text:p>
          </table:table-cell>
          <table:table-cell office:value-type="float" office:value="1.7889" calcext:value-type="float">
            <text:p>1.7889</text:p>
          </table:table-cell>
          <table:table-cell office:value-type="float" office:value="0.431818" calcext:value-type="float">
            <text:p>0.431818</text:p>
          </table:table-cell>
          <table:table-cell office:value-type="float" office:value="0.319444" calcext:value-type="float">
            <text:p>0.31944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138098" calcext:value-type="float">
            <text:p>0.138098</text:p>
          </table:table-cell>
          <table:table-cell office:value-type="float" office:value="0.649999" calcext:value-type="float">
            <text:p>0.649999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30966" calcext:value-type="float">
            <text:p>1.30966</text:p>
          </table:table-cell>
          <table:table-cell office:value-type="float" office:value="1.76244" calcext:value-type="float">
            <text:p>1.76244</text:p>
          </table:table-cell>
          <table:table-cell office:value-type="float" office:value="0.481818" calcext:value-type="float">
            <text:p>0.481818</text:p>
          </table:table-cell>
          <table:table-cell office:value-type="float" office:value="0.319444" calcext:value-type="float">
            <text:p>0.31944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02635" calcext:value-type="float">
            <text:p>0.102635</text:p>
          </table:table-cell>
          <table:table-cell office:value-type="float" office:value="0.640384" calcext:value-type="float">
            <text:p>0.640384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22532" calcext:value-type="float">
            <text:p>1.22532</text:p>
          </table:table-cell>
          <table:table-cell office:value-type="float" office:value="1.69728" calcext:value-type="float">
            <text:p>1.69728</text:p>
          </table:table-cell>
          <table:table-cell office:value-type="float" office:value="0.527273" calcext:value-type="float">
            <text:p>0.527273</text:p>
          </table:table-cell>
          <table:table-cell office:value-type="float" office:value="0.305556" calcext:value-type="float">
            <text:p>0.30555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093083" calcext:value-type="float">
            <text:p>0.093083</text:p>
          </table:table-cell>
          <table:table-cell office:value-type="float" office:value="0.696577" calcext:value-type="float">
            <text:p>0.696577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13826" calcext:value-type="float">
            <text:p>1.13826</text:p>
          </table:table-cell>
          <table:table-cell office:value-type="float" office:value="1.67541" calcext:value-type="float">
            <text:p>1.67541</text:p>
          </table:table-cell>
          <table:table-cell office:value-type="float" office:value="0.554545" calcext:value-type="float">
            <text:p>0.554545</text:p>
          </table:table-cell>
          <table:table-cell office:value-type="float" office:value="0.444444" calcext:value-type="float">
            <text:p>0.44444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0694151" calcext:value-type="float">
            <text:p>0.0694151</text:p>
          </table:table-cell>
          <table:table-cell office:value-type="float" office:value="0.634241" calcext:value-type="float">
            <text:p>0.634241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04152" calcext:value-type="float">
            <text:p>1.04152</text:p>
          </table:table-cell>
          <table:table-cell office:value-type="float" office:value="1.41585" calcext:value-type="float">
            <text:p>1.41585</text:p>
          </table:table-cell>
          <table:table-cell office:value-type="float" office:value="0.6" calcext:value-type="float">
            <text:p>0.6</text:p>
          </table:table-cell>
          <table:table-cell office:value-type="float" office:value="0.444444" calcext:value-type="float">
            <text:p>0.44444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063714" calcext:value-type="float">
            <text:p>0.063714</text:p>
          </table:table-cell>
          <table:table-cell office:value-type="float" office:value="0.521905" calcext:value-type="float">
            <text:p>0.521905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83572" calcext:value-type="float">
            <text:p>0.983572</text:p>
          </table:table-cell>
          <table:table-cell office:value-type="float" office:value="1.43517" calcext:value-type="float">
            <text:p>1.43517</text:p>
          </table:table-cell>
          <table:table-cell office:value-type="float" office:value="0.659091" calcext:value-type="float">
            <text:p>0.659091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613309" calcext:value-type="float">
            <text:p>0.0613309</text:p>
          </table:table-cell>
          <table:table-cell office:value-type="float" office:value="0.637319" calcext:value-type="float">
            <text:p>0.637319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70736" calcext:value-type="float">
            <text:p>0.870736</text:p>
          </table:table-cell>
          <table:table-cell office:value-type="float" office:value="1.50908" calcext:value-type="float">
            <text:p>1.50908</text:p>
          </table:table-cell>
          <table:table-cell office:value-type="float" office:value="0.663636" calcext:value-type="float">
            <text:p>0.663636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382191" calcext:value-type="float">
            <text:p>0.0382191</text:p>
          </table:table-cell>
          <table:table-cell office:value-type="float" office:value="0.677364" calcext:value-type="float">
            <text:p>0.677364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75191" calcext:value-type="float">
            <text:p>0.675191</text:p>
          </table:table-cell>
          <table:table-cell office:value-type="float" office:value="1.78347" calcext:value-type="float">
            <text:p>1.78347</text:p>
          </table:table-cell>
          <table:table-cell office:value-type="float" office:value="0.759091" calcext:value-type="float">
            <text:p>0.759091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387676" calcext:value-type="float">
            <text:p>0.0387676</text:p>
          </table:table-cell>
          <table:table-cell office:value-type="float" office:value="0.56016" calcext:value-type="float">
            <text:p>0.56016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91658" calcext:value-type="float">
            <text:p>0.591658</text:p>
          </table:table-cell>
          <table:table-cell office:value-type="float" office:value="1.65484" calcext:value-type="float">
            <text:p>1.65484</text:p>
          </table:table-cell>
          <table:table-cell office:value-type="float" office:value="0.772727" calcext:value-type="float">
            <text:p>0.772727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377075" calcext:value-type="float">
            <text:p>0.0377075</text:p>
          </table:table-cell>
          <table:table-cell office:value-type="float" office:value="0.697969" calcext:value-type="float">
            <text:p>0.697969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49122" calcext:value-type="float">
            <text:p>0.549122</text:p>
          </table:table-cell>
          <table:table-cell office:value-type="float" office:value="1.70325" calcext:value-type="float">
            <text:p>1.70325</text:p>
          </table:table-cell>
          <table:table-cell office:value-type="float" office:value="0.827273" calcext:value-type="float">
            <text:p>0.827273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380162" calcext:value-type="float">
            <text:p>0.0380162</text:p>
          </table:table-cell>
          <table:table-cell office:value-type="float" office:value="0.653855" calcext:value-type="float">
            <text:p>0.653855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85603" calcext:value-type="float">
            <text:p>0.485603</text:p>
          </table:table-cell>
          <table:table-cell office:value-type="float" office:value="1.36345" calcext:value-type="float">
            <text:p>1.36345</text:p>
          </table:table-cell>
          <table:table-cell office:value-type="float" office:value="0.827273" calcext:value-type="float">
            <text:p>0.827273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283375" calcext:value-type="float">
            <text:p>0.0283375</text:p>
          </table:table-cell>
          <table:table-cell office:value-type="float" office:value="0.590809" calcext:value-type="float">
            <text:p>0.590809</text:p>
          </table:table-cell>
          <table:table-cell office:value-type="float" office:value="1" calcext:value-type="float">
            <text:p>1</text:p>
          </table:table-cell>
          <table:table-cell office:value-type="float" office:value="0.722222" calcext:value-type="float">
            <text:p>0.7222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47852" calcext:value-type="float">
            <text:p>0.447852</text:p>
          </table:table-cell>
          <table:table-cell office:value-type="float" office:value="1.5141" calcext:value-type="float">
            <text:p>1.5141</text:p>
          </table:table-cell>
          <table:table-cell office:value-type="float" office:value="0.840909" calcext:value-type="float">
            <text:p>0.840909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330215" calcext:value-type="float">
            <text:p>0.0330215</text:p>
          </table:table-cell>
          <table:table-cell office:value-type="float" office:value="0.626482" calcext:value-type="float">
            <text:p>0.626482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315477" calcext:value-type="float">
            <text:p>0.315477</text:p>
          </table:table-cell>
          <table:table-cell office:value-type="float" office:value="1.4327" calcext:value-type="float">
            <text:p>1.4327</text:p>
          </table:table-cell>
          <table:table-cell office:value-type="float" office:value="0.895455" calcext:value-type="float">
            <text:p>0.895455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213833" calcext:value-type="float">
            <text:p>0.0213833</text:p>
          </table:table-cell>
          <table:table-cell office:value-type="float" office:value="0.595636" calcext:value-type="float">
            <text:p>0.595636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84279" calcext:value-type="float">
            <text:p>0.284279</text:p>
          </table:table-cell>
          <table:table-cell office:value-type="float" office:value="1.78142" calcext:value-type="float">
            <text:p>1.78142</text:p>
          </table:table-cell>
          <table:table-cell office:value-type="float" office:value="0.904545" calcext:value-type="float">
            <text:p>0.904545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214454" calcext:value-type="float">
            <text:p>0.0214454</text:p>
          </table:table-cell>
          <table:table-cell office:value-type="float" office:value="0.636848" calcext:value-type="float">
            <text:p>0.636848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21942" calcext:value-type="float">
            <text:p>0.221942</text:p>
          </table:table-cell>
          <table:table-cell office:value-type="float" office:value="1.78329" calcext:value-type="float">
            <text:p>1.78329</text:p>
          </table:table-cell>
          <table:table-cell office:value-type="float" office:value="0.927273" calcext:value-type="float">
            <text:p>0.927273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161793" calcext:value-type="float">
            <text:p>0.0161793</text:p>
          </table:table-cell>
          <table:table-cell office:value-type="float" office:value="0.836358" calcext:value-type="float">
            <text:p>0.836358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261263" calcext:value-type="float">
            <text:p>0.261263</text:p>
          </table:table-cell>
          <table:table-cell office:value-type="float" office:value="2.1007" calcext:value-type="float">
            <text:p>2.1007</text:p>
          </table:table-cell>
          <table:table-cell office:value-type="float" office:value="0.881818" calcext:value-type="float">
            <text:p>0.881818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208143" calcext:value-type="float">
            <text:p>0.0208143</text:p>
          </table:table-cell>
          <table:table-cell office:value-type="float" office:value="0.697167" calcext:value-type="float">
            <text:p>0.697167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306518" calcext:value-type="float">
            <text:p>0.306518</text:p>
          </table:table-cell>
          <table:table-cell office:value-type="float" office:value="1.54588" calcext:value-type="float">
            <text:p>1.54588</text:p>
          </table:table-cell>
          <table:table-cell office:value-type="float" office:value="0.9" calcext:value-type="float">
            <text:p>0.9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167001" calcext:value-type="float">
            <text:p>0.0167001</text:p>
          </table:table-cell>
          <table:table-cell office:value-type="float" office:value="0.657605" calcext:value-type="float">
            <text:p>0.657605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210291" calcext:value-type="float">
            <text:p>0.210291</text:p>
          </table:table-cell>
          <table:table-cell office:value-type="float" office:value="1.57008" calcext:value-type="float">
            <text:p>1.57008</text:p>
          </table:table-cell>
          <table:table-cell office:value-type="float" office:value="0.936364" calcext:value-type="float">
            <text:p>0.936364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154555" calcext:value-type="float">
            <text:p>0.0154555</text:p>
          </table:table-cell>
          <table:table-cell office:value-type="float" office:value="0.65043" calcext:value-type="float">
            <text:p>0.65043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7951" calcext:value-type="float">
            <text:p>0.17951</text:p>
          </table:table-cell>
          <table:table-cell office:value-type="float" office:value="2.10024" calcext:value-type="float">
            <text:p>2.10024</text:p>
          </table:table-cell>
          <table:table-cell office:value-type="float" office:value="0.95" calcext:value-type="float">
            <text:p>0.95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137432" calcext:value-type="float">
            <text:p>0.0137432</text:p>
          </table:table-cell>
          <table:table-cell office:value-type="float" office:value="0.618384" calcext:value-type="float">
            <text:p>0.618384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20103" calcext:value-type="float">
            <text:p>0.120103</text:p>
          </table:table-cell>
          <table:table-cell office:value-type="float" office:value="2.50727" calcext:value-type="float">
            <text:p>2.50727</text:p>
          </table:table-cell>
          <table:table-cell office:value-type="float" office:value="0.95" calcext:value-type="float">
            <text:p>0.95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196206" calcext:value-type="float">
            <text:p>0.0196206</text:p>
          </table:table-cell>
          <table:table-cell office:value-type="float" office:value="0.683578" calcext:value-type="float">
            <text:p>0.683578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06209" calcext:value-type="float">
            <text:p>0.106209</text:p>
          </table:table-cell>
          <table:table-cell office:value-type="float" office:value="1.41978" calcext:value-type="float">
            <text:p>1.41978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0.652778" calcext:value-type="float">
            <text:p>0.65277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143429" calcext:value-type="float">
            <text:p>0.0143429</text:p>
          </table:table-cell>
          <table:table-cell office:value-type="float" office:value="0.670706" calcext:value-type="float">
            <text:p>0.670706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09328" calcext:value-type="float">
            <text:p>0.109328</text:p>
          </table:table-cell>
          <table:table-cell office:value-type="float" office:value="1.79307" calcext:value-type="float">
            <text:p>1.79307</text:p>
          </table:table-cell>
          <table:table-cell office:value-type="float" office:value="0.954545" calcext:value-type="float">
            <text:p>0.954545</text:p>
          </table:table-cell>
          <table:table-cell office:value-type="float" office:value="0.527778" calcext:value-type="float">
            <text:p>0.52777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157604" calcext:value-type="float">
            <text:p>0.0157604</text:p>
          </table:table-cell>
          <table:table-cell office:value-type="float" office:value="0.677898" calcext:value-type="float">
            <text:p>0.677898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819515" calcext:value-type="float">
            <text:p>0.0819515</text:p>
          </table:table-cell>
          <table:table-cell office:value-type="float" office:value="1.51303" calcext:value-type="float">
            <text:p>1.51303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107808" calcext:value-type="float">
            <text:p>0.0107808</text:p>
          </table:table-cell>
          <table:table-cell office:value-type="float" office:value="0.828556" calcext:value-type="float">
            <text:p>0.828556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944764" calcext:value-type="float">
            <text:p>0.0944764</text:p>
          </table:table-cell>
          <table:table-cell office:value-type="float" office:value="1.89718" calcext:value-type="float">
            <text:p>1.89718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106745" calcext:value-type="float">
            <text:p>0.0106745</text:p>
          </table:table-cell>
          <table:table-cell office:value-type="float" office:value="0.706161" calcext:value-type="float">
            <text:p>0.706161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621836" calcext:value-type="float">
            <text:p>0.0621836</text:p>
          </table:table-cell>
          <table:table-cell office:value-type="float" office:value="1.68876" calcext:value-type="float">
            <text:p>1.68876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0986318" calcext:value-type="float">
            <text:p>0.00986318</text:p>
          </table:table-cell>
          <table:table-cell office:value-type="float" office:value="0.760133" calcext:value-type="float">
            <text:p>0.760133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598506" calcext:value-type="float">
            <text:p>0.0598506</text:p>
          </table:table-cell>
          <table:table-cell office:value-type="float" office:value="1.73206" calcext:value-type="float">
            <text:p>1.73206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0793661" calcext:value-type="float">
            <text:p>0.00793661</text:p>
          </table:table-cell>
          <table:table-cell office:value-type="float" office:value="0.596624" calcext:value-type="float">
            <text:p>0.596624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623962" calcext:value-type="float">
            <text:p>0.0623962</text:p>
          </table:table-cell>
          <table:table-cell office:value-type="float" office:value="2.24475" calcext:value-type="float">
            <text:p>2.24475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0706678" calcext:value-type="float">
            <text:p>0.00706678</text:p>
          </table:table-cell>
          <table:table-cell office:value-type="float" office:value="0.628601" calcext:value-type="float">
            <text:p>0.628601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513813" calcext:value-type="float">
            <text:p>0.0513813</text:p>
          </table:table-cell>
          <table:table-cell office:value-type="float" office:value="1.91357" calcext:value-type="float">
            <text:p>1.91357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0741334" calcext:value-type="float">
            <text:p>0.00741334</text:p>
          </table:table-cell>
          <table:table-cell office:value-type="float" office:value="0.713418" calcext:value-type="float">
            <text:p>0.713418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289444" calcext:value-type="float">
            <text:p>0.0289444</text:p>
          </table:table-cell>
          <table:table-cell office:value-type="float" office:value="1.63993" calcext:value-type="float">
            <text:p>1.63993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117123" calcext:value-type="float">
            <text:p>0.0117123</text:p>
          </table:table-cell>
          <table:table-cell office:value-type="float" office:value="0.696655" calcext:value-type="float">
            <text:p>0.696655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847222" calcext:value-type="float">
            <text:p>0.84722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628766" calcext:value-type="float">
            <text:p>0.0628766</text:p>
          </table:table-cell>
          <table:table-cell office:value-type="float" office:value="2.40445" calcext:value-type="float">
            <text:p>2.40445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0977092" calcext:value-type="float">
            <text:p>0.00977092</text:p>
          </table:table-cell>
          <table:table-cell office:value-type="float" office:value="0.664776" calcext:value-type="float">
            <text:p>0.664776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376306" calcext:value-type="float">
            <text:p>0.0376306</text:p>
          </table:table-cell>
          <table:table-cell office:value-type="float" office:value="2.23149" calcext:value-type="float">
            <text:p>2.23149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0843741" calcext:value-type="float">
            <text:p>0.00843741</text:p>
          </table:table-cell>
          <table:table-cell office:value-type="float" office:value="0.649294" calcext:value-type="float">
            <text:p>0.649294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613554" calcext:value-type="float">
            <text:p>0.0613554</text:p>
          </table:table-cell>
          <table:table-cell office:value-type="float" office:value="2.16094" calcext:value-type="float">
            <text:p>2.16094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638889" calcext:value-type="float">
            <text:p>0.63888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0685546" calcext:value-type="float">
            <text:p>0.00685546</text:p>
          </table:table-cell>
          <table:table-cell office:value-type="float" office:value="0.746446" calcext:value-type="float">
            <text:p>0.746446</text:p>
          </table:table-cell>
          <table:table-cell office:value-type="float" office:value="1" calcext:value-type="float">
            <text:p>1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697126" calcext:value-type="float">
            <text:p>0.0697126</text:p>
          </table:table-cell>
          <table:table-cell office:value-type="float" office:value="2.3655" calcext:value-type="float">
            <text:p>2.3655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0760033" calcext:value-type="float">
            <text:p>0.00760033</text:p>
          </table:table-cell>
          <table:table-cell office:value-type="float" office:value="0.962404" calcext:value-type="float">
            <text:p>0.962404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10994" calcext:value-type="float">
            <text:p>0.110994</text:p>
          </table:table-cell>
          <table:table-cell office:value-type="float" office:value="1.95907" calcext:value-type="float">
            <text:p>1.95907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0600739" calcext:value-type="float">
            <text:p>0.00600739</text:p>
          </table:table-cell>
          <table:table-cell office:value-type="float" office:value="0.618016" calcext:value-type="float">
            <text:p>0.618016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139085" calcext:value-type="float">
            <text:p>0.139085</text:p>
          </table:table-cell>
          <table:table-cell office:value-type="float" office:value="2.06581" calcext:value-type="float">
            <text:p>2.06581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0722038" calcext:value-type="float">
            <text:p>0.00722038</text:p>
          </table:table-cell>
          <table:table-cell office:value-type="float" office:value="0.658396" calcext:value-type="float">
            <text:p>0.658396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693129" calcext:value-type="float">
            <text:p>0.0693129</text:p>
          </table:table-cell>
          <table:table-cell office:value-type="float" office:value="1.61629" calcext:value-type="float">
            <text:p>1.61629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0566369" calcext:value-type="float">
            <text:p>0.00566369</text:p>
          </table:table-cell>
          <table:table-cell office:value-type="float" office:value="0.700065" calcext:value-type="float">
            <text:p>0.700065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816081" calcext:value-type="float">
            <text:p>0.0816081</text:p>
          </table:table-cell>
          <table:table-cell office:value-type="float" office:value="2.06108" calcext:value-type="float">
            <text:p>2.06108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0517086" calcext:value-type="float">
            <text:p>0.00517086</text:p>
          </table:table-cell>
          <table:table-cell office:value-type="float" office:value="0.868141" calcext:value-type="float">
            <text:p>0.868141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747284" calcext:value-type="float">
            <text:p>0.0747284</text:p>
          </table:table-cell>
          <table:table-cell office:value-type="float" office:value="2.15657" calcext:value-type="float">
            <text:p>2.15657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0551541" calcext:value-type="float">
            <text:p>0.00551541</text:p>
          </table:table-cell>
          <table:table-cell office:value-type="float" office:value="0.825909" calcext:value-type="float">
            <text:p>0.825909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347696" calcext:value-type="float">
            <text:p>0.0347696</text:p>
          </table:table-cell>
          <table:table-cell office:value-type="float" office:value="1.42601" calcext:value-type="float">
            <text:p>1.42601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694444" calcext:value-type="float">
            <text:p>0.69444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0505295" calcext:value-type="float">
            <text:p>0.00505295</text:p>
          </table:table-cell>
          <table:table-cell office:value-type="float" office:value="0.753626" calcext:value-type="float">
            <text:p>0.753626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474498" calcext:value-type="float">
            <text:p>0.0474498</text:p>
          </table:table-cell>
          <table:table-cell office:value-type="float" office:value="2.00891" calcext:value-type="float">
            <text:p>2.00891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0626279" calcext:value-type="float">
            <text:p>0.00626279</text:p>
          </table:table-cell>
          <table:table-cell office:value-type="float" office:value="0.691786" calcext:value-type="float">
            <text:p>0.691786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446872" calcext:value-type="float">
            <text:p>0.0446872</text:p>
          </table:table-cell>
          <table:table-cell office:value-type="float" office:value="1.94873" calcext:value-type="float">
            <text:p>1.94873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638889" calcext:value-type="float">
            <text:p>0.63888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0550228" calcext:value-type="float">
            <text:p>0.00550228</text:p>
          </table:table-cell>
          <table:table-cell office:value-type="float" office:value="0.725876" calcext:value-type="float">
            <text:p>0.725876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■検証パターン2 学習データ:評価データ = 3: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643.809" calcext:value-type="float">
            <text:p>643.809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638.19" calcext:value-type="float">
            <text:p>638.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5496" calcext:value-type="float">
            <text:p>5.55496</text:p>
          </table:table-cell>
          <table:table-cell office:value-type="float" office:value="2.28491" calcext:value-type="float">
            <text:p>2.28491</text:p>
          </table:table-cell>
          <table:table-cell office:value-type="float" office:value="0.1125" calcext:value-type="float">
            <text:p>0.1125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262" calcext:value-type="float">
            <text:p>2.0262</text:p>
          </table:table-cell>
          <table:table-cell office:value-type="float" office:value="1.97137" calcext:value-type="float">
            <text:p>1.97137</text:p>
          </table:table-cell>
          <table:table-cell office:value-type="float" office:value="0.2875" calcext:value-type="float">
            <text:p>0.2875</text:p>
          </table:table-cell>
          <table:table-cell office:value-type="float" office:value="0.309091" calcext:value-type="float">
            <text:p>0.3090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16309" calcext:value-type="float">
            <text:p>2.16309</text:p>
          </table:table-cell>
          <table:table-cell office:value-type="float" office:value="2.24856" calcext:value-type="float">
            <text:p>2.24856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0.136364" calcext:value-type="float">
            <text:p>0.13636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5337" calcext:value-type="float">
            <text:p>1.75337</text:p>
          </table:table-cell>
          <table:table-cell office:value-type="float" office:value="1.86534" calcext:value-type="float">
            <text:p>1.86534</text:p>
          </table:table-cell>
          <table:table-cell office:value-type="float" office:value="0.585714" calcext:value-type="float">
            <text:p>0.585714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10761" calcext:value-type="float">
            <text:p>2.10761</text:p>
          </table:table-cell>
          <table:table-cell office:value-type="float" office:value="2.05456" calcext:value-type="float">
            <text:p>2.05456</text:p>
          </table:table-cell>
          <table:table-cell office:value-type="float" office:value="0.114286" calcext:value-type="float">
            <text:p>0.114286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46171" calcext:value-type="float">
            <text:p>1.46171</text:p>
          </table:table-cell>
          <table:table-cell office:value-type="float" office:value="1.77637" calcext:value-type="float">
            <text:p>1.77637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91066" calcext:value-type="float">
            <text:p>1.91066</text:p>
          </table:table-cell>
          <table:table-cell office:value-type="float" office:value="2.08328" calcext:value-type="float">
            <text:p>2.08328</text:p>
          </table:table-cell>
          <table:table-cell office:value-type="float" office:value="0.257143" calcext:value-type="float">
            <text:p>0.257143</text:p>
          </table:table-cell>
          <table:table-cell office:value-type="float" office:value="0.186364" calcext:value-type="float">
            <text:p>0.1863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21655" calcext:value-type="float">
            <text:p>1.21655</text:p>
          </table:table-cell>
          <table:table-cell office:value-type="float" office:value="1.64667" calcext:value-type="float">
            <text:p>1.64667</text:p>
          </table:table-cell>
          <table:table-cell office:value-type="float" office:value="0.842857" calcext:value-type="float">
            <text:p>0.842857</text:p>
          </table:table-cell>
          <table:table-cell office:value-type="float" office:value="0.454545" calcext:value-type="float">
            <text:p>0.4545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93943" calcext:value-type="float">
            <text:p>1.93943</text:p>
          </table:table-cell>
          <table:table-cell office:value-type="float" office:value="2.04767" calcext:value-type="float">
            <text:p>2.04767</text:p>
          </table:table-cell>
          <table:table-cell office:value-type="float" office:value="0.3" calcext:value-type="float">
            <text:p>0.3</text:p>
          </table:table-cell>
          <table:table-cell office:value-type="float" office:value="0.163636" calcext:value-type="float">
            <text:p>0.16363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986434" calcext:value-type="float">
            <text:p>0.986434</text:p>
          </table:table-cell>
          <table:table-cell office:value-type="float" office:value="1.58271" calcext:value-type="float">
            <text:p>1.58271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490909" calcext:value-type="float">
            <text:p>0.4909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95158" calcext:value-type="float">
            <text:p>1.95158</text:p>
          </table:table-cell>
          <table:table-cell office:value-type="float" office:value="1.97328" calcext:value-type="float">
            <text:p>1.97328</text:p>
          </table:table-cell>
          <table:table-cell office:value-type="float" office:value="0.185714" calcext:value-type="float">
            <text:p>0.185714</text:p>
          </table:table-cell>
          <table:table-cell office:value-type="float" office:value="0.259091" calcext:value-type="float">
            <text:p>0.25909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764398" calcext:value-type="float">
            <text:p>0.764398</text:p>
          </table:table-cell>
          <table:table-cell office:value-type="float" office:value="1.45836" calcext:value-type="float">
            <text:p>1.45836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536364" calcext:value-type="float">
            <text:p>0.5363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71545" calcext:value-type="float">
            <text:p>1.71545</text:p>
          </table:table-cell>
          <table:table-cell office:value-type="float" office:value="1.98538" calcext:value-type="float">
            <text:p>1.98538</text:p>
          </table:table-cell>
          <table:table-cell office:value-type="float" office:value="0.414286" calcext:value-type="float">
            <text:p>0.414286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640343" calcext:value-type="float">
            <text:p>0.640343</text:p>
          </table:table-cell>
          <table:table-cell office:value-type="float" office:value="1.37083" calcext:value-type="float">
            <text:p>1.37083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577273" calcext:value-type="float">
            <text:p>0.5772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2984" calcext:value-type="float">
            <text:p>1.52984</text:p>
          </table:table-cell>
          <table:table-cell office:value-type="float" office:value="1.91682" calcext:value-type="float">
            <text:p>1.91682</text:p>
          </table:table-cell>
          <table:table-cell office:value-type="float" office:value="0.4" calcext:value-type="float">
            <text:p>0.4</text:p>
          </table:table-cell>
          <table:table-cell office:value-type="float" office:value="0.231818" calcext:value-type="float">
            <text:p>0.23181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04993" calcext:value-type="float">
            <text:p>0.504993</text:p>
          </table:table-cell>
          <table:table-cell office:value-type="float" office:value="1.31543" calcext:value-type="float">
            <text:p>1.31543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39183" calcext:value-type="float">
            <text:p>1.39183</text:p>
          </table:table-cell>
          <table:table-cell office:value-type="float" office:value="1.78582" calcext:value-type="float">
            <text:p>1.78582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322727" calcext:value-type="float">
            <text:p>0.32272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36298" calcext:value-type="float">
            <text:p>0.36298</text:p>
          </table:table-cell>
          <table:table-cell office:value-type="float" office:value="1.28418" calcext:value-type="float">
            <text:p>1.28418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72727" calcext:value-type="float">
            <text:p>0.5727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26769" calcext:value-type="float">
            <text:p>1.26769</text:p>
          </table:table-cell>
          <table:table-cell office:value-type="float" office:value="1.84659" calcext:value-type="float">
            <text:p>1.84659</text:p>
          </table:table-cell>
          <table:table-cell office:value-type="float" office:value="0.542857" calcext:value-type="float">
            <text:p>0.542857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306635" calcext:value-type="float">
            <text:p>0.306635</text:p>
          </table:table-cell>
          <table:table-cell office:value-type="float" office:value="1.21127" calcext:value-type="float">
            <text:p>1.21127</text:p>
          </table:table-cell>
          <table:table-cell office:value-type="float" office:value="1" calcext:value-type="float">
            <text:p>1</text:p>
          </table:table-cell>
          <table:table-cell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07286" calcext:value-type="float">
            <text:p>1.07286</text:p>
          </table:table-cell>
          <table:table-cell office:value-type="float" office:value="1.91523" calcext:value-type="float">
            <text:p>1.91523</text:p>
          </table:table-cell>
          <table:table-cell office:value-type="float" office:value="0.65" calcext:value-type="float">
            <text:p>0.65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18224" calcext:value-type="float">
            <text:p>0.218224</text:p>
          </table:table-cell>
          <table:table-cell office:value-type="float" office:value="1.21789" calcext:value-type="float">
            <text:p>1.21789</text:p>
          </table:table-cell>
          <table:table-cell office:value-type="float" office:value="1" calcext:value-type="float">
            <text:p>1</text:p>
          </table:table-cell>
          <table:table-cell office:value-type="float" office:value="0.554545" calcext:value-type="float">
            <text:p>0.5545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03721" calcext:value-type="float">
            <text:p>1.03721</text:p>
          </table:table-cell>
          <table:table-cell office:value-type="float" office:value="1.91923" calcext:value-type="float">
            <text:p>1.91923</text:p>
          </table:table-cell>
          <table:table-cell office:value-type="float" office:value="0.6" calcext:value-type="float">
            <text:p>0.6</text:p>
          </table:table-cell>
          <table:table-cell office:value-type="float" office:value="0.336364" calcext:value-type="float">
            <text:p>0.33636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95602" calcext:value-type="float">
            <text:p>0.195602</text:p>
          </table:table-cell>
          <table:table-cell office:value-type="float" office:value="1.20195" calcext:value-type="float">
            <text:p>1.20195</text:p>
          </table:table-cell>
          <table:table-cell office:value-type="float" office:value="1" calcext:value-type="float">
            <text:p>1</text:p>
          </table:table-cell>
          <table:table-cell office:value-type="float" office:value="0.554545" calcext:value-type="float">
            <text:p>0.5545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07707" calcext:value-type="float">
            <text:p>1.07707</text:p>
          </table:table-cell>
          <table:table-cell office:value-type="float" office:value="2.32146" calcext:value-type="float">
            <text:p>2.32146</text:p>
          </table:table-cell>
          <table:table-cell office:value-type="float" office:value="0.557143" calcext:value-type="float">
            <text:p>0.557143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67764" calcext:value-type="float">
            <text:p>0.167764</text:p>
          </table:table-cell>
          <table:table-cell office:value-type="float" office:value="1.22605" calcext:value-type="float">
            <text:p>1.22605</text:p>
          </table:table-cell>
          <table:table-cell office:value-type="float" office:value="1" calcext:value-type="float">
            <text:p>1</text:p>
          </table:table-cell>
          <table:table-cell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37736" calcext:value-type="float">
            <text:p>0.737736</text:p>
          </table:table-cell>
          <table:table-cell office:value-type="float" office:value="1.99434" calcext:value-type="float">
            <text:p>1.99434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354545" calcext:value-type="float">
            <text:p>0.35454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29739" calcext:value-type="float">
            <text:p>0.129739</text:p>
          </table:table-cell>
          <table:table-cell office:value-type="float" office:value="1.11612" calcext:value-type="float">
            <text:p>1.11612</text:p>
          </table:table-cell>
          <table:table-cell office:value-type="float" office:value="1" calcext:value-type="float">
            <text:p>1</text:p>
          </table:table-cell>
          <table:table-cell office:value-type="float" office:value="0.604545" calcext:value-type="float">
            <text:p>0.6045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09132" calcext:value-type="float">
            <text:p>0.709132</text:p>
          </table:table-cell>
          <table:table-cell office:value-type="float" office:value="2.06209" calcext:value-type="float">
            <text:p>2.06209</text:p>
          </table:table-cell>
          <table:table-cell office:value-type="float" office:value="0.742857" calcext:value-type="float">
            <text:p>0.742857</text:p>
          </table:table-cell>
          <table:table-cell office:value-type="float" office:value="0.354545" calcext:value-type="float">
            <text:p>0.354545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899821" calcext:value-type="float">
            <text:p>0.0899821</text:p>
          </table:table-cell>
          <table:table-cell office:value-type="float" office:value="1.1702" calcext:value-type="float">
            <text:p>1.1702</text:p>
          </table:table-cell>
          <table:table-cell office:value-type="float" office:value="1" calcext:value-type="float">
            <text:p>1</text:p>
          </table:table-cell>
          <table:table-cell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643" calcext:value-type="float">
            <text:p>0.6643</text:p>
          </table:table-cell>
          <table:table-cell office:value-type="float" office:value="2.10136" calcext:value-type="float">
            <text:p>2.10136</text:p>
          </table:table-cell>
          <table:table-cell office:value-type="float" office:value="0.771429" calcext:value-type="float">
            <text:p>0.771429</text:p>
          </table:table-cell>
          <table:table-cell office:value-type="float" office:value="0.413636" calcext:value-type="float">
            <text:p>0.4136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05759" calcext:value-type="float">
            <text:p>0.105759</text:p>
          </table:table-cell>
          <table:table-cell office:value-type="float" office:value="1.13459" calcext:value-type="float">
            <text:p>1.13459</text:p>
          </table:table-cell>
          <table:table-cell office:value-type="float" office:value="1" calcext:value-type="float">
            <text:p>1</text:p>
          </table:table-cell>
          <table:table-cell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30319" calcext:value-type="float">
            <text:p>0.430319</text:p>
          </table:table-cell>
          <table:table-cell office:value-type="float" office:value="2.09968" calcext:value-type="float">
            <text:p>2.09968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354545" calcext:value-type="float">
            <text:p>0.35454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81776" calcext:value-type="float">
            <text:p>0.081776</text:p>
          </table:table-cell>
          <table:table-cell office:value-type="float" office:value="1.04153" calcext:value-type="float">
            <text:p>1.04153</text:p>
          </table:table-cell>
          <table:table-cell office:value-type="float" office:value="1" calcext:value-type="float">
            <text:p>1</text:p>
          </table:table-cell>
          <table:table-cell office:value-type="float" office:value="0.627273" calcext:value-type="float">
            <text:p>0.6272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28013" calcext:value-type="float">
            <text:p>0.528013</text:p>
          </table:table-cell>
          <table:table-cell office:value-type="float" office:value="2.28123" calcext:value-type="float">
            <text:p>2.28123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331818" calcext:value-type="float">
            <text:p>0.33181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679691" calcext:value-type="float">
            <text:p>0.0679691</text:p>
          </table:table-cell>
          <table:table-cell office:value-type="float" office:value="1.11438" calcext:value-type="float">
            <text:p>1.11438</text:p>
          </table:table-cell>
          <table:table-cell office:value-type="float" office:value="1" calcext:value-type="float">
            <text:p>1</text:p>
          </table:table-cell>
          <table:table-cell office:value-type="float" office:value="0.613636" calcext:value-type="float">
            <text:p>0.6136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12043" calcext:value-type="float">
            <text:p>0.412043</text:p>
          </table:table-cell>
          <table:table-cell office:value-type="float" office:value="2.2063" calcext:value-type="float">
            <text:p>2.2063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390909" calcext:value-type="float">
            <text:p>0.39090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690495" calcext:value-type="float">
            <text:p>0.0690495</text:p>
          </table:table-cell>
          <table:table-cell office:value-type="float" office:value="1.13249" calcext:value-type="float">
            <text:p>1.13249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69494" calcext:value-type="float">
            <text:p>0.269494</text:p>
          </table:table-cell>
          <table:table-cell office:value-type="float" office:value="2.34566" calcext:value-type="float">
            <text:p>2.34566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539704" calcext:value-type="float">
            <text:p>0.0539704</text:p>
          </table:table-cell>
          <table:table-cell office:value-type="float" office:value="1.11999" calcext:value-type="float">
            <text:p>1.11999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38652" calcext:value-type="float">
            <text:p>0.338652</text:p>
          </table:table-cell>
          <table:table-cell office:value-type="float" office:value="2.24715" calcext:value-type="float">
            <text:p>2.24715</text:p>
          </table:table-cell>
          <table:table-cell office:value-type="float" office:value="0.875" calcext:value-type="float">
            <text:p>0.875</text:p>
          </table:table-cell>
          <table:table-cell office:value-type="float" office:value="0.422727" calcext:value-type="float">
            <text:p>0.42272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466545" calcext:value-type="float">
            <text:p>0.0466545</text:p>
          </table:table-cell>
          <table:table-cell office:value-type="float" office:value="1.14045" calcext:value-type="float">
            <text:p>1.14045</text:p>
          </table:table-cell>
          <table:table-cell office:value-type="float" office:value="1" calcext:value-type="float">
            <text:p>1</text:p>
          </table:table-cell>
          <table:table-cell office:value-type="float" office:value="0.590909" calcext:value-type="float">
            <text:p>0.5909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17589" calcext:value-type="float">
            <text:p>0.217589</text:p>
          </table:table-cell>
          <table:table-cell office:value-type="float" office:value="2.60544" calcext:value-type="float">
            <text:p>2.60544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418182" calcext:value-type="float">
            <text:p>0.41818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486316" calcext:value-type="float">
            <text:p>0.0486316</text:p>
          </table:table-cell>
          <table:table-cell office:value-type="float" office:value="1.1431" calcext:value-type="float">
            <text:p>1.1431</text:p>
          </table:table-cell>
          <table:table-cell office:value-type="float" office:value="1" calcext:value-type="float">
            <text:p>1</text:p>
          </table:table-cell>
          <table:table-cell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36102" calcext:value-type="float">
            <text:p>0.236102</text:p>
          </table:table-cell>
          <table:table-cell office:value-type="float" office:value="2.55354" calcext:value-type="float">
            <text:p>2.55354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372727" calcext:value-type="float">
            <text:p>0.37272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367749" calcext:value-type="float">
            <text:p>0.0367749</text:p>
          </table:table-cell>
          <table:table-cell office:value-type="float" office:value="1.09751" calcext:value-type="float">
            <text:p>1.09751</text:p>
          </table:table-cell>
          <table:table-cell office:value-type="float" office:value="1" calcext:value-type="float">
            <text:p>1</text:p>
          </table:table-cell>
          <table:table-cell office:value-type="float" office:value="0.622727" calcext:value-type="float">
            <text:p>0.6227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76337" calcext:value-type="float">
            <text:p>0.176337</text:p>
          </table:table-cell>
          <table:table-cell office:value-type="float" office:value="2.42991" calcext:value-type="float">
            <text:p>2.42991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436364" calcext:value-type="float">
            <text:p>0.43636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357822" calcext:value-type="float">
            <text:p>0.0357822</text:p>
          </table:table-cell>
          <table:table-cell office:value-type="float" office:value="1.15711" calcext:value-type="float">
            <text:p>1.15711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25748" calcext:value-type="float">
            <text:p>0.125748</text:p>
          </table:table-cell>
          <table:table-cell office:value-type="float" office:value="2.86362" calcext:value-type="float">
            <text:p>2.86362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386364" calcext:value-type="float">
            <text:p>0.38636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329522" calcext:value-type="float">
            <text:p>0.0329522</text:p>
          </table:table-cell>
          <table:table-cell office:value-type="float" office:value="1.12582" calcext:value-type="float">
            <text:p>1.12582</text:p>
          </table:table-cell>
          <table:table-cell office:value-type="float" office:value="1" calcext:value-type="float">
            <text:p>1</text:p>
          </table:table-cell>
          <table:table-cell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59595" calcext:value-type="float">
            <text:p>0.159595</text:p>
          </table:table-cell>
          <table:table-cell office:value-type="float" office:value="2.98908" calcext:value-type="float">
            <text:p>2.98908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413636" calcext:value-type="float">
            <text:p>0.41363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266001" calcext:value-type="float">
            <text:p>0.0266001</text:p>
          </table:table-cell>
          <table:table-cell office:value-type="float" office:value="1.13436" calcext:value-type="float">
            <text:p>1.13436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4587" calcext:value-type="float">
            <text:p>0.194587</text:p>
          </table:table-cell>
          <table:table-cell office:value-type="float" office:value="2.36038" calcext:value-type="float">
            <text:p>2.36038</text:p>
          </table:table-cell>
          <table:table-cell office:value-type="float" office:value="0.9" calcext:value-type="float">
            <text:p>0.9</text:p>
          </table:table-cell>
          <table:table-cell office:value-type="float" office:value="0.390909" calcext:value-type="float">
            <text:p>0.39090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202932" calcext:value-type="float">
            <text:p>0.0202932</text:p>
          </table:table-cell>
          <table:table-cell office:value-type="float" office:value="1.08875" calcext:value-type="float">
            <text:p>1.08875</text:p>
          </table:table-cell>
          <table:table-cell office:value-type="float" office:value="1" calcext:value-type="float">
            <text:p>1</text:p>
          </table:table-cell>
          <table:table-cell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20185" calcext:value-type="float">
            <text:p>0.120185</text:p>
          </table:table-cell>
          <table:table-cell office:value-type="float" office:value="2.72507" calcext:value-type="float">
            <text:p>2.72507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04545" calcext:value-type="float">
            <text:p>0.40454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266012" calcext:value-type="float">
            <text:p>0.0266012</text:p>
          </table:table-cell>
          <table:table-cell office:value-type="float" office:value="1.11534" calcext:value-type="float">
            <text:p>1.11534</text:p>
          </table:table-cell>
          <table:table-cell office:value-type="float" office:value="1" calcext:value-type="float">
            <text:p>1</text:p>
          </table:table-cell>
          <table:table-cell office:value-type="float" office:value="0.604545" calcext:value-type="float">
            <text:p>0.6045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49157" calcext:value-type="float">
            <text:p>0.249157</text:p>
          </table:table-cell>
          <table:table-cell office:value-type="float" office:value="2.92093" calcext:value-type="float">
            <text:p>2.92093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381818" calcext:value-type="float">
            <text:p>0.38181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234765" calcext:value-type="float">
            <text:p>0.0234765</text:p>
          </table:table-cell>
          <table:table-cell office:value-type="float" office:value="1.16591" calcext:value-type="float">
            <text:p>1.16591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67117" calcext:value-type="float">
            <text:p>0.167117</text:p>
          </table:table-cell>
          <table:table-cell office:value-type="float" office:value="2.59871" calcext:value-type="float">
            <text:p>2.59871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0617" calcext:value-type="float">
            <text:p>0.030617</text:p>
          </table:table-cell>
          <table:table-cell office:value-type="float" office:value="1.07782" calcext:value-type="float">
            <text:p>1.07782</text:p>
          </table:table-cell>
          <table:table-cell office:value-type="float" office:value="1" calcext:value-type="float">
            <text:p>1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29464" calcext:value-type="float">
            <text:p>0.129464</text:p>
          </table:table-cell>
          <table:table-cell office:value-type="float" office:value="2.34058" calcext:value-type="float">
            <text:p>2.34058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413636" calcext:value-type="float">
            <text:p>0.41363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31235" calcext:value-type="float">
            <text:p>0.031235</text:p>
          </table:table-cell>
          <table:table-cell office:value-type="float" office:value="1.15779" calcext:value-type="float">
            <text:p>1.15779</text:p>
          </table:table-cell>
          <table:table-cell office:value-type="float" office:value="1" calcext:value-type="float">
            <text:p>1</text:p>
          </table:table-cell>
          <table:table-cell office:value-type="float" office:value="0.577273" calcext:value-type="float">
            <text:p>0.5772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137268" calcext:value-type="float">
            <text:p>0.137268</text:p>
          </table:table-cell>
          <table:table-cell office:value-type="float" office:value="2.55767" calcext:value-type="float">
            <text:p>2.5576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440909" calcext:value-type="float">
            <text:p>0.440909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278041" calcext:value-type="float">
            <text:p>0.0278041</text:p>
          </table:table-cell>
          <table:table-cell office:value-type="float" office:value="1.09483" calcext:value-type="float">
            <text:p>1.09483</text:p>
          </table:table-cell>
          <table:table-cell office:value-type="float" office:value="1" calcext:value-type="float">
            <text:p>1</text:p>
          </table:table-cell>
          <table:table-cell office:value-type="float" office:value="0.581818" calcext:value-type="float">
            <text:p>0.5818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56848" calcext:value-type="float">
            <text:p>0.056848</text:p>
          </table:table-cell>
          <table:table-cell office:value-type="float" office:value="2.4809" calcext:value-type="float">
            <text:p>2.4809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216933" calcext:value-type="float">
            <text:p>0.0216933</text:p>
          </table:table-cell>
          <table:table-cell office:value-type="float" office:value="1.07908" calcext:value-type="float">
            <text:p>1.07908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02804" calcext:value-type="float">
            <text:p>0.102804</text:p>
          </table:table-cell>
          <table:table-cell office:value-type="float" office:value="2.82741" calcext:value-type="float">
            <text:p>2.82741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418182" calcext:value-type="float">
            <text:p>0.41818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146204" calcext:value-type="float">
            <text:p>0.0146204</text:p>
          </table:table-cell>
          <table:table-cell office:value-type="float" office:value="1.14242" calcext:value-type="float">
            <text:p>1.14242</text:p>
          </table:table-cell>
          <table:table-cell office:value-type="float" office:value="1" calcext:value-type="float">
            <text:p>1</text:p>
          </table:table-cell>
          <table:table-cell office:value-type="float" office:value="0.604545" calcext:value-type="float">
            <text:p>0.6045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24656" calcext:value-type="float">
            <text:p>0.124656</text:p>
          </table:table-cell>
          <table:table-cell office:value-type="float" office:value="2.95455" calcext:value-type="float">
            <text:p>2.95455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381818" calcext:value-type="float">
            <text:p>0.38181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160575" calcext:value-type="float">
            <text:p>0.0160575</text:p>
          </table:table-cell>
          <table:table-cell office:value-type="float" office:value="1.09158" calcext:value-type="float">
            <text:p>1.09158</text:p>
          </table:table-cell>
          <table:table-cell office:value-type="float" office:value="1" calcext:value-type="float">
            <text:p>1</text:p>
          </table:table-cell>
          <table:table-cell office:value-type="float" office:value="0.627273" calcext:value-type="float">
            <text:p>0.6272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25004" calcext:value-type="float">
            <text:p>0.125004</text:p>
          </table:table-cell>
          <table:table-cell office:value-type="float" office:value="2.70239" calcext:value-type="float">
            <text:p>2.70239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377273" calcext:value-type="float">
            <text:p>0.37727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144066" calcext:value-type="float">
            <text:p>0.0144066</text:p>
          </table:table-cell>
          <table:table-cell office:value-type="float" office:value="1.08971" calcext:value-type="float">
            <text:p>1.08971</text:p>
          </table:table-cell>
          <table:table-cell office:value-type="float" office:value="1" calcext:value-type="float">
            <text:p>1</text:p>
          </table:table-cell>
          <table:table-cell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26202" calcext:value-type="float">
            <text:p>0.126202</text:p>
          </table:table-cell>
          <table:table-cell office:value-type="float" office:value="2.88556" calcext:value-type="float">
            <text:p>2.88556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422727" calcext:value-type="float">
            <text:p>0.42272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130475" calcext:value-type="float">
            <text:p>0.0130475</text:p>
          </table:table-cell>
          <table:table-cell office:value-type="float" office:value="1.09356" calcext:value-type="float">
            <text:p>1.09356</text:p>
          </table:table-cell>
          <table:table-cell office:value-type="float" office:value="1" calcext:value-type="float">
            <text:p>1</text:p>
          </table:table-cell>
          <table:table-cell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978209" calcext:value-type="float">
            <text:p>0.0978209</text:p>
          </table:table-cell>
          <table:table-cell office:value-type="float" office:value="2.62956" calcext:value-type="float">
            <text:p>2.62956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54545" calcext:value-type="float">
            <text:p>0.45454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158835" calcext:value-type="float">
            <text:p>0.0158835</text:p>
          </table:table-cell>
          <table:table-cell office:value-type="float" office:value="1.14265" calcext:value-type="float">
            <text:p>1.1426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498591" calcext:value-type="float">
            <text:p>0.0498591</text:p>
          </table:table-cell>
          <table:table-cell office:value-type="float" office:value="2.93935" calcext:value-type="float">
            <text:p>2.93935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18182" calcext:value-type="float">
            <text:p>0.418182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162861" calcext:value-type="float">
            <text:p>0.0162861</text:p>
          </table:table-cell>
          <table:table-cell office:value-type="float" office:value="1.11048" calcext:value-type="float">
            <text:p>1.11048</text:p>
          </table:table-cell>
          <table:table-cell office:value-type="float" office:value="1" calcext:value-type="float">
            <text:p>1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78423" calcext:value-type="float">
            <text:p>0.078423</text:p>
          </table:table-cell>
          <table:table-cell office:value-type="float" office:value="3.05804" calcext:value-type="float">
            <text:p>3.05804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132103" calcext:value-type="float">
            <text:p>0.0132103</text:p>
          </table:table-cell>
          <table:table-cell office:value-type="float" office:value="1.06582" calcext:value-type="float">
            <text:p>1.06582</text:p>
          </table:table-cell>
          <table:table-cell office:value-type="float" office:value="1" calcext:value-type="float">
            <text:p>1</text:p>
          </table:table-cell>
          <table:table-cell office:value-type="float" office:value="0.659091" calcext:value-type="float">
            <text:p>0.65909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607982" calcext:value-type="float">
            <text:p>0.0607982</text:p>
          </table:table-cell>
          <table:table-cell office:value-type="float" office:value="3.23634" calcext:value-type="float">
            <text:p>3.23634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395455" calcext:value-type="float">
            <text:p>0.395455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0908893" calcext:value-type="float">
            <text:p>0.00908893</text:p>
          </table:table-cell>
          <table:table-cell office:value-type="float" office:value="1.10338" calcext:value-type="float">
            <text:p>1.10338</text:p>
          </table:table-cell>
          <table:table-cell office:value-type="float" office:value="1" calcext:value-type="float">
            <text:p>1</text:p>
          </table:table-cell>
          <table:table-cell office:value-type="float" office:value="0.631818" calcext:value-type="float">
            <text:p>0.6318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437579" calcext:value-type="float">
            <text:p>0.0437579</text:p>
          </table:table-cell>
          <table:table-cell office:value-type="float" office:value="3.56618" calcext:value-type="float">
            <text:p>3.56618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04545" calcext:value-type="float">
            <text:p>0.404545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119224" calcext:value-type="float">
            <text:p>0.0119224</text:p>
          </table:table-cell>
          <table:table-cell office:value-type="float" office:value="1.12954" calcext:value-type="float">
            <text:p>1.12954</text:p>
          </table:table-cell>
          <table:table-cell office:value-type="float" office:value="1" calcext:value-type="float">
            <text:p>1</text:p>
          </table:table-cell>
          <table:table-cell office:value-type="float" office:value="0.590909" calcext:value-type="float">
            <text:p>0.59090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591494" calcext:value-type="float">
            <text:p>0.0591494</text:p>
          </table:table-cell>
          <table:table-cell office:value-type="float" office:value="3.79087" calcext:value-type="float">
            <text:p>3.7908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372727" calcext:value-type="float">
            <text:p>0.372727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120934" calcext:value-type="float">
            <text:p>0.0120934</text:p>
          </table:table-cell>
          <table:table-cell office:value-type="float" office:value="1.08699" calcext:value-type="float">
            <text:p>1.08699</text:p>
          </table:table-cell>
          <table:table-cell office:value-type="float" office:value="1" calcext:value-type="float">
            <text:p>1</text:p>
          </table:table-cell>
          <table:table-cell office:value-type="float" office:value="0.654545" calcext:value-type="float">
            <text:p>0.6545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31587" calcext:value-type="float">
            <text:p>0.0131587</text:p>
          </table:table-cell>
          <table:table-cell office:value-type="float" office:value="3.89799" calcext:value-type="float">
            <text:p>3.89799</text:p>
          </table:table-cell>
          <table:table-cell office:value-type="float" office:value="1" calcext:value-type="float">
            <text:p>1</text:p>
          </table:table-cell>
          <table:table-cell office:value-type="float" office:value="0.390909" calcext:value-type="float">
            <text:p>0.39090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12331" calcext:value-type="float">
            <text:p>0.012331</text:p>
          </table:table-cell>
          <table:table-cell office:value-type="float" office:value="1.08335" calcext:value-type="float">
            <text:p>1.0833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520288" calcext:value-type="float">
            <text:p>0.0520288</text:p>
          </table:table-cell>
          <table:table-cell office:value-type="float" office:value="3.9356" calcext:value-type="float">
            <text:p>3.9356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04545" calcext:value-type="float">
            <text:p>0.4045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139342" calcext:value-type="float">
            <text:p>0.0139342</text:p>
          </table:table-cell>
          <table:table-cell office:value-type="float" office:value="1.13418" calcext:value-type="float">
            <text:p>1.13418</text:p>
          </table:table-cell>
          <table:table-cell office:value-type="float" office:value="1" calcext:value-type="float">
            <text:p>1</text:p>
          </table:table-cell>
          <table:table-cell office:value-type="float" office:value="0.627273" calcext:value-type="float">
            <text:p>0.6272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500423" calcext:value-type="float">
            <text:p>0.0500423</text:p>
          </table:table-cell>
          <table:table-cell office:value-type="float" office:value="3.6802" calcext:value-type="float">
            <text:p>3.6802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59091" calcext:value-type="float">
            <text:p>0.35909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116862" calcext:value-type="float">
            <text:p>0.0116862</text:p>
          </table:table-cell>
          <table:table-cell office:value-type="float" office:value="1.14614" calcext:value-type="float">
            <text:p>1.14614</text:p>
          </table:table-cell>
          <table:table-cell office:value-type="float" office:value="1" calcext:value-type="float">
            <text:p>1</text:p>
          </table:table-cell>
          <table:table-cell office:value-type="float" office:value="0.581818" calcext:value-type="float">
            <text:p>0.5818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695898" calcext:value-type="float">
            <text:p>0.0695898</text:p>
          </table:table-cell>
          <table:table-cell office:value-type="float" office:value="4.36159" calcext:value-type="float">
            <text:p>4.36159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135863" calcext:value-type="float">
            <text:p>0.0135863</text:p>
          </table:table-cell>
          <table:table-cell office:value-type="float" office:value="1.14367" calcext:value-type="float">
            <text:p>1.14367</text:p>
          </table:table-cell>
          <table:table-cell office:value-type="float" office:value="1" calcext:value-type="float">
            <text:p>1</text:p>
          </table:table-cell>
          <table:table-cell office:value-type="float" office:value="0.631818" calcext:value-type="float">
            <text:p>0.6318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69994" calcext:value-type="float">
            <text:p>0.169994</text:p>
          </table:table-cell>
          <table:table-cell office:value-type="float" office:value="3.38257" calcext:value-type="float">
            <text:p>3.3825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427273" calcext:value-type="float">
            <text:p>0.42727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0897922" calcext:value-type="float">
            <text:p>0.00897922</text:p>
          </table:table-cell>
          <table:table-cell office:value-type="float" office:value="1.11971" calcext:value-type="float">
            <text:p>1.11971</text:p>
          </table:table-cell>
          <table:table-cell office:value-type="float" office:value="1" calcext:value-type="float">
            <text:p>1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77676" calcext:value-type="float">
            <text:p>0.077676</text:p>
          </table:table-cell>
          <table:table-cell office:value-type="float" office:value="2.863" calcext:value-type="float">
            <text:p>2.863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418182" calcext:value-type="float">
            <text:p>0.41818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0735547" calcext:value-type="float">
            <text:p>0.00735547</text:p>
          </table:table-cell>
          <table:table-cell office:value-type="float" office:value="1.12996" calcext:value-type="float">
            <text:p>1.1299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4765" calcext:value-type="float">
            <text:p>0.024765</text:p>
          </table:table-cell>
          <table:table-cell office:value-type="float" office:value="3.00344" calcext:value-type="float">
            <text:p>3.00344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45455" calcext:value-type="float">
            <text:p>0.4454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0983715" calcext:value-type="float">
            <text:p>0.00983715</text:p>
          </table:table-cell>
          <table:table-cell office:value-type="float" office:value="1.08747" calcext:value-type="float">
            <text:p>1.08747</text:p>
          </table:table-cell>
          <table:table-cell office:value-type="float" office:value="1" calcext:value-type="float">
            <text:p>1</text:p>
          </table:table-cell>
          <table:table-cell office:value-type="float" office:value="0.627273" calcext:value-type="float">
            <text:p>0.627273</text:p>
          </table:table-cell>
        </table:table-row>
      </table:table>
      <table:table table:name="I2_4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■検証パターン1 学習データ:評価データ = 7: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128.763" calcext:value-type="float">
            <text:p>128.763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120.833" calcext:value-type="float">
            <text:p>120.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float" office:value="124.512" calcext:value-type="float">
            <text:p>124.512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4596" calcext:value-type="float">
            <text:p>2.14596</text:p>
          </table:table-cell>
          <table:table-cell office:value-type="float" office:value="2.18202" calcext:value-type="float">
            <text:p>2.18202</text:p>
          </table:table-cell>
          <table:table-cell office:value-type="float" office:value="0.163636" calcext:value-type="float">
            <text:p>0.163636</text:p>
          </table:table-cell>
          <table:table-cell office:value-type="float" office:value="0.152778" calcext:value-type="float">
            <text:p>0.1527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4128" calcext:value-type="float">
            <text:p>2.04128</text:p>
          </table:table-cell>
          <table:table-cell office:value-type="float" office:value="2.01217" calcext:value-type="float">
            <text:p>2.01217</text:p>
          </table:table-cell>
          <table:table-cell office:value-type="float" office:value="0.163636" calcext:value-type="float">
            <text:p>0.163636</text:p>
          </table:table-cell>
          <table:table-cell office:value-type="float" office:value="0.194444" calcext:value-type="float">
            <text:p>0.194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3626" calcext:value-type="float">
            <text:p>1.93626</text:p>
          </table:table-cell>
          <table:table-cell office:value-type="float" office:value="2.07122" calcext:value-type="float">
            <text:p>2.07122</text:p>
          </table:table-cell>
          <table:table-cell office:value-type="float" office:value="0.281818" calcext:value-type="float">
            <text:p>0.281818</text:p>
          </table:table-cell>
          <table:table-cell office:value-type="float" office:value="0.180556" calcext:value-type="float">
            <text:p>0.18055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658" calcext:value-type="float">
            <text:p>1.9658</text:p>
          </table:table-cell>
          <table:table-cell office:value-type="float" office:value="1.94695" calcext:value-type="float">
            <text:p>1.94695</text:p>
          </table:table-cell>
          <table:table-cell office:value-type="float" office:value="0.240909" calcext:value-type="float">
            <text:p>0.240909</text:p>
          </table:table-cell>
          <table:table-cell office:value-type="float" office:value="0.305556" calcext:value-type="float">
            <text:p>0.3055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68708" calcext:value-type="float">
            <text:p>1.68708</text:p>
          </table:table-cell>
          <table:table-cell office:value-type="float" office:value="2.04425" calcext:value-type="float">
            <text:p>2.04425</text:p>
          </table:table-cell>
          <table:table-cell office:value-type="float" office:value="0.418182" calcext:value-type="float">
            <text:p>0.418182</text:p>
          </table:table-cell>
          <table:table-cell office:value-type="float" office:value="0.208333" calcext:value-type="float">
            <text:p>0.2083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87171" calcext:value-type="float">
            <text:p>1.87171</text:p>
          </table:table-cell>
          <table:table-cell office:value-type="float" office:value="1.87534" calcext:value-type="float">
            <text:p>1.87534</text:p>
          </table:table-cell>
          <table:table-cell office:value-type="float" office:value="0.35" calcext:value-type="float">
            <text:p>0.35</text:p>
          </table:table-cell>
          <table:table-cell office:value-type="float" office:value="0.347222" calcext:value-type="float">
            <text:p>0.3472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9752" calcext:value-type="float">
            <text:p>1.59752</text:p>
          </table:table-cell>
          <table:table-cell office:value-type="float" office:value="1.93236" calcext:value-type="float">
            <text:p>1.93236</text:p>
          </table:table-cell>
          <table:table-cell office:value-type="float" office:value="0.413636" calcext:value-type="float">
            <text:p>0.413636</text:p>
          </table:table-cell>
          <table:table-cell office:value-type="float" office:value="0.277778" calcext:value-type="float">
            <text:p>0.27777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76789" calcext:value-type="float">
            <text:p>1.76789</text:p>
          </table:table-cell>
          <table:table-cell office:value-type="float" office:value="1.77955" calcext:value-type="float">
            <text:p>1.77955</text:p>
          </table:table-cell>
          <table:table-cell office:value-type="float" office:value="0.386364" calcext:value-type="float">
            <text:p>0.386364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41159" calcext:value-type="float">
            <text:p>1.41159</text:p>
          </table:table-cell>
          <table:table-cell office:value-type="float" office:value="1.9871" calcext:value-type="float">
            <text:p>1.9871</text:p>
          </table:table-cell>
          <table:table-cell office:value-type="float" office:value="0.495455" calcext:value-type="float">
            <text:p>0.495455</text:p>
          </table:table-cell>
          <table:table-cell office:value-type="float" office:value="0.319444" calcext:value-type="float">
            <text:p>0.31944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64706" calcext:value-type="float">
            <text:p>1.64706</text:p>
          </table:table-cell>
          <table:table-cell office:value-type="float" office:value="1.72458" calcext:value-type="float">
            <text:p>1.72458</text:p>
          </table:table-cell>
          <table:table-cell office:value-type="float" office:value="0.509091" calcext:value-type="float">
            <text:p>0.509091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23431" calcext:value-type="float">
            <text:p>1.23431</text:p>
          </table:table-cell>
          <table:table-cell office:value-type="float" office:value="2.00796" calcext:value-type="float">
            <text:p>2.00796</text:p>
          </table:table-cell>
          <table:table-cell office:value-type="float" office:value="0.609091" calcext:value-type="float">
            <text:p>0.609091</text:p>
          </table:table-cell>
          <table:table-cell office:value-type="float" office:value="0.277778" calcext:value-type="float">
            <text:p>0.27777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56205" calcext:value-type="float">
            <text:p>1.56205</text:p>
          </table:table-cell>
          <table:table-cell office:value-type="float" office:value="1.57136" calcext:value-type="float">
            <text:p>1.57136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527778" calcext:value-type="float">
            <text:p>0.5277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2806" calcext:value-type="float">
            <text:p>1.12806</text:p>
          </table:table-cell>
          <table:table-cell office:value-type="float" office:value="2.01094" calcext:value-type="float">
            <text:p>2.01094</text:p>
          </table:table-cell>
          <table:table-cell office:value-type="float" office:value="0.663636" calcext:value-type="float">
            <text:p>0.663636</text:p>
          </table:table-cell>
          <table:table-cell office:value-type="float" office:value="0.291667" calcext:value-type="float">
            <text:p>0.29166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44954" calcext:value-type="float">
            <text:p>1.44954</text:p>
          </table:table-cell>
          <table:table-cell office:value-type="float" office:value="1.48229" calcext:value-type="float">
            <text:p>1.48229</text:p>
          </table:table-cell>
          <table:table-cell office:value-type="float" office:value="0.622727" calcext:value-type="float">
            <text:p>0.622727</text:p>
          </table:table-cell>
          <table:table-cell office:value-type="float" office:value="0.583333" calcext:value-type="float">
            <text:p>0.58333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02676" calcext:value-type="float">
            <text:p>1.02676</text:p>
          </table:table-cell>
          <table:table-cell office:value-type="float" office:value="1.92197" calcext:value-type="float">
            <text:p>1.92197</text:p>
          </table:table-cell>
          <table:table-cell office:value-type="float" office:value="0.659091" calcext:value-type="float">
            <text:p>0.659091</text:p>
          </table:table-cell>
          <table:table-cell office:value-type="float" office:value="0.333333" calcext:value-type="float">
            <text:p>0.33333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35029" calcext:value-type="float">
            <text:p>1.35029</text:p>
          </table:table-cell>
          <table:table-cell office:value-type="float" office:value="1.39978" calcext:value-type="float">
            <text:p>1.39978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583333" calcext:value-type="float">
            <text:p>0.58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00768" calcext:value-type="float">
            <text:p>0.900768</text:p>
          </table:table-cell>
          <table:table-cell office:value-type="float" office:value="1.83619" calcext:value-type="float">
            <text:p>1.83619</text:p>
          </table:table-cell>
          <table:table-cell office:value-type="float" office:value="0.681818" calcext:value-type="float">
            <text:p>0.681818</text:p>
          </table:table-cell>
          <table:table-cell office:value-type="float" office:value="0.388889" calcext:value-type="float">
            <text:p>0.38888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24435" calcext:value-type="float">
            <text:p>1.24435</text:p>
          </table:table-cell>
          <table:table-cell office:value-type="float" office:value="1.36904" calcext:value-type="float">
            <text:p>1.36904</text:p>
          </table:table-cell>
          <table:table-cell office:value-type="float" office:value="0.704545" calcext:value-type="float">
            <text:p>0.704545</text:p>
          </table:table-cell>
          <table:table-cell office:value-type="float" office:value="0.555556" calcext:value-type="float">
            <text:p>0.5555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2548" calcext:value-type="float">
            <text:p>0.82548</text:p>
          </table:table-cell>
          <table:table-cell office:value-type="float" office:value="1.89676" calcext:value-type="float">
            <text:p>1.89676</text:p>
          </table:table-cell>
          <table:table-cell office:value-type="float" office:value="0.75" calcext:value-type="float">
            <text:p>0.75</text:p>
          </table:table-cell>
          <table:table-cell office:value-type="float" office:value="0.319444" calcext:value-type="float">
            <text:p>0.31944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17317" calcext:value-type="float">
            <text:p>1.17317</text:p>
          </table:table-cell>
          <table:table-cell office:value-type="float" office:value="1.25941" calcext:value-type="float">
            <text:p>1.25941</text:p>
          </table:table-cell>
          <table:table-cell office:value-type="float" office:value="0.740909" calcext:value-type="float">
            <text:p>0.740909</text:p>
          </table:table-cell>
          <table:table-cell office:value-type="float" office:value="0.652778" calcext:value-type="float">
            <text:p>0.6527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17037" calcext:value-type="float">
            <text:p>0.717037</text:p>
          </table:table-cell>
          <table:table-cell office:value-type="float" office:value="1.95701" calcext:value-type="float">
            <text:p>1.95701</text:p>
          </table:table-cell>
          <table:table-cell office:value-type="float" office:value="0.772727" calcext:value-type="float">
            <text:p>0.772727</text:p>
          </table:table-cell>
          <table:table-cell office:value-type="float" office:value="0.347222" calcext:value-type="float">
            <text:p>0.34722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.10276" calcext:value-type="float">
            <text:p>1.10276</text:p>
          </table:table-cell>
          <table:table-cell office:value-type="float" office:value="1.17571" calcext:value-type="float">
            <text:p>1.17571</text:p>
          </table:table-cell>
          <table:table-cell office:value-type="float" office:value="0.695455" calcext:value-type="float">
            <text:p>0.695455</text:p>
          </table:table-cell>
          <table:table-cell office:value-type="float" office:value="0.694444" calcext:value-type="float">
            <text:p>0.6944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26521" calcext:value-type="float">
            <text:p>0.626521</text:p>
          </table:table-cell>
          <table:table-cell office:value-type="float" office:value="2.03059" calcext:value-type="float">
            <text:p>2.03059</text:p>
          </table:table-cell>
          <table:table-cell office:value-type="float" office:value="0.827273" calcext:value-type="float">
            <text:p>0.827273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04561" calcext:value-type="float">
            <text:p>1.04561</text:p>
          </table:table-cell>
          <table:table-cell office:value-type="float" office:value="1.1439" calcext:value-type="float">
            <text:p>1.1439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40939" calcext:value-type="float">
            <text:p>0.540939</text:p>
          </table:table-cell>
          <table:table-cell office:value-type="float" office:value="1.80958" calcext:value-type="float">
            <text:p>1.80958</text:p>
          </table:table-cell>
          <table:table-cell office:value-type="float" office:value="0.859091" calcext:value-type="float">
            <text:p>0.859091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961663" calcext:value-type="float">
            <text:p>0.961663</text:p>
          </table:table-cell>
          <table:table-cell office:value-type="float" office:value="1.05904" calcext:value-type="float">
            <text:p>1.05904</text:p>
          </table:table-cell>
          <table:table-cell office:value-type="float" office:value="0.772727" calcext:value-type="float">
            <text:p>0.772727</text:p>
          </table:table-cell>
          <table:table-cell office:value-type="float" office:value="0.694444" calcext:value-type="float">
            <text:p>0.694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3301" calcext:value-type="float">
            <text:p>0.53301</text:p>
          </table:table-cell>
          <table:table-cell office:value-type="float" office:value="2.05723" calcext:value-type="float">
            <text:p>2.05723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0.319444" calcext:value-type="float">
            <text:p>0.31944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42679" calcext:value-type="float">
            <text:p>0.942679</text:p>
          </table:table-cell>
          <table:table-cell office:value-type="float" office:value="1.06871" calcext:value-type="float">
            <text:p>1.06871</text:p>
          </table:table-cell>
          <table:table-cell office:value-type="float" office:value="0.786364" calcext:value-type="float">
            <text:p>0.786364</text:p>
          </table:table-cell>
          <table:table-cell office:value-type="float" office:value="0.680556" calcext:value-type="float">
            <text:p>0.6805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01625" calcext:value-type="float">
            <text:p>0.501625</text:p>
          </table:table-cell>
          <table:table-cell office:value-type="float" office:value="1.97737" calcext:value-type="float">
            <text:p>1.97737</text:p>
          </table:table-cell>
          <table:table-cell office:value-type="float" office:value="0.854545" calcext:value-type="float">
            <text:p>0.854545</text:p>
          </table:table-cell>
          <table:table-cell office:value-type="float" office:value="0.388889" calcext:value-type="float">
            <text:p>0.38888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60748" calcext:value-type="float">
            <text:p>0.860748</text:p>
          </table:table-cell>
          <table:table-cell office:value-type="float" office:value="0.995754" calcext:value-type="float">
            <text:p>0.995754</text:p>
          </table:table-cell>
          <table:table-cell office:value-type="float" office:value="0.809091" calcext:value-type="float">
            <text:p>0.80909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77141" calcext:value-type="float">
            <text:p>0.377141</text:p>
          </table:table-cell>
          <table:table-cell office:value-type="float" office:value="1.96515" calcext:value-type="float">
            <text:p>1.96515</text:p>
          </table:table-cell>
          <table:table-cell office:value-type="float" office:value="0.918182" calcext:value-type="float">
            <text:p>0.918182</text:p>
          </table:table-cell>
          <table:table-cell office:value-type="float" office:value="0.444444" calcext:value-type="float">
            <text:p>0.444444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797985" calcext:value-type="float">
            <text:p>0.797985</text:p>
          </table:table-cell>
          <table:table-cell office:value-type="float" office:value="1.00094" calcext:value-type="float">
            <text:p>1.00094</text:p>
          </table:table-cell>
          <table:table-cell office:value-type="float" office:value="0.8" calcext:value-type="float">
            <text:p>0.8</text:p>
          </table:table-cell>
          <table:table-cell office:value-type="float" office:value="0.722222" calcext:value-type="float">
            <text:p>0.7222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443" calcext:value-type="float">
            <text:p>0.3443</text:p>
          </table:table-cell>
          <table:table-cell office:value-type="float" office:value="1.7942" calcext:value-type="float">
            <text:p>1.7942</text:p>
          </table:table-cell>
          <table:table-cell office:value-type="float" office:value="0.918182" calcext:value-type="float">
            <text:p>0.918182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753971" calcext:value-type="float">
            <text:p>0.753971</text:p>
          </table:table-cell>
          <table:table-cell office:value-type="float" office:value="0.984458" calcext:value-type="float">
            <text:p>0.984458</text:p>
          </table:table-cell>
          <table:table-cell office:value-type="float" office:value="0.831818" calcext:value-type="float">
            <text:p>0.831818</text:p>
          </table:table-cell>
          <table:table-cell office:value-type="float" office:value="0.708333" calcext:value-type="float">
            <text:p>0.708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93905" calcext:value-type="float">
            <text:p>0.293905</text:p>
          </table:table-cell>
          <table:table-cell office:value-type="float" office:value="1.94635" calcext:value-type="float">
            <text:p>1.94635</text:p>
          </table:table-cell>
          <table:table-cell office:value-type="float" office:value="0.918182" calcext:value-type="float">
            <text:p>0.918182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96497" calcext:value-type="float">
            <text:p>0.696497</text:p>
          </table:table-cell>
          <table:table-cell office:value-type="float" office:value="0.963417" calcext:value-type="float">
            <text:p>0.963417</text:p>
          </table:table-cell>
          <table:table-cell office:value-type="float" office:value="0.85" calcext:value-type="float">
            <text:p>0.85</text:p>
          </table:table-cell>
          <table:table-cell office:value-type="float" office:value="0.652778" calcext:value-type="float">
            <text:p>0.6527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84785" calcext:value-type="float">
            <text:p>0.284785</text:p>
          </table:table-cell>
          <table:table-cell office:value-type="float" office:value="1.87108" calcext:value-type="float">
            <text:p>1.87108</text:p>
          </table:table-cell>
          <table:table-cell office:value-type="float" office:value="0.922727" calcext:value-type="float">
            <text:p>0.922727</text:p>
          </table:table-cell>
          <table:table-cell office:value-type="float" office:value="0.347222" calcext:value-type="float">
            <text:p>0.34722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696742" calcext:value-type="float">
            <text:p>0.696742</text:p>
          </table:table-cell>
          <table:table-cell office:value-type="float" office:value="0.964936" calcext:value-type="float">
            <text:p>0.964936</text:p>
          </table:table-cell>
          <table:table-cell office:value-type="float" office:value="0.836364" calcext:value-type="float">
            <text:p>0.836364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25133" calcext:value-type="float">
            <text:p>0.225133</text:p>
          </table:table-cell>
          <table:table-cell office:value-type="float" office:value="1.97737" calcext:value-type="float">
            <text:p>1.97737</text:p>
          </table:table-cell>
          <table:table-cell office:value-type="float" office:value="0.95" calcext:value-type="float">
            <text:p>0.95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629994" calcext:value-type="float">
            <text:p>0.629994</text:p>
          </table:table-cell>
          <table:table-cell office:value-type="float" office:value="0.844713" calcext:value-type="float">
            <text:p>0.844713</text:p>
          </table:table-cell>
          <table:table-cell office:value-type="float" office:value="0.854545" calcext:value-type="float">
            <text:p>0.85454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3538" calcext:value-type="float">
            <text:p>0.23538</text:p>
          </table:table-cell>
          <table:table-cell office:value-type="float" office:value="1.92446" calcext:value-type="float">
            <text:p>1.92446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416667" calcext:value-type="float">
            <text:p>0.416667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587767" calcext:value-type="float">
            <text:p>0.587767</text:p>
          </table:table-cell>
          <table:table-cell office:value-type="float" office:value="0.889774" calcext:value-type="float">
            <text:p>0.889774</text:p>
          </table:table-cell>
          <table:table-cell office:value-type="float" office:value="0.895455" calcext:value-type="float">
            <text:p>0.89545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69615" calcext:value-type="float">
            <text:p>0.169615</text:p>
          </table:table-cell>
          <table:table-cell office:value-type="float" office:value="1.98057" calcext:value-type="float">
            <text:p>1.98057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444444" calcext:value-type="float">
            <text:p>0.44444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574754" calcext:value-type="float">
            <text:p>0.574754</text:p>
          </table:table-cell>
          <table:table-cell office:value-type="float" office:value="0.844791" calcext:value-type="float">
            <text:p>0.844791</text:p>
          </table:table-cell>
          <table:table-cell office:value-type="float" office:value="0.868182" calcext:value-type="float">
            <text:p>0.868182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9618" calcext:value-type="float">
            <text:p>0.19618</text:p>
          </table:table-cell>
          <table:table-cell office:value-type="float" office:value="1.8565" calcext:value-type="float">
            <text:p>1.8565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0.458333" calcext:value-type="float">
            <text:p>0.45833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5548" calcext:value-type="float">
            <text:p>0.5548</text:p>
          </table:table-cell>
          <table:table-cell office:value-type="float" office:value="0.809497" calcext:value-type="float">
            <text:p>0.809497</text:p>
          </table:table-cell>
          <table:table-cell office:value-type="float" office:value="0.895455" calcext:value-type="float">
            <text:p>0.895455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47904" calcext:value-type="float">
            <text:p>0.147904</text:p>
          </table:table-cell>
          <table:table-cell office:value-type="float" office:value="1.83034" calcext:value-type="float">
            <text:p>1.83034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522309" calcext:value-type="float">
            <text:p>0.522309</text:p>
          </table:table-cell>
          <table:table-cell office:value-type="float" office:value="0.80272" calcext:value-type="float">
            <text:p>0.80272</text:p>
          </table:table-cell>
          <table:table-cell office:value-type="float" office:value="0.881818" calcext:value-type="float">
            <text:p>0.881818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41013" calcext:value-type="float">
            <text:p>0.141013</text:p>
          </table:table-cell>
          <table:table-cell office:value-type="float" office:value="2.25539" calcext:value-type="float">
            <text:p>2.25539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361111" calcext:value-type="float">
            <text:p>0.36111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499299" calcext:value-type="float">
            <text:p>0.499299</text:p>
          </table:table-cell>
          <table:table-cell office:value-type="float" office:value="0.862241" calcext:value-type="float">
            <text:p>0.862241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694444" calcext:value-type="float">
            <text:p>0.6944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31662" calcext:value-type="float">
            <text:p>0.131662</text:p>
          </table:table-cell>
          <table:table-cell office:value-type="float" office:value="2.08302" calcext:value-type="float">
            <text:p>2.08302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456216" calcext:value-type="float">
            <text:p>0.456216</text:p>
          </table:table-cell>
          <table:table-cell office:value-type="float" office:value="0.774939" calcext:value-type="float">
            <text:p>0.774939</text:p>
          </table:table-cell>
          <table:table-cell office:value-type="float" office:value="0.913636" calcext:value-type="float">
            <text:p>0.913636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09994" calcext:value-type="float">
            <text:p>0.109994</text:p>
          </table:table-cell>
          <table:table-cell office:value-type="float" office:value="1.96641" calcext:value-type="float">
            <text:p>1.96641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411316" calcext:value-type="float">
            <text:p>0.411316</text:p>
          </table:table-cell>
          <table:table-cell office:value-type="float" office:value="0.813828" calcext:value-type="float">
            <text:p>0.813828</text:p>
          </table:table-cell>
          <table:table-cell office:value-type="float" office:value="0.940909" calcext:value-type="float">
            <text:p>0.940909</text:p>
          </table:table-cell>
          <table:table-cell office:value-type="float" office:value="0.694444" calcext:value-type="float">
            <text:p>0.6944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1553" calcext:value-type="float">
            <text:p>0.11553</text:p>
          </table:table-cell>
          <table:table-cell office:value-type="float" office:value="2.22968" calcext:value-type="float">
            <text:p>2.22968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444444" calcext:value-type="float">
            <text:p>0.44444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420309" calcext:value-type="float">
            <text:p>0.420309</text:p>
          </table:table-cell>
          <table:table-cell office:value-type="float" office:value="0.692884" calcext:value-type="float">
            <text:p>0.692884</text:p>
          </table:table-cell>
          <table:table-cell office:value-type="float" office:value="0.913636" calcext:value-type="float">
            <text:p>0.913636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04256" calcext:value-type="float">
            <text:p>0.104256</text:p>
          </table:table-cell>
          <table:table-cell office:value-type="float" office:value="1.95651" calcext:value-type="float">
            <text:p>1.95651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404791" calcext:value-type="float">
            <text:p>0.404791</text:p>
          </table:table-cell>
          <table:table-cell office:value-type="float" office:value="0.710265" calcext:value-type="float">
            <text:p>0.710265</text:p>
          </table:table-cell>
          <table:table-cell office:value-type="float" office:value="0.927273" calcext:value-type="float">
            <text:p>0.927273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842963" calcext:value-type="float">
            <text:p>0.0842963</text:p>
          </table:table-cell>
          <table:table-cell office:value-type="float" office:value="2.18354" calcext:value-type="float">
            <text:p>2.18354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385936" calcext:value-type="float">
            <text:p>0.385936</text:p>
          </table:table-cell>
          <table:table-cell office:value-type="float" office:value="0.695725" calcext:value-type="float">
            <text:p>0.695725</text:p>
          </table:table-cell>
          <table:table-cell office:value-type="float" office:value="0.945455" calcext:value-type="float">
            <text:p>0.945455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903775" calcext:value-type="float">
            <text:p>0.0903775</text:p>
          </table:table-cell>
          <table:table-cell office:value-type="float" office:value="2.12113" calcext:value-type="float">
            <text:p>2.12113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381921" calcext:value-type="float">
            <text:p>0.381921</text:p>
          </table:table-cell>
          <table:table-cell office:value-type="float" office:value="0.705977" calcext:value-type="float">
            <text:p>0.705977</text:p>
          </table:table-cell>
          <table:table-cell office:value-type="float" office:value="0.918182" calcext:value-type="float">
            <text:p>0.918182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922388" calcext:value-type="float">
            <text:p>0.0922388</text:p>
          </table:table-cell>
          <table:table-cell office:value-type="float" office:value="2.13669" calcext:value-type="float">
            <text:p>2.13669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367961" calcext:value-type="float">
            <text:p>0.367961</text:p>
          </table:table-cell>
          <table:table-cell office:value-type="float" office:value="0.709856" calcext:value-type="float">
            <text:p>0.709856</text:p>
          </table:table-cell>
          <table:table-cell office:value-type="float" office:value="0.913636" calcext:value-type="float">
            <text:p>0.913636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02753" calcext:value-type="float">
            <text:p>0.102753</text:p>
          </table:table-cell>
          <table:table-cell office:value-type="float" office:value="2.08345" calcext:value-type="float">
            <text:p>2.08345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336009" calcext:value-type="float">
            <text:p>0.336009</text:p>
          </table:table-cell>
          <table:table-cell office:value-type="float" office:value="0.689403" calcext:value-type="float">
            <text:p>0.689403</text:p>
          </table:table-cell>
          <table:table-cell office:value-type="float" office:value="0.931818" calcext:value-type="float">
            <text:p>0.931818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894996" calcext:value-type="float">
            <text:p>0.0894996</text:p>
          </table:table-cell>
          <table:table-cell office:value-type="float" office:value="2.29752" calcext:value-type="float">
            <text:p>2.29752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416667" calcext:value-type="float">
            <text:p>0.41666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329712" calcext:value-type="float">
            <text:p>0.329712</text:p>
          </table:table-cell>
          <table:table-cell office:value-type="float" office:value="0.749878" calcext:value-type="float">
            <text:p>0.749878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0976" calcext:value-type="float">
            <text:p>0.10976</text:p>
          </table:table-cell>
          <table:table-cell office:value-type="float" office:value="2.25416" calcext:value-type="float">
            <text:p>2.25416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402778" calcext:value-type="float">
            <text:p>0.40277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306604" calcext:value-type="float">
            <text:p>0.306604</text:p>
          </table:table-cell>
          <table:table-cell office:value-type="float" office:value="0.725977" calcext:value-type="float">
            <text:p>0.725977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775574" calcext:value-type="float">
            <text:p>0.0775574</text:p>
          </table:table-cell>
          <table:table-cell office:value-type="float" office:value="2.22211" calcext:value-type="float">
            <text:p>2.22211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444444" calcext:value-type="float">
            <text:p>0.44444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300072" calcext:value-type="float">
            <text:p>0.300072</text:p>
          </table:table-cell>
          <table:table-cell office:value-type="float" office:value="0.652124" calcext:value-type="float">
            <text:p>0.652124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1063" calcext:value-type="float">
            <text:p>0.11063</text:p>
          </table:table-cell>
          <table:table-cell office:value-type="float" office:value="2.29688" calcext:value-type="float">
            <text:p>2.29688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458333" calcext:value-type="float">
            <text:p>0.45833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306565" calcext:value-type="float">
            <text:p>0.306565</text:p>
          </table:table-cell>
          <table:table-cell office:value-type="float" office:value="0.699047" calcext:value-type="float">
            <text:p>0.699047</text:p>
          </table:table-cell>
          <table:table-cell office:value-type="float" office:value="0.954545" calcext:value-type="float">
            <text:p>0.954545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91735" calcext:value-type="float">
            <text:p>0.091735</text:p>
          </table:table-cell>
          <table:table-cell office:value-type="float" office:value="2.0829" calcext:value-type="float">
            <text:p>2.0829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280221" calcext:value-type="float">
            <text:p>0.280221</text:p>
          </table:table-cell>
          <table:table-cell office:value-type="float" office:value="0.678897" calcext:value-type="float">
            <text:p>0.678897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554465" calcext:value-type="float">
            <text:p>0.0554465</text:p>
          </table:table-cell>
          <table:table-cell office:value-type="float" office:value="2.12383" calcext:value-type="float">
            <text:p>2.12383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240306" calcext:value-type="float">
            <text:p>0.240306</text:p>
          </table:table-cell>
          <table:table-cell office:value-type="float" office:value="0.552741" calcext:value-type="float">
            <text:p>0.552741</text:p>
          </table:table-cell>
          <table:table-cell office:value-type="float" office:value="0.954545" calcext:value-type="float">
            <text:p>0.954545</text:p>
          </table:table-cell>
          <table:table-cell office:value-type="float" office:value="0.861111" calcext:value-type="float">
            <text:p>0.8611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67664" calcext:value-type="float">
            <text:p>0.067664</text:p>
          </table:table-cell>
          <table:table-cell office:value-type="float" office:value="1.97334" calcext:value-type="float">
            <text:p>1.97334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246071" calcext:value-type="float">
            <text:p>0.246071</text:p>
          </table:table-cell>
          <table:table-cell office:value-type="float" office:value="0.776589" calcext:value-type="float">
            <text:p>0.776589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680556" calcext:value-type="float">
            <text:p>0.6805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376198" calcext:value-type="float">
            <text:p>0.0376198</text:p>
          </table:table-cell>
          <table:table-cell office:value-type="float" office:value="2.38565" calcext:value-type="float">
            <text:p>2.38565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444444" calcext:value-type="float">
            <text:p>0.44444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25075" calcext:value-type="float">
            <text:p>0.25075</text:p>
          </table:table-cell>
          <table:table-cell office:value-type="float" office:value="0.663877" calcext:value-type="float">
            <text:p>0.663877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48677" calcext:value-type="float">
            <text:p>0.048677</text:p>
          </table:table-cell>
          <table:table-cell office:value-type="float" office:value="2.40935" calcext:value-type="float">
            <text:p>2.40935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216167" calcext:value-type="float">
            <text:p>0.216167</text:p>
          </table:table-cell>
          <table:table-cell office:value-type="float" office:value="0.650034" calcext:value-type="float">
            <text:p>0.650034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41235" calcext:value-type="float">
            <text:p>0.041235</text:p>
          </table:table-cell>
          <table:table-cell office:value-type="float" office:value="2.36145" calcext:value-type="float">
            <text:p>2.36145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234364" calcext:value-type="float">
            <text:p>0.234364</text:p>
          </table:table-cell>
          <table:table-cell office:value-type="float" office:value="0.677376" calcext:value-type="float">
            <text:p>0.677376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524716" calcext:value-type="float">
            <text:p>0.0524716</text:p>
          </table:table-cell>
          <table:table-cell office:value-type="float" office:value="2.24169" calcext:value-type="float">
            <text:p>2.24169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238977" calcext:value-type="float">
            <text:p>0.238977</text:p>
          </table:table-cell>
          <table:table-cell office:value-type="float" office:value="0.695522" calcext:value-type="float">
            <text:p>0.695522</text:p>
          </table:table-cell>
          <table:table-cell office:value-type="float" office:value="0.936364" calcext:value-type="float">
            <text:p>0.936364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470268" calcext:value-type="float">
            <text:p>0.0470268</text:p>
          </table:table-cell>
          <table:table-cell office:value-type="float" office:value="2.52526" calcext:value-type="float">
            <text:p>2.52526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416667" calcext:value-type="float">
            <text:p>0.41666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196253" calcext:value-type="float">
            <text:p>0.196253</text:p>
          </table:table-cell>
          <table:table-cell office:value-type="float" office:value="0.710177" calcext:value-type="float">
            <text:p>0.710177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736512" calcext:value-type="float">
            <text:p>0.0736512</text:p>
          </table:table-cell>
          <table:table-cell office:value-type="float" office:value="2.05415" calcext:value-type="float">
            <text:p>2.05415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218428" calcext:value-type="float">
            <text:p>0.218428</text:p>
          </table:table-cell>
          <table:table-cell office:value-type="float" office:value="0.627514" calcext:value-type="float">
            <text:p>0.627514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551412" calcext:value-type="float">
            <text:p>0.0551412</text:p>
          </table:table-cell>
          <table:table-cell office:value-type="float" office:value="2.3188" calcext:value-type="float">
            <text:p>2.3188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458333" calcext:value-type="float">
            <text:p>0.45833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189853" calcext:value-type="float">
            <text:p>0.189853</text:p>
          </table:table-cell>
          <table:table-cell office:value-type="float" office:value="0.569686" calcext:value-type="float">
            <text:p>0.569686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383552" calcext:value-type="float">
            <text:p>0.0383552</text:p>
          </table:table-cell>
          <table:table-cell office:value-type="float" office:value="2.63388" calcext:value-type="float">
            <text:p>2.63388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416667" calcext:value-type="float">
            <text:p>0.41666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20733" calcext:value-type="float">
            <text:p>0.20733</text:p>
          </table:table-cell>
          <table:table-cell office:value-type="float" office:value="0.727143" calcext:value-type="float">
            <text:p>0.727143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694444" calcext:value-type="float">
            <text:p>0.6944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468424" calcext:value-type="float">
            <text:p>0.0468424</text:p>
          </table:table-cell>
          <table:table-cell office:value-type="float" office:value="2.2473" calcext:value-type="float">
            <text:p>2.2473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179372" calcext:value-type="float">
            <text:p>0.179372</text:p>
          </table:table-cell>
          <table:table-cell office:value-type="float" office:value="0.568225" calcext:value-type="float">
            <text:p>0.568225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4948" calcext:value-type="float">
            <text:p>0.034948</text:p>
          </table:table-cell>
          <table:table-cell office:value-type="float" office:value="2.51205" calcext:value-type="float">
            <text:p>2.51205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163624" calcext:value-type="float">
            <text:p>0.163624</text:p>
          </table:table-cell>
          <table:table-cell office:value-type="float" office:value="0.647012" calcext:value-type="float">
            <text:p>0.647012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■検証パターン2 学習データ:評価データ = 3: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202.934" calcext:value-type="float">
            <text:p>202.934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193.408" calcext:value-type="float">
            <text:p>193.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9623" calcext:value-type="float">
            <text:p>2.29623</text:p>
          </table:table-cell>
          <table:table-cell office:value-type="float" office:value="2.13541" calcext:value-type="float">
            <text:p>2.13541</text:p>
          </table:table-cell>
          <table:table-cell office:value-type="float" office:value="0.15" calcext:value-type="float">
            <text:p>0.15</text:p>
          </table:table-cell>
          <table:table-cell office:value-type="float" office:value="0.140909" calcext:value-type="float">
            <text:p>0.14090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8507" calcext:value-type="float">
            <text:p>2.08507</text:p>
          </table:table-cell>
          <table:table-cell office:value-type="float" office:value="2.0661" calcext:value-type="float">
            <text:p>2.0661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8722" calcext:value-type="float">
            <text:p>1.98722</text:p>
          </table:table-cell>
          <table:table-cell office:value-type="float" office:value="2.10187" calcext:value-type="float">
            <text:p>2.10187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0.177273" calcext:value-type="float">
            <text:p>0.1772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05384" calcext:value-type="float">
            <text:p>2.05384</text:p>
          </table:table-cell>
          <table:table-cell office:value-type="float" office:value="2.04926" calcext:value-type="float">
            <text:p>2.04926</text:p>
          </table:table-cell>
          <table:table-cell office:value-type="float" office:value="0.171429" calcext:value-type="float">
            <text:p>0.171429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74306" calcext:value-type="float">
            <text:p>1.74306</text:p>
          </table:table-cell>
          <table:table-cell office:value-type="float" office:value="2.1295" calcext:value-type="float">
            <text:p>2.1295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0.190909" calcext:value-type="float">
            <text:p>0.19090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98304" calcext:value-type="float">
            <text:p>1.98304</text:p>
          </table:table-cell>
          <table:table-cell office:value-type="float" office:value="2.02788" calcext:value-type="float">
            <text:p>2.02788</text:p>
          </table:table-cell>
          <table:table-cell office:value-type="float" office:value="0.385714" calcext:value-type="float">
            <text:p>0.38571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62207" calcext:value-type="float">
            <text:p>1.62207</text:p>
          </table:table-cell>
          <table:table-cell office:value-type="float" office:value="2.1686" calcext:value-type="float">
            <text:p>2.1686</text:p>
          </table:table-cell>
          <table:table-cell office:value-type="float" office:value="0.457143" calcext:value-type="float">
            <text:p>0.457143</text:p>
          </table:table-cell>
          <table:table-cell office:value-type="float" office:value="0.131818" calcext:value-type="float">
            <text:p>0.1318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95145" calcext:value-type="float">
            <text:p>1.95145</text:p>
          </table:table-cell>
          <table:table-cell office:value-type="float" office:value="2.01429" calcext:value-type="float">
            <text:p>2.01429</text:p>
          </table:table-cell>
          <table:table-cell office:value-type="float" office:value="0.328571" calcext:value-type="float">
            <text:p>0.328571</text:p>
          </table:table-cell>
          <table:table-cell office:value-type="float" office:value="0.213636" calcext:value-type="float">
            <text:p>0.2136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2859" calcext:value-type="float">
            <text:p>1.52859</text:p>
          </table:table-cell>
          <table:table-cell office:value-type="float" office:value="2.1106" calcext:value-type="float">
            <text:p>2.1106</text:p>
          </table:table-cell>
          <table:table-cell office:value-type="float" office:value="0.557143" calcext:value-type="float">
            <text:p>0.557143</text:p>
          </table:table-cell>
          <table:table-cell office:value-type="float" office:value="0.181818" calcext:value-type="float">
            <text:p>0.18181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91039" calcext:value-type="float">
            <text:p>1.91039</text:p>
          </table:table-cell>
          <table:table-cell office:value-type="float" office:value="2.00386" calcext:value-type="float">
            <text:p>2.00386</text:p>
          </table:table-cell>
          <table:table-cell office:value-type="float" office:value="0.371429" calcext:value-type="float">
            <text:p>0.371429</text:p>
          </table:table-cell>
          <table:table-cell office:value-type="float" office:value="0.213636" calcext:value-type="float">
            <text:p>0.2136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41466" calcext:value-type="float">
            <text:p>1.41466</text:p>
          </table:table-cell>
          <table:table-cell office:value-type="float" office:value="2.15933" calcext:value-type="float">
            <text:p>2.15933</text:p>
          </table:table-cell>
          <table:table-cell office:value-type="float" office:value="0.542857" calcext:value-type="float">
            <text:p>0.542857</text:p>
          </table:table-cell>
          <table:table-cell office:value-type="float" office:value="0.181818" calcext:value-type="float">
            <text:p>0.1818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87445" calcext:value-type="float">
            <text:p>1.87445</text:p>
          </table:table-cell>
          <table:table-cell office:value-type="float" office:value="1.97659" calcext:value-type="float">
            <text:p>1.97659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0.218182" calcext:value-type="float">
            <text:p>0.2181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26783" calcext:value-type="float">
            <text:p>1.26783</text:p>
          </table:table-cell>
          <table:table-cell office:value-type="float" office:value="2.1037" calcext:value-type="float">
            <text:p>2.1037</text:p>
          </table:table-cell>
          <table:table-cell office:value-type="float" office:value="0.642857" calcext:value-type="float">
            <text:p>0.642857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83711" calcext:value-type="float">
            <text:p>1.83711</text:p>
          </table:table-cell>
          <table:table-cell office:value-type="float" office:value="1.95221" calcext:value-type="float">
            <text:p>1.95221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218182" calcext:value-type="float">
            <text:p>0.2181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28281" calcext:value-type="float">
            <text:p>1.28281</text:p>
          </table:table-cell>
          <table:table-cell office:value-type="float" office:value="2.04815" calcext:value-type="float">
            <text:p>2.04815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240909" calcext:value-type="float">
            <text:p>0.2409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78798" calcext:value-type="float">
            <text:p>1.78798</text:p>
          </table:table-cell>
          <table:table-cell office:value-type="float" office:value="1.92058" calcext:value-type="float">
            <text:p>1.92058</text:p>
          </table:table-cell>
          <table:table-cell office:value-type="float" office:value="0.457143" calcext:value-type="float">
            <text:p>0.457143</text:p>
          </table:table-cell>
          <table:table-cell office:value-type="float" office:value="0.272727" calcext:value-type="float">
            <text:p>0.2727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10487" calcext:value-type="float">
            <text:p>1.10487</text:p>
          </table:table-cell>
          <table:table-cell office:value-type="float" office:value="2.14649" calcext:value-type="float">
            <text:p>2.14649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75079" calcext:value-type="float">
            <text:p>1.75079</text:p>
          </table:table-cell>
          <table:table-cell office:value-type="float" office:value="1.89701" calcext:value-type="float">
            <text:p>1.89701</text:p>
          </table:table-cell>
          <table:table-cell office:value-type="float" office:value="0.5" calcext:value-type="float">
            <text:p>0.5</text:p>
          </table:table-cell>
          <table:table-cell office:value-type="float" office:value="0.286364" calcext:value-type="float">
            <text:p>0.2863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90234" calcext:value-type="float">
            <text:p>0.990234</text:p>
          </table:table-cell>
          <table:table-cell office:value-type="float" office:value="2.14266" calcext:value-type="float">
            <text:p>2.14266</text:p>
          </table:table-cell>
          <table:table-cell office:value-type="float" office:value="0.757143" calcext:value-type="float">
            <text:p>0.757143</text:p>
          </table:table-cell>
          <table:table-cell office:value-type="float" office:value="0.195455" calcext:value-type="float">
            <text:p>0.1954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65999" calcext:value-type="float">
            <text:p>1.65999</text:p>
          </table:table-cell>
          <table:table-cell office:value-type="float" office:value="1.88282" calcext:value-type="float">
            <text:p>1.88282</text:p>
          </table:table-cell>
          <table:table-cell office:value-type="float" office:value="0.642857" calcext:value-type="float">
            <text:p>0.642857</text:p>
          </table:table-cell>
          <table:table-cell office:value-type="float" office:value="0.331818" calcext:value-type="float">
            <text:p>0.3318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09118" calcext:value-type="float">
            <text:p>0.809118</text:p>
          </table:table-cell>
          <table:table-cell office:value-type="float" office:value="2.14057" calcext:value-type="float">
            <text:p>2.14057</text:p>
          </table:table-cell>
          <table:table-cell office:value-type="float" office:value="0.7875" calcext:value-type="float">
            <text:p>0.7875</text:p>
          </table:table-cell>
          <table:table-cell office:value-type="float" office:value="0.213636" calcext:value-type="float">
            <text:p>0.21363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.62594" calcext:value-type="float">
            <text:p>1.62594</text:p>
          </table:table-cell>
          <table:table-cell office:value-type="float" office:value="1.84588" calcext:value-type="float">
            <text:p>1.84588</text:p>
          </table:table-cell>
          <table:table-cell office:value-type="float" office:value="0.6125" calcext:value-type="float">
            <text:p>0.6125</text:p>
          </table:table-cell>
          <table:table-cell office:value-type="float" office:value="0.327273" calcext:value-type="float">
            <text:p>0.3272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10717" calcext:value-type="float">
            <text:p>0.710717</text:p>
          </table:table-cell>
          <table:table-cell office:value-type="float" office:value="2.15731" calcext:value-type="float">
            <text:p>2.15731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181818" calcext:value-type="float">
            <text:p>0.18181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60806" calcext:value-type="float">
            <text:p>1.60806</text:p>
          </table:table-cell>
          <table:table-cell office:value-type="float" office:value="1.81516" calcext:value-type="float">
            <text:p>1.81516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381818" calcext:value-type="float">
            <text:p>0.3818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04972" calcext:value-type="float">
            <text:p>0.704972</text:p>
          </table:table-cell>
          <table:table-cell office:value-type="float" office:value="2.19373" calcext:value-type="float">
            <text:p>2.19373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54241" calcext:value-type="float">
            <text:p>1.54241</text:p>
          </table:table-cell>
          <table:table-cell office:value-type="float" office:value="1.78683" calcext:value-type="float">
            <text:p>1.78683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368182" calcext:value-type="float">
            <text:p>0.36818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32625" calcext:value-type="float">
            <text:p>0.632625</text:p>
          </table:table-cell>
          <table:table-cell office:value-type="float" office:value="2.2058" calcext:value-type="float">
            <text:p>2.2058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227273" calcext:value-type="float">
            <text:p>0.22727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.45811" calcext:value-type="float">
            <text:p>1.45811</text:p>
          </table:table-cell>
          <table:table-cell office:value-type="float" office:value="1.75667" calcext:value-type="float">
            <text:p>1.75667</text:p>
          </table:table-cell>
          <table:table-cell office:value-type="float" office:value="0.757143" calcext:value-type="float">
            <text:p>0.757143</text:p>
          </table:table-cell>
          <table:table-cell office:value-type="float" office:value="0.409091" calcext:value-type="float">
            <text:p>0.4090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12084" calcext:value-type="float">
            <text:p>0.712084</text:p>
          </table:table-cell>
          <table:table-cell office:value-type="float" office:value="2.26318" calcext:value-type="float">
            <text:p>2.26318</text:p>
          </table:table-cell>
          <table:table-cell office:value-type="float" office:value="0.8" calcext:value-type="float">
            <text:p>0.8</text:p>
          </table:table-cell>
          <table:table-cell office:value-type="float" office:value="0.236364" calcext:value-type="float">
            <text:p>0.23636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3959" calcext:value-type="float">
            <text:p>1.3959</text:p>
          </table:table-cell>
          <table:table-cell office:value-type="float" office:value="1.71788" calcext:value-type="float">
            <text:p>1.71788</text:p>
          </table:table-cell>
          <table:table-cell office:value-type="float" office:value="0.771429" calcext:value-type="float">
            <text:p>0.771429</text:p>
          </table:table-cell>
          <table:table-cell office:value-type="float" office:value="0.454545" calcext:value-type="float">
            <text:p>0.45454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30567" calcext:value-type="float">
            <text:p>0.430567</text:p>
          </table:table-cell>
          <table:table-cell office:value-type="float" office:value="2.26216" calcext:value-type="float">
            <text:p>2.26216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209091" calcext:value-type="float">
            <text:p>0.20909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34767" calcext:value-type="float">
            <text:p>1.34767</text:p>
          </table:table-cell>
          <table:table-cell office:value-type="float" office:value="1.6995" calcext:value-type="float">
            <text:p>1.6995</text:p>
          </table:table-cell>
          <table:table-cell office:value-type="float" office:value="0.814286" calcext:value-type="float">
            <text:p>0.814286</text:p>
          </table:table-cell>
          <table:table-cell office:value-type="float" office:value="0.481818" calcext:value-type="float">
            <text:p>0.4818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55839" calcext:value-type="float">
            <text:p>0.355839</text:p>
          </table:table-cell>
          <table:table-cell office:value-type="float" office:value="2.40717" calcext:value-type="float">
            <text:p>2.40717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195455" calcext:value-type="float">
            <text:p>0.195455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25747" calcext:value-type="float">
            <text:p>1.25747</text:p>
          </table:table-cell>
          <table:table-cell office:value-type="float" office:value="1.66262" calcext:value-type="float">
            <text:p>1.66262</text:p>
          </table:table-cell>
          <table:table-cell office:value-type="float" office:value="0.814286" calcext:value-type="float">
            <text:p>0.814286</text:p>
          </table:table-cell>
          <table:table-cell office:value-type="float" office:value="0.472727" calcext:value-type="float">
            <text:p>0.4727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4711" calcext:value-type="float">
            <text:p>0.34711</text:p>
          </table:table-cell>
          <table:table-cell office:value-type="float" office:value="2.32171" calcext:value-type="float">
            <text:p>2.3217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268182" calcext:value-type="float">
            <text:p>0.26818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25266" calcext:value-type="float">
            <text:p>1.25266</text:p>
          </table:table-cell>
          <table:table-cell office:value-type="float" office:value="1.60977" calcext:value-type="float">
            <text:p>1.60977</text:p>
          </table:table-cell>
          <table:table-cell office:value-type="float" office:value="0.8" calcext:value-type="float">
            <text:p>0.8</text:p>
          </table:table-cell>
          <table:table-cell office:value-type="float" office:value="0.490909" calcext:value-type="float">
            <text:p>0.49090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70337" calcext:value-type="float">
            <text:p>0.370337</text:p>
          </table:table-cell>
          <table:table-cell office:value-type="float" office:value="2.2612" calcext:value-type="float">
            <text:p>2.2612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268182" calcext:value-type="float">
            <text:p>0.26818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.20583" calcext:value-type="float">
            <text:p>1.20583</text:p>
          </table:table-cell>
          <table:table-cell office:value-type="float" office:value="1.59639" calcext:value-type="float">
            <text:p>1.59639</text:p>
          </table:table-cell>
          <table:table-cell office:value-type="float" office:value="0.842857" calcext:value-type="float">
            <text:p>0.842857</text:p>
          </table:table-cell>
          <table:table-cell office:value-type="float" office:value="0.536364" calcext:value-type="float">
            <text:p>0.53636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9721" calcext:value-type="float">
            <text:p>0.29721</text:p>
          </table:table-cell>
          <table:table-cell office:value-type="float" office:value="2.19934" calcext:value-type="float">
            <text:p>2.19934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277273" calcext:value-type="float">
            <text:p>0.27727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.20051" calcext:value-type="float">
            <text:p>1.20051</text:p>
          </table:table-cell>
          <table:table-cell office:value-type="float" office:value="1.58871" calcext:value-type="float">
            <text:p>1.58871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445455" calcext:value-type="float">
            <text:p>0.4454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39063" calcext:value-type="float">
            <text:p>0.239063</text:p>
          </table:table-cell>
          <table:table-cell office:value-type="float" office:value="2.41783" calcext:value-type="float">
            <text:p>2.41783</text:p>
          </table:table-cell>
          <table:table-cell office:value-type="float" office:value="0.975" calcext:value-type="float">
            <text:p>0.975</text:p>
          </table:table-cell>
          <table:table-cell office:value-type="float" office:value="0.236364" calcext:value-type="float">
            <text:p>0.23636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.12498" calcext:value-type="float">
            <text:p>1.12498</text:p>
          </table:table-cell>
          <table:table-cell office:value-type="float" office:value="1.54282" calcext:value-type="float">
            <text:p>1.54282</text:p>
          </table:table-cell>
          <table:table-cell office:value-type="float" office:value="0.875" calcext:value-type="float">
            <text:p>0.875</text:p>
          </table:table-cell>
          <table:table-cell office:value-type="float" office:value="0.463636" calcext:value-type="float">
            <text:p>0.4636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24495" calcext:value-type="float">
            <text:p>0.224495</text:p>
          </table:table-cell>
          <table:table-cell office:value-type="float" office:value="2.46653" calcext:value-type="float">
            <text:p>2.46653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209091" calcext:value-type="float">
            <text:p>0.20909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.01677" calcext:value-type="float">
            <text:p>1.01677</text:p>
          </table:table-cell>
          <table:table-cell office:value-type="float" office:value="1.54322" calcext:value-type="float">
            <text:p>1.54322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463636" calcext:value-type="float">
            <text:p>0.4636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226925" calcext:value-type="float">
            <text:p>0.226925</text:p>
          </table:table-cell>
          <table:table-cell office:value-type="float" office:value="2.2519" calcext:value-type="float">
            <text:p>2.2519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295455" calcext:value-type="float">
            <text:p>0.29545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.0614" calcext:value-type="float">
            <text:p>1.0614</text:p>
          </table:table-cell>
          <table:table-cell office:value-type="float" office:value="1.51787" calcext:value-type="float">
            <text:p>1.51787</text:p>
          </table:table-cell>
          <table:table-cell office:value-type="float" office:value="0.785714" calcext:value-type="float">
            <text:p>0.785714</text:p>
          </table:table-cell>
          <table:table-cell office:value-type="float" office:value="0.481818" calcext:value-type="float">
            <text:p>0.4818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69333" calcext:value-type="float">
            <text:p>0.169333</text:p>
          </table:table-cell>
          <table:table-cell office:value-type="float" office:value="2.36525" calcext:value-type="float">
            <text:p>2.36525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290909" calcext:value-type="float">
            <text:p>0.29090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992332" calcext:value-type="float">
            <text:p>0.992332</text:p>
          </table:table-cell>
          <table:table-cell office:value-type="float" office:value="1.46833" calcext:value-type="float">
            <text:p>1.46833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509091" calcext:value-type="float">
            <text:p>0.50909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80793" calcext:value-type="float">
            <text:p>0.180793</text:p>
          </table:table-cell>
          <table:table-cell office:value-type="float" office:value="2.41557" calcext:value-type="float">
            <text:p>2.4155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259091" calcext:value-type="float">
            <text:p>0.25909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26783" calcext:value-type="float">
            <text:p>0.926783</text:p>
          </table:table-cell>
          <table:table-cell office:value-type="float" office:value="1.46892" calcext:value-type="float">
            <text:p>1.46892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490909" calcext:value-type="float">
            <text:p>0.4909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68415" calcext:value-type="float">
            <text:p>0.168415</text:p>
          </table:table-cell>
          <table:table-cell office:value-type="float" office:value="2.57503" calcext:value-type="float">
            <text:p>2.57503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240909" calcext:value-type="float">
            <text:p>0.24090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866818" calcext:value-type="float">
            <text:p>0.866818</text:p>
          </table:table-cell>
          <table:table-cell office:value-type="float" office:value="1.47563" calcext:value-type="float">
            <text:p>1.47563</text:p>
          </table:table-cell>
          <table:table-cell office:value-type="float" office:value="0.9" calcext:value-type="float">
            <text:p>0.9</text:p>
          </table:table-cell>
          <table:table-cell office:value-type="float" office:value="0.513636" calcext:value-type="float">
            <text:p>0.5136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18447" calcext:value-type="float">
            <text:p>0.118447</text:p>
          </table:table-cell>
          <table:table-cell office:value-type="float" office:value="2.60276" calcext:value-type="float">
            <text:p>2.60276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240909" calcext:value-type="float">
            <text:p>0.24090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872211" calcext:value-type="float">
            <text:p>0.872211</text:p>
          </table:table-cell>
          <table:table-cell office:value-type="float" office:value="1.42696" calcext:value-type="float">
            <text:p>1.42696</text:p>
          </table:table-cell>
          <table:table-cell office:value-type="float" office:value="0.9" calcext:value-type="float">
            <text:p>0.9</text:p>
          </table:table-cell>
          <table:table-cell office:value-type="float" office:value="0.459091" calcext:value-type="float">
            <text:p>0.45909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129105" calcext:value-type="float">
            <text:p>0.129105</text:p>
          </table:table-cell>
          <table:table-cell office:value-type="float" office:value="2.53661" calcext:value-type="float">
            <text:p>2.53661</text:p>
          </table:table-cell>
          <table:table-cell office:value-type="float" office:value="1" calcext:value-type="float">
            <text:p>1</text:p>
          </table:table-cell>
          <table:table-cell office:value-type="float" office:value="0.218182" calcext:value-type="float">
            <text:p>0.21818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860317" calcext:value-type="float">
            <text:p>0.860317</text:p>
          </table:table-cell>
          <table:table-cell office:value-type="float" office:value="1.40258" calcext:value-type="float">
            <text:p>1.40258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522727" calcext:value-type="float">
            <text:p>0.5227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110783" calcext:value-type="float">
            <text:p>0.110783</text:p>
          </table:table-cell>
          <table:table-cell office:value-type="float" office:value="2.59673" calcext:value-type="float">
            <text:p>2.59673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245455" calcext:value-type="float">
            <text:p>0.24545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793089" calcext:value-type="float">
            <text:p>0.793089</text:p>
          </table:table-cell>
          <table:table-cell office:value-type="float" office:value="1.38899" calcext:value-type="float">
            <text:p>1.38899</text:p>
          </table:table-cell>
          <table:table-cell office:value-type="float" office:value="0.9" calcext:value-type="float">
            <text:p>0.9</text:p>
          </table:table-cell>
          <table:table-cell office:value-type="float" office:value="0.518182" calcext:value-type="float">
            <text:p>0.5181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773409" calcext:value-type="float">
            <text:p>0.0773409</text:p>
          </table:table-cell>
          <table:table-cell office:value-type="float" office:value="2.65932" calcext:value-type="float">
            <text:p>2.6593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761436" calcext:value-type="float">
            <text:p>0.761436</text:p>
          </table:table-cell>
          <table:table-cell office:value-type="float" office:value="1.38771" calcext:value-type="float">
            <text:p>1.38771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536364" calcext:value-type="float">
            <text:p>0.53636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130194" calcext:value-type="float">
            <text:p>0.130194</text:p>
          </table:table-cell>
          <table:table-cell office:value-type="float" office:value="2.62061" calcext:value-type="float">
            <text:p>2.62061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756214" calcext:value-type="float">
            <text:p>0.756214</text:p>
          </table:table-cell>
          <table:table-cell office:value-type="float" office:value="1.37921" calcext:value-type="float">
            <text:p>1.37921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536364" calcext:value-type="float">
            <text:p>0.5363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98821" calcext:value-type="float">
            <text:p>0.098821</text:p>
          </table:table-cell>
          <table:table-cell office:value-type="float" office:value="2.56316" calcext:value-type="float">
            <text:p>2.56316</text:p>
          </table:table-cell>
          <table:table-cell office:value-type="float" office:value="1" calcext:value-type="float">
            <text:p>1</text:p>
          </table:table-cell>
          <table:table-cell office:value-type="float" office:value="0.254545" calcext:value-type="float">
            <text:p>0.25454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686574" calcext:value-type="float">
            <text:p>0.686574</text:p>
          </table:table-cell>
          <table:table-cell office:value-type="float" office:value="1.33169" calcext:value-type="float">
            <text:p>1.33169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577273" calcext:value-type="float">
            <text:p>0.57727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639766" calcext:value-type="float">
            <text:p>0.0639766</text:p>
          </table:table-cell>
          <table:table-cell office:value-type="float" office:value="2.7442" calcext:value-type="float">
            <text:p>2.7442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240909" calcext:value-type="float">
            <text:p>0.24090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640619" calcext:value-type="float">
            <text:p>0.640619</text:p>
          </table:table-cell>
          <table:table-cell office:value-type="float" office:value="1.33852" calcext:value-type="float">
            <text:p>1.33852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559091" calcext:value-type="float">
            <text:p>0.55909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910613" calcext:value-type="float">
            <text:p>0.0910613</text:p>
          </table:table-cell>
          <table:table-cell office:value-type="float" office:value="2.60011" calcext:value-type="float">
            <text:p>2.60011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277273" calcext:value-type="float">
            <text:p>0.27727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634028" calcext:value-type="float">
            <text:p>0.634028</text:p>
          </table:table-cell>
          <table:table-cell office:value-type="float" office:value="1.31126" calcext:value-type="float">
            <text:p>1.31126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554545" calcext:value-type="float">
            <text:p>0.5545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552527" calcext:value-type="float">
            <text:p>0.0552527</text:p>
          </table:table-cell>
          <table:table-cell office:value-type="float" office:value="2.62953" calcext:value-type="float">
            <text:p>2.62953</text:p>
          </table:table-cell>
          <table:table-cell office:value-type="float" office:value="1" calcext:value-type="float">
            <text:p>1</text:p>
          </table:table-cell>
          <table:table-cell office:value-type="float" office:value="0.277273" calcext:value-type="float">
            <text:p>0.277273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653118" calcext:value-type="float">
            <text:p>0.653118</text:p>
          </table:table-cell>
          <table:table-cell office:value-type="float" office:value="1.31732" calcext:value-type="float">
            <text:p>1.31732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527273" calcext:value-type="float">
            <text:p>0.5272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628309" calcext:value-type="float">
            <text:p>0.0628309</text:p>
          </table:table-cell>
          <table:table-cell office:value-type="float" office:value="2.64262" calcext:value-type="float">
            <text:p>2.6426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641657" calcext:value-type="float">
            <text:p>0.641657</text:p>
          </table:table-cell>
          <table:table-cell office:value-type="float" office:value="1.30313" calcext:value-type="float">
            <text:p>1.30313</text:p>
          </table:table-cell>
          <table:table-cell office:value-type="float" office:value="0.842857" calcext:value-type="float">
            <text:p>0.842857</text:p>
          </table:table-cell>
          <table:table-cell office:value-type="float" office:value="0.531818" calcext:value-type="float">
            <text:p>0.5318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719928" calcext:value-type="float">
            <text:p>0.0719928</text:p>
          </table:table-cell>
          <table:table-cell office:value-type="float" office:value="2.78169" calcext:value-type="float">
            <text:p>2.78169</text:p>
          </table:table-cell>
          <table:table-cell office:value-type="float" office:value="1" calcext:value-type="float">
            <text:p>1</text:p>
          </table:table-cell>
          <table:table-cell office:value-type="float" office:value="0.263636" calcext:value-type="float">
            <text:p>0.263636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582996" calcext:value-type="float">
            <text:p>0.582996</text:p>
          </table:table-cell>
          <table:table-cell office:value-type="float" office:value="1.23662" calcext:value-type="float">
            <text:p>1.23662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581818" calcext:value-type="float">
            <text:p>0.5818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535413" calcext:value-type="float">
            <text:p>0.0535413</text:p>
          </table:table-cell>
          <table:table-cell office:value-type="float" office:value="2.8018" calcext:value-type="float">
            <text:p>2.8018</text:p>
          </table:table-cell>
          <table:table-cell office:value-type="float" office:value="1" calcext:value-type="float">
            <text:p>1</text:p>
          </table:table-cell>
          <table:table-cell office:value-type="float" office:value="0.245455" calcext:value-type="float">
            <text:p>0.24545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549152" calcext:value-type="float">
            <text:p>0.549152</text:p>
          </table:table-cell>
          <table:table-cell office:value-type="float" office:value="1.24991" calcext:value-type="float">
            <text:p>1.24991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559091" calcext:value-type="float">
            <text:p>0.55909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615135" calcext:value-type="float">
            <text:p>0.0615135</text:p>
          </table:table-cell>
          <table:table-cell office:value-type="float" office:value="2.86496" calcext:value-type="float">
            <text:p>2.86496</text:p>
          </table:table-cell>
          <table:table-cell office:value-type="float" office:value="1" calcext:value-type="float">
            <text:p>1</text:p>
          </table:table-cell>
          <table:table-cell office:value-type="float" office:value="0.240909" calcext:value-type="float">
            <text:p>0.24090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548629" calcext:value-type="float">
            <text:p>0.548629</text:p>
          </table:table-cell>
          <table:table-cell office:value-type="float" office:value="1.25251" calcext:value-type="float">
            <text:p>1.25251</text:p>
          </table:table-cell>
          <table:table-cell office:value-type="float" office:value="0.9" calcext:value-type="float">
            <text:p>0.9</text:p>
          </table:table-cell>
          <table:table-cell office:value-type="float" office:value="0.554545" calcext:value-type="float">
            <text:p>0.5545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721834" calcext:value-type="float">
            <text:p>0.0721834</text:p>
          </table:table-cell>
          <table:table-cell office:value-type="float" office:value="2.81764" calcext:value-type="float">
            <text:p>2.81764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213636" calcext:value-type="float">
            <text:p>0.21363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479945" calcext:value-type="float">
            <text:p>0.479945</text:p>
          </table:table-cell>
          <table:table-cell office:value-type="float" office:value="1.21804" calcext:value-type="float">
            <text:p>1.21804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568182" calcext:value-type="float">
            <text:p>0.56818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454804" calcext:value-type="float">
            <text:p>0.0454804</text:p>
          </table:table-cell>
          <table:table-cell office:value-type="float" office:value="2.70897" calcext:value-type="float">
            <text:p>2.70897</text:p>
          </table:table-cell>
          <table:table-cell office:value-type="float" office:value="1" calcext:value-type="float">
            <text:p>1</text:p>
          </table:table-cell>
          <table:table-cell office:value-type="float" office:value="0.240909" calcext:value-type="float">
            <text:p>0.24090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512703" calcext:value-type="float">
            <text:p>0.512703</text:p>
          </table:table-cell>
          <table:table-cell office:value-type="float" office:value="1.22602" calcext:value-type="float">
            <text:p>1.22602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540909" calcext:value-type="float">
            <text:p>0.54090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650787" calcext:value-type="float">
            <text:p>0.0650787</text:p>
          </table:table-cell>
          <table:table-cell office:value-type="float" office:value="2.88071" calcext:value-type="float">
            <text:p>2.88071</text:p>
          </table:table-cell>
          <table:table-cell office:value-type="float" office:value="1" calcext:value-type="float">
            <text:p>1</text:p>
          </table:table-cell>
          <table:table-cell office:value-type="float" office:value="0.281818" calcext:value-type="float">
            <text:p>0.281818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497222" calcext:value-type="float">
            <text:p>0.497222</text:p>
          </table:table-cell>
          <table:table-cell office:value-type="float" office:value="1.22225" calcext:value-type="float">
            <text:p>1.22225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504545" calcext:value-type="float">
            <text:p>0.5045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993257" calcext:value-type="float">
            <text:p>0.0993257</text:p>
          </table:table-cell>
          <table:table-cell office:value-type="float" office:value="2.832" calcext:value-type="float">
            <text:p>2.832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227273" calcext:value-type="float">
            <text:p>0.22727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513197" calcext:value-type="float">
            <text:p>0.513197</text:p>
          </table:table-cell>
          <table:table-cell office:value-type="float" office:value="1.21582" calcext:value-type="float">
            <text:p>1.21582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568182" calcext:value-type="float">
            <text:p>0.56818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30469" calcext:value-type="float">
            <text:p>0.030469</text:p>
          </table:table-cell>
          <table:table-cell office:value-type="float" office:value="2.73096" calcext:value-type="float">
            <text:p>2.73096</text:p>
          </table:table-cell>
          <table:table-cell office:value-type="float" office:value="1" calcext:value-type="float">
            <text:p>1</text:p>
          </table:table-cell>
          <table:table-cell office:value-type="float" office:value="0.254545" calcext:value-type="float">
            <text:p>0.25454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438092" calcext:value-type="float">
            <text:p>0.438092</text:p>
          </table:table-cell>
          <table:table-cell office:value-type="float" office:value="1.22367" calcext:value-type="float">
            <text:p>1.22367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572727" calcext:value-type="float">
            <text:p>0.5727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30343" calcext:value-type="float">
            <text:p>0.030343</text:p>
          </table:table-cell>
          <table:table-cell office:value-type="float" office:value="3.04955" calcext:value-type="float">
            <text:p>3.04955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405247" calcext:value-type="float">
            <text:p>0.405247</text:p>
          </table:table-cell>
          <table:table-cell office:value-type="float" office:value="1.21837" calcext:value-type="float">
            <text:p>1.21837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540909" calcext:value-type="float">
            <text:p>0.54090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384514" calcext:value-type="float">
            <text:p>0.0384514</text:p>
          </table:table-cell>
          <table:table-cell office:value-type="float" office:value="3.01182" calcext:value-type="float">
            <text:p>3.01182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426079" calcext:value-type="float">
            <text:p>0.426079</text:p>
          </table:table-cell>
          <table:table-cell office:value-type="float" office:value="1.19704" calcext:value-type="float">
            <text:p>1.19704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590909" calcext:value-type="float">
            <text:p>0.59090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254914" calcext:value-type="float">
            <text:p>0.0254914</text:p>
          </table:table-cell>
          <table:table-cell office:value-type="float" office:value="2.77262" calcext:value-type="float">
            <text:p>2.77262</text:p>
          </table:table-cell>
          <table:table-cell office:value-type="float" office:value="1" calcext:value-type="float">
            <text:p>1</text:p>
          </table:table-cell>
          <table:table-cell office:value-type="float" office:value="0.263636" calcext:value-type="float">
            <text:p>0.26363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360875" calcext:value-type="float">
            <text:p>0.360875</text:p>
          </table:table-cell>
          <table:table-cell office:value-type="float" office:value="1.20606" calcext:value-type="float">
            <text:p>1.20606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59091" calcext:value-type="float">
            <text:p>0.55909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471954" calcext:value-type="float">
            <text:p>0.0471954</text:p>
          </table:table-cell>
          <table:table-cell office:value-type="float" office:value="2.74721" calcext:value-type="float">
            <text:p>2.74721</text:p>
          </table:table-cell>
          <table:table-cell office:value-type="float" office:value="1" calcext:value-type="float">
            <text:p>1</text:p>
          </table:table-cell>
          <table:table-cell office:value-type="float" office:value="0.254545" calcext:value-type="float">
            <text:p>0.25454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391508" calcext:value-type="float">
            <text:p>0.391508</text:p>
          </table:table-cell>
          <table:table-cell office:value-type="float" office:value="1.20197" calcext:value-type="float">
            <text:p>1.20197</text:p>
          </table:table-cell>
          <table:table-cell office:value-type="float" office:value="1" calcext:value-type="float">
            <text:p>1</text:p>
          </table:table-cell>
          <table:table-cell office:value-type="float" office:value="0.568182" calcext:value-type="float">
            <text:p>0.56818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422773" calcext:value-type="float">
            <text:p>0.0422773</text:p>
          </table:table-cell>
          <table:table-cell office:value-type="float" office:value="2.96811" calcext:value-type="float">
            <text:p>2.96811</text:p>
          </table:table-cell>
          <table:table-cell office:value-type="float" office:value="1" calcext:value-type="float">
            <text:p>1</text:p>
          </table:table-cell>
          <table:table-cell office:value-type="float" office:value="0.240909" calcext:value-type="float">
            <text:p>0.24090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384494" calcext:value-type="float">
            <text:p>0.384494</text:p>
          </table:table-cell>
          <table:table-cell office:value-type="float" office:value="1.20497" calcext:value-type="float">
            <text:p>1.20497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581818" calcext:value-type="float">
            <text:p>0.5818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248725" calcext:value-type="float">
            <text:p>0.0248725</text:p>
          </table:table-cell>
          <table:table-cell office:value-type="float" office:value="2.86236" calcext:value-type="float">
            <text:p>2.86236</text:p>
          </table:table-cell>
          <table:table-cell office:value-type="float" office:value="1" calcext:value-type="float">
            <text:p>1</text:p>
          </table:table-cell>
          <table:table-cell office:value-type="float" office:value="0.268182" calcext:value-type="float">
            <text:p>0.26818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382174" calcext:value-type="float">
            <text:p>0.382174</text:p>
          </table:table-cell>
          <table:table-cell office:value-type="float" office:value="1.21238" calcext:value-type="float">
            <text:p>1.21238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568182" calcext:value-type="float">
            <text:p>0.568182</text:p>
          </table:table-cell>
        </table:table-row>
      </table:table>
      <table:table table:name="I2_8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■検証パターン1 学習データ:評価データ = 7: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169.403" calcext:value-type="float">
            <text:p>169.403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162.64" calcext:value-type="float">
            <text:p>162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float" office:value="124.512" calcext:value-type="float">
            <text:p>124.512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7468" calcext:value-type="float">
            <text:p>2.17468</text:p>
          </table:table-cell>
          <table:table-cell office:value-type="float" office:value="2.07478" calcext:value-type="float">
            <text:p>2.07478</text:p>
          </table:table-cell>
          <table:table-cell office:value-type="float" office:value="0.145455" calcext:value-type="float">
            <text:p>0.145455</text:p>
          </table:table-cell>
          <table:table-cell office:value-type="float" office:value="0.194444" calcext:value-type="float">
            <text:p>0.1944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2248" calcext:value-type="float">
            <text:p>2.02248</text:p>
          </table:table-cell>
          <table:table-cell office:value-type="float" office:value="1.96368" calcext:value-type="float">
            <text:p>1.96368</text:p>
          </table:table-cell>
          <table:table-cell office:value-type="float" office:value="0.204545" calcext:value-type="float">
            <text:p>0.204545</text:p>
          </table:table-cell>
          <table:table-cell office:value-type="float" office:value="0.222222" calcext:value-type="float">
            <text:p>0.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2191" calcext:value-type="float">
            <text:p>1.82191</text:p>
          </table:table-cell>
          <table:table-cell office:value-type="float" office:value="1.96123" calcext:value-type="float">
            <text:p>1.96123</text:p>
          </table:table-cell>
          <table:table-cell office:value-type="float" office:value="0.345455" calcext:value-type="float">
            <text:p>0.345455</text:p>
          </table:table-cell>
          <table:table-cell office:value-type="float" office:value="0.236111" calcext:value-type="float">
            <text:p>0.2361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7497" calcext:value-type="float">
            <text:p>1.87497</text:p>
          </table:table-cell>
          <table:table-cell office:value-type="float" office:value="1.84435" calcext:value-type="float">
            <text:p>1.84435</text:p>
          </table:table-cell>
          <table:table-cell office:value-type="float" office:value="0.327273" calcext:value-type="float">
            <text:p>0.327273</text:p>
          </table:table-cell>
          <table:table-cell office:value-type="float" office:value="0.402778" calcext:value-type="float">
            <text:p>0.4027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7838" calcext:value-type="float">
            <text:p>1.47838</text:p>
          </table:table-cell>
          <table:table-cell office:value-type="float" office:value="1.78291" calcext:value-type="float">
            <text:p>1.78291</text:p>
          </table:table-cell>
          <table:table-cell office:value-type="float" office:value="0.504545" calcext:value-type="float">
            <text:p>0.504545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72086" calcext:value-type="float">
            <text:p>1.72086</text:p>
          </table:table-cell>
          <table:table-cell office:value-type="float" office:value="1.70681" calcext:value-type="float">
            <text:p>1.70681</text:p>
          </table:table-cell>
          <table:table-cell office:value-type="float" office:value="0.490909" calcext:value-type="float">
            <text:p>0.490909</text:p>
          </table:table-cell>
          <table:table-cell office:value-type="float" office:value="0.513889" calcext:value-type="float">
            <text:p>0.5138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7935" calcext:value-type="float">
            <text:p>1.17935</text:p>
          </table:table-cell>
          <table:table-cell office:value-type="float" office:value="1.71051" calcext:value-type="float">
            <text:p>1.71051</text:p>
          </table:table-cell>
          <table:table-cell office:value-type="float" office:value="0.627273" calcext:value-type="float">
            <text:p>0.627273</text:p>
          </table:table-cell>
          <table:table-cell office:value-type="float" office:value="0.402778" calcext:value-type="float">
            <text:p>0.40277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51985" calcext:value-type="float">
            <text:p>1.51985</text:p>
          </table:table-cell>
          <table:table-cell office:value-type="float" office:value="1.51466" calcext:value-type="float">
            <text:p>1.51466</text:p>
          </table:table-cell>
          <table:table-cell office:value-type="float" office:value="0.686364" calcext:value-type="float">
            <text:p>0.686364</text:p>
          </table:table-cell>
          <table:table-cell office:value-type="float" office:value="0.597222" calcext:value-type="float">
            <text:p>0.59722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06132" calcext:value-type="float">
            <text:p>1.06132</text:p>
          </table:table-cell>
          <table:table-cell office:value-type="float" office:value="1.5945" calcext:value-type="float">
            <text:p>1.5945</text:p>
          </table:table-cell>
          <table:table-cell office:value-type="float" office:value="0.65" calcext:value-type="float">
            <text:p>0.65</text:p>
          </table:table-cell>
          <table:table-cell office:value-type="float" office:value="0.430556" calcext:value-type="float">
            <text:p>0.43055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33399" calcext:value-type="float">
            <text:p>1.33399</text:p>
          </table:table-cell>
          <table:table-cell office:value-type="float" office:value="1.35339" calcext:value-type="float">
            <text:p>1.35339</text:p>
          </table:table-cell>
          <table:table-cell office:value-type="float" office:value="0.754545" calcext:value-type="float">
            <text:p>0.754545</text:p>
          </table:table-cell>
          <table:table-cell office:value-type="float" office:value="0.652778" calcext:value-type="float">
            <text:p>0.65277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66233" calcext:value-type="float">
            <text:p>0.866233</text:p>
          </table:table-cell>
          <table:table-cell office:value-type="float" office:value="1.5287" calcext:value-type="float">
            <text:p>1.5287</text:p>
          </table:table-cell>
          <table:table-cell office:value-type="float" office:value="0.709091" calcext:value-type="float">
            <text:p>0.709091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14197" calcext:value-type="float">
            <text:p>1.14197</text:p>
          </table:table-cell>
          <table:table-cell office:value-type="float" office:value="1.27315" calcext:value-type="float">
            <text:p>1.27315</text:p>
          </table:table-cell>
          <table:table-cell office:value-type="float" office:value="0.804545" calcext:value-type="float">
            <text:p>0.804545</text:p>
          </table:table-cell>
          <table:table-cell office:value-type="float" office:value="0.694444" calcext:value-type="float">
            <text:p>0.6944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56488" calcext:value-type="float">
            <text:p>0.656488</text:p>
          </table:table-cell>
          <table:table-cell office:value-type="float" office:value="1.75511" calcext:value-type="float">
            <text:p>1.75511</text:p>
          </table:table-cell>
          <table:table-cell office:value-type="float" office:value="0.795455" calcext:value-type="float">
            <text:p>0.795455</text:p>
          </table:table-cell>
          <table:table-cell office:value-type="float" office:value="0.375" calcext:value-type="float">
            <text:p>0.37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02554" calcext:value-type="float">
            <text:p>1.02554</text:p>
          </table:table-cell>
          <table:table-cell office:value-type="float" office:value="1.11666" calcext:value-type="float">
            <text:p>1.11666</text:p>
          </table:table-cell>
          <table:table-cell office:value-type="float" office:value="0.772727" calcext:value-type="float">
            <text:p>0.772727</text:p>
          </table:table-cell>
          <table:table-cell office:value-type="float" office:value="0.722222" calcext:value-type="float">
            <text:p>0.7222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76118" calcext:value-type="float">
            <text:p>0.576118</text:p>
          </table:table-cell>
          <table:table-cell office:value-type="float" office:value="1.6382" calcext:value-type="float">
            <text:p>1.6382</text:p>
          </table:table-cell>
          <table:table-cell office:value-type="float" office:value="0.822727" calcext:value-type="float">
            <text:p>0.822727</text:p>
          </table:table-cell>
          <table:table-cell office:value-type="float" office:value="0.430556" calcext:value-type="float">
            <text:p>0.43055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68615" calcext:value-type="float">
            <text:p>0.868615</text:p>
          </table:table-cell>
          <table:table-cell office:value-type="float" office:value="1.00439" calcext:value-type="float">
            <text:p>1.00439</text:p>
          </table:table-cell>
          <table:table-cell office:value-type="float" office:value="0.872727" calcext:value-type="float">
            <text:p>0.872727</text:p>
          </table:table-cell>
          <table:table-cell office:value-type="float" office:value="0.722222" calcext:value-type="float">
            <text:p>0.7222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94225" calcext:value-type="float">
            <text:p>0.494225</text:p>
          </table:table-cell>
          <table:table-cell office:value-type="float" office:value="1.69976" calcext:value-type="float">
            <text:p>1.69976</text:p>
          </table:table-cell>
          <table:table-cell office:value-type="float" office:value="0.859091" calcext:value-type="float">
            <text:p>0.859091</text:p>
          </table:table-cell>
          <table:table-cell office:value-type="float" office:value="0.416667" calcext:value-type="float">
            <text:p>0.41666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790466" calcext:value-type="float">
            <text:p>0.790466</text:p>
          </table:table-cell>
          <table:table-cell office:value-type="float" office:value="0.999458" calcext:value-type="float">
            <text:p>0.999458</text:p>
          </table:table-cell>
          <table:table-cell office:value-type="float" office:value="0.863636" calcext:value-type="float">
            <text:p>0.863636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8751" calcext:value-type="float">
            <text:p>0.28751</text:p>
          </table:table-cell>
          <table:table-cell office:value-type="float" office:value="1.66813" calcext:value-type="float">
            <text:p>1.66813</text:p>
          </table:table-cell>
          <table:table-cell office:value-type="float" office:value="0.918182" calcext:value-type="float">
            <text:p>0.918182</text:p>
          </table:table-cell>
          <table:table-cell office:value-type="float" office:value="0.416667" calcext:value-type="float">
            <text:p>0.41666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669348" calcext:value-type="float">
            <text:p>0.669348</text:p>
          </table:table-cell>
          <table:table-cell office:value-type="float" office:value="0.855427" calcext:value-type="float">
            <text:p>0.855427</text:p>
          </table:table-cell>
          <table:table-cell office:value-type="float" office:value="0.9" calcext:value-type="float">
            <text:p>0.9</text:p>
          </table:table-cell>
          <table:table-cell office:value-type="float" office:value="0.722222" calcext:value-type="float">
            <text:p>0.7222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88981" calcext:value-type="float">
            <text:p>0.288981</text:p>
          </table:table-cell>
          <table:table-cell office:value-type="float" office:value="1.47816" calcext:value-type="float">
            <text:p>1.47816</text:p>
          </table:table-cell>
          <table:table-cell office:value-type="float" office:value="0.931818" calcext:value-type="float">
            <text:p>0.931818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634974" calcext:value-type="float">
            <text:p>0.634974</text:p>
          </table:table-cell>
          <table:table-cell office:value-type="float" office:value="0.875997" calcext:value-type="float">
            <text:p>0.875997</text:p>
          </table:table-cell>
          <table:table-cell office:value-type="float" office:value="0.85" calcext:value-type="float">
            <text:p>0.8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261" calcext:value-type="float">
            <text:p>0.25261</text:p>
          </table:table-cell>
          <table:table-cell office:value-type="float" office:value="1.6639" calcext:value-type="float">
            <text:p>1.6639</text:p>
          </table:table-cell>
          <table:table-cell office:value-type="float" office:value="0.940909" calcext:value-type="float">
            <text:p>0.940909</text:p>
          </table:table-cell>
          <table:table-cell office:value-type="float" office:value="0.458333" calcext:value-type="float">
            <text:p>0.4583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58029" calcext:value-type="float">
            <text:p>0.58029</text:p>
          </table:table-cell>
          <table:table-cell office:value-type="float" office:value="0.852669" calcext:value-type="float">
            <text:p>0.852669</text:p>
          </table:table-cell>
          <table:table-cell office:value-type="float" office:value="0.872727" calcext:value-type="float">
            <text:p>0.872727</text:p>
          </table:table-cell>
          <table:table-cell office:value-type="float" office:value="0.680556" calcext:value-type="float">
            <text:p>0.6805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10604" calcext:value-type="float">
            <text:p>0.210604</text:p>
          </table:table-cell>
          <table:table-cell office:value-type="float" office:value="1.77913" calcext:value-type="float">
            <text:p>1.77913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444444" calcext:value-type="float">
            <text:p>0.44444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507409" calcext:value-type="float">
            <text:p>0.507409</text:p>
          </table:table-cell>
          <table:table-cell office:value-type="float" office:value="0.754172" calcext:value-type="float">
            <text:p>0.754172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63078" calcext:value-type="float">
            <text:p>0.163078</text:p>
          </table:table-cell>
          <table:table-cell office:value-type="float" office:value="1.39883" calcext:value-type="float">
            <text:p>1.39883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458333" calcext:value-type="float">
            <text:p>0.45833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451728" calcext:value-type="float">
            <text:p>0.451728</text:p>
          </table:table-cell>
          <table:table-cell office:value-type="float" office:value="0.764671" calcext:value-type="float">
            <text:p>0.764671</text:p>
          </table:table-cell>
          <table:table-cell office:value-type="float" office:value="0.954545" calcext:value-type="float">
            <text:p>0.954545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7027" calcext:value-type="float">
            <text:p>0.17027</text:p>
          </table:table-cell>
          <table:table-cell office:value-type="float" office:value="2.1247" calcext:value-type="float">
            <text:p>2.1247</text:p>
          </table:table-cell>
          <table:table-cell office:value-type="float" office:value="0.95" calcext:value-type="float">
            <text:p>0.95</text:p>
          </table:table-cell>
          <table:table-cell office:value-type="float" office:value="0.458333" calcext:value-type="float">
            <text:p>0.45833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418678" calcext:value-type="float">
            <text:p>0.418678</text:p>
          </table:table-cell>
          <table:table-cell office:value-type="float" office:value="0.793509" calcext:value-type="float">
            <text:p>0.793509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55507" calcext:value-type="float">
            <text:p>0.155507</text:p>
          </table:table-cell>
          <table:table-cell office:value-type="float" office:value="1.6757" calcext:value-type="float">
            <text:p>1.6757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86686" calcext:value-type="float">
            <text:p>0.386686</text:p>
          </table:table-cell>
          <table:table-cell office:value-type="float" office:value="0.697484" calcext:value-type="float">
            <text:p>0.697484</text:p>
          </table:table-cell>
          <table:table-cell office:value-type="float" office:value="0.945455" calcext:value-type="float">
            <text:p>0.945455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928114" calcext:value-type="float">
            <text:p>0.0928114</text:p>
          </table:table-cell>
          <table:table-cell office:value-type="float" office:value="1.67891" calcext:value-type="float">
            <text:p>1.67891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38619" calcext:value-type="float">
            <text:p>0.338619</text:p>
          </table:table-cell>
          <table:table-cell office:value-type="float" office:value="0.782315" calcext:value-type="float">
            <text:p>0.782315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79922" calcext:value-type="float">
            <text:p>0.079922</text:p>
          </table:table-cell>
          <table:table-cell office:value-type="float" office:value="1.76429" calcext:value-type="float">
            <text:p>1.76429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321416" calcext:value-type="float">
            <text:p>0.321416</text:p>
          </table:table-cell>
          <table:table-cell office:value-type="float" office:value="0.683324" calcext:value-type="float">
            <text:p>0.683324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708333" calcext:value-type="float">
            <text:p>0.708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55548" calcext:value-type="float">
            <text:p>0.055548</text:p>
          </table:table-cell>
          <table:table-cell office:value-type="float" office:value="1.6329" calcext:value-type="float">
            <text:p>1.6329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281517" calcext:value-type="float">
            <text:p>0.281517</text:p>
          </table:table-cell>
          <table:table-cell office:value-type="float" office:value="0.648003" calcext:value-type="float">
            <text:p>0.648003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622028" calcext:value-type="float">
            <text:p>0.0622028</text:p>
          </table:table-cell>
          <table:table-cell office:value-type="float" office:value="2.03062" calcext:value-type="float">
            <text:p>2.03062</text:p>
          </table:table-cell>
          <table:table-cell office:value-type="float" office:value="1" calcext:value-type="float">
            <text:p>1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44483" calcext:value-type="float">
            <text:p>0.244483</text:p>
          </table:table-cell>
          <table:table-cell office:value-type="float" office:value="0.597364" calcext:value-type="float">
            <text:p>0.597364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602209" calcext:value-type="float">
            <text:p>0.0602209</text:p>
          </table:table-cell>
          <table:table-cell office:value-type="float" office:value="1.63975" calcext:value-type="float">
            <text:p>1.63975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223636" calcext:value-type="float">
            <text:p>0.223636</text:p>
          </table:table-cell>
          <table:table-cell office:value-type="float" office:value="0.598606" calcext:value-type="float">
            <text:p>0.598606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39997" calcext:value-type="float">
            <text:p>0.039997</text:p>
          </table:table-cell>
          <table:table-cell office:value-type="float" office:value="1.95599" calcext:value-type="float">
            <text:p>1.95599</text:p>
          </table:table-cell>
          <table:table-cell office:value-type="float" office:value="1" calcext:value-type="float">
            <text:p>1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227085" calcext:value-type="float">
            <text:p>0.227085</text:p>
          </table:table-cell>
          <table:table-cell office:value-type="float" office:value="0.599531" calcext:value-type="float">
            <text:p>0.599531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354106" calcext:value-type="float">
            <text:p>0.0354106</text:p>
          </table:table-cell>
          <table:table-cell office:value-type="float" office:value="2.03891" calcext:value-type="float">
            <text:p>2.0389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224464" calcext:value-type="float">
            <text:p>0.224464</text:p>
          </table:table-cell>
          <table:table-cell office:value-type="float" office:value="0.595117" calcext:value-type="float">
            <text:p>0.595117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350378" calcext:value-type="float">
            <text:p>0.0350378</text:p>
          </table:table-cell>
          <table:table-cell office:value-type="float" office:value="1.43968" calcext:value-type="float">
            <text:p>1.43968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207763" calcext:value-type="float">
            <text:p>0.207763</text:p>
          </table:table-cell>
          <table:table-cell office:value-type="float" office:value="0.575648" calcext:value-type="float">
            <text:p>0.575648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365044" calcext:value-type="float">
            <text:p>0.0365044</text:p>
          </table:table-cell>
          <table:table-cell office:value-type="float" office:value="1.92301" calcext:value-type="float">
            <text:p>1.9230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165185" calcext:value-type="float">
            <text:p>0.165185</text:p>
          </table:table-cell>
          <table:table-cell office:value-type="float" office:value="0.642824" calcext:value-type="float">
            <text:p>0.642824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367781" calcext:value-type="float">
            <text:p>0.0367781</text:p>
          </table:table-cell>
          <table:table-cell office:value-type="float" office:value="1.81257" calcext:value-type="float">
            <text:p>1.81257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158924" calcext:value-type="float">
            <text:p>0.158924</text:p>
          </table:table-cell>
          <table:table-cell office:value-type="float" office:value="0.532532" calcext:value-type="float">
            <text:p>0.532532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258289" calcext:value-type="float">
            <text:p>0.0258289</text:p>
          </table:table-cell>
          <table:table-cell office:value-type="float" office:value="1.88587" calcext:value-type="float">
            <text:p>1.8858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16241" calcext:value-type="float">
            <text:p>0.16241</text:p>
          </table:table-cell>
          <table:table-cell office:value-type="float" office:value="0.605415" calcext:value-type="float">
            <text:p>0.605415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288975" calcext:value-type="float">
            <text:p>0.0288975</text:p>
          </table:table-cell>
          <table:table-cell office:value-type="float" office:value="1.93691" calcext:value-type="float">
            <text:p>1.93691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402778" calcext:value-type="float">
            <text:p>0.40277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134573" calcext:value-type="float">
            <text:p>0.134573</text:p>
          </table:table-cell>
          <table:table-cell office:value-type="float" office:value="0.523629" calcext:value-type="float">
            <text:p>0.523629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272755" calcext:value-type="float">
            <text:p>0.0272755</text:p>
          </table:table-cell>
          <table:table-cell office:value-type="float" office:value="1.99957" calcext:value-type="float">
            <text:p>1.99957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416667" calcext:value-type="float">
            <text:p>0.416667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123217" calcext:value-type="float">
            <text:p>0.123217</text:p>
          </table:table-cell>
          <table:table-cell office:value-type="float" office:value="0.554247" calcext:value-type="float">
            <text:p>0.554247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7108" calcext:value-type="float">
            <text:p>0.027108</text:p>
          </table:table-cell>
          <table:table-cell office:value-type="float" office:value="1.85553" calcext:value-type="float">
            <text:p>1.85553</text:p>
          </table:table-cell>
          <table:table-cell office:value-type="float" office:value="1" calcext:value-type="float">
            <text:p>1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128768" calcext:value-type="float">
            <text:p>0.128768</text:p>
          </table:table-cell>
          <table:table-cell office:value-type="float" office:value="0.63408" calcext:value-type="float">
            <text:p>0.63408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251803" calcext:value-type="float">
            <text:p>0.0251803</text:p>
          </table:table-cell>
          <table:table-cell office:value-type="float" office:value="1.48097" calcext:value-type="float">
            <text:p>1.48097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101924" calcext:value-type="float">
            <text:p>0.101924</text:p>
          </table:table-cell>
          <table:table-cell office:value-type="float" office:value="0.508025" calcext:value-type="float">
            <text:p>0.508025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80752" calcext:value-type="float">
            <text:p>0.0380752</text:p>
          </table:table-cell>
          <table:table-cell office:value-type="float" office:value="2.0199" calcext:value-type="float">
            <text:p>2.0199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112172" calcext:value-type="float">
            <text:p>0.112172</text:p>
          </table:table-cell>
          <table:table-cell office:value-type="float" office:value="0.559156" calcext:value-type="float">
            <text:p>0.559156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417628" calcext:value-type="float">
            <text:p>0.0417628</text:p>
          </table:table-cell>
          <table:table-cell office:value-type="float" office:value="1.78025" calcext:value-type="float">
            <text:p>1.78025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101284" calcext:value-type="float">
            <text:p>0.101284</text:p>
          </table:table-cell>
          <table:table-cell office:value-type="float" office:value="0.600559" calcext:value-type="float">
            <text:p>0.600559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265107" calcext:value-type="float">
            <text:p>0.0265107</text:p>
          </table:table-cell>
          <table:table-cell office:value-type="float" office:value="1.60679" calcext:value-type="float">
            <text:p>1.60679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105179" calcext:value-type="float">
            <text:p>0.105179</text:p>
          </table:table-cell>
          <table:table-cell office:value-type="float" office:value="0.578668" calcext:value-type="float">
            <text:p>0.578668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74792" calcext:value-type="float">
            <text:p>0.0174792</text:p>
          </table:table-cell>
          <table:table-cell office:value-type="float" office:value="1.75045" calcext:value-type="float">
            <text:p>1.75045</text:p>
          </table:table-cell>
          <table:table-cell office:value-type="float" office:value="1" calcext:value-type="float">
            <text:p>1</text:p>
          </table:table-cell>
          <table:table-cell office:value-type="float" office:value="0.527778" calcext:value-type="float">
            <text:p>0.527778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866365" calcext:value-type="float">
            <text:p>0.0866365</text:p>
          </table:table-cell>
          <table:table-cell office:value-type="float" office:value="0.518495" calcext:value-type="float">
            <text:p>0.518495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218043" calcext:value-type="float">
            <text:p>0.0218043</text:p>
          </table:table-cell>
          <table:table-cell office:value-type="float" office:value="2.02165" calcext:value-type="float">
            <text:p>2.02165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800215" calcext:value-type="float">
            <text:p>0.0800215</text:p>
          </table:table-cell>
          <table:table-cell office:value-type="float" office:value="0.550394" calcext:value-type="float">
            <text:p>0.550394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55875" calcext:value-type="float">
            <text:p>0.0155875</text:p>
          </table:table-cell>
          <table:table-cell office:value-type="float" office:value="2.11014" calcext:value-type="float">
            <text:p>2.11014</text:p>
          </table:table-cell>
          <table:table-cell office:value-type="float" office:value="1" calcext:value-type="float">
            <text:p>1</text:p>
          </table:table-cell>
          <table:table-cell office:value-type="float" office:value="0.527778" calcext:value-type="float">
            <text:p>0.52777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763164" calcext:value-type="float">
            <text:p>0.0763164</text:p>
          </table:table-cell>
          <table:table-cell office:value-type="float" office:value="0.487871" calcext:value-type="float">
            <text:p>0.487871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19949" calcext:value-type="float">
            <text:p>0.0119949</text:p>
          </table:table-cell>
          <table:table-cell office:value-type="float" office:value="1.97613" calcext:value-type="float">
            <text:p>1.97613</text:p>
          </table:table-cell>
          <table:table-cell office:value-type="float" office:value="1" calcext:value-type="float">
            <text:p>1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777677" calcext:value-type="float">
            <text:p>0.0777677</text:p>
          </table:table-cell>
          <table:table-cell office:value-type="float" office:value="0.535519" calcext:value-type="float">
            <text:p>0.535519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56374" calcext:value-type="float">
            <text:p>0.0156374</text:p>
          </table:table-cell>
          <table:table-cell office:value-type="float" office:value="2.07025" calcext:value-type="float">
            <text:p>2.07025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818299" calcext:value-type="float">
            <text:p>0.0818299</text:p>
          </table:table-cell>
          <table:table-cell office:value-type="float" office:value="0.477286" calcext:value-type="float">
            <text:p>0.477286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06067" calcext:value-type="float">
            <text:p>0.0106067</text:p>
          </table:table-cell>
          <table:table-cell office:value-type="float" office:value="2.08475" calcext:value-type="float">
            <text:p>2.08475</text:p>
          </table:table-cell>
          <table:table-cell office:value-type="float" office:value="1" calcext:value-type="float">
            <text:p>1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625196" calcext:value-type="float">
            <text:p>0.0625196</text:p>
          </table:table-cell>
          <table:table-cell office:value-type="float" office:value="0.517509" calcext:value-type="float">
            <text:p>0.517509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69898" calcext:value-type="float">
            <text:p>0.0169898</text:p>
          </table:table-cell>
          <table:table-cell office:value-type="float" office:value="2.15943" calcext:value-type="float">
            <text:p>2.15943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590873" calcext:value-type="float">
            <text:p>0.0590873</text:p>
          </table:table-cell>
          <table:table-cell office:value-type="float" office:value="0.609139" calcext:value-type="float">
            <text:p>0.609139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43136" calcext:value-type="float">
            <text:p>0.0143136</text:p>
          </table:table-cell>
          <table:table-cell office:value-type="float" office:value="2.10549" calcext:value-type="float">
            <text:p>2.10549</text:p>
          </table:table-cell>
          <table:table-cell office:value-type="float" office:value="1" calcext:value-type="float">
            <text:p>1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62586" calcext:value-type="float">
            <text:p>0.062586</text:p>
          </table:table-cell>
          <table:table-cell office:value-type="float" office:value="0.580446" calcext:value-type="float">
            <text:p>0.580446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62622" calcext:value-type="float">
            <text:p>0.0162622</text:p>
          </table:table-cell>
          <table:table-cell office:value-type="float" office:value="2.22679" calcext:value-type="float">
            <text:p>2.22679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27778" calcext:value-type="float">
            <text:p>0.52777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606523" calcext:value-type="float">
            <text:p>0.0606523</text:p>
          </table:table-cell>
          <table:table-cell office:value-type="float" office:value="0.560941" calcext:value-type="float">
            <text:p>0.56094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63875" calcext:value-type="float">
            <text:p>0.0163875</text:p>
          </table:table-cell>
          <table:table-cell office:value-type="float" office:value="2.06612" calcext:value-type="float">
            <text:p>2.06612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51903" calcext:value-type="float">
            <text:p>0.051903</text:p>
          </table:table-cell>
          <table:table-cell office:value-type="float" office:value="0.492573" calcext:value-type="float">
            <text:p>0.492573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863456" calcext:value-type="float">
            <text:p>0.00863456</text:p>
          </table:table-cell>
          <table:table-cell office:value-type="float" office:value="2.26696" calcext:value-type="float">
            <text:p>2.2669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534878" calcext:value-type="float">
            <text:p>0.0534878</text:p>
          </table:table-cell>
          <table:table-cell office:value-type="float" office:value="0.519212" calcext:value-type="float">
            <text:p>0.519212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100984" calcext:value-type="float">
            <text:p>0.0100984</text:p>
          </table:table-cell>
          <table:table-cell office:value-type="float" office:value="2.1186" calcext:value-type="float">
            <text:p>2.1186</text:p>
          </table:table-cell>
          <table:table-cell office:value-type="float" office:value="1" calcext:value-type="float">
            <text:p>1</text:p>
          </table:table-cell>
          <table:table-cell office:value-type="float" office:value="0.527778" calcext:value-type="float">
            <text:p>0.52777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441073" calcext:value-type="float">
            <text:p>0.0441073</text:p>
          </table:table-cell>
          <table:table-cell office:value-type="float" office:value="0.452842" calcext:value-type="float">
            <text:p>0.452842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940022" calcext:value-type="float">
            <text:p>0.00940022</text:p>
          </table:table-cell>
          <table:table-cell office:value-type="float" office:value="2.2659" calcext:value-type="float">
            <text:p>2.2659</text:p>
          </table:table-cell>
          <table:table-cell office:value-type="float" office:value="1" calcext:value-type="float">
            <text:p>1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431297" calcext:value-type="float">
            <text:p>0.0431297</text:p>
          </table:table-cell>
          <table:table-cell office:value-type="float" office:value="0.462446" calcext:value-type="float">
            <text:p>0.462446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21152" calcext:value-type="float">
            <text:p>0.0121152</text:p>
          </table:table-cell>
          <table:table-cell office:value-type="float" office:value="2.31446" calcext:value-type="float">
            <text:p>2.3144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446259" calcext:value-type="float">
            <text:p>0.0446259</text:p>
          </table:table-cell>
          <table:table-cell office:value-type="float" office:value="0.570812" calcext:value-type="float">
            <text:p>0.570812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840619" calcext:value-type="float">
            <text:p>0.00840619</text:p>
          </table:table-cell>
          <table:table-cell office:value-type="float" office:value="2.58435" calcext:value-type="float">
            <text:p>2.58435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401847" calcext:value-type="float">
            <text:p>0.0401847</text:p>
          </table:table-cell>
          <table:table-cell office:value-type="float" office:value="0.498582" calcext:value-type="float">
            <text:p>0.498582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07182" calcext:value-type="float">
            <text:p>0.0107182</text:p>
          </table:table-cell>
          <table:table-cell office:value-type="float" office:value="2.03739" calcext:value-type="float">
            <text:p>2.03739</text:p>
          </table:table-cell>
          <table:table-cell office:value-type="float" office:value="1" calcext:value-type="float">
            <text:p>1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422354" calcext:value-type="float">
            <text:p>0.0422354</text:p>
          </table:table-cell>
          <table:table-cell office:value-type="float" office:value="0.615906" calcext:value-type="float">
            <text:p>0.615906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■検証パターン2 学習データ:評価データ = 3: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233.085" calcext:value-type="float">
            <text:p>233.085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221.455" calcext:value-type="float">
            <text:p>221.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1508" calcext:value-type="float">
            <text:p>2.21508</text:p>
          </table:table-cell>
          <table:table-cell office:value-type="float" office:value="2.22364" calcext:value-type="float">
            <text:p>2.22364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104545" calcext:value-type="float">
            <text:p>0.1045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8106" calcext:value-type="float">
            <text:p>2.08106</text:p>
          </table:table-cell>
          <table:table-cell office:value-type="float" office:value="2.05184" calcext:value-type="float">
            <text:p>2.05184</text:p>
          </table:table-cell>
          <table:table-cell office:value-type="float" office:value="0.15" calcext:value-type="float">
            <text:p>0.15</text:p>
          </table:table-cell>
          <table:table-cell office:value-type="float" office:value="0.213636" calcext:value-type="float">
            <text:p>0.2136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8048" calcext:value-type="float">
            <text:p>1.88048</text:p>
          </table:table-cell>
          <table:table-cell office:value-type="float" office:value="2.11382" calcext:value-type="float">
            <text:p>2.11382</text:p>
          </table:table-cell>
          <table:table-cell office:value-type="float" office:value="0.257143" calcext:value-type="float">
            <text:p>0.257143</text:p>
          </table:table-cell>
          <table:table-cell office:value-type="float" office:value="0.145455" calcext:value-type="float">
            <text:p>0.14545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.00581" calcext:value-type="float">
            <text:p>2.00581</text:p>
          </table:table-cell>
          <table:table-cell office:value-type="float" office:value="2.01797" calcext:value-type="float">
            <text:p>2.01797</text:p>
          </table:table-cell>
          <table:table-cell office:value-type="float" office:value="0.457143" calcext:value-type="float">
            <text:p>0.457143</text:p>
          </table:table-cell>
          <table:table-cell office:value-type="float" office:value="0.268182" calcext:value-type="float">
            <text:p>0.2681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5717" calcext:value-type="float">
            <text:p>1.55717</text:p>
          </table:table-cell>
          <table:table-cell office:value-type="float" office:value="2.10911" calcext:value-type="float">
            <text:p>2.10911</text:p>
          </table:table-cell>
          <table:table-cell office:value-type="float" office:value="0.485714" calcext:value-type="float">
            <text:p>0.485714</text:p>
          </table:table-cell>
          <table:table-cell office:value-type="float" office:value="0.172727" calcext:value-type="float">
            <text:p>0.1727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94753" calcext:value-type="float">
            <text:p>1.94753</text:p>
          </table:table-cell>
          <table:table-cell office:value-type="float" office:value="1.98999" calcext:value-type="float">
            <text:p>1.98999</text:p>
          </table:table-cell>
          <table:table-cell office:value-type="float" office:value="0.5" calcext:value-type="float">
            <text:p>0.5</text:p>
          </table:table-cell>
          <table:table-cell office:value-type="float" office:value="0.354545" calcext:value-type="float">
            <text:p>0.3545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40203" calcext:value-type="float">
            <text:p>1.40203</text:p>
          </table:table-cell>
          <table:table-cell office:value-type="float" office:value="2.05224" calcext:value-type="float">
            <text:p>2.05224</text:p>
          </table:table-cell>
          <table:table-cell office:value-type="float" office:value="0.542857" calcext:value-type="float">
            <text:p>0.542857</text:p>
          </table:table-cell>
          <table:table-cell office:value-type="float" office:value="0.231818" calcext:value-type="float">
            <text:p>0.23181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87066" calcext:value-type="float">
            <text:p>1.87066</text:p>
          </table:table-cell>
          <table:table-cell office:value-type="float" office:value="1.95506" calcext:value-type="float">
            <text:p>1.95506</text:p>
          </table:table-cell>
          <table:table-cell office:value-type="float" office:value="0.514286" calcext:value-type="float">
            <text:p>0.514286</text:p>
          </table:table-cell>
          <table:table-cell office:value-type="float" office:value="0.331818" calcext:value-type="float">
            <text:p>0.3318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26985" calcext:value-type="float">
            <text:p>1.26985</text:p>
          </table:table-cell>
          <table:table-cell office:value-type="float" office:value="2.0369" calcext:value-type="float">
            <text:p>2.0369</text:p>
          </table:table-cell>
          <table:table-cell office:value-type="float" office:value="0.614286" calcext:value-type="float">
            <text:p>0.614286</text:p>
          </table:table-cell>
          <table:table-cell office:value-type="float" office:value="0.209091" calcext:value-type="float">
            <text:p>0.20909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78473" calcext:value-type="float">
            <text:p>1.78473</text:p>
          </table:table-cell>
          <table:table-cell office:value-type="float" office:value="1.91278" calcext:value-type="float">
            <text:p>1.91278</text:p>
          </table:table-cell>
          <table:table-cell office:value-type="float" office:value="0.585714" calcext:value-type="float">
            <text:p>0.585714</text:p>
          </table:table-cell>
          <table:table-cell office:value-type="float" office:value="0.413636" calcext:value-type="float">
            <text:p>0.4136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0203" calcext:value-type="float">
            <text:p>1.0203</text:p>
          </table:table-cell>
          <table:table-cell office:value-type="float" office:value="2.02636" calcext:value-type="float">
            <text:p>2.02636</text:p>
          </table:table-cell>
          <table:table-cell office:value-type="float" office:value="0.728571" calcext:value-type="float">
            <text:p>0.728571</text:p>
          </table:table-cell>
          <table:table-cell office:value-type="float" office:value="0.218182" calcext:value-type="float">
            <text:p>0.21818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70495" calcext:value-type="float">
            <text:p>1.70495</text:p>
          </table:table-cell>
          <table:table-cell office:value-type="float" office:value="1.8672" calcext:value-type="float">
            <text:p>1.8672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418182" calcext:value-type="float">
            <text:p>0.4181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84066" calcext:value-type="float">
            <text:p>0.884066</text:p>
          </table:table-cell>
          <table:table-cell office:value-type="float" office:value="2.11378" calcext:value-type="float">
            <text:p>2.11378</text:p>
          </table:table-cell>
          <table:table-cell office:value-type="float" office:value="0.785714" calcext:value-type="float">
            <text:p>0.785714</text:p>
          </table:table-cell>
          <table:table-cell office:value-type="float" office:value="0.204545" calcext:value-type="float">
            <text:p>0.20454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67031" calcext:value-type="float">
            <text:p>1.67031</text:p>
          </table:table-cell>
          <table:table-cell office:value-type="float" office:value="1.8109" calcext:value-type="float">
            <text:p>1.8109</text:p>
          </table:table-cell>
          <table:table-cell office:value-type="float" office:value="0.585714" calcext:value-type="float">
            <text:p>0.585714</text:p>
          </table:table-cell>
          <table:table-cell office:value-type="float" office:value="0.468182" calcext:value-type="float">
            <text:p>0.46818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16075" calcext:value-type="float">
            <text:p>0.716075</text:p>
          </table:table-cell>
          <table:table-cell office:value-type="float" office:value="2.09811" calcext:value-type="float">
            <text:p>2.09811</text:p>
          </table:table-cell>
          <table:table-cell office:value-type="float" office:value="0.871429" calcext:value-type="float">
            <text:p>0.871429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52618" calcext:value-type="float">
            <text:p>1.52618</text:p>
          </table:table-cell>
          <table:table-cell office:value-type="float" office:value="1.77297" calcext:value-type="float">
            <text:p>1.77297</text:p>
          </table:table-cell>
          <table:table-cell office:value-type="float" office:value="0.7" calcext:value-type="float">
            <text:p>0.7</text:p>
          </table:table-cell>
          <table:table-cell office:value-type="float" office:value="0.454545" calcext:value-type="float">
            <text:p>0.4545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3551" calcext:value-type="float">
            <text:p>0.593551</text:p>
          </table:table-cell>
          <table:table-cell office:value-type="float" office:value="2.14042" calcext:value-type="float">
            <text:p>2.14042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236364" calcext:value-type="float">
            <text:p>0.23636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46348" calcext:value-type="float">
            <text:p>1.46348</text:p>
          </table:table-cell>
          <table:table-cell office:value-type="float" office:value="1.69207" calcext:value-type="float">
            <text:p>1.69207</text:p>
          </table:table-cell>
          <table:table-cell office:value-type="float" office:value="0.8" calcext:value-type="float">
            <text:p>0.8</text:p>
          </table:table-cell>
          <table:table-cell office:value-type="float" office:value="0.481818" calcext:value-type="float">
            <text:p>0.4818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18689" calcext:value-type="float">
            <text:p>0.518689</text:p>
          </table:table-cell>
          <table:table-cell office:value-type="float" office:value="2.1564" calcext:value-type="float">
            <text:p>2.1564</text:p>
          </table:table-cell>
          <table:table-cell office:value-type="float" office:value="0.9" calcext:value-type="float">
            <text:p>0.9</text:p>
          </table:table-cell>
          <table:table-cell office:value-type="float" office:value="0.222727" calcext:value-type="float">
            <text:p>0.22272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35235" calcext:value-type="float">
            <text:p>1.35235</text:p>
          </table:table-cell>
          <table:table-cell office:value-type="float" office:value="1.67012" calcext:value-type="float">
            <text:p>1.67012</text:p>
          </table:table-cell>
          <table:table-cell office:value-type="float" office:value="0.742857" calcext:value-type="float">
            <text:p>0.742857</text:p>
          </table:table-cell>
          <table:table-cell office:value-type="float" office:value="0.481818" calcext:value-type="float">
            <text:p>0.4818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49294" calcext:value-type="float">
            <text:p>0.449294</text:p>
          </table:table-cell>
          <table:table-cell office:value-type="float" office:value="2.15414" calcext:value-type="float">
            <text:p>2.15414</text:p>
          </table:table-cell>
          <table:table-cell office:value-type="float" office:value="0.925" calcext:value-type="float">
            <text:p>0.925</text:p>
          </table:table-cell>
          <table:table-cell office:value-type="float" office:value="0.277273" calcext:value-type="float">
            <text:p>0.27727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.26031" calcext:value-type="float">
            <text:p>1.26031</text:p>
          </table:table-cell>
          <table:table-cell office:value-type="float" office:value="1.57227" calcext:value-type="float">
            <text:p>1.57227</text:p>
          </table:table-cell>
          <table:table-cell office:value-type="float" office:value="0.8375" calcext:value-type="float">
            <text:p>0.8375</text:p>
          </table:table-cell>
          <table:table-cell office:value-type="float" office:value="0.509091" calcext:value-type="float">
            <text:p>0.50909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36336" calcext:value-type="float">
            <text:p>0.336336</text:p>
          </table:table-cell>
          <table:table-cell office:value-type="float" office:value="2.18666" calcext:value-type="float">
            <text:p>2.18666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268182" calcext:value-type="float">
            <text:p>0.26818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.12924" calcext:value-type="float">
            <text:p>1.12924</text:p>
          </table:table-cell>
          <table:table-cell office:value-type="float" office:value="1.54144" calcext:value-type="float">
            <text:p>1.54144</text:p>
          </table:table-cell>
          <table:table-cell office:value-type="float" office:value="0.9" calcext:value-type="float">
            <text:p>0.9</text:p>
          </table:table-cell>
          <table:table-cell office:value-type="float" office:value="0.513636" calcext:value-type="float">
            <text:p>0.5136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06283" calcext:value-type="float">
            <text:p>0.306283</text:p>
          </table:table-cell>
          <table:table-cell office:value-type="float" office:value="2.14733" calcext:value-type="float">
            <text:p>2.14733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313636" calcext:value-type="float">
            <text:p>0.31363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08751" calcext:value-type="float">
            <text:p>1.08751</text:p>
          </table:table-cell>
          <table:table-cell office:value-type="float" office:value="1.50794" calcext:value-type="float">
            <text:p>1.50794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490909" calcext:value-type="float">
            <text:p>0.4909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77923" calcext:value-type="float">
            <text:p>0.177923</text:p>
          </table:table-cell>
          <table:table-cell office:value-type="float" office:value="2.22996" calcext:value-type="float">
            <text:p>2.22996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286364" calcext:value-type="float">
            <text:p>0.28636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96612" calcext:value-type="float">
            <text:p>0.996612</text:p>
          </table:table-cell>
          <table:table-cell office:value-type="float" office:value="1.46014" calcext:value-type="float">
            <text:p>1.46014</text:p>
          </table:table-cell>
          <table:table-cell office:value-type="float" office:value="0.842857" calcext:value-type="float">
            <text:p>0.842857</text:p>
          </table:table-cell>
          <table:table-cell office:value-type="float" office:value="0.545455" calcext:value-type="float">
            <text:p>0.5454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72066" calcext:value-type="float">
            <text:p>0.172066</text:p>
          </table:table-cell>
          <table:table-cell office:value-type="float" office:value="2.37982" calcext:value-type="float">
            <text:p>2.37982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240909" calcext:value-type="float">
            <text:p>0.24090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883832" calcext:value-type="float">
            <text:p>0.883832</text:p>
          </table:table-cell>
          <table:table-cell office:value-type="float" office:value="1.39819" calcext:value-type="float">
            <text:p>1.39819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572727" calcext:value-type="float">
            <text:p>0.57272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48451" calcext:value-type="float">
            <text:p>0.148451</text:p>
          </table:table-cell>
          <table:table-cell office:value-type="float" office:value="2.24539" calcext:value-type="float">
            <text:p>2.24539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263636" calcext:value-type="float">
            <text:p>0.26363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832698" calcext:value-type="float">
            <text:p>0.832698</text:p>
          </table:table-cell>
          <table:table-cell office:value-type="float" office:value="1.39725" calcext:value-type="float">
            <text:p>1.39725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540909" calcext:value-type="float">
            <text:p>0.54090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196" calcext:value-type="float">
            <text:p>0.1196</text:p>
          </table:table-cell>
          <table:table-cell office:value-type="float" office:value="2.31721" calcext:value-type="float">
            <text:p>2.31721</text:p>
          </table:table-cell>
          <table:table-cell office:value-type="float" office:value="1" calcext:value-type="float">
            <text:p>1</text:p>
          </table:table-cell>
          <table:table-cell office:value-type="float" office:value="0.286364" calcext:value-type="float">
            <text:p>0.286364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798139" calcext:value-type="float">
            <text:p>0.798139</text:p>
          </table:table-cell>
          <table:table-cell office:value-type="float" office:value="1.31864" calcext:value-type="float">
            <text:p>1.31864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93648" calcext:value-type="float">
            <text:p>0.193648</text:p>
          </table:table-cell>
          <table:table-cell office:value-type="float" office:value="2.22162" calcext:value-type="float">
            <text:p>2.22162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286364" calcext:value-type="float">
            <text:p>0.28636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687616" calcext:value-type="float">
            <text:p>0.687616</text:p>
          </table:table-cell>
          <table:table-cell office:value-type="float" office:value="1.30942" calcext:value-type="float">
            <text:p>1.30942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14349" calcext:value-type="float">
            <text:p>0.114349</text:p>
          </table:table-cell>
          <table:table-cell office:value-type="float" office:value="2.3667" calcext:value-type="float">
            <text:p>2.3667</text:p>
          </table:table-cell>
          <table:table-cell office:value-type="float" office:value="1" calcext:value-type="float">
            <text:p>1</text:p>
          </table:table-cell>
          <table:table-cell office:value-type="float" office:value="0.318182" calcext:value-type="float">
            <text:p>0.31818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624421" calcext:value-type="float">
            <text:p>0.624421</text:p>
          </table:table-cell>
          <table:table-cell office:value-type="float" office:value="1.24803" calcext:value-type="float">
            <text:p>1.24803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613636" calcext:value-type="float">
            <text:p>0.6136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858898" calcext:value-type="float">
            <text:p>0.0858898</text:p>
          </table:table-cell>
          <table:table-cell office:value-type="float" office:value="2.43132" calcext:value-type="float">
            <text:p>2.43132</text:p>
          </table:table-cell>
          <table:table-cell office:value-type="float" office:value="1" calcext:value-type="float">
            <text:p>1</text:p>
          </table:table-cell>
          <table:table-cell office:value-type="float" office:value="0.286364" calcext:value-type="float">
            <text:p>0.28636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574022" calcext:value-type="float">
            <text:p>0.574022</text:p>
          </table:table-cell>
          <table:table-cell office:value-type="float" office:value="1.26185" calcext:value-type="float">
            <text:p>1.26185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614862" calcext:value-type="float">
            <text:p>0.0614862</text:p>
          </table:table-cell>
          <table:table-cell office:value-type="float" office:value="2.40386" calcext:value-type="float">
            <text:p>2.40386</text:p>
          </table:table-cell>
          <table:table-cell office:value-type="float" office:value="1" calcext:value-type="float">
            <text:p>1</text:p>
          </table:table-cell>
          <table:table-cell office:value-type="float" office:value="0.281818" calcext:value-type="float">
            <text:p>0.281818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54828" calcext:value-type="float">
            <text:p>0.54828</text:p>
          </table:table-cell>
          <table:table-cell office:value-type="float" office:value="1.18574" calcext:value-type="float">
            <text:p>1.18574</text:p>
          </table:table-cell>
          <table:table-cell office:value-type="float" office:value="0.9625" calcext:value-type="float">
            <text:p>0.9625</text:p>
          </table:table-cell>
          <table:table-cell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424124" calcext:value-type="float">
            <text:p>0.0424124</text:p>
          </table:table-cell>
          <table:table-cell office:value-type="float" office:value="2.3497" calcext:value-type="float">
            <text:p>2.3497</text:p>
          </table:table-cell>
          <table:table-cell office:value-type="float" office:value="1" calcext:value-type="float">
            <text:p>1</text:p>
          </table:table-cell>
          <table:table-cell office:value-type="float" office:value="0.313636" calcext:value-type="float">
            <text:p>0.31363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489823" calcext:value-type="float">
            <text:p>0.489823</text:p>
          </table:table-cell>
          <table:table-cell office:value-type="float" office:value="1.23836" calcext:value-type="float">
            <text:p>1.2383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670093" calcext:value-type="float">
            <text:p>0.0670093</text:p>
          </table:table-cell>
          <table:table-cell office:value-type="float" office:value="2.39376" calcext:value-type="float">
            <text:p>2.39376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04545" calcext:value-type="float">
            <text:p>0.304545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432536" calcext:value-type="float">
            <text:p>0.432536</text:p>
          </table:table-cell>
          <table:table-cell office:value-type="float" office:value="1.19732" calcext:value-type="float">
            <text:p>1.19732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352874" calcext:value-type="float">
            <text:p>0.0352874</text:p>
          </table:table-cell>
          <table:table-cell office:value-type="float" office:value="2.29041" calcext:value-type="float">
            <text:p>2.29041</text:p>
          </table:table-cell>
          <table:table-cell office:value-type="float" office:value="1" calcext:value-type="float">
            <text:p>1</text:p>
          </table:table-cell>
          <table:table-cell office:value-type="float" office:value="0.354545" calcext:value-type="float">
            <text:p>0.35454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439467" calcext:value-type="float">
            <text:p>0.439467</text:p>
          </table:table-cell>
          <table:table-cell office:value-type="float" office:value="1.17101" calcext:value-type="float">
            <text:p>1.17101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505134" calcext:value-type="float">
            <text:p>0.0505134</text:p>
          </table:table-cell>
          <table:table-cell office:value-type="float" office:value="2.46408" calcext:value-type="float">
            <text:p>2.46408</text:p>
          </table:table-cell>
          <table:table-cell office:value-type="float" office:value="1" calcext:value-type="float">
            <text:p>1</text:p>
          </table:table-cell>
          <table:table-cell office:value-type="float" office:value="0.304545" calcext:value-type="float">
            <text:p>0.30454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371963" calcext:value-type="float">
            <text:p>0.371963</text:p>
          </table:table-cell>
          <table:table-cell office:value-type="float" office:value="1.16325" calcext:value-type="float">
            <text:p>1.16325</text:p>
          </table:table-cell>
          <table:table-cell office:value-type="float" office:value="1" calcext:value-type="float">
            <text:p>1</text:p>
          </table:table-cell>
          <table:table-cell office:value-type="float" office:value="0.613636" calcext:value-type="float">
            <text:p>0.6136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302676" calcext:value-type="float">
            <text:p>0.0302676</text:p>
          </table:table-cell>
          <table:table-cell office:value-type="float" office:value="2.43381" calcext:value-type="float">
            <text:p>2.43381</text:p>
          </table:table-cell>
          <table:table-cell office:value-type="float" office:value="1" calcext:value-type="float">
            <text:p>1</text:p>
          </table:table-cell>
          <table:table-cell office:value-type="float" office:value="0.290909" calcext:value-type="float">
            <text:p>0.29090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424361" calcext:value-type="float">
            <text:p>0.424361</text:p>
          </table:table-cell>
          <table:table-cell office:value-type="float" office:value="1.14465" calcext:value-type="float">
            <text:p>1.14465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559091" calcext:value-type="float">
            <text:p>0.55909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212988" calcext:value-type="float">
            <text:p>0.0212988</text:p>
          </table:table-cell>
          <table:table-cell office:value-type="float" office:value="2.39654" calcext:value-type="float">
            <text:p>2.39654</text:p>
          </table:table-cell>
          <table:table-cell office:value-type="float" office:value="1" calcext:value-type="float">
            <text:p>1</text:p>
          </table:table-cell>
          <table:table-cell office:value-type="float" office:value="0.313636" calcext:value-type="float">
            <text:p>0.31363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348526" calcext:value-type="float">
            <text:p>0.348526</text:p>
          </table:table-cell>
          <table:table-cell office:value-type="float" office:value="1.11937" calcext:value-type="float">
            <text:p>1.11937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604545" calcext:value-type="float">
            <text:p>0.60454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356632" calcext:value-type="float">
            <text:p>0.0356632</text:p>
          </table:table-cell>
          <table:table-cell office:value-type="float" office:value="2.55094" calcext:value-type="float">
            <text:p>2.55094</text:p>
          </table:table-cell>
          <table:table-cell office:value-type="float" office:value="1" calcext:value-type="float">
            <text:p>1</text:p>
          </table:table-cell>
          <table:table-cell office:value-type="float" office:value="0.322727" calcext:value-type="float">
            <text:p>0.32272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317187" calcext:value-type="float">
            <text:p>0.317187</text:p>
          </table:table-cell>
          <table:table-cell office:value-type="float" office:value="1.13636" calcext:value-type="float">
            <text:p>1.13636</text:p>
          </table:table-cell>
          <table:table-cell office:value-type="float" office:value="1" calcext:value-type="float">
            <text:p>1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285242" calcext:value-type="float">
            <text:p>0.0285242</text:p>
          </table:table-cell>
          <table:table-cell office:value-type="float" office:value="2.61442" calcext:value-type="float">
            <text:p>2.61442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28456" calcext:value-type="float">
            <text:p>0.28456</text:p>
          </table:table-cell>
          <table:table-cell office:value-type="float" office:value="1.09272" calcext:value-type="float">
            <text:p>1.09272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14577" calcext:value-type="float">
            <text:p>0.0214577</text:p>
          </table:table-cell>
          <table:table-cell office:value-type="float" office:value="2.35883" calcext:value-type="float">
            <text:p>2.35883</text:p>
          </table:table-cell>
          <table:table-cell office:value-type="float" office:value="1" calcext:value-type="float">
            <text:p>1</text:p>
          </table:table-cell>
          <table:table-cell office:value-type="float" office:value="0.313636" calcext:value-type="float">
            <text:p>0.31363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243429" calcext:value-type="float">
            <text:p>0.243429</text:p>
          </table:table-cell>
          <table:table-cell office:value-type="float" office:value="1.05347" calcext:value-type="float">
            <text:p>1.05347</text:p>
          </table:table-cell>
          <table:table-cell office:value-type="float" office:value="1" calcext:value-type="float">
            <text:p>1</text:p>
          </table:table-cell>
          <table:table-cell office:value-type="float" office:value="0.672727" calcext:value-type="float">
            <text:p>0.67272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25931" calcext:value-type="float">
            <text:p>0.025931</text:p>
          </table:table-cell>
          <table:table-cell office:value-type="float" office:value="2.4699" calcext:value-type="float">
            <text:p>2.4699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245739" calcext:value-type="float">
            <text:p>0.245739</text:p>
          </table:table-cell>
          <table:table-cell office:value-type="float" office:value="1.1096" calcext:value-type="float">
            <text:p>1.1096</text:p>
          </table:table-cell>
          <table:table-cell office:value-type="float" office:value="1" calcext:value-type="float">
            <text:p>1</text:p>
          </table:table-cell>
          <table:table-cell office:value-type="float" office:value="0.622727" calcext:value-type="float">
            <text:p>0.62272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9767" calcext:value-type="float">
            <text:p>0.029767</text:p>
          </table:table-cell>
          <table:table-cell office:value-type="float" office:value="2.58097" calcext:value-type="float">
            <text:p>2.58097</text:p>
          </table:table-cell>
          <table:table-cell office:value-type="float" office:value="1" calcext:value-type="float">
            <text:p>1</text:p>
          </table:table-cell>
          <table:table-cell office:value-type="float" office:value="0.313636" calcext:value-type="float">
            <text:p>0.31363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238185" calcext:value-type="float">
            <text:p>0.238185</text:p>
          </table:table-cell>
          <table:table-cell office:value-type="float" office:value="1.08358" calcext:value-type="float">
            <text:p>1.08358</text:p>
          </table:table-cell>
          <table:table-cell office:value-type="float" office:value="1" calcext:value-type="float">
            <text:p>1</text:p>
          </table:table-cell>
          <table:table-cell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324146" calcext:value-type="float">
            <text:p>0.0324146</text:p>
          </table:table-cell>
          <table:table-cell office:value-type="float" office:value="2.59388" calcext:value-type="float">
            <text:p>2.59388</text:p>
          </table:table-cell>
          <table:table-cell office:value-type="float" office:value="1" calcext:value-type="float">
            <text:p>1</text:p>
          </table:table-cell>
          <table:table-cell office:value-type="float" office:value="0.313636" calcext:value-type="float">
            <text:p>0.31363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228532" calcext:value-type="float">
            <text:p>0.228532</text:p>
          </table:table-cell>
          <table:table-cell office:value-type="float" office:value="1.11845" calcext:value-type="float">
            <text:p>1.11845</text:p>
          </table:table-cell>
          <table:table-cell office:value-type="float" office:value="1" calcext:value-type="float">
            <text:p>1</text:p>
          </table:table-cell>
          <table:table-cell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222932" calcext:value-type="float">
            <text:p>0.0222932</text:p>
          </table:table-cell>
          <table:table-cell office:value-type="float" office:value="2.49166" calcext:value-type="float">
            <text:p>2.49166</text:p>
          </table:table-cell>
          <table:table-cell office:value-type="float" office:value="1" calcext:value-type="float">
            <text:p>1</text:p>
          </table:table-cell>
          <table:table-cell office:value-type="float" office:value="0.368182" calcext:value-type="float">
            <text:p>0.36818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198596" calcext:value-type="float">
            <text:p>0.198596</text:p>
          </table:table-cell>
          <table:table-cell office:value-type="float" office:value="1.07848" calcext:value-type="float">
            <text:p>1.07848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77853" calcext:value-type="float">
            <text:p>0.0177853</text:p>
          </table:table-cell>
          <table:table-cell office:value-type="float" office:value="2.6268" calcext:value-type="float">
            <text:p>2.6268</text:p>
          </table:table-cell>
          <table:table-cell office:value-type="float" office:value="1" calcext:value-type="float">
            <text:p>1</text:p>
          </table:table-cell>
          <table:table-cell office:value-type="float" office:value="0.354545" calcext:value-type="float">
            <text:p>0.35454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170013" calcext:value-type="float">
            <text:p>0.170013</text:p>
          </table:table-cell>
          <table:table-cell office:value-type="float" office:value="1.06235" calcext:value-type="float">
            <text:p>1.06235</text:p>
          </table:table-cell>
          <table:table-cell office:value-type="float" office:value="1" calcext:value-type="float">
            <text:p>1</text:p>
          </table:table-cell>
          <table:table-cell office:value-type="float" office:value="0.613636" calcext:value-type="float">
            <text:p>0.61363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217404" calcext:value-type="float">
            <text:p>0.0217404</text:p>
          </table:table-cell>
          <table:table-cell office:value-type="float" office:value="2.5602" calcext:value-type="float">
            <text:p>2.5602</text:p>
          </table:table-cell>
          <table:table-cell office:value-type="float" office:value="1" calcext:value-type="float">
            <text:p>1</text:p>
          </table:table-cell>
          <table:table-cell office:value-type="float" office:value="0.331818" calcext:value-type="float">
            <text:p>0.331818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16115" calcext:value-type="float">
            <text:p>0.16115</text:p>
          </table:table-cell>
          <table:table-cell office:value-type="float" office:value="1.05181" calcext:value-type="float">
            <text:p>1.05181</text:p>
          </table:table-cell>
          <table:table-cell office:value-type="float" office:value="1" calcext:value-type="float">
            <text:p>1</text:p>
          </table:table-cell>
          <table:table-cell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280539" calcext:value-type="float">
            <text:p>0.0280539</text:p>
          </table:table-cell>
          <table:table-cell office:value-type="float" office:value="2.6206" calcext:value-type="float">
            <text:p>2.6206</text:p>
          </table:table-cell>
          <table:table-cell office:value-type="float" office:value="1" calcext:value-type="float">
            <text:p>1</text:p>
          </table:table-cell>
          <table:table-cell office:value-type="float" office:value="0.318182" calcext:value-type="float">
            <text:p>0.31818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164448" calcext:value-type="float">
            <text:p>0.164448</text:p>
          </table:table-cell>
          <table:table-cell office:value-type="float" office:value="1.06507" calcext:value-type="float">
            <text:p>1.06507</text:p>
          </table:table-cell>
          <table:table-cell office:value-type="float" office:value="1" calcext:value-type="float">
            <text:p>1</text:p>
          </table:table-cell>
          <table:table-cell office:value-type="float" office:value="0.581818" calcext:value-type="float">
            <text:p>0.5818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488558" calcext:value-type="float">
            <text:p>0.0488558</text:p>
          </table:table-cell>
          <table:table-cell office:value-type="float" office:value="2.72774" calcext:value-type="float">
            <text:p>2.72774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18182" calcext:value-type="float">
            <text:p>0.31818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164776" calcext:value-type="float">
            <text:p>0.164776</text:p>
          </table:table-cell>
          <table:table-cell office:value-type="float" office:value="1.07111" calcext:value-type="float">
            <text:p>1.07111</text:p>
          </table:table-cell>
          <table:table-cell office:value-type="float" office:value="1" calcext:value-type="float">
            <text:p>1</text:p>
          </table:table-cell>
          <table:table-cell office:value-type="float" office:value="0.604545" calcext:value-type="float">
            <text:p>0.60454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73222" calcext:value-type="float">
            <text:p>0.0173222</text:p>
          </table:table-cell>
          <table:table-cell office:value-type="float" office:value="2.78859" calcext:value-type="float">
            <text:p>2.78859</text:p>
          </table:table-cell>
          <table:table-cell office:value-type="float" office:value="1" calcext:value-type="float">
            <text:p>1</text:p>
          </table:table-cell>
          <table:table-cell office:value-type="float" office:value="0.313636" calcext:value-type="float">
            <text:p>0.31363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165203" calcext:value-type="float">
            <text:p>0.165203</text:p>
          </table:table-cell>
          <table:table-cell office:value-type="float" office:value="1.10492" calcext:value-type="float">
            <text:p>1.10492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613636" calcext:value-type="float">
            <text:p>0.6136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3151" calcext:value-type="float">
            <text:p>0.023151</text:p>
          </table:table-cell>
          <table:table-cell office:value-type="float" office:value="2.88037" calcext:value-type="float">
            <text:p>2.88037</text:p>
          </table:table-cell>
          <table:table-cell office:value-type="float" office:value="1" calcext:value-type="float">
            <text:p>1</text:p>
          </table:table-cell>
          <table:table-cell office:value-type="float" office:value="0.309091" calcext:value-type="float">
            <text:p>0.30909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150927" calcext:value-type="float">
            <text:p>0.150927</text:p>
          </table:table-cell>
          <table:table-cell office:value-type="float" office:value="1.07561" calcext:value-type="float">
            <text:p>1.07561</text:p>
          </table:table-cell>
          <table:table-cell office:value-type="float" office:value="1" calcext:value-type="float">
            <text:p>1</text:p>
          </table:table-cell>
          <table:table-cell office:value-type="float" office:value="0.604545" calcext:value-type="float">
            <text:p>0.60454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83317" calcext:value-type="float">
            <text:p>0.0183317</text:p>
          </table:table-cell>
          <table:table-cell office:value-type="float" office:value="2.64834" calcext:value-type="float">
            <text:p>2.64834</text:p>
          </table:table-cell>
          <table:table-cell office:value-type="float" office:value="1" calcext:value-type="float">
            <text:p>1</text:p>
          </table:table-cell>
          <table:table-cell office:value-type="float" office:value="0.336364" calcext:value-type="float">
            <text:p>0.336364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119977" calcext:value-type="float">
            <text:p>0.119977</text:p>
          </table:table-cell>
          <table:table-cell office:value-type="float" office:value="1.05026" calcext:value-type="float">
            <text:p>1.05026</text:p>
          </table:table-cell>
          <table:table-cell office:value-type="float" office:value="1" calcext:value-type="float">
            <text:p>1</text:p>
          </table:table-cell>
          <table:table-cell office:value-type="float" office:value="0.590909" calcext:value-type="float">
            <text:p>0.59090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6029" calcext:value-type="float">
            <text:p>0.016029</text:p>
          </table:table-cell>
          <table:table-cell office:value-type="float" office:value="2.53336" calcext:value-type="float">
            <text:p>2.53336</text:p>
          </table:table-cell>
          <table:table-cell office:value-type="float" office:value="1" calcext:value-type="float">
            <text:p>1</text:p>
          </table:table-cell>
          <table:table-cell office:value-type="float" office:value="0.340909" calcext:value-type="float">
            <text:p>0.34090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128106" calcext:value-type="float">
            <text:p>0.128106</text:p>
          </table:table-cell>
          <table:table-cell office:value-type="float" office:value="1.01942" calcext:value-type="float">
            <text:p>1.01942</text:p>
          </table:table-cell>
          <table:table-cell office:value-type="float" office:value="1" calcext:value-type="float">
            <text:p>1</text:p>
          </table:table-cell>
          <table:table-cell office:value-type="float" office:value="0.613636" calcext:value-type="float">
            <text:p>0.61363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85778" calcext:value-type="float">
            <text:p>0.0185778</text:p>
          </table:table-cell>
          <table:table-cell office:value-type="float" office:value="2.67648" calcext:value-type="float">
            <text:p>2.67648</text:p>
          </table:table-cell>
          <table:table-cell office:value-type="float" office:value="1" calcext:value-type="float">
            <text:p>1</text:p>
          </table:table-cell>
          <table:table-cell office:value-type="float" office:value="0.340909" calcext:value-type="float">
            <text:p>0.34090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126188" calcext:value-type="float">
            <text:p>0.126188</text:p>
          </table:table-cell>
          <table:table-cell office:value-type="float" office:value="1.06175" calcext:value-type="float">
            <text:p>1.06175</text:p>
          </table:table-cell>
          <table:table-cell office:value-type="float" office:value="1" calcext:value-type="float">
            <text:p>1</text:p>
          </table:table-cell>
          <table:table-cell office:value-type="float" office:value="0.631818" calcext:value-type="float">
            <text:p>0.6318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896204" calcext:value-type="float">
            <text:p>0.00896204</text:p>
          </table:table-cell>
          <table:table-cell office:value-type="float" office:value="2.7325" calcext:value-type="float">
            <text:p>2.7325</text:p>
          </table:table-cell>
          <table:table-cell office:value-type="float" office:value="1" calcext:value-type="float">
            <text:p>1</text:p>
          </table:table-cell>
          <table:table-cell office:value-type="float" office:value="0.290909" calcext:value-type="float">
            <text:p>0.29090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132643" calcext:value-type="float">
            <text:p>0.132643</text:p>
          </table:table-cell>
          <table:table-cell office:value-type="float" office:value="1.01735" calcext:value-type="float">
            <text:p>1.01735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965977" calcext:value-type="float">
            <text:p>0.00965977</text:p>
          </table:table-cell>
          <table:table-cell office:value-type="float" office:value="2.75188" calcext:value-type="float">
            <text:p>2.75188</text:p>
          </table:table-cell>
          <table:table-cell office:value-type="float" office:value="1" calcext:value-type="float">
            <text:p>1</text:p>
          </table:table-cell>
          <table:table-cell office:value-type="float" office:value="0.313636" calcext:value-type="float">
            <text:p>0.313636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897964" calcext:value-type="float">
            <text:p>0.0897964</text:p>
          </table:table-cell>
          <table:table-cell office:value-type="float" office:value="1.04053" calcext:value-type="float">
            <text:p>1.04053</text:p>
          </table:table-cell>
          <table:table-cell office:value-type="float" office:value="1" calcext:value-type="float">
            <text:p>1</text:p>
          </table:table-cell>
          <table:table-cell office:value-type="float" office:value="0.645455" calcext:value-type="float">
            <text:p>0.6454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0412938" calcext:value-type="float">
            <text:p>0.00412938</text:p>
          </table:table-cell>
          <table:table-cell office:value-type="float" office:value="2.70836" calcext:value-type="float">
            <text:p>2.70836</text:p>
          </table:table-cell>
          <table:table-cell office:value-type="float" office:value="1" calcext:value-type="float">
            <text:p>1</text:p>
          </table:table-cell>
          <table:table-cell office:value-type="float" office:value="0.331818" calcext:value-type="float">
            <text:p>0.33181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952907" calcext:value-type="float">
            <text:p>0.0952907</text:p>
          </table:table-cell>
          <table:table-cell office:value-type="float" office:value="1.13398" calcext:value-type="float">
            <text:p>1.13398</text:p>
          </table:table-cell>
          <table:table-cell office:value-type="float" office:value="1" calcext:value-type="float">
            <text:p>1</text:p>
          </table:table-cell>
          <table:table-cell office:value-type="float" office:value="0.563636" calcext:value-type="float">
            <text:p>0.5636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130806" calcext:value-type="float">
            <text:p>0.0130806</text:p>
          </table:table-cell>
          <table:table-cell office:value-type="float" office:value="2.70129" calcext:value-type="float">
            <text:p>2.70129</text:p>
          </table:table-cell>
          <table:table-cell office:value-type="float" office:value="1" calcext:value-type="float">
            <text:p>1</text:p>
          </table:table-cell>
          <table:table-cell office:value-type="float" office:value="0.336364" calcext:value-type="float">
            <text:p>0.336364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108597" calcext:value-type="float">
            <text:p>0.108597</text:p>
          </table:table-cell>
          <table:table-cell office:value-type="float" office:value="1.0977" calcext:value-type="float">
            <text:p>1.0977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622727" calcext:value-type="float">
            <text:p>0.62272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70843" calcext:value-type="float">
            <text:p>0.0170843</text:p>
          </table:table-cell>
          <table:table-cell office:value-type="float" office:value="2.77619" calcext:value-type="float">
            <text:p>2.77619</text:p>
          </table:table-cell>
          <table:table-cell office:value-type="float" office:value="1" calcext:value-type="float">
            <text:p>1</text:p>
          </table:table-cell>
          <table:table-cell office:value-type="float" office:value="0.322727" calcext:value-type="float">
            <text:p>0.32272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719294" calcext:value-type="float">
            <text:p>0.0719294</text:p>
          </table:table-cell>
          <table:table-cell office:value-type="float" office:value="1.05153" calcext:value-type="float">
            <text:p>1.05153</text:p>
          </table:table-cell>
          <table:table-cell office:value-type="float" office:value="1" calcext:value-type="float">
            <text:p>1</text:p>
          </table:table-cell>
          <table:table-cell office:value-type="float" office:value="0.631818" calcext:value-type="float">
            <text:p>0.6318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128092" calcext:value-type="float">
            <text:p>0.0128092</text:p>
          </table:table-cell>
          <table:table-cell office:value-type="float" office:value="2.88868" calcext:value-type="float">
            <text:p>2.88868</text:p>
          </table:table-cell>
          <table:table-cell office:value-type="float" office:value="1" calcext:value-type="float">
            <text:p>1</text:p>
          </table:table-cell>
          <table:table-cell office:value-type="float" office:value="0.281818" calcext:value-type="float">
            <text:p>0.281818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107493" calcext:value-type="float">
            <text:p>0.107493</text:p>
          </table:table-cell>
          <table:table-cell office:value-type="float" office:value="1.08129" calcext:value-type="float">
            <text:p>1.08129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90909" calcext:value-type="float">
            <text:p>0.59090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960031" calcext:value-type="float">
            <text:p>0.00960031</text:p>
          </table:table-cell>
          <table:table-cell office:value-type="float" office:value="2.66618" calcext:value-type="float">
            <text:p>2.66618</text:p>
          </table:table-cell>
          <table:table-cell office:value-type="float" office:value="1" calcext:value-type="float">
            <text:p>1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797659" calcext:value-type="float">
            <text:p>0.0797659</text:p>
          </table:table-cell>
          <table:table-cell office:value-type="float" office:value="1.04" calcext:value-type="float">
            <text:p>1.04</text:p>
          </table:table-cell>
          <table:table-cell office:value-type="float" office:value="1" calcext:value-type="float">
            <text:p>1</text:p>
          </table:table-cell>
          <table:table-cell office:value-type="float" office:value="0.618182" calcext:value-type="float">
            <text:p>0.618182</text:p>
          </table:table-cell>
        </table:table-row>
      </table:table>
      <table:table table:name="I2_16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■検証パターン1 学習データ:評価データ = 7: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283.28" calcext:value-type="float">
            <text:p>283.28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276.441" calcext:value-type="float">
            <text:p>276.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float" office:value="124.512" calcext:value-type="float">
            <text:p>124.512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4743" calcext:value-type="float">
            <text:p>2.14743</text:p>
          </table:table-cell>
          <table:table-cell office:value-type="float" office:value="2.13654" calcext:value-type="float">
            <text:p>2.13654</text:p>
          </table:table-cell>
          <table:table-cell office:value-type="float" office:value="0.222727" calcext:value-type="float">
            <text:p>0.222727</text:p>
          </table:table-cell>
          <table:table-cell office:value-type="float" office:value="0.236111" calcext:value-type="float">
            <text:p>0.2361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2957" calcext:value-type="float">
            <text:p>2.02957</text:p>
          </table:table-cell>
          <table:table-cell office:value-type="float" office:value="1.92887" calcext:value-type="float">
            <text:p>1.92887</text:p>
          </table:table-cell>
          <table:table-cell office:value-type="float" office:value="0.245455" calcext:value-type="float">
            <text:p>0.245455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2737" calcext:value-type="float">
            <text:p>1.62737</text:p>
          </table:table-cell>
          <table:table-cell office:value-type="float" office:value="1.78455" calcext:value-type="float">
            <text:p>1.78455</text:p>
          </table:table-cell>
          <table:table-cell office:value-type="float" office:value="0.372727" calcext:value-type="float">
            <text:p>0.372727</text:p>
          </table:table-cell>
          <table:table-cell office:value-type="float" office:value="0.319444" calcext:value-type="float">
            <text:p>0.3194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997" calcext:value-type="float">
            <text:p>1.7997</text:p>
          </table:table-cell>
          <table:table-cell office:value-type="float" office:value="1.75887" calcext:value-type="float">
            <text:p>1.75887</text:p>
          </table:table-cell>
          <table:table-cell office:value-type="float" office:value="0.540909" calcext:value-type="float">
            <text:p>0.540909</text:p>
          </table:table-cell>
          <table:table-cell office:value-type="float" office:value="0.444444" calcext:value-type="float">
            <text:p>0.4444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2483" calcext:value-type="float">
            <text:p>1.22483</text:p>
          </table:table-cell>
          <table:table-cell office:value-type="float" office:value="1.64031" calcext:value-type="float">
            <text:p>1.64031</text:p>
          </table:table-cell>
          <table:table-cell office:value-type="float" office:value="0.568182" calcext:value-type="float">
            <text:p>0.568182</text:p>
          </table:table-cell>
          <table:table-cell office:value-type="float" office:value="0.430556" calcext:value-type="float">
            <text:p>0.43055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50898" calcext:value-type="float">
            <text:p>1.50898</text:p>
          </table:table-cell>
          <table:table-cell office:value-type="float" office:value="1.47803" calcext:value-type="float">
            <text:p>1.47803</text:p>
          </table:table-cell>
          <table:table-cell office:value-type="float" office:value="0.627273" calcext:value-type="float">
            <text:p>0.627273</text:p>
          </table:table-cell>
          <table:table-cell office:value-type="float" office:value="0.583333" calcext:value-type="float">
            <text:p>0.58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43543" calcext:value-type="float">
            <text:p>0.943543</text:p>
          </table:table-cell>
          <table:table-cell office:value-type="float" office:value="1.53958" calcext:value-type="float">
            <text:p>1.53958</text:p>
          </table:table-cell>
          <table:table-cell office:value-type="float" office:value="0.690909" calcext:value-type="float">
            <text:p>0.690909</text:p>
          </table:table-cell>
          <table:table-cell office:value-type="float" office:value="0.458333" calcext:value-type="float">
            <text:p>0.45833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2468" calcext:value-type="float">
            <text:p>1.2468</text:p>
          </table:table-cell>
          <table:table-cell office:value-type="float" office:value="1.31434" calcext:value-type="float">
            <text:p>1.31434</text:p>
          </table:table-cell>
          <table:table-cell office:value-type="float" office:value="0.75" calcext:value-type="float">
            <text:p>0.75</text:p>
          </table:table-cell>
          <table:table-cell office:value-type="float" office:value="0.611111" calcext:value-type="float">
            <text:p>0.6111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8234" calcext:value-type="float">
            <text:p>0.78234</text:p>
          </table:table-cell>
          <table:table-cell office:value-type="float" office:value="1.83608" calcext:value-type="float">
            <text:p>1.83608</text:p>
          </table:table-cell>
          <table:table-cell office:value-type="float" office:value="0.745455" calcext:value-type="float">
            <text:p>0.745455</text:p>
          </table:table-cell>
          <table:table-cell office:value-type="float" office:value="0.305556" calcext:value-type="float">
            <text:p>0.30555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03333" calcext:value-type="float">
            <text:p>1.03333</text:p>
          </table:table-cell>
          <table:table-cell office:value-type="float" office:value="1.19146" calcext:value-type="float">
            <text:p>1.19146</text:p>
          </table:table-cell>
          <table:table-cell office:value-type="float" office:value="0.781818" calcext:value-type="float">
            <text:p>0.781818</text:p>
          </table:table-cell>
          <table:table-cell office:value-type="float" office:value="0.611111" calcext:value-type="float">
            <text:p>0.6111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35319" calcext:value-type="float">
            <text:p>0.635319</text:p>
          </table:table-cell>
          <table:table-cell office:value-type="float" office:value="1.39972" calcext:value-type="float">
            <text:p>1.39972</text:p>
          </table:table-cell>
          <table:table-cell office:value-type="float" office:value="0.781818" calcext:value-type="float">
            <text:p>0.781818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829137" calcext:value-type="float">
            <text:p>0.829137</text:p>
          </table:table-cell>
          <table:table-cell office:value-type="float" office:value="1.05574" calcext:value-type="float">
            <text:p>1.05574</text:p>
          </table:table-cell>
          <table:table-cell office:value-type="float" office:value="0.868182" calcext:value-type="float">
            <text:p>0.868182</text:p>
          </table:table-cell>
          <table:table-cell office:value-type="float" office:value="0.722222" calcext:value-type="float">
            <text:p>0.7222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59589" calcext:value-type="float">
            <text:p>0.359589</text:p>
          </table:table-cell>
          <table:table-cell office:value-type="float" office:value="1.53246" calcext:value-type="float">
            <text:p>1.53246</text:p>
          </table:table-cell>
          <table:table-cell office:value-type="float" office:value="0.936364" calcext:value-type="float">
            <text:p>0.936364</text:p>
          </table:table-cell>
          <table:table-cell office:value-type="float" office:value="0.458333" calcext:value-type="float">
            <text:p>0.45833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646402" calcext:value-type="float">
            <text:p>0.646402</text:p>
          </table:table-cell>
          <table:table-cell office:value-type="float" office:value="0.9609" calcext:value-type="float">
            <text:p>0.9609</text:p>
          </table:table-cell>
          <table:table-cell office:value-type="float" office:value="0.940909" calcext:value-type="float">
            <text:p>0.940909</text:p>
          </table:table-cell>
          <table:table-cell office:value-type="float" office:value="0.694444" calcext:value-type="float">
            <text:p>0.6944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60903" calcext:value-type="float">
            <text:p>0.360903</text:p>
          </table:table-cell>
          <table:table-cell office:value-type="float" office:value="1.69271" calcext:value-type="float">
            <text:p>1.69271</text:p>
          </table:table-cell>
          <table:table-cell office:value-type="float" office:value="0.904545" calcext:value-type="float">
            <text:p>0.904545</text:p>
          </table:table-cell>
          <table:table-cell office:value-type="float" office:value="0.416667" calcext:value-type="float">
            <text:p>0.41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512762" calcext:value-type="float">
            <text:p>0.512762</text:p>
          </table:table-cell>
          <table:table-cell office:value-type="float" office:value="0.848012" calcext:value-type="float">
            <text:p>0.848012</text:p>
          </table:table-cell>
          <table:table-cell office:value-type="float" office:value="0.95" calcext:value-type="float">
            <text:p>0.9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14121" calcext:value-type="float">
            <text:p>0.214121</text:p>
          </table:table-cell>
          <table:table-cell office:value-type="float" office:value="1.52124" calcext:value-type="float">
            <text:p>1.52124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0.444444" calcext:value-type="float">
            <text:p>0.44444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466259" calcext:value-type="float">
            <text:p>0.466259</text:p>
          </table:table-cell>
          <table:table-cell office:value-type="float" office:value="0.725091" calcext:value-type="float">
            <text:p>0.725091</text:p>
          </table:table-cell>
          <table:table-cell office:value-type="float" office:value="0.95" calcext:value-type="float">
            <text:p>0.95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73738" calcext:value-type="float">
            <text:p>0.173738</text:p>
          </table:table-cell>
          <table:table-cell office:value-type="float" office:value="1.69139" calcext:value-type="float">
            <text:p>1.69139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430556" calcext:value-type="float">
            <text:p>0.43055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35924" calcext:value-type="float">
            <text:p>0.35924</text:p>
          </table:table-cell>
          <table:table-cell office:value-type="float" office:value="0.756448" calcext:value-type="float">
            <text:p>0.756448</text:p>
          </table:table-cell>
          <table:table-cell office:value-type="float" office:value="0.963636" calcext:value-type="float">
            <text:p>0.96363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24211" calcext:value-type="float">
            <text:p>0.124211</text:p>
          </table:table-cell>
          <table:table-cell office:value-type="float" office:value="1.42434" calcext:value-type="float">
            <text:p>1.42434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305926" calcext:value-type="float">
            <text:p>0.305926</text:p>
          </table:table-cell>
          <table:table-cell office:value-type="float" office:value="0.693479" calcext:value-type="float">
            <text:p>0.693479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17657" calcext:value-type="float">
            <text:p>0.117657</text:p>
          </table:table-cell>
          <table:table-cell office:value-type="float" office:value="1.64943" calcext:value-type="float">
            <text:p>1.64943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458333" calcext:value-type="float">
            <text:p>0.45833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248763" calcext:value-type="float">
            <text:p>0.248763</text:p>
          </table:table-cell>
          <table:table-cell office:value-type="float" office:value="0.700642" calcext:value-type="float">
            <text:p>0.700642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973482" calcext:value-type="float">
            <text:p>0.0973482</text:p>
          </table:table-cell>
          <table:table-cell office:value-type="float" office:value="1.80372" calcext:value-type="float">
            <text:p>1.80372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444444" calcext:value-type="float">
            <text:p>0.44444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237497" calcext:value-type="float">
            <text:p>0.237497</text:p>
          </table:table-cell>
          <table:table-cell office:value-type="float" office:value="0.577155" calcext:value-type="float">
            <text:p>0.577155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03395" calcext:value-type="float">
            <text:p>0.103395</text:p>
          </table:table-cell>
          <table:table-cell office:value-type="float" office:value="1.63683" calcext:value-type="float">
            <text:p>1.63683</text:p>
          </table:table-cell>
          <table:table-cell office:value-type="float" office:value="0.968182" calcext:value-type="float">
            <text:p>0.968182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88053" calcext:value-type="float">
            <text:p>0.188053</text:p>
          </table:table-cell>
          <table:table-cell office:value-type="float" office:value="0.658607" calcext:value-type="float">
            <text:p>0.658607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819626" calcext:value-type="float">
            <text:p>0.0819626</text:p>
          </table:table-cell>
          <table:table-cell office:value-type="float" office:value="1.58449" calcext:value-type="float">
            <text:p>1.58449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527778" calcext:value-type="float">
            <text:p>0.52777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61858" calcext:value-type="float">
            <text:p>0.161858</text:p>
          </table:table-cell>
          <table:table-cell office:value-type="float" office:value="0.487734" calcext:value-type="float">
            <text:p>0.487734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0317" calcext:value-type="float">
            <text:p>0.050317</text:p>
          </table:table-cell>
          <table:table-cell office:value-type="float" office:value="1.48117" calcext:value-type="float">
            <text:p>1.48117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27778" calcext:value-type="float">
            <text:p>0.52777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38883" calcext:value-type="float">
            <text:p>0.138883</text:p>
          </table:table-cell>
          <table:table-cell office:value-type="float" office:value="0.594738" calcext:value-type="float">
            <text:p>0.594738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525147" calcext:value-type="float">
            <text:p>0.0525147</text:p>
          </table:table-cell>
          <table:table-cell office:value-type="float" office:value="1.60765" calcext:value-type="float">
            <text:p>1.60765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22242" calcext:value-type="float">
            <text:p>0.122242</text:p>
          </table:table-cell>
          <table:table-cell office:value-type="float" office:value="0.57012" calcext:value-type="float">
            <text:p>0.57012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847222" calcext:value-type="float">
            <text:p>0.84722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368326" calcext:value-type="float">
            <text:p>0.0368326</text:p>
          </table:table-cell>
          <table:table-cell office:value-type="float" office:value="1.7921" calcext:value-type="float">
            <text:p>1.7921</text:p>
          </table:table-cell>
          <table:table-cell office:value-type="float" office:value="1" calcext:value-type="float">
            <text:p>1</text:p>
          </table:table-cell>
          <table:table-cell office:value-type="float" office:value="0.430556" calcext:value-type="float">
            <text:p>0.43055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17834" calcext:value-type="float">
            <text:p>0.117834</text:p>
          </table:table-cell>
          <table:table-cell office:value-type="float" office:value="0.548577" calcext:value-type="float">
            <text:p>0.548577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42258" calcext:value-type="float">
            <text:p>0.0242258</text:p>
          </table:table-cell>
          <table:table-cell office:value-type="float" office:value="1.82363" calcext:value-type="float">
            <text:p>1.82363</text:p>
          </table:table-cell>
          <table:table-cell office:value-type="float" office:value="1" calcext:value-type="float">
            <text:p>1</text:p>
          </table:table-cell>
          <table:table-cell office:value-type="float" office:value="0.527778" calcext:value-type="float">
            <text:p>0.52777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01505" calcext:value-type="float">
            <text:p>0.101505</text:p>
          </table:table-cell>
          <table:table-cell office:value-type="float" office:value="0.584152" calcext:value-type="float">
            <text:p>0.584152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7996" calcext:value-type="float">
            <text:p>0.027996</text:p>
          </table:table-cell>
          <table:table-cell office:value-type="float" office:value="1.5075" calcext:value-type="float">
            <text:p>1.5075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867833" calcext:value-type="float">
            <text:p>0.0867833</text:p>
          </table:table-cell>
          <table:table-cell office:value-type="float" office:value="0.604647" calcext:value-type="float">
            <text:p>0.604647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304687" calcext:value-type="float">
            <text:p>0.0304687</text:p>
          </table:table-cell>
          <table:table-cell office:value-type="float" office:value="1.9304" calcext:value-type="float">
            <text:p>1.9304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836287" calcext:value-type="float">
            <text:p>0.0836287</text:p>
          </table:table-cell>
          <table:table-cell office:value-type="float" office:value="0.481394" calcext:value-type="float">
            <text:p>0.481394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349723" calcext:value-type="float">
            <text:p>0.0349723</text:p>
          </table:table-cell>
          <table:table-cell office:value-type="float" office:value="1.71128" calcext:value-type="float">
            <text:p>1.71128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27778" calcext:value-type="float">
            <text:p>0.527778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751951" calcext:value-type="float">
            <text:p>0.0751951</text:p>
          </table:table-cell>
          <table:table-cell office:value-type="float" office:value="0.541624" calcext:value-type="float">
            <text:p>0.541624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77828" calcext:value-type="float">
            <text:p>0.0177828</text:p>
          </table:table-cell>
          <table:table-cell office:value-type="float" office:value="1.50866" calcext:value-type="float">
            <text:p>1.50866</text:p>
          </table:table-cell>
          <table:table-cell office:value-type="float" office:value="1" calcext:value-type="float">
            <text:p>1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651213" calcext:value-type="float">
            <text:p>0.0651213</text:p>
          </table:table-cell>
          <table:table-cell office:value-type="float" office:value="0.553998" calcext:value-type="float">
            <text:p>0.553998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155676" calcext:value-type="float">
            <text:p>0.0155676</text:p>
          </table:table-cell>
          <table:table-cell office:value-type="float" office:value="1.68865" calcext:value-type="float">
            <text:p>1.68865</text:p>
          </table:table-cell>
          <table:table-cell office:value-type="float" office:value="1" calcext:value-type="float">
            <text:p>1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668435" calcext:value-type="float">
            <text:p>0.0668435</text:p>
          </table:table-cell>
          <table:table-cell office:value-type="float" office:value="0.600842" calcext:value-type="float">
            <text:p>0.600842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26039" calcext:value-type="float">
            <text:p>0.0226039</text:p>
          </table:table-cell>
          <table:table-cell office:value-type="float" office:value="2.00191" calcext:value-type="float">
            <text:p>2.00191</text:p>
          </table:table-cell>
          <table:table-cell office:value-type="float" office:value="1" calcext:value-type="float">
            <text:p>1</text:p>
          </table:table-cell>
          <table:table-cell office:value-type="float" office:value="0.458333" calcext:value-type="float">
            <text:p>0.45833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569175" calcext:value-type="float">
            <text:p>0.0569175</text:p>
          </table:table-cell>
          <table:table-cell office:value-type="float" office:value="0.526421" calcext:value-type="float">
            <text:p>0.526421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40802" calcext:value-type="float">
            <text:p>0.0140802</text:p>
          </table:table-cell>
          <table:table-cell office:value-type="float" office:value="2.0588" calcext:value-type="float">
            <text:p>2.0588</text:p>
          </table:table-cell>
          <table:table-cell office:value-type="float" office:value="1" calcext:value-type="float">
            <text:p>1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497882" calcext:value-type="float">
            <text:p>0.0497882</text:p>
          </table:table-cell>
          <table:table-cell office:value-type="float" office:value="0.520019" calcext:value-type="float">
            <text:p>0.520019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248699" calcext:value-type="float">
            <text:p>0.0248699</text:p>
          </table:table-cell>
          <table:table-cell office:value-type="float" office:value="1.49511" calcext:value-type="float">
            <text:p>1.49511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444475" calcext:value-type="float">
            <text:p>0.0444475</text:p>
          </table:table-cell>
          <table:table-cell office:value-type="float" office:value="0.532534" calcext:value-type="float">
            <text:p>0.532534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52262" calcext:value-type="float">
            <text:p>0.0152262</text:p>
          </table:table-cell>
          <table:table-cell office:value-type="float" office:value="2.00495" calcext:value-type="float">
            <text:p>2.00495</text:p>
          </table:table-cell>
          <table:table-cell office:value-type="float" office:value="1" calcext:value-type="float">
            <text:p>1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406707" calcext:value-type="float">
            <text:p>0.0406707</text:p>
          </table:table-cell>
          <table:table-cell office:value-type="float" office:value="0.619202" calcext:value-type="float">
            <text:p>0.619202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61863" calcext:value-type="float">
            <text:p>0.0161863</text:p>
          </table:table-cell>
          <table:table-cell office:value-type="float" office:value="1.78261" calcext:value-type="float">
            <text:p>1.7826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442023" calcext:value-type="float">
            <text:p>0.0442023</text:p>
          </table:table-cell>
          <table:table-cell office:value-type="float" office:value="0.451433" calcext:value-type="float">
            <text:p>0.451433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36952" calcext:value-type="float">
            <text:p>0.0236952</text:p>
          </table:table-cell>
          <table:table-cell office:value-type="float" office:value="1.74823" calcext:value-type="float">
            <text:p>1.74823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336293" calcext:value-type="float">
            <text:p>0.0336293</text:p>
          </table:table-cell>
          <table:table-cell office:value-type="float" office:value="0.554249" calcext:value-type="float">
            <text:p>0.554249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227514" calcext:value-type="float">
            <text:p>0.0227514</text:p>
          </table:table-cell>
          <table:table-cell office:value-type="float" office:value="1.7908" calcext:value-type="float">
            <text:p>1.7908</text:p>
          </table:table-cell>
          <table:table-cell office:value-type="float" office:value="1" calcext:value-type="float">
            <text:p>1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332996" calcext:value-type="float">
            <text:p>0.0332996</text:p>
          </table:table-cell>
          <table:table-cell office:value-type="float" office:value="0.593441" calcext:value-type="float">
            <text:p>0.593441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27625" calcext:value-type="float">
            <text:p>0.0227625</text:p>
          </table:table-cell>
          <table:table-cell office:value-type="float" office:value="1.61099" calcext:value-type="float">
            <text:p>1.61099</text:p>
          </table:table-cell>
          <table:table-cell office:value-type="float" office:value="1" calcext:value-type="float">
            <text:p>1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339008" calcext:value-type="float">
            <text:p>0.0339008</text:p>
          </table:table-cell>
          <table:table-cell office:value-type="float" office:value="0.612828" calcext:value-type="float">
            <text:p>0.612828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138225" calcext:value-type="float">
            <text:p>0.0138225</text:p>
          </table:table-cell>
          <table:table-cell office:value-type="float" office:value="1.88271" calcext:value-type="float">
            <text:p>1.88271</text:p>
          </table:table-cell>
          <table:table-cell office:value-type="float" office:value="1" calcext:value-type="float">
            <text:p>1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291498" calcext:value-type="float">
            <text:p>0.0291498</text:p>
          </table:table-cell>
          <table:table-cell office:value-type="float" office:value="0.502713" calcext:value-type="float">
            <text:p>0.502713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110048" calcext:value-type="float">
            <text:p>0.0110048</text:p>
          </table:table-cell>
          <table:table-cell office:value-type="float" office:value="1.86417" calcext:value-type="float">
            <text:p>1.86417</text:p>
          </table:table-cell>
          <table:table-cell office:value-type="float" office:value="1" calcext:value-type="float">
            <text:p>1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233699" calcext:value-type="float">
            <text:p>0.0233699</text:p>
          </table:table-cell>
          <table:table-cell office:value-type="float" office:value="0.460433" calcext:value-type="float">
            <text:p>0.460433</text:p>
          </table:table-cell>
          <table:table-cell office:value-type="float" office:value="1" calcext:value-type="float">
            <text:p>1</text:p>
          </table:table-cell>
          <table:table-cell office:value-type="float" office:value="0.861111" calcext:value-type="float">
            <text:p>0.86111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955003" calcext:value-type="float">
            <text:p>0.00955003</text:p>
          </table:table-cell>
          <table:table-cell office:value-type="float" office:value="1.97285" calcext:value-type="float">
            <text:p>1.97285</text:p>
          </table:table-cell>
          <table:table-cell office:value-type="float" office:value="1" calcext:value-type="float">
            <text:p>1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271605" calcext:value-type="float">
            <text:p>0.0271605</text:p>
          </table:table-cell>
          <table:table-cell office:value-type="float" office:value="0.601697" calcext:value-type="float">
            <text:p>0.601697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0877497" calcext:value-type="float">
            <text:p>0.00877497</text:p>
          </table:table-cell>
          <table:table-cell office:value-type="float" office:value="1.93908" calcext:value-type="float">
            <text:p>1.93908</text:p>
          </table:table-cell>
          <table:table-cell office:value-type="float" office:value="1" calcext:value-type="float">
            <text:p>1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212403" calcext:value-type="float">
            <text:p>0.0212403</text:p>
          </table:table-cell>
          <table:table-cell office:value-type="float" office:value="0.559687" calcext:value-type="float">
            <text:p>0.559687</text:p>
          </table:table-cell>
          <table:table-cell office:value-type="float" office:value="1" calcext:value-type="float">
            <text:p>1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939326" calcext:value-type="float">
            <text:p>0.00939326</text:p>
          </table:table-cell>
          <table:table-cell office:value-type="float" office:value="1.45782" calcext:value-type="float">
            <text:p>1.45782</text:p>
          </table:table-cell>
          <table:table-cell office:value-type="float" office:value="1" calcext:value-type="float">
            <text:p>1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258705" calcext:value-type="float">
            <text:p>0.0258705</text:p>
          </table:table-cell>
          <table:table-cell office:value-type="float" office:value="0.534838" calcext:value-type="float">
            <text:p>0.534838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802844" calcext:value-type="float">
            <text:p>0.00802844</text:p>
          </table:table-cell>
          <table:table-cell office:value-type="float" office:value="1.65526" calcext:value-type="float">
            <text:p>1.65526</text:p>
          </table:table-cell>
          <table:table-cell office:value-type="float" office:value="1" calcext:value-type="float">
            <text:p>1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247304" calcext:value-type="float">
            <text:p>0.0247304</text:p>
          </table:table-cell>
          <table:table-cell office:value-type="float" office:value="0.614234" calcext:value-type="float">
            <text:p>0.614234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16446" calcext:value-type="float">
            <text:p>0.0116446</text:p>
          </table:table-cell>
          <table:table-cell office:value-type="float" office:value="2.00702" calcext:value-type="float">
            <text:p>2.00702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22019" calcext:value-type="float">
            <text:p>0.022019</text:p>
          </table:table-cell>
          <table:table-cell office:value-type="float" office:value="0.548481" calcext:value-type="float">
            <text:p>0.548481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623326" calcext:value-type="float">
            <text:p>0.00623326</text:p>
          </table:table-cell>
          <table:table-cell office:value-type="float" office:value="2.44545" calcext:value-type="float">
            <text:p>2.44545</text:p>
          </table:table-cell>
          <table:table-cell office:value-type="float" office:value="1" calcext:value-type="float">
            <text:p>1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42331" calcext:value-type="float">
            <text:p>0.0242331</text:p>
          </table:table-cell>
          <table:table-cell office:value-type="float" office:value="0.514869" calcext:value-type="float">
            <text:p>0.514869</text:p>
          </table:table-cell>
          <table:table-cell office:value-type="float" office:value="1" calcext:value-type="float">
            <text:p>1</text:p>
          </table:table-cell>
          <table:table-cell office:value-type="float" office:value="0.847222" calcext:value-type="float">
            <text:p>0.84722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737045" calcext:value-type="float">
            <text:p>0.00737045</text:p>
          </table:table-cell>
          <table:table-cell office:value-type="float" office:value="1.78072" calcext:value-type="float">
            <text:p>1.78072</text:p>
          </table:table-cell>
          <table:table-cell office:value-type="float" office:value="1" calcext:value-type="float">
            <text:p>1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181678" calcext:value-type="float">
            <text:p>0.0181678</text:p>
          </table:table-cell>
          <table:table-cell office:value-type="float" office:value="0.437963" calcext:value-type="float">
            <text:p>0.437963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489269" calcext:value-type="float">
            <text:p>0.00489269</text:p>
          </table:table-cell>
          <table:table-cell office:value-type="float" office:value="1.84866" calcext:value-type="float">
            <text:p>1.84866</text:p>
          </table:table-cell>
          <table:table-cell office:value-type="float" office:value="1" calcext:value-type="float">
            <text:p>1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197697" calcext:value-type="float">
            <text:p>0.0197697</text:p>
          </table:table-cell>
          <table:table-cell office:value-type="float" office:value="0.609331" calcext:value-type="float">
            <text:p>0.609331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42419" calcext:value-type="float">
            <text:p>0.0142419</text:p>
          </table:table-cell>
          <table:table-cell office:value-type="float" office:value="1.86831" calcext:value-type="float">
            <text:p>1.86831</text:p>
          </table:table-cell>
          <table:table-cell office:value-type="float" office:value="1" calcext:value-type="float">
            <text:p>1</text:p>
          </table:table-cell>
          <table:table-cell office:value-type="float" office:value="0.527778" calcext:value-type="float">
            <text:p>0.52777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143833" calcext:value-type="float">
            <text:p>0.0143833</text:p>
          </table:table-cell>
          <table:table-cell office:value-type="float" office:value="0.521154" calcext:value-type="float">
            <text:p>0.521154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03135" calcext:value-type="float">
            <text:p>0.0103135</text:p>
          </table:table-cell>
          <table:table-cell office:value-type="float" office:value="1.55324" calcext:value-type="float">
            <text:p>1.55324</text:p>
          </table:table-cell>
          <table:table-cell office:value-type="float" office:value="1" calcext:value-type="float">
            <text:p>1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180305" calcext:value-type="float">
            <text:p>0.0180305</text:p>
          </table:table-cell>
          <table:table-cell office:value-type="float" office:value="0.588935" calcext:value-type="float">
            <text:p>0.588935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22438" calcext:value-type="float">
            <text:p>0.0122438</text:p>
          </table:table-cell>
          <table:table-cell office:value-type="float" office:value="1.98578" calcext:value-type="float">
            <text:p>1.9857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18739" calcext:value-type="float">
            <text:p>0.018739</text:p>
          </table:table-cell>
          <table:table-cell office:value-type="float" office:value="0.529671" calcext:value-type="float">
            <text:p>0.52967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28058" calcext:value-type="float">
            <text:p>0.028058</text:p>
          </table:table-cell>
          <table:table-cell office:value-type="float" office:value="1.85317" calcext:value-type="float">
            <text:p>1.85317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170623" calcext:value-type="float">
            <text:p>0.0170623</text:p>
          </table:table-cell>
          <table:table-cell office:value-type="float" office:value="0.486967" calcext:value-type="float">
            <text:p>0.486967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365904" calcext:value-type="float">
            <text:p>0.0365904</text:p>
          </table:table-cell>
          <table:table-cell office:value-type="float" office:value="2.08663" calcext:value-type="float">
            <text:p>2.08663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1368" calcext:value-type="float">
            <text:p>0.01368</text:p>
          </table:table-cell>
          <table:table-cell office:value-type="float" office:value="0.56748" calcext:value-type="float">
            <text:p>0.56748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647242" calcext:value-type="float">
            <text:p>0.0647242</text:p>
          </table:table-cell>
          <table:table-cell office:value-type="float" office:value="1.8392" calcext:value-type="float">
            <text:p>1.8392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140084" calcext:value-type="float">
            <text:p>0.0140084</text:p>
          </table:table-cell>
          <table:table-cell office:value-type="float" office:value="0.541915" calcext:value-type="float">
            <text:p>0.541915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746175" calcext:value-type="float">
            <text:p>0.0746175</text:p>
          </table:table-cell>
          <table:table-cell office:value-type="float" office:value="2.59202" calcext:value-type="float">
            <text:p>2.59202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458333" calcext:value-type="float">
            <text:p>0.45833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172161" calcext:value-type="float">
            <text:p>0.0172161</text:p>
          </table:table-cell>
          <table:table-cell office:value-type="float" office:value="0.441405" calcext:value-type="float">
            <text:p>0.441405</text:p>
          </table:table-cell>
          <table:table-cell office:value-type="float" office:value="1" calcext:value-type="float">
            <text:p>1</text:p>
          </table:table-cell>
          <table:table-cell office:value-type="float" office:value="0.847222" calcext:value-type="float">
            <text:p>0.8472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55868" calcext:value-type="float">
            <text:p>0.155868</text:p>
          </table:table-cell>
          <table:table-cell office:value-type="float" office:value="2.07205" calcext:value-type="float">
            <text:p>2.07205</text:p>
          </table:table-cell>
          <table:table-cell office:value-type="float" office:value="0.954545" calcext:value-type="float">
            <text:p>0.954545</text:p>
          </table:table-cell>
          <table:table-cell office:value-type="float" office:value="0.416667" calcext:value-type="float">
            <text:p>0.4166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112039" calcext:value-type="float">
            <text:p>0.0112039</text:p>
          </table:table-cell>
          <table:table-cell office:value-type="float" office:value="0.499326" calcext:value-type="float">
            <text:p>0.499326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■検証パターン2 学習データ:評価データ = 3: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310.553" calcext:value-type="float">
            <text:p>310.553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300.741" calcext:value-type="float">
            <text:p>300.7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7949" calcext:value-type="float">
            <text:p>2.27949</text:p>
          </table:table-cell>
          <table:table-cell office:value-type="float" office:value="2.22805" calcext:value-type="float">
            <text:p>2.22805</text:p>
          </table:table-cell>
          <table:table-cell office:value-type="float" office:value="0.175" calcext:value-type="float">
            <text:p>0.175</text:p>
          </table:table-cell>
          <table:table-cell office:value-type="float" office:value="0.177273" calcext:value-type="float">
            <text:p>0.1772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6957" calcext:value-type="float">
            <text:p>2.06957</text:p>
          </table:table-cell>
          <table:table-cell office:value-type="float" office:value="2.02966" calcext:value-type="float">
            <text:p>2.02966</text:p>
          </table:table-cell>
          <table:table-cell office:value-type="float" office:value="0.2" calcext:value-type="float">
            <text:p>0.2</text:p>
          </table:table-cell>
          <table:table-cell office:value-type="float" office:value="0.304545" calcext:value-type="float">
            <text:p>0.3045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3711" calcext:value-type="float">
            <text:p>1.63711</text:p>
          </table:table-cell>
          <table:table-cell office:value-type="float" office:value="2.09681" calcext:value-type="float">
            <text:p>2.09681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0.213636" calcext:value-type="float">
            <text:p>0.21363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5648" calcext:value-type="float">
            <text:p>1.95648</text:p>
          </table:table-cell>
          <table:table-cell office:value-type="float" office:value="1.98656" calcext:value-type="float">
            <text:p>1.98656</text:p>
          </table:table-cell>
          <table:table-cell office:value-type="float" office:value="0.528571" calcext:value-type="float">
            <text:p>0.528571</text:p>
          </table:table-cell>
          <table:table-cell office:value-type="float" office:value="0.327273" calcext:value-type="float">
            <text:p>0.3272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39263" calcext:value-type="float">
            <text:p>1.39263</text:p>
          </table:table-cell>
          <table:table-cell office:value-type="float" office:value="2.02442" calcext:value-type="float">
            <text:p>2.02442</text:p>
          </table:table-cell>
          <table:table-cell office:value-type="float" office:value="0.414286" calcext:value-type="float">
            <text:p>0.414286</text:p>
          </table:table-cell>
          <table:table-cell office:value-type="float" office:value="0.181818" calcext:value-type="float">
            <text:p>0.18181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84418" calcext:value-type="float">
            <text:p>1.84418</text:p>
          </table:table-cell>
          <table:table-cell office:value-type="float" office:value="1.92614" calcext:value-type="float">
            <text:p>1.92614</text:p>
          </table:table-cell>
          <table:table-cell office:value-type="float" office:value="0.742857" calcext:value-type="float">
            <text:p>0.742857</text:p>
          </table:table-cell>
          <table:table-cell office:value-type="float" office:value="0.395455" calcext:value-type="float">
            <text:p>0.39545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96162" calcext:value-type="float">
            <text:p>0.996162</text:p>
          </table:table-cell>
          <table:table-cell office:value-type="float" office:value="2.01243" calcext:value-type="float">
            <text:p>2.01243</text:p>
          </table:table-cell>
          <table:table-cell office:value-type="float" office:value="0.7" calcext:value-type="float">
            <text:p>0.7</text:p>
          </table:table-cell>
          <table:table-cell office:value-type="float" office:value="0.245455" calcext:value-type="float">
            <text:p>0.24545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76073" calcext:value-type="float">
            <text:p>1.76073</text:p>
          </table:table-cell>
          <table:table-cell office:value-type="float" office:value="1.86257" calcext:value-type="float">
            <text:p>1.86257</text:p>
          </table:table-cell>
          <table:table-cell office:value-type="float" office:value="0.728571" calcext:value-type="float">
            <text:p>0.728571</text:p>
          </table:table-cell>
          <table:table-cell office:value-type="float" office:value="0.45" calcext:value-type="float">
            <text:p>0.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30058" calcext:value-type="float">
            <text:p>0.730058</text:p>
          </table:table-cell>
          <table:table-cell office:value-type="float" office:value="1.96225" calcext:value-type="float">
            <text:p>1.96225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259091" calcext:value-type="float">
            <text:p>0.25909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61833" calcext:value-type="float">
            <text:p>1.61833</text:p>
          </table:table-cell>
          <table:table-cell office:value-type="float" office:value="1.79855" calcext:value-type="float">
            <text:p>1.79855</text:p>
          </table:table-cell>
          <table:table-cell office:value-type="float" office:value="0.757143" calcext:value-type="float">
            <text:p>0.75714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96341" calcext:value-type="float">
            <text:p>0.596341</text:p>
          </table:table-cell>
          <table:table-cell office:value-type="float" office:value="2.04132" calcext:value-type="float">
            <text:p>2.04132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268182" calcext:value-type="float">
            <text:p>0.26818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46424" calcext:value-type="float">
            <text:p>1.46424</text:p>
          </table:table-cell>
          <table:table-cell office:value-type="float" office:value="1.7113" calcext:value-type="float">
            <text:p>1.7113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509091" calcext:value-type="float">
            <text:p>0.5090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80749" calcext:value-type="float">
            <text:p>0.380749</text:p>
          </table:table-cell>
          <table:table-cell office:value-type="float" office:value="2.09765" calcext:value-type="float">
            <text:p>2.09765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245455" calcext:value-type="float">
            <text:p>0.24545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32292" calcext:value-type="float">
            <text:p>1.32292</text:p>
          </table:table-cell>
          <table:table-cell office:value-type="float" office:value="1.62822" calcext:value-type="float">
            <text:p>1.62822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486364" calcext:value-type="float">
            <text:p>0.4863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15159" calcext:value-type="float">
            <text:p>0.315159</text:p>
          </table:table-cell>
          <table:table-cell office:value-type="float" office:value="1.97703" calcext:value-type="float">
            <text:p>1.97703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290909" calcext:value-type="float">
            <text:p>0.2909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15322" calcext:value-type="float">
            <text:p>1.15322</text:p>
          </table:table-cell>
          <table:table-cell office:value-type="float" office:value="1.55777" calcext:value-type="float">
            <text:p>1.55777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536364" calcext:value-type="float">
            <text:p>0.5363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33396" calcext:value-type="float">
            <text:p>0.233396</text:p>
          </table:table-cell>
          <table:table-cell office:value-type="float" office:value="2.11987" calcext:value-type="float">
            <text:p>2.1198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336364" calcext:value-type="float">
            <text:p>0.336364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05763" calcext:value-type="float">
            <text:p>1.05763</text:p>
          </table:table-cell>
          <table:table-cell office:value-type="float" office:value="1.51212" calcext:value-type="float">
            <text:p>1.51212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518182" calcext:value-type="float">
            <text:p>0.5181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61122" calcext:value-type="float">
            <text:p>0.161122</text:p>
          </table:table-cell>
          <table:table-cell office:value-type="float" office:value="2.20545" calcext:value-type="float">
            <text:p>2.20545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290909" calcext:value-type="float">
            <text:p>0.29090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898145" calcext:value-type="float">
            <text:p>0.898145</text:p>
          </table:table-cell>
          <table:table-cell office:value-type="float" office:value="1.44999" calcext:value-type="float">
            <text:p>1.44999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59091" calcext:value-type="float">
            <text:p>0.55909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69334" calcext:value-type="float">
            <text:p>0.169334</text:p>
          </table:table-cell>
          <table:table-cell office:value-type="float" office:value="2.2818" calcext:value-type="float">
            <text:p>2.2818</text:p>
          </table:table-cell>
          <table:table-cell office:value-type="float" office:value="0.975" calcext:value-type="float">
            <text:p>0.975</text:p>
          </table:table-cell>
          <table:table-cell office:value-type="float" office:value="0.286364" calcext:value-type="float">
            <text:p>0.28636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7716" calcext:value-type="float">
            <text:p>0.7716</text:p>
          </table:table-cell>
          <table:table-cell office:value-type="float" office:value="1.37027" calcext:value-type="float">
            <text:p>1.37027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03322" calcext:value-type="float">
            <text:p>0.103322</text:p>
          </table:table-cell>
          <table:table-cell office:value-type="float" office:value="2.26191" calcext:value-type="float">
            <text:p>2.26191</text:p>
          </table:table-cell>
          <table:table-cell office:value-type="float" office:value="1" calcext:value-type="float">
            <text:p>1</text:p>
          </table:table-cell>
          <table:table-cell office:value-type="float" office:value="0.272727" calcext:value-type="float">
            <text:p>0.27272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678618" calcext:value-type="float">
            <text:p>0.678618</text:p>
          </table:table-cell>
          <table:table-cell office:value-type="float" office:value="1.34526" calcext:value-type="float">
            <text:p>1.34526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45455" calcext:value-type="float">
            <text:p>0.54545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719489" calcext:value-type="float">
            <text:p>0.0719489</text:p>
          </table:table-cell>
          <table:table-cell office:value-type="float" office:value="2.09625" calcext:value-type="float">
            <text:p>2.09625</text:p>
          </table:table-cell>
          <table:table-cell office:value-type="float" office:value="1" calcext:value-type="float">
            <text:p>1</text:p>
          </table:table-cell>
          <table:table-cell office:value-type="float" office:value="0.313636" calcext:value-type="float">
            <text:p>0.31363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570103" calcext:value-type="float">
            <text:p>0.570103</text:p>
          </table:table-cell>
          <table:table-cell office:value-type="float" office:value="1.27703" calcext:value-type="float">
            <text:p>1.27703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761087" calcext:value-type="float">
            <text:p>0.0761087</text:p>
          </table:table-cell>
          <table:table-cell office:value-type="float" office:value="2.12421" calcext:value-type="float">
            <text:p>2.12421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36364" calcext:value-type="float">
            <text:p>0.33636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501172" calcext:value-type="float">
            <text:p>0.501172</text:p>
          </table:table-cell>
          <table:table-cell office:value-type="float" office:value="1.24425" calcext:value-type="float">
            <text:p>1.24425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381773" calcext:value-type="float">
            <text:p>0.0381773</text:p>
          </table:table-cell>
          <table:table-cell office:value-type="float" office:value="2.27541" calcext:value-type="float">
            <text:p>2.27541</text:p>
          </table:table-cell>
          <table:table-cell office:value-type="float" office:value="1" calcext:value-type="float">
            <text:p>1</text:p>
          </table:table-cell>
          <table:table-cell office:value-type="float" office:value="0.318182" calcext:value-type="float">
            <text:p>0.31818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424973" calcext:value-type="float">
            <text:p>0.424973</text:p>
          </table:table-cell>
          <table:table-cell office:value-type="float" office:value="1.22725" calcext:value-type="float">
            <text:p>1.22725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80849" calcext:value-type="float">
            <text:p>0.0580849</text:p>
          </table:table-cell>
          <table:table-cell office:value-type="float" office:value="2.31054" calcext:value-type="float">
            <text:p>2.31054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332591" calcext:value-type="float">
            <text:p>0.332591</text:p>
          </table:table-cell>
          <table:table-cell office:value-type="float" office:value="1.20237" calcext:value-type="float">
            <text:p>1.20237</text:p>
          </table:table-cell>
          <table:table-cell office:value-type="float" office:value="1" calcext:value-type="float">
            <text:p>1</text:p>
          </table:table-cell>
          <table:table-cell office:value-type="float" office:value="0.645455" calcext:value-type="float">
            <text:p>0.6454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626117" calcext:value-type="float">
            <text:p>0.0626117</text:p>
          </table:table-cell>
          <table:table-cell office:value-type="float" office:value="2.17909" calcext:value-type="float">
            <text:p>2.17909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325983" calcext:value-type="float">
            <text:p>0.325983</text:p>
          </table:table-cell>
          <table:table-cell office:value-type="float" office:value="1.18933" calcext:value-type="float">
            <text:p>1.18933</text:p>
          </table:table-cell>
          <table:table-cell office:value-type="float" office:value="1" calcext:value-type="float">
            <text:p>1</text:p>
          </table:table-cell>
          <table:table-cell office:value-type="float" office:value="0.559091" calcext:value-type="float">
            <text:p>0.55909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354077" calcext:value-type="float">
            <text:p>0.0354077</text:p>
          </table:table-cell>
          <table:table-cell office:value-type="float" office:value="2.29637" calcext:value-type="float">
            <text:p>2.29637</text:p>
          </table:table-cell>
          <table:table-cell office:value-type="float" office:value="1" calcext:value-type="float">
            <text:p>1</text:p>
          </table:table-cell>
          <table:table-cell office:value-type="float" office:value="0.318182" calcext:value-type="float">
            <text:p>0.31818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280413" calcext:value-type="float">
            <text:p>0.280413</text:p>
          </table:table-cell>
          <table:table-cell office:value-type="float" office:value="1.14187" calcext:value-type="float">
            <text:p>1.14187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520596" calcext:value-type="float">
            <text:p>0.0520596</text:p>
          </table:table-cell>
          <table:table-cell office:value-type="float" office:value="2.31986" calcext:value-type="float">
            <text:p>2.31986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222655" calcext:value-type="float">
            <text:p>0.222655</text:p>
          </table:table-cell>
          <table:table-cell office:value-type="float" office:value="1.15831" calcext:value-type="float">
            <text:p>1.15831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64634" calcext:value-type="float">
            <text:p>0.0264634</text:p>
          </table:table-cell>
          <table:table-cell office:value-type="float" office:value="2.36516" calcext:value-type="float">
            <text:p>2.36516</text:p>
          </table:table-cell>
          <table:table-cell office:value-type="float" office:value="1" calcext:value-type="float">
            <text:p>1</text:p>
          </table:table-cell>
          <table:table-cell office:value-type="float" office:value="0.286364" calcext:value-type="float">
            <text:p>0.28636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250741" calcext:value-type="float">
            <text:p>0.250741</text:p>
          </table:table-cell>
          <table:table-cell office:value-type="float" office:value="1.14326" calcext:value-type="float">
            <text:p>1.14326</text:p>
          </table:table-cell>
          <table:table-cell office:value-type="float" office:value="1" calcext:value-type="float">
            <text:p>1</text:p>
          </table:table-cell>
          <table:table-cell office:value-type="float" office:value="0.645455" calcext:value-type="float">
            <text:p>0.6454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35774" calcext:value-type="float">
            <text:p>0.035774</text:p>
          </table:table-cell>
          <table:table-cell office:value-type="float" office:value="2.27289" calcext:value-type="float">
            <text:p>2.27289</text:p>
          </table:table-cell>
          <table:table-cell office:value-type="float" office:value="1" calcext:value-type="float">
            <text:p>1</text:p>
          </table:table-cell>
          <table:table-cell office:value-type="float" office:value="0.340909" calcext:value-type="float">
            <text:p>0.34090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188365" calcext:value-type="float">
            <text:p>0.188365</text:p>
          </table:table-cell>
          <table:table-cell office:value-type="float" office:value="1.08428" calcext:value-type="float">
            <text:p>1.08428</text:p>
          </table:table-cell>
          <table:table-cell office:value-type="float" office:value="1" calcext:value-type="float">
            <text:p>1</text:p>
          </table:table-cell>
          <table:table-cell office:value-type="float" office:value="0.654545" calcext:value-type="float">
            <text:p>0.65454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238798" calcext:value-type="float">
            <text:p>0.0238798</text:p>
          </table:table-cell>
          <table:table-cell office:value-type="float" office:value="2.32329" calcext:value-type="float">
            <text:p>2.32329</text:p>
          </table:table-cell>
          <table:table-cell office:value-type="float" office:value="1" calcext:value-type="float">
            <text:p>1</text:p>
          </table:table-cell>
          <table:table-cell office:value-type="float" office:value="0.313636" calcext:value-type="float">
            <text:p>0.31363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200089" calcext:value-type="float">
            <text:p>0.200089</text:p>
          </table:table-cell>
          <table:table-cell office:value-type="float" office:value="1.11035" calcext:value-type="float">
            <text:p>1.11035</text:p>
          </table:table-cell>
          <table:table-cell office:value-type="float" office:value="1" calcext:value-type="float">
            <text:p>1</text:p>
          </table:table-cell>
          <table:table-cell office:value-type="float" office:value="0.622727" calcext:value-type="float">
            <text:p>0.62272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256082" calcext:value-type="float">
            <text:p>0.0256082</text:p>
          </table:table-cell>
          <table:table-cell office:value-type="float" office:value="2.27999" calcext:value-type="float">
            <text:p>2.27999</text:p>
          </table:table-cell>
          <table:table-cell office:value-type="float" office:value="1" calcext:value-type="float">
            <text:p>1</text:p>
          </table:table-cell>
          <table:table-cell office:value-type="float" office:value="0.322727" calcext:value-type="float">
            <text:p>0.32272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161208" calcext:value-type="float">
            <text:p>0.161208</text:p>
          </table:table-cell>
          <table:table-cell office:value-type="float" office:value="1.12387" calcext:value-type="float">
            <text:p>1.12387</text:p>
          </table:table-cell>
          <table:table-cell office:value-type="float" office:value="1" calcext:value-type="float">
            <text:p>1</text:p>
          </table:table-cell>
          <table:table-cell office:value-type="float" office:value="0.622727" calcext:value-type="float">
            <text:p>0.6227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227405" calcext:value-type="float">
            <text:p>0.0227405</text:p>
          </table:table-cell>
          <table:table-cell office:value-type="float" office:value="2.32093" calcext:value-type="float">
            <text:p>2.32093</text:p>
          </table:table-cell>
          <table:table-cell office:value-type="float" office:value="1" calcext:value-type="float">
            <text:p>1</text:p>
          </table:table-cell>
          <table:table-cell office:value-type="float" office:value="0.336364" calcext:value-type="float">
            <text:p>0.33636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128805" calcext:value-type="float">
            <text:p>0.128805</text:p>
          </table:table-cell>
          <table:table-cell office:value-type="float" office:value="1.14464" calcext:value-type="float">
            <text:p>1.14464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60491" calcext:value-type="float">
            <text:p>0.0160491</text:p>
          </table:table-cell>
          <table:table-cell office:value-type="float" office:value="2.30699" calcext:value-type="float">
            <text:p>2.30699</text:p>
          </table:table-cell>
          <table:table-cell office:value-type="float" office:value="1" calcext:value-type="float">
            <text:p>1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124449" calcext:value-type="float">
            <text:p>0.124449</text:p>
          </table:table-cell>
          <table:table-cell office:value-type="float" office:value="1.06202" calcext:value-type="float">
            <text:p>1.06202</text:p>
          </table:table-cell>
          <table:table-cell office:value-type="float" office:value="1" calcext:value-type="float">
            <text:p>1</text:p>
          </table:table-cell>
          <table:table-cell office:value-type="float" office:value="0.631818" calcext:value-type="float">
            <text:p>0.6318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255092" calcext:value-type="float">
            <text:p>0.0255092</text:p>
          </table:table-cell>
          <table:table-cell office:value-type="float" office:value="2.13447" calcext:value-type="float">
            <text:p>2.13447</text:p>
          </table:table-cell>
          <table:table-cell office:value-type="float" office:value="1" calcext:value-type="float">
            <text:p>1</text:p>
          </table:table-cell>
          <table:table-cell office:value-type="float" office:value="0.340909" calcext:value-type="float">
            <text:p>0.34090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95315" calcext:value-type="float">
            <text:p>0.095315</text:p>
          </table:table-cell>
          <table:table-cell office:value-type="float" office:value="1.04253" calcext:value-type="float">
            <text:p>1.04253</text:p>
          </table:table-cell>
          <table:table-cell office:value-type="float" office:value="1" calcext:value-type="float">
            <text:p>1</text:p>
          </table:table-cell>
          <table:table-cell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42284" calcext:value-type="float">
            <text:p>0.0142284</text:p>
          </table:table-cell>
          <table:table-cell office:value-type="float" office:value="2.48462" calcext:value-type="float">
            <text:p>2.48462</text:p>
          </table:table-cell>
          <table:table-cell office:value-type="float" office:value="1" calcext:value-type="float">
            <text:p>1</text:p>
          </table:table-cell>
          <table:table-cell office:value-type="float" office:value="0.290909" calcext:value-type="float">
            <text:p>0.29090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125573" calcext:value-type="float">
            <text:p>0.125573</text:p>
          </table:table-cell>
          <table:table-cell office:value-type="float" office:value="1.07294" calcext:value-type="float">
            <text:p>1.07294</text:p>
          </table:table-cell>
          <table:table-cell office:value-type="float" office:value="1" calcext:value-type="float">
            <text:p>1</text:p>
          </table:table-cell>
          <table:table-cell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45755" calcext:value-type="float">
            <text:p>0.0145755</text:p>
          </table:table-cell>
          <table:table-cell office:value-type="float" office:value="2.29608" calcext:value-type="float">
            <text:p>2.29608</text:p>
          </table:table-cell>
          <table:table-cell office:value-type="float" office:value="1" calcext:value-type="float">
            <text:p>1</text:p>
          </table:table-cell>
          <table:table-cell office:value-type="float" office:value="0.354545" calcext:value-type="float">
            <text:p>0.35454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100992" calcext:value-type="float">
            <text:p>0.100992</text:p>
          </table:table-cell>
          <table:table-cell office:value-type="float" office:value="1.04389" calcext:value-type="float">
            <text:p>1.04389</text:p>
          </table:table-cell>
          <table:table-cell office:value-type="float" office:value="1" calcext:value-type="float">
            <text:p>1</text:p>
          </table:table-cell>
          <table:table-cell office:value-type="float" office:value="0.640909" calcext:value-type="float">
            <text:p>0.64090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32282" calcext:value-type="float">
            <text:p>0.0132282</text:p>
          </table:table-cell>
          <table:table-cell office:value-type="float" office:value="2.37041" calcext:value-type="float">
            <text:p>2.37041</text:p>
          </table:table-cell>
          <table:table-cell office:value-type="float" office:value="1" calcext:value-type="float">
            <text:p>1</text:p>
          </table:table-cell>
          <table:table-cell office:value-type="float" office:value="0.281818" calcext:value-type="float">
            <text:p>0.28181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979191" calcext:value-type="float">
            <text:p>0.0979191</text:p>
          </table:table-cell>
          <table:table-cell office:value-type="float" office:value="1.06324" calcext:value-type="float">
            <text:p>1.06324</text:p>
          </table:table-cell>
          <table:table-cell office:value-type="float" office:value="1" calcext:value-type="float">
            <text:p>1</text:p>
          </table:table-cell>
          <table:table-cell office:value-type="float" office:value="0.640909" calcext:value-type="float">
            <text:p>0.64090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27057" calcext:value-type="float">
            <text:p>0.027057</text:p>
          </table:table-cell>
          <table:table-cell office:value-type="float" office:value="2.56733" calcext:value-type="float">
            <text:p>2.56733</text:p>
          </table:table-cell>
          <table:table-cell office:value-type="float" office:value="1" calcext:value-type="float">
            <text:p>1</text:p>
          </table:table-cell>
          <table:table-cell office:value-type="float" office:value="0.286364" calcext:value-type="float">
            <text:p>0.28636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818181" calcext:value-type="float">
            <text:p>0.0818181</text:p>
          </table:table-cell>
          <table:table-cell office:value-type="float" office:value="1.05746" calcext:value-type="float">
            <text:p>1.05746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164567" calcext:value-type="float">
            <text:p>0.0164567</text:p>
          </table:table-cell>
          <table:table-cell office:value-type="float" office:value="2.52757" calcext:value-type="float">
            <text:p>2.52757</text:p>
          </table:table-cell>
          <table:table-cell office:value-type="float" office:value="1" calcext:value-type="float">
            <text:p>1</text:p>
          </table:table-cell>
          <table:table-cell office:value-type="float" office:value="0.318182" calcext:value-type="float">
            <text:p>0.31818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786755" calcext:value-type="float">
            <text:p>0.0786755</text:p>
          </table:table-cell>
          <table:table-cell office:value-type="float" office:value="1.06726" calcext:value-type="float">
            <text:p>1.06726</text:p>
          </table:table-cell>
          <table:table-cell office:value-type="float" office:value="1" calcext:value-type="float">
            <text:p>1</text:p>
          </table:table-cell>
          <table:table-cell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47924" calcext:value-type="float">
            <text:p>0.0147924</text:p>
          </table:table-cell>
          <table:table-cell office:value-type="float" office:value="2.49626" calcext:value-type="float">
            <text:p>2.49626</text:p>
          </table:table-cell>
          <table:table-cell office:value-type="float" office:value="1" calcext:value-type="float">
            <text:p>1</text:p>
          </table:table-cell>
          <table:table-cell office:value-type="float" office:value="0.318182" calcext:value-type="float">
            <text:p>0.31818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670542" calcext:value-type="float">
            <text:p>0.0670542</text:p>
          </table:table-cell>
          <table:table-cell office:value-type="float" office:value="1.08147" calcext:value-type="float">
            <text:p>1.08147</text:p>
          </table:table-cell>
          <table:table-cell office:value-type="float" office:value="1" calcext:value-type="float">
            <text:p>1</text:p>
          </table:table-cell>
          <table:table-cell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749986" calcext:value-type="float">
            <text:p>0.00749986</text:p>
          </table:table-cell>
          <table:table-cell office:value-type="float" office:value="2.50803" calcext:value-type="float">
            <text:p>2.50803</text:p>
          </table:table-cell>
          <table:table-cell office:value-type="float" office:value="1" calcext:value-type="float">
            <text:p>1</text:p>
          </table:table-cell>
          <table:table-cell office:value-type="float" office:value="0.309091" calcext:value-type="float">
            <text:p>0.30909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845897" calcext:value-type="float">
            <text:p>0.0845897</text:p>
          </table:table-cell>
          <table:table-cell office:value-type="float" office:value="1.0902" calcext:value-type="float">
            <text:p>1.0902</text:p>
          </table:table-cell>
          <table:table-cell office:value-type="float" office:value="1" calcext:value-type="float">
            <text:p>1</text:p>
          </table:table-cell>
          <table:table-cell office:value-type="float" office:value="0.613636" calcext:value-type="float">
            <text:p>0.61363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117746" calcext:value-type="float">
            <text:p>0.0117746</text:p>
          </table:table-cell>
          <table:table-cell office:value-type="float" office:value="2.4957" calcext:value-type="float">
            <text:p>2.4957</text:p>
          </table:table-cell>
          <table:table-cell office:value-type="float" office:value="1" calcext:value-type="float">
            <text:p>1</text:p>
          </table:table-cell>
          <table:table-cell office:value-type="float" office:value="0.322727" calcext:value-type="float">
            <text:p>0.32272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776493" calcext:value-type="float">
            <text:p>0.0776493</text:p>
          </table:table-cell>
          <table:table-cell office:value-type="float" office:value="1.04545" calcext:value-type="float">
            <text:p>1.04545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32288" calcext:value-type="float">
            <text:p>0.0232288</text:p>
          </table:table-cell>
          <table:table-cell office:value-type="float" office:value="2.55224" calcext:value-type="float">
            <text:p>2.55224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04545" calcext:value-type="float">
            <text:p>0.30454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57123" calcext:value-type="float">
            <text:p>0.057123</text:p>
          </table:table-cell>
          <table:table-cell office:value-type="float" office:value="1.05605" calcext:value-type="float">
            <text:p>1.05605</text:p>
          </table:table-cell>
          <table:table-cell office:value-type="float" office:value="1" calcext:value-type="float">
            <text:p>1</text:p>
          </table:table-cell>
          <table:table-cell office:value-type="float" office:value="0.645455" calcext:value-type="float">
            <text:p>0.64545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201029" calcext:value-type="float">
            <text:p>0.0201029</text:p>
          </table:table-cell>
          <table:table-cell office:value-type="float" office:value="2.47209" calcext:value-type="float">
            <text:p>2.47209</text:p>
          </table:table-cell>
          <table:table-cell office:value-type="float" office:value="1" calcext:value-type="float">
            <text:p>1</text:p>
          </table:table-cell>
          <table:table-cell office:value-type="float" office:value="0.286364" calcext:value-type="float">
            <text:p>0.28636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556919" calcext:value-type="float">
            <text:p>0.0556919</text:p>
          </table:table-cell>
          <table:table-cell office:value-type="float" office:value="1.08673" calcext:value-type="float">
            <text:p>1.08673</text:p>
          </table:table-cell>
          <table:table-cell office:value-type="float" office:value="1" calcext:value-type="float">
            <text:p>1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20301" calcext:value-type="float">
            <text:p>0.0120301</text:p>
          </table:table-cell>
          <table:table-cell office:value-type="float" office:value="2.35301" calcext:value-type="float">
            <text:p>2.35301</text:p>
          </table:table-cell>
          <table:table-cell office:value-type="float" office:value="1" calcext:value-type="float">
            <text:p>1</text:p>
          </table:table-cell>
          <table:table-cell office:value-type="float" office:value="0.331818" calcext:value-type="float">
            <text:p>0.33181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476749" calcext:value-type="float">
            <text:p>0.0476749</text:p>
          </table:table-cell>
          <table:table-cell office:value-type="float" office:value="1.00608" calcext:value-type="float">
            <text:p>1.00608</text:p>
          </table:table-cell>
          <table:table-cell office:value-type="float" office:value="1" calcext:value-type="float">
            <text:p>1</text:p>
          </table:table-cell>
          <table:table-cell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0593503" calcext:value-type="float">
            <text:p>0.00593503</text:p>
          </table:table-cell>
          <table:table-cell office:value-type="float" office:value="2.48294" calcext:value-type="float">
            <text:p>2.48294</text:p>
          </table:table-cell>
          <table:table-cell office:value-type="float" office:value="1" calcext:value-type="float">
            <text:p>1</text:p>
          </table:table-cell>
          <table:table-cell office:value-type="float" office:value="0.331818" calcext:value-type="float">
            <text:p>0.33181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469372" calcext:value-type="float">
            <text:p>0.0469372</text:p>
          </table:table-cell>
          <table:table-cell office:value-type="float" office:value="0.993948" calcext:value-type="float">
            <text:p>0.993948</text:p>
          </table:table-cell>
          <table:table-cell office:value-type="float" office:value="1" calcext:value-type="float">
            <text:p>1</text:p>
          </table:table-cell>
          <table:table-cell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67135" calcext:value-type="float">
            <text:p>0.0167135</text:p>
          </table:table-cell>
          <table:table-cell office:value-type="float" office:value="2.49981" calcext:value-type="float">
            <text:p>2.49981</text:p>
          </table:table-cell>
          <table:table-cell office:value-type="float" office:value="1" calcext:value-type="float">
            <text:p>1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461797" calcext:value-type="float">
            <text:p>0.0461797</text:p>
          </table:table-cell>
          <table:table-cell office:value-type="float" office:value="1.03986" calcext:value-type="float">
            <text:p>1.03986</text:p>
          </table:table-cell>
          <table:table-cell office:value-type="float" office:value="1" calcext:value-type="float">
            <text:p>1</text:p>
          </table:table-cell>
          <table:table-cell office:value-type="float" office:value="0.604545" calcext:value-type="float">
            <text:p>0.6045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39498" calcext:value-type="float">
            <text:p>0.0239498</text:p>
          </table:table-cell>
          <table:table-cell office:value-type="float" office:value="2.42755" calcext:value-type="float">
            <text:p>2.42755</text:p>
          </table:table-cell>
          <table:table-cell office:value-type="float" office:value="1" calcext:value-type="float">
            <text:p>1</text:p>
          </table:table-cell>
          <table:table-cell office:value-type="float" office:value="0.295455" calcext:value-type="float">
            <text:p>0.29545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83151" calcext:value-type="float">
            <text:p>0.0383151</text:p>
          </table:table-cell>
          <table:table-cell office:value-type="float" office:value="1.03603" calcext:value-type="float">
            <text:p>1.03603</text:p>
          </table:table-cell>
          <table:table-cell office:value-type="float" office:value="1" calcext:value-type="float">
            <text:p>1</text:p>
          </table:table-cell>
          <table:table-cell office:value-type="float" office:value="0.659091" calcext:value-type="float">
            <text:p>0.65909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85024" calcext:value-type="float">
            <text:p>0.0185024</text:p>
          </table:table-cell>
          <table:table-cell office:value-type="float" office:value="2.66203" calcext:value-type="float">
            <text:p>2.66203</text:p>
          </table:table-cell>
          <table:table-cell office:value-type="float" office:value="1" calcext:value-type="float">
            <text:p>1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511687" calcext:value-type="float">
            <text:p>0.0511687</text:p>
          </table:table-cell>
          <table:table-cell office:value-type="float" office:value="1.03187" calcext:value-type="float">
            <text:p>1.03187</text:p>
          </table:table-cell>
          <table:table-cell office:value-type="float" office:value="1" calcext:value-type="float">
            <text:p>1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182566" calcext:value-type="float">
            <text:p>0.0182566</text:p>
          </table:table-cell>
          <table:table-cell office:value-type="float" office:value="2.77731" calcext:value-type="float">
            <text:p>2.77731</text:p>
          </table:table-cell>
          <table:table-cell office:value-type="float" office:value="1" calcext:value-type="float">
            <text:p>1</text:p>
          </table:table-cell>
          <table:table-cell office:value-type="float" office:value="0.322727" calcext:value-type="float">
            <text:p>0.322727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373424" calcext:value-type="float">
            <text:p>0.0373424</text:p>
          </table:table-cell>
          <table:table-cell office:value-type="float" office:value="1.06437" calcext:value-type="float">
            <text:p>1.06437</text:p>
          </table:table-cell>
          <table:table-cell office:value-type="float" office:value="1" calcext:value-type="float">
            <text:p>1</text:p>
          </table:table-cell>
          <table:table-cell office:value-type="float" office:value="0.604545" calcext:value-type="float">
            <text:p>0.6045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52458" calcext:value-type="float">
            <text:p>0.0152458</text:p>
          </table:table-cell>
          <table:table-cell office:value-type="float" office:value="2.73125" calcext:value-type="float">
            <text:p>2.73125</text:p>
          </table:table-cell>
          <table:table-cell office:value-type="float" office:value="1" calcext:value-type="float">
            <text:p>1</text:p>
          </table:table-cell>
          <table:table-cell office:value-type="float" office:value="0.295455" calcext:value-type="float">
            <text:p>0.29545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41806" calcext:value-type="float">
            <text:p>0.041806</text:p>
          </table:table-cell>
          <table:table-cell office:value-type="float" office:value="1.0326" calcext:value-type="float">
            <text:p>1.0326</text:p>
          </table:table-cell>
          <table:table-cell office:value-type="float" office:value="1" calcext:value-type="float">
            <text:p>1</text:p>
          </table:table-cell>
          <table:table-cell office:value-type="float" office:value="0.627273" calcext:value-type="float">
            <text:p>0.6272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526768" calcext:value-type="float">
            <text:p>0.00526768</text:p>
          </table:table-cell>
          <table:table-cell office:value-type="float" office:value="2.70814" calcext:value-type="float">
            <text:p>2.70814</text:p>
          </table:table-cell>
          <table:table-cell office:value-type="float" office:value="1" calcext:value-type="float">
            <text:p>1</text:p>
          </table:table-cell>
          <table:table-cell office:value-type="float" office:value="0.359091" calcext:value-type="float">
            <text:p>0.35909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387532" calcext:value-type="float">
            <text:p>0.0387532</text:p>
          </table:table-cell>
          <table:table-cell office:value-type="float" office:value="1.06236" calcext:value-type="float">
            <text:p>1.06236</text:p>
          </table:table-cell>
          <table:table-cell office:value-type="float" office:value="1" calcext:value-type="float">
            <text:p>1</text:p>
          </table:table-cell>
          <table:table-cell office:value-type="float" office:value="0.622727" calcext:value-type="float">
            <text:p>0.6227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068307" calcext:value-type="float">
            <text:p>0.0068307</text:p>
          </table:table-cell>
          <table:table-cell office:value-type="float" office:value="2.84275" calcext:value-type="float">
            <text:p>2.84275</text:p>
          </table:table-cell>
          <table:table-cell office:value-type="float" office:value="1" calcext:value-type="float">
            <text:p>1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26995" calcext:value-type="float">
            <text:p>0.026995</text:p>
          </table:table-cell>
          <table:table-cell office:value-type="float" office:value="1.04315" calcext:value-type="float">
            <text:p>1.04315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107693" calcext:value-type="float">
            <text:p>0.0107693</text:p>
          </table:table-cell>
          <table:table-cell office:value-type="float" office:value="2.7163" calcext:value-type="float">
            <text:p>2.7163</text:p>
          </table:table-cell>
          <table:table-cell office:value-type="float" office:value="1" calcext:value-type="float">
            <text:p>1</text:p>
          </table:table-cell>
          <table:table-cell office:value-type="float" office:value="0.318182" calcext:value-type="float">
            <text:p>0.31818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360434" calcext:value-type="float">
            <text:p>0.0360434</text:p>
          </table:table-cell>
          <table:table-cell office:value-type="float" office:value="1.05481" calcext:value-type="float">
            <text:p>1.05481</text:p>
          </table:table-cell>
          <table:table-cell office:value-type="float" office:value="1" calcext:value-type="float">
            <text:p>1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312076" calcext:value-type="float">
            <text:p>0.00312076</text:p>
          </table:table-cell>
          <table:table-cell office:value-type="float" office:value="2.7067" calcext:value-type="float">
            <text:p>2.7067</text:p>
          </table:table-cell>
          <table:table-cell office:value-type="float" office:value="1" calcext:value-type="float">
            <text:p>1</text:p>
          </table:table-cell>
          <table:table-cell office:value-type="float" office:value="0.313636" calcext:value-type="float">
            <text:p>0.313636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393821" calcext:value-type="float">
            <text:p>0.0393821</text:p>
          </table:table-cell>
          <table:table-cell office:value-type="float" office:value="1.04938" calcext:value-type="float">
            <text:p>1.04938</text:p>
          </table:table-cell>
          <table:table-cell office:value-type="float" office:value="1" calcext:value-type="float">
            <text:p>1</text:p>
          </table:table-cell>
          <table:table-cell office:value-type="float" office:value="0.640909" calcext:value-type="float">
            <text:p>0.64090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77982" calcext:value-type="float">
            <text:p>0.0177982</text:p>
          </table:table-cell>
          <table:table-cell office:value-type="float" office:value="2.66829" calcext:value-type="float">
            <text:p>2.66829</text:p>
          </table:table-cell>
          <table:table-cell office:value-type="float" office:value="1" calcext:value-type="float">
            <text:p>1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247495" calcext:value-type="float">
            <text:p>0.0247495</text:p>
          </table:table-cell>
          <table:table-cell office:value-type="float" office:value="1.02492" calcext:value-type="float">
            <text:p>1.02492</text:p>
          </table:table-cell>
          <table:table-cell office:value-type="float" office:value="1" calcext:value-type="float">
            <text:p>1</text:p>
          </table:table-cell>
          <table:table-cell office:value-type="float" office:value="0.640909" calcext:value-type="float">
            <text:p>0.64090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810514" calcext:value-type="float">
            <text:p>0.00810514</text:p>
          </table:table-cell>
          <table:table-cell office:value-type="float" office:value="2.72185" calcext:value-type="float">
            <text:p>2.72185</text:p>
          </table:table-cell>
          <table:table-cell office:value-type="float" office:value="1" calcext:value-type="float">
            <text:p>1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276178" calcext:value-type="float">
            <text:p>0.0276178</text:p>
          </table:table-cell>
          <table:table-cell office:value-type="float" office:value="1.08551" calcext:value-type="float">
            <text:p>1.08551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719142" calcext:value-type="float">
            <text:p>0.00719142</text:p>
          </table:table-cell>
          <table:table-cell office:value-type="float" office:value="2.79832" calcext:value-type="float">
            <text:p>2.79832</text:p>
          </table:table-cell>
          <table:table-cell office:value-type="float" office:value="1" calcext:value-type="float">
            <text:p>1</text:p>
          </table:table-cell>
          <table:table-cell office:value-type="float" office:value="0.318182" calcext:value-type="float">
            <text:p>0.31818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312672" calcext:value-type="float">
            <text:p>0.0312672</text:p>
          </table:table-cell>
          <table:table-cell office:value-type="float" office:value="1.00978" calcext:value-type="float">
            <text:p>1.00978</text:p>
          </table:table-cell>
          <table:table-cell office:value-type="float" office:value="1" calcext:value-type="float">
            <text:p>1</text:p>
          </table:table-cell>
          <table:table-cell office:value-type="float" office:value="0.672727" calcext:value-type="float">
            <text:p>0.672727</text:p>
          </table:table-cell>
        </table:table-row>
      </table:table>
      <table:table table:name="I2_24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■検証パターン1 学習データ:評価データ = 7: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446.085" calcext:value-type="float">
            <text:p>446.085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432.184" calcext:value-type="float">
            <text:p>432.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float" office:value="124.512" calcext:value-type="float">
            <text:p>124.512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2519" calcext:value-type="float">
            <text:p>2.32519</text:p>
          </table:table-cell>
          <table:table-cell office:value-type="float" office:value="2.01143" calcext:value-type="float">
            <text:p>2.01143</text:p>
          </table:table-cell>
          <table:table-cell office:value-type="float" office:value="0.177273" calcext:value-type="float">
            <text:p>0.177273</text:p>
          </table:table-cell>
          <table:table-cell office:value-type="float" office:value="0.291667" calcext:value-type="float">
            <text:p>0.291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1207" calcext:value-type="float">
            <text:p>2.01207</text:p>
          </table:table-cell>
          <table:table-cell office:value-type="float" office:value="1.90409" calcext:value-type="float">
            <text:p>1.90409</text:p>
          </table:table-cell>
          <table:table-cell office:value-type="float" office:value="0.259091" calcext:value-type="float">
            <text:p>0.259091</text:p>
          </table:table-cell>
          <table:table-cell office:value-type="float" office:value="0.444444" calcext:value-type="float">
            <text:p>0.444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5339" calcext:value-type="float">
            <text:p>1.45339</text:p>
          </table:table-cell>
          <table:table-cell office:value-type="float" office:value="1.90661" calcext:value-type="float">
            <text:p>1.90661</text:p>
          </table:table-cell>
          <table:table-cell office:value-type="float" office:value="0.518182" calcext:value-type="float">
            <text:p>0.518182</text:p>
          </table:table-cell>
          <table:table-cell office:value-type="float" office:value="0.319444" calcext:value-type="float">
            <text:p>0.3194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1401" calcext:value-type="float">
            <text:p>1.71401</text:p>
          </table:table-cell>
          <table:table-cell office:value-type="float" office:value="1.69431" calcext:value-type="float">
            <text:p>1.69431</text:p>
          </table:table-cell>
          <table:table-cell office:value-type="float" office:value="0.522727" calcext:value-type="float">
            <text:p>0.522727</text:p>
          </table:table-cell>
          <table:table-cell office:value-type="float" office:value="0.486111" calcext:value-type="float">
            <text:p>0.4861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13462" calcext:value-type="float">
            <text:p>1.13462</text:p>
          </table:table-cell>
          <table:table-cell office:value-type="float" office:value="1.60912" calcext:value-type="float">
            <text:p>1.60912</text:p>
          </table:table-cell>
          <table:table-cell office:value-type="float" office:value="0.604545" calcext:value-type="float">
            <text:p>0.604545</text:p>
          </table:table-cell>
          <table:table-cell office:value-type="float" office:value="0.388889" calcext:value-type="float">
            <text:p>0.38888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42242" calcext:value-type="float">
            <text:p>1.42242</text:p>
          </table:table-cell>
          <table:table-cell office:value-type="float" office:value="1.42362" calcext:value-type="float">
            <text:p>1.42362</text:p>
          </table:table-cell>
          <table:table-cell office:value-type="float" office:value="0.718182" calcext:value-type="float">
            <text:p>0.718182</text:p>
          </table:table-cell>
          <table:table-cell office:value-type="float" office:value="0.611111" calcext:value-type="float">
            <text:p>0.611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21947" calcext:value-type="float">
            <text:p>0.921947</text:p>
          </table:table-cell>
          <table:table-cell office:value-type="float" office:value="1.66791" calcext:value-type="float">
            <text:p>1.66791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388889" calcext:value-type="float">
            <text:p>0.38888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09535" calcext:value-type="float">
            <text:p>1.09535</text:p>
          </table:table-cell>
          <table:table-cell office:value-type="float" office:value="1.26042" calcext:value-type="float">
            <text:p>1.26042</text:p>
          </table:table-cell>
          <table:table-cell office:value-type="float" office:value="0.868182" calcext:value-type="float">
            <text:p>0.868182</text:p>
          </table:table-cell>
          <table:table-cell office:value-type="float" office:value="0.652778" calcext:value-type="float">
            <text:p>0.6527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75871" calcext:value-type="float">
            <text:p>0.575871</text:p>
          </table:table-cell>
          <table:table-cell office:value-type="float" office:value="1.57828" calcext:value-type="float">
            <text:p>1.57828</text:p>
          </table:table-cell>
          <table:table-cell office:value-type="float" office:value="0.809091" calcext:value-type="float">
            <text:p>0.809091</text:p>
          </table:table-cell>
          <table:table-cell office:value-type="float" office:value="0.416667" calcext:value-type="float">
            <text:p>0.4166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864615" calcext:value-type="float">
            <text:p>0.864615</text:p>
          </table:table-cell>
          <table:table-cell office:value-type="float" office:value="1.0061" calcext:value-type="float">
            <text:p>1.0061</text:p>
          </table:table-cell>
          <table:table-cell office:value-type="float" office:value="0.886364" calcext:value-type="float">
            <text:p>0.886364</text:p>
          </table:table-cell>
          <table:table-cell office:value-type="float" office:value="0.694444" calcext:value-type="float">
            <text:p>0.6944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26857" calcext:value-type="float">
            <text:p>0.426857</text:p>
          </table:table-cell>
          <table:table-cell office:value-type="float" office:value="1.71909" calcext:value-type="float">
            <text:p>1.71909</text:p>
          </table:table-cell>
          <table:table-cell office:value-type="float" office:value="0.877273" calcext:value-type="float">
            <text:p>0.877273</text:p>
          </table:table-cell>
          <table:table-cell office:value-type="float" office:value="0.486111" calcext:value-type="float">
            <text:p>0.48611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638888" calcext:value-type="float">
            <text:p>0.638888</text:p>
          </table:table-cell>
          <table:table-cell office:value-type="float" office:value="0.923719" calcext:value-type="float">
            <text:p>0.923719</text:p>
          </table:table-cell>
          <table:table-cell office:value-type="float" office:value="0.940909" calcext:value-type="float">
            <text:p>0.940909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08858" calcext:value-type="float">
            <text:p>0.308858</text:p>
          </table:table-cell>
          <table:table-cell office:value-type="float" office:value="1.29767" calcext:value-type="float">
            <text:p>1.29767</text:p>
          </table:table-cell>
          <table:table-cell office:value-type="float" office:value="0.913636" calcext:value-type="float">
            <text:p>0.913636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532388" calcext:value-type="float">
            <text:p>0.532388</text:p>
          </table:table-cell>
          <table:table-cell office:value-type="float" office:value="0.868447" calcext:value-type="float">
            <text:p>0.868447</text:p>
          </table:table-cell>
          <table:table-cell office:value-type="float" office:value="0.945455" calcext:value-type="float">
            <text:p>0.945455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03227" calcext:value-type="float">
            <text:p>0.203227</text:p>
          </table:table-cell>
          <table:table-cell office:value-type="float" office:value="1.50201" calcext:value-type="float">
            <text:p>1.50201</text:p>
          </table:table-cell>
          <table:table-cell office:value-type="float" office:value="0.954545" calcext:value-type="float">
            <text:p>0.954545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39168" calcext:value-type="float">
            <text:p>0.39168</text:p>
          </table:table-cell>
          <table:table-cell office:value-type="float" office:value="0.759126" calcext:value-type="float">
            <text:p>0.759126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49757" calcext:value-type="float">
            <text:p>0.149757</text:p>
          </table:table-cell>
          <table:table-cell office:value-type="float" office:value="1.37206" calcext:value-type="float">
            <text:p>1.37206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301706" calcext:value-type="float">
            <text:p>0.301706</text:p>
          </table:table-cell>
          <table:table-cell office:value-type="float" office:value="0.734182" calcext:value-type="float">
            <text:p>0.734182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9388" calcext:value-type="float">
            <text:p>0.129388</text:p>
          </table:table-cell>
          <table:table-cell office:value-type="float" office:value="1.3277" calcext:value-type="float">
            <text:p>1.3277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43434" calcext:value-type="float">
            <text:p>0.243434</text:p>
          </table:table-cell>
          <table:table-cell office:value-type="float" office:value="0.654885" calcext:value-type="float">
            <text:p>0.654885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11721" calcext:value-type="float">
            <text:p>0.111721</text:p>
          </table:table-cell>
          <table:table-cell office:value-type="float" office:value="1.38147" calcext:value-type="float">
            <text:p>1.38147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211997" calcext:value-type="float">
            <text:p>0.211997</text:p>
          </table:table-cell>
          <table:table-cell office:value-type="float" office:value="0.599375" calcext:value-type="float">
            <text:p>0.599375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87393" calcext:value-type="float">
            <text:p>0.087393</text:p>
          </table:table-cell>
          <table:table-cell office:value-type="float" office:value="1.48006" calcext:value-type="float">
            <text:p>1.48006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75813" calcext:value-type="float">
            <text:p>0.175813</text:p>
          </table:table-cell>
          <table:table-cell office:value-type="float" office:value="0.626125" calcext:value-type="float">
            <text:p>0.626125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48233" calcext:value-type="float">
            <text:p>0.0548233</text:p>
          </table:table-cell>
          <table:table-cell office:value-type="float" office:value="1.36892" calcext:value-type="float">
            <text:p>1.36892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29317" calcext:value-type="float">
            <text:p>0.129317</text:p>
          </table:table-cell>
          <table:table-cell office:value-type="float" office:value="0.656117" calcext:value-type="float">
            <text:p>0.656117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65398" calcext:value-type="float">
            <text:p>0.065398</text:p>
          </table:table-cell>
          <table:table-cell office:value-type="float" office:value="1.31601" calcext:value-type="float">
            <text:p>1.31601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13591" calcext:value-type="float">
            <text:p>0.113591</text:p>
          </table:table-cell>
          <table:table-cell office:value-type="float" office:value="0.7023" calcext:value-type="float">
            <text:p>0.7023</text:p>
          </table:table-cell>
          <table:table-cell office:value-type="float" office:value="1" calcext:value-type="float">
            <text:p>1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10905" calcext:value-type="float">
            <text:p>0.0510905</text:p>
          </table:table-cell>
          <table:table-cell office:value-type="float" office:value="1.68082" calcext:value-type="float">
            <text:p>1.68082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988482" calcext:value-type="float">
            <text:p>0.0988482</text:p>
          </table:table-cell>
          <table:table-cell office:value-type="float" office:value="0.595179" calcext:value-type="float">
            <text:p>0.595179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697818" calcext:value-type="float">
            <text:p>0.0697818</text:p>
          </table:table-cell>
          <table:table-cell office:value-type="float" office:value="1.72301" calcext:value-type="float">
            <text:p>1.7230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430556" calcext:value-type="float">
            <text:p>0.43055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9698" calcext:value-type="float">
            <text:p>0.09698</text:p>
          </table:table-cell>
          <table:table-cell office:value-type="float" office:value="0.60721" calcext:value-type="float">
            <text:p>0.60721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375924" calcext:value-type="float">
            <text:p>0.0375924</text:p>
          </table:table-cell>
          <table:table-cell office:value-type="float" office:value="1.57782" calcext:value-type="float">
            <text:p>1.57782</text:p>
          </table:table-cell>
          <table:table-cell office:value-type="float" office:value="1" calcext:value-type="float">
            <text:p>1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815389" calcext:value-type="float">
            <text:p>0.0815389</text:p>
          </table:table-cell>
          <table:table-cell office:value-type="float" office:value="0.592758" calcext:value-type="float">
            <text:p>0.592758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295232" calcext:value-type="float">
            <text:p>0.0295232</text:p>
          </table:table-cell>
          <table:table-cell office:value-type="float" office:value="1.45383" calcext:value-type="float">
            <text:p>1.45383</text:p>
          </table:table-cell>
          <table:table-cell office:value-type="float" office:value="1" calcext:value-type="float">
            <text:p>1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629187" calcext:value-type="float">
            <text:p>0.0629187</text:p>
          </table:table-cell>
          <table:table-cell office:value-type="float" office:value="0.595832" calcext:value-type="float">
            <text:p>0.595832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908" calcext:value-type="float">
            <text:p>0.01908</text:p>
          </table:table-cell>
          <table:table-cell office:value-type="float" office:value="1.58819" calcext:value-type="float">
            <text:p>1.58819</text:p>
          </table:table-cell>
          <table:table-cell office:value-type="float" office:value="1" calcext:value-type="float">
            <text:p>1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591993" calcext:value-type="float">
            <text:p>0.0591993</text:p>
          </table:table-cell>
          <table:table-cell office:value-type="float" office:value="0.682896" calcext:value-type="float">
            <text:p>0.682896</text:p>
          </table:table-cell>
          <table:table-cell office:value-type="float" office:value="1" calcext:value-type="float">
            <text:p>1</text:p>
          </table:table-cell>
          <table:table-cell office:value-type="float" office:value="0.722222" calcext:value-type="float">
            <text:p>0.7222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66717" calcext:value-type="float">
            <text:p>0.0166717</text:p>
          </table:table-cell>
          <table:table-cell office:value-type="float" office:value="1.60653" calcext:value-type="float">
            <text:p>1.60653</text:p>
          </table:table-cell>
          <table:table-cell office:value-type="float" office:value="1" calcext:value-type="float">
            <text:p>1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570611" calcext:value-type="float">
            <text:p>0.0570611</text:p>
          </table:table-cell>
          <table:table-cell office:value-type="float" office:value="0.617006" calcext:value-type="float">
            <text:p>0.617006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218357" calcext:value-type="float">
            <text:p>0.0218357</text:p>
          </table:table-cell>
          <table:table-cell office:value-type="float" office:value="1.63017" calcext:value-type="float">
            <text:p>1.63017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493717" calcext:value-type="float">
            <text:p>0.0493717</text:p>
          </table:table-cell>
          <table:table-cell office:value-type="float" office:value="0.521054" calcext:value-type="float">
            <text:p>0.521054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2108" calcext:value-type="float">
            <text:p>0.02108</text:p>
          </table:table-cell>
          <table:table-cell office:value-type="float" office:value="1.57456" calcext:value-type="float">
            <text:p>1.57456</text:p>
          </table:table-cell>
          <table:table-cell office:value-type="float" office:value="1" calcext:value-type="float">
            <text:p>1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392698" calcext:value-type="float">
            <text:p>0.0392698</text:p>
          </table:table-cell>
          <table:table-cell office:value-type="float" office:value="0.581055" calcext:value-type="float">
            <text:p>0.581055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13774" calcext:value-type="float">
            <text:p>0.0113774</text:p>
          </table:table-cell>
          <table:table-cell office:value-type="float" office:value="1.71768" calcext:value-type="float">
            <text:p>1.71768</text:p>
          </table:table-cell>
          <table:table-cell office:value-type="float" office:value="1" calcext:value-type="float">
            <text:p>1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355467" calcext:value-type="float">
            <text:p>0.0355467</text:p>
          </table:table-cell>
          <table:table-cell office:value-type="float" office:value="0.569231" calcext:value-type="float">
            <text:p>0.569231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204679" calcext:value-type="float">
            <text:p>0.0204679</text:p>
          </table:table-cell>
          <table:table-cell office:value-type="float" office:value="1.46932" calcext:value-type="float">
            <text:p>1.46932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379255" calcext:value-type="float">
            <text:p>0.0379255</text:p>
          </table:table-cell>
          <table:table-cell office:value-type="float" office:value="0.626957" calcext:value-type="float">
            <text:p>0.626957</text:p>
          </table:table-cell>
          <table:table-cell office:value-type="float" office:value="1" calcext:value-type="float">
            <text:p>1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45117" calcext:value-type="float">
            <text:p>0.0245117</text:p>
          </table:table-cell>
          <table:table-cell office:value-type="float" office:value="1.45086" calcext:value-type="float">
            <text:p>1.45086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359086" calcext:value-type="float">
            <text:p>0.0359086</text:p>
          </table:table-cell>
          <table:table-cell office:value-type="float" office:value="0.505294" calcext:value-type="float">
            <text:p>0.505294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261114" calcext:value-type="float">
            <text:p>0.0261114</text:p>
          </table:table-cell>
          <table:table-cell office:value-type="float" office:value="1.49165" calcext:value-type="float">
            <text:p>1.49165</text:p>
          </table:table-cell>
          <table:table-cell office:value-type="float" office:value="1" calcext:value-type="float">
            <text:p>1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318396" calcext:value-type="float">
            <text:p>0.0318396</text:p>
          </table:table-cell>
          <table:table-cell office:value-type="float" office:value="0.568364" calcext:value-type="float">
            <text:p>0.568364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46029" calcext:value-type="float">
            <text:p>0.0146029</text:p>
          </table:table-cell>
          <table:table-cell office:value-type="float" office:value="1.57217" calcext:value-type="float">
            <text:p>1.57217</text:p>
          </table:table-cell>
          <table:table-cell office:value-type="float" office:value="1" calcext:value-type="float">
            <text:p>1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306768" calcext:value-type="float">
            <text:p>0.0306768</text:p>
          </table:table-cell>
          <table:table-cell office:value-type="float" office:value="0.505196" calcext:value-type="float">
            <text:p>0.505196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291305" calcext:value-type="float">
            <text:p>0.0291305</text:p>
          </table:table-cell>
          <table:table-cell office:value-type="float" office:value="1.34975" calcext:value-type="float">
            <text:p>1.34975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238557" calcext:value-type="float">
            <text:p>0.0238557</text:p>
          </table:table-cell>
          <table:table-cell office:value-type="float" office:value="0.558523" calcext:value-type="float">
            <text:p>0.558523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68523" calcext:value-type="float">
            <text:p>0.0168523</text:p>
          </table:table-cell>
          <table:table-cell office:value-type="float" office:value="1.57583" calcext:value-type="float">
            <text:p>1.57583</text:p>
          </table:table-cell>
          <table:table-cell office:value-type="float" office:value="1" calcext:value-type="float">
            <text:p>1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214019" calcext:value-type="float">
            <text:p>0.0214019</text:p>
          </table:table-cell>
          <table:table-cell office:value-type="float" office:value="0.631395" calcext:value-type="float">
            <text:p>0.631395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910239" calcext:value-type="float">
            <text:p>0.00910239</text:p>
          </table:table-cell>
          <table:table-cell office:value-type="float" office:value="1.44134" calcext:value-type="float">
            <text:p>1.44134</text:p>
          </table:table-cell>
          <table:table-cell office:value-type="float" office:value="1" calcext:value-type="float">
            <text:p>1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245516" calcext:value-type="float">
            <text:p>0.0245516</text:p>
          </table:table-cell>
          <table:table-cell office:value-type="float" office:value="0.535002" calcext:value-type="float">
            <text:p>0.535002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433367" calcext:value-type="float">
            <text:p>0.00433367</text:p>
          </table:table-cell>
          <table:table-cell office:value-type="float" office:value="1.63136" calcext:value-type="float">
            <text:p>1.63136</text:p>
          </table:table-cell>
          <table:table-cell office:value-type="float" office:value="1" calcext:value-type="float">
            <text:p>1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207094" calcext:value-type="float">
            <text:p>0.0207094</text:p>
          </table:table-cell>
          <table:table-cell office:value-type="float" office:value="0.556878" calcext:value-type="float">
            <text:p>0.556878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112328" calcext:value-type="float">
            <text:p>0.0112328</text:p>
          </table:table-cell>
          <table:table-cell office:value-type="float" office:value="1.75309" calcext:value-type="float">
            <text:p>1.75309</text:p>
          </table:table-cell>
          <table:table-cell office:value-type="float" office:value="1" calcext:value-type="float">
            <text:p>1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214965" calcext:value-type="float">
            <text:p>0.0214965</text:p>
          </table:table-cell>
          <table:table-cell office:value-type="float" office:value="0.447927" calcext:value-type="float">
            <text:p>0.447927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576905" calcext:value-type="float">
            <text:p>0.00576905</text:p>
          </table:table-cell>
          <table:table-cell office:value-type="float" office:value="1.7613" calcext:value-type="float">
            <text:p>1.7613</text:p>
          </table:table-cell>
          <table:table-cell office:value-type="float" office:value="1" calcext:value-type="float">
            <text:p>1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170757" calcext:value-type="float">
            <text:p>0.0170757</text:p>
          </table:table-cell>
          <table:table-cell office:value-type="float" office:value="0.575178" calcext:value-type="float">
            <text:p>0.575178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603402" calcext:value-type="float">
            <text:p>0.00603402</text:p>
          </table:table-cell>
          <table:table-cell office:value-type="float" office:value="1.64644" calcext:value-type="float">
            <text:p>1.64644</text:p>
          </table:table-cell>
          <table:table-cell office:value-type="float" office:value="1" calcext:value-type="float">
            <text:p>1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147706" calcext:value-type="float">
            <text:p>0.0147706</text:p>
          </table:table-cell>
          <table:table-cell office:value-type="float" office:value="0.490424" calcext:value-type="float">
            <text:p>0.490424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601944" calcext:value-type="float">
            <text:p>0.00601944</text:p>
          </table:table-cell>
          <table:table-cell office:value-type="float" office:value="1.59027" calcext:value-type="float">
            <text:p>1.59027</text:p>
          </table:table-cell>
          <table:table-cell office:value-type="float" office:value="1" calcext:value-type="float">
            <text:p>1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165745" calcext:value-type="float">
            <text:p>0.0165745</text:p>
          </table:table-cell>
          <table:table-cell office:value-type="float" office:value="0.574362" calcext:value-type="float">
            <text:p>0.574362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1303" calcext:value-type="float">
            <text:p>0.011303</text:p>
          </table:table-cell>
          <table:table-cell office:value-type="float" office:value="1.51636" calcext:value-type="float">
            <text:p>1.51636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158889" calcext:value-type="float">
            <text:p>0.0158889</text:p>
          </table:table-cell>
          <table:table-cell office:value-type="float" office:value="0.558712" calcext:value-type="float">
            <text:p>0.558712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717297" calcext:value-type="float">
            <text:p>0.00717297</text:p>
          </table:table-cell>
          <table:table-cell office:value-type="float" office:value="1.53808" calcext:value-type="float">
            <text:p>1.53808</text:p>
          </table:table-cell>
          <table:table-cell office:value-type="float" office:value="1" calcext:value-type="float">
            <text:p>1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117176" calcext:value-type="float">
            <text:p>0.0117176</text:p>
          </table:table-cell>
          <table:table-cell office:value-type="float" office:value="0.545281" calcext:value-type="float">
            <text:p>0.545281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03364" calcext:value-type="float">
            <text:p>0.0103364</text:p>
          </table:table-cell>
          <table:table-cell office:value-type="float" office:value="1.51571" calcext:value-type="float">
            <text:p>1.5157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118212" calcext:value-type="float">
            <text:p>0.0118212</text:p>
          </table:table-cell>
          <table:table-cell office:value-type="float" office:value="0.607767" calcext:value-type="float">
            <text:p>0.607767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61284" calcext:value-type="float">
            <text:p>0.0161284</text:p>
          </table:table-cell>
          <table:table-cell office:value-type="float" office:value="1.33723" calcext:value-type="float">
            <text:p>1.33723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154749" calcext:value-type="float">
            <text:p>0.0154749</text:p>
          </table:table-cell>
          <table:table-cell office:value-type="float" office:value="0.623681" calcext:value-type="float">
            <text:p>0.623681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51377" calcext:value-type="float">
            <text:p>0.0051377</text:p>
          </table:table-cell>
          <table:table-cell office:value-type="float" office:value="1.74856" calcext:value-type="float">
            <text:p>1.74856</text:p>
          </table:table-cell>
          <table:table-cell office:value-type="float" office:value="1" calcext:value-type="float">
            <text:p>1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101233" calcext:value-type="float">
            <text:p>0.0101233</text:p>
          </table:table-cell>
          <table:table-cell office:value-type="float" office:value="0.71183" calcext:value-type="float">
            <text:p>0.71183</text:p>
          </table:table-cell>
          <table:table-cell office:value-type="float" office:value="1" calcext:value-type="float">
            <text:p>1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190549" calcext:value-type="float">
            <text:p>0.0190549</text:p>
          </table:table-cell>
          <table:table-cell office:value-type="float" office:value="1.56113" calcext:value-type="float">
            <text:p>1.56113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115507" calcext:value-type="float">
            <text:p>0.0115507</text:p>
          </table:table-cell>
          <table:table-cell office:value-type="float" office:value="0.690212" calcext:value-type="float">
            <text:p>0.690212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885917" calcext:value-type="float">
            <text:p>0.00885917</text:p>
          </table:table-cell>
          <table:table-cell office:value-type="float" office:value="1.83869" calcext:value-type="float">
            <text:p>1.83869</text:p>
          </table:table-cell>
          <table:table-cell office:value-type="float" office:value="1" calcext:value-type="float">
            <text:p>1</text:p>
          </table:table-cell>
          <table:table-cell office:value-type="float" office:value="0.638889" calcext:value-type="float">
            <text:p>0.63888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11968" calcext:value-type="float">
            <text:p>0.011968</text:p>
          </table:table-cell>
          <table:table-cell office:value-type="float" office:value="0.646579" calcext:value-type="float">
            <text:p>0.646579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164866" calcext:value-type="float">
            <text:p>0.0164866</text:p>
          </table:table-cell>
          <table:table-cell office:value-type="float" office:value="1.63089" calcext:value-type="float">
            <text:p>1.63089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103766" calcext:value-type="float">
            <text:p>0.0103766</text:p>
          </table:table-cell>
          <table:table-cell office:value-type="float" office:value="0.555266" calcext:value-type="float">
            <text:p>0.555266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236982" calcext:value-type="float">
            <text:p>0.0236982</text:p>
          </table:table-cell>
          <table:table-cell office:value-type="float" office:value="1.68191" calcext:value-type="float">
            <text:p>1.6819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102009" calcext:value-type="float">
            <text:p>0.0102009</text:p>
          </table:table-cell>
          <table:table-cell office:value-type="float" office:value="0.629044" calcext:value-type="float">
            <text:p>0.629044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286515" calcext:value-type="float">
            <text:p>0.0286515</text:p>
          </table:table-cell>
          <table:table-cell office:value-type="float" office:value="1.61721" calcext:value-type="float">
            <text:p>1.6172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102995" calcext:value-type="float">
            <text:p>0.0102995</text:p>
          </table:table-cell>
          <table:table-cell office:value-type="float" office:value="0.631558" calcext:value-type="float">
            <text:p>0.631558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315396" calcext:value-type="float">
            <text:p>0.0315396</text:p>
          </table:table-cell>
          <table:table-cell office:value-type="float" office:value="1.76514" calcext:value-type="float">
            <text:p>1.76514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0843462" calcext:value-type="float">
            <text:p>0.00843462</text:p>
          </table:table-cell>
          <table:table-cell office:value-type="float" office:value="0.502581" calcext:value-type="float">
            <text:p>0.502581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706362" calcext:value-type="float">
            <text:p>0.0706362</text:p>
          </table:table-cell>
          <table:table-cell office:value-type="float" office:value="1.75161" calcext:value-type="float">
            <text:p>1.75161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0668435" calcext:value-type="float">
            <text:p>0.00668435</text:p>
          </table:table-cell>
          <table:table-cell office:value-type="float" office:value="0.50069" calcext:value-type="float">
            <text:p>0.50069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526913" calcext:value-type="float">
            <text:p>0.0526913</text:p>
          </table:table-cell>
          <table:table-cell office:value-type="float" office:value="2.01742" calcext:value-type="float">
            <text:p>2.01742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109094" calcext:value-type="float">
            <text:p>0.0109094</text:p>
          </table:table-cell>
          <table:table-cell office:value-type="float" office:value="0.573352" calcext:value-type="float">
            <text:p>0.573352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220298" calcext:value-type="float">
            <text:p>0.220298</text:p>
          </table:table-cell>
          <table:table-cell office:value-type="float" office:value="2.45948" calcext:value-type="float">
            <text:p>2.45948</text:p>
          </table:table-cell>
          <table:table-cell office:value-type="float" office:value="0.918182" calcext:value-type="float">
            <text:p>0.918182</text:p>
          </table:table-cell>
          <table:table-cell office:value-type="float" office:value="0.472222" calcext:value-type="float">
            <text:p>0.47222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0760566" calcext:value-type="float">
            <text:p>0.00760566</text:p>
          </table:table-cell>
          <table:table-cell office:value-type="float" office:value="0.572765" calcext:value-type="float">
            <text:p>0.572765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49359" calcext:value-type="float">
            <text:p>0.349359</text:p>
          </table:table-cell>
          <table:table-cell office:value-type="float" office:value="1.60388" calcext:value-type="float">
            <text:p>1.60388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0685053" calcext:value-type="float">
            <text:p>0.00685053</text:p>
          </table:table-cell>
          <table:table-cell office:value-type="float" office:value="0.616208" calcext:value-type="float">
            <text:p>0.616208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■検証パターン2 学習データ:評価データ = 3: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411.144" calcext:value-type="float">
            <text:p>411.144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400.452" calcext:value-type="float">
            <text:p>400.4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24465" calcext:value-type="float">
            <text:p>2.24465</text:p>
          </table:table-cell>
          <table:table-cell office:value-type="float" office:value="2.29763" calcext:value-type="float">
            <text:p>2.29763</text:p>
          </table:table-cell>
          <table:table-cell office:value-type="float" office:value="0.2" calcext:value-type="float">
            <text:p>0.2</text:p>
          </table:table-cell>
          <table:table-cell office:value-type="float" office:value="0.163636" calcext:value-type="float">
            <text:p>0.1636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595" calcext:value-type="float">
            <text:p>2.0595</text:p>
          </table:table-cell>
          <table:table-cell office:value-type="float" office:value="2.02841" calcext:value-type="float">
            <text:p>2.02841</text:p>
          </table:table-cell>
          <table:table-cell office:value-type="float" office:value="0.2" calcext:value-type="float">
            <text:p>0.2</text:p>
          </table:table-cell>
          <table:table-cell office:value-type="float" office:value="0.290909" calcext:value-type="float">
            <text:p>0.2909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1023" calcext:value-type="float">
            <text:p>1.61023</text:p>
          </table:table-cell>
          <table:table-cell office:value-type="float" office:value="2.07754" calcext:value-type="float">
            <text:p>2.07754</text:p>
          </table:table-cell>
          <table:table-cell office:value-type="float" office:value="0.471429" calcext:value-type="float">
            <text:p>0.471429</text:p>
          </table:table-cell>
          <table:table-cell office:value-type="float" office:value="0.218182" calcext:value-type="float">
            <text:p>0.21818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4388" calcext:value-type="float">
            <text:p>1.94388</text:p>
          </table:table-cell>
          <table:table-cell office:value-type="float" office:value="1.97514" calcext:value-type="float">
            <text:p>1.97514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381818" calcext:value-type="float">
            <text:p>0.3818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2409" calcext:value-type="float">
            <text:p>1.02409</text:p>
          </table:table-cell>
          <table:table-cell office:value-type="float" office:value="2.12229" calcext:value-type="float">
            <text:p>2.12229</text:p>
          </table:table-cell>
          <table:table-cell office:value-type="float" office:value="0.657143" calcext:value-type="float">
            <text:p>0.657143</text:p>
          </table:table-cell>
          <table:table-cell office:value-type="float" office:value="0.263636" calcext:value-type="float">
            <text:p>0.26363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81422" calcext:value-type="float">
            <text:p>1.81422</text:p>
          </table:table-cell>
          <table:table-cell office:value-type="float" office:value="1.91389" calcext:value-type="float">
            <text:p>1.91389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454545" calcext:value-type="float">
            <text:p>0.4545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90023" calcext:value-type="float">
            <text:p>0.790023</text:p>
          </table:table-cell>
          <table:table-cell office:value-type="float" office:value="2.02515" calcext:value-type="float">
            <text:p>2.02515</text:p>
          </table:table-cell>
          <table:table-cell office:value-type="float" office:value="0.814286" calcext:value-type="float">
            <text:p>0.814286</text:p>
          </table:table-cell>
          <table:table-cell office:value-type="float" office:value="0.286364" calcext:value-type="float">
            <text:p>0.2863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66285" calcext:value-type="float">
            <text:p>1.66285</text:p>
          </table:table-cell>
          <table:table-cell office:value-type="float" office:value="1.83366" calcext:value-type="float">
            <text:p>1.83366</text:p>
          </table:table-cell>
          <table:table-cell office:value-type="float" office:value="0.9" calcext:value-type="float">
            <text:p>0.9</text:p>
          </table:table-cell>
          <table:table-cell office:value-type="float" office:value="0.477273" calcext:value-type="float">
            <text:p>0.4772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62235" calcext:value-type="float">
            <text:p>0.562235</text:p>
          </table:table-cell>
          <table:table-cell office:value-type="float" office:value="1.97984" calcext:value-type="float">
            <text:p>1.97984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322727" calcext:value-type="float">
            <text:p>0.32272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54757" calcext:value-type="float">
            <text:p>1.54757</text:p>
          </table:table-cell>
          <table:table-cell office:value-type="float" office:value="1.75217" calcext:value-type="float">
            <text:p>1.75217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518182" calcext:value-type="float">
            <text:p>0.5181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43562" calcext:value-type="float">
            <text:p>0.343562</text:p>
          </table:table-cell>
          <table:table-cell office:value-type="float" office:value="1.8982" calcext:value-type="float">
            <text:p>1.8982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331818" calcext:value-type="float">
            <text:p>0.3318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3588" calcext:value-type="float">
            <text:p>1.3588</text:p>
          </table:table-cell>
          <table:table-cell office:value-type="float" office:value="1.66623" calcext:value-type="float">
            <text:p>1.66623</text:p>
          </table:table-cell>
          <table:table-cell office:value-type="float" office:value="0.9" calcext:value-type="float">
            <text:p>0.9</text:p>
          </table:table-cell>
          <table:table-cell office:value-type="float" office:value="0.527273" calcext:value-type="float">
            <text:p>0.5272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34025" calcext:value-type="float">
            <text:p>0.234025</text:p>
          </table:table-cell>
          <table:table-cell office:value-type="float" office:value="2.07396" calcext:value-type="float">
            <text:p>2.07396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340909" calcext:value-type="float">
            <text:p>0.34090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21522" calcext:value-type="float">
            <text:p>1.21522</text:p>
          </table:table-cell>
          <table:table-cell office:value-type="float" office:value="1.59882" calcext:value-type="float">
            <text:p>1.59882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513636" calcext:value-type="float">
            <text:p>0.5136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34101" calcext:value-type="float">
            <text:p>0.234101</text:p>
          </table:table-cell>
          <table:table-cell office:value-type="float" office:value="2.25581" calcext:value-type="float">
            <text:p>2.25581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286364" calcext:value-type="float">
            <text:p>0.28636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00343" calcext:value-type="float">
            <text:p>1.00343</text:p>
          </table:table-cell>
          <table:table-cell office:value-type="float" office:value="1.50857" calcext:value-type="float">
            <text:p>1.50857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559091" calcext:value-type="float">
            <text:p>0.5590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0361" calcext:value-type="float">
            <text:p>0.20361</text:p>
          </table:table-cell>
          <table:table-cell office:value-type="float" office:value="2.17111" calcext:value-type="float">
            <text:p>2.17111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313636" calcext:value-type="float">
            <text:p>0.31363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884041" calcext:value-type="float">
            <text:p>0.884041</text:p>
          </table:table-cell>
          <table:table-cell office:value-type="float" office:value="1.4101" calcext:value-type="float">
            <text:p>1.4101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627273" calcext:value-type="float">
            <text:p>0.6272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48483" calcext:value-type="float">
            <text:p>0.148483</text:p>
          </table:table-cell>
          <table:table-cell office:value-type="float" office:value="2.16374" calcext:value-type="float">
            <text:p>2.16374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730171" calcext:value-type="float">
            <text:p>0.730171</text:p>
          </table:table-cell>
          <table:table-cell office:value-type="float" office:value="1.38375" calcext:value-type="float">
            <text:p>1.38375</text:p>
          </table:table-cell>
          <table:table-cell office:value-type="float" office:value="0.957143" calcext:value-type="float">
            <text:p>0.95714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0462" calcext:value-type="float">
            <text:p>0.10462</text:p>
          </table:table-cell>
          <table:table-cell office:value-type="float" office:value="1.98993" calcext:value-type="float">
            <text:p>1.98993</text:p>
          </table:table-cell>
          <table:table-cell office:value-type="float" office:value="0.975" calcext:value-type="float">
            <text:p>0.975</text:p>
          </table:table-cell>
          <table:table-cell office:value-type="float" office:value="0.363636" calcext:value-type="float">
            <text:p>0.363636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571514" calcext:value-type="float">
            <text:p>0.571514</text:p>
          </table:table-cell>
          <table:table-cell office:value-type="float" office:value="1.31113" calcext:value-type="float">
            <text:p>1.31113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803859" calcext:value-type="float">
            <text:p>0.0803859</text:p>
          </table:table-cell>
          <table:table-cell office:value-type="float" office:value="2.02559" calcext:value-type="float">
            <text:p>2.02559</text:p>
          </table:table-cell>
          <table:table-cell office:value-type="float" office:value="1" calcext:value-type="float">
            <text:p>1</text:p>
          </table:table-cell>
          <table:table-cell office:value-type="float" office:value="0.390909" calcext:value-type="float">
            <text:p>0.39090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527419" calcext:value-type="float">
            <text:p>0.527419</text:p>
          </table:table-cell>
          <table:table-cell office:value-type="float" office:value="1.26169" calcext:value-type="float">
            <text:p>1.26169</text:p>
          </table:table-cell>
          <table:table-cell office:value-type="float" office:value="1" calcext:value-type="float">
            <text:p>1</text:p>
          </table:table-cell>
          <table:table-cell office:value-type="float" office:value="0.577273" calcext:value-type="float">
            <text:p>0.5772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626754" calcext:value-type="float">
            <text:p>0.0626754</text:p>
          </table:table-cell>
          <table:table-cell office:value-type="float" office:value="2.24578" calcext:value-type="float">
            <text:p>2.24578</text:p>
          </table:table-cell>
          <table:table-cell office:value-type="float" office:value="1" calcext:value-type="float">
            <text:p>1</text:p>
          </table:table-cell>
          <table:table-cell office:value-type="float" office:value="0.345455" calcext:value-type="float">
            <text:p>0.34545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432409" calcext:value-type="float">
            <text:p>0.432409</text:p>
          </table:table-cell>
          <table:table-cell office:value-type="float" office:value="1.19503" calcext:value-type="float">
            <text:p>1.19503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654545" calcext:value-type="float">
            <text:p>0.6545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41019" calcext:value-type="float">
            <text:p>0.0541019</text:p>
          </table:table-cell>
          <table:table-cell office:value-type="float" office:value="2.18651" calcext:value-type="float">
            <text:p>2.18651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77273" calcext:value-type="float">
            <text:p>0.37727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354027" calcext:value-type="float">
            <text:p>0.354027</text:p>
          </table:table-cell>
          <table:table-cell office:value-type="float" office:value="1.16446" calcext:value-type="float">
            <text:p>1.16446</text:p>
          </table:table-cell>
          <table:table-cell office:value-type="float" office:value="1" calcext:value-type="float">
            <text:p>1</text:p>
          </table:table-cell>
          <table:table-cell office:value-type="float" office:value="0.604545" calcext:value-type="float">
            <text:p>0.6045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442466" calcext:value-type="float">
            <text:p>0.0442466</text:p>
          </table:table-cell>
          <table:table-cell office:value-type="float" office:value="2.38362" calcext:value-type="float">
            <text:p>2.38362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77273" calcext:value-type="float">
            <text:p>0.37727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286273" calcext:value-type="float">
            <text:p>0.286273</text:p>
          </table:table-cell>
          <table:table-cell office:value-type="float" office:value="1.15182" calcext:value-type="float">
            <text:p>1.15182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46141" calcext:value-type="float">
            <text:p>0.0146141</text:p>
          </table:table-cell>
          <table:table-cell office:value-type="float" office:value="2.53619" calcext:value-type="float">
            <text:p>2.53619</text:p>
          </table:table-cell>
          <table:table-cell office:value-type="float" office:value="1" calcext:value-type="float">
            <text:p>1</text:p>
          </table:table-cell>
          <table:table-cell office:value-type="float" office:value="0.322727" calcext:value-type="float">
            <text:p>0.32272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249064" calcext:value-type="float">
            <text:p>0.249064</text:p>
          </table:table-cell>
          <table:table-cell office:value-type="float" office:value="1.14844" calcext:value-type="float">
            <text:p>1.14844</text:p>
          </table:table-cell>
          <table:table-cell office:value-type="float" office:value="1" calcext:value-type="float">
            <text:p>1</text:p>
          </table:table-cell>
          <table:table-cell office:value-type="float" office:value="0.627273" calcext:value-type="float">
            <text:p>0.62727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190704" calcext:value-type="float">
            <text:p>0.0190704</text:p>
          </table:table-cell>
          <table:table-cell office:value-type="float" office:value="2.27866" calcext:value-type="float">
            <text:p>2.27866</text:p>
          </table:table-cell>
          <table:table-cell office:value-type="float" office:value="1" calcext:value-type="float">
            <text:p>1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272298" calcext:value-type="float">
            <text:p>0.272298</text:p>
          </table:table-cell>
          <table:table-cell office:value-type="float" office:value="1.12939" calcext:value-type="float">
            <text:p>1.12939</text:p>
          </table:table-cell>
          <table:table-cell office:value-type="float" office:value="1" calcext:value-type="float">
            <text:p>1</text:p>
          </table:table-cell>
          <table:table-cell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38624" calcext:value-type="float">
            <text:p>0.038624</text:p>
          </table:table-cell>
          <table:table-cell office:value-type="float" office:value="2.17106" calcext:value-type="float">
            <text:p>2.17106</text:p>
          </table:table-cell>
          <table:table-cell office:value-type="float" office:value="1" calcext:value-type="float">
            <text:p>1</text:p>
          </table:table-cell>
          <table:table-cell office:value-type="float" office:value="0.336364" calcext:value-type="float">
            <text:p>0.33636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82864" calcext:value-type="float">
            <text:p>0.182864</text:p>
          </table:table-cell>
          <table:table-cell office:value-type="float" office:value="1.06778" calcext:value-type="float">
            <text:p>1.06778</text:p>
          </table:table-cell>
          <table:table-cell office:value-type="float" office:value="1" calcext:value-type="float">
            <text:p>1</text:p>
          </table:table-cell>
          <table:table-cell office:value-type="float" office:value="0.672727" calcext:value-type="float">
            <text:p>0.6727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70596" calcext:value-type="float">
            <text:p>0.0270596</text:p>
          </table:table-cell>
          <table:table-cell office:value-type="float" office:value="2.14935" calcext:value-type="float">
            <text:p>2.14935</text:p>
          </table:table-cell>
          <table:table-cell office:value-type="float" office:value="1" calcext:value-type="float">
            <text:p>1</text:p>
          </table:table-cell>
          <table:table-cell office:value-type="float" office:value="0.377273" calcext:value-type="float">
            <text:p>0.37727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60852" calcext:value-type="float">
            <text:p>0.160852</text:p>
          </table:table-cell>
          <table:table-cell office:value-type="float" office:value="1.08882" calcext:value-type="float">
            <text:p>1.08882</text:p>
          </table:table-cell>
          <table:table-cell office:value-type="float" office:value="1" calcext:value-type="float">
            <text:p>1</text:p>
          </table:table-cell>
          <table:table-cell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949" calcext:value-type="float">
            <text:p>0.03949</text:p>
          </table:table-cell>
          <table:table-cell office:value-type="float" office:value="2.13379" calcext:value-type="float">
            <text:p>2.13379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68182" calcext:value-type="float">
            <text:p>0.36818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59737" calcext:value-type="float">
            <text:p>0.159737</text:p>
          </table:table-cell>
          <table:table-cell office:value-type="float" office:value="1.0466" calcext:value-type="float">
            <text:p>1.0466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645455" calcext:value-type="float">
            <text:p>0.6454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94383" calcext:value-type="float">
            <text:p>0.0194383</text:p>
          </table:table-cell>
          <table:table-cell office:value-type="float" office:value="2.15613" calcext:value-type="float">
            <text:p>2.15613</text:p>
          </table:table-cell>
          <table:table-cell office:value-type="float" office:value="1" calcext:value-type="float">
            <text:p>1</text:p>
          </table:table-cell>
          <table:table-cell office:value-type="float" office:value="0.313636" calcext:value-type="float">
            <text:p>0.31363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126959" calcext:value-type="float">
            <text:p>0.126959</text:p>
          </table:table-cell>
          <table:table-cell office:value-type="float" office:value="1.05327" calcext:value-type="float">
            <text:p>1.05327</text:p>
          </table:table-cell>
          <table:table-cell office:value-type="float" office:value="1" calcext:value-type="float">
            <text:p>1</text:p>
          </table:table-cell>
          <table:table-cell office:value-type="float" office:value="0.627273" calcext:value-type="float">
            <text:p>0.62727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313916" calcext:value-type="float">
            <text:p>0.0313916</text:p>
          </table:table-cell>
          <table:table-cell office:value-type="float" office:value="2.19522" calcext:value-type="float">
            <text:p>2.1952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101251" calcext:value-type="float">
            <text:p>0.101251</text:p>
          </table:table-cell>
          <table:table-cell office:value-type="float" office:value="1.01056" calcext:value-type="float">
            <text:p>1.01056</text:p>
          </table:table-cell>
          <table:table-cell office:value-type="float" office:value="1" calcext:value-type="float">
            <text:p>1</text:p>
          </table:table-cell>
          <table:table-cell office:value-type="float" office:value="0.640909" calcext:value-type="float">
            <text:p>0.64090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43309" calcext:value-type="float">
            <text:p>0.0143309</text:p>
          </table:table-cell>
          <table:table-cell office:value-type="float" office:value="2.24299" calcext:value-type="float">
            <text:p>2.24299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112092" calcext:value-type="float">
            <text:p>0.112092</text:p>
          </table:table-cell>
          <table:table-cell office:value-type="float" office:value="1.02722" calcext:value-type="float">
            <text:p>1.02722</text:p>
          </table:table-cell>
          <table:table-cell office:value-type="float" office:value="1" calcext:value-type="float">
            <text:p>1</text:p>
          </table:table-cell>
          <table:table-cell office:value-type="float" office:value="0.640909" calcext:value-type="float">
            <text:p>0.64090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290915" calcext:value-type="float">
            <text:p>0.0290915</text:p>
          </table:table-cell>
          <table:table-cell office:value-type="float" office:value="2.2392" calcext:value-type="float">
            <text:p>2.2392</text:p>
          </table:table-cell>
          <table:table-cell office:value-type="float" office:value="1" calcext:value-type="float">
            <text:p>1</text:p>
          </table:table-cell>
          <table:table-cell office:value-type="float" office:value="0.404545" calcext:value-type="float">
            <text:p>0.40454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961966" calcext:value-type="float">
            <text:p>0.0961966</text:p>
          </table:table-cell>
          <table:table-cell office:value-type="float" office:value="1.05396" calcext:value-type="float">
            <text:p>1.05396</text:p>
          </table:table-cell>
          <table:table-cell office:value-type="float" office:value="1" calcext:value-type="float">
            <text:p>1</text:p>
          </table:table-cell>
          <table:table-cell office:value-type="float" office:value="0.627273" calcext:value-type="float">
            <text:p>0.62727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131172" calcext:value-type="float">
            <text:p>0.0131172</text:p>
          </table:table-cell>
          <table:table-cell office:value-type="float" office:value="2.39121" calcext:value-type="float">
            <text:p>2.39121</text:p>
          </table:table-cell>
          <table:table-cell office:value-type="float" office:value="1" calcext:value-type="float">
            <text:p>1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657027" calcext:value-type="float">
            <text:p>0.0657027</text:p>
          </table:table-cell>
          <table:table-cell office:value-type="float" office:value="1.02574" calcext:value-type="float">
            <text:p>1.02574</text:p>
          </table:table-cell>
          <table:table-cell office:value-type="float" office:value="1" calcext:value-type="float">
            <text:p>1</text:p>
          </table:table-cell>
          <table:table-cell office:value-type="float" office:value="0.663636" calcext:value-type="float">
            <text:p>0.6636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18999" calcext:value-type="float">
            <text:p>0.0118999</text:p>
          </table:table-cell>
          <table:table-cell office:value-type="float" office:value="2.35709" calcext:value-type="float">
            <text:p>2.35709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624545" calcext:value-type="float">
            <text:p>0.0624545</text:p>
          </table:table-cell>
          <table:table-cell office:value-type="float" office:value="0.983479" calcext:value-type="float">
            <text:p>0.983479</text:p>
          </table:table-cell>
          <table:table-cell office:value-type="float" office:value="1" calcext:value-type="float">
            <text:p>1</text:p>
          </table:table-cell>
          <table:table-cell office:value-type="float" office:value="0.645455" calcext:value-type="float">
            <text:p>0.6454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793668" calcext:value-type="float">
            <text:p>0.00793668</text:p>
          </table:table-cell>
          <table:table-cell office:value-type="float" office:value="2.40085" calcext:value-type="float">
            <text:p>2.40085</text:p>
          </table:table-cell>
          <table:table-cell office:value-type="float" office:value="1" calcext:value-type="float">
            <text:p>1</text:p>
          </table:table-cell>
          <table:table-cell office:value-type="float" office:value="0.372727" calcext:value-type="float">
            <text:p>0.372727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726692" calcext:value-type="float">
            <text:p>0.0726692</text:p>
          </table:table-cell>
          <table:table-cell office:value-type="float" office:value="1.00776" calcext:value-type="float">
            <text:p>1.00776</text:p>
          </table:table-cell>
          <table:table-cell office:value-type="float" office:value="1" calcext:value-type="float">
            <text:p>1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93817" calcext:value-type="float">
            <text:p>0.0193817</text:p>
          </table:table-cell>
          <table:table-cell office:value-type="float" office:value="2.33395" calcext:value-type="float">
            <text:p>2.33395</text:p>
          </table:table-cell>
          <table:table-cell office:value-type="float" office:value="1" calcext:value-type="float">
            <text:p>1</text:p>
          </table:table-cell>
          <table:table-cell office:value-type="float" office:value="0.386364" calcext:value-type="float">
            <text:p>0.38636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63316" calcext:value-type="float">
            <text:p>0.063316</text:p>
          </table:table-cell>
          <table:table-cell office:value-type="float" office:value="0.962086" calcext:value-type="float">
            <text:p>0.962086</text:p>
          </table:table-cell>
          <table:table-cell office:value-type="float" office:value="1" calcext:value-type="float">
            <text:p>1</text:p>
          </table:table-cell>
          <table:table-cell office:value-type="float" office:value="0.659091" calcext:value-type="float">
            <text:p>0.65909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0444355" calcext:value-type="float">
            <text:p>0.00444355</text:p>
          </table:table-cell>
          <table:table-cell office:value-type="float" office:value="2.24444" calcext:value-type="float">
            <text:p>2.24444</text:p>
          </table:table-cell>
          <table:table-cell office:value-type="float" office:value="1" calcext:value-type="float">
            <text:p>1</text:p>
          </table:table-cell>
          <table:table-cell office:value-type="float" office:value="0.413636" calcext:value-type="float">
            <text:p>0.413636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713761" calcext:value-type="float">
            <text:p>0.0713761</text:p>
          </table:table-cell>
          <table:table-cell office:value-type="float" office:value="0.974887" calcext:value-type="float">
            <text:p>0.974887</text:p>
          </table:table-cell>
          <table:table-cell office:value-type="float" office:value="1" calcext:value-type="float">
            <text:p>1</text:p>
          </table:table-cell>
          <table:table-cell office:value-type="float" office:value="0.663636" calcext:value-type="float">
            <text:p>0.6636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51879" calcext:value-type="float">
            <text:p>0.0151879</text:p>
          </table:table-cell>
          <table:table-cell office:value-type="float" office:value="2.40271" calcext:value-type="float">
            <text:p>2.40271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667265" calcext:value-type="float">
            <text:p>0.0667265</text:p>
          </table:table-cell>
          <table:table-cell office:value-type="float" office:value="0.986371" calcext:value-type="float">
            <text:p>0.986371</text:p>
          </table:table-cell>
          <table:table-cell office:value-type="float" office:value="1" calcext:value-type="float">
            <text:p>1</text:p>
          </table:table-cell>
          <table:table-cell office:value-type="float" office:value="0.659091" calcext:value-type="float">
            <text:p>0.65909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055493" calcext:value-type="float">
            <text:p>0.0055493</text:p>
          </table:table-cell>
          <table:table-cell office:value-type="float" office:value="2.47507" calcext:value-type="float">
            <text:p>2.47507</text:p>
          </table:table-cell>
          <table:table-cell office:value-type="float" office:value="1" calcext:value-type="float">
            <text:p>1</text:p>
          </table:table-cell>
          <table:table-cell office:value-type="float" office:value="0.372727" calcext:value-type="float">
            <text:p>0.372727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442321" calcext:value-type="float">
            <text:p>0.0442321</text:p>
          </table:table-cell>
          <table:table-cell office:value-type="float" office:value="1.04435" calcext:value-type="float">
            <text:p>1.04435</text:p>
          </table:table-cell>
          <table:table-cell office:value-type="float" office:value="1" calcext:value-type="float">
            <text:p>1</text:p>
          </table:table-cell>
          <table:table-cell office:value-type="float" office:value="0.613636" calcext:value-type="float">
            <text:p>0.61363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988978" calcext:value-type="float">
            <text:p>0.00988978</text:p>
          </table:table-cell>
          <table:table-cell office:value-type="float" office:value="2.43805" calcext:value-type="float">
            <text:p>2.43805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522641" calcext:value-type="float">
            <text:p>0.0522641</text:p>
          </table:table-cell>
          <table:table-cell office:value-type="float" office:value="0.991497" calcext:value-type="float">
            <text:p>0.991497</text:p>
          </table:table-cell>
          <table:table-cell office:value-type="float" office:value="1" calcext:value-type="float">
            <text:p>1</text:p>
          </table:table-cell>
          <table:table-cell office:value-type="float" office:value="0.668182" calcext:value-type="float">
            <text:p>0.66818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482823" calcext:value-type="float">
            <text:p>0.0482823</text:p>
          </table:table-cell>
          <table:table-cell office:value-type="float" office:value="2.56376" calcext:value-type="float">
            <text:p>2.56376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90909" calcext:value-type="float">
            <text:p>0.39090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479036" calcext:value-type="float">
            <text:p>0.0479036</text:p>
          </table:table-cell>
          <table:table-cell office:value-type="float" office:value="0.939207" calcext:value-type="float">
            <text:p>0.939207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45246" calcext:value-type="float">
            <text:p>0.0045246</text:p>
          </table:table-cell>
          <table:table-cell office:value-type="float" office:value="2.5881" calcext:value-type="float">
            <text:p>2.5881</text:p>
          </table:table-cell>
          <table:table-cell office:value-type="float" office:value="1" calcext:value-type="float">
            <text:p>1</text:p>
          </table:table-cell>
          <table:table-cell office:value-type="float" office:value="0.345455" calcext:value-type="float">
            <text:p>0.34545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383516" calcext:value-type="float">
            <text:p>0.0383516</text:p>
          </table:table-cell>
          <table:table-cell office:value-type="float" office:value="0.932053" calcext:value-type="float">
            <text:p>0.932053</text:p>
          </table:table-cell>
          <table:table-cell office:value-type="float" office:value="1" calcext:value-type="float">
            <text:p>1</text:p>
          </table:table-cell>
          <table:table-cell office:value-type="float" office:value="0.672727" calcext:value-type="float">
            <text:p>0.67272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953832" calcext:value-type="float">
            <text:p>0.00953832</text:p>
          </table:table-cell>
          <table:table-cell office:value-type="float" office:value="2.5168" calcext:value-type="float">
            <text:p>2.5168</text:p>
          </table:table-cell>
          <table:table-cell office:value-type="float" office:value="1" calcext:value-type="float">
            <text:p>1</text:p>
          </table:table-cell>
          <table:table-cell office:value-type="float" office:value="0.368182" calcext:value-type="float">
            <text:p>0.36818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420864" calcext:value-type="float">
            <text:p>0.0420864</text:p>
          </table:table-cell>
          <table:table-cell office:value-type="float" office:value="0.953792" calcext:value-type="float">
            <text:p>0.953792</text:p>
          </table:table-cell>
          <table:table-cell office:value-type="float" office:value="1" calcext:value-type="float">
            <text:p>1</text:p>
          </table:table-cell>
          <table:table-cell office:value-type="float" office:value="0.677273" calcext:value-type="float">
            <text:p>0.6772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11398" calcext:value-type="float">
            <text:p>0.0111398</text:p>
          </table:table-cell>
          <table:table-cell office:value-type="float" office:value="2.47158" calcext:value-type="float">
            <text:p>2.47158</text:p>
          </table:table-cell>
          <table:table-cell office:value-type="float" office:value="1" calcext:value-type="float">
            <text:p>1</text:p>
          </table:table-cell>
          <table:table-cell office:value-type="float" office:value="0.372727" calcext:value-type="float">
            <text:p>0.372727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377752" calcext:value-type="float">
            <text:p>0.0377752</text:p>
          </table:table-cell>
          <table:table-cell office:value-type="float" office:value="1.00061" calcext:value-type="float">
            <text:p>1.00061</text:p>
          </table:table-cell>
          <table:table-cell office:value-type="float" office:value="1" calcext:value-type="float">
            <text:p>1</text:p>
          </table:table-cell>
          <table:table-cell office:value-type="float" office:value="0.627273" calcext:value-type="float">
            <text:p>0.62727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643492" calcext:value-type="float">
            <text:p>0.00643492</text:p>
          </table:table-cell>
          <table:table-cell office:value-type="float" office:value="2.4488" calcext:value-type="float">
            <text:p>2.4488</text:p>
          </table:table-cell>
          <table:table-cell office:value-type="float" office:value="1" calcext:value-type="float">
            <text:p>1</text:p>
          </table:table-cell>
          <table:table-cell office:value-type="float" office:value="0.340909" calcext:value-type="float">
            <text:p>0.34090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413599" calcext:value-type="float">
            <text:p>0.0413599</text:p>
          </table:table-cell>
          <table:table-cell office:value-type="float" office:value="0.962969" calcext:value-type="float">
            <text:p>0.962969</text:p>
          </table:table-cell>
          <table:table-cell office:value-type="float" office:value="1" calcext:value-type="float">
            <text:p>1</text:p>
          </table:table-cell>
          <table:table-cell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15535" calcext:value-type="float">
            <text:p>0.0115535</text:p>
          </table:table-cell>
          <table:table-cell office:value-type="float" office:value="2.24777" calcext:value-type="float">
            <text:p>2.24777</text:p>
          </table:table-cell>
          <table:table-cell office:value-type="float" office:value="1" calcext:value-type="float">
            <text:p>1</text:p>
          </table:table-cell>
          <table:table-cell office:value-type="float" office:value="0.427273" calcext:value-type="float">
            <text:p>0.42727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378544" calcext:value-type="float">
            <text:p>0.0378544</text:p>
          </table:table-cell>
          <table:table-cell office:value-type="float" office:value="0.97692" calcext:value-type="float">
            <text:p>0.97692</text:p>
          </table:table-cell>
          <table:table-cell office:value-type="float" office:value="1" calcext:value-type="float">
            <text:p>1</text:p>
          </table:table-cell>
          <table:table-cell office:value-type="float" office:value="0.645455" calcext:value-type="float">
            <text:p>0.64545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513077" calcext:value-type="float">
            <text:p>0.00513077</text:p>
          </table:table-cell>
          <table:table-cell office:value-type="float" office:value="2.28789" calcext:value-type="float">
            <text:p>2.28789</text:p>
          </table:table-cell>
          <table:table-cell office:value-type="float" office:value="1" calcext:value-type="float">
            <text:p>1</text:p>
          </table:table-cell>
          <table:table-cell office:value-type="float" office:value="0.390909" calcext:value-type="float">
            <text:p>0.39090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327744" calcext:value-type="float">
            <text:p>0.0327744</text:p>
          </table:table-cell>
          <table:table-cell office:value-type="float" office:value="0.957838" calcext:value-type="float">
            <text:p>0.957838</text:p>
          </table:table-cell>
          <table:table-cell office:value-type="float" office:value="1" calcext:value-type="float">
            <text:p>1</text:p>
          </table:table-cell>
          <table:table-cell office:value-type="float" office:value="0.663636" calcext:value-type="float">
            <text:p>0.66363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0528868" calcext:value-type="float">
            <text:p>0.00528868</text:p>
          </table:table-cell>
          <table:table-cell office:value-type="float" office:value="2.33222" calcext:value-type="float">
            <text:p>2.33222</text:p>
          </table:table-cell>
          <table:table-cell office:value-type="float" office:value="1" calcext:value-type="float">
            <text:p>1</text:p>
          </table:table-cell>
          <table:table-cell office:value-type="float" office:value="0.336364" calcext:value-type="float">
            <text:p>0.336364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36403" calcext:value-type="float">
            <text:p>0.036403</text:p>
          </table:table-cell>
          <table:table-cell office:value-type="float" office:value="0.932423" calcext:value-type="float">
            <text:p>0.932423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0370051" calcext:value-type="float">
            <text:p>0.00370051</text:p>
          </table:table-cell>
          <table:table-cell office:value-type="float" office:value="2.20792" calcext:value-type="float">
            <text:p>2.20792</text:p>
          </table:table-cell>
          <table:table-cell office:value-type="float" office:value="1" calcext:value-type="float">
            <text:p>1</text:p>
          </table:table-cell>
          <table:table-cell office:value-type="float" office:value="0.409091" calcext:value-type="float">
            <text:p>0.409091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271497" calcext:value-type="float">
            <text:p>0.0271497</text:p>
          </table:table-cell>
          <table:table-cell office:value-type="float" office:value="0.975316" calcext:value-type="float">
            <text:p>0.975316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405476" calcext:value-type="float">
            <text:p>0.0405476</text:p>
          </table:table-cell>
          <table:table-cell office:value-type="float" office:value="2.27758" calcext:value-type="float">
            <text:p>2.27758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27445" calcext:value-type="float">
            <text:p>0.027445</text:p>
          </table:table-cell>
          <table:table-cell office:value-type="float" office:value="1.01724" calcext:value-type="float">
            <text:p>1.01724</text:p>
          </table:table-cell>
          <table:table-cell office:value-type="float" office:value="1" calcext:value-type="float">
            <text:p>1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599337" calcext:value-type="float">
            <text:p>0.00599337</text:p>
          </table:table-cell>
          <table:table-cell office:value-type="float" office:value="2.70152" calcext:value-type="float">
            <text:p>2.70152</text:p>
          </table:table-cell>
          <table:table-cell office:value-type="float" office:value="1" calcext:value-type="float">
            <text:p>1</text:p>
          </table:table-cell>
          <table:table-cell office:value-type="float" office:value="0.368182" calcext:value-type="float">
            <text:p>0.368182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207866" calcext:value-type="float">
            <text:p>0.0207866</text:p>
          </table:table-cell>
          <table:table-cell office:value-type="float" office:value="0.961459" calcext:value-type="float">
            <text:p>0.961459</text:p>
          </table:table-cell>
          <table:table-cell office:value-type="float" office:value="1" calcext:value-type="float">
            <text:p>1</text:p>
          </table:table-cell>
          <table:table-cell office:value-type="float" office:value="0.645455" calcext:value-type="float">
            <text:p>0.64545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68381" calcext:value-type="float">
            <text:p>0.0168381</text:p>
          </table:table-cell>
          <table:table-cell office:value-type="float" office:value="2.87934" calcext:value-type="float">
            <text:p>2.87934</text:p>
          </table:table-cell>
          <table:table-cell office:value-type="float" office:value="1" calcext:value-type="float">
            <text:p>1</text:p>
          </table:table-cell>
          <table:table-cell office:value-type="float" office:value="0.345455" calcext:value-type="float">
            <text:p>0.345455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254205" calcext:value-type="float">
            <text:p>0.0254205</text:p>
          </table:table-cell>
          <table:table-cell office:value-type="float" office:value="0.93406" calcext:value-type="float">
            <text:p>0.93406</text:p>
          </table:table-cell>
          <table:table-cell office:value-type="float" office:value="1" calcext:value-type="float">
            <text:p>1</text:p>
          </table:table-cell>
          <table:table-cell office:value-type="float" office:value="0.659091" calcext:value-type="float">
            <text:p>0.65909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82247" calcext:value-type="float">
            <text:p>0.0182247</text:p>
          </table:table-cell>
          <table:table-cell office:value-type="float" office:value="2.76873" calcext:value-type="float">
            <text:p>2.76873</text:p>
          </table:table-cell>
          <table:table-cell office:value-type="float" office:value="1" calcext:value-type="float">
            <text:p>1</text:p>
          </table:table-cell>
          <table:table-cell office:value-type="float" office:value="0.368182" calcext:value-type="float">
            <text:p>0.36818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277766" calcext:value-type="float">
            <text:p>0.0277766</text:p>
          </table:table-cell>
          <table:table-cell office:value-type="float" office:value="0.918219" calcext:value-type="float">
            <text:p>0.918219</text:p>
          </table:table-cell>
          <table:table-cell office:value-type="float" office:value="1" calcext:value-type="float">
            <text:p>1</text:p>
          </table:table-cell>
          <table:table-cell office:value-type="float" office:value="0.654545" calcext:value-type="float">
            <text:p>0.6545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14864" calcext:value-type="float">
            <text:p>0.014864</text:p>
          </table:table-cell>
          <table:table-cell office:value-type="float" office:value="2.47263" calcext:value-type="float">
            <text:p>2.47263</text:p>
          </table:table-cell>
          <table:table-cell office:value-type="float" office:value="1" calcext:value-type="float">
            <text:p>1</text:p>
          </table:table-cell>
          <table:table-cell office:value-type="float" office:value="0.390909" calcext:value-type="float">
            <text:p>0.390909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307295" calcext:value-type="float">
            <text:p>0.0307295</text:p>
          </table:table-cell>
          <table:table-cell office:value-type="float" office:value="1.00122" calcext:value-type="float">
            <text:p>1.00122</text:p>
          </table:table-cell>
          <table:table-cell office:value-type="float" office:value="1" calcext:value-type="float">
            <text:p>1</text:p>
          </table:table-cell>
          <table:table-cell office:value-type="float" office:value="0.645455" calcext:value-type="float">
            <text:p>0.6454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454228" calcext:value-type="float">
            <text:p>0.00454228</text:p>
          </table:table-cell>
          <table:table-cell office:value-type="float" office:value="2.45576" calcext:value-type="float">
            <text:p>2.45576</text:p>
          </table:table-cell>
          <table:table-cell office:value-type="float" office:value="1" calcext:value-type="float">
            <text:p>1</text:p>
          </table:table-cell>
          <table:table-cell office:value-type="float" office:value="0.359091" calcext:value-type="float">
            <text:p>0.35909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289757" calcext:value-type="float">
            <text:p>0.0289757</text:p>
          </table:table-cell>
          <table:table-cell office:value-type="float" office:value="0.952142" calcext:value-type="float">
            <text:p>0.952142</text:p>
          </table:table-cell>
          <table:table-cell office:value-type="float" office:value="1" calcext:value-type="float">
            <text:p>1</text:p>
          </table:table-cell>
          <table:table-cell office:value-type="float" office:value="0.640909" calcext:value-type="float">
            <text:p>0.64090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0519517" calcext:value-type="float">
            <text:p>0.00519517</text:p>
          </table:table-cell>
          <table:table-cell office:value-type="float" office:value="2.35562" calcext:value-type="float">
            <text:p>2.35562</text:p>
          </table:table-cell>
          <table:table-cell office:value-type="float" office:value="1" calcext:value-type="float">
            <text:p>1</text:p>
          </table:table-cell>
          <table:table-cell office:value-type="float" office:value="0.372727" calcext:value-type="float">
            <text:p>0.37272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177062" calcext:value-type="float">
            <text:p>0.0177062</text:p>
          </table:table-cell>
          <table:table-cell office:value-type="float" office:value="1.02406" calcext:value-type="float">
            <text:p>1.02406</text:p>
          </table:table-cell>
          <table:table-cell office:value-type="float" office:value="1" calcext:value-type="float">
            <text:p>1</text:p>
          </table:table-cell>
          <table:table-cell office:value-type="float" office:value="0.645455" calcext:value-type="float">
            <text:p>0.64545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432335" calcext:value-type="float">
            <text:p>0.00432335</text:p>
          </table:table-cell>
          <table:table-cell office:value-type="float" office:value="2.53715" calcext:value-type="float">
            <text:p>2.53715</text:p>
          </table:table-cell>
          <table:table-cell office:value-type="float" office:value="1" calcext:value-type="float">
            <text:p>1</text:p>
          </table:table-cell>
          <table:table-cell office:value-type="float" office:value="0.386364" calcext:value-type="float">
            <text:p>0.386364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20617" calcext:value-type="float">
            <text:p>0.020617</text:p>
          </table:table-cell>
          <table:table-cell office:value-type="float" office:value="0.922099" calcext:value-type="float">
            <text:p>0.922099</text:p>
          </table:table-cell>
          <table:table-cell office:value-type="float" office:value="1" calcext:value-type="float">
            <text:p>1</text:p>
          </table:table-cell>
          <table:table-cell office:value-type="float" office:value="0.672727" calcext:value-type="float">
            <text:p>0.6727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911708" calcext:value-type="float">
            <text:p>0.00911708</text:p>
          </table:table-cell>
          <table:table-cell office:value-type="float" office:value="2.29285" calcext:value-type="float">
            <text:p>2.29285</text:p>
          </table:table-cell>
          <table:table-cell office:value-type="float" office:value="1" calcext:value-type="float">
            <text:p>1</text:p>
          </table:table-cell>
          <table:table-cell office:value-type="float" office:value="0.372727" calcext:value-type="float">
            <text:p>0.37272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160937" calcext:value-type="float">
            <text:p>0.0160937</text:p>
          </table:table-cell>
          <table:table-cell office:value-type="float" office:value="0.909841" calcext:value-type="float">
            <text:p>0.909841</text:p>
          </table:table-cell>
          <table:table-cell office:value-type="float" office:value="1" calcext:value-type="float">
            <text:p>1</text:p>
          </table:table-cell>
          <table:table-cell office:value-type="float" office:value="0.668182" calcext:value-type="float">
            <text:p>0.668182</text:p>
          </table:table-cell>
        </table:table-row>
      </table:table>
      <table:table table:name="I2_32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■検証パターン1 学習データ:評価データ = 7:3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642.08" calcext:value-type="float">
            <text:p>642.08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648.175" calcext:value-type="float">
            <text:p>648.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float" office:value="124.512" calcext:value-type="float">
            <text:p>124.512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6019" calcext:value-type="float">
            <text:p>2.36019</text:p>
          </table:table-cell>
          <table:table-cell office:value-type="float" office:value="1.90078" calcext:value-type="float">
            <text:p>1.90078</text:p>
          </table:table-cell>
          <table:table-cell office:value-type="float" office:value="0.168182" calcext:value-type="float">
            <text:p>0.168182</text:p>
          </table:table-cell>
          <table:table-cell office:value-type="float" office:value="0.347222" calcext:value-type="float">
            <text:p>0.3472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0747" calcext:value-type="float">
            <text:p>2.00747</text:p>
          </table:table-cell>
          <table:table-cell office:value-type="float" office:value="1.86216" calcext:value-type="float">
            <text:p>1.86216</text:p>
          </table:table-cell>
          <table:table-cell office:value-type="float" office:value="0.281818" calcext:value-type="float">
            <text:p>0.281818</text:p>
          </table:table-cell>
          <table:table-cell office:value-type="float" office:value="0.458333" calcext:value-type="float">
            <text:p>0.458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9684" calcext:value-type="float">
            <text:p>1.49684</text:p>
          </table:table-cell>
          <table:table-cell office:value-type="float" office:value="1.58067" calcext:value-type="float">
            <text:p>1.58067</text:p>
          </table:table-cell>
          <table:table-cell office:value-type="float" office:value="0.459091" calcext:value-type="float">
            <text:p>0.459091</text:p>
          </table:table-cell>
          <table:table-cell office:value-type="float" office:value="0.444444" calcext:value-type="float">
            <text:p>0.44444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2178" calcext:value-type="float">
            <text:p>1.72178</text:p>
          </table:table-cell>
          <table:table-cell office:value-type="float" office:value="1.64541" calcext:value-type="float">
            <text:p>1.64541</text:p>
          </table:table-cell>
          <table:table-cell office:value-type="float" office:value="0.6" calcext:value-type="float">
            <text:p>0.6</text:p>
          </table:table-cell>
          <table:table-cell office:value-type="float" office:value="0.402778" calcext:value-type="float">
            <text:p>0.4027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05454" calcext:value-type="float">
            <text:p>1.05454</text:p>
          </table:table-cell>
          <table:table-cell office:value-type="float" office:value="1.42235" calcext:value-type="float">
            <text:p>1.42235</text:p>
          </table:table-cell>
          <table:table-cell office:value-type="float" office:value="0.609091" calcext:value-type="float">
            <text:p>0.609091</text:p>
          </table:table-cell>
          <table:table-cell office:value-type="float" office:value="0.458333" calcext:value-type="float">
            <text:p>0.4583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32904" calcext:value-type="float">
            <text:p>1.32904</text:p>
          </table:table-cell>
          <table:table-cell office:value-type="float" office:value="1.33222" calcext:value-type="float">
            <text:p>1.33222</text:p>
          </table:table-cell>
          <table:table-cell office:value-type="float" office:value="0.754545" calcext:value-type="float">
            <text:p>0.754545</text:p>
          </table:table-cell>
          <table:table-cell office:value-type="float" office:value="0.555556" calcext:value-type="float">
            <text:p>0.5555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30171" calcext:value-type="float">
            <text:p>0.730171</text:p>
          </table:table-cell>
          <table:table-cell office:value-type="float" office:value="1.66358" calcext:value-type="float">
            <text:p>1.66358</text:p>
          </table:table-cell>
          <table:table-cell office:value-type="float" office:value="0.731818" calcext:value-type="float">
            <text:p>0.731818</text:p>
          </table:table-cell>
          <table:table-cell office:value-type="float" office:value="0.402778" calcext:value-type="float">
            <text:p>0.40277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04885" calcext:value-type="float">
            <text:p>1.04885</text:p>
          </table:table-cell>
          <table:table-cell office:value-type="float" office:value="1.14659" calcext:value-type="float">
            <text:p>1.14659</text:p>
          </table:table-cell>
          <table:table-cell office:value-type="float" office:value="0.786364" calcext:value-type="float">
            <text:p>0.786364</text:p>
          </table:table-cell>
          <table:table-cell office:value-type="float" office:value="0.583333" calcext:value-type="float">
            <text:p>0.58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55872" calcext:value-type="float">
            <text:p>0.555872</text:p>
          </table:table-cell>
          <table:table-cell office:value-type="float" office:value="1.38723" calcext:value-type="float">
            <text:p>1.38723</text:p>
          </table:table-cell>
          <table:table-cell office:value-type="float" office:value="0.804545" calcext:value-type="float">
            <text:p>0.80454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94506" calcext:value-type="float">
            <text:p>0.794506</text:p>
          </table:table-cell>
          <table:table-cell office:value-type="float" office:value="0.946152" calcext:value-type="float">
            <text:p>0.946152</text:p>
          </table:table-cell>
          <table:table-cell office:value-type="float" office:value="0.904545" calcext:value-type="float">
            <text:p>0.904545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61583" calcext:value-type="float">
            <text:p>0.361583</text:p>
          </table:table-cell>
          <table:table-cell office:value-type="float" office:value="1.37125" calcext:value-type="float">
            <text:p>1.37125</text:p>
          </table:table-cell>
          <table:table-cell office:value-type="float" office:value="0.895455" calcext:value-type="float">
            <text:p>0.895455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620711" calcext:value-type="float">
            <text:p>0.620711</text:p>
          </table:table-cell>
          <table:table-cell office:value-type="float" office:value="0.919347" calcext:value-type="float">
            <text:p>0.919347</text:p>
          </table:table-cell>
          <table:table-cell office:value-type="float" office:value="0.95" calcext:value-type="float">
            <text:p>0.95</text:p>
          </table:table-cell>
          <table:table-cell office:value-type="float" office:value="0.680556" calcext:value-type="float">
            <text:p>0.6805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7058" calcext:value-type="float">
            <text:p>0.257058</text:p>
          </table:table-cell>
          <table:table-cell office:value-type="float" office:value="1.34052" calcext:value-type="float">
            <text:p>1.34052</text:p>
          </table:table-cell>
          <table:table-cell office:value-type="float" office:value="0.940909" calcext:value-type="float">
            <text:p>0.940909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449201" calcext:value-type="float">
            <text:p>0.449201</text:p>
          </table:table-cell>
          <table:table-cell office:value-type="float" office:value="0.778769" calcext:value-type="float">
            <text:p>0.778769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64925" calcext:value-type="float">
            <text:p>0.164925</text:p>
          </table:table-cell>
          <table:table-cell office:value-type="float" office:value="1.17451" calcext:value-type="float">
            <text:p>1.17451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376341" calcext:value-type="float">
            <text:p>0.376341</text:p>
          </table:table-cell>
          <table:table-cell office:value-type="float" office:value="0.732634" calcext:value-type="float">
            <text:p>0.732634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17001" calcext:value-type="float">
            <text:p>0.117001</text:p>
          </table:table-cell>
          <table:table-cell office:value-type="float" office:value="1.28192" calcext:value-type="float">
            <text:p>1.28192</text:p>
          </table:table-cell>
          <table:table-cell office:value-type="float" office:value="0.981818" calcext:value-type="float">
            <text:p>0.981818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260494" calcext:value-type="float">
            <text:p>0.260494</text:p>
          </table:table-cell>
          <table:table-cell office:value-type="float" office:value="0.710185" calcext:value-type="float">
            <text:p>0.710185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722222" calcext:value-type="float">
            <text:p>0.7222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891699" calcext:value-type="float">
            <text:p>0.0891699</text:p>
          </table:table-cell>
          <table:table-cell office:value-type="float" office:value="1.23682" calcext:value-type="float">
            <text:p>1.23682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235114" calcext:value-type="float">
            <text:p>0.235114</text:p>
          </table:table-cell>
          <table:table-cell office:value-type="float" office:value="0.67384" calcext:value-type="float">
            <text:p>0.67384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711851" calcext:value-type="float">
            <text:p>0.0711851</text:p>
          </table:table-cell>
          <table:table-cell office:value-type="float" office:value="1.2705" calcext:value-type="float">
            <text:p>1.2705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175175" calcext:value-type="float">
            <text:p>0.175175</text:p>
          </table:table-cell>
          <table:table-cell office:value-type="float" office:value="0.622619" calcext:value-type="float">
            <text:p>0.622619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78354" calcext:value-type="float">
            <text:p>0.078354</text:p>
          </table:table-cell>
          <table:table-cell office:value-type="float" office:value="1.3701" calcext:value-type="float">
            <text:p>1.3701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140831" calcext:value-type="float">
            <text:p>0.140831</text:p>
          </table:table-cell>
          <table:table-cell office:value-type="float" office:value="0.670927" calcext:value-type="float">
            <text:p>0.670927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82978" calcext:value-type="float">
            <text:p>0.082978</text:p>
          </table:table-cell>
          <table:table-cell office:value-type="float" office:value="1.26144" calcext:value-type="float">
            <text:p>1.26144</text:p>
          </table:table-cell>
          <table:table-cell office:value-type="float" office:value="0.977273" calcext:value-type="float">
            <text:p>0.977273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128099" calcext:value-type="float">
            <text:p>0.128099</text:p>
          </table:table-cell>
          <table:table-cell office:value-type="float" office:value="0.702994" calcext:value-type="float">
            <text:p>0.702994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663176" calcext:value-type="float">
            <text:p>0.0663176</text:p>
          </table:table-cell>
          <table:table-cell office:value-type="float" office:value="1.39259" calcext:value-type="float">
            <text:p>1.39259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104619" calcext:value-type="float">
            <text:p>0.104619</text:p>
          </table:table-cell>
          <table:table-cell office:value-type="float" office:value="0.647057" calcext:value-type="float">
            <text:p>0.647057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366989" calcext:value-type="float">
            <text:p>0.0366989</text:p>
          </table:table-cell>
          <table:table-cell office:value-type="float" office:value="1.28118" calcext:value-type="float">
            <text:p>1.28118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638889" calcext:value-type="float">
            <text:p>0.63888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0866089" calcext:value-type="float">
            <text:p>0.0866089</text:p>
          </table:table-cell>
          <table:table-cell office:value-type="float" office:value="0.700365" calcext:value-type="float">
            <text:p>0.700365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94444" calcext:value-type="float">
            <text:p>0.69444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386827" calcext:value-type="float">
            <text:p>0.0386827</text:p>
          </table:table-cell>
          <table:table-cell office:value-type="float" office:value="1.04335" calcext:value-type="float">
            <text:p>1.04335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0710145" calcext:value-type="float">
            <text:p>0.0710145</text:p>
          </table:table-cell>
          <table:table-cell office:value-type="float" office:value="0.595271" calcext:value-type="float">
            <text:p>0.595271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344963" calcext:value-type="float">
            <text:p>0.0344963</text:p>
          </table:table-cell>
          <table:table-cell office:value-type="float" office:value="1.25399" calcext:value-type="float">
            <text:p>1.25399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0628707" calcext:value-type="float">
            <text:p>0.0628707</text:p>
          </table:table-cell>
          <table:table-cell office:value-type="float" office:value="0.667878" calcext:value-type="float">
            <text:p>0.667878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230119" calcext:value-type="float">
            <text:p>0.0230119</text:p>
          </table:table-cell>
          <table:table-cell office:value-type="float" office:value="1.41423" calcext:value-type="float">
            <text:p>1.41423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0619985" calcext:value-type="float">
            <text:p>0.0619985</text:p>
          </table:table-cell>
          <table:table-cell office:value-type="float" office:value="0.486623" calcext:value-type="float">
            <text:p>0.486623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03775" calcext:value-type="float">
            <text:p>0.0203775</text:p>
          </table:table-cell>
          <table:table-cell office:value-type="float" office:value="1.47372" calcext:value-type="float">
            <text:p>1.47372</text:p>
          </table:table-cell>
          <table:table-cell office:value-type="float" office:value="1" calcext:value-type="float">
            <text:p>1</text:p>
          </table:table-cell>
          <table:table-cell office:value-type="float" office:value="0.638889" calcext:value-type="float">
            <text:p>0.638889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0580581" calcext:value-type="float">
            <text:p>0.0580581</text:p>
          </table:table-cell>
          <table:table-cell office:value-type="float" office:value="0.615685" calcext:value-type="float">
            <text:p>0.615685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25797" calcext:value-type="float">
            <text:p>0.025797</text:p>
          </table:table-cell>
          <table:table-cell office:value-type="float" office:value="1.66578" calcext:value-type="float">
            <text:p>1.66578</text:p>
          </table:table-cell>
          <table:table-cell office:value-type="float" office:value="1" calcext:value-type="float">
            <text:p>1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046938" calcext:value-type="float">
            <text:p>0.046938</text:p>
          </table:table-cell>
          <table:table-cell office:value-type="float" office:value="0.596298" calcext:value-type="float">
            <text:p>0.596298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54123" calcext:value-type="float">
            <text:p>0.0154123</text:p>
          </table:table-cell>
          <table:table-cell office:value-type="float" office:value="1.41494" calcext:value-type="float">
            <text:p>1.41494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461235" calcext:value-type="float">
            <text:p>0.0461235</text:p>
          </table:table-cell>
          <table:table-cell office:value-type="float" office:value="0.60071" calcext:value-type="float">
            <text:p>0.60071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227704" calcext:value-type="float">
            <text:p>0.0227704</text:p>
          </table:table-cell>
          <table:table-cell office:value-type="float" office:value="1.39077" calcext:value-type="float">
            <text:p>1.39077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13889" calcext:value-type="float">
            <text:p>0.51388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367904" calcext:value-type="float">
            <text:p>0.0367904</text:p>
          </table:table-cell>
          <table:table-cell office:value-type="float" office:value="0.538216" calcext:value-type="float">
            <text:p>0.538216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66024" calcext:value-type="float">
            <text:p>0.0166024</text:p>
          </table:table-cell>
          <table:table-cell office:value-type="float" office:value="1.24958" calcext:value-type="float">
            <text:p>1.24958</text:p>
          </table:table-cell>
          <table:table-cell office:value-type="float" office:value="1" calcext:value-type="float">
            <text:p>1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336296" calcext:value-type="float">
            <text:p>0.0336296</text:p>
          </table:table-cell>
          <table:table-cell office:value-type="float" office:value="0.571517" calcext:value-type="float">
            <text:p>0.571517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256415" calcext:value-type="float">
            <text:p>0.0256415</text:p>
          </table:table-cell>
          <table:table-cell office:value-type="float" office:value="1.33425" calcext:value-type="float">
            <text:p>1.33425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80556" calcext:value-type="float">
            <text:p>0.68055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304078" calcext:value-type="float">
            <text:p>0.0304078</text:p>
          </table:table-cell>
          <table:table-cell office:value-type="float" office:value="0.507991" calcext:value-type="float">
            <text:p>0.507991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67639" calcext:value-type="float">
            <text:p>0.0267639</text:p>
          </table:table-cell>
          <table:table-cell office:value-type="float" office:value="1.53783" calcext:value-type="float">
            <text:p>1.53783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611111" calcext:value-type="float">
            <text:p>0.61111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280995" calcext:value-type="float">
            <text:p>0.0280995</text:p>
          </table:table-cell>
          <table:table-cell office:value-type="float" office:value="0.597229" calcext:value-type="float">
            <text:p>0.597229</text:p>
          </table:table-cell>
          <table:table-cell office:value-type="float" office:value="1" calcext:value-type="float">
            <text:p>1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90387" calcext:value-type="float">
            <text:p>0.0190387</text:p>
          </table:table-cell>
          <table:table-cell office:value-type="float" office:value="1.34557" calcext:value-type="float">
            <text:p>1.34557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66667" calcext:value-type="float">
            <text:p>0.66666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286503" calcext:value-type="float">
            <text:p>0.0286503</text:p>
          </table:table-cell>
          <table:table-cell office:value-type="float" office:value="0.521052" calcext:value-type="float">
            <text:p>0.521052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132865" calcext:value-type="float">
            <text:p>0.0132865</text:p>
          </table:table-cell>
          <table:table-cell office:value-type="float" office:value="1.48645" calcext:value-type="float">
            <text:p>1.48645</text:p>
          </table:table-cell>
          <table:table-cell office:value-type="float" office:value="1" calcext:value-type="float">
            <text:p>1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276104" calcext:value-type="float">
            <text:p>0.0276104</text:p>
          </table:table-cell>
          <table:table-cell office:value-type="float" office:value="0.489049" calcext:value-type="float">
            <text:p>0.489049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232967" calcext:value-type="float">
            <text:p>0.0232967</text:p>
          </table:table-cell>
          <table:table-cell office:value-type="float" office:value="1.44775" calcext:value-type="float">
            <text:p>1.44775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226455" calcext:value-type="float">
            <text:p>0.0226455</text:p>
          </table:table-cell>
          <table:table-cell office:value-type="float" office:value="0.57479" calcext:value-type="float">
            <text:p>0.57479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243296" calcext:value-type="float">
            <text:p>0.0243296</text:p>
          </table:table-cell>
          <table:table-cell office:value-type="float" office:value="1.59888" calcext:value-type="float">
            <text:p>1.59888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164122" calcext:value-type="float">
            <text:p>0.0164122</text:p>
          </table:table-cell>
          <table:table-cell office:value-type="float" office:value="0.569298" calcext:value-type="float">
            <text:p>0.569298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316467" calcext:value-type="float">
            <text:p>0.0316467</text:p>
          </table:table-cell>
          <table:table-cell office:value-type="float" office:value="1.17713" calcext:value-type="float">
            <text:p>1.17713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652778" calcext:value-type="float">
            <text:p>0.65277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182534" calcext:value-type="float">
            <text:p>0.0182534</text:p>
          </table:table-cell>
          <table:table-cell office:value-type="float" office:value="0.608267" calcext:value-type="float">
            <text:p>0.608267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227914" calcext:value-type="float">
            <text:p>0.0227914</text:p>
          </table:table-cell>
          <table:table-cell office:value-type="float" office:value="1.39568" calcext:value-type="float">
            <text:p>1.39568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52778" calcext:value-type="float">
            <text:p>0.65277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16588" calcext:value-type="float">
            <text:p>0.016588</text:p>
          </table:table-cell>
          <table:table-cell office:value-type="float" office:value="0.528898" calcext:value-type="float">
            <text:p>0.528898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297186" calcext:value-type="float">
            <text:p>0.0297186</text:p>
          </table:table-cell>
          <table:table-cell office:value-type="float" office:value="1.40393" calcext:value-type="float">
            <text:p>1.40393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152347" calcext:value-type="float">
            <text:p>0.0152347</text:p>
          </table:table-cell>
          <table:table-cell office:value-type="float" office:value="0.665286" calcext:value-type="float">
            <text:p>0.665286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153884" calcext:value-type="float">
            <text:p>0.0153884</text:p>
          </table:table-cell>
          <table:table-cell office:value-type="float" office:value="1.42353" calcext:value-type="float">
            <text:p>1.42353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38889" calcext:value-type="float">
            <text:p>0.638889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159651" calcext:value-type="float">
            <text:p>0.0159651</text:p>
          </table:table-cell>
          <table:table-cell office:value-type="float" office:value="0.520756" calcext:value-type="float">
            <text:p>0.520756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214944" calcext:value-type="float">
            <text:p>0.0214944</text:p>
          </table:table-cell>
          <table:table-cell office:value-type="float" office:value="1.60495" calcext:value-type="float">
            <text:p>1.60495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142601" calcext:value-type="float">
            <text:p>0.0142601</text:p>
          </table:table-cell>
          <table:table-cell office:value-type="float" office:value="0.589676" calcext:value-type="float">
            <text:p>0.589676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134444" calcext:value-type="float">
            <text:p>0.0134444</text:p>
          </table:table-cell>
          <table:table-cell office:value-type="float" office:value="1.40999" calcext:value-type="float">
            <text:p>1.40999</text:p>
          </table:table-cell>
          <table:table-cell office:value-type="float" office:value="1" calcext:value-type="float">
            <text:p>1</text:p>
          </table:table-cell>
          <table:table-cell office:value-type="float" office:value="0.638889" calcext:value-type="float">
            <text:p>0.63888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149881" calcext:value-type="float">
            <text:p>0.0149881</text:p>
          </table:table-cell>
          <table:table-cell office:value-type="float" office:value="0.536093" calcext:value-type="float">
            <text:p>0.536093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202547" calcext:value-type="float">
            <text:p>0.0202547</text:p>
          </table:table-cell>
          <table:table-cell office:value-type="float" office:value="1.61423" calcext:value-type="float">
            <text:p>1.61423</text:p>
          </table:table-cell>
          <table:table-cell office:value-type="float" office:value="0.990909" calcext:value-type="float">
            <text:p>0.990909</text:p>
          </table:table-cell>
          <table:table-cell office:value-type="float" office:value="0.569444" calcext:value-type="float">
            <text:p>0.56944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108474" calcext:value-type="float">
            <text:p>0.0108474</text:p>
          </table:table-cell>
          <table:table-cell office:value-type="float" office:value="0.622344" calcext:value-type="float">
            <text:p>0.622344</text:p>
          </table:table-cell>
          <table:table-cell office:value-type="float" office:value="1" calcext:value-type="float">
            <text:p>1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0887121" calcext:value-type="float">
            <text:p>0.00887121</text:p>
          </table:table-cell>
          <table:table-cell office:value-type="float" office:value="1.5099" calcext:value-type="float">
            <text:p>1.5099</text:p>
          </table:table-cell>
          <table:table-cell office:value-type="float" office:value="1" calcext:value-type="float">
            <text:p>1</text:p>
          </table:table-cell>
          <table:table-cell office:value-type="float" office:value="0.652778" calcext:value-type="float">
            <text:p>0.652778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113296" calcext:value-type="float">
            <text:p>0.0113296</text:p>
          </table:table-cell>
          <table:table-cell office:value-type="float" office:value="0.543082" calcext:value-type="float">
            <text:p>0.543082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02993" calcext:value-type="float">
            <text:p>0.0102993</text:p>
          </table:table-cell>
          <table:table-cell office:value-type="float" office:value="1.8884" calcext:value-type="float">
            <text:p>1.8884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127077" calcext:value-type="float">
            <text:p>0.0127077</text:p>
          </table:table-cell>
          <table:table-cell office:value-type="float" office:value="0.548382" calcext:value-type="float">
            <text:p>0.548382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26801" calcext:value-type="float">
            <text:p>0.0126801</text:p>
          </table:table-cell>
          <table:table-cell office:value-type="float" office:value="1.8707" calcext:value-type="float">
            <text:p>1.8707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41667" calcext:value-type="float">
            <text:p>0.54166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114766" calcext:value-type="float">
            <text:p>0.0114766</text:p>
          </table:table-cell>
          <table:table-cell office:value-type="float" office:value="0.548529" calcext:value-type="float">
            <text:p>0.548529</text:p>
          </table:table-cell>
          <table:table-cell office:value-type="float" office:value="1" calcext:value-type="float">
            <text:p>1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15563" calcext:value-type="float">
            <text:p>0.0115563</text:p>
          </table:table-cell>
          <table:table-cell office:value-type="float" office:value="1.90279" calcext:value-type="float">
            <text:p>1.90279</text:p>
          </table:table-cell>
          <table:table-cell office:value-type="float" office:value="1" calcext:value-type="float">
            <text:p>1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1149" calcext:value-type="float">
            <text:p>0.01149</text:p>
          </table:table-cell>
          <table:table-cell office:value-type="float" office:value="0.589138" calcext:value-type="float">
            <text:p>0.589138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44113" calcext:value-type="float">
            <text:p>0.0244113</text:p>
          </table:table-cell>
          <table:table-cell office:value-type="float" office:value="2.00165" calcext:value-type="float">
            <text:p>2.00165</text:p>
          </table:table-cell>
          <table:table-cell office:value-type="float" office:value="0.986364" calcext:value-type="float">
            <text:p>0.986364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102466" calcext:value-type="float">
            <text:p>0.0102466</text:p>
          </table:table-cell>
          <table:table-cell office:value-type="float" office:value="0.528924" calcext:value-type="float">
            <text:p>0.528924</text:p>
          </table:table-cell>
          <table:table-cell office:value-type="float" office:value="1" calcext:value-type="float">
            <text:p>1</text:p>
          </table:table-cell>
          <table:table-cell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223009" calcext:value-type="float">
            <text:p>0.0223009</text:p>
          </table:table-cell>
          <table:table-cell office:value-type="float" office:value="1.84956" calcext:value-type="float">
            <text:p>1.84956</text:p>
          </table:table-cell>
          <table:table-cell office:value-type="float" office:value="0.995455" calcext:value-type="float">
            <text:p>0.995455</text:p>
          </table:table-cell>
          <table:table-cell office:value-type="float" office:value="0.583333" calcext:value-type="float">
            <text:p>0.58333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127653" calcext:value-type="float">
            <text:p>0.0127653</text:p>
          </table:table-cell>
          <table:table-cell office:value-type="float" office:value="0.564504" calcext:value-type="float">
            <text:p>0.564504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184054" calcext:value-type="float">
            <text:p>0.184054</text:p>
          </table:table-cell>
          <table:table-cell office:value-type="float" office:value="1.83651" calcext:value-type="float">
            <text:p>1.83651</text:p>
          </table:table-cell>
          <table:table-cell office:value-type="float" office:value="0.936364" calcext:value-type="float">
            <text:p>0.93636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0935014" calcext:value-type="float">
            <text:p>0.00935014</text:p>
          </table:table-cell>
          <table:table-cell office:value-type="float" office:value="0.52694" calcext:value-type="float">
            <text:p>0.52694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90768" calcext:value-type="float">
            <text:p>0.390768</text:p>
          </table:table-cell>
          <table:table-cell office:value-type="float" office:value="1.98418" calcext:value-type="float">
            <text:p>1.98418</text:p>
          </table:table-cell>
          <table:table-cell office:value-type="float" office:value="0.854545" calcext:value-type="float">
            <text:p>0.854545</text:p>
          </table:table-cell>
          <table:table-cell office:value-type="float" office:value="0.527778" calcext:value-type="float">
            <text:p>0.527778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0929697" calcext:value-type="float">
            <text:p>0.00929697</text:p>
          </table:table-cell>
          <table:table-cell office:value-type="float" office:value="0.568709" calcext:value-type="float">
            <text:p>0.568709</text:p>
          </table:table-cell>
          <table:table-cell office:value-type="float" office:value="1" calcext:value-type="float">
            <text:p>1</text:p>
          </table:table-cell>
          <table:table-cell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51358" calcext:value-type="float">
            <text:p>0.351358</text:p>
          </table:table-cell>
          <table:table-cell office:value-type="float" office:value="1.36721" calcext:value-type="float">
            <text:p>1.36721</text:p>
          </table:table-cell>
          <table:table-cell office:value-type="float" office:value="0.877273" calcext:value-type="float">
            <text:p>0.877273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0832865" calcext:value-type="float">
            <text:p>0.00832865</text:p>
          </table:table-cell>
          <table:table-cell office:value-type="float" office:value="0.553792" calcext:value-type="float">
            <text:p>0.553792</text:p>
          </table:table-cell>
          <table:table-cell office:value-type="float" office:value="1" calcext:value-type="float">
            <text:p>1</text:p>
          </table:table-cell>
          <table:table-cell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02538" calcext:value-type="float">
            <text:p>0.302538</text:p>
          </table:table-cell>
          <table:table-cell office:value-type="float" office:value="1.78503" calcext:value-type="float">
            <text:p>1.78503</text:p>
          </table:table-cell>
          <table:table-cell office:value-type="float" office:value="0.895455" calcext:value-type="float">
            <text:p>0.895455</text:p>
          </table:table-cell>
          <table:table-cell office:value-type="float" office:value="0.527778" calcext:value-type="float">
            <text:p>0.527778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0918436" calcext:value-type="float">
            <text:p>0.00918436</text:p>
          </table:table-cell>
          <table:table-cell office:value-type="float" office:value="0.485901" calcext:value-type="float">
            <text:p>0.485901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158476" calcext:value-type="float">
            <text:p>0.158476</text:p>
          </table:table-cell>
          <table:table-cell office:value-type="float" office:value="1.5286" calcext:value-type="float">
            <text:p>1.5286</text:p>
          </table:table-cell>
          <table:table-cell office:value-type="float" office:value="0.945455" calcext:value-type="float">
            <text:p>0.945455</text:p>
          </table:table-cell>
          <table:table-cell office:value-type="float" office:value="0.597222" calcext:value-type="float">
            <text:p>0.59722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0801128" calcext:value-type="float">
            <text:p>0.00801128</text:p>
          </table:table-cell>
          <table:table-cell office:value-type="float" office:value="0.49488" calcext:value-type="float">
            <text:p>0.49488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102299" calcext:value-type="float">
            <text:p>0.102299</text:p>
          </table:table-cell>
          <table:table-cell office:value-type="float" office:value="1.70804" calcext:value-type="float">
            <text:p>1.70804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0721471" calcext:value-type="float">
            <text:p>0.00721471</text:p>
          </table:table-cell>
          <table:table-cell office:value-type="float" office:value="0.552609" calcext:value-type="float">
            <text:p>0.552609</text:p>
          </table:table-cell>
          <table:table-cell office:value-type="float" office:value="1" calcext:value-type="float">
            <text:p>1</text:p>
          </table:table-cell>
          <table:table-cell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106182" calcext:value-type="float">
            <text:p>0.106182</text:p>
          </table:table-cell>
          <table:table-cell office:value-type="float" office:value="1.84928" calcext:value-type="float">
            <text:p>1.84928</text:p>
          </table:table-cell>
          <table:table-cell office:value-type="float" office:value="0.959091" calcext:value-type="float">
            <text:p>0.959091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0659202" calcext:value-type="float">
            <text:p>0.00659202</text:p>
          </table:table-cell>
          <table:table-cell office:value-type="float" office:value="0.733015" calcext:value-type="float">
            <text:p>0.73301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577267" calcext:value-type="float">
            <text:p>0.0577267</text:p>
          </table:table-cell>
          <table:table-cell office:value-type="float" office:value="1.89087" calcext:value-type="float">
            <text:p>1.89087</text:p>
          </table:table-cell>
          <table:table-cell office:value-type="float" office:value="0.972727" calcext:value-type="float">
            <text:p>0.972727</text:p>
          </table:table-cell>
          <table:table-cell office:value-type="float" office:value="0.555556" calcext:value-type="float">
            <text:p>0.55555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0601864" calcext:value-type="float">
            <text:p>0.00601864</text:p>
          </table:table-cell>
          <table:table-cell office:value-type="float" office:value="0.546481" calcext:value-type="float">
            <text:p>0.546481</text:p>
          </table:table-cell>
          <table:table-cell office:value-type="float" office:value="1" calcext:value-type="float">
            <text:p>1</text:p>
          </table:table-cell>
          <table:table-cell office:value-type="float" office:value="0.819444" calcext:value-type="float">
            <text:p>0.819444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■検証パターン2 学習データ:評価データ = 3:7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転移学習なし</text:p>
          </table:table-cell>
          <table:table-cell office:value-type="string" calcext:value-type="string">
            <text:p>実行時間</text:p>
          </table:table-cell>
          <table:table-cell office:value-type="float" office:value="543.393" calcext:value-type="float">
            <text:p>543.393</text:p>
          </table:table-cell>
          <table:table-cell table:number-columns-repeated="3"/>
          <table:table-cell office:value-type="string" calcext:value-type="string">
            <text:p>転移学習あり</text:p>
          </table:table-cell>
          <table:table-cell office:value-type="string" calcext:value-type="string">
            <text:p>実行時間</text:p>
          </table:table-cell>
          <table:table-cell office:value-type="float" office:value="564.694" calcext:value-type="float">
            <text:p>564.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rain-loss</text:p>
          </table:table-cell>
          <table:table-cell office:value-type="string" calcext:value-type="string">
            <text:p>validation-loss</text:p>
          </table:table-cell>
          <table:table-cell office:value-type="string" calcext:value-type="string">
            <text:p>train-accuracy</text:p>
          </table:table-cell>
          <table:table-cell office:value-type="string" calcext:value-type="string">
            <text:p>validation-accurac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12331" calcext:value-type="float">
            <text:p>2.12331</text:p>
          </table:table-cell>
          <table:table-cell office:value-type="float" office:value="2.36002" calcext:value-type="float">
            <text:p>2.36002</text:p>
          </table:table-cell>
          <table:table-cell office:value-type="float" office:value="0.275" calcext:value-type="float">
            <text:p>0.275</text:p>
          </table:table-cell>
          <table:table-cell office:value-type="float" office:value="0.118182" calcext:value-type="float">
            <text:p>0.1181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04585" calcext:value-type="float">
            <text:p>2.04585</text:p>
          </table:table-cell>
          <table:table-cell office:value-type="float" office:value="2.02033" calcext:value-type="float">
            <text:p>2.02033</text:p>
          </table:table-cell>
          <table:table-cell office:value-type="float" office:value="0.225" calcext:value-type="float">
            <text:p>0.22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60835" calcext:value-type="float">
            <text:p>1.60835</text:p>
          </table:table-cell>
          <table:table-cell office:value-type="float" office:value="2.07276" calcext:value-type="float">
            <text:p>2.07276</text:p>
          </table:table-cell>
          <table:table-cell office:value-type="float" office:value="0.442857" calcext:value-type="float">
            <text:p>0.442857</text:p>
          </table:table-cell>
          <table:table-cell office:value-type="float" office:value="0.227273" calcext:value-type="float">
            <text:p>0.22727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8379" calcext:value-type="float">
            <text:p>1.88379</text:p>
          </table:table-cell>
          <table:table-cell office:value-type="float" office:value="1.93041" calcext:value-type="float">
            <text:p>1.93041</text:p>
          </table:table-cell>
          <table:table-cell office:value-type="float" office:value="0.742857" calcext:value-type="float">
            <text:p>0.742857</text:p>
          </table:table-cell>
          <table:table-cell office:value-type="float" office:value="0.454545" calcext:value-type="float">
            <text:p>0.4545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43866" calcext:value-type="float">
            <text:p>0.943866</text:p>
          </table:table-cell>
          <table:table-cell office:value-type="float" office:value="2.26536" calcext:value-type="float">
            <text:p>2.26536</text:p>
          </table:table-cell>
          <table:table-cell office:value-type="float" office:value="0.7" calcext:value-type="float">
            <text:p>0.7</text:p>
          </table:table-cell>
          <table:table-cell office:value-type="float" office:value="0.222727" calcext:value-type="float">
            <text:p>0.2227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72635" calcext:value-type="float">
            <text:p>1.72635</text:p>
          </table:table-cell>
          <table:table-cell office:value-type="float" office:value="1.83948" calcext:value-type="float">
            <text:p>1.83948</text:p>
          </table:table-cell>
          <table:table-cell office:value-type="float" office:value="0.785714" calcext:value-type="float">
            <text:p>0.785714</text:p>
          </table:table-cell>
          <table:table-cell office:value-type="float" office:value="0.472727" calcext:value-type="float">
            <text:p>0.4727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33579" calcext:value-type="float">
            <text:p>0.633579</text:p>
          </table:table-cell>
          <table:table-cell office:value-type="float" office:value="2.046" calcext:value-type="float">
            <text:p>2.046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240909" calcext:value-type="float">
            <text:p>0.24090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52016" calcext:value-type="float">
            <text:p>1.52016</text:p>
          </table:table-cell>
          <table:table-cell office:value-type="float" office:value="1.75034" calcext:value-type="float">
            <text:p>1.75034</text:p>
          </table:table-cell>
          <table:table-cell office:value-type="float" office:value="0.9" calcext:value-type="float">
            <text:p>0.9</text:p>
          </table:table-cell>
          <table:table-cell office:value-type="float" office:value="0.472727" calcext:value-type="float">
            <text:p>0.4727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06996" calcext:value-type="float">
            <text:p>0.306996</text:p>
          </table:table-cell>
          <table:table-cell office:value-type="float" office:value="2.1171" calcext:value-type="float">
            <text:p>2.1171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245455" calcext:value-type="float">
            <text:p>0.24545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31173" calcext:value-type="float">
            <text:p>1.31173</text:p>
          </table:table-cell>
          <table:table-cell office:value-type="float" office:value="1.63542" calcext:value-type="float">
            <text:p>1.63542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522727" calcext:value-type="float">
            <text:p>0.5227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14323" calcext:value-type="float">
            <text:p>0.314323</text:p>
          </table:table-cell>
          <table:table-cell office:value-type="float" office:value="1.91542" calcext:value-type="float">
            <text:p>1.91542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11686" calcext:value-type="float">
            <text:p>1.11686</text:p>
          </table:table-cell>
          <table:table-cell office:value-type="float" office:value="1.56744" calcext:value-type="float">
            <text:p>1.56744</text:p>
          </table:table-cell>
          <table:table-cell office:value-type="float" office:value="0.9" calcext:value-type="float">
            <text:p>0.9</text:p>
          </table:table-cell>
          <table:table-cell office:value-type="float" office:value="0.509091" calcext:value-type="float">
            <text:p>0.50909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6567" calcext:value-type="float">
            <text:p>0.156567</text:p>
          </table:table-cell>
          <table:table-cell office:value-type="float" office:value="1.97277" calcext:value-type="float">
            <text:p>1.9727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318182" calcext:value-type="float">
            <text:p>0.31818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897786" calcext:value-type="float">
            <text:p>0.897786</text:p>
          </table:table-cell>
          <table:table-cell office:value-type="float" office:value="1.45738" calcext:value-type="float">
            <text:p>1.45738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563636" calcext:value-type="float">
            <text:p>0.5636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14441" calcext:value-type="float">
            <text:p>0.114441</text:p>
          </table:table-cell>
          <table:table-cell office:value-type="float" office:value="2.11935" calcext:value-type="float">
            <text:p>2.11935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808644" calcext:value-type="float">
            <text:p>0.808644</text:p>
          </table:table-cell>
          <table:table-cell office:value-type="float" office:value="1.40023" calcext:value-type="float">
            <text:p>1.40023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554545" calcext:value-type="float">
            <text:p>0.5545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980759" calcext:value-type="float">
            <text:p>0.0980759</text:p>
          </table:table-cell>
          <table:table-cell office:value-type="float" office:value="2.09052" calcext:value-type="float">
            <text:p>2.09052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295455" calcext:value-type="float">
            <text:p>0.29545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639721" calcext:value-type="float">
            <text:p>0.639721</text:p>
          </table:table-cell>
          <table:table-cell office:value-type="float" office:value="1.33978" calcext:value-type="float">
            <text:p>1.33978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81818" calcext:value-type="float">
            <text:p>0.5818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612462" calcext:value-type="float">
            <text:p>0.0612462</text:p>
          </table:table-cell>
          <table:table-cell office:value-type="float" office:value="2.04754" calcext:value-type="float">
            <text:p>2.04754</text:p>
          </table:table-cell>
          <table:table-cell office:value-type="float" office:value="1" calcext:value-type="float">
            <text:p>1</text:p>
          </table:table-cell>
          <table:table-cell office:value-type="float" office:value="0.359091" calcext:value-type="float">
            <text:p>0.35909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504544" calcext:value-type="float">
            <text:p>0.504544</text:p>
          </table:table-cell>
          <table:table-cell office:value-type="float" office:value="1.31339" calcext:value-type="float">
            <text:p>1.31339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577273" calcext:value-type="float">
            <text:p>0.5772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78103" calcext:value-type="float">
            <text:p>0.078103</text:p>
          </table:table-cell>
          <table:table-cell office:value-type="float" office:value="2.17944" calcext:value-type="float">
            <text:p>2.17944</text:p>
          </table:table-cell>
          <table:table-cell office:value-type="float" office:value="0.975" calcext:value-type="float">
            <text:p>0.975</text:p>
          </table:table-cell>
          <table:table-cell office:value-type="float" office:value="0.322727" calcext:value-type="float">
            <text:p>0.32272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.419645" calcext:value-type="float">
            <text:p>0.419645</text:p>
          </table:table-cell>
          <table:table-cell office:value-type="float" office:value="1.24599" calcext:value-type="float">
            <text:p>1.24599</text:p>
          </table:table-cell>
          <table:table-cell office:value-type="float" office:value="0.9875" calcext:value-type="float">
            <text:p>0.9875</text:p>
          </table:table-cell>
          <table:table-cell office:value-type="float" office:value="0.572727" calcext:value-type="float">
            <text:p>0.5727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62744" calcext:value-type="float">
            <text:p>0.0562744</text:p>
          </table:table-cell>
          <table:table-cell office:value-type="float" office:value="2.32129" calcext:value-type="float">
            <text:p>2.32129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09091" calcext:value-type="float">
            <text:p>0.30909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.343336" calcext:value-type="float">
            <text:p>0.343336</text:p>
          </table:table-cell>
          <table:table-cell office:value-type="float" office:value="1.1858" calcext:value-type="float">
            <text:p>1.1858</text:p>
          </table:table-cell>
          <table:table-cell office:value-type="float" office:value="1" calcext:value-type="float">
            <text:p>1</text:p>
          </table:table-cell>
          <table:table-cell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600754" calcext:value-type="float">
            <text:p>0.0600754</text:p>
          </table:table-cell>
          <table:table-cell office:value-type="float" office:value="2.18296" calcext:value-type="float">
            <text:p>2.18296</text:p>
          </table:table-cell>
          <table:table-cell office:value-type="float" office:value="1" calcext:value-type="float">
            <text:p>1</text:p>
          </table:table-cell>
          <table:table-cell office:value-type="float" office:value="0.377273" calcext:value-type="float">
            <text:p>0.37727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.316148" calcext:value-type="float">
            <text:p>0.316148</text:p>
          </table:table-cell>
          <table:table-cell office:value-type="float" office:value="1.22263" calcext:value-type="float">
            <text:p>1.22263</text:p>
          </table:table-cell>
          <table:table-cell office:value-type="float" office:value="1" calcext:value-type="float">
            <text:p>1</text:p>
          </table:table-cell>
          <table:table-cell office:value-type="float" office:value="0.554545" calcext:value-type="float">
            <text:p>0.5545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421502" calcext:value-type="float">
            <text:p>0.0421502</text:p>
          </table:table-cell>
          <table:table-cell office:value-type="float" office:value="2.24792" calcext:value-type="float">
            <text:p>2.24792</text:p>
          </table:table-cell>
          <table:table-cell office:value-type="float" office:value="1" calcext:value-type="float">
            <text:p>1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23915" calcext:value-type="float">
            <text:p>0.23915</text:p>
          </table:table-cell>
          <table:table-cell office:value-type="float" office:value="1.19566" calcext:value-type="float">
            <text:p>1.19566</text:p>
          </table:table-cell>
          <table:table-cell office:value-type="float" office:value="1" calcext:value-type="float">
            <text:p>1</text:p>
          </table:table-cell>
          <table:table-cell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237595" calcext:value-type="float">
            <text:p>0.0237595</text:p>
          </table:table-cell>
          <table:table-cell office:value-type="float" office:value="2.39769" calcext:value-type="float">
            <text:p>2.39769</text:p>
          </table:table-cell>
          <table:table-cell office:value-type="float" office:value="1" calcext:value-type="float">
            <text:p>1</text:p>
          </table:table-cell>
          <table:table-cell office:value-type="float" office:value="0.336364" calcext:value-type="float">
            <text:p>0.33636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183656" calcext:value-type="float">
            <text:p>0.183656</text:p>
          </table:table-cell>
          <table:table-cell office:value-type="float" office:value="1.11932" calcext:value-type="float">
            <text:p>1.11932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109806" calcext:value-type="float">
            <text:p>0.0109806</text:p>
          </table:table-cell>
          <table:table-cell office:value-type="float" office:value="2.30647" calcext:value-type="float">
            <text:p>2.30647</text:p>
          </table:table-cell>
          <table:table-cell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.197918" calcext:value-type="float">
            <text:p>0.197918</text:p>
          </table:table-cell>
          <table:table-cell office:value-type="float" office:value="1.12088" calcext:value-type="float">
            <text:p>1.12088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20361" calcext:value-type="float">
            <text:p>0.0220361</text:p>
          </table:table-cell>
          <table:table-cell office:value-type="float" office:value="2.14917" calcext:value-type="float">
            <text:p>2.14917</text:p>
          </table:table-cell>
          <table:table-cell office:value-type="float" office:value="1" calcext:value-type="float">
            <text:p>1</text:p>
          </table:table-cell>
          <table:table-cell office:value-type="float" office:value="0.390909" calcext:value-type="float">
            <text:p>0.39090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.14313" calcext:value-type="float">
            <text:p>0.14313</text:p>
          </table:table-cell>
          <table:table-cell office:value-type="float" office:value="1.12675" calcext:value-type="float">
            <text:p>1.12675</text:p>
          </table:table-cell>
          <table:table-cell office:value-type="float" office:value="1" calcext:value-type="float">
            <text:p>1</text:p>
          </table:table-cell>
          <table:table-cell office:value-type="float" office:value="0.631818" calcext:value-type="float">
            <text:p>0.6318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136145" calcext:value-type="float">
            <text:p>0.0136145</text:p>
          </table:table-cell>
          <table:table-cell office:value-type="float" office:value="2.32642" calcext:value-type="float">
            <text:p>2.32642</text:p>
          </table:table-cell>
          <table:table-cell office:value-type="float" office:value="1" calcext:value-type="float">
            <text:p>1</text:p>
          </table:table-cell>
          <table:table-cell office:value-type="float" office:value="0.309091" calcext:value-type="float">
            <text:p>0.30909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10128" calcext:value-type="float">
            <text:p>0.10128</text:p>
          </table:table-cell>
          <table:table-cell office:value-type="float" office:value="1.16815" calcext:value-type="float">
            <text:p>1.16815</text:p>
          </table:table-cell>
          <table:table-cell office:value-type="float" office:value="1" calcext:value-type="float">
            <text:p>1</text:p>
          </table:table-cell>
          <table:table-cell office:value-type="float" office:value="0.572727" calcext:value-type="float">
            <text:p>0.57272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62649" calcext:value-type="float">
            <text:p>0.0262649</text:p>
          </table:table-cell>
          <table:table-cell office:value-type="float" office:value="2.37885" calcext:value-type="float">
            <text:p>2.37885</text:p>
          </table:table-cell>
          <table:table-cell office:value-type="float" office:value="1" calcext:value-type="float">
            <text:p>1</text:p>
          </table:table-cell>
          <table:table-cell office:value-type="float" office:value="0.345455" calcext:value-type="float">
            <text:p>0.34545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.130053" calcext:value-type="float">
            <text:p>0.130053</text:p>
          </table:table-cell>
          <table:table-cell office:value-type="float" office:value="1.11938" calcext:value-type="float">
            <text:p>1.11938</text:p>
          </table:table-cell>
          <table:table-cell office:value-type="float" office:value="1" calcext:value-type="float">
            <text:p>1</text:p>
          </table:table-cell>
          <table:table-cell office:value-type="float" office:value="0.604545" calcext:value-type="float">
            <text:p>0.6045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86185" calcext:value-type="float">
            <text:p>0.0186185</text:p>
          </table:table-cell>
          <table:table-cell office:value-type="float" office:value="2.54304" calcext:value-type="float">
            <text:p>2.54304</text:p>
          </table:table-cell>
          <table:table-cell office:value-type="float" office:value="1" calcext:value-type="float">
            <text:p>1</text:p>
          </table:table-cell>
          <table:table-cell office:value-type="float" office:value="0.331818" calcext:value-type="float">
            <text:p>0.33181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100993" calcext:value-type="float">
            <text:p>0.100993</text:p>
          </table:table-cell>
          <table:table-cell office:value-type="float" office:value="1.09188" calcext:value-type="float">
            <text:p>1.09188</text:p>
          </table:table-cell>
          <table:table-cell office:value-type="float" office:value="1" calcext:value-type="float">
            <text:p>1</text:p>
          </table:table-cell>
          <table:table-cell office:value-type="float" office:value="0.581818" calcext:value-type="float">
            <text:p>0.5818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121624" calcext:value-type="float">
            <text:p>0.0121624</text:p>
          </table:table-cell>
          <table:table-cell office:value-type="float" office:value="2.4658" calcext:value-type="float">
            <text:p>2.4658</text:p>
          </table:table-cell>
          <table:table-cell office:value-type="float" office:value="1" calcext:value-type="float">
            <text:p>1</text:p>
          </table:table-cell>
          <table:table-cell office:value-type="float" office:value="0.345455" calcext:value-type="float">
            <text:p>0.34545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.080135" calcext:value-type="float">
            <text:p>0.080135</text:p>
          </table:table-cell>
          <table:table-cell office:value-type="float" office:value="1.07822" calcext:value-type="float">
            <text:p>1.07822</text:p>
          </table:table-cell>
          <table:table-cell office:value-type="float" office:value="1" calcext:value-type="float">
            <text:p>1</text:p>
          </table:table-cell>
          <table:table-cell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828022" calcext:value-type="float">
            <text:p>0.00828022</text:p>
          </table:table-cell>
          <table:table-cell office:value-type="float" office:value="2.24728" calcext:value-type="float">
            <text:p>2.24728</text:p>
          </table:table-cell>
          <table:table-cell office:value-type="float" office:value="1" calcext:value-type="float">
            <text:p>1</text:p>
          </table:table-cell>
          <table:table-cell office:value-type="float" office:value="0.372727" calcext:value-type="float">
            <text:p>0.37272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.0946718" calcext:value-type="float">
            <text:p>0.0946718</text:p>
          </table:table-cell>
          <table:table-cell office:value-type="float" office:value="1.13157" calcext:value-type="float">
            <text:p>1.13157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189081" calcext:value-type="float">
            <text:p>0.0189081</text:p>
          </table:table-cell>
          <table:table-cell office:value-type="float" office:value="2.31675" calcext:value-type="float">
            <text:p>2.31675</text:p>
          </table:table-cell>
          <table:table-cell office:value-type="float" office:value="1" calcext:value-type="float">
            <text:p>1</text:p>
          </table:table-cell>
          <table:table-cell office:value-type="float" office:value="0.363636" calcext:value-type="float">
            <text:p>0.36363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.0695182" calcext:value-type="float">
            <text:p>0.0695182</text:p>
          </table:table-cell>
          <table:table-cell office:value-type="float" office:value="1.0926" calcext:value-type="float">
            <text:p>1.0926</text:p>
          </table:table-cell>
          <table:table-cell office:value-type="float" office:value="1" calcext:value-type="float">
            <text:p>1</text:p>
          </table:table-cell>
          <table:table-cell office:value-type="float" office:value="0.627273" calcext:value-type="float">
            <text:p>0.62727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21867" calcext:value-type="float">
            <text:p>0.0421867</text:p>
          </table:table-cell>
          <table:table-cell office:value-type="float" office:value="2.42207" calcext:value-type="float">
            <text:p>2.42207</text:p>
          </table:table-cell>
          <table:table-cell office:value-type="float" office:value="0.971429" calcext:value-type="float">
            <text:p>0.971429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.0828002" calcext:value-type="float">
            <text:p>0.0828002</text:p>
          </table:table-cell>
          <table:table-cell office:value-type="float" office:value="1.09799" calcext:value-type="float">
            <text:p>1.09799</text:p>
          </table:table-cell>
          <table:table-cell office:value-type="float" office:value="1" calcext:value-type="float">
            <text:p>1</text:p>
          </table:table-cell>
          <table:table-cell office:value-type="float" office:value="0.613636" calcext:value-type="float">
            <text:p>0.6136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268315" calcext:value-type="float">
            <text:p>0.0268315</text:p>
          </table:table-cell>
          <table:table-cell office:value-type="float" office:value="2.58484" calcext:value-type="float">
            <text:p>2.58484</text:p>
          </table:table-cell>
          <table:table-cell office:value-type="float" office:value="1" calcext:value-type="float">
            <text:p>1</text:p>
          </table:table-cell>
          <table:table-cell office:value-type="float" office:value="0.331818" calcext:value-type="float">
            <text:p>0.33181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073231" calcext:value-type="float">
            <text:p>0.073231</text:p>
          </table:table-cell>
          <table:table-cell office:value-type="float" office:value="1.13169" calcext:value-type="float">
            <text:p>1.13169</text:p>
          </table:table-cell>
          <table:table-cell office:value-type="float" office:value="1" calcext:value-type="float">
            <text:p>1</text:p>
          </table:table-cell>
          <table:table-cell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197792" calcext:value-type="float">
            <text:p>0.0197792</text:p>
          </table:table-cell>
          <table:table-cell office:value-type="float" office:value="2.29723" calcext:value-type="float">
            <text:p>2.29723</text:p>
          </table:table-cell>
          <table:table-cell office:value-type="float" office:value="1" calcext:value-type="float">
            <text:p>1</text:p>
          </table:table-cell>
          <table:table-cell office:value-type="float" office:value="0.345455" calcext:value-type="float">
            <text:p>0.34545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.0773634" calcext:value-type="float">
            <text:p>0.0773634</text:p>
          </table:table-cell>
          <table:table-cell office:value-type="float" office:value="1.09048" calcext:value-type="float">
            <text:p>1.09048</text:p>
          </table:table-cell>
          <table:table-cell office:value-type="float" office:value="1" calcext:value-type="float">
            <text:p>1</text:p>
          </table:table-cell>
          <table:table-cell office:value-type="float" office:value="0.622727" calcext:value-type="float">
            <text:p>0.62272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0995571" calcext:value-type="float">
            <text:p>0.00995571</text:p>
          </table:table-cell>
          <table:table-cell office:value-type="float" office:value="2.47511" calcext:value-type="float">
            <text:p>2.47511</text:p>
          </table:table-cell>
          <table:table-cell office:value-type="float" office:value="1" calcext:value-type="float">
            <text:p>1</text:p>
          </table:table-cell>
          <table:table-cell office:value-type="float" office:value="0.345455" calcext:value-type="float">
            <text:p>0.345455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.0562091" calcext:value-type="float">
            <text:p>0.0562091</text:p>
          </table:table-cell>
          <table:table-cell office:value-type="float" office:value="1.03584" calcext:value-type="float">
            <text:p>1.03584</text:p>
          </table:table-cell>
          <table:table-cell office:value-type="float" office:value="1" calcext:value-type="float">
            <text:p>1</text:p>
          </table:table-cell>
          <table:table-cell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159293" calcext:value-type="float">
            <text:p>0.0159293</text:p>
          </table:table-cell>
          <table:table-cell office:value-type="float" office:value="2.3934" calcext:value-type="float">
            <text:p>2.3934</text:p>
          </table:table-cell>
          <table:table-cell office:value-type="float" office:value="1" calcext:value-type="float">
            <text:p>1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.0503888" calcext:value-type="float">
            <text:p>0.0503888</text:p>
          </table:table-cell>
          <table:table-cell office:value-type="float" office:value="1.08576" calcext:value-type="float">
            <text:p>1.08576</text:p>
          </table:table-cell>
          <table:table-cell office:value-type="float" office:value="1" calcext:value-type="float">
            <text:p>1</text:p>
          </table:table-cell>
          <table:table-cell office:value-type="float" office:value="0.581818" calcext:value-type="float">
            <text:p>0.5818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129069" calcext:value-type="float">
            <text:p>0.0129069</text:p>
          </table:table-cell>
          <table:table-cell office:value-type="float" office:value="2.29991" calcext:value-type="float">
            <text:p>2.29991</text:p>
          </table:table-cell>
          <table:table-cell office:value-type="float" office:value="1" calcext:value-type="float">
            <text:p>1</text:p>
          </table:table-cell>
          <table:table-cell office:value-type="float" office:value="0.395455" calcext:value-type="float">
            <text:p>0.395455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.0480444" calcext:value-type="float">
            <text:p>0.0480444</text:p>
          </table:table-cell>
          <table:table-cell office:value-type="float" office:value="1.04532" calcext:value-type="float">
            <text:p>1.04532</text:p>
          </table:table-cell>
          <table:table-cell office:value-type="float" office:value="1" calcext:value-type="float">
            <text:p>1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63053" calcext:value-type="float">
            <text:p>0.0163053</text:p>
          </table:table-cell>
          <table:table-cell office:value-type="float" office:value="2.5485" calcext:value-type="float">
            <text:p>2.5485</text:p>
          </table:table-cell>
          <table:table-cell office:value-type="float" office:value="1" calcext:value-type="float">
            <text:p>1</text:p>
          </table:table-cell>
          <table:table-cell office:value-type="float" office:value="0.354545" calcext:value-type="float">
            <text:p>0.35454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.0442538" calcext:value-type="float">
            <text:p>0.0442538</text:p>
          </table:table-cell>
          <table:table-cell office:value-type="float" office:value="1.1106" calcext:value-type="float">
            <text:p>1.1106</text:p>
          </table:table-cell>
          <table:table-cell office:value-type="float" office:value="1" calcext:value-type="float">
            <text:p>1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101901" calcext:value-type="float">
            <text:p>0.0101901</text:p>
          </table:table-cell>
          <table:table-cell office:value-type="float" office:value="2.3682" calcext:value-type="float">
            <text:p>2.3682</text:p>
          </table:table-cell>
          <table:table-cell office:value-type="float" office:value="1" calcext:value-type="float">
            <text:p>1</text:p>
          </table:table-cell>
          <table:table-cell office:value-type="float" office:value="0.390909" calcext:value-type="float">
            <text:p>0.390909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0318549" calcext:value-type="float">
            <text:p>0.0318549</text:p>
          </table:table-cell>
          <table:table-cell office:value-type="float" office:value="1.08699" calcext:value-type="float">
            <text:p>1.08699</text:p>
          </table:table-cell>
          <table:table-cell office:value-type="float" office:value="1" calcext:value-type="float">
            <text:p>1</text:p>
          </table:table-cell>
          <table:table-cell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15873" calcext:value-type="float">
            <text:p>0.0315873</text:p>
          </table:table-cell>
          <table:table-cell office:value-type="float" office:value="2.18118" calcext:value-type="float">
            <text:p>2.18118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0403437" calcext:value-type="float">
            <text:p>0.0403437</text:p>
          </table:table-cell>
          <table:table-cell office:value-type="float" office:value="1.10398" calcext:value-type="float">
            <text:p>1.10398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0305952" calcext:value-type="float">
            <text:p>0.00305952</text:p>
          </table:table-cell>
          <table:table-cell office:value-type="float" office:value="2.36509" calcext:value-type="float">
            <text:p>2.36509</text:p>
          </table:table-cell>
          <table:table-cell office:value-type="float" office:value="1" calcext:value-type="float">
            <text:p>1</text:p>
          </table:table-cell>
          <table:table-cell office:value-type="float" office:value="0.363636" calcext:value-type="float">
            <text:p>0.363636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.0275117" calcext:value-type="float">
            <text:p>0.0275117</text:p>
          </table:table-cell>
          <table:table-cell office:value-type="float" office:value="1.10879" calcext:value-type="float">
            <text:p>1.10879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0668811" calcext:value-type="float">
            <text:p>0.00668811</text:p>
          </table:table-cell>
          <table:table-cell office:value-type="float" office:value="2.33272" calcext:value-type="float">
            <text:p>2.33272</text:p>
          </table:table-cell>
          <table:table-cell office:value-type="float" office:value="1" calcext:value-type="float">
            <text:p>1</text:p>
          </table:table-cell>
          <table:table-cell office:value-type="float" office:value="0.359091" calcext:value-type="float">
            <text:p>0.35909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0337493" calcext:value-type="float">
            <text:p>0.0337493</text:p>
          </table:table-cell>
          <table:table-cell office:value-type="float" office:value="0.967138" calcext:value-type="float">
            <text:p>0.967138</text:p>
          </table:table-cell>
          <table:table-cell office:value-type="float" office:value="1" calcext:value-type="float">
            <text:p>1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0471268" calcext:value-type="float">
            <text:p>0.00471268</text:p>
          </table:table-cell>
          <table:table-cell office:value-type="float" office:value="2.38499" calcext:value-type="float">
            <text:p>2.38499</text:p>
          </table:table-cell>
          <table:table-cell office:value-type="float" office:value="1" calcext:value-type="float">
            <text:p>1</text:p>
          </table:table-cell>
          <table:table-cell office:value-type="float" office:value="0.363636" calcext:value-type="float">
            <text:p>0.36363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.0371806" calcext:value-type="float">
            <text:p>0.0371806</text:p>
          </table:table-cell>
          <table:table-cell office:value-type="float" office:value="1.0739" calcext:value-type="float">
            <text:p>1.0739</text:p>
          </table:table-cell>
          <table:table-cell office:value-type="float" office:value="1" calcext:value-type="float">
            <text:p>1</text:p>
          </table:table-cell>
          <table:table-cell office:value-type="float" office:value="0.590909" calcext:value-type="float">
            <text:p>0.59090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192901" calcext:value-type="float">
            <text:p>0.0192901</text:p>
          </table:table-cell>
          <table:table-cell office:value-type="float" office:value="2.40363" calcext:value-type="float">
            <text:p>2.40363</text:p>
          </table:table-cell>
          <table:table-cell office:value-type="float" office:value="1" calcext:value-type="float">
            <text:p>1</text:p>
          </table:table-cell>
          <table:table-cell office:value-type="float" office:value="0.377273" calcext:value-type="float">
            <text:p>0.37727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.0395197" calcext:value-type="float">
            <text:p>0.0395197</text:p>
          </table:table-cell>
          <table:table-cell office:value-type="float" office:value="1.0989" calcext:value-type="float">
            <text:p>1.0989</text:p>
          </table:table-cell>
          <table:table-cell office:value-type="float" office:value="1" calcext:value-type="float">
            <text:p>1</text:p>
          </table:table-cell>
          <table:table-cell office:value-type="float" office:value="0.631818" calcext:value-type="float">
            <text:p>0.63181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2705" calcext:value-type="float">
            <text:p>0.012705</text:p>
          </table:table-cell>
          <table:table-cell office:value-type="float" office:value="2.46507" calcext:value-type="float">
            <text:p>2.46507</text:p>
          </table:table-cell>
          <table:table-cell office:value-type="float" office:value="1" calcext:value-type="float">
            <text:p>1</text:p>
          </table:table-cell>
          <table:table-cell office:value-type="float" office:value="0.372727" calcext:value-type="float">
            <text:p>0.37272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.0293336" calcext:value-type="float">
            <text:p>0.0293336</text:p>
          </table:table-cell>
          <table:table-cell office:value-type="float" office:value="1.08707" calcext:value-type="float">
            <text:p>1.08707</text:p>
          </table:table-cell>
          <table:table-cell office:value-type="float" office:value="1" calcext:value-type="float">
            <text:p>1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333349" calcext:value-type="float">
            <text:p>0.0333349</text:p>
          </table:table-cell>
          <table:table-cell office:value-type="float" office:value="2.47505" calcext:value-type="float">
            <text:p>2.47505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372727" calcext:value-type="float">
            <text:p>0.372727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.0276324" calcext:value-type="float">
            <text:p>0.0276324</text:p>
          </table:table-cell>
          <table:table-cell office:value-type="float" office:value="1.07422" calcext:value-type="float">
            <text:p>1.07422</text:p>
          </table:table-cell>
          <table:table-cell office:value-type="float" office:value="1" calcext:value-type="float">
            <text:p>1</text:p>
          </table:table-cell>
          <table:table-cell office:value-type="float" office:value="0.613636" calcext:value-type="float">
            <text:p>0.61363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167076" calcext:value-type="float">
            <text:p>0.0167076</text:p>
          </table:table-cell>
          <table:table-cell office:value-type="float" office:value="2.77405" calcext:value-type="float">
            <text:p>2.77405</text:p>
          </table:table-cell>
          <table:table-cell office:value-type="float" office:value="1" calcext:value-type="float">
            <text:p>1</text:p>
          </table:table-cell>
          <table:table-cell office:value-type="float" office:value="0.322727" calcext:value-type="float">
            <text:p>0.32272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0245998" calcext:value-type="float">
            <text:p>0.0245998</text:p>
          </table:table-cell>
          <table:table-cell office:value-type="float" office:value="1.04548" calcext:value-type="float">
            <text:p>1.04548</text:p>
          </table:table-cell>
          <table:table-cell office:value-type="float" office:value="1" calcext:value-type="float">
            <text:p>1</text:p>
          </table:table-cell>
          <table:table-cell office:value-type="float" office:value="0.654545" calcext:value-type="float">
            <text:p>0.65454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210033" calcext:value-type="float">
            <text:p>0.0210033</text:p>
          </table:table-cell>
          <table:table-cell office:value-type="float" office:value="2.50905" calcext:value-type="float">
            <text:p>2.50905</text:p>
          </table:table-cell>
          <table:table-cell office:value-type="float" office:value="1" calcext:value-type="float">
            <text:p>1</text:p>
          </table:table-cell>
          <table:table-cell office:value-type="float" office:value="0.318182" calcext:value-type="float">
            <text:p>0.31818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.0218835" calcext:value-type="float">
            <text:p>0.0218835</text:p>
          </table:table-cell>
          <table:table-cell office:value-type="float" office:value="1.14694" calcext:value-type="float">
            <text:p>1.14694</text:p>
          </table:table-cell>
          <table:table-cell office:value-type="float" office:value="1" calcext:value-type="float">
            <text:p>1</text:p>
          </table:table-cell>
          <table:table-cell office:value-type="float" office:value="0.640909" calcext:value-type="float">
            <text:p>0.64090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253594" calcext:value-type="float">
            <text:p>0.0253594</text:p>
          </table:table-cell>
          <table:table-cell office:value-type="float" office:value="2.75926" calcext:value-type="float">
            <text:p>2.75926</text:p>
          </table:table-cell>
          <table:table-cell office:value-type="float" office:value="1" calcext:value-type="float">
            <text:p>1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0250747" calcext:value-type="float">
            <text:p>0.0250747</text:p>
          </table:table-cell>
          <table:table-cell office:value-type="float" office:value="1.07704" calcext:value-type="float">
            <text:p>1.07704</text:p>
          </table:table-cell>
          <table:table-cell office:value-type="float" office:value="1" calcext:value-type="float">
            <text:p>1</text:p>
          </table:table-cell>
          <table:table-cell office:value-type="float" office:value="0.604545" calcext:value-type="float">
            <text:p>0.60454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0952036" calcext:value-type="float">
            <text:p>0.00952036</text:p>
          </table:table-cell>
          <table:table-cell office:value-type="float" office:value="3.17188" calcext:value-type="float">
            <text:p>3.17188</text:p>
          </table:table-cell>
          <table:table-cell office:value-type="float" office:value="1" calcext:value-type="float">
            <text:p>1</text:p>
          </table:table-cell>
          <table:table-cell office:value-type="float" office:value="0.290909" calcext:value-type="float">
            <text:p>0.29090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.0237337" calcext:value-type="float">
            <text:p>0.0237337</text:p>
          </table:table-cell>
          <table:table-cell office:value-type="float" office:value="1.12898" calcext:value-type="float">
            <text:p>1.12898</text:p>
          </table:table-cell>
          <table:table-cell office:value-type="float" office:value="1" calcext:value-type="float">
            <text:p>1</text:p>
          </table:table-cell>
          <table:table-cell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620423" calcext:value-type="float">
            <text:p>0.00620423</text:p>
          </table:table-cell>
          <table:table-cell office:value-type="float" office:value="3.0862" calcext:value-type="float">
            <text:p>3.0862</text:p>
          </table:table-cell>
          <table:table-cell office:value-type="float" office:value="1" calcext:value-type="float">
            <text:p>1</text:p>
          </table:table-cell>
          <table:table-cell office:value-type="float" office:value="0.309091" calcext:value-type="float">
            <text:p>0.309091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016462" calcext:value-type="float">
            <text:p>0.016462</text:p>
          </table:table-cell>
          <table:table-cell office:value-type="float" office:value="1.04112" calcext:value-type="float">
            <text:p>1.04112</text:p>
          </table:table-cell>
          <table:table-cell office:value-type="float" office:value="1" calcext:value-type="float">
            <text:p>1</text:p>
          </table:table-cell>
          <table:table-cell office:value-type="float" office:value="0.627273" calcext:value-type="float">
            <text:p>0.62727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0870066" calcext:value-type="float">
            <text:p>0.00870066</text:p>
          </table:table-cell>
          <table:table-cell office:value-type="float" office:value="2.96508" calcext:value-type="float">
            <text:p>2.96508</text:p>
          </table:table-cell>
          <table:table-cell office:value-type="float" office:value="1" calcext:value-type="float">
            <text:p>1</text:p>
          </table:table-cell>
          <table:table-cell office:value-type="float" office:value="0.309091" calcext:value-type="float">
            <text:p>0.309091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.0221917" calcext:value-type="float">
            <text:p>0.0221917</text:p>
          </table:table-cell>
          <table:table-cell office:value-type="float" office:value="1.01821" calcext:value-type="float">
            <text:p>1.01821</text:p>
          </table:table-cell>
          <table:table-cell office:value-type="float" office:value="1" calcext:value-type="float">
            <text:p>1</text:p>
          </table:table-cell>
          <table:table-cell office:value-type="float" office:value="0.640909" calcext:value-type="float">
            <text:p>0.64090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197433" calcext:value-type="float">
            <text:p>0.0197433</text:p>
          </table:table-cell>
          <table:table-cell office:value-type="float" office:value="2.96044" calcext:value-type="float">
            <text:p>2.96044</text:p>
          </table:table-cell>
          <table:table-cell office:value-type="float" office:value="0.985714" calcext:value-type="float">
            <text:p>0.985714</text:p>
          </table:table-cell>
          <table:table-cell office:value-type="float" office:value="0.277273" calcext:value-type="float">
            <text:p>0.277273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.0175489" calcext:value-type="float">
            <text:p>0.0175489</text:p>
          </table:table-cell>
          <table:table-cell office:value-type="float" office:value="1.05307" calcext:value-type="float">
            <text:p>1.05307</text:p>
          </table:table-cell>
          <table:table-cell office:value-type="float" office:value="1" calcext:value-type="float">
            <text:p>1</text:p>
          </table:table-cell>
          <table:table-cell office:value-type="float" office:value="0.631818" calcext:value-type="float">
            <text:p>0.6318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14386" calcext:value-type="float">
            <text:p>0.014386</text:p>
          </table:table-cell>
          <table:table-cell office:value-type="float" office:value="2.68997" calcext:value-type="float">
            <text:p>2.68997</text:p>
          </table:table-cell>
          <table:table-cell office:value-type="float" office:value="1" calcext:value-type="float">
            <text:p>1</text:p>
          </table:table-cell>
          <table:table-cell office:value-type="float" office:value="0.313636" calcext:value-type="float">
            <text:p>0.31363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014245" calcext:value-type="float">
            <text:p>0.014245</text:p>
          </table:table-cell>
          <table:table-cell office:value-type="float" office:value="1.07192" calcext:value-type="float">
            <text:p>1.07192</text:p>
          </table:table-cell>
          <table:table-cell office:value-type="float" office:value="1" calcext:value-type="float">
            <text:p>1</text:p>
          </table:table-cell>
          <table:table-cell office:value-type="float" office:value="0.645455" calcext:value-type="float">
            <text:p>0.6454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764858" calcext:value-type="float">
            <text:p>0.00764858</text:p>
          </table:table-cell>
          <table:table-cell office:value-type="float" office:value="2.62076" calcext:value-type="float">
            <text:p>2.62076</text:p>
          </table:table-cell>
          <table:table-cell office:value-type="float" office:value="1" calcext:value-type="float">
            <text:p>1</text:p>
          </table:table-cell>
          <table:table-cell office:value-type="float" office:value="0.304545" calcext:value-type="float">
            <text:p>0.304545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0133316" calcext:value-type="float">
            <text:p>0.0133316</text:p>
          </table:table-cell>
          <table:table-cell office:value-type="float" office:value="1.03331" calcext:value-type="float">
            <text:p>1.03331</text:p>
          </table:table-cell>
          <table:table-cell office:value-type="float" office:value="1" calcext:value-type="float">
            <text:p>1</text:p>
          </table:table-cell>
          <table:table-cell office:value-type="float" office:value="0.622727" calcext:value-type="float">
            <text:p>0.62272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111069" calcext:value-type="float">
            <text:p>0.0111069</text:p>
          </table:table-cell>
          <table:table-cell office:value-type="float" office:value="2.55033" calcext:value-type="float">
            <text:p>2.55033</text:p>
          </table:table-cell>
          <table:table-cell office:value-type="float" office:value="1" calcext:value-type="float">
            <text:p>1</text:p>
          </table:table-cell>
          <table:table-cell office:value-type="float" office:value="0.318182" calcext:value-type="float">
            <text:p>0.318182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0260448" calcext:value-type="float">
            <text:p>0.0260448</text:p>
          </table:table-cell>
          <table:table-cell office:value-type="float" office:value="1.05196" calcext:value-type="float">
            <text:p>1.05196</text:p>
          </table:table-cell>
          <table:table-cell office:value-type="float" office:value="1" calcext:value-type="float">
            <text:p>1</text:p>
          </table:table-cell>
          <table:table-cell office:value-type="float" office:value="0.622727" calcext:value-type="float">
            <text:p>0.62272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45914" calcext:value-type="float">
            <text:p>0.0045914</text:p>
          </table:table-cell>
          <table:table-cell office:value-type="float" office:value="2.58507" calcext:value-type="float">
            <text:p>2.58507</text:p>
          </table:table-cell>
          <table:table-cell office:value-type="float" office:value="1" calcext:value-type="float">
            <text:p>1</text:p>
          </table:table-cell>
          <table:table-cell office:value-type="float" office:value="0.327273" calcext:value-type="float">
            <text:p>0.32727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0166002" calcext:value-type="float">
            <text:p>0.0166002</text:p>
          </table:table-cell>
          <table:table-cell office:value-type="float" office:value="1.03937" calcext:value-type="float">
            <text:p>1.03937</text:p>
          </table:table-cell>
          <table:table-cell office:value-type="float" office:value="1" calcext:value-type="float">
            <text:p>1</text:p>
          </table:table-cell>
          <table:table-cell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0499161" calcext:value-type="float">
            <text:p>0.00499161</text:p>
          </table:table-cell>
          <table:table-cell office:value-type="float" office:value="2.44602" calcext:value-type="float">
            <text:p>2.44602</text:p>
          </table:table-cell>
          <table:table-cell office:value-type="float" office:value="1" calcext:value-type="float">
            <text:p>1</text:p>
          </table:table-cell>
          <table:table-cell office:value-type="float" office:value="0.331818" calcext:value-type="float">
            <text:p>0.33181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014259" calcext:value-type="float">
            <text:p>0.014259</text:p>
          </table:table-cell>
          <table:table-cell office:value-type="float" office:value="1.04041" calcext:value-type="float">
            <text:p>1.04041</text:p>
          </table:table-cell>
          <table:table-cell office:value-type="float" office:value="1" calcext:value-type="float">
            <text:p>1</text:p>
          </table:table-cell>
          <table:table-cell office:value-type="float" office:value="0.618182" calcext:value-type="float">
            <text:p>0.618182</text:p>
          </table:table-cell>
        </table:table-row>
      </table:table>
      <table:table table:name="A_Summary" table:style-name="ta1">
        <table:shapes>
          <draw:frame draw:z-index="0" draw:style-name="gr1" draw:text-style-name="P1" svg:width="337.29mm" svg:height="142.9mm" svg:x="0mm" svg:y="250.22mm">
            <loext:p draw:notify-on-update-of-ranges="A_Summary.A3:A_Summary.A4 A_Summary.A5:A_Summary.A54 A_Summary.B5:A_Summary.B54 A_Summary.C5:A_Summary.C54 A_Summary.D5:A_Summary.D54 A_Summary.E5:A_Summary.E54 A_Summary.F5:A_Summary.F54 A_Summary.G5:A_Summary.G5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37.29mm" svg:height="142.9mm" svg:x="0mm" svg:y="394.18mm">
            <loext:p draw:notify-on-update-of-ranges="A_Summary.I3:A_Summary.I4 A_Summary.I5:A_Summary.I54 A_Summary.J5:A_Summary.J54 A_Summary.K5:A_Summary.K54 A_Summary.L5:A_Summary.L54 A_Summary.M5:A_Summary.M54 A_Summary.N5:A_Summary.N54 A_Summary.O5:A_Summary.O5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37.29mm" svg:height="142.9mm" svg:x="0.01mm" svg:y="794.74mm">
            <loext:p draw:notify-on-update-of-ranges="A_Summary.A124:A_Summary.A125 A_Summary.A126:A_Summary.A175 A_Summary.B126:A_Summary.B175 A_Summary.C126:A_Summary.C175 A_Summary.D126:A_Summary.D175 A_Summary.E126:A_Summary.E175 A_Summary.F126:A_Summary.F175 A_Summary.G126:A_Summary.G17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37.29mm" svg:height="142.9mm" svg:x="0.01mm" svg:y="939.23mm">
            <loext:p draw:notify-on-update-of-ranges="A_Summary.I124:A_Summary.I125 A_Summary.I126:A_Summary.I175 A_Summary.J126:A_Summary.J175 A_Summary.K126:A_Summary.K175 A_Summary.L126:A_Summary.L175 A_Summary.M126:A_Summary.M175 A_Summary.N126:A_Summary.N175 A_Summary.O126:A_Summary.O17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■検証パターン1 学習データ:評価データ = 7: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ain-accuracy</text:p>
          </table:table-cell>
          <table:table-cell table:number-columns-repeated="7"/>
          <table:table-cell office:value-type="string" calcext:value-type="string">
            <text:p>validation-accuracy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2">
            <text:p>epoch</text:p>
          </table:table-cell>
          <table:table-cell table:style-name="ce1" office:value-type="string" calcext:value-type="string" table:number-columns-spanned="3" table:number-rows-spanned="1">
            <text:p>転移学習なし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転移学習あり</text:p>
          </table:table-cell>
          <table:covered-table-cell table:number-columns-repeated="2"/>
          <table:table-cell/>
          <table:table-cell table:style-name="ce1" office:value-type="string" calcext:value-type="string" table:number-columns-spanned="1" table:number-rows-spanned="2">
            <text:p>epoch</text:p>
          </table:table-cell>
          <table:table-cell table:style-name="ce1" office:value-type="string" calcext:value-type="string" table:number-columns-spanned="3" table:number-rows-spanned="1">
            <text:p>転移学習なし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転移学習あり</text:p>
          </table:table-cell>
          <table:covered-table-cell table:number-columns-repeated="2"/>
        </table:table-row>
        <table:table-row table:style-name="ro1">
          <table:covered-table-cell/>
          <table:table-cell office:value-type="string" calcext:value-type="string">
            <text:p>A_8</text:p>
          </table:table-cell>
          <table:table-cell office:value-type="string" calcext:value-type="string">
            <text:p>A_16</text:p>
          </table:table-cell>
          <table:table-cell office:value-type="string" calcext:value-type="string">
            <text:p>A_32</text:p>
          </table:table-cell>
          <table:table-cell office:value-type="string" calcext:value-type="string">
            <text:p>A_8</text:p>
          </table:table-cell>
          <table:table-cell office:value-type="string" calcext:value-type="string">
            <text:p>A_16</text:p>
          </table:table-cell>
          <table:table-cell office:value-type="string" calcext:value-type="string">
            <text:p>A_32</text:p>
          </table:table-cell>
          <table:table-cell/>
          <table:covered-table-cell/>
          <table:table-cell office:value-type="string" calcext:value-type="string">
            <text:p>A_8</text:p>
          </table:table-cell>
          <table:table-cell office:value-type="string" calcext:value-type="string">
            <text:p>A_16</text:p>
          </table:table-cell>
          <table:table-cell office:value-type="string" calcext:value-type="string">
            <text:p>A_32</text:p>
          </table:table-cell>
          <table:table-cell office:value-type="string" calcext:value-type="string">
            <text:p>A_8</text:p>
          </table:table-cell>
          <table:table-cell office:value-type="string" calcext:value-type="string">
            <text:p>A_16</text:p>
          </table:table-cell>
          <table:table-cell office:value-type="string" calcext:value-type="string">
            <text:p>A_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A_8.D5]" office:value-type="float" office:value="0.15" calcext:value-type="float">
            <text:p>0.15</text:p>
          </table:table-cell>
          <table:table-cell table:formula="of:=[A_16.D5]" office:value-type="float" office:value="0.159091" calcext:value-type="float">
            <text:p>0.159091</text:p>
          </table:table-cell>
          <table:table-cell table:formula="of:=[A_32.D5]" office:value-type="float" office:value="0.177273" calcext:value-type="float">
            <text:p>0.177273</text:p>
          </table:table-cell>
          <table:table-cell table:formula="of:=[A_8.J5]" office:value-type="float" office:value="0.195455" calcext:value-type="float">
            <text:p>0.195455</text:p>
          </table:table-cell>
          <table:table-cell table:formula="of:=[A_16.J5]" office:value-type="float" office:value="0.181818" calcext:value-type="float">
            <text:p>0.181818</text:p>
          </table:table-cell>
          <table:table-cell table:formula="of:=[A_32.J5]" office:value-type="float" office:value="0.195455" calcext:value-type="float">
            <text:p>0.195455</text:p>
          </table:table-cell>
          <table:table-cell/>
          <table:table-cell office:value-type="float" office:value="1" calcext:value-type="float">
            <text:p>1</text:p>
          </table:table-cell>
          <table:table-cell table:formula="of:=[A_8.E5]" office:value-type="float" office:value="0.25" calcext:value-type="float">
            <text:p>0.25</text:p>
          </table:table-cell>
          <table:table-cell table:formula="of:=[A_16.E5]" office:value-type="float" office:value="0.152778" calcext:value-type="float">
            <text:p>0.152778</text:p>
          </table:table-cell>
          <table:table-cell table:formula="of:=[A_32.E5]" office:value-type="float" office:value="0.152778" calcext:value-type="float">
            <text:p>0.152778</text:p>
          </table:table-cell>
          <table:table-cell table:formula="of:=[A_8.K5]" office:value-type="float" office:value="0.263889" calcext:value-type="float">
            <text:p>0.263889</text:p>
          </table:table-cell>
          <table:table-cell table:formula="of:=[A_16.K5]" office:value-type="float" office:value="0.166667" calcext:value-type="float">
            <text:p>0.166667</text:p>
          </table:table-cell>
          <table:table-cell table:formula="of:=[A_32.K5]" office:value-type="float" office:value="0.333333" calcext:value-type="float">
            <text:p>0.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A_8.D6]" office:value-type="float" office:value="0.286364" calcext:value-type="float">
            <text:p>0.286364</text:p>
          </table:table-cell>
          <table:table-cell table:formula="of:=[A_16.D6]" office:value-type="float" office:value="0.140909" calcext:value-type="float">
            <text:p>0.140909</text:p>
          </table:table-cell>
          <table:table-cell table:formula="of:=[A_32.D6]" office:value-type="float" office:value="0.127273" calcext:value-type="float">
            <text:p>0.127273</text:p>
          </table:table-cell>
          <table:table-cell table:formula="of:=[A_8.J6]" office:value-type="float" office:value="0.327273" calcext:value-type="float">
            <text:p>0.327273</text:p>
          </table:table-cell>
          <table:table-cell table:formula="of:=[A_16.J6]" office:value-type="float" office:value="0.368182" calcext:value-type="float">
            <text:p>0.368182</text:p>
          </table:table-cell>
          <table:table-cell table:formula="of:=[A_32.J6]" office:value-type="float" office:value="0.636364" calcext:value-type="float">
            <text:p>0.636364</text:p>
          </table:table-cell>
          <table:table-cell/>
          <table:table-cell office:value-type="float" office:value="2" calcext:value-type="float">
            <text:p>2</text:p>
          </table:table-cell>
          <table:table-cell table:formula="of:=[A_8.E6]" office:value-type="float" office:value="0.263889" calcext:value-type="float">
            <text:p>0.263889</text:p>
          </table:table-cell>
          <table:table-cell table:formula="of:=[A_16.E6]" office:value-type="float" office:value="0.180556" calcext:value-type="float">
            <text:p>0.180556</text:p>
          </table:table-cell>
          <table:table-cell table:formula="of:=[A_32.E6]" office:value-type="float" office:value="0.111111" calcext:value-type="float">
            <text:p>0.111111</text:p>
          </table:table-cell>
          <table:table-cell table:formula="of:=[A_8.K6]" office:value-type="float" office:value="0.416667" calcext:value-type="float">
            <text:p>0.416667</text:p>
          </table:table-cell>
          <table:table-cell table:formula="of:=[A_16.K6]" office:value-type="float" office:value="0.444444" calcext:value-type="float">
            <text:p>0.444444</text:p>
          </table:table-cell>
          <table:table-cell table:formula="of:=[A_32.K6]" office:value-type="float" office:value="0.583333" calcext:value-type="float">
            <text:p>0.58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A_8.D7]" office:value-type="float" office:value="0.340909" calcext:value-type="float">
            <text:p>0.340909</text:p>
          </table:table-cell>
          <table:table-cell table:formula="of:=[A_16.D7]" office:value-type="float" office:value="0.168182" calcext:value-type="float">
            <text:p>0.168182</text:p>
          </table:table-cell>
          <table:table-cell table:formula="of:=[A_32.D7]" office:value-type="float" office:value="0.168182" calcext:value-type="float">
            <text:p>0.168182</text:p>
          </table:table-cell>
          <table:table-cell table:formula="of:=[A_8.J7]" office:value-type="float" office:value="0.390909" calcext:value-type="float">
            <text:p>0.390909</text:p>
          </table:table-cell>
          <table:table-cell table:formula="of:=[A_16.J7]" office:value-type="float" office:value="0.659091" calcext:value-type="float">
            <text:p>0.659091</text:p>
          </table:table-cell>
          <table:table-cell table:formula="of:=[A_32.J7]" office:value-type="float" office:value="0.772727" calcext:value-type="float">
            <text:p>0.772727</text:p>
          </table:table-cell>
          <table:table-cell/>
          <table:table-cell office:value-type="float" office:value="3" calcext:value-type="float">
            <text:p>3</text:p>
          </table:table-cell>
          <table:table-cell table:formula="of:=[A_8.E7]" office:value-type="float" office:value="0.263889" calcext:value-type="float">
            <text:p>0.263889</text:p>
          </table:table-cell>
          <table:table-cell table:formula="of:=[A_16.E7]" office:value-type="float" office:value="0.25" calcext:value-type="float">
            <text:p>0.25</text:p>
          </table:table-cell>
          <table:table-cell table:formula="of:=[A_32.E7]" office:value-type="float" office:value="0.180556" calcext:value-type="float">
            <text:p>0.180556</text:p>
          </table:table-cell>
          <table:table-cell table:formula="of:=[A_8.K7]" office:value-type="float" office:value="0.375" calcext:value-type="float">
            <text:p>0.375</text:p>
          </table:table-cell>
          <table:table-cell table:formula="of:=[A_16.K7]" office:value-type="float" office:value="0.597222" calcext:value-type="float">
            <text:p>0.597222</text:p>
          </table:table-cell>
          <table:table-cell table:formula="of:=[A_32.K7]"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A_8.D8]" office:value-type="float" office:value="0.418182" calcext:value-type="float">
            <text:p>0.418182</text:p>
          </table:table-cell>
          <table:table-cell table:formula="of:=[A_16.D8]" office:value-type="float" office:value="0.281818" calcext:value-type="float">
            <text:p>0.281818</text:p>
          </table:table-cell>
          <table:table-cell table:formula="of:=[A_32.D8]" office:value-type="float" office:value="0.213636" calcext:value-type="float">
            <text:p>0.213636</text:p>
          </table:table-cell>
          <table:table-cell table:formula="of:=[A_8.J8]" office:value-type="float" office:value="0.504545" calcext:value-type="float">
            <text:p>0.504545</text:p>
          </table:table-cell>
          <table:table-cell table:formula="of:=[A_16.J8]" office:value-type="float" office:value="0.795455" calcext:value-type="float">
            <text:p>0.795455</text:p>
          </table:table-cell>
          <table:table-cell table:formula="of:=[A_32.J8]" office:value-type="float" office:value="0.85" calcext:value-type="float">
            <text:p>0.85</text:p>
          </table:table-cell>
          <table:table-cell/>
          <table:table-cell office:value-type="float" office:value="4" calcext:value-type="float">
            <text:p>4</text:p>
          </table:table-cell>
          <table:table-cell table:formula="of:=[A_8.E8]" office:value-type="float" office:value="0.458333" calcext:value-type="float">
            <text:p>0.458333</text:p>
          </table:table-cell>
          <table:table-cell table:formula="of:=[A_16.E8]" office:value-type="float" office:value="0.25" calcext:value-type="float">
            <text:p>0.25</text:p>
          </table:table-cell>
          <table:table-cell table:formula="of:=[A_32.E8]" office:value-type="float" office:value="0.25" calcext:value-type="float">
            <text:p>0.25</text:p>
          </table:table-cell>
          <table:table-cell table:formula="of:=[A_8.K8]" office:value-type="float" office:value="0.458333" calcext:value-type="float">
            <text:p>0.458333</text:p>
          </table:table-cell>
          <table:table-cell table:formula="of:=[A_16.K8]" office:value-type="float" office:value="0.597222" calcext:value-type="float">
            <text:p>0.597222</text:p>
          </table:table-cell>
          <table:table-cell table:formula="of:=[A_32.K8]" office:value-type="float" office:value="0.680556" calcext:value-type="float">
            <text:p>0.6805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A_8.D9]" office:value-type="float" office:value="0.490909" calcext:value-type="float">
            <text:p>0.490909</text:p>
          </table:table-cell>
          <table:table-cell table:formula="of:=[A_16.D9]" office:value-type="float" office:value="0.295455" calcext:value-type="float">
            <text:p>0.295455</text:p>
          </table:table-cell>
          <table:table-cell table:formula="of:=[A_32.D9]" office:value-type="float" office:value="0.222727" calcext:value-type="float">
            <text:p>0.222727</text:p>
          </table:table-cell>
          <table:table-cell table:formula="of:=[A_8.J9]" office:value-type="float" office:value="0.613636" calcext:value-type="float">
            <text:p>0.613636</text:p>
          </table:table-cell>
          <table:table-cell table:formula="of:=[A_16.J9]" office:value-type="float" office:value="0.868182" calcext:value-type="float">
            <text:p>0.868182</text:p>
          </table:table-cell>
          <table:table-cell table:formula="of:=[A_32.J9]" office:value-type="float" office:value="0.927273" calcext:value-type="float">
            <text:p>0.927273</text:p>
          </table:table-cell>
          <table:table-cell/>
          <table:table-cell office:value-type="float" office:value="5" calcext:value-type="float">
            <text:p>5</text:p>
          </table:table-cell>
          <table:table-cell table:formula="of:=[A_8.E9]" office:value-type="float" office:value="0.402778" calcext:value-type="float">
            <text:p>0.402778</text:p>
          </table:table-cell>
          <table:table-cell table:formula="of:=[A_16.E9]" office:value-type="float" office:value="0.291667" calcext:value-type="float">
            <text:p>0.291667</text:p>
          </table:table-cell>
          <table:table-cell table:formula="of:=[A_32.E9]" office:value-type="float" office:value="0.222222" calcext:value-type="float">
            <text:p>0.222222</text:p>
          </table:table-cell>
          <table:table-cell table:formula="of:=[A_8.K9]" office:value-type="float" office:value="0.527778" calcext:value-type="float">
            <text:p>0.527778</text:p>
          </table:table-cell>
          <table:table-cell table:formula="of:=[A_16.K9]" office:value-type="float" office:value="0.680556" calcext:value-type="float">
            <text:p>0.680556</text:p>
          </table:table-cell>
          <table:table-cell table:formula="of:=[A_32.K9]"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A_8.D10]" office:value-type="float" office:value="0.563636" calcext:value-type="float">
            <text:p>0.563636</text:p>
          </table:table-cell>
          <table:table-cell table:formula="of:=[A_16.D10]" office:value-type="float" office:value="0.390909" calcext:value-type="float">
            <text:p>0.390909</text:p>
          </table:table-cell>
          <table:table-cell table:formula="of:=[A_32.D10]" office:value-type="float" office:value="0.286364" calcext:value-type="float">
            <text:p>0.286364</text:p>
          </table:table-cell>
          <table:table-cell table:formula="of:=[A_8.J10]" office:value-type="float" office:value="0.672727" calcext:value-type="float">
            <text:p>0.672727</text:p>
          </table:table-cell>
          <table:table-cell table:formula="of:=[A_16.J10]" office:value-type="float" office:value="0.895455" calcext:value-type="float">
            <text:p>0.895455</text:p>
          </table:table-cell>
          <table:table-cell table:formula="of:=[A_32.J10]" office:value-type="float" office:value="0.981818" calcext:value-type="float">
            <text:p>0.981818</text:p>
          </table:table-cell>
          <table:table-cell/>
          <table:table-cell office:value-type="float" office:value="6" calcext:value-type="float">
            <text:p>6</text:p>
          </table:table-cell>
          <table:table-cell table:formula="of:=[A_8.E10]" office:value-type="float" office:value="0.402778" calcext:value-type="float">
            <text:p>0.402778</text:p>
          </table:table-cell>
          <table:table-cell table:formula="of:=[A_16.E10]" office:value-type="float" office:value="0.291667" calcext:value-type="float">
            <text:p>0.291667</text:p>
          </table:table-cell>
          <table:table-cell table:formula="of:=[A_32.E10]" office:value-type="float" office:value="0.291667" calcext:value-type="float">
            <text:p>0.291667</text:p>
          </table:table-cell>
          <table:table-cell table:formula="of:=[A_8.K10]" office:value-type="float" office:value="0.541667" calcext:value-type="float">
            <text:p>0.541667</text:p>
          </table:table-cell>
          <table:table-cell table:formula="of:=[A_16.K10]" office:value-type="float" office:value="0.652778" calcext:value-type="float">
            <text:p>0.652778</text:p>
          </table:table-cell>
          <table:table-cell table:formula="of:=[A_32.K10]"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A_8.D11]" office:value-type="float" office:value="0.645455" calcext:value-type="float">
            <text:p>0.645455</text:p>
          </table:table-cell>
          <table:table-cell table:formula="of:=[A_16.D11]" office:value-type="float" office:value="0.377273" calcext:value-type="float">
            <text:p>0.377273</text:p>
          </table:table-cell>
          <table:table-cell table:formula="of:=[A_32.D11]" office:value-type="float" office:value="0.245455" calcext:value-type="float">
            <text:p>0.245455</text:p>
          </table:table-cell>
          <table:table-cell table:formula="of:=[A_8.J11]" office:value-type="float" office:value="0.681818" calcext:value-type="float">
            <text:p>0.681818</text:p>
          </table:table-cell>
          <table:table-cell table:formula="of:=[A_16.J11]" office:value-type="float" office:value="0.922727" calcext:value-type="float">
            <text:p>0.922727</text:p>
          </table:table-cell>
          <table:table-cell table:formula="of:=[A_32.J11]" office:value-type="float" office:value="0.972727" calcext:value-type="float">
            <text:p>0.972727</text:p>
          </table:table-cell>
          <table:table-cell/>
          <table:table-cell office:value-type="float" office:value="7" calcext:value-type="float">
            <text:p>7</text:p>
          </table:table-cell>
          <table:table-cell table:formula="of:=[A_8.E11]" office:value-type="float" office:value="0.569444" calcext:value-type="float">
            <text:p>0.569444</text:p>
          </table:table-cell>
          <table:table-cell table:formula="of:=[A_16.E11]" office:value-type="float" office:value="0.319444" calcext:value-type="float">
            <text:p>0.319444</text:p>
          </table:table-cell>
          <table:table-cell table:formula="of:=[A_32.E11]" office:value-type="float" office:value="0.319444" calcext:value-type="float">
            <text:p>0.319444</text:p>
          </table:table-cell>
          <table:table-cell table:formula="of:=[A_8.K11]" office:value-type="float" office:value="0.583333" calcext:value-type="float">
            <text:p>0.583333</text:p>
          </table:table-cell>
          <table:table-cell table:formula="of:=[A_16.K11]" office:value-type="float" office:value="0.763889" calcext:value-type="float">
            <text:p>0.763889</text:p>
          </table:table-cell>
          <table:table-cell table:formula="of:=[A_32.K11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A_8.D12]" office:value-type="float" office:value="0.727273" calcext:value-type="float">
            <text:p>0.727273</text:p>
          </table:table-cell>
          <table:table-cell table:formula="of:=[A_16.D12]" office:value-type="float" office:value="0.486364" calcext:value-type="float">
            <text:p>0.486364</text:p>
          </table:table-cell>
          <table:table-cell table:formula="of:=[A_32.D12]" office:value-type="float" office:value="0.35" calcext:value-type="float">
            <text:p>0.35</text:p>
          </table:table-cell>
          <table:table-cell table:formula="of:=[A_8.J12]" office:value-type="float" office:value="0.736364" calcext:value-type="float">
            <text:p>0.736364</text:p>
          </table:table-cell>
          <table:table-cell table:formula="of:=[A_16.J12]" office:value-type="float" office:value="0.959091" calcext:value-type="float">
            <text:p>0.959091</text:p>
          </table:table-cell>
          <table:table-cell table:formula="of:=[A_32.J12]" office:value-type="float" office:value="0.981818" calcext:value-type="float">
            <text:p>0.981818</text:p>
          </table:table-cell>
          <table:table-cell/>
          <table:table-cell office:value-type="float" office:value="8" calcext:value-type="float">
            <text:p>8</text:p>
          </table:table-cell>
          <table:table-cell table:formula="of:=[A_8.E12]" office:value-type="float" office:value="0.430556" calcext:value-type="float">
            <text:p>0.430556</text:p>
          </table:table-cell>
          <table:table-cell table:formula="of:=[A_16.E12]" office:value-type="float" office:value="0.430556" calcext:value-type="float">
            <text:p>0.430556</text:p>
          </table:table-cell>
          <table:table-cell table:formula="of:=[A_32.E12]" office:value-type="float" office:value="0.263889" calcext:value-type="float">
            <text:p>0.263889</text:p>
          </table:table-cell>
          <table:table-cell table:formula="of:=[A_8.K12]" office:value-type="float" office:value="0.666667" calcext:value-type="float">
            <text:p>0.666667</text:p>
          </table:table-cell>
          <table:table-cell table:formula="of:=[A_16.K12]" office:value-type="float" office:value="0.652778" calcext:value-type="float">
            <text:p>0.652778</text:p>
          </table:table-cell>
          <table:table-cell table:formula="of:=[A_32.K12]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A_8.D13]" office:value-type="float" office:value="0.804545" calcext:value-type="float">
            <text:p>0.804545</text:p>
          </table:table-cell>
          <table:table-cell table:formula="of:=[A_16.D13]" office:value-type="float" office:value="0.559091" calcext:value-type="float">
            <text:p>0.559091</text:p>
          </table:table-cell>
          <table:table-cell table:formula="of:=[A_32.D13]" office:value-type="float" office:value="0.377273" calcext:value-type="float">
            <text:p>0.377273</text:p>
          </table:table-cell>
          <table:table-cell table:formula="of:=[A_8.J13]" office:value-type="float" office:value="0.786364" calcext:value-type="float">
            <text:p>0.786364</text:p>
          </table:table-cell>
          <table:table-cell table:formula="of:=[A_16.J13]" office:value-type="float" office:value="0.963636" calcext:value-type="float">
            <text:p>0.963636</text:p>
          </table:table-cell>
          <table:table-cell table:formula="of:=[A_32.J13]" office:value-type="float" office:value="0.995455" calcext:value-type="float">
            <text:p>0.995455</text:p>
          </table:table-cell>
          <table:table-cell/>
          <table:table-cell office:value-type="float" office:value="9" calcext:value-type="float">
            <text:p>9</text:p>
          </table:table-cell>
          <table:table-cell table:formula="of:=[A_8.E13]" office:value-type="float" office:value="0.5" calcext:value-type="float">
            <text:p>0.5</text:p>
          </table:table-cell>
          <table:table-cell table:formula="of:=[A_16.E13]" office:value-type="float" office:value="0.527778" calcext:value-type="float">
            <text:p>0.527778</text:p>
          </table:table-cell>
          <table:table-cell table:formula="of:=[A_32.E13]" office:value-type="float" office:value="0.361111" calcext:value-type="float">
            <text:p>0.361111</text:p>
          </table:table-cell>
          <table:table-cell table:formula="of:=[A_8.K13]" office:value-type="float" office:value="0.569444" calcext:value-type="float">
            <text:p>0.569444</text:p>
          </table:table-cell>
          <table:table-cell table:formula="of:=[A_16.K13]" office:value-type="float" office:value="0.763889" calcext:value-type="float">
            <text:p>0.763889</text:p>
          </table:table-cell>
          <table:table-cell table:formula="of:=[A_32.K13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A_8.D14]" office:value-type="float" office:value="0.772727" calcext:value-type="float">
            <text:p>0.772727</text:p>
          </table:table-cell>
          <table:table-cell table:formula="of:=[A_16.D14]" office:value-type="float" office:value="0.6" calcext:value-type="float">
            <text:p>0.6</text:p>
          </table:table-cell>
          <table:table-cell table:formula="of:=[A_32.D14]" office:value-type="float" office:value="0.431818" calcext:value-type="float">
            <text:p>0.431818</text:p>
          </table:table-cell>
          <table:table-cell table:formula="of:=[A_8.J14]" office:value-type="float" office:value="0.795455" calcext:value-type="float">
            <text:p>0.795455</text:p>
          </table:table-cell>
          <table:table-cell table:formula="of:=[A_16.J14]" office:value-type="float" office:value="0.968182" calcext:value-type="float">
            <text:p>0.968182</text:p>
          </table:table-cell>
          <table:table-cell table:formula="of:=[A_32.J14]" office:value-type="float" office:value="0.995455" calcext:value-type="float">
            <text:p>0.99545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A_8.E14]" office:value-type="float" office:value="0.416667" calcext:value-type="float">
            <text:p>0.416667</text:p>
          </table:table-cell>
          <table:table-cell table:formula="of:=[A_16.E14]" office:value-type="float" office:value="0.555556" calcext:value-type="float">
            <text:p>0.555556</text:p>
          </table:table-cell>
          <table:table-cell table:formula="of:=[A_32.E14]" office:value-type="float" office:value="0.319444" calcext:value-type="float">
            <text:p>0.319444</text:p>
          </table:table-cell>
          <table:table-cell table:formula="of:=[A_8.K14]" office:value-type="float" office:value="0.652778" calcext:value-type="float">
            <text:p>0.652778</text:p>
          </table:table-cell>
          <table:table-cell table:formula="of:=[A_16.K14]" office:value-type="float" office:value="0.75" calcext:value-type="float">
            <text:p>0.75</text:p>
          </table:table-cell>
          <table:table-cell table:formula="of:=[A_32.K14]"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A_8.D15]" office:value-type="float" office:value="0.836364" calcext:value-type="float">
            <text:p>0.836364</text:p>
          </table:table-cell>
          <table:table-cell table:formula="of:=[A_16.D15]" office:value-type="float" office:value="0.6" calcext:value-type="float">
            <text:p>0.6</text:p>
          </table:table-cell>
          <table:table-cell table:formula="of:=[A_32.D15]" office:value-type="float" office:value="0.481818" calcext:value-type="float">
            <text:p>0.481818</text:p>
          </table:table-cell>
          <table:table-cell table:formula="of:=[A_8.J15]" office:value-type="float" office:value="0.831818" calcext:value-type="float">
            <text:p>0.831818</text:p>
          </table:table-cell>
          <table:table-cell table:formula="of:=[A_16.J15]" office:value-type="float" office:value="0.990909" calcext:value-type="float">
            <text:p>0.990909</text:p>
          </table:table-cell>
          <table:table-cell table:formula="of:=[A_32.J15]" office:value-type="float" office:value="0.995455" calcext:value-type="float">
            <text:p>0.99545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A_8.E15]" office:value-type="float" office:value="0.472222" calcext:value-type="float">
            <text:p>0.472222</text:p>
          </table:table-cell>
          <table:table-cell table:formula="of:=[A_16.E15]" office:value-type="float" office:value="0.569444" calcext:value-type="float">
            <text:p>0.569444</text:p>
          </table:table-cell>
          <table:table-cell table:formula="of:=[A_32.E15]" office:value-type="float" office:value="0.319444" calcext:value-type="float">
            <text:p>0.319444</text:p>
          </table:table-cell>
          <table:table-cell table:formula="of:=[A_8.K15]" office:value-type="float" office:value="0.666667" calcext:value-type="float">
            <text:p>0.666667</text:p>
          </table:table-cell>
          <table:table-cell table:formula="of:=[A_16.K15]" office:value-type="float" office:value="0.791667" calcext:value-type="float">
            <text:p>0.791667</text:p>
          </table:table-cell>
          <table:table-cell table:formula="of:=[A_32.K15]"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A_8.D16]" office:value-type="float" office:value="0.840909" calcext:value-type="float">
            <text:p>0.840909</text:p>
          </table:table-cell>
          <table:table-cell table:formula="of:=[A_16.D16]" office:value-type="float" office:value="0.645455" calcext:value-type="float">
            <text:p>0.645455</text:p>
          </table:table-cell>
          <table:table-cell table:formula="of:=[A_32.D16]" office:value-type="float" office:value="0.527273" calcext:value-type="float">
            <text:p>0.527273</text:p>
          </table:table-cell>
          <table:table-cell table:formula="of:=[A_8.J16]" office:value-type="float" office:value="0.845455" calcext:value-type="float">
            <text:p>0.845455</text:p>
          </table:table-cell>
          <table:table-cell table:formula="of:=[A_16.J16]" office:value-type="float" office:value="0.986364" calcext:value-type="float">
            <text:p>0.986364</text:p>
          </table:table-cell>
          <table:table-cell table:formula="of:=[A_32.J16]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A_8.E16]" office:value-type="float" office:value="0.541667" calcext:value-type="float">
            <text:p>0.541667</text:p>
          </table:table-cell>
          <table:table-cell table:formula="of:=[A_16.E16]" office:value-type="float" office:value="0.597222" calcext:value-type="float">
            <text:p>0.597222</text:p>
          </table:table-cell>
          <table:table-cell table:formula="of:=[A_32.E16]" office:value-type="float" office:value="0.305556" calcext:value-type="float">
            <text:p>0.305556</text:p>
          </table:table-cell>
          <table:table-cell table:formula="of:=[A_8.K16]" office:value-type="float" office:value="0.638889" calcext:value-type="float">
            <text:p>0.638889</text:p>
          </table:table-cell>
          <table:table-cell table:formula="of:=[A_16.K16]" office:value-type="float" office:value="0.708333" calcext:value-type="float">
            <text:p>0.708333</text:p>
          </table:table-cell>
          <table:table-cell table:formula="of:=[A_32.K16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A_8.D17]" office:value-type="float" office:value="0.854545" calcext:value-type="float">
            <text:p>0.854545</text:p>
          </table:table-cell>
          <table:table-cell table:formula="of:=[A_16.D17]" office:value-type="float" office:value="0.718182" calcext:value-type="float">
            <text:p>0.718182</text:p>
          </table:table-cell>
          <table:table-cell table:formula="of:=[A_32.D17]" office:value-type="float" office:value="0.554545" calcext:value-type="float">
            <text:p>0.554545</text:p>
          </table:table-cell>
          <table:table-cell table:formula="of:=[A_8.J17]" office:value-type="float" office:value="0.859091" calcext:value-type="float">
            <text:p>0.859091</text:p>
          </table:table-cell>
          <table:table-cell table:formula="of:=[A_16.J17]" office:value-type="float" office:value="0.990909" calcext:value-type="float">
            <text:p>0.990909</text:p>
          </table:table-cell>
          <table:table-cell table:formula="of:=[A_32.J17]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A_8.E17]" office:value-type="float" office:value="0.583333" calcext:value-type="float">
            <text:p>0.583333</text:p>
          </table:table-cell>
          <table:table-cell table:formula="of:=[A_16.E17]" office:value-type="float" office:value="0.597222" calcext:value-type="float">
            <text:p>0.597222</text:p>
          </table:table-cell>
          <table:table-cell table:formula="of:=[A_32.E17]" office:value-type="float" office:value="0.444444" calcext:value-type="float">
            <text:p>0.444444</text:p>
          </table:table-cell>
          <table:table-cell table:formula="of:=[A_8.K17]" office:value-type="float" office:value="0.708333" calcext:value-type="float">
            <text:p>0.708333</text:p>
          </table:table-cell>
          <table:table-cell table:formula="of:=[A_16.K17]" office:value-type="float" office:value="0.763889" calcext:value-type="float">
            <text:p>0.763889</text:p>
          </table:table-cell>
          <table:table-cell table:formula="of:=[A_32.K17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A_8.D18]" office:value-type="float" office:value="0.918182" calcext:value-type="float">
            <text:p>0.918182</text:p>
          </table:table-cell>
          <table:table-cell table:formula="of:=[A_16.D18]" office:value-type="float" office:value="0.759091" calcext:value-type="float">
            <text:p>0.759091</text:p>
          </table:table-cell>
          <table:table-cell table:formula="of:=[A_32.D18]" office:value-type="float" office:value="0.6" calcext:value-type="float">
            <text:p>0.6</text:p>
          </table:table-cell>
          <table:table-cell table:formula="of:=[A_8.J18]" office:value-type="float" office:value="0.827273" calcext:value-type="float">
            <text:p>0.827273</text:p>
          </table:table-cell>
          <table:table-cell table:formula="of:=[A_16.J18]" office:value-type="float" office:value="0.977273" calcext:value-type="float">
            <text:p>0.977273</text:p>
          </table:table-cell>
          <table:table-cell table:formula="of:=[A_32.J18]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A_8.E18]" office:value-type="float" office:value="0.569444" calcext:value-type="float">
            <text:p>0.569444</text:p>
          </table:table-cell>
          <table:table-cell table:formula="of:=[A_16.E18]" office:value-type="float" office:value="0.597222" calcext:value-type="float">
            <text:p>0.597222</text:p>
          </table:table-cell>
          <table:table-cell table:formula="of:=[A_32.E18]" office:value-type="float" office:value="0.444444" calcext:value-type="float">
            <text:p>0.444444</text:p>
          </table:table-cell>
          <table:table-cell table:formula="of:=[A_8.K18]" office:value-type="float" office:value="0.708333" calcext:value-type="float">
            <text:p>0.708333</text:p>
          </table:table-cell>
          <table:table-cell table:formula="of:=[A_16.K18]" office:value-type="float" office:value="0.763889" calcext:value-type="float">
            <text:p>0.763889</text:p>
          </table:table-cell>
          <table:table-cell table:formula="of:=[A_32.K18]"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A_8.D19]" office:value-type="float" office:value="0.913636" calcext:value-type="float">
            <text:p>0.913636</text:p>
          </table:table-cell>
          <table:table-cell table:formula="of:=[A_16.D19]" office:value-type="float" office:value="0.790909" calcext:value-type="float">
            <text:p>0.790909</text:p>
          </table:table-cell>
          <table:table-cell table:formula="of:=[A_32.D19]" office:value-type="float" office:value="0.659091" calcext:value-type="float">
            <text:p>0.659091</text:p>
          </table:table-cell>
          <table:table-cell table:formula="of:=[A_8.J19]" office:value-type="float" office:value="0.863636" calcext:value-type="float">
            <text:p>0.863636</text:p>
          </table:table-cell>
          <table:table-cell table:formula="of:=[A_16.J19]" office:value-type="float" office:value="1" calcext:value-type="float">
            <text:p>1</text:p>
          </table:table-cell>
          <table:table-cell table:formula="of:=[A_32.J19]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A_8.E19]" office:value-type="float" office:value="0.569444" calcext:value-type="float">
            <text:p>0.569444</text:p>
          </table:table-cell>
          <table:table-cell table:formula="of:=[A_16.E19]" office:value-type="float" office:value="0.597222" calcext:value-type="float">
            <text:p>0.597222</text:p>
          </table:table-cell>
          <table:table-cell table:formula="of:=[A_32.E19]" office:value-type="float" office:value="0.486111" calcext:value-type="float">
            <text:p>0.486111</text:p>
          </table:table-cell>
          <table:table-cell table:formula="of:=[A_8.K19]" office:value-type="float" office:value="0.680556" calcext:value-type="float">
            <text:p>0.680556</text:p>
          </table:table-cell>
          <table:table-cell table:formula="of:=[A_16.K19]" office:value-type="float" office:value="0.722222" calcext:value-type="float">
            <text:p>0.722222</text:p>
          </table:table-cell>
          <table:table-cell table:formula="of:=[A_32.K19]"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A_8.D20]" office:value-type="float" office:value="0.936364" calcext:value-type="float">
            <text:p>0.936364</text:p>
          </table:table-cell>
          <table:table-cell table:formula="of:=[A_16.D20]" office:value-type="float" office:value="0.845455" calcext:value-type="float">
            <text:p>0.845455</text:p>
          </table:table-cell>
          <table:table-cell table:formula="of:=[A_32.D20]" office:value-type="float" office:value="0.663636" calcext:value-type="float">
            <text:p>0.663636</text:p>
          </table:table-cell>
          <table:table-cell table:formula="of:=[A_8.J20]" office:value-type="float" office:value="0.895455" calcext:value-type="float">
            <text:p>0.895455</text:p>
          </table:table-cell>
          <table:table-cell table:formula="of:=[A_16.J20]" office:value-type="float" office:value="0.995455" calcext:value-type="float">
            <text:p>0.995455</text:p>
          </table:table-cell>
          <table:table-cell table:formula="of:=[A_32.J20]"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A_8.E20]" office:value-type="float" office:value="0.541667" calcext:value-type="float">
            <text:p>0.541667</text:p>
          </table:table-cell>
          <table:table-cell table:formula="of:=[A_16.E20]" office:value-type="float" office:value="0.611111" calcext:value-type="float">
            <text:p>0.611111</text:p>
          </table:table-cell>
          <table:table-cell table:formula="of:=[A_32.E20]" office:value-type="float" office:value="0.472222" calcext:value-type="float">
            <text:p>0.472222</text:p>
          </table:table-cell>
          <table:table-cell table:formula="of:=[A_8.K20]" office:value-type="float" office:value="0.722222" calcext:value-type="float">
            <text:p>0.722222</text:p>
          </table:table-cell>
          <table:table-cell table:formula="of:=[A_16.K20]" office:value-type="float" office:value="0.819444" calcext:value-type="float">
            <text:p>0.819444</text:p>
          </table:table-cell>
          <table:table-cell table:formula="of:=[A_32.K20]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A_8.D21]" office:value-type="float" office:value="0.936364" calcext:value-type="float">
            <text:p>0.936364</text:p>
          </table:table-cell>
          <table:table-cell table:formula="of:=[A_16.D21]" office:value-type="float" office:value="0.840909" calcext:value-type="float">
            <text:p>0.840909</text:p>
          </table:table-cell>
          <table:table-cell table:formula="of:=[A_32.D21]" office:value-type="float" office:value="0.759091" calcext:value-type="float">
            <text:p>0.759091</text:p>
          </table:table-cell>
          <table:table-cell table:formula="of:=[A_8.J21]" office:value-type="float" office:value="0.895455" calcext:value-type="float">
            <text:p>0.895455</text:p>
          </table:table-cell>
          <table:table-cell table:formula="of:=[A_16.J21]" office:value-type="float" office:value="1" calcext:value-type="float">
            <text:p>1</text:p>
          </table:table-cell>
          <table:table-cell table:formula="of:=[A_32.J21]"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A_8.E21]" office:value-type="float" office:value="0.583333" calcext:value-type="float">
            <text:p>0.583333</text:p>
          </table:table-cell>
          <table:table-cell table:formula="of:=[A_16.E21]" office:value-type="float" office:value="0.486111" calcext:value-type="float">
            <text:p>0.486111</text:p>
          </table:table-cell>
          <table:table-cell table:formula="of:=[A_32.E21]" office:value-type="float" office:value="0.472222" calcext:value-type="float">
            <text:p>0.472222</text:p>
          </table:table-cell>
          <table:table-cell table:formula="of:=[A_8.K21]" office:value-type="float" office:value="0.736111" calcext:value-type="float">
            <text:p>0.736111</text:p>
          </table:table-cell>
          <table:table-cell table:formula="of:=[A_16.K21]" office:value-type="float" office:value="0.777778" calcext:value-type="float">
            <text:p>0.777778</text:p>
          </table:table-cell>
          <table:table-cell table:formula="of:=[A_32.K21]"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A_8.D22]" office:value-type="float" office:value="0.954545" calcext:value-type="float">
            <text:p>0.954545</text:p>
          </table:table-cell>
          <table:table-cell table:formula="of:=[A_16.D22]" office:value-type="float" office:value="0.868182" calcext:value-type="float">
            <text:p>0.868182</text:p>
          </table:table-cell>
          <table:table-cell table:formula="of:=[A_32.D22]" office:value-type="float" office:value="0.772727" calcext:value-type="float">
            <text:p>0.772727</text:p>
          </table:table-cell>
          <table:table-cell table:formula="of:=[A_8.J22]" office:value-type="float" office:value="0.909091" calcext:value-type="float">
            <text:p>0.909091</text:p>
          </table:table-cell>
          <table:table-cell table:formula="of:=[A_16.J22]" office:value-type="float" office:value="1" calcext:value-type="float">
            <text:p>1</text:p>
          </table:table-cell>
          <table:table-cell table:formula="of:=[A_32.J22]" office:value-type="float" office:value="0.995455" calcext:value-type="float">
            <text:p>0.995455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A_8.E22]" office:value-type="float" office:value="0.625" calcext:value-type="float">
            <text:p>0.625</text:p>
          </table:table-cell>
          <table:table-cell table:formula="of:=[A_16.E22]" office:value-type="float" office:value="0.666667" calcext:value-type="float">
            <text:p>0.666667</text:p>
          </table:table-cell>
          <table:table-cell table:formula="of:=[A_32.E22]" office:value-type="float" office:value="0.5" calcext:value-type="float">
            <text:p>0.5</text:p>
          </table:table-cell>
          <table:table-cell table:formula="of:=[A_8.K22]" office:value-type="float" office:value="0.680556" calcext:value-type="float">
            <text:p>0.680556</text:p>
          </table:table-cell>
          <table:table-cell table:formula="of:=[A_16.K22]" office:value-type="float" office:value="0.736111" calcext:value-type="float">
            <text:p>0.736111</text:p>
          </table:table-cell>
          <table:table-cell table:formula="of:=[A_32.K22]"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A_8.D23]" office:value-type="float" office:value="0.954545" calcext:value-type="float">
            <text:p>0.954545</text:p>
          </table:table-cell>
          <table:table-cell table:formula="of:=[A_16.D23]" office:value-type="float" office:value="0.886364" calcext:value-type="float">
            <text:p>0.886364</text:p>
          </table:table-cell>
          <table:table-cell table:formula="of:=[A_32.D23]" office:value-type="float" office:value="0.827273" calcext:value-type="float">
            <text:p>0.827273</text:p>
          </table:table-cell>
          <table:table-cell table:formula="of:=[A_8.J23]" office:value-type="float" office:value="0.945455" calcext:value-type="float">
            <text:p>0.945455</text:p>
          </table:table-cell>
          <table:table-cell table:formula="of:=[A_16.J23]" office:value-type="float" office:value="1" calcext:value-type="float">
            <text:p>1</text:p>
          </table:table-cell>
          <table:table-cell table:formula="of:=[A_32.J23]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A_8.E23]" office:value-type="float" office:value="0.583333" calcext:value-type="float">
            <text:p>0.583333</text:p>
          </table:table-cell>
          <table:table-cell table:formula="of:=[A_16.E23]" office:value-type="float" office:value="0.541667" calcext:value-type="float">
            <text:p>0.541667</text:p>
          </table:table-cell>
          <table:table-cell table:formula="of:=[A_32.E23]" office:value-type="float" office:value="0.541667" calcext:value-type="float">
            <text:p>0.541667</text:p>
          </table:table-cell>
          <table:table-cell table:formula="of:=[A_8.K23]" office:value-type="float" office:value="0.694444" calcext:value-type="float">
            <text:p>0.694444</text:p>
          </table:table-cell>
          <table:table-cell table:formula="of:=[A_16.K23]" office:value-type="float" office:value="0.763889" calcext:value-type="float">
            <text:p>0.763889</text:p>
          </table:table-cell>
          <table:table-cell table:formula="of:=[A_32.K23]"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A_8.D24]" office:value-type="float" office:value="0.940909" calcext:value-type="float">
            <text:p>0.940909</text:p>
          </table:table-cell>
          <table:table-cell table:formula="of:=[A_16.D24]" office:value-type="float" office:value="0.922727" calcext:value-type="float">
            <text:p>0.922727</text:p>
          </table:table-cell>
          <table:table-cell table:formula="of:=[A_32.D24]" office:value-type="float" office:value="0.827273" calcext:value-type="float">
            <text:p>0.827273</text:p>
          </table:table-cell>
          <table:table-cell table:formula="of:=[A_8.J24]" office:value-type="float" office:value="0.931818" calcext:value-type="float">
            <text:p>0.931818</text:p>
          </table:table-cell>
          <table:table-cell table:formula="of:=[A_16.J24]" office:value-type="float" office:value="1" calcext:value-type="float">
            <text:p>1</text:p>
          </table:table-cell>
          <table:table-cell table:formula="of:=[A_32.J24]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A_8.E24]" office:value-type="float" office:value="0.583333" calcext:value-type="float">
            <text:p>0.583333</text:p>
          </table:table-cell>
          <table:table-cell table:formula="of:=[A_16.E24]" office:value-type="float" office:value="0.583333" calcext:value-type="float">
            <text:p>0.583333</text:p>
          </table:table-cell>
          <table:table-cell table:formula="of:=[A_32.E24]" office:value-type="float" office:value="0.5" calcext:value-type="float">
            <text:p>0.5</text:p>
          </table:table-cell>
          <table:table-cell table:formula="of:=[A_8.K24]" office:value-type="float" office:value="0.736111" calcext:value-type="float">
            <text:p>0.736111</text:p>
          </table:table-cell>
          <table:table-cell table:formula="of:=[A_16.K24]" office:value-type="float" office:value="0.777778" calcext:value-type="float">
            <text:p>0.777778</text:p>
          </table:table-cell>
          <table:table-cell table:formula="of:=[A_32.K24]" office:value-type="float" office:value="0.722222" calcext:value-type="float">
            <text:p>0.72222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A_8.D25]" office:value-type="float" office:value="0.986364" calcext:value-type="float">
            <text:p>0.986364</text:p>
          </table:table-cell>
          <table:table-cell table:formula="of:=[A_16.D25]" office:value-type="float" office:value="0.9" calcext:value-type="float">
            <text:p>0.9</text:p>
          </table:table-cell>
          <table:table-cell table:formula="of:=[A_32.D25]" office:value-type="float" office:value="0.840909" calcext:value-type="float">
            <text:p>0.840909</text:p>
          </table:table-cell>
          <table:table-cell table:formula="of:=[A_8.J25]" office:value-type="float" office:value="0.936364" calcext:value-type="float">
            <text:p>0.936364</text:p>
          </table:table-cell>
          <table:table-cell table:formula="of:=[A_16.J25]" office:value-type="float" office:value="0.995455" calcext:value-type="float">
            <text:p>0.995455</text:p>
          </table:table-cell>
          <table:table-cell table:formula="of:=[A_32.J25]" office:value-type="float" office:value="0.995455" calcext:value-type="float">
            <text:p>0.995455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A_8.E25]" office:value-type="float" office:value="0.569444" calcext:value-type="float">
            <text:p>0.569444</text:p>
          </table:table-cell>
          <table:table-cell table:formula="of:=[A_16.E25]" office:value-type="float" office:value="0.694444" calcext:value-type="float">
            <text:p>0.694444</text:p>
          </table:table-cell>
          <table:table-cell table:formula="of:=[A_32.E25]" office:value-type="float" office:value="0.5" calcext:value-type="float">
            <text:p>0.5</text:p>
          </table:table-cell>
          <table:table-cell table:formula="of:=[A_8.K25]" office:value-type="float" office:value="0.736111" calcext:value-type="float">
            <text:p>0.736111</text:p>
          </table:table-cell>
          <table:table-cell table:formula="of:=[A_16.K25]" office:value-type="float" office:value="0.833333" calcext:value-type="float">
            <text:p>0.833333</text:p>
          </table:table-cell>
          <table:table-cell table:formula="of:=[A_32.K25]"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A_8.D26]" office:value-type="float" office:value="0.968182" calcext:value-type="float">
            <text:p>0.968182</text:p>
          </table:table-cell>
          <table:table-cell table:formula="of:=[A_16.D26]" office:value-type="float" office:value="0.931818" calcext:value-type="float">
            <text:p>0.931818</text:p>
          </table:table-cell>
          <table:table-cell table:formula="of:=[A_32.D26]" office:value-type="float" office:value="0.895455" calcext:value-type="float">
            <text:p>0.895455</text:p>
          </table:table-cell>
          <table:table-cell table:formula="of:=[A_8.J26]" office:value-type="float" office:value="0.931818" calcext:value-type="float">
            <text:p>0.931818</text:p>
          </table:table-cell>
          <table:table-cell table:formula="of:=[A_16.J26]" office:value-type="float" office:value="1" calcext:value-type="float">
            <text:p>1</text:p>
          </table:table-cell>
          <table:table-cell table:formula="of:=[A_32.J26]"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A_8.E26]" office:value-type="float" office:value="0.611111" calcext:value-type="float">
            <text:p>0.611111</text:p>
          </table:table-cell>
          <table:table-cell table:formula="of:=[A_16.E26]" office:value-type="float" office:value="0.680556" calcext:value-type="float">
            <text:p>0.680556</text:p>
          </table:table-cell>
          <table:table-cell table:formula="of:=[A_32.E26]" office:value-type="float" office:value="0.569444" calcext:value-type="float">
            <text:p>0.569444</text:p>
          </table:table-cell>
          <table:table-cell table:formula="of:=[A_8.K26]" office:value-type="float" office:value="0.708333" calcext:value-type="float">
            <text:p>0.708333</text:p>
          </table:table-cell>
          <table:table-cell table:formula="of:=[A_16.K26]" office:value-type="float" office:value="0.819444" calcext:value-type="float">
            <text:p>0.819444</text:p>
          </table:table-cell>
          <table:table-cell table:formula="of:=[A_32.K26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A_8.D27]" office:value-type="float" office:value="0.963636" calcext:value-type="float">
            <text:p>0.963636</text:p>
          </table:table-cell>
          <table:table-cell table:formula="of:=[A_16.D27]" office:value-type="float" office:value="0.927273" calcext:value-type="float">
            <text:p>0.927273</text:p>
          </table:table-cell>
          <table:table-cell table:formula="of:=[A_32.D27]" office:value-type="float" office:value="0.904545" calcext:value-type="float">
            <text:p>0.904545</text:p>
          </table:table-cell>
          <table:table-cell table:formula="of:=[A_8.J27]" office:value-type="float" office:value="0.95" calcext:value-type="float">
            <text:p>0.95</text:p>
          </table:table-cell>
          <table:table-cell table:formula="of:=[A_16.J27]" office:value-type="float" office:value="1" calcext:value-type="float">
            <text:p>1</text:p>
          </table:table-cell>
          <table:table-cell table:formula="of:=[A_32.J27]"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A_8.E27]" office:value-type="float" office:value="0.569444" calcext:value-type="float">
            <text:p>0.569444</text:p>
          </table:table-cell>
          <table:table-cell table:formula="of:=[A_16.E27]" office:value-type="float" office:value="0.569444" calcext:value-type="float">
            <text:p>0.569444</text:p>
          </table:table-cell>
          <table:table-cell table:formula="of:=[A_32.E27]" office:value-type="float" office:value="0.555556" calcext:value-type="float">
            <text:p>0.555556</text:p>
          </table:table-cell>
          <table:table-cell table:formula="of:=[A_8.K27]" office:value-type="float" office:value="0.680556" calcext:value-type="float">
            <text:p>0.680556</text:p>
          </table:table-cell>
          <table:table-cell table:formula="of:=[A_16.K27]" office:value-type="float" office:value="0.777778" calcext:value-type="float">
            <text:p>0.777778</text:p>
          </table:table-cell>
          <table:table-cell table:formula="of:=[A_32.K27]"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A_8.D28]" office:value-type="float" office:value="0.945455" calcext:value-type="float">
            <text:p>0.945455</text:p>
          </table:table-cell>
          <table:table-cell table:formula="of:=[A_16.D28]" office:value-type="float" office:value="0.918182" calcext:value-type="float">
            <text:p>0.918182</text:p>
          </table:table-cell>
          <table:table-cell table:formula="of:=[A_32.D28]" office:value-type="float" office:value="0.927273" calcext:value-type="float">
            <text:p>0.927273</text:p>
          </table:table-cell>
          <table:table-cell table:formula="of:=[A_8.J28]" office:value-type="float" office:value="0.945455" calcext:value-type="float">
            <text:p>0.945455</text:p>
          </table:table-cell>
          <table:table-cell table:formula="of:=[A_16.J28]" office:value-type="float" office:value="1" calcext:value-type="float">
            <text:p>1</text:p>
          </table:table-cell>
          <table:table-cell table:formula="of:=[A_32.J28]"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A_8.E28]" office:value-type="float" office:value="0.541667" calcext:value-type="float">
            <text:p>0.541667</text:p>
          </table:table-cell>
          <table:table-cell table:formula="of:=[A_16.E28]" office:value-type="float" office:value="0.583333" calcext:value-type="float">
            <text:p>0.583333</text:p>
          </table:table-cell>
          <table:table-cell table:formula="of:=[A_32.E28]" office:value-type="float" office:value="0.625" calcext:value-type="float">
            <text:p>0.625</text:p>
          </table:table-cell>
          <table:table-cell table:formula="of:=[A_8.K28]" office:value-type="float" office:value="0.708333" calcext:value-type="float">
            <text:p>0.708333</text:p>
          </table:table-cell>
          <table:table-cell table:formula="of:=[A_16.K28]" office:value-type="float" office:value="0.791667" calcext:value-type="float">
            <text:p>0.791667</text:p>
          </table:table-cell>
          <table:table-cell table:formula="of:=[A_32.K28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A_8.D29]" office:value-type="float" office:value="0.95" calcext:value-type="float">
            <text:p>0.95</text:p>
          </table:table-cell>
          <table:table-cell table:formula="of:=[A_16.D29]" office:value-type="float" office:value="0.95" calcext:value-type="float">
            <text:p>0.95</text:p>
          </table:table-cell>
          <table:table-cell table:formula="of:=[A_32.D29]" office:value-type="float" office:value="0.881818" calcext:value-type="float">
            <text:p>0.881818</text:p>
          </table:table-cell>
          <table:table-cell table:formula="of:=[A_8.J29]" office:value-type="float" office:value="0.963636" calcext:value-type="float">
            <text:p>0.963636</text:p>
          </table:table-cell>
          <table:table-cell table:formula="of:=[A_16.J29]" office:value-type="float" office:value="0.995455" calcext:value-type="float">
            <text:p>0.995455</text:p>
          </table:table-cell>
          <table:table-cell table:formula="of:=[A_32.J29]"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A_8.E29]" office:value-type="float" office:value="0.555556" calcext:value-type="float">
            <text:p>0.555556</text:p>
          </table:table-cell>
          <table:table-cell table:formula="of:=[A_16.E29]" office:value-type="float" office:value="0.666667" calcext:value-type="float">
            <text:p>0.666667</text:p>
          </table:table-cell>
          <table:table-cell table:formula="of:=[A_32.E29]" office:value-type="float" office:value="0.569444" calcext:value-type="float">
            <text:p>0.569444</text:p>
          </table:table-cell>
          <table:table-cell table:formula="of:=[A_8.K29]" office:value-type="float" office:value="0.652778" calcext:value-type="float">
            <text:p>0.652778</text:p>
          </table:table-cell>
          <table:table-cell table:formula="of:=[A_16.K29]" office:value-type="float" office:value="0.819444" calcext:value-type="float">
            <text:p>0.819444</text:p>
          </table:table-cell>
          <table:table-cell table:formula="of:=[A_32.K29]"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A_8.D30]" office:value-type="float" office:value="0.963636" calcext:value-type="float">
            <text:p>0.963636</text:p>
          </table:table-cell>
          <table:table-cell table:formula="of:=[A_16.D30]" office:value-type="float" office:value="0.968182" calcext:value-type="float">
            <text:p>0.968182</text:p>
          </table:table-cell>
          <table:table-cell table:formula="of:=[A_32.D30]" office:value-type="float" office:value="0.9" calcext:value-type="float">
            <text:p>0.9</text:p>
          </table:table-cell>
          <table:table-cell table:formula="of:=[A_8.J30]" office:value-type="float" office:value="0.940909" calcext:value-type="float">
            <text:p>0.940909</text:p>
          </table:table-cell>
          <table:table-cell table:formula="of:=[A_16.J30]" office:value-type="float" office:value="0.995455" calcext:value-type="float">
            <text:p>0.995455</text:p>
          </table:table-cell>
          <table:table-cell table:formula="of:=[A_32.J30]"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A_8.E30]" office:value-type="float" office:value="0.569444" calcext:value-type="float">
            <text:p>0.569444</text:p>
          </table:table-cell>
          <table:table-cell table:formula="of:=[A_16.E30]" office:value-type="float" office:value="0.597222" calcext:value-type="float">
            <text:p>0.597222</text:p>
          </table:table-cell>
          <table:table-cell table:formula="of:=[A_32.E30]" office:value-type="float" office:value="0.569444" calcext:value-type="float">
            <text:p>0.569444</text:p>
          </table:table-cell>
          <table:table-cell table:formula="of:=[A_8.K30]" office:value-type="float" office:value="0.736111" calcext:value-type="float">
            <text:p>0.736111</text:p>
          </table:table-cell>
          <table:table-cell table:formula="of:=[A_16.K30]" office:value-type="float" office:value="0.819444" calcext:value-type="float">
            <text:p>0.819444</text:p>
          </table:table-cell>
          <table:table-cell table:formula="of:=[A_32.K30]"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A_8.D31]" office:value-type="float" office:value="0.986364" calcext:value-type="float">
            <text:p>0.986364</text:p>
          </table:table-cell>
          <table:table-cell table:formula="of:=[A_16.D31]" office:value-type="float" office:value="0.940909" calcext:value-type="float">
            <text:p>0.940909</text:p>
          </table:table-cell>
          <table:table-cell table:formula="of:=[A_32.D31]" office:value-type="float" office:value="0.936364" calcext:value-type="float">
            <text:p>0.936364</text:p>
          </table:table-cell>
          <table:table-cell table:formula="of:=[A_8.J31]" office:value-type="float" office:value="0.968182" calcext:value-type="float">
            <text:p>0.968182</text:p>
          </table:table-cell>
          <table:table-cell table:formula="of:=[A_16.J31]" office:value-type="float" office:value="1" calcext:value-type="float">
            <text:p>1</text:p>
          </table:table-cell>
          <table:table-cell table:formula="of:=[A_32.J31]"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A_8.E31]" office:value-type="float" office:value="0.569444" calcext:value-type="float">
            <text:p>0.569444</text:p>
          </table:table-cell>
          <table:table-cell table:formula="of:=[A_16.E31]" office:value-type="float" office:value="0.680556" calcext:value-type="float">
            <text:p>0.680556</text:p>
          </table:table-cell>
          <table:table-cell table:formula="of:=[A_32.E31]" office:value-type="float" office:value="0.569444" calcext:value-type="float">
            <text:p>0.569444</text:p>
          </table:table-cell>
          <table:table-cell table:formula="of:=[A_8.K31]" office:value-type="float" office:value="0.736111" calcext:value-type="float">
            <text:p>0.736111</text:p>
          </table:table-cell>
          <table:table-cell table:formula="of:=[A_16.K31]" office:value-type="float" office:value="0.763889" calcext:value-type="float">
            <text:p>0.763889</text:p>
          </table:table-cell>
          <table:table-cell table:formula="of:=[A_32.K31]"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A_8.D32]" office:value-type="float" office:value="0.972727" calcext:value-type="float">
            <text:p>0.972727</text:p>
          </table:table-cell>
          <table:table-cell table:formula="of:=[A_16.D32]" office:value-type="float" office:value="0.945455" calcext:value-type="float">
            <text:p>0.945455</text:p>
          </table:table-cell>
          <table:table-cell table:formula="of:=[A_32.D32]" office:value-type="float" office:value="0.95" calcext:value-type="float">
            <text:p>0.95</text:p>
          </table:table-cell>
          <table:table-cell table:formula="of:=[A_8.J32]" office:value-type="float" office:value="0.977273" calcext:value-type="float">
            <text:p>0.977273</text:p>
          </table:table-cell>
          <table:table-cell table:formula="of:=[A_16.J32]" office:value-type="float" office:value="1" calcext:value-type="float">
            <text:p>1</text:p>
          </table:table-cell>
          <table:table-cell table:formula="of:=[A_32.J32]"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A_8.E32]" office:value-type="float" office:value="0.541667" calcext:value-type="float">
            <text:p>0.541667</text:p>
          </table:table-cell>
          <table:table-cell table:formula="of:=[A_16.E32]" office:value-type="float" office:value="0.680556" calcext:value-type="float">
            <text:p>0.680556</text:p>
          </table:table-cell>
          <table:table-cell table:formula="of:=[A_32.E32]" office:value-type="float" office:value="0.513889" calcext:value-type="float">
            <text:p>0.513889</text:p>
          </table:table-cell>
          <table:table-cell table:formula="of:=[A_8.K32]" office:value-type="float" office:value="0.722222" calcext:value-type="float">
            <text:p>0.722222</text:p>
          </table:table-cell>
          <table:table-cell table:formula="of:=[A_16.K32]" office:value-type="float" office:value="0.680556" calcext:value-type="float">
            <text:p>0.680556</text:p>
          </table:table-cell>
          <table:table-cell table:formula="of:=[A_32.K32]"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A_8.D33]" office:value-type="float" office:value="0.968182" calcext:value-type="float">
            <text:p>0.968182</text:p>
          </table:table-cell>
          <table:table-cell table:formula="of:=[A_16.D33]" office:value-type="float" office:value="0.972727" calcext:value-type="float">
            <text:p>0.972727</text:p>
          </table:table-cell>
          <table:table-cell table:formula="of:=[A_32.D33]" office:value-type="float" office:value="0.95" calcext:value-type="float">
            <text:p>0.95</text:p>
          </table:table-cell>
          <table:table-cell table:formula="of:=[A_8.J33]" office:value-type="float" office:value="0.972727" calcext:value-type="float">
            <text:p>0.972727</text:p>
          </table:table-cell>
          <table:table-cell table:formula="of:=[A_16.J33]" office:value-type="float" office:value="1" calcext:value-type="float">
            <text:p>1</text:p>
          </table:table-cell>
          <table:table-cell table:formula="of:=[A_32.J33]"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A_8.E33]" office:value-type="float" office:value="0.611111" calcext:value-type="float">
            <text:p>0.611111</text:p>
          </table:table-cell>
          <table:table-cell table:formula="of:=[A_16.E33]" office:value-type="float" office:value="0.638889" calcext:value-type="float">
            <text:p>0.638889</text:p>
          </table:table-cell>
          <table:table-cell table:formula="of:=[A_32.E33]" office:value-type="float" office:value="0.541667" calcext:value-type="float">
            <text:p>0.541667</text:p>
          </table:table-cell>
          <table:table-cell table:formula="of:=[A_8.K33]" office:value-type="float" office:value="0.708333" calcext:value-type="float">
            <text:p>0.708333</text:p>
          </table:table-cell>
          <table:table-cell table:formula="of:=[A_16.K33]" office:value-type="float" office:value="0.805556" calcext:value-type="float">
            <text:p>0.805556</text:p>
          </table:table-cell>
          <table:table-cell table:formula="of:=[A_32.K33]" office:value-type="float" office:value="0.763889" calcext:value-type="float">
            <text:p>0.76388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A_8.D34]" office:value-type="float" office:value="0.981818" calcext:value-type="float">
            <text:p>0.981818</text:p>
          </table:table-cell>
          <table:table-cell table:formula="of:=[A_16.D34]" office:value-type="float" office:value="0.959091" calcext:value-type="float">
            <text:p>0.959091</text:p>
          </table:table-cell>
          <table:table-cell table:formula="of:=[A_32.D34]" office:value-type="float" office:value="0.959091" calcext:value-type="float">
            <text:p>0.959091</text:p>
          </table:table-cell>
          <table:table-cell table:formula="of:=[A_8.J34]" office:value-type="float" office:value="0.986364" calcext:value-type="float">
            <text:p>0.986364</text:p>
          </table:table-cell>
          <table:table-cell table:formula="of:=[A_16.J34]" office:value-type="float" office:value="1" calcext:value-type="float">
            <text:p>1</text:p>
          </table:table-cell>
          <table:table-cell table:formula="of:=[A_32.J34]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A_8.E34]" office:value-type="float" office:value="0.611111" calcext:value-type="float">
            <text:p>0.611111</text:p>
          </table:table-cell>
          <table:table-cell table:formula="of:=[A_16.E34]" office:value-type="float" office:value="0.680556" calcext:value-type="float">
            <text:p>0.680556</text:p>
          </table:table-cell>
          <table:table-cell table:formula="of:=[A_32.E34]" office:value-type="float" office:value="0.652778" calcext:value-type="float">
            <text:p>0.652778</text:p>
          </table:table-cell>
          <table:table-cell table:formula="of:=[A_8.K34]" office:value-type="float" office:value="0.75" calcext:value-type="float">
            <text:p>0.75</text:p>
          </table:table-cell>
          <table:table-cell table:formula="of:=[A_16.K34]" office:value-type="float" office:value="0.75" calcext:value-type="float">
            <text:p>0.75</text:p>
          </table:table-cell>
          <table:table-cell table:formula="of:=[A_32.K34]"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A_8.D35]" office:value-type="float" office:value="0.990909" calcext:value-type="float">
            <text:p>0.990909</text:p>
          </table:table-cell>
          <table:table-cell table:formula="of:=[A_16.D35]" office:value-type="float" office:value="0.945455" calcext:value-type="float">
            <text:p>0.945455</text:p>
          </table:table-cell>
          <table:table-cell table:formula="of:=[A_32.D35]" office:value-type="float" office:value="0.954545" calcext:value-type="float">
            <text:p>0.954545</text:p>
          </table:table-cell>
          <table:table-cell table:formula="of:=[A_8.J35]" office:value-type="float" office:value="0.977273" calcext:value-type="float">
            <text:p>0.977273</text:p>
          </table:table-cell>
          <table:table-cell table:formula="of:=[A_16.J35]" office:value-type="float" office:value="1" calcext:value-type="float">
            <text:p>1</text:p>
          </table:table-cell>
          <table:table-cell table:formula="of:=[A_32.J35]"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A_8.E35]" office:value-type="float" office:value="0.611111" calcext:value-type="float">
            <text:p>0.611111</text:p>
          </table:table-cell>
          <table:table-cell table:formula="of:=[A_16.E35]" office:value-type="float" office:value="0.597222" calcext:value-type="float">
            <text:p>0.597222</text:p>
          </table:table-cell>
          <table:table-cell table:formula="of:=[A_32.E35]" office:value-type="float" office:value="0.527778" calcext:value-type="float">
            <text:p>0.527778</text:p>
          </table:table-cell>
          <table:table-cell table:formula="of:=[A_8.K35]" office:value-type="float" office:value="0.736111" calcext:value-type="float">
            <text:p>0.736111</text:p>
          </table:table-cell>
          <table:table-cell table:formula="of:=[A_16.K35]" office:value-type="float" office:value="0.833333" calcext:value-type="float">
            <text:p>0.833333</text:p>
          </table:table-cell>
          <table:table-cell table:formula="of:=[A_32.K35]" office:value-type="float" office:value="0.833333" calcext:value-type="float">
            <text:p>0.833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A_8.D36]" office:value-type="float" office:value="0.977273" calcext:value-type="float">
            <text:p>0.977273</text:p>
          </table:table-cell>
          <table:table-cell table:formula="of:=[A_16.D36]" office:value-type="float" office:value="0.977273" calcext:value-type="float">
            <text:p>0.977273</text:p>
          </table:table-cell>
          <table:table-cell table:formula="of:=[A_32.D36]" office:value-type="float" office:value="0.968182" calcext:value-type="float">
            <text:p>0.968182</text:p>
          </table:table-cell>
          <table:table-cell table:formula="of:=[A_8.J36]" office:value-type="float" office:value="0.986364" calcext:value-type="float">
            <text:p>0.986364</text:p>
          </table:table-cell>
          <table:table-cell table:formula="of:=[A_16.J36]" office:value-type="float" office:value="1" calcext:value-type="float">
            <text:p>1</text:p>
          </table:table-cell>
          <table:table-cell table:formula="of:=[A_32.J36]"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A_8.E36]" office:value-type="float" office:value="0.611111" calcext:value-type="float">
            <text:p>0.611111</text:p>
          </table:table-cell>
          <table:table-cell table:formula="of:=[A_16.E36]" office:value-type="float" office:value="0.694444" calcext:value-type="float">
            <text:p>0.694444</text:p>
          </table:table-cell>
          <table:table-cell table:formula="of:=[A_32.E36]" office:value-type="float" office:value="0.569444" calcext:value-type="float">
            <text:p>0.569444</text:p>
          </table:table-cell>
          <table:table-cell table:formula="of:=[A_8.K36]" office:value-type="float" office:value="0.75" calcext:value-type="float">
            <text:p>0.75</text:p>
          </table:table-cell>
          <table:table-cell table:formula="of:=[A_16.K36]" office:value-type="float" office:value="0.805556" calcext:value-type="float">
            <text:p>0.805556</text:p>
          </table:table-cell>
          <table:table-cell table:formula="of:=[A_32.K36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A_8.D37]" office:value-type="float" office:value="0.972727" calcext:value-type="float">
            <text:p>0.972727</text:p>
          </table:table-cell>
          <table:table-cell table:formula="of:=[A_16.D37]" office:value-type="float" office:value="0.986364" calcext:value-type="float">
            <text:p>0.986364</text:p>
          </table:table-cell>
          <table:table-cell table:formula="of:=[A_32.D37]" office:value-type="float" office:value="0.968182" calcext:value-type="float">
            <text:p>0.968182</text:p>
          </table:table-cell>
          <table:table-cell table:formula="of:=[A_8.J37]" office:value-type="float" office:value="0.990909" calcext:value-type="float">
            <text:p>0.990909</text:p>
          </table:table-cell>
          <table:table-cell table:formula="of:=[A_16.J37]" office:value-type="float" office:value="0.995455" calcext:value-type="float">
            <text:p>0.995455</text:p>
          </table:table-cell>
          <table:table-cell table:formula="of:=[A_32.J37]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A_8.E37]" office:value-type="float" office:value="0.555556" calcext:value-type="float">
            <text:p>0.555556</text:p>
          </table:table-cell>
          <table:table-cell table:formula="of:=[A_16.E37]" office:value-type="float" office:value="0.680556" calcext:value-type="float">
            <text:p>0.680556</text:p>
          </table:table-cell>
          <table:table-cell table:formula="of:=[A_32.E37]" office:value-type="float" office:value="0.583333" calcext:value-type="float">
            <text:p>0.583333</text:p>
          </table:table-cell>
          <table:table-cell table:formula="of:=[A_8.K37]" office:value-type="float" office:value="0.75" calcext:value-type="float">
            <text:p>0.75</text:p>
          </table:table-cell>
          <table:table-cell table:formula="of:=[A_16.K37]" office:value-type="float" office:value="0.777778" calcext:value-type="float">
            <text:p>0.777778</text:p>
          </table:table-cell>
          <table:table-cell table:formula="of:=[A_32.K37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A_8.D38]" office:value-type="float" office:value="0.977273" calcext:value-type="float">
            <text:p>0.977273</text:p>
          </table:table-cell>
          <table:table-cell table:formula="of:=[A_16.D38]" office:value-type="float" office:value="0.972727" calcext:value-type="float">
            <text:p>0.972727</text:p>
          </table:table-cell>
          <table:table-cell table:formula="of:=[A_32.D38]" office:value-type="float" office:value="0.972727" calcext:value-type="float">
            <text:p>0.972727</text:p>
          </table:table-cell>
          <table:table-cell table:formula="of:=[A_8.J38]" office:value-type="float" office:value="0.968182" calcext:value-type="float">
            <text:p>0.968182</text:p>
          </table:table-cell>
          <table:table-cell table:formula="of:=[A_16.J38]" office:value-type="float" office:value="1" calcext:value-type="float">
            <text:p>1</text:p>
          </table:table-cell>
          <table:table-cell table:formula="of:=[A_32.J38]"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A_8.E38]" office:value-type="float" office:value="0.625" calcext:value-type="float">
            <text:p>0.625</text:p>
          </table:table-cell>
          <table:table-cell table:formula="of:=[A_16.E38]" office:value-type="float" office:value="0.708333" calcext:value-type="float">
            <text:p>0.708333</text:p>
          </table:table-cell>
          <table:table-cell table:formula="of:=[A_32.E38]" office:value-type="float" office:value="0.611111" calcext:value-type="float">
            <text:p>0.611111</text:p>
          </table:table-cell>
          <table:table-cell table:formula="of:=[A_8.K38]" office:value-type="float" office:value="0.75" calcext:value-type="float">
            <text:p>0.75</text:p>
          </table:table-cell>
          <table:table-cell table:formula="of:=[A_16.K38]" office:value-type="float" office:value="0.791667" calcext:value-type="float">
            <text:p>0.791667</text:p>
          </table:table-cell>
          <table:table-cell table:formula="of:=[A_32.K38]"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A_8.D39]" office:value-type="float" office:value="0.977273" calcext:value-type="float">
            <text:p>0.977273</text:p>
          </table:table-cell>
          <table:table-cell table:formula="of:=[A_16.D39]" office:value-type="float" office:value="0.986364" calcext:value-type="float">
            <text:p>0.986364</text:p>
          </table:table-cell>
          <table:table-cell table:formula="of:=[A_32.D39]" office:value-type="float" office:value="0.981818" calcext:value-type="float">
            <text:p>0.981818</text:p>
          </table:table-cell>
          <table:table-cell table:formula="of:=[A_8.J39]" office:value-type="float" office:value="0.977273" calcext:value-type="float">
            <text:p>0.977273</text:p>
          </table:table-cell>
          <table:table-cell table:formula="of:=[A_16.J39]" office:value-type="float" office:value="1" calcext:value-type="float">
            <text:p>1</text:p>
          </table:table-cell>
          <table:table-cell table:formula="of:=[A_32.J39]"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A_8.E39]" office:value-type="float" office:value="0.583333" calcext:value-type="float">
            <text:p>0.583333</text:p>
          </table:table-cell>
          <table:table-cell table:formula="of:=[A_16.E39]" office:value-type="float" office:value="0.722222" calcext:value-type="float">
            <text:p>0.722222</text:p>
          </table:table-cell>
          <table:table-cell table:formula="of:=[A_32.E39]" office:value-type="float" office:value="0.583333" calcext:value-type="float">
            <text:p>0.583333</text:p>
          </table:table-cell>
          <table:table-cell table:formula="of:=[A_8.K39]" office:value-type="float" office:value="0.75" calcext:value-type="float">
            <text:p>0.75</text:p>
          </table:table-cell>
          <table:table-cell table:formula="of:=[A_16.K39]" office:value-type="float" office:value="0.791667" calcext:value-type="float">
            <text:p>0.791667</text:p>
          </table:table-cell>
          <table:table-cell table:formula="of:=[A_32.K39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A_8.D40]" office:value-type="float" office:value="0.981818" calcext:value-type="float">
            <text:p>0.981818</text:p>
          </table:table-cell>
          <table:table-cell table:formula="of:=[A_16.D40]" office:value-type="float" office:value="0.981818" calcext:value-type="float">
            <text:p>0.981818</text:p>
          </table:table-cell>
          <table:table-cell table:formula="of:=[A_32.D40]" office:value-type="float" office:value="0.981818" calcext:value-type="float">
            <text:p>0.981818</text:p>
          </table:table-cell>
          <table:table-cell table:formula="of:=[A_8.J40]" office:value-type="float" office:value="0.990909" calcext:value-type="float">
            <text:p>0.990909</text:p>
          </table:table-cell>
          <table:table-cell table:formula="of:=[A_16.J40]" office:value-type="float" office:value="1" calcext:value-type="float">
            <text:p>1</text:p>
          </table:table-cell>
          <table:table-cell table:formula="of:=[A_32.J40]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A_8.E40]" office:value-type="float" office:value="0.555556" calcext:value-type="float">
            <text:p>0.555556</text:p>
          </table:table-cell>
          <table:table-cell table:formula="of:=[A_16.E40]" office:value-type="float" office:value="0.666667" calcext:value-type="float">
            <text:p>0.666667</text:p>
          </table:table-cell>
          <table:table-cell table:formula="of:=[A_32.E40]" office:value-type="float" office:value="0.513889" calcext:value-type="float">
            <text:p>0.513889</text:p>
          </table:table-cell>
          <table:table-cell table:formula="of:=[A_8.K40]" office:value-type="float" office:value="0.708333" calcext:value-type="float">
            <text:p>0.708333</text:p>
          </table:table-cell>
          <table:table-cell table:formula="of:=[A_16.K40]" office:value-type="float" office:value="0.819444" calcext:value-type="float">
            <text:p>0.819444</text:p>
          </table:table-cell>
          <table:table-cell table:formula="of:=[A_32.K40]"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A_8.D41]" office:value-type="float" office:value="0.990909" calcext:value-type="float">
            <text:p>0.990909</text:p>
          </table:table-cell>
          <table:table-cell table:formula="of:=[A_16.D41]" office:value-type="float" office:value="0.968182" calcext:value-type="float">
            <text:p>0.968182</text:p>
          </table:table-cell>
          <table:table-cell table:formula="of:=[A_32.D41]" office:value-type="float" office:value="0.990909" calcext:value-type="float">
            <text:p>0.990909</text:p>
          </table:table-cell>
          <table:table-cell table:formula="of:=[A_8.J41]" office:value-type="float" office:value="0.972727" calcext:value-type="float">
            <text:p>0.972727</text:p>
          </table:table-cell>
          <table:table-cell table:formula="of:=[A_16.J41]" office:value-type="float" office:value="1" calcext:value-type="float">
            <text:p>1</text:p>
          </table:table-cell>
          <table:table-cell table:formula="of:=[A_32.J41]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A_8.E41]" office:value-type="float" office:value="0.611111" calcext:value-type="float">
            <text:p>0.611111</text:p>
          </table:table-cell>
          <table:table-cell table:formula="of:=[A_16.E41]" office:value-type="float" office:value="0.694444" calcext:value-type="float">
            <text:p>0.694444</text:p>
          </table:table-cell>
          <table:table-cell table:formula="of:=[A_32.E41]" office:value-type="float" office:value="0.611111" calcext:value-type="float">
            <text:p>0.611111</text:p>
          </table:table-cell>
          <table:table-cell table:formula="of:=[A_8.K41]" office:value-type="float" office:value="0.763889" calcext:value-type="float">
            <text:p>0.763889</text:p>
          </table:table-cell>
          <table:table-cell table:formula="of:=[A_16.K41]" office:value-type="float" office:value="0.833333" calcext:value-type="float">
            <text:p>0.833333</text:p>
          </table:table-cell>
          <table:table-cell table:formula="of:=[A_32.K41]"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A_8.D42]" office:value-type="float" office:value="0.990909" calcext:value-type="float">
            <text:p>0.990909</text:p>
          </table:table-cell>
          <table:table-cell table:formula="of:=[A_16.D42]" office:value-type="float" office:value="0.995455" calcext:value-type="float">
            <text:p>0.995455</text:p>
          </table:table-cell>
          <table:table-cell table:formula="of:=[A_32.D42]" office:value-type="float" office:value="0.995455" calcext:value-type="float">
            <text:p>0.995455</text:p>
          </table:table-cell>
          <table:table-cell table:formula="of:=[A_8.J42]" office:value-type="float" office:value="1" calcext:value-type="float">
            <text:p>1</text:p>
          </table:table-cell>
          <table:table-cell table:formula="of:=[A_16.J42]" office:value-type="float" office:value="1" calcext:value-type="float">
            <text:p>1</text:p>
          </table:table-cell>
          <table:table-cell table:formula="of:=[A_32.J42]" office:value-type="float" office:value="0.995455" calcext:value-type="float">
            <text:p>0.995455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A_8.E42]" office:value-type="float" office:value="0.625" calcext:value-type="float">
            <text:p>0.625</text:p>
          </table:table-cell>
          <table:table-cell table:formula="of:=[A_16.E42]" office:value-type="float" office:value="0.680556" calcext:value-type="float">
            <text:p>0.680556</text:p>
          </table:table-cell>
          <table:table-cell table:formula="of:=[A_32.E42]" office:value-type="float" office:value="0.611111" calcext:value-type="float">
            <text:p>0.611111</text:p>
          </table:table-cell>
          <table:table-cell table:formula="of:=[A_8.K42]" office:value-type="float" office:value="0.75" calcext:value-type="float">
            <text:p>0.75</text:p>
          </table:table-cell>
          <table:table-cell table:formula="of:=[A_16.K42]" office:value-type="float" office:value="0.819444" calcext:value-type="float">
            <text:p>0.819444</text:p>
          </table:table-cell>
          <table:table-cell table:formula="of:=[A_32.K42]" office:value-type="float" office:value="0.847222" calcext:value-type="float">
            <text:p>0.84722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A_8.D43]" office:value-type="float" office:value="0.995455" calcext:value-type="float">
            <text:p>0.995455</text:p>
          </table:table-cell>
          <table:table-cell table:formula="of:=[A_16.D43]" office:value-type="float" office:value="0.986364" calcext:value-type="float">
            <text:p>0.986364</text:p>
          </table:table-cell>
          <table:table-cell table:formula="of:=[A_32.D43]" office:value-type="float" office:value="0.972727" calcext:value-type="float">
            <text:p>0.972727</text:p>
          </table:table-cell>
          <table:table-cell table:formula="of:=[A_8.J43]" office:value-type="float" office:value="0.990909" calcext:value-type="float">
            <text:p>0.990909</text:p>
          </table:table-cell>
          <table:table-cell table:formula="of:=[A_16.J43]" office:value-type="float" office:value="1" calcext:value-type="float">
            <text:p>1</text:p>
          </table:table-cell>
          <table:table-cell table:formula="of:=[A_32.J43]"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A_8.E43]" office:value-type="float" office:value="0.611111" calcext:value-type="float">
            <text:p>0.611111</text:p>
          </table:table-cell>
          <table:table-cell table:formula="of:=[A_16.E43]" office:value-type="float" office:value="0.708333" calcext:value-type="float">
            <text:p>0.708333</text:p>
          </table:table-cell>
          <table:table-cell table:formula="of:=[A_32.E43]" office:value-type="float" office:value="0.541667" calcext:value-type="float">
            <text:p>0.541667</text:p>
          </table:table-cell>
          <table:table-cell table:formula="of:=[A_8.K43]" office:value-type="float" office:value="0.722222" calcext:value-type="float">
            <text:p>0.722222</text:p>
          </table:table-cell>
          <table:table-cell table:formula="of:=[A_16.K43]" office:value-type="float" office:value="0.763889" calcext:value-type="float">
            <text:p>0.763889</text:p>
          </table:table-cell>
          <table:table-cell table:formula="of:=[A_32.K43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A_8.D44]" office:value-type="float" office:value="0.995455" calcext:value-type="float">
            <text:p>0.995455</text:p>
          </table:table-cell>
          <table:table-cell table:formula="of:=[A_16.D44]" office:value-type="float" office:value="0.990909" calcext:value-type="float">
            <text:p>0.990909</text:p>
          </table:table-cell>
          <table:table-cell table:formula="of:=[A_32.D44]" office:value-type="float" office:value="0.995455" calcext:value-type="float">
            <text:p>0.995455</text:p>
          </table:table-cell>
          <table:table-cell table:formula="of:=[A_8.J44]" office:value-type="float" office:value="0.981818" calcext:value-type="float">
            <text:p>0.981818</text:p>
          </table:table-cell>
          <table:table-cell table:formula="of:=[A_16.J44]" office:value-type="float" office:value="1" calcext:value-type="float">
            <text:p>1</text:p>
          </table:table-cell>
          <table:table-cell table:formula="of:=[A_32.J44]"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A_8.E44]" office:value-type="float" office:value="0.638889" calcext:value-type="float">
            <text:p>0.638889</text:p>
          </table:table-cell>
          <table:table-cell table:formula="of:=[A_16.E44]" office:value-type="float" office:value="0.652778" calcext:value-type="float">
            <text:p>0.652778</text:p>
          </table:table-cell>
          <table:table-cell table:formula="of:=[A_32.E44]" office:value-type="float" office:value="0.569444" calcext:value-type="float">
            <text:p>0.569444</text:p>
          </table:table-cell>
          <table:table-cell table:formula="of:=[A_8.K44]" office:value-type="float" office:value="0.763889" calcext:value-type="float">
            <text:p>0.763889</text:p>
          </table:table-cell>
          <table:table-cell table:formula="of:=[A_16.K44]" office:value-type="float" office:value="0.805556" calcext:value-type="float">
            <text:p>0.805556</text:p>
          </table:table-cell>
          <table:table-cell table:formula="of:=[A_32.K44]" office:value-type="float" office:value="0.777778" calcext:value-type="float">
            <text:p>0.77777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A_8.D45]" office:value-type="float" office:value="0.986364" calcext:value-type="float">
            <text:p>0.986364</text:p>
          </table:table-cell>
          <table:table-cell table:formula="of:=[A_16.D45]" office:value-type="float" office:value="0.986364" calcext:value-type="float">
            <text:p>0.986364</text:p>
          </table:table-cell>
          <table:table-cell table:formula="of:=[A_32.D45]" office:value-type="float" office:value="0.977273" calcext:value-type="float">
            <text:p>0.977273</text:p>
          </table:table-cell>
          <table:table-cell table:formula="of:=[A_8.J45]" office:value-type="float" office:value="0.995455" calcext:value-type="float">
            <text:p>0.995455</text:p>
          </table:table-cell>
          <table:table-cell table:formula="of:=[A_16.J45]" office:value-type="float" office:value="1" calcext:value-type="float">
            <text:p>1</text:p>
          </table:table-cell>
          <table:table-cell table:formula="of:=[A_32.J45]"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A_8.E45]" office:value-type="float" office:value="0.569444" calcext:value-type="float">
            <text:p>0.569444</text:p>
          </table:table-cell>
          <table:table-cell table:formula="of:=[A_16.E45]" office:value-type="float" office:value="0.597222" calcext:value-type="float">
            <text:p>0.597222</text:p>
          </table:table-cell>
          <table:table-cell table:formula="of:=[A_32.E45]" office:value-type="float" office:value="0.638889" calcext:value-type="float">
            <text:p>0.638889</text:p>
          </table:table-cell>
          <table:table-cell table:formula="of:=[A_8.K45]" office:value-type="float" office:value="0.722222" calcext:value-type="float">
            <text:p>0.722222</text:p>
          </table:table-cell>
          <table:table-cell table:formula="of:=[A_16.K45]" office:value-type="float" office:value="0.833333" calcext:value-type="float">
            <text:p>0.833333</text:p>
          </table:table-cell>
          <table:table-cell table:formula="of:=[A_32.K45]" office:value-type="float" office:value="0.736111" calcext:value-type="float">
            <text:p>0.73611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A_8.D46]" office:value-type="float" office:value="0.990909" calcext:value-type="float">
            <text:p>0.990909</text:p>
          </table:table-cell>
          <table:table-cell table:formula="of:=[A_16.D46]" office:value-type="float" office:value="0.954545" calcext:value-type="float">
            <text:p>0.954545</text:p>
          </table:table-cell>
          <table:table-cell table:formula="of:=[A_32.D46]" office:value-type="float" office:value="0.986364" calcext:value-type="float">
            <text:p>0.986364</text:p>
          </table:table-cell>
          <table:table-cell table:formula="of:=[A_8.J46]" office:value-type="float" office:value="1" calcext:value-type="float">
            <text:p>1</text:p>
          </table:table-cell>
          <table:table-cell table:formula="of:=[A_16.J46]" office:value-type="float" office:value="1" calcext:value-type="float">
            <text:p>1</text:p>
          </table:table-cell>
          <table:table-cell table:formula="of:=[A_32.J46]"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A_8.E46]" office:value-type="float" office:value="0.625" calcext:value-type="float">
            <text:p>0.625</text:p>
          </table:table-cell>
          <table:table-cell table:formula="of:=[A_16.E46]" office:value-type="float" office:value="0.638889" calcext:value-type="float">
            <text:p>0.638889</text:p>
          </table:table-cell>
          <table:table-cell table:formula="of:=[A_32.E46]" office:value-type="float" office:value="0.569444" calcext:value-type="float">
            <text:p>0.569444</text:p>
          </table:table-cell>
          <table:table-cell table:formula="of:=[A_8.K46]" office:value-type="float" office:value="0.736111" calcext:value-type="float">
            <text:p>0.736111</text:p>
          </table:table-cell>
          <table:table-cell table:formula="of:=[A_16.K46]" office:value-type="float" office:value="0.722222" calcext:value-type="float">
            <text:p>0.722222</text:p>
          </table:table-cell>
          <table:table-cell table:formula="of:=[A_32.K46]"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A_8.D47]" office:value-type="float" office:value="1" calcext:value-type="float">
            <text:p>1</text:p>
          </table:table-cell>
          <table:table-cell table:formula="of:=[A_16.D47]" office:value-type="float" office:value="0.963636" calcext:value-type="float">
            <text:p>0.963636</text:p>
          </table:table-cell>
          <table:table-cell table:formula="of:=[A_32.D47]" office:value-type="float" office:value="0.968182" calcext:value-type="float">
            <text:p>0.968182</text:p>
          </table:table-cell>
          <table:table-cell table:formula="of:=[A_8.J47]" office:value-type="float" office:value="1" calcext:value-type="float">
            <text:p>1</text:p>
          </table:table-cell>
          <table:table-cell table:formula="of:=[A_16.J47]" office:value-type="float" office:value="1" calcext:value-type="float">
            <text:p>1</text:p>
          </table:table-cell>
          <table:table-cell table:formula="of:=[A_32.J47]"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A_8.E47]" office:value-type="float" office:value="0.638889" calcext:value-type="float">
            <text:p>0.638889</text:p>
          </table:table-cell>
          <table:table-cell table:formula="of:=[A_16.E47]" office:value-type="float" office:value="0.708333" calcext:value-type="float">
            <text:p>0.708333</text:p>
          </table:table-cell>
          <table:table-cell table:formula="of:=[A_32.E47]" office:value-type="float" office:value="0.541667" calcext:value-type="float">
            <text:p>0.541667</text:p>
          </table:table-cell>
          <table:table-cell table:formula="of:=[A_8.K47]" office:value-type="float" office:value="0.736111" calcext:value-type="float">
            <text:p>0.736111</text:p>
          </table:table-cell>
          <table:table-cell table:formula="of:=[A_16.K47]" office:value-type="float" office:value="0.805556" calcext:value-type="float">
            <text:p>0.805556</text:p>
          </table:table-cell>
          <table:table-cell table:formula="of:=[A_32.K47]"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A_8.D48]" office:value-type="float" office:value="0.990909" calcext:value-type="float">
            <text:p>0.990909</text:p>
          </table:table-cell>
          <table:table-cell table:formula="of:=[A_16.D48]" office:value-type="float" office:value="0.977273" calcext:value-type="float">
            <text:p>0.977273</text:p>
          </table:table-cell>
          <table:table-cell table:formula="of:=[A_32.D48]" office:value-type="float" office:value="0.959091" calcext:value-type="float">
            <text:p>0.959091</text:p>
          </table:table-cell>
          <table:table-cell table:formula="of:=[A_8.J48]" office:value-type="float" office:value="0.981818" calcext:value-type="float">
            <text:p>0.981818</text:p>
          </table:table-cell>
          <table:table-cell table:formula="of:=[A_16.J48]" office:value-type="float" office:value="1" calcext:value-type="float">
            <text:p>1</text:p>
          </table:table-cell>
          <table:table-cell table:formula="of:=[A_32.J48]"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A_8.E48]" office:value-type="float" office:value="0.625" calcext:value-type="float">
            <text:p>0.625</text:p>
          </table:table-cell>
          <table:table-cell table:formula="of:=[A_16.E48]" office:value-type="float" office:value="0.597222" calcext:value-type="float">
            <text:p>0.597222</text:p>
          </table:table-cell>
          <table:table-cell table:formula="of:=[A_32.E48]" office:value-type="float" office:value="0.583333" calcext:value-type="float">
            <text:p>0.583333</text:p>
          </table:table-cell>
          <table:table-cell table:formula="of:=[A_8.K48]" office:value-type="float" office:value="0.736111" calcext:value-type="float">
            <text:p>0.736111</text:p>
          </table:table-cell>
          <table:table-cell table:formula="of:=[A_16.K48]" office:value-type="float" office:value="0.805556" calcext:value-type="float">
            <text:p>0.805556</text:p>
          </table:table-cell>
          <table:table-cell table:formula="of:=[A_32.K48]"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A_8.D49]" office:value-type="float" office:value="1" calcext:value-type="float">
            <text:p>1</text:p>
          </table:table-cell>
          <table:table-cell table:formula="of:=[A_16.D49]" office:value-type="float" office:value="0.972727" calcext:value-type="float">
            <text:p>0.972727</text:p>
          </table:table-cell>
          <table:table-cell table:formula="of:=[A_32.D49]" office:value-type="float" office:value="0.977273" calcext:value-type="float">
            <text:p>0.977273</text:p>
          </table:table-cell>
          <table:table-cell table:formula="of:=[A_8.J49]" office:value-type="float" office:value="0.995455" calcext:value-type="float">
            <text:p>0.995455</text:p>
          </table:table-cell>
          <table:table-cell table:formula="of:=[A_16.J49]" office:value-type="float" office:value="1" calcext:value-type="float">
            <text:p>1</text:p>
          </table:table-cell>
          <table:table-cell table:formula="of:=[A_32.J49]"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A_8.E49]" office:value-type="float" office:value="0.583333" calcext:value-type="float">
            <text:p>0.583333</text:p>
          </table:table-cell>
          <table:table-cell table:formula="of:=[A_16.E49]" office:value-type="float" office:value="0.708333" calcext:value-type="float">
            <text:p>0.708333</text:p>
          </table:table-cell>
          <table:table-cell table:formula="of:=[A_32.E49]" office:value-type="float" office:value="0.569444" calcext:value-type="float">
            <text:p>0.569444</text:p>
          </table:table-cell>
          <table:table-cell table:formula="of:=[A_8.K49]" office:value-type="float" office:value="0.763889" calcext:value-type="float">
            <text:p>0.763889</text:p>
          </table:table-cell>
          <table:table-cell table:formula="of:=[A_16.K49]" office:value-type="float" office:value="0.791667" calcext:value-type="float">
            <text:p>0.791667</text:p>
          </table:table-cell>
          <table:table-cell table:formula="of:=[A_32.K49]"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A_8.D50]" office:value-type="float" office:value="1" calcext:value-type="float">
            <text:p>1</text:p>
          </table:table-cell>
          <table:table-cell table:formula="of:=[A_16.D50]" office:value-type="float" office:value="0.981818" calcext:value-type="float">
            <text:p>0.981818</text:p>
          </table:table-cell>
          <table:table-cell table:formula="of:=[A_32.D50]" office:value-type="float" office:value="0.963636" calcext:value-type="float">
            <text:p>0.963636</text:p>
          </table:table-cell>
          <table:table-cell table:formula="of:=[A_8.J50]" office:value-type="float" office:value="0.995455" calcext:value-type="float">
            <text:p>0.995455</text:p>
          </table:table-cell>
          <table:table-cell table:formula="of:=[A_16.J50]" office:value-type="float" office:value="1" calcext:value-type="float">
            <text:p>1</text:p>
          </table:table-cell>
          <table:table-cell table:formula="of:=[A_32.J50]"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A_8.E50]" office:value-type="float" office:value="0.638889" calcext:value-type="float">
            <text:p>0.638889</text:p>
          </table:table-cell>
          <table:table-cell table:formula="of:=[A_16.E50]" office:value-type="float" office:value="0.680556" calcext:value-type="float">
            <text:p>0.680556</text:p>
          </table:table-cell>
          <table:table-cell table:formula="of:=[A_32.E50]" office:value-type="float" office:value="0.597222" calcext:value-type="float">
            <text:p>0.597222</text:p>
          </table:table-cell>
          <table:table-cell table:formula="of:=[A_8.K50]" office:value-type="float" office:value="0.75" calcext:value-type="float">
            <text:p>0.75</text:p>
          </table:table-cell>
          <table:table-cell table:formula="of:=[A_16.K50]" office:value-type="float" office:value="0.805556" calcext:value-type="float">
            <text:p>0.805556</text:p>
          </table:table-cell>
          <table:table-cell table:formula="of:=[A_32.K50]"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A_8.D51]" office:value-type="float" office:value="0.995455" calcext:value-type="float">
            <text:p>0.995455</text:p>
          </table:table-cell>
          <table:table-cell table:formula="of:=[A_16.D51]" office:value-type="float" office:value="0.986364" calcext:value-type="float">
            <text:p>0.986364</text:p>
          </table:table-cell>
          <table:table-cell table:formula="of:=[A_32.D51]" office:value-type="float" office:value="0.968182" calcext:value-type="float">
            <text:p>0.968182</text:p>
          </table:table-cell>
          <table:table-cell table:formula="of:=[A_8.J51]" office:value-type="float" office:value="0.981818" calcext:value-type="float">
            <text:p>0.981818</text:p>
          </table:table-cell>
          <table:table-cell table:formula="of:=[A_16.J51]" office:value-type="float" office:value="1" calcext:value-type="float">
            <text:p>1</text:p>
          </table:table-cell>
          <table:table-cell table:formula="of:=[A_32.J51]"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A_8.E51]" office:value-type="float" office:value="0.666667" calcext:value-type="float">
            <text:p>0.666667</text:p>
          </table:table-cell>
          <table:table-cell table:formula="of:=[A_16.E51]" office:value-type="float" office:value="0.708333" calcext:value-type="float">
            <text:p>0.708333</text:p>
          </table:table-cell>
          <table:table-cell table:formula="of:=[A_32.E51]" office:value-type="float" office:value="0.583333" calcext:value-type="float">
            <text:p>0.583333</text:p>
          </table:table-cell>
          <table:table-cell table:formula="of:=[A_8.K51]" office:value-type="float" office:value="0.708333" calcext:value-type="float">
            <text:p>0.708333</text:p>
          </table:table-cell>
          <table:table-cell table:formula="of:=[A_16.K51]" office:value-type="float" office:value="0.791667" calcext:value-type="float">
            <text:p>0.791667</text:p>
          </table:table-cell>
          <table:table-cell table:formula="of:=[A_32.K51]" office:value-type="float" office:value="0.805556" calcext:value-type="float">
            <text:p>0.8055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A_8.D52]" office:value-type="float" office:value="0.995455" calcext:value-type="float">
            <text:p>0.995455</text:p>
          </table:table-cell>
          <table:table-cell table:formula="of:=[A_16.D52]" office:value-type="float" office:value="0.990909" calcext:value-type="float">
            <text:p>0.990909</text:p>
          </table:table-cell>
          <table:table-cell table:formula="of:=[A_32.D52]" office:value-type="float" office:value="0.986364" calcext:value-type="float">
            <text:p>0.986364</text:p>
          </table:table-cell>
          <table:table-cell table:formula="of:=[A_8.J52]" office:value-type="float" office:value="1" calcext:value-type="float">
            <text:p>1</text:p>
          </table:table-cell>
          <table:table-cell table:formula="of:=[A_16.J52]" office:value-type="float" office:value="1" calcext:value-type="float">
            <text:p>1</text:p>
          </table:table-cell>
          <table:table-cell table:formula="of:=[A_32.J52]"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A_8.E52]" office:value-type="float" office:value="0.611111" calcext:value-type="float">
            <text:p>0.611111</text:p>
          </table:table-cell>
          <table:table-cell table:formula="of:=[A_16.E52]" office:value-type="float" office:value="0.736111" calcext:value-type="float">
            <text:p>0.736111</text:p>
          </table:table-cell>
          <table:table-cell table:formula="of:=[A_32.E52]" office:value-type="float" office:value="0.694444" calcext:value-type="float">
            <text:p>0.694444</text:p>
          </table:table-cell>
          <table:table-cell table:formula="of:=[A_8.K52]" office:value-type="float" office:value="0.736111" calcext:value-type="float">
            <text:p>0.736111</text:p>
          </table:table-cell>
          <table:table-cell table:formula="of:=[A_16.K52]" office:value-type="float" office:value="0.791667" calcext:value-type="float">
            <text:p>0.791667</text:p>
          </table:table-cell>
          <table:table-cell table:formula="of:=[A_32.K52]" office:value-type="float" office:value="0.791667" calcext:value-type="float">
            <text:p>0.7916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A_8.D53]" office:value-type="float" office:value="0.990909" calcext:value-type="float">
            <text:p>0.990909</text:p>
          </table:table-cell>
          <table:table-cell table:formula="of:=[A_16.D53]" office:value-type="float" office:value="0.990909" calcext:value-type="float">
            <text:p>0.990909</text:p>
          </table:table-cell>
          <table:table-cell table:formula="of:=[A_32.D53]" office:value-type="float" office:value="0.986364" calcext:value-type="float">
            <text:p>0.986364</text:p>
          </table:table-cell>
          <table:table-cell table:formula="of:=[A_8.J53]" office:value-type="float" office:value="0.995455" calcext:value-type="float">
            <text:p>0.995455</text:p>
          </table:table-cell>
          <table:table-cell table:formula="of:=[A_16.J53]" office:value-type="float" office:value="1" calcext:value-type="float">
            <text:p>1</text:p>
          </table:table-cell>
          <table:table-cell table:formula="of:=[A_32.J53]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A_8.E53]" office:value-type="float" office:value="0.638889" calcext:value-type="float">
            <text:p>0.638889</text:p>
          </table:table-cell>
          <table:table-cell table:formula="of:=[A_16.E53]" office:value-type="float" office:value="0.666667" calcext:value-type="float">
            <text:p>0.666667</text:p>
          </table:table-cell>
          <table:table-cell table:formula="of:=[A_32.E53]" office:value-type="float" office:value="0.625" calcext:value-type="float">
            <text:p>0.625</text:p>
          </table:table-cell>
          <table:table-cell table:formula="of:=[A_8.K53]" office:value-type="float" office:value="0.791667" calcext:value-type="float">
            <text:p>0.791667</text:p>
          </table:table-cell>
          <table:table-cell table:formula="of:=[A_16.K53]" office:value-type="float" office:value="0.763889" calcext:value-type="float">
            <text:p>0.763889</text:p>
          </table:table-cell>
          <table:table-cell table:formula="of:=[A_32.K53]" office:value-type="float" office:value="0.819444" calcext:value-type="float">
            <text:p>0.8194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A_8.D54]" office:value-type="float" office:value="1" calcext:value-type="float">
            <text:p>1</text:p>
          </table:table-cell>
          <table:table-cell table:formula="of:=[A_16.D54]" office:value-type="float" office:value="0.909091" calcext:value-type="float">
            <text:p>0.909091</text:p>
          </table:table-cell>
          <table:table-cell table:formula="of:=[A_32.D54]" office:value-type="float" office:value="0.981818" calcext:value-type="float">
            <text:p>0.981818</text:p>
          </table:table-cell>
          <table:table-cell table:formula="of:=[A_8.J54]" office:value-type="float" office:value="1" calcext:value-type="float">
            <text:p>1</text:p>
          </table:table-cell>
          <table:table-cell table:formula="of:=[A_16.J54]" office:value-type="float" office:value="1" calcext:value-type="float">
            <text:p>1</text:p>
          </table:table-cell>
          <table:table-cell table:formula="of:=[A_32.J54]"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A_8.E54]" office:value-type="float" office:value="0.638889" calcext:value-type="float">
            <text:p>0.638889</text:p>
          </table:table-cell>
          <table:table-cell table:formula="of:=[A_16.E54]" office:value-type="float" office:value="0.708333" calcext:value-type="float">
            <text:p>0.708333</text:p>
          </table:table-cell>
          <table:table-cell table:formula="of:=[A_32.E54]" office:value-type="float" office:value="0.638889" calcext:value-type="float">
            <text:p>0.638889</text:p>
          </table:table-cell>
          <table:table-cell table:formula="of:=[A_8.K54]" office:value-type="float" office:value="0.75" calcext:value-type="float">
            <text:p>0.75</text:p>
          </table:table-cell>
          <table:table-cell table:formula="of:=[A_16.K54]" office:value-type="float" office:value="0.791667" calcext:value-type="float">
            <text:p>0.791667</text:p>
          </table:table-cell>
          <table:table-cell table:formula="of:=[A_32.K54]" office:value-type="float" office:value="0.819444" calcext:value-type="float">
            <text:p>0.819444</text:p>
          </table:table-cell>
        </table:table-row>
        <table:table-row table:style-name="ro1" table:number-rows-repeated="67">
          <table:table-cell table:number-columns-repeated="15"/>
        </table:table-row>
        <table:table-row table:style-name="ro1">
          <table:table-cell office:value-type="string" calcext:value-type="string">
            <text:p>■検証パターン2 学習データ:評価データ = 3: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rain-accuracy</text:p>
          </table:table-cell>
          <table:table-cell table:number-columns-repeated="7"/>
          <table:table-cell office:value-type="string" calcext:value-type="string">
            <text:p>validation-accuracy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2">
            <text:p>epoch</text:p>
          </table:table-cell>
          <table:table-cell table:style-name="ce1" office:value-type="string" calcext:value-type="string" table:number-columns-spanned="3" table:number-rows-spanned="1">
            <text:p>転移学習なし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転移学習あり</text:p>
          </table:table-cell>
          <table:covered-table-cell table:number-columns-repeated="2"/>
          <table:table-cell/>
          <table:table-cell table:style-name="ce1" office:value-type="string" calcext:value-type="string" table:number-columns-spanned="1" table:number-rows-spanned="2">
            <text:p>epoch</text:p>
          </table:table-cell>
          <table:table-cell table:style-name="ce1" office:value-type="string" calcext:value-type="string" table:number-columns-spanned="3" table:number-rows-spanned="1">
            <text:p>転移学習なし</text:p>
          </table:table-cell>
          <table:covered-table-cell table:number-columns-repeated="2"/>
          <table:table-cell table:style-name="ce1" office:value-type="string" calcext:value-type="string" table:number-columns-spanned="3" table:number-rows-spanned="1">
            <text:p>転移学習あり</text:p>
          </table:table-cell>
          <table:covered-table-cell table:number-columns-repeated="2"/>
        </table:table-row>
        <table:table-row table:style-name="ro1">
          <table:covered-table-cell/>
          <table:table-cell office:value-type="string" calcext:value-type="string">
            <text:p>A_8</text:p>
          </table:table-cell>
          <table:table-cell office:value-type="string" calcext:value-type="string">
            <text:p>A_16</text:p>
          </table:table-cell>
          <table:table-cell office:value-type="string" calcext:value-type="string">
            <text:p>A_32</text:p>
          </table:table-cell>
          <table:table-cell office:value-type="string" calcext:value-type="string">
            <text:p>A_8</text:p>
          </table:table-cell>
          <table:table-cell office:value-type="string" calcext:value-type="string">
            <text:p>A_16</text:p>
          </table:table-cell>
          <table:table-cell office:value-type="string" calcext:value-type="string">
            <text:p>A_32</text:p>
          </table:table-cell>
          <table:table-cell/>
          <table:covered-table-cell/>
          <table:table-cell office:value-type="string" calcext:value-type="string">
            <text:p>A_8</text:p>
          </table:table-cell>
          <table:table-cell office:value-type="string" calcext:value-type="string">
            <text:p>A_16</text:p>
          </table:table-cell>
          <table:table-cell office:value-type="string" calcext:value-type="string">
            <text:p>A_32</text:p>
          </table:table-cell>
          <table:table-cell office:value-type="string" calcext:value-type="string">
            <text:p>A_8</text:p>
          </table:table-cell>
          <table:table-cell office:value-type="string" calcext:value-type="string">
            <text:p>A_16</text:p>
          </table:table-cell>
          <table:table-cell office:value-type="string" calcext:value-type="string">
            <text:p>A_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A_8.D61]" office:value-type="float" office:value="0.0875" calcext:value-type="float">
            <text:p>0.0875</text:p>
          </table:table-cell>
          <table:table-cell table:formula="of:=[A_16.D61]" office:value-type="float" office:value="0.1625" calcext:value-type="float">
            <text:p>0.1625</text:p>
          </table:table-cell>
          <table:table-cell table:formula="of:=[A_32.D61]" office:value-type="float" office:value="0.1125" calcext:value-type="float">
            <text:p>0.1125</text:p>
          </table:table-cell>
          <table:table-cell table:formula="of:=[A_8.J61]" office:value-type="float" office:value="0.125" calcext:value-type="float">
            <text:p>0.125</text:p>
          </table:table-cell>
          <table:table-cell table:formula="of:=[A_16.J61]" office:value-type="float" office:value="0.1625" calcext:value-type="float">
            <text:p>0.1625</text:p>
          </table:table-cell>
          <table:table-cell table:formula="of:=[A_32.J61]" office:value-type="float" office:value="0.2875" calcext:value-type="float">
            <text:p>0.2875</text:p>
          </table:table-cell>
          <table:table-cell/>
          <table:table-cell office:value-type="float" office:value="1" calcext:value-type="float">
            <text:p>1</text:p>
          </table:table-cell>
          <table:table-cell table:formula="of:=[A_8.E61]" office:value-type="float" office:value="0.168182" calcext:value-type="float">
            <text:p>0.168182</text:p>
          </table:table-cell>
          <table:table-cell table:formula="of:=[A_16.E61]" office:value-type="float" office:value="0.136364" calcext:value-type="float">
            <text:p>0.136364</text:p>
          </table:table-cell>
          <table:table-cell table:formula="of:=[A_32.E61]" office:value-type="float" office:value="0.2" calcext:value-type="float">
            <text:p>0.2</text:p>
          </table:table-cell>
          <table:table-cell table:formula="of:=[A_8.K61]" office:value-type="float" office:value="0.218182" calcext:value-type="float">
            <text:p>0.218182</text:p>
          </table:table-cell>
          <table:table-cell table:formula="of:=[A_16.K61]" office:value-type="float" office:value="0.259091" calcext:value-type="float">
            <text:p>0.259091</text:p>
          </table:table-cell>
          <table:table-cell table:formula="of:=[A_32.K61]" office:value-type="float" office:value="0.309091" calcext:value-type="float">
            <text:p>0.30909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A_8.D62]" office:value-type="float" office:value="0.228571" calcext:value-type="float">
            <text:p>0.228571</text:p>
          </table:table-cell>
          <table:table-cell table:formula="of:=[A_16.D62]" office:value-type="float" office:value="0.1" calcext:value-type="float">
            <text:p>0.1</text:p>
          </table:table-cell>
          <table:table-cell table:formula="of:=[A_32.D62]" office:value-type="float" office:value="0.214286" calcext:value-type="float">
            <text:p>0.214286</text:p>
          </table:table-cell>
          <table:table-cell table:formula="of:=[A_8.J62]" office:value-type="float" office:value="0.314286" calcext:value-type="float">
            <text:p>0.314286</text:p>
          </table:table-cell>
          <table:table-cell table:formula="of:=[A_16.J62]" office:value-type="float" office:value="0.485714" calcext:value-type="float">
            <text:p>0.485714</text:p>
          </table:table-cell>
          <table:table-cell table:formula="of:=[A_32.J62]" office:value-type="float" office:value="0.585714" calcext:value-type="float">
            <text:p>0.585714</text:p>
          </table:table-cell>
          <table:table-cell/>
          <table:table-cell office:value-type="float" office:value="2" calcext:value-type="float">
            <text:p>2</text:p>
          </table:table-cell>
          <table:table-cell table:formula="of:=[A_8.E62]" office:value-type="float" office:value="0.154545" calcext:value-type="float">
            <text:p>0.154545</text:p>
          </table:table-cell>
          <table:table-cell table:formula="of:=[A_16.E62]" office:value-type="float" office:value="0.140909" calcext:value-type="float">
            <text:p>0.140909</text:p>
          </table:table-cell>
          <table:table-cell table:formula="of:=[A_32.E62]" office:value-type="float" office:value="0.136364" calcext:value-type="float">
            <text:p>0.136364</text:p>
          </table:table-cell>
          <table:table-cell table:formula="of:=[A_8.K62]" office:value-type="float" office:value="0.25" calcext:value-type="float">
            <text:p>0.25</text:p>
          </table:table-cell>
          <table:table-cell table:formula="of:=[A_16.K62]" office:value-type="float" office:value="0.286364" calcext:value-type="float">
            <text:p>0.286364</text:p>
          </table:table-cell>
          <table:table-cell table:formula="of:=[A_32.K62]" office:value-type="float" office:value="0.35" calcext:value-type="float">
            <text:p>0.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A_8.D63]" office:value-type="float" office:value="0.171429" calcext:value-type="float">
            <text:p>0.171429</text:p>
          </table:table-cell>
          <table:table-cell table:formula="of:=[A_16.D63]" office:value-type="float" office:value="0.257143" calcext:value-type="float">
            <text:p>0.257143</text:p>
          </table:table-cell>
          <table:table-cell table:formula="of:=[A_32.D63]" office:value-type="float" office:value="0.114286" calcext:value-type="float">
            <text:p>0.114286</text:p>
          </table:table-cell>
          <table:table-cell table:formula="of:=[A_8.J63]" office:value-type="float" office:value="0.457143" calcext:value-type="float">
            <text:p>0.457143</text:p>
          </table:table-cell>
          <table:table-cell table:formula="of:=[A_16.J63]" office:value-type="float" office:value="0.585714" calcext:value-type="float">
            <text:p>0.585714</text:p>
          </table:table-cell>
          <table:table-cell table:formula="of:=[A_32.J63]" office:value-type="float" office:value="0.7" calcext:value-type="float">
            <text:p>0.7</text:p>
          </table:table-cell>
          <table:table-cell/>
          <table:table-cell office:value-type="float" office:value="3" calcext:value-type="float">
            <text:p>3</text:p>
          </table:table-cell>
          <table:table-cell table:formula="of:=[A_8.E63]" office:value-type="float" office:value="0.168182" calcext:value-type="float">
            <text:p>0.168182</text:p>
          </table:table-cell>
          <table:table-cell table:formula="of:=[A_16.E63]" office:value-type="float" office:value="0.168182" calcext:value-type="float">
            <text:p>0.168182</text:p>
          </table:table-cell>
          <table:table-cell table:formula="of:=[A_32.E63]" office:value-type="float" office:value="0.15" calcext:value-type="float">
            <text:p>0.15</text:p>
          </table:table-cell>
          <table:table-cell table:formula="of:=[A_8.K63]" office:value-type="float" office:value="0.281818" calcext:value-type="float">
            <text:p>0.281818</text:p>
          </table:table-cell>
          <table:table-cell table:formula="of:=[A_16.K63]" office:value-type="float" office:value="0.295455" calcext:value-type="float">
            <text:p>0.295455</text:p>
          </table:table-cell>
          <table:table-cell table:formula="of:=[A_32.K63]"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A_8.D64]" office:value-type="float" office:value="0.3" calcext:value-type="float">
            <text:p>0.3</text:p>
          </table:table-cell>
          <table:table-cell table:formula="of:=[A_16.D64]" office:value-type="float" office:value="0.342857" calcext:value-type="float">
            <text:p>0.342857</text:p>
          </table:table-cell>
          <table:table-cell table:formula="of:=[A_32.D64]" office:value-type="float" office:value="0.257143" calcext:value-type="float">
            <text:p>0.257143</text:p>
          </table:table-cell>
          <table:table-cell table:formula="of:=[A_8.J64]" office:value-type="float" office:value="0.371429" calcext:value-type="float">
            <text:p>0.371429</text:p>
          </table:table-cell>
          <table:table-cell table:formula="of:=[A_16.J64]" office:value-type="float" office:value="0.7" calcext:value-type="float">
            <text:p>0.7</text:p>
          </table:table-cell>
          <table:table-cell table:formula="of:=[A_32.J64]" office:value-type="float" office:value="0.842857" calcext:value-type="float">
            <text:p>0.842857</text:p>
          </table:table-cell>
          <table:table-cell/>
          <table:table-cell office:value-type="float" office:value="4" calcext:value-type="float">
            <text:p>4</text:p>
          </table:table-cell>
          <table:table-cell table:formula="of:=[A_8.E64]" office:value-type="float" office:value="0.213636" calcext:value-type="float">
            <text:p>0.213636</text:p>
          </table:table-cell>
          <table:table-cell table:formula="of:=[A_16.E64]" office:value-type="float" office:value="0.204545" calcext:value-type="float">
            <text:p>0.204545</text:p>
          </table:table-cell>
          <table:table-cell table:formula="of:=[A_32.E64]" office:value-type="float" office:value="0.186364" calcext:value-type="float">
            <text:p>0.186364</text:p>
          </table:table-cell>
          <table:table-cell table:formula="of:=[A_8.K64]" office:value-type="float" office:value="0.277273" calcext:value-type="float">
            <text:p>0.277273</text:p>
          </table:table-cell>
          <table:table-cell table:formula="of:=[A_16.K64]" office:value-type="float" office:value="0.390909" calcext:value-type="float">
            <text:p>0.390909</text:p>
          </table:table-cell>
          <table:table-cell table:formula="of:=[A_32.K64]" office:value-type="float" office:value="0.454545" calcext:value-type="float">
            <text:p>0.4545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A_8.D65]" office:value-type="float" office:value="0.328571" calcext:value-type="float">
            <text:p>0.328571</text:p>
          </table:table-cell>
          <table:table-cell table:formula="of:=[A_16.D65]" office:value-type="float" office:value="0.385714" calcext:value-type="float">
            <text:p>0.385714</text:p>
          </table:table-cell>
          <table:table-cell table:formula="of:=[A_32.D65]" office:value-type="float" office:value="0.3" calcext:value-type="float">
            <text:p>0.3</text:p>
          </table:table-cell>
          <table:table-cell table:formula="of:=[A_8.J65]" office:value-type="float" office:value="0.485714" calcext:value-type="float">
            <text:p>0.485714</text:p>
          </table:table-cell>
          <table:table-cell table:formula="of:=[A_16.J65]" office:value-type="float" office:value="0.8" calcext:value-type="float">
            <text:p>0.8</text:p>
          </table:table-cell>
          <table:table-cell table:formula="of:=[A_32.J65]" office:value-type="float" office:value="0.942857" calcext:value-type="float">
            <text:p>0.942857</text:p>
          </table:table-cell>
          <table:table-cell/>
          <table:table-cell office:value-type="float" office:value="5" calcext:value-type="float">
            <text:p>5</text:p>
          </table:table-cell>
          <table:table-cell table:formula="of:=[A_8.E65]" office:value-type="float" office:value="0.168182" calcext:value-type="float">
            <text:p>0.168182</text:p>
          </table:table-cell>
          <table:table-cell table:formula="of:=[A_16.E65]" office:value-type="float" office:value="0.177273" calcext:value-type="float">
            <text:p>0.177273</text:p>
          </table:table-cell>
          <table:table-cell table:formula="of:=[A_32.E65]" office:value-type="float" office:value="0.163636" calcext:value-type="float">
            <text:p>0.163636</text:p>
          </table:table-cell>
          <table:table-cell table:formula="of:=[A_8.K65]" office:value-type="float" office:value="0.290909" calcext:value-type="float">
            <text:p>0.290909</text:p>
          </table:table-cell>
          <table:table-cell table:formula="of:=[A_16.K65]" office:value-type="float" office:value="0.413636" calcext:value-type="float">
            <text:p>0.413636</text:p>
          </table:table-cell>
          <table:table-cell table:formula="of:=[A_32.K65]" office:value-type="float" office:value="0.490909" calcext:value-type="float">
            <text:p>0.4909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A_8.D66]" office:value-type="float" office:value="0.485714" calcext:value-type="float">
            <text:p>0.485714</text:p>
          </table:table-cell>
          <table:table-cell table:formula="of:=[A_16.D66]" office:value-type="float" office:value="0.442857" calcext:value-type="float">
            <text:p>0.442857</text:p>
          </table:table-cell>
          <table:table-cell table:formula="of:=[A_32.D66]" office:value-type="float" office:value="0.185714" calcext:value-type="float">
            <text:p>0.185714</text:p>
          </table:table-cell>
          <table:table-cell table:formula="of:=[A_8.J66]" office:value-type="float" office:value="0.528571" calcext:value-type="float">
            <text:p>0.528571</text:p>
          </table:table-cell>
          <table:table-cell table:formula="of:=[A_16.J66]" office:value-type="float" office:value="0.871429" calcext:value-type="float">
            <text:p>0.871429</text:p>
          </table:table-cell>
          <table:table-cell table:formula="of:=[A_32.J66]" office:value-type="float" office:value="0.957143" calcext:value-type="float">
            <text:p>0.957143</text:p>
          </table:table-cell>
          <table:table-cell/>
          <table:table-cell office:value-type="float" office:value="6" calcext:value-type="float">
            <text:p>6</text:p>
          </table:table-cell>
          <table:table-cell table:formula="of:=[A_8.E66]" office:value-type="float" office:value="0.204545" calcext:value-type="float">
            <text:p>0.204545</text:p>
          </table:table-cell>
          <table:table-cell table:formula="of:=[A_16.E66]" office:value-type="float" office:value="0.25" calcext:value-type="float">
            <text:p>0.25</text:p>
          </table:table-cell>
          <table:table-cell table:formula="of:=[A_32.E66]" office:value-type="float" office:value="0.259091" calcext:value-type="float">
            <text:p>0.259091</text:p>
          </table:table-cell>
          <table:table-cell table:formula="of:=[A_8.K66]" office:value-type="float" office:value="0.281818" calcext:value-type="float">
            <text:p>0.281818</text:p>
          </table:table-cell>
          <table:table-cell table:formula="of:=[A_16.K66]" office:value-type="float" office:value="0.454545" calcext:value-type="float">
            <text:p>0.454545</text:p>
          </table:table-cell>
          <table:table-cell table:formula="of:=[A_32.K66]" office:value-type="float" office:value="0.536364" calcext:value-type="float">
            <text:p>0.5363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A_8.D67]" office:value-type="float" office:value="0.471429" calcext:value-type="float">
            <text:p>0.471429</text:p>
          </table:table-cell>
          <table:table-cell table:formula="of:=[A_16.D67]" office:value-type="float" office:value="0.485714" calcext:value-type="float">
            <text:p>0.485714</text:p>
          </table:table-cell>
          <table:table-cell table:formula="of:=[A_32.D67]" office:value-type="float" office:value="0.414286" calcext:value-type="float">
            <text:p>0.414286</text:p>
          </table:table-cell>
          <table:table-cell table:formula="of:=[A_8.J67]" office:value-type="float" office:value="0.614286" calcext:value-type="float">
            <text:p>0.614286</text:p>
          </table:table-cell>
          <table:table-cell table:formula="of:=[A_16.J67]" office:value-type="float" office:value="0.857143" calcext:value-type="float">
            <text:p>0.857143</text:p>
          </table:table-cell>
          <table:table-cell table:formula="of:=[A_32.J67]" office:value-type="float" office:value="0.957143" calcext:value-type="float">
            <text:p>0.957143</text:p>
          </table:table-cell>
          <table:table-cell/>
          <table:table-cell office:value-type="float" office:value="7" calcext:value-type="float">
            <text:p>7</text:p>
          </table:table-cell>
          <table:table-cell table:formula="of:=[A_8.E67]" office:value-type="float" office:value="0.25" calcext:value-type="float">
            <text:p>0.25</text:p>
          </table:table-cell>
          <table:table-cell table:formula="of:=[A_16.E67]" office:value-type="float" office:value="0.236364" calcext:value-type="float">
            <text:p>0.236364</text:p>
          </table:table-cell>
          <table:table-cell table:formula="of:=[A_32.E67]" office:value-type="float" office:value="0.25" calcext:value-type="float">
            <text:p>0.25</text:p>
          </table:table-cell>
          <table:table-cell table:formula="of:=[A_8.K67]" office:value-type="float" office:value="0.368182" calcext:value-type="float">
            <text:p>0.368182</text:p>
          </table:table-cell>
          <table:table-cell table:formula="of:=[A_16.K67]" office:value-type="float" office:value="0.472727" calcext:value-type="float">
            <text:p>0.472727</text:p>
          </table:table-cell>
          <table:table-cell table:formula="of:=[A_32.K67]" office:value-type="float" office:value="0.577273" calcext:value-type="float">
            <text:p>0.5772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A_8.D68]" office:value-type="float" office:value="0.428571" calcext:value-type="float">
            <text:p>0.428571</text:p>
          </table:table-cell>
          <table:table-cell table:formula="of:=[A_16.D68]" office:value-type="float" office:value="0.571429" calcext:value-type="float">
            <text:p>0.571429</text:p>
          </table:table-cell>
          <table:table-cell table:formula="of:=[A_32.D68]" office:value-type="float" office:value="0.4" calcext:value-type="float">
            <text:p>0.4</text:p>
          </table:table-cell>
          <table:table-cell table:formula="of:=[A_8.J68]" office:value-type="float" office:value="0.642857" calcext:value-type="float">
            <text:p>0.642857</text:p>
          </table:table-cell>
          <table:table-cell table:formula="of:=[A_16.J68]" office:value-type="float" office:value="0.957143" calcext:value-type="float">
            <text:p>0.957143</text:p>
          </table:table-cell>
          <table:table-cell table:formula="of:=[A_32.J68]" office:value-type="float" office:value="0.985714" calcext:value-type="float">
            <text:p>0.985714</text:p>
          </table:table-cell>
          <table:table-cell/>
          <table:table-cell office:value-type="float" office:value="8" calcext:value-type="float">
            <text:p>8</text:p>
          </table:table-cell>
          <table:table-cell table:formula="of:=[A_8.E68]" office:value-type="float" office:value="0.259091" calcext:value-type="float">
            <text:p>0.259091</text:p>
          </table:table-cell>
          <table:table-cell table:formula="of:=[A_16.E68]" office:value-type="float" office:value="0.345455" calcext:value-type="float">
            <text:p>0.345455</text:p>
          </table:table-cell>
          <table:table-cell table:formula="of:=[A_32.E68]" office:value-type="float" office:value="0.231818" calcext:value-type="float">
            <text:p>0.231818</text:p>
          </table:table-cell>
          <table:table-cell table:formula="of:=[A_8.K68]" office:value-type="float" office:value="0.359091" calcext:value-type="float">
            <text:p>0.359091</text:p>
          </table:table-cell>
          <table:table-cell table:formula="of:=[A_16.K68]" office:value-type="float" office:value="0.536364" calcext:value-type="float">
            <text:p>0.536364</text:p>
          </table:table-cell>
          <table:table-cell table:formula="of:=[A_32.K68]"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A_8.D69]" office:value-type="float" office:value="0.5" calcext:value-type="float">
            <text:p>0.5</text:p>
          </table:table-cell>
          <table:table-cell table:formula="of:=[A_16.D69]" office:value-type="float" office:value="0.528571" calcext:value-type="float">
            <text:p>0.528571</text:p>
          </table:table-cell>
          <table:table-cell table:formula="of:=[A_32.D69]" office:value-type="float" office:value="0.428571" calcext:value-type="float">
            <text:p>0.428571</text:p>
          </table:table-cell>
          <table:table-cell table:formula="of:=[A_8.J69]" office:value-type="float" office:value="0.642857" calcext:value-type="float">
            <text:p>0.642857</text:p>
          </table:table-cell>
          <table:table-cell table:formula="of:=[A_16.J69]" office:value-type="float" office:value="0.971429" calcext:value-type="float">
            <text:p>0.971429</text:p>
          </table:table-cell>
          <table:table-cell table:formula="of:=[A_32.J69]" office:value-type="float" office:value="0.985714" calcext:value-type="float">
            <text:p>0.985714</text:p>
          </table:table-cell>
          <table:table-cell/>
          <table:table-cell office:value-type="float" office:value="9" calcext:value-type="float">
            <text:p>9</text:p>
          </table:table-cell>
          <table:table-cell table:formula="of:=[A_8.E69]" office:value-type="float" office:value="0.263636" calcext:value-type="float">
            <text:p>0.263636</text:p>
          </table:table-cell>
          <table:table-cell table:formula="of:=[A_16.E69]" office:value-type="float" office:value="0.313636" calcext:value-type="float">
            <text:p>0.313636</text:p>
          </table:table-cell>
          <table:table-cell table:formula="of:=[A_32.E69]" office:value-type="float" office:value="0.322727" calcext:value-type="float">
            <text:p>0.322727</text:p>
          </table:table-cell>
          <table:table-cell table:formula="of:=[A_8.K69]" office:value-type="float" office:value="0.381818" calcext:value-type="float">
            <text:p>0.381818</text:p>
          </table:table-cell>
          <table:table-cell table:formula="of:=[A_16.K69]" office:value-type="float" office:value="0.540909" calcext:value-type="float">
            <text:p>0.540909</text:p>
          </table:table-cell>
          <table:table-cell table:formula="of:=[A_32.K69]" office:value-type="float" office:value="0.572727" calcext:value-type="float">
            <text:p>0.57272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A_8.D70]" office:value-type="float" office:value="0.657143" calcext:value-type="float">
            <text:p>0.657143</text:p>
          </table:table-cell>
          <table:table-cell table:formula="of:=[A_16.D70]" office:value-type="float" office:value="0.642857" calcext:value-type="float">
            <text:p>0.642857</text:p>
          </table:table-cell>
          <table:table-cell table:formula="of:=[A_32.D70]" office:value-type="float" office:value="0.542857" calcext:value-type="float">
            <text:p>0.542857</text:p>
          </table:table-cell>
          <table:table-cell table:formula="of:=[A_8.J70]" office:value-type="float" office:value="0.671429" calcext:value-type="float">
            <text:p>0.671429</text:p>
          </table:table-cell>
          <table:table-cell table:formula="of:=[A_16.J70]" office:value-type="float" office:value="0.985714" calcext:value-type="float">
            <text:p>0.985714</text:p>
          </table:table-cell>
          <table:table-cell table:formula="of:=[A_32.J70]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[A_8.E70]" office:value-type="float" office:value="0.3" calcext:value-type="float">
            <text:p>0.3</text:p>
          </table:table-cell>
          <table:table-cell table:formula="of:=[A_16.E70]" office:value-type="float" office:value="0.331818" calcext:value-type="float">
            <text:p>0.331818</text:p>
          </table:table-cell>
          <table:table-cell table:formula="of:=[A_32.E70]" office:value-type="float" office:value="0.3" calcext:value-type="float">
            <text:p>0.3</text:p>
          </table:table-cell>
          <table:table-cell table:formula="of:=[A_8.K70]" office:value-type="float" office:value="0.395455" calcext:value-type="float">
            <text:p>0.395455</text:p>
          </table:table-cell>
          <table:table-cell table:formula="of:=[A_16.K70]" office:value-type="float" office:value="0.509091" calcext:value-type="float">
            <text:p>0.509091</text:p>
          </table:table-cell>
          <table:table-cell table:formula="of:=[A_32.K70]"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A_8.D71]" office:value-type="float" office:value="0.5875" calcext:value-type="float">
            <text:p>0.5875</text:p>
          </table:table-cell>
          <table:table-cell table:formula="of:=[A_16.D71]" office:value-type="float" office:value="0.7" calcext:value-type="float">
            <text:p>0.7</text:p>
          </table:table-cell>
          <table:table-cell table:formula="of:=[A_32.D71]" office:value-type="float" office:value="0.65" calcext:value-type="float">
            <text:p>0.65</text:p>
          </table:table-cell>
          <table:table-cell table:formula="of:=[A_8.J71]" office:value-type="float" office:value="0.8" calcext:value-type="float">
            <text:p>0.8</text:p>
          </table:table-cell>
          <table:table-cell table:formula="of:=[A_16.J71]" office:value-type="float" office:value="1" calcext:value-type="float">
            <text:p>1</text:p>
          </table:table-cell>
          <table:table-cell table:formula="of:=[A_32.J71]"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[A_8.E71]" office:value-type="float" office:value="0.245455" calcext:value-type="float">
            <text:p>0.245455</text:p>
          </table:table-cell>
          <table:table-cell table:formula="of:=[A_16.E71]" office:value-type="float" office:value="0.331818" calcext:value-type="float">
            <text:p>0.331818</text:p>
          </table:table-cell>
          <table:table-cell table:formula="of:=[A_32.E71]" office:value-type="float" office:value="0.35" calcext:value-type="float">
            <text:p>0.35</text:p>
          </table:table-cell>
          <table:table-cell table:formula="of:=[A_8.K71]" office:value-type="float" office:value="0.440909" calcext:value-type="float">
            <text:p>0.440909</text:p>
          </table:table-cell>
          <table:table-cell table:formula="of:=[A_16.K71]" office:value-type="float" office:value="0.518182" calcext:value-type="float">
            <text:p>0.518182</text:p>
          </table:table-cell>
          <table:table-cell table:formula="of:=[A_32.K71]" office:value-type="float" office:value="0.554545" calcext:value-type="float">
            <text:p>0.5545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A_8.D72]" office:value-type="float" office:value="0.685714" calcext:value-type="float">
            <text:p>0.685714</text:p>
          </table:table-cell>
          <table:table-cell table:formula="of:=[A_16.D72]" office:value-type="float" office:value="0.8" calcext:value-type="float">
            <text:p>0.8</text:p>
          </table:table-cell>
          <table:table-cell table:formula="of:=[A_32.D72]" office:value-type="float" office:value="0.6" calcext:value-type="float">
            <text:p>0.6</text:p>
          </table:table-cell>
          <table:table-cell table:formula="of:=[A_8.J72]" office:value-type="float" office:value="0.871429" calcext:value-type="float">
            <text:p>0.871429</text:p>
          </table:table-cell>
          <table:table-cell table:formula="of:=[A_16.J72]" office:value-type="float" office:value="0.971429" calcext:value-type="float">
            <text:p>0.971429</text:p>
          </table:table-cell>
          <table:table-cell table:formula="of:=[A_32.J72]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[A_8.E72]" office:value-type="float" office:value="0.281818" calcext:value-type="float">
            <text:p>0.281818</text:p>
          </table:table-cell>
          <table:table-cell table:formula="of:=[A_16.E72]" office:value-type="float" office:value="0.381818" calcext:value-type="float">
            <text:p>0.381818</text:p>
          </table:table-cell>
          <table:table-cell table:formula="of:=[A_32.E72]" office:value-type="float" office:value="0.336364" calcext:value-type="float">
            <text:p>0.336364</text:p>
          </table:table-cell>
          <table:table-cell table:formula="of:=[A_8.K72]" office:value-type="float" office:value="0.477273" calcext:value-type="float">
            <text:p>0.477273</text:p>
          </table:table-cell>
          <table:table-cell table:formula="of:=[A_16.K72]" office:value-type="float" office:value="0.563636" calcext:value-type="float">
            <text:p>0.563636</text:p>
          </table:table-cell>
          <table:table-cell table:formula="of:=[A_32.K72]" office:value-type="float" office:value="0.554545" calcext:value-type="float">
            <text:p>0.55454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A_8.D73]" office:value-type="float" office:value="0.628571" calcext:value-type="float">
            <text:p>0.628571</text:p>
          </table:table-cell>
          <table:table-cell table:formula="of:=[A_16.D73]" office:value-type="float" office:value="0.785714" calcext:value-type="float">
            <text:p>0.785714</text:p>
          </table:table-cell>
          <table:table-cell table:formula="of:=[A_32.D73]" office:value-type="float" office:value="0.557143" calcext:value-type="float">
            <text:p>0.557143</text:p>
          </table:table-cell>
          <table:table-cell table:formula="of:=[A_8.J73]" office:value-type="float" office:value="0.814286" calcext:value-type="float">
            <text:p>0.814286</text:p>
          </table:table-cell>
          <table:table-cell table:formula="of:=[A_16.J73]" office:value-type="float" office:value="1" calcext:value-type="float">
            <text:p>1</text:p>
          </table:table-cell>
          <table:table-cell table:formula="of:=[A_32.J73]"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[A_8.E73]" office:value-type="float" office:value="0.336364" calcext:value-type="float">
            <text:p>0.336364</text:p>
          </table:table-cell>
          <table:table-cell table:formula="of:=[A_16.E73]" office:value-type="float" office:value="0.4" calcext:value-type="float">
            <text:p>0.4</text:p>
          </table:table-cell>
          <table:table-cell table:formula="of:=[A_32.E73]" office:value-type="float" office:value="0.35" calcext:value-type="float">
            <text:p>0.35</text:p>
          </table:table-cell>
          <table:table-cell table:formula="of:=[A_8.K73]" office:value-type="float" office:value="0.486364" calcext:value-type="float">
            <text:p>0.486364</text:p>
          </table:table-cell>
          <table:table-cell table:formula="of:=[A_16.K73]" office:value-type="float" office:value="0.563636" calcext:value-type="float">
            <text:p>0.563636</text:p>
          </table:table-cell>
          <table:table-cell table:formula="of:=[A_32.K73]"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A_8.D74]" office:value-type="float" office:value="0.7" calcext:value-type="float">
            <text:p>0.7</text:p>
          </table:table-cell>
          <table:table-cell table:formula="of:=[A_16.D74]" office:value-type="float" office:value="0.857143" calcext:value-type="float">
            <text:p>0.857143</text:p>
          </table:table-cell>
          <table:table-cell table:formula="of:=[A_32.D74]" office:value-type="float" office:value="0.685714" calcext:value-type="float">
            <text:p>0.685714</text:p>
          </table:table-cell>
          <table:table-cell table:formula="of:=[A_8.J74]" office:value-type="float" office:value="0.914286" calcext:value-type="float">
            <text:p>0.914286</text:p>
          </table:table-cell>
          <table:table-cell table:formula="of:=[A_16.J74]" office:value-type="float" office:value="0.985714" calcext:value-type="float">
            <text:p>0.985714</text:p>
          </table:table-cell>
          <table:table-cell table:formula="of:=[A_32.J74]"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[A_8.E74]" office:value-type="float" office:value="0.309091" calcext:value-type="float">
            <text:p>0.309091</text:p>
          </table:table-cell>
          <table:table-cell table:formula="of:=[A_16.E74]" office:value-type="float" office:value="0.404545" calcext:value-type="float">
            <text:p>0.404545</text:p>
          </table:table-cell>
          <table:table-cell table:formula="of:=[A_32.E74]" office:value-type="float" office:value="0.354545" calcext:value-type="float">
            <text:p>0.354545</text:p>
          </table:table-cell>
          <table:table-cell table:formula="of:=[A_8.K74]" office:value-type="float" office:value="0.440909" calcext:value-type="float">
            <text:p>0.440909</text:p>
          </table:table-cell>
          <table:table-cell table:formula="of:=[A_16.K74]" office:value-type="float" office:value="0.495455" calcext:value-type="float">
            <text:p>0.495455</text:p>
          </table:table-cell>
          <table:table-cell table:formula="of:=[A_32.K74]" office:value-type="float" office:value="0.604545" calcext:value-type="float">
            <text:p>0.6045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A_8.D75]" office:value-type="float" office:value="0.828571" calcext:value-type="float">
            <text:p>0.828571</text:p>
          </table:table-cell>
          <table:table-cell table:formula="of:=[A_16.D75]" office:value-type="float" office:value="0.957143" calcext:value-type="float">
            <text:p>0.957143</text:p>
          </table:table-cell>
          <table:table-cell table:formula="of:=[A_32.D75]" office:value-type="float" office:value="0.742857" calcext:value-type="float">
            <text:p>0.742857</text:p>
          </table:table-cell>
          <table:table-cell table:formula="of:=[A_8.J75]" office:value-type="float" office:value="0.857143" calcext:value-type="float">
            <text:p>0.857143</text:p>
          </table:table-cell>
          <table:table-cell table:formula="of:=[A_16.J75]" office:value-type="float" office:value="1" calcext:value-type="float">
            <text:p>1</text:p>
          </table:table-cell>
          <table:table-cell table:formula="of:=[A_32.J75]"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[A_8.E75]" office:value-type="float" office:value="0.3" calcext:value-type="float">
            <text:p>0.3</text:p>
          </table:table-cell>
          <table:table-cell table:formula="of:=[A_16.E75]" office:value-type="float" office:value="0.4" calcext:value-type="float">
            <text:p>0.4</text:p>
          </table:table-cell>
          <table:table-cell table:formula="of:=[A_32.E75]" office:value-type="float" office:value="0.354545" calcext:value-type="float">
            <text:p>0.354545</text:p>
          </table:table-cell>
          <table:table-cell table:formula="of:=[A_8.K75]" office:value-type="float" office:value="0.486364" calcext:value-type="float">
            <text:p>0.486364</text:p>
          </table:table-cell>
          <table:table-cell table:formula="of:=[A_16.K75]" office:value-type="float" office:value="0.581818" calcext:value-type="float">
            <text:p>0.581818</text:p>
          </table:table-cell>
          <table:table-cell table:formula="of:=[A_32.K75]"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A_8.D76]" office:value-type="float" office:value="0.857143" calcext:value-type="float">
            <text:p>0.857143</text:p>
          </table:table-cell>
          <table:table-cell table:formula="of:=[A_16.D76]" office:value-type="float" office:value="0.871429" calcext:value-type="float">
            <text:p>0.871429</text:p>
          </table:table-cell>
          <table:table-cell table:formula="of:=[A_32.D76]" office:value-type="float" office:value="0.771429" calcext:value-type="float">
            <text:p>0.771429</text:p>
          </table:table-cell>
          <table:table-cell table:formula="of:=[A_8.J76]" office:value-type="float" office:value="0.942857" calcext:value-type="float">
            <text:p>0.942857</text:p>
          </table:table-cell>
          <table:table-cell table:formula="of:=[A_16.J76]" office:value-type="float" office:value="0.985714" calcext:value-type="float">
            <text:p>0.985714</text:p>
          </table:table-cell>
          <table:table-cell table:formula="of:=[A_32.J76]"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A_8.E76]" office:value-type="float" office:value="0.318182" calcext:value-type="float">
            <text:p>0.318182</text:p>
          </table:table-cell>
          <table:table-cell table:formula="of:=[A_16.E76]" office:value-type="float" office:value="0.418182" calcext:value-type="float">
            <text:p>0.418182</text:p>
          </table:table-cell>
          <table:table-cell table:formula="of:=[A_32.E76]" office:value-type="float" office:value="0.413636" calcext:value-type="float">
            <text:p>0.413636</text:p>
          </table:table-cell>
          <table:table-cell table:formula="of:=[A_8.K76]" office:value-type="float" office:value="0.540909" calcext:value-type="float">
            <text:p>0.540909</text:p>
          </table:table-cell>
          <table:table-cell table:formula="of:=[A_16.K76]" office:value-type="float" office:value="0.572727" calcext:value-type="float">
            <text:p>0.572727</text:p>
          </table:table-cell>
          <table:table-cell table:formula="of:=[A_32.K76]" office:value-type="float" office:value="0.586364" calcext:value-type="float">
            <text:p>0.5863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A_8.D77]" office:value-type="float" office:value="0.742857" calcext:value-type="float">
            <text:p>0.742857</text:p>
          </table:table-cell>
          <table:table-cell table:formula="of:=[A_16.D77]" office:value-type="float" office:value="0.9" calcext:value-type="float">
            <text:p>0.9</text:p>
          </table:table-cell>
          <table:table-cell table:formula="of:=[A_32.D77]" office:value-type="float" office:value="0.871429" calcext:value-type="float">
            <text:p>0.871429</text:p>
          </table:table-cell>
          <table:table-cell table:formula="of:=[A_8.J77]" office:value-type="float" office:value="0.914286" calcext:value-type="float">
            <text:p>0.914286</text:p>
          </table:table-cell>
          <table:table-cell table:formula="of:=[A_16.J77]" office:value-type="float" office:value="1" calcext:value-type="float">
            <text:p>1</text:p>
          </table:table-cell>
          <table:table-cell table:formula="of:=[A_32.J77]"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table:formula="of:=[A_8.E77]" office:value-type="float" office:value="0.277273" calcext:value-type="float">
            <text:p>0.277273</text:p>
          </table:table-cell>
          <table:table-cell table:formula="of:=[A_16.E77]" office:value-type="float" office:value="0.359091" calcext:value-type="float">
            <text:p>0.359091</text:p>
          </table:table-cell>
          <table:table-cell table:formula="of:=[A_32.E77]" office:value-type="float" office:value="0.354545" calcext:value-type="float">
            <text:p>0.354545</text:p>
          </table:table-cell>
          <table:table-cell table:formula="of:=[A_8.K77]" office:value-type="float" office:value="0.495455" calcext:value-type="float">
            <text:p>0.495455</text:p>
          </table:table-cell>
          <table:table-cell table:formula="of:=[A_16.K77]" office:value-type="float" office:value="0.577273" calcext:value-type="float">
            <text:p>0.577273</text:p>
          </table:table-cell>
          <table:table-cell table:formula="of:=[A_32.K77]" office:value-type="float" office:value="0.627273" calcext:value-type="float">
            <text:p>0.6272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A_8.D78]" office:value-type="float" office:value="0.8" calcext:value-type="float">
            <text:p>0.8</text:p>
          </table:table-cell>
          <table:table-cell table:formula="of:=[A_16.D78]" office:value-type="float" office:value="0.857143" calcext:value-type="float">
            <text:p>0.857143</text:p>
          </table:table-cell>
          <table:table-cell table:formula="of:=[A_32.D78]" office:value-type="float" office:value="0.828571" calcext:value-type="float">
            <text:p>0.828571</text:p>
          </table:table-cell>
          <table:table-cell table:formula="of:=[A_8.J78]" office:value-type="float" office:value="0.928571" calcext:value-type="float">
            <text:p>0.928571</text:p>
          </table:table-cell>
          <table:table-cell table:formula="of:=[A_16.J78]" office:value-type="float" office:value="0.985714" calcext:value-type="float">
            <text:p>0.985714</text:p>
          </table:table-cell>
          <table:table-cell table:formula="of:=[A_32.J78]"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table:formula="of:=[A_8.E78]" office:value-type="float" office:value="0.318182" calcext:value-type="float">
            <text:p>0.318182</text:p>
          </table:table-cell>
          <table:table-cell table:formula="of:=[A_16.E78]" office:value-type="float" office:value="0.440909" calcext:value-type="float">
            <text:p>0.440909</text:p>
          </table:table-cell>
          <table:table-cell table:formula="of:=[A_32.E78]" office:value-type="float" office:value="0.331818" calcext:value-type="float">
            <text:p>0.331818</text:p>
          </table:table-cell>
          <table:table-cell table:formula="of:=[A_8.K78]" office:value-type="float" office:value="0.495455" calcext:value-type="float">
            <text:p>0.495455</text:p>
          </table:table-cell>
          <table:table-cell table:formula="of:=[A_16.K78]" office:value-type="float" office:value="0.554545" calcext:value-type="float">
            <text:p>0.554545</text:p>
          </table:table-cell>
          <table:table-cell table:formula="of:=[A_32.K78]" office:value-type="float" office:value="0.613636" calcext:value-type="float">
            <text:p>0.6136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A_8.D79]" office:value-type="float" office:value="0.871429" calcext:value-type="float">
            <text:p>0.871429</text:p>
          </table:table-cell>
          <table:table-cell table:formula="of:=[A_16.D79]" office:value-type="float" office:value="0.971429" calcext:value-type="float">
            <text:p>0.971429</text:p>
          </table:table-cell>
          <table:table-cell table:formula="of:=[A_32.D79]" office:value-type="float" office:value="0.857143" calcext:value-type="float">
            <text:p>0.857143</text:p>
          </table:table-cell>
          <table:table-cell table:formula="of:=[A_8.J79]" office:value-type="float" office:value="0.928571" calcext:value-type="float">
            <text:p>0.928571</text:p>
          </table:table-cell>
          <table:table-cell table:formula="of:=[A_16.J79]" office:value-type="float" office:value="1" calcext:value-type="float">
            <text:p>1</text:p>
          </table:table-cell>
          <table:table-cell table:formula="of:=[A_32.J79]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formula="of:=[A_8.E79]" office:value-type="float" office:value="0.336364" calcext:value-type="float">
            <text:p>0.336364</text:p>
          </table:table-cell>
          <table:table-cell table:formula="of:=[A_16.E79]" office:value-type="float" office:value="0.381818" calcext:value-type="float">
            <text:p>0.381818</text:p>
          </table:table-cell>
          <table:table-cell table:formula="of:=[A_32.E79]" office:value-type="float" office:value="0.390909" calcext:value-type="float">
            <text:p>0.390909</text:p>
          </table:table-cell>
          <table:table-cell table:formula="of:=[A_8.K79]" office:value-type="float" office:value="0.527273" calcext:value-type="float">
            <text:p>0.527273</text:p>
          </table:table-cell>
          <table:table-cell table:formula="of:=[A_16.K79]" office:value-type="float" office:value="0.545455" calcext:value-type="float">
            <text:p>0.545455</text:p>
          </table:table-cell>
          <table:table-cell table:formula="of:=[A_32.K79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A_8.D80]" office:value-type="float" office:value="0.828571" calcext:value-type="float">
            <text:p>0.828571</text:p>
          </table:table-cell>
          <table:table-cell table:formula="of:=[A_16.D80]" office:value-type="float" office:value="0.957143" calcext:value-type="float">
            <text:p>0.957143</text:p>
          </table:table-cell>
          <table:table-cell table:formula="of:=[A_32.D80]" office:value-type="float" office:value="0.9" calcext:value-type="float">
            <text:p>0.9</text:p>
          </table:table-cell>
          <table:table-cell table:formula="of:=[A_8.J80]" office:value-type="float" office:value="0.971429" calcext:value-type="float">
            <text:p>0.971429</text:p>
          </table:table-cell>
          <table:table-cell table:formula="of:=[A_16.J80]" office:value-type="float" office:value="1" calcext:value-type="float">
            <text:p>1</text:p>
          </table:table-cell>
          <table:table-cell table:formula="of:=[A_32.J80]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A_8.E80]" office:value-type="float" office:value="0.295455" calcext:value-type="float">
            <text:p>0.295455</text:p>
          </table:table-cell>
          <table:table-cell table:formula="of:=[A_16.E80]" office:value-type="float" office:value="0.404545" calcext:value-type="float">
            <text:p>0.404545</text:p>
          </table:table-cell>
          <table:table-cell table:formula="of:=[A_32.E80]" office:value-type="float" office:value="0.4" calcext:value-type="float">
            <text:p>0.4</text:p>
          </table:table-cell>
          <table:table-cell table:formula="of:=[A_8.K80]" office:value-type="float" office:value="0.527273" calcext:value-type="float">
            <text:p>0.527273</text:p>
          </table:table-cell>
          <table:table-cell table:formula="of:=[A_16.K80]" office:value-type="float" office:value="0.595455" calcext:value-type="float">
            <text:p>0.595455</text:p>
          </table:table-cell>
          <table:table-cell table:formula="of:=[A_32.K80]"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A_8.D81]" office:value-type="float" office:value="0.9375" calcext:value-type="float">
            <text:p>0.9375</text:p>
          </table:table-cell>
          <table:table-cell table:formula="of:=[A_16.D81]" office:value-type="float" office:value="0.9625" calcext:value-type="float">
            <text:p>0.9625</text:p>
          </table:table-cell>
          <table:table-cell table:formula="of:=[A_32.D81]" office:value-type="float" office:value="0.875" calcext:value-type="float">
            <text:p>0.875</text:p>
          </table:table-cell>
          <table:table-cell table:formula="of:=[A_8.J81]" office:value-type="float" office:value="0.9125" calcext:value-type="float">
            <text:p>0.9125</text:p>
          </table:table-cell>
          <table:table-cell table:formula="of:=[A_16.J81]" office:value-type="float" office:value="1" calcext:value-type="float">
            <text:p>1</text:p>
          </table:table-cell>
          <table:table-cell table:formula="of:=[A_32.J81]"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table:formula="of:=[A_8.E81]" office:value-type="float" office:value="0.340909" calcext:value-type="float">
            <text:p>0.340909</text:p>
          </table:table-cell>
          <table:table-cell table:formula="of:=[A_16.E81]" office:value-type="float" office:value="0.413636" calcext:value-type="float">
            <text:p>0.413636</text:p>
          </table:table-cell>
          <table:table-cell table:formula="of:=[A_32.E81]" office:value-type="float" office:value="0.422727" calcext:value-type="float">
            <text:p>0.422727</text:p>
          </table:table-cell>
          <table:table-cell table:formula="of:=[A_8.K81]" office:value-type="float" office:value="0.518182" calcext:value-type="float">
            <text:p>0.518182</text:p>
          </table:table-cell>
          <table:table-cell table:formula="of:=[A_16.K81]" office:value-type="float" office:value="0.586364" calcext:value-type="float">
            <text:p>0.586364</text:p>
          </table:table-cell>
          <table:table-cell table:formula="of:=[A_32.K81]" office:value-type="float" office:value="0.590909" calcext:value-type="float">
            <text:p>0.59090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A_8.D82]" office:value-type="float" office:value="0.942857" calcext:value-type="float">
            <text:p>0.942857</text:p>
          </table:table-cell>
          <table:table-cell table:formula="of:=[A_16.D82]" office:value-type="float" office:value="0.942857" calcext:value-type="float">
            <text:p>0.942857</text:p>
          </table:table-cell>
          <table:table-cell table:formula="of:=[A_32.D82]" office:value-type="float" office:value="0.942857" calcext:value-type="float">
            <text:p>0.942857</text:p>
          </table:table-cell>
          <table:table-cell table:formula="of:=[A_8.J82]" office:value-type="float" office:value="0.928571" calcext:value-type="float">
            <text:p>0.928571</text:p>
          </table:table-cell>
          <table:table-cell table:formula="of:=[A_16.J82]" office:value-type="float" office:value="0.985714" calcext:value-type="float">
            <text:p>0.985714</text:p>
          </table:table-cell>
          <table:table-cell table:formula="of:=[A_32.J82]"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table:formula="of:=[A_8.E82]" office:value-type="float" office:value="0.354545" calcext:value-type="float">
            <text:p>0.354545</text:p>
          </table:table-cell>
          <table:table-cell table:formula="of:=[A_16.E82]" office:value-type="float" office:value="0.431818" calcext:value-type="float">
            <text:p>0.431818</text:p>
          </table:table-cell>
          <table:table-cell table:formula="of:=[A_32.E82]" office:value-type="float" office:value="0.418182" calcext:value-type="float">
            <text:p>0.418182</text:p>
          </table:table-cell>
          <table:table-cell table:formula="of:=[A_8.K82]" office:value-type="float" office:value="0.55" calcext:value-type="float">
            <text:p>0.55</text:p>
          </table:table-cell>
          <table:table-cell table:formula="of:=[A_16.K82]" office:value-type="float" office:value="0.590909" calcext:value-type="float">
            <text:p>0.590909</text:p>
          </table:table-cell>
          <table:table-cell table:formula="of:=[A_32.K82]"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A_8.D83]" office:value-type="float" office:value="0.928571" calcext:value-type="float">
            <text:p>0.928571</text:p>
          </table:table-cell>
          <table:table-cell table:formula="of:=[A_16.D83]" office:value-type="float" office:value="0.942857" calcext:value-type="float">
            <text:p>0.942857</text:p>
          </table:table-cell>
          <table:table-cell table:formula="of:=[A_32.D83]" office:value-type="float" office:value="0.957143" calcext:value-type="float">
            <text:p>0.957143</text:p>
          </table:table-cell>
          <table:table-cell table:formula="of:=[A_8.J83]" office:value-type="float" office:value="0.942857" calcext:value-type="float">
            <text:p>0.942857</text:p>
          </table:table-cell>
          <table:table-cell table:formula="of:=[A_16.J83]" office:value-type="float" office:value="1" calcext:value-type="float">
            <text:p>1</text:p>
          </table:table-cell>
          <table:table-cell table:formula="of:=[A_32.J83]"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 table:formula="of:=[A_8.E83]" office:value-type="float" office:value="0.404545" calcext:value-type="float">
            <text:p>0.404545</text:p>
          </table:table-cell>
          <table:table-cell table:formula="of:=[A_16.E83]" office:value-type="float" office:value="0.468182" calcext:value-type="float">
            <text:p>0.468182</text:p>
          </table:table-cell>
          <table:table-cell table:formula="of:=[A_32.E83]" office:value-type="float" office:value="0.372727" calcext:value-type="float">
            <text:p>0.372727</text:p>
          </table:table-cell>
          <table:table-cell table:formula="of:=[A_8.K83]" office:value-type="float" office:value="0.563636" calcext:value-type="float">
            <text:p>0.563636</text:p>
          </table:table-cell>
          <table:table-cell table:formula="of:=[A_16.K83]" office:value-type="float" office:value="0.577273" calcext:value-type="float">
            <text:p>0.577273</text:p>
          </table:table-cell>
          <table:table-cell table:formula="of:=[A_32.K83]" office:value-type="float" office:value="0.622727" calcext:value-type="float">
            <text:p>0.62272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A_8.D84]" office:value-type="float" office:value="0.914286" calcext:value-type="float">
            <text:p>0.914286</text:p>
          </table:table-cell>
          <table:table-cell table:formula="of:=[A_16.D84]" office:value-type="float" office:value="0.985714" calcext:value-type="float">
            <text:p>0.985714</text:p>
          </table:table-cell>
          <table:table-cell table:formula="of:=[A_32.D84]" office:value-type="float" office:value="0.942857" calcext:value-type="float">
            <text:p>0.942857</text:p>
          </table:table-cell>
          <table:table-cell table:formula="of:=[A_8.J84]" office:value-type="float" office:value="0.971429" calcext:value-type="float">
            <text:p>0.971429</text:p>
          </table:table-cell>
          <table:table-cell table:formula="of:=[A_16.J84]" office:value-type="float" office:value="1" calcext:value-type="float">
            <text:p>1</text:p>
          </table:table-cell>
          <table:table-cell table:formula="of:=[A_32.J84]"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table:formula="of:=[A_8.E84]" office:value-type="float" office:value="0.377273" calcext:value-type="float">
            <text:p>0.377273</text:p>
          </table:table-cell>
          <table:table-cell table:formula="of:=[A_16.E84]" office:value-type="float" office:value="0.427273" calcext:value-type="float">
            <text:p>0.427273</text:p>
          </table:table-cell>
          <table:table-cell table:formula="of:=[A_32.E84]" office:value-type="float" office:value="0.436364" calcext:value-type="float">
            <text:p>0.436364</text:p>
          </table:table-cell>
          <table:table-cell table:formula="of:=[A_8.K84]" office:value-type="float" office:value="0.504545" calcext:value-type="float">
            <text:p>0.504545</text:p>
          </table:table-cell>
          <table:table-cell table:formula="of:=[A_16.K84]" office:value-type="float" office:value="0.6" calcext:value-type="float">
            <text:p>0.6</text:p>
          </table:table-cell>
          <table:table-cell table:formula="of:=[A_32.K84]"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A_8.D85]" office:value-type="float" office:value="0.942857" calcext:value-type="float">
            <text:p>0.942857</text:p>
          </table:table-cell>
          <table:table-cell table:formula="of:=[A_16.D85]" office:value-type="float" office:value="0.957143" calcext:value-type="float">
            <text:p>0.957143</text:p>
          </table:table-cell>
          <table:table-cell table:formula="of:=[A_32.D85]" office:value-type="float" office:value="0.957143" calcext:value-type="float">
            <text:p>0.957143</text:p>
          </table:table-cell>
          <table:table-cell table:formula="of:=[A_8.J85]" office:value-type="float" office:value="0.942857" calcext:value-type="float">
            <text:p>0.942857</text:p>
          </table:table-cell>
          <table:table-cell table:formula="of:=[A_16.J85]" office:value-type="float" office:value="1" calcext:value-type="float">
            <text:p>1</text:p>
          </table:table-cell>
          <table:table-cell table:formula="of:=[A_32.J85]" office:value-type="float" office:value="1" calcext:value-type="float">
            <text:p>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[A_8.E85]" office:value-type="float" office:value="0.295455" calcext:value-type="float">
            <text:p>0.295455</text:p>
          </table:table-cell>
          <table:table-cell table:formula="of:=[A_16.E85]" office:value-type="float" office:value="0.422727" calcext:value-type="float">
            <text:p>0.422727</text:p>
          </table:table-cell>
          <table:table-cell table:formula="of:=[A_32.E85]" office:value-type="float" office:value="0.386364" calcext:value-type="float">
            <text:p>0.386364</text:p>
          </table:table-cell>
          <table:table-cell table:formula="of:=[A_8.K85]" office:value-type="float" office:value="0.581818" calcext:value-type="float">
            <text:p>0.581818</text:p>
          </table:table-cell>
          <table:table-cell table:formula="of:=[A_16.K85]" office:value-type="float" office:value="0.6" calcext:value-type="float">
            <text:p>0.6</text:p>
          </table:table-cell>
          <table:table-cell table:formula="of:=[A_32.K85]"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A_8.D86]" office:value-type="float" office:value="0.914286" calcext:value-type="float">
            <text:p>0.914286</text:p>
          </table:table-cell>
          <table:table-cell table:formula="of:=[A_16.D86]" office:value-type="float" office:value="0.985714" calcext:value-type="float">
            <text:p>0.985714</text:p>
          </table:table-cell>
          <table:table-cell table:formula="of:=[A_32.D86]" office:value-type="float" office:value="0.957143" calcext:value-type="float">
            <text:p>0.957143</text:p>
          </table:table-cell>
          <table:table-cell table:formula="of:=[A_8.J86]" office:value-type="float" office:value="0.971429" calcext:value-type="float">
            <text:p>0.971429</text:p>
          </table:table-cell>
          <table:table-cell table:formula="of:=[A_16.J86]" office:value-type="float" office:value="1" calcext:value-type="float">
            <text:p>1</text:p>
          </table:table-cell>
          <table:table-cell table:formula="of:=[A_32.J86]" office:value-type="float" office:value="1" calcext:value-type="float">
            <text:p>1</text:p>
          </table:table-cell>
          <table:table-cell/>
          <table:table-cell office:value-type="float" office:value="26" calcext:value-type="float">
            <text:p>26</text:p>
          </table:table-cell>
          <table:table-cell table:formula="of:=[A_8.E86]" office:value-type="float" office:value="0.359091" calcext:value-type="float">
            <text:p>0.359091</text:p>
          </table:table-cell>
          <table:table-cell table:formula="of:=[A_16.E86]" office:value-type="float" office:value="0.404545" calcext:value-type="float">
            <text:p>0.404545</text:p>
          </table:table-cell>
          <table:table-cell table:formula="of:=[A_32.E86]" office:value-type="float" office:value="0.413636" calcext:value-type="float">
            <text:p>0.413636</text:p>
          </table:table-cell>
          <table:table-cell table:formula="of:=[A_8.K86]" office:value-type="float" office:value="0.518182" calcext:value-type="float">
            <text:p>0.518182</text:p>
          </table:table-cell>
          <table:table-cell table:formula="of:=[A_16.K86]" office:value-type="float" office:value="0.636364" calcext:value-type="float">
            <text:p>0.636364</text:p>
          </table:table-cell>
          <table:table-cell table:formula="of:=[A_32.K86]"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A_8.D87]" office:value-type="float" office:value="0.942857" calcext:value-type="float">
            <text:p>0.942857</text:p>
          </table:table-cell>
          <table:table-cell table:formula="of:=[A_16.D87]" office:value-type="float" office:value="1" calcext:value-type="float">
            <text:p>1</text:p>
          </table:table-cell>
          <table:table-cell table:formula="of:=[A_32.D87]" office:value-type="float" office:value="0.9" calcext:value-type="float">
            <text:p>0.9</text:p>
          </table:table-cell>
          <table:table-cell table:formula="of:=[A_8.J87]" office:value-type="float" office:value="0.971429" calcext:value-type="float">
            <text:p>0.971429</text:p>
          </table:table-cell>
          <table:table-cell table:formula="of:=[A_16.J87]" office:value-type="float" office:value="0.985714" calcext:value-type="float">
            <text:p>0.985714</text:p>
          </table:table-cell>
          <table:table-cell table:formula="of:=[A_32.J87]"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 table:formula="of:=[A_8.E87]" office:value-type="float" office:value="0.418182" calcext:value-type="float">
            <text:p>0.418182</text:p>
          </table:table-cell>
          <table:table-cell table:formula="of:=[A_16.E87]" office:value-type="float" office:value="0.381818" calcext:value-type="float">
            <text:p>0.381818</text:p>
          </table:table-cell>
          <table:table-cell table:formula="of:=[A_32.E87]" office:value-type="float" office:value="0.390909" calcext:value-type="float">
            <text:p>0.390909</text:p>
          </table:table-cell>
          <table:table-cell table:formula="of:=[A_8.K87]" office:value-type="float" office:value="0.540909" calcext:value-type="float">
            <text:p>0.540909</text:p>
          </table:table-cell>
          <table:table-cell table:formula="of:=[A_16.K87]" office:value-type="float" office:value="0.622727" calcext:value-type="float">
            <text:p>0.622727</text:p>
          </table:table-cell>
          <table:table-cell table:formula="of:=[A_32.K87]" office:value-type="float" office:value="0.636364" calcext:value-type="float">
            <text:p>0.63636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A_8.D88]" office:value-type="float" office:value="0.9" calcext:value-type="float">
            <text:p>0.9</text:p>
          </table:table-cell>
          <table:table-cell table:formula="of:=[A_16.D88]" office:value-type="float" office:value="0.971429" calcext:value-type="float">
            <text:p>0.971429</text:p>
          </table:table-cell>
          <table:table-cell table:formula="of:=[A_32.D88]" office:value-type="float" office:value="0.985714" calcext:value-type="float">
            <text:p>0.985714</text:p>
          </table:table-cell>
          <table:table-cell table:formula="of:=[A_8.J88]" office:value-type="float" office:value="0.9" calcext:value-type="float">
            <text:p>0.9</text:p>
          </table:table-cell>
          <table:table-cell table:formula="of:=[A_16.J88]" office:value-type="float" office:value="1" calcext:value-type="float">
            <text:p>1</text:p>
          </table:table-cell>
          <table:table-cell table:formula="of:=[A_32.J88]"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table:formula="of:=[A_8.E88]" office:value-type="float" office:value="0.327273" calcext:value-type="float">
            <text:p>0.327273</text:p>
          </table:table-cell>
          <table:table-cell table:formula="of:=[A_16.E88]" office:value-type="float" office:value="0.395455" calcext:value-type="float">
            <text:p>0.395455</text:p>
          </table:table-cell>
          <table:table-cell table:formula="of:=[A_32.E88]" office:value-type="float" office:value="0.404545" calcext:value-type="float">
            <text:p>0.404545</text:p>
          </table:table-cell>
          <table:table-cell table:formula="of:=[A_8.K88]" office:value-type="float" office:value="0.559091" calcext:value-type="float">
            <text:p>0.559091</text:p>
          </table:table-cell>
          <table:table-cell table:formula="of:=[A_16.K88]" office:value-type="float" office:value="0.572727" calcext:value-type="float">
            <text:p>0.572727</text:p>
          </table:table-cell>
          <table:table-cell table:formula="of:=[A_32.K88]" office:value-type="float" office:value="0.604545" calcext:value-type="float">
            <text:p>0.60454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A_8.D89]" office:value-type="float" office:value="0.914286" calcext:value-type="float">
            <text:p>0.914286</text:p>
          </table:table-cell>
          <table:table-cell table:formula="of:=[A_16.D89]" office:value-type="float" office:value="0.971429" calcext:value-type="float">
            <text:p>0.971429</text:p>
          </table:table-cell>
          <table:table-cell table:formula="of:=[A_32.D89]" office:value-type="float" office:value="0.928571" calcext:value-type="float">
            <text:p>0.928571</text:p>
          </table:table-cell>
          <table:table-cell table:formula="of:=[A_8.J89]" office:value-type="float" office:value="0.985714" calcext:value-type="float">
            <text:p>0.985714</text:p>
          </table:table-cell>
          <table:table-cell table:formula="of:=[A_16.J89]" office:value-type="float" office:value="1" calcext:value-type="float">
            <text:p>1</text:p>
          </table:table-cell>
          <table:table-cell table:formula="of:=[A_32.J89]" office:value-type="float" office:value="1" calcext:value-type="float">
            <text:p>1</text:p>
          </table:table-cell>
          <table:table-cell/>
          <table:table-cell office:value-type="float" office:value="29" calcext:value-type="float">
            <text:p>29</text:p>
          </table:table-cell>
          <table:table-cell table:formula="of:=[A_8.E89]" office:value-type="float" office:value="0.354545" calcext:value-type="float">
            <text:p>0.354545</text:p>
          </table:table-cell>
          <table:table-cell table:formula="of:=[A_16.E89]" office:value-type="float" office:value="0.409091" calcext:value-type="float">
            <text:p>0.409091</text:p>
          </table:table-cell>
          <table:table-cell table:formula="of:=[A_32.E89]" office:value-type="float" office:value="0.381818" calcext:value-type="float">
            <text:p>0.381818</text:p>
          </table:table-cell>
          <table:table-cell table:formula="of:=[A_8.K89]" office:value-type="float" office:value="0.554545" calcext:value-type="float">
            <text:p>0.554545</text:p>
          </table:table-cell>
          <table:table-cell table:formula="of:=[A_16.K89]" office:value-type="float" office:value="0.572727" calcext:value-type="float">
            <text:p>0.572727</text:p>
          </table:table-cell>
          <table:table-cell table:formula="of:=[A_32.K89]"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A_8.D90]" office:value-type="float" office:value="0.985714" calcext:value-type="float">
            <text:p>0.985714</text:p>
          </table:table-cell>
          <table:table-cell table:formula="of:=[A_16.D90]" office:value-type="float" office:value="0.985714" calcext:value-type="float">
            <text:p>0.985714</text:p>
          </table:table-cell>
          <table:table-cell table:formula="of:=[A_32.D90]" office:value-type="float" office:value="0.942857" calcext:value-type="float">
            <text:p>0.942857</text:p>
          </table:table-cell>
          <table:table-cell table:formula="of:=[A_8.J90]" office:value-type="float" office:value="0.985714" calcext:value-type="float">
            <text:p>0.985714</text:p>
          </table:table-cell>
          <table:table-cell table:formula="of:=[A_16.J90]" office:value-type="float" office:value="1" calcext:value-type="float">
            <text:p>1</text:p>
          </table:table-cell>
          <table:table-cell table:formula="of:=[A_32.J90]" office:value-type="float" office:value="1" calcext:value-type="float">
            <text:p>1</text:p>
          </table:table-cell>
          <table:table-cell/>
          <table:table-cell office:value-type="float" office:value="30" calcext:value-type="float">
            <text:p>30</text:p>
          </table:table-cell>
          <table:table-cell table:formula="of:=[A_8.E90]" office:value-type="float" office:value="0.381818" calcext:value-type="float">
            <text:p>0.381818</text:p>
          </table:table-cell>
          <table:table-cell table:formula="of:=[A_16.E90]" office:value-type="float" office:value="0.386364" calcext:value-type="float">
            <text:p>0.386364</text:p>
          </table:table-cell>
          <table:table-cell table:formula="of:=[A_32.E90]" office:value-type="float" office:value="0.4" calcext:value-type="float">
            <text:p>0.4</text:p>
          </table:table-cell>
          <table:table-cell table:formula="of:=[A_8.K90]" office:value-type="float" office:value="0.559091" calcext:value-type="float">
            <text:p>0.559091</text:p>
          </table:table-cell>
          <table:table-cell table:formula="of:=[A_16.K90]" office:value-type="float" office:value="0.572727" calcext:value-type="float">
            <text:p>0.572727</text:p>
          </table:table-cell>
          <table:table-cell table:formula="of:=[A_32.K90]"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A_8.D91]" office:value-type="float" office:value="0.975" calcext:value-type="float">
            <text:p>0.975</text:p>
          </table:table-cell>
          <table:table-cell table:formula="of:=[A_16.D91]" office:value-type="float" office:value="1" calcext:value-type="float">
            <text:p>1</text:p>
          </table:table-cell>
          <table:table-cell table:formula="of:=[A_32.D91]" office:value-type="float" office:value="0.9375" calcext:value-type="float">
            <text:p>0.9375</text:p>
          </table:table-cell>
          <table:table-cell table:formula="of:=[A_8.J91]" office:value-type="float" office:value="0.9875" calcext:value-type="float">
            <text:p>0.9875</text:p>
          </table:table-cell>
          <table:table-cell table:formula="of:=[A_16.J91]" office:value-type="float" office:value="1" calcext:value-type="float">
            <text:p>1</text:p>
          </table:table-cell>
          <table:table-cell table:formula="of:=[A_32.J91]" office:value-type="float" office:value="1" calcext:value-type="float">
            <text:p>1</text:p>
          </table:table-cell>
          <table:table-cell/>
          <table:table-cell office:value-type="float" office:value="31" calcext:value-type="float">
            <text:p>31</text:p>
          </table:table-cell>
          <table:table-cell table:formula="of:=[A_8.E91]" office:value-type="float" office:value="0.381818" calcext:value-type="float">
            <text:p>0.381818</text:p>
          </table:table-cell>
          <table:table-cell table:formula="of:=[A_16.E91]" office:value-type="float" office:value="0.422727" calcext:value-type="float">
            <text:p>0.422727</text:p>
          </table:table-cell>
          <table:table-cell table:formula="of:=[A_32.E91]" office:value-type="float" office:value="0.413636" calcext:value-type="float">
            <text:p>0.413636</text:p>
          </table:table-cell>
          <table:table-cell table:formula="of:=[A_8.K91]" office:value-type="float" office:value="0.540909" calcext:value-type="float">
            <text:p>0.540909</text:p>
          </table:table-cell>
          <table:table-cell table:formula="of:=[A_16.K91]" office:value-type="float" office:value="0.622727" calcext:value-type="float">
            <text:p>0.622727</text:p>
          </table:table-cell>
          <table:table-cell table:formula="of:=[A_32.K91]" office:value-type="float" office:value="0.577273" calcext:value-type="float">
            <text:p>0.5772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A_8.D92]" office:value-type="float" office:value="0.985714" calcext:value-type="float">
            <text:p>0.985714</text:p>
          </table:table-cell>
          <table:table-cell table:formula="of:=[A_16.D92]" office:value-type="float" office:value="0.985714" calcext:value-type="float">
            <text:p>0.985714</text:p>
          </table:table-cell>
          <table:table-cell table:formula="of:=[A_32.D92]" office:value-type="float" office:value="0.971429" calcext:value-type="float">
            <text:p>0.971429</text:p>
          </table:table-cell>
          <table:table-cell table:formula="of:=[A_8.J92]" office:value-type="float" office:value="1" calcext:value-type="float">
            <text:p>1</text:p>
          </table:table-cell>
          <table:table-cell table:formula="of:=[A_16.J92]" office:value-type="float" office:value="1" calcext:value-type="float">
            <text:p>1</text:p>
          </table:table-cell>
          <table:table-cell table:formula="of:=[A_32.J92]"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A_8.E92]" office:value-type="float" office:value="0.395455" calcext:value-type="float">
            <text:p>0.395455</text:p>
          </table:table-cell>
          <table:table-cell table:formula="of:=[A_16.E92]" office:value-type="float" office:value="0.431818" calcext:value-type="float">
            <text:p>0.431818</text:p>
          </table:table-cell>
          <table:table-cell table:formula="of:=[A_32.E92]" office:value-type="float" office:value="0.440909" calcext:value-type="float">
            <text:p>0.440909</text:p>
          </table:table-cell>
          <table:table-cell table:formula="of:=[A_8.K92]" office:value-type="float" office:value="0.577273" calcext:value-type="float">
            <text:p>0.577273</text:p>
          </table:table-cell>
          <table:table-cell table:formula="of:=[A_16.K92]" office:value-type="float" office:value="0.577273" calcext:value-type="float">
            <text:p>0.577273</text:p>
          </table:table-cell>
          <table:table-cell table:formula="of:=[A_32.K92]" office:value-type="float" office:value="0.581818" calcext:value-type="float">
            <text:p>0.5818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A_8.D93]" office:value-type="float" office:value="0.928571" calcext:value-type="float">
            <text:p>0.928571</text:p>
          </table:table-cell>
          <table:table-cell table:formula="of:=[A_16.D93]" office:value-type="float" office:value="1" calcext:value-type="float">
            <text:p>1</text:p>
          </table:table-cell>
          <table:table-cell table:formula="of:=[A_32.D93]" office:value-type="float" office:value="0.985714" calcext:value-type="float">
            <text:p>0.985714</text:p>
          </table:table-cell>
          <table:table-cell table:formula="of:=[A_8.J93]" office:value-type="float" office:value="0.971429" calcext:value-type="float">
            <text:p>0.971429</text:p>
          </table:table-cell>
          <table:table-cell table:formula="of:=[A_16.J93]" office:value-type="float" office:value="1" calcext:value-type="float">
            <text:p>1</text:p>
          </table:table-cell>
          <table:table-cell table:formula="of:=[A_32.J93]" office:value-type="float" office:value="1" calcext:value-type="float">
            <text:p>1</text:p>
          </table:table-cell>
          <table:table-cell/>
          <table:table-cell office:value-type="float" office:value="33" calcext:value-type="float">
            <text:p>33</text:p>
          </table:table-cell>
          <table:table-cell table:formula="of:=[A_8.E93]" office:value-type="float" office:value="0.363636" calcext:value-type="float">
            <text:p>0.363636</text:p>
          </table:table-cell>
          <table:table-cell table:formula="of:=[A_16.E93]" office:value-type="float" office:value="0.440909" calcext:value-type="float">
            <text:p>0.440909</text:p>
          </table:table-cell>
          <table:table-cell table:formula="of:=[A_32.E93]" office:value-type="float" office:value="0.45" calcext:value-type="float">
            <text:p>0.45</text:p>
          </table:table-cell>
          <table:table-cell table:formula="of:=[A_8.K93]" office:value-type="float" office:value="0.527273" calcext:value-type="float">
            <text:p>0.527273</text:p>
          </table:table-cell>
          <table:table-cell table:formula="of:=[A_16.K93]" office:value-type="float" office:value="0.586364" calcext:value-type="float">
            <text:p>0.586364</text:p>
          </table:table-cell>
          <table:table-cell table:formula="of:=[A_32.K93]" office:value-type="float" office:value="0.595455" calcext:value-type="float">
            <text:p>0.59545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A_8.D94]" office:value-type="float" office:value="0.957143" calcext:value-type="float">
            <text:p>0.957143</text:p>
          </table:table-cell>
          <table:table-cell table:formula="of:=[A_16.D94]" office:value-type="float" office:value="0.985714" calcext:value-type="float">
            <text:p>0.985714</text:p>
          </table:table-cell>
          <table:table-cell table:formula="of:=[A_32.D94]" office:value-type="float" office:value="0.957143" calcext:value-type="float">
            <text:p>0.957143</text:p>
          </table:table-cell>
          <table:table-cell table:formula="of:=[A_8.J94]" office:value-type="float" office:value="0.985714" calcext:value-type="float">
            <text:p>0.985714</text:p>
          </table:table-cell>
          <table:table-cell table:formula="of:=[A_16.J94]" office:value-type="float" office:value="1" calcext:value-type="float">
            <text:p>1</text:p>
          </table:table-cell>
          <table:table-cell table:formula="of:=[A_32.J94]" office:value-type="float" office:value="1" calcext:value-type="float">
            <text:p>1</text:p>
          </table:table-cell>
          <table:table-cell/>
          <table:table-cell office:value-type="float" office:value="34" calcext:value-type="float">
            <text:p>34</text:p>
          </table:table-cell>
          <table:table-cell table:formula="of:=[A_8.E94]" office:value-type="float" office:value="0.386364" calcext:value-type="float">
            <text:p>0.386364</text:p>
          </table:table-cell>
          <table:table-cell table:formula="of:=[A_16.E94]" office:value-type="float" office:value="0.440909" calcext:value-type="float">
            <text:p>0.440909</text:p>
          </table:table-cell>
          <table:table-cell table:formula="of:=[A_32.E94]" office:value-type="float" office:value="0.418182" calcext:value-type="float">
            <text:p>0.418182</text:p>
          </table:table-cell>
          <table:table-cell table:formula="of:=[A_8.K94]" office:value-type="float" office:value="0.577273" calcext:value-type="float">
            <text:p>0.577273</text:p>
          </table:table-cell>
          <table:table-cell table:formula="of:=[A_16.K94]" office:value-type="float" office:value="0.595455" calcext:value-type="float">
            <text:p>0.595455</text:p>
          </table:table-cell>
          <table:table-cell table:formula="of:=[A_32.K94]" office:value-type="float" office:value="0.604545" calcext:value-type="float">
            <text:p>0.60454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A_8.D95]" office:value-type="float" office:value="0.985714" calcext:value-type="float">
            <text:p>0.985714</text:p>
          </table:table-cell>
          <table:table-cell table:formula="of:=[A_16.D95]" office:value-type="float" office:value="1" calcext:value-type="float">
            <text:p>1</text:p>
          </table:table-cell>
          <table:table-cell table:formula="of:=[A_32.D95]" office:value-type="float" office:value="0.971429" calcext:value-type="float">
            <text:p>0.971429</text:p>
          </table:table-cell>
          <table:table-cell table:formula="of:=[A_8.J95]" office:value-type="float" office:value="0.985714" calcext:value-type="float">
            <text:p>0.985714</text:p>
          </table:table-cell>
          <table:table-cell table:formula="of:=[A_16.J95]" office:value-type="float" office:value="1" calcext:value-type="float">
            <text:p>1</text:p>
          </table:table-cell>
          <table:table-cell table:formula="of:=[A_32.J95]" office:value-type="float" office:value="1" calcext:value-type="float">
            <text:p>1</text:p>
          </table:table-cell>
          <table:table-cell/>
          <table:table-cell office:value-type="float" office:value="35" calcext:value-type="float">
            <text:p>35</text:p>
          </table:table-cell>
          <table:table-cell table:formula="of:=[A_8.E95]" office:value-type="float" office:value="0.390909" calcext:value-type="float">
            <text:p>0.390909</text:p>
          </table:table-cell>
          <table:table-cell table:formula="of:=[A_16.E95]" office:value-type="float" office:value="0.445455" calcext:value-type="float">
            <text:p>0.445455</text:p>
          </table:table-cell>
          <table:table-cell table:formula="of:=[A_32.E95]" office:value-type="float" office:value="0.381818" calcext:value-type="float">
            <text:p>0.381818</text:p>
          </table:table-cell>
          <table:table-cell table:formula="of:=[A_8.K95]" office:value-type="float" office:value="0.559091" calcext:value-type="float">
            <text:p>0.559091</text:p>
          </table:table-cell>
          <table:table-cell table:formula="of:=[A_16.K95]" office:value-type="float" office:value="0.613636" calcext:value-type="float">
            <text:p>0.613636</text:p>
          </table:table-cell>
          <table:table-cell table:formula="of:=[A_32.K95]" office:value-type="float" office:value="0.627273" calcext:value-type="float">
            <text:p>0.62727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A_8.D96]" office:value-type="float" office:value="0.971429" calcext:value-type="float">
            <text:p>0.971429</text:p>
          </table:table-cell>
          <table:table-cell table:formula="of:=[A_16.D96]" office:value-type="float" office:value="0.971429" calcext:value-type="float">
            <text:p>0.971429</text:p>
          </table:table-cell>
          <table:table-cell table:formula="of:=[A_32.D96]" office:value-type="float" office:value="0.957143" calcext:value-type="float">
            <text:p>0.957143</text:p>
          </table:table-cell>
          <table:table-cell table:formula="of:=[A_8.J96]" office:value-type="float" office:value="0.985714" calcext:value-type="float">
            <text:p>0.985714</text:p>
          </table:table-cell>
          <table:table-cell table:formula="of:=[A_16.J96]" office:value-type="float" office:value="1" calcext:value-type="float">
            <text:p>1</text:p>
          </table:table-cell>
          <table:table-cell table:formula="of:=[A_32.J96]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table:formula="of:=[A_8.E96]" office:value-type="float" office:value="0.422727" calcext:value-type="float">
            <text:p>0.422727</text:p>
          </table:table-cell>
          <table:table-cell table:formula="of:=[A_16.E96]" office:value-type="float" office:value="0.4" calcext:value-type="float">
            <text:p>0.4</text:p>
          </table:table-cell>
          <table:table-cell table:formula="of:=[A_32.E96]" office:value-type="float" office:value="0.377273" calcext:value-type="float">
            <text:p>0.377273</text:p>
          </table:table-cell>
          <table:table-cell table:formula="of:=[A_8.K96]" office:value-type="float" office:value="0.531818" calcext:value-type="float">
            <text:p>0.531818</text:p>
          </table:table-cell>
          <table:table-cell table:formula="of:=[A_16.K96]" office:value-type="float" office:value="0.622727" calcext:value-type="float">
            <text:p>0.622727</text:p>
          </table:table-cell>
          <table:table-cell table:formula="of:=[A_32.K96]"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A_8.D97]" office:value-type="float" office:value="0.971429" calcext:value-type="float">
            <text:p>0.971429</text:p>
          </table:table-cell>
          <table:table-cell table:formula="of:=[A_16.D97]" office:value-type="float" office:value="1" calcext:value-type="float">
            <text:p>1</text:p>
          </table:table-cell>
          <table:table-cell table:formula="of:=[A_32.D97]" office:value-type="float" office:value="0.957143" calcext:value-type="float">
            <text:p>0.957143</text:p>
          </table:table-cell>
          <table:table-cell table:formula="of:=[A_8.J97]" office:value-type="float" office:value="1" calcext:value-type="float">
            <text:p>1</text:p>
          </table:table-cell>
          <table:table-cell table:formula="of:=[A_16.J97]" office:value-type="float" office:value="1" calcext:value-type="float">
            <text:p>1</text:p>
          </table:table-cell>
          <table:table-cell table:formula="of:=[A_32.J97]"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table:formula="of:=[A_8.E97]" office:value-type="float" office:value="0.368182" calcext:value-type="float">
            <text:p>0.368182</text:p>
          </table:table-cell>
          <table:table-cell table:formula="of:=[A_16.E97]" office:value-type="float" office:value="0.45" calcext:value-type="float">
            <text:p>0.45</text:p>
          </table:table-cell>
          <table:table-cell table:formula="of:=[A_32.E97]" office:value-type="float" office:value="0.422727" calcext:value-type="float">
            <text:p>0.422727</text:p>
          </table:table-cell>
          <table:table-cell table:formula="of:=[A_8.K97]" office:value-type="float" office:value="0.540909" calcext:value-type="float">
            <text:p>0.540909</text:p>
          </table:table-cell>
          <table:table-cell table:formula="of:=[A_16.K97]" office:value-type="float" office:value="0.590909" calcext:value-type="float">
            <text:p>0.590909</text:p>
          </table:table-cell>
          <table:table-cell table:formula="of:=[A_32.K97]" office:value-type="float" office:value="0.609091" calcext:value-type="float">
            <text:p>0.60909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A_8.D98]" office:value-type="float" office:value="0.971429" calcext:value-type="float">
            <text:p>0.971429</text:p>
          </table:table-cell>
          <table:table-cell table:formula="of:=[A_16.D98]" office:value-type="float" office:value="0.985714" calcext:value-type="float">
            <text:p>0.985714</text:p>
          </table:table-cell>
          <table:table-cell table:formula="of:=[A_32.D98]" office:value-type="float" office:value="0.985714" calcext:value-type="float">
            <text:p>0.985714</text:p>
          </table:table-cell>
          <table:table-cell table:formula="of:=[A_8.J98]" office:value-type="float" office:value="1" calcext:value-type="float">
            <text:p>1</text:p>
          </table:table-cell>
          <table:table-cell table:formula="of:=[A_16.J98]" office:value-type="float" office:value="1" calcext:value-type="float">
            <text:p>1</text:p>
          </table:table-cell>
          <table:table-cell table:formula="of:=[A_32.J98]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table:formula="of:=[A_8.E98]" office:value-type="float" office:value="0.372727" calcext:value-type="float">
            <text:p>0.372727</text:p>
          </table:table-cell>
          <table:table-cell table:formula="of:=[A_16.E98]" office:value-type="float" office:value="0.495455" calcext:value-type="float">
            <text:p>0.495455</text:p>
          </table:table-cell>
          <table:table-cell table:formula="of:=[A_32.E98]" office:value-type="float" office:value="0.454545" calcext:value-type="float">
            <text:p>0.454545</text:p>
          </table:table-cell>
          <table:table-cell table:formula="of:=[A_8.K98]" office:value-type="float" office:value="0.577273" calcext:value-type="float">
            <text:p>0.577273</text:p>
          </table:table-cell>
          <table:table-cell table:formula="of:=[A_16.K98]" office:value-type="float" office:value="0.6" calcext:value-type="float">
            <text:p>0.6</text:p>
          </table:table-cell>
          <table:table-cell table:formula="of:=[A_32.K98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A_8.D99]" office:value-type="float" office:value="0.957143" calcext:value-type="float">
            <text:p>0.957143</text:p>
          </table:table-cell>
          <table:table-cell table:formula="of:=[A_16.D99]" office:value-type="float" office:value="1" calcext:value-type="float">
            <text:p>1</text:p>
          </table:table-cell>
          <table:table-cell table:formula="of:=[A_32.D99]" office:value-type="float" office:value="0.985714" calcext:value-type="float">
            <text:p>0.985714</text:p>
          </table:table-cell>
          <table:table-cell table:formula="of:=[A_8.J99]" office:value-type="float" office:value="1" calcext:value-type="float">
            <text:p>1</text:p>
          </table:table-cell>
          <table:table-cell table:formula="of:=[A_16.J99]" office:value-type="float" office:value="1" calcext:value-type="float">
            <text:p>1</text:p>
          </table:table-cell>
          <table:table-cell table:formula="of:=[A_32.J99]" office:value-type="float" office:value="1" calcext:value-type="float">
            <text:p>1</text:p>
          </table:table-cell>
          <table:table-cell/>
          <table:table-cell office:value-type="float" office:value="39" calcext:value-type="float">
            <text:p>39</text:p>
          </table:table-cell>
          <table:table-cell table:formula="of:=[A_8.E99]" office:value-type="float" office:value="0.354545" calcext:value-type="float">
            <text:p>0.354545</text:p>
          </table:table-cell>
          <table:table-cell table:formula="of:=[A_16.E99]" office:value-type="float" office:value="0.404545" calcext:value-type="float">
            <text:p>0.404545</text:p>
          </table:table-cell>
          <table:table-cell table:formula="of:=[A_32.E99]" office:value-type="float" office:value="0.418182" calcext:value-type="float">
            <text:p>0.418182</text:p>
          </table:table-cell>
          <table:table-cell table:formula="of:=[A_8.K99]" office:value-type="float" office:value="0.563636" calcext:value-type="float">
            <text:p>0.563636</text:p>
          </table:table-cell>
          <table:table-cell table:formula="of:=[A_16.K99]" office:value-type="float" office:value="0.590909" calcext:value-type="float">
            <text:p>0.590909</text:p>
          </table:table-cell>
          <table:table-cell table:formula="of:=[A_32.K99]"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A_8.D100]" office:value-type="float" office:value="1" calcext:value-type="float">
            <text:p>1</text:p>
          </table:table-cell>
          <table:table-cell table:formula="of:=[A_16.D100]" office:value-type="float" office:value="1" calcext:value-type="float">
            <text:p>1</text:p>
          </table:table-cell>
          <table:table-cell table:formula="of:=[A_32.D100]" office:value-type="float" office:value="0.985714" calcext:value-type="float">
            <text:p>0.985714</text:p>
          </table:table-cell>
          <table:table-cell table:formula="of:=[A_8.J100]" office:value-type="float" office:value="1" calcext:value-type="float">
            <text:p>1</text:p>
          </table:table-cell>
          <table:table-cell table:formula="of:=[A_16.J100]" office:value-type="float" office:value="1" calcext:value-type="float">
            <text:p>1</text:p>
          </table:table-cell>
          <table:table-cell table:formula="of:=[A_32.J100]"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A_8.E100]" office:value-type="float" office:value="0.35" calcext:value-type="float">
            <text:p>0.35</text:p>
          </table:table-cell>
          <table:table-cell table:formula="of:=[A_16.E100]" office:value-type="float" office:value="0.454545" calcext:value-type="float">
            <text:p>0.454545</text:p>
          </table:table-cell>
          <table:table-cell table:formula="of:=[A_32.E100]" office:value-type="float" office:value="0.45" calcext:value-type="float">
            <text:p>0.45</text:p>
          </table:table-cell>
          <table:table-cell table:formula="of:=[A_8.K100]" office:value-type="float" office:value="0.563636" calcext:value-type="float">
            <text:p>0.563636</text:p>
          </table:table-cell>
          <table:table-cell table:formula="of:=[A_16.K100]" office:value-type="float" office:value="0.609091" calcext:value-type="float">
            <text:p>0.609091</text:p>
          </table:table-cell>
          <table:table-cell table:formula="of:=[A_32.K100]" office:value-type="float" office:value="0.659091" calcext:value-type="float">
            <text:p>0.65909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A_8.D101]" office:value-type="float" office:value="0.9875" calcext:value-type="float">
            <text:p>0.9875</text:p>
          </table:table-cell>
          <table:table-cell table:formula="of:=[A_16.D101]" office:value-type="float" office:value="1" calcext:value-type="float">
            <text:p>1</text:p>
          </table:table-cell>
          <table:table-cell table:formula="of:=[A_32.D101]" office:value-type="float" office:value="0.9875" calcext:value-type="float">
            <text:p>0.9875</text:p>
          </table:table-cell>
          <table:table-cell table:formula="of:=[A_8.J101]" office:value-type="float" office:value="1" calcext:value-type="float">
            <text:p>1</text:p>
          </table:table-cell>
          <table:table-cell table:formula="of:=[A_16.J101]" office:value-type="float" office:value="1" calcext:value-type="float">
            <text:p>1</text:p>
          </table:table-cell>
          <table:table-cell table:formula="of:=[A_32.J101]" office:value-type="float" office:value="1" calcext:value-type="float">
            <text:p>1</text:p>
          </table:table-cell>
          <table:table-cell/>
          <table:table-cell office:value-type="float" office:value="41" calcext:value-type="float">
            <text:p>41</text:p>
          </table:table-cell>
          <table:table-cell table:formula="of:=[A_8.E101]" office:value-type="float" office:value="0.340909" calcext:value-type="float">
            <text:p>0.340909</text:p>
          </table:table-cell>
          <table:table-cell table:formula="of:=[A_16.E101]" office:value-type="float" office:value="0.395455" calcext:value-type="float">
            <text:p>0.395455</text:p>
          </table:table-cell>
          <table:table-cell table:formula="of:=[A_32.E101]" office:value-type="float" office:value="0.395455" calcext:value-type="float">
            <text:p>0.395455</text:p>
          </table:table-cell>
          <table:table-cell table:formula="of:=[A_8.K101]" office:value-type="float" office:value="0.559091" calcext:value-type="float">
            <text:p>0.559091</text:p>
          </table:table-cell>
          <table:table-cell table:formula="of:=[A_16.K101]" office:value-type="float" office:value="0.613636" calcext:value-type="float">
            <text:p>0.613636</text:p>
          </table:table-cell>
          <table:table-cell table:formula="of:=[A_32.K101]" office:value-type="float" office:value="0.631818" calcext:value-type="float">
            <text:p>0.6318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A_8.D102]" office:value-type="float" office:value="1" calcext:value-type="float">
            <text:p>1</text:p>
          </table:table-cell>
          <table:table-cell table:formula="of:=[A_16.D102]" office:value-type="float" office:value="0.971429" calcext:value-type="float">
            <text:p>0.971429</text:p>
          </table:table-cell>
          <table:table-cell table:formula="of:=[A_32.D102]" office:value-type="float" office:value="0.985714" calcext:value-type="float">
            <text:p>0.985714</text:p>
          </table:table-cell>
          <table:table-cell table:formula="of:=[A_8.J102]" office:value-type="float" office:value="0.985714" calcext:value-type="float">
            <text:p>0.985714</text:p>
          </table:table-cell>
          <table:table-cell table:formula="of:=[A_16.J102]" office:value-type="float" office:value="1" calcext:value-type="float">
            <text:p>1</text:p>
          </table:table-cell>
          <table:table-cell table:formula="of:=[A_32.J102]"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table:formula="of:=[A_8.E102]" office:value-type="float" office:value="0.368182" calcext:value-type="float">
            <text:p>0.368182</text:p>
          </table:table-cell>
          <table:table-cell table:formula="of:=[A_16.E102]" office:value-type="float" office:value="0.409091" calcext:value-type="float">
            <text:p>0.409091</text:p>
          </table:table-cell>
          <table:table-cell table:formula="of:=[A_32.E102]" office:value-type="float" office:value="0.404545" calcext:value-type="float">
            <text:p>0.404545</text:p>
          </table:table-cell>
          <table:table-cell table:formula="of:=[A_8.K102]" office:value-type="float" office:value="0.536364" calcext:value-type="float">
            <text:p>0.536364</text:p>
          </table:table-cell>
          <table:table-cell table:formula="of:=[A_16.K102]" office:value-type="float" office:value="0.586364" calcext:value-type="float">
            <text:p>0.586364</text:p>
          </table:table-cell>
          <table:table-cell table:formula="of:=[A_32.K102]" office:value-type="float" office:value="0.590909" calcext:value-type="float">
            <text:p>0.59090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A_8.D103]" office:value-type="float" office:value="0.971429" calcext:value-type="float">
            <text:p>0.971429</text:p>
          </table:table-cell>
          <table:table-cell table:formula="of:=[A_16.D103]" office:value-type="float" office:value="1" calcext:value-type="float">
            <text:p>1</text:p>
          </table:table-cell>
          <table:table-cell table:formula="of:=[A_32.D103]" office:value-type="float" office:value="0.971429" calcext:value-type="float">
            <text:p>0.971429</text:p>
          </table:table-cell>
          <table:table-cell table:formula="of:=[A_8.J103]" office:value-type="float" office:value="1" calcext:value-type="float">
            <text:p>1</text:p>
          </table:table-cell>
          <table:table-cell table:formula="of:=[A_16.J103]" office:value-type="float" office:value="1" calcext:value-type="float">
            <text:p>1</text:p>
          </table:table-cell>
          <table:table-cell table:formula="of:=[A_32.J103]" office:value-type="float" office:value="1" calcext:value-type="float">
            <text:p>1</text:p>
          </table:table-cell>
          <table:table-cell/>
          <table:table-cell office:value-type="float" office:value="43" calcext:value-type="float">
            <text:p>43</text:p>
          </table:table-cell>
          <table:table-cell table:formula="of:=[A_8.E103]" office:value-type="float" office:value="0.409091" calcext:value-type="float">
            <text:p>0.409091</text:p>
          </table:table-cell>
          <table:table-cell table:formula="of:=[A_16.E103]" office:value-type="float" office:value="0.440909" calcext:value-type="float">
            <text:p>0.440909</text:p>
          </table:table-cell>
          <table:table-cell table:formula="of:=[A_32.E103]" office:value-type="float" office:value="0.372727" calcext:value-type="float">
            <text:p>0.372727</text:p>
          </table:table-cell>
          <table:table-cell table:formula="of:=[A_8.K103]" office:value-type="float" office:value="0.559091" calcext:value-type="float">
            <text:p>0.559091</text:p>
          </table:table-cell>
          <table:table-cell table:formula="of:=[A_16.K103]" office:value-type="float" office:value="0.568182" calcext:value-type="float">
            <text:p>0.568182</text:p>
          </table:table-cell>
          <table:table-cell table:formula="of:=[A_32.K103]" office:value-type="float" office:value="0.654545" calcext:value-type="float">
            <text:p>0.65454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A_8.D104]" office:value-type="float" office:value="0.971429" calcext:value-type="float">
            <text:p>0.971429</text:p>
          </table:table-cell>
          <table:table-cell table:formula="of:=[A_16.D104]" office:value-type="float" office:value="1" calcext:value-type="float">
            <text:p>1</text:p>
          </table:table-cell>
          <table:table-cell table:formula="of:=[A_32.D104]" office:value-type="float" office:value="1" calcext:value-type="float">
            <text:p>1</text:p>
          </table:table-cell>
          <table:table-cell table:formula="of:=[A_8.J104]" office:value-type="float" office:value="1" calcext:value-type="float">
            <text:p>1</text:p>
          </table:table-cell>
          <table:table-cell table:formula="of:=[A_16.J104]" office:value-type="float" office:value="1" calcext:value-type="float">
            <text:p>1</text:p>
          </table:table-cell>
          <table:table-cell table:formula="of:=[A_32.J104]" office:value-type="float" office:value="1" calcext:value-type="float">
            <text:p>1</text:p>
          </table:table-cell>
          <table:table-cell/>
          <table:table-cell office:value-type="float" office:value="44" calcext:value-type="float">
            <text:p>44</text:p>
          </table:table-cell>
          <table:table-cell table:formula="of:=[A_8.E104]" office:value-type="float" office:value="0.409091" calcext:value-type="float">
            <text:p>0.409091</text:p>
          </table:table-cell>
          <table:table-cell table:formula="of:=[A_16.E104]" office:value-type="float" office:value="0.45" calcext:value-type="float">
            <text:p>0.45</text:p>
          </table:table-cell>
          <table:table-cell table:formula="of:=[A_32.E104]" office:value-type="float" office:value="0.390909" calcext:value-type="float">
            <text:p>0.390909</text:p>
          </table:table-cell>
          <table:table-cell table:formula="of:=[A_8.K104]" office:value-type="float" office:value="0.563636" calcext:value-type="float">
            <text:p>0.563636</text:p>
          </table:table-cell>
          <table:table-cell table:formula="of:=[A_16.K104]" office:value-type="float" office:value="0.640909" calcext:value-type="float">
            <text:p>0.640909</text:p>
          </table:table-cell>
          <table:table-cell table:formula="of:=[A_32.K104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A_8.D105]" office:value-type="float" office:value="0.957143" calcext:value-type="float">
            <text:p>0.957143</text:p>
          </table:table-cell>
          <table:table-cell table:formula="of:=[A_16.D105]" office:value-type="float" office:value="0.985714" calcext:value-type="float">
            <text:p>0.985714</text:p>
          </table:table-cell>
          <table:table-cell table:formula="of:=[A_32.D105]" office:value-type="float" office:value="0.985714" calcext:value-type="float">
            <text:p>0.985714</text:p>
          </table:table-cell>
          <table:table-cell table:formula="of:=[A_8.J105]" office:value-type="float" office:value="1" calcext:value-type="float">
            <text:p>1</text:p>
          </table:table-cell>
          <table:table-cell table:formula="of:=[A_16.J105]" office:value-type="float" office:value="1" calcext:value-type="float">
            <text:p>1</text:p>
          </table:table-cell>
          <table:table-cell table:formula="of:=[A_32.J105]" office:value-type="float" office:value="1" calcext:value-type="float">
            <text:p>1</text:p>
          </table:table-cell>
          <table:table-cell/>
          <table:table-cell office:value-type="float" office:value="45" calcext:value-type="float">
            <text:p>45</text:p>
          </table:table-cell>
          <table:table-cell table:formula="of:=[A_8.E105]" office:value-type="float" office:value="0.381818" calcext:value-type="float">
            <text:p>0.381818</text:p>
          </table:table-cell>
          <table:table-cell table:formula="of:=[A_16.E105]" office:value-type="float" office:value="0.409091" calcext:value-type="float">
            <text:p>0.409091</text:p>
          </table:table-cell>
          <table:table-cell table:formula="of:=[A_32.E105]" office:value-type="float" office:value="0.404545" calcext:value-type="float">
            <text:p>0.404545</text:p>
          </table:table-cell>
          <table:table-cell table:formula="of:=[A_8.K105]" office:value-type="float" office:value="0.581818" calcext:value-type="float">
            <text:p>0.581818</text:p>
          </table:table-cell>
          <table:table-cell table:formula="of:=[A_16.K105]" office:value-type="float" office:value="0.6" calcext:value-type="float">
            <text:p>0.6</text:p>
          </table:table-cell>
          <table:table-cell table:formula="of:=[A_32.K105]" office:value-type="float" office:value="0.627273" calcext:value-type="float">
            <text:p>0.6272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A_8.D106]" office:value-type="float" office:value="0.957143" calcext:value-type="float">
            <text:p>0.957143</text:p>
          </table:table-cell>
          <table:table-cell table:formula="of:=[A_16.D106]" office:value-type="float" office:value="1" calcext:value-type="float">
            <text:p>1</text:p>
          </table:table-cell>
          <table:table-cell table:formula="of:=[A_32.D106]" office:value-type="float" office:value="0.985714" calcext:value-type="float">
            <text:p>0.985714</text:p>
          </table:table-cell>
          <table:table-cell table:formula="of:=[A_8.J106]" office:value-type="float" office:value="1" calcext:value-type="float">
            <text:p>1</text:p>
          </table:table-cell>
          <table:table-cell table:formula="of:=[A_16.J106]" office:value-type="float" office:value="1" calcext:value-type="float">
            <text:p>1</text:p>
          </table:table-cell>
          <table:table-cell table:formula="of:=[A_32.J106]"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table:formula="of:=[A_8.E106]" office:value-type="float" office:value="0.35" calcext:value-type="float">
            <text:p>0.35</text:p>
          </table:table-cell>
          <table:table-cell table:formula="of:=[A_16.E106]" office:value-type="float" office:value="0.440909" calcext:value-type="float">
            <text:p>0.440909</text:p>
          </table:table-cell>
          <table:table-cell table:formula="of:=[A_32.E106]" office:value-type="float" office:value="0.359091" calcext:value-type="float">
            <text:p>0.359091</text:p>
          </table:table-cell>
          <table:table-cell table:formula="of:=[A_8.K106]" office:value-type="float" office:value="0.568182" calcext:value-type="float">
            <text:p>0.568182</text:p>
          </table:table-cell>
          <table:table-cell table:formula="of:=[A_16.K106]" office:value-type="float" office:value="0.572727" calcext:value-type="float">
            <text:p>0.572727</text:p>
          </table:table-cell>
          <table:table-cell table:formula="of:=[A_32.K106]" office:value-type="float" office:value="0.581818" calcext:value-type="float">
            <text:p>0.5818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A_8.D107]" office:value-type="float" office:value="1" calcext:value-type="float">
            <text:p>1</text:p>
          </table:table-cell>
          <table:table-cell table:formula="of:=[A_16.D107]" office:value-type="float" office:value="0.971429" calcext:value-type="float">
            <text:p>0.971429</text:p>
          </table:table-cell>
          <table:table-cell table:formula="of:=[A_32.D107]" office:value-type="float" office:value="0.971429" calcext:value-type="float">
            <text:p>0.971429</text:p>
          </table:table-cell>
          <table:table-cell table:formula="of:=[A_8.J107]" office:value-type="float" office:value="0.985714" calcext:value-type="float">
            <text:p>0.985714</text:p>
          </table:table-cell>
          <table:table-cell table:formula="of:=[A_16.J107]" office:value-type="float" office:value="1" calcext:value-type="float">
            <text:p>1</text:p>
          </table:table-cell>
          <table:table-cell table:formula="of:=[A_32.J107]"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table:formula="of:=[A_8.E107]" office:value-type="float" office:value="0.381818" calcext:value-type="float">
            <text:p>0.381818</text:p>
          </table:table-cell>
          <table:table-cell table:formula="of:=[A_16.E107]" office:value-type="float" office:value="0.418182" calcext:value-type="float">
            <text:p>0.418182</text:p>
          </table:table-cell>
          <table:table-cell table:formula="of:=[A_32.E107]" office:value-type="float" office:value="0.4" calcext:value-type="float">
            <text:p>0.4</text:p>
          </table:table-cell>
          <table:table-cell table:formula="of:=[A_8.K107]" office:value-type="float" office:value="0.595455" calcext:value-type="float">
            <text:p>0.595455</text:p>
          </table:table-cell>
          <table:table-cell table:formula="of:=[A_16.K107]" office:value-type="float" office:value="0.590909" calcext:value-type="float">
            <text:p>0.590909</text:p>
          </table:table-cell>
          <table:table-cell table:formula="of:=[A_32.K107]" office:value-type="float" office:value="0.631818" calcext:value-type="float">
            <text:p>0.6318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A_8.D108]" office:value-type="float" office:value="1" calcext:value-type="float">
            <text:p>1</text:p>
          </table:table-cell>
          <table:table-cell table:formula="of:=[A_16.D108]" office:value-type="float" office:value="0.985714" calcext:value-type="float">
            <text:p>0.985714</text:p>
          </table:table-cell>
          <table:table-cell table:formula="of:=[A_32.D108]" office:value-type="float" office:value="0.971429" calcext:value-type="float">
            <text:p>0.971429</text:p>
          </table:table-cell>
          <table:table-cell table:formula="of:=[A_8.J108]" office:value-type="float" office:value="0.971429" calcext:value-type="float">
            <text:p>0.971429</text:p>
          </table:table-cell>
          <table:table-cell table:formula="of:=[A_16.J108]" office:value-type="float" office:value="1" calcext:value-type="float">
            <text:p>1</text:p>
          </table:table-cell>
          <table:table-cell table:formula="of:=[A_32.J108]"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table:formula="of:=[A_8.E108]" office:value-type="float" office:value="0.409091" calcext:value-type="float">
            <text:p>0.409091</text:p>
          </table:table-cell>
          <table:table-cell table:formula="of:=[A_16.E108]" office:value-type="float" office:value="0.459091" calcext:value-type="float">
            <text:p>0.459091</text:p>
          </table:table-cell>
          <table:table-cell table:formula="of:=[A_32.E108]" office:value-type="float" office:value="0.427273" calcext:value-type="float">
            <text:p>0.427273</text:p>
          </table:table-cell>
          <table:table-cell table:formula="of:=[A_8.K108]" office:value-type="float" office:value="0.568182" calcext:value-type="float">
            <text:p>0.568182</text:p>
          </table:table-cell>
          <table:table-cell table:formula="of:=[A_16.K108]" office:value-type="float" office:value="0.595455" calcext:value-type="float">
            <text:p>0.595455</text:p>
          </table:table-cell>
          <table:table-cell table:formula="of:=[A_32.K108]" office:value-type="float" office:value="0.618182" calcext:value-type="float">
            <text:p>0.61818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A_8.D109]" office:value-type="float" office:value="0.985714" calcext:value-type="float">
            <text:p>0.985714</text:p>
          </table:table-cell>
          <table:table-cell table:formula="of:=[A_16.D109]" office:value-type="float" office:value="0.985714" calcext:value-type="float">
            <text:p>0.985714</text:p>
          </table:table-cell>
          <table:table-cell table:formula="of:=[A_32.D109]" office:value-type="float" office:value="0.971429" calcext:value-type="float">
            <text:p>0.971429</text:p>
          </table:table-cell>
          <table:table-cell table:formula="of:=[A_8.J109]" office:value-type="float" office:value="0.985714" calcext:value-type="float">
            <text:p>0.985714</text:p>
          </table:table-cell>
          <table:table-cell table:formula="of:=[A_16.J109]" office:value-type="float" office:value="1" calcext:value-type="float">
            <text:p>1</text:p>
          </table:table-cell>
          <table:table-cell table:formula="of:=[A_32.J109]" office:value-type="float" office:value="1" calcext:value-type="float">
            <text:p>1</text:p>
          </table:table-cell>
          <table:table-cell/>
          <table:table-cell office:value-type="float" office:value="49" calcext:value-type="float">
            <text:p>49</text:p>
          </table:table-cell>
          <table:table-cell table:formula="of:=[A_8.E109]" office:value-type="float" office:value="0.340909" calcext:value-type="float">
            <text:p>0.340909</text:p>
          </table:table-cell>
          <table:table-cell table:formula="of:=[A_16.E109]" office:value-type="float" office:value="0.445455" calcext:value-type="float">
            <text:p>0.445455</text:p>
          </table:table-cell>
          <table:table-cell table:formula="of:=[A_32.E109]" office:value-type="float" office:value="0.418182" calcext:value-type="float">
            <text:p>0.418182</text:p>
          </table:table-cell>
          <table:table-cell table:formula="of:=[A_8.K109]" office:value-type="float" office:value="0.545455" calcext:value-type="float">
            <text:p>0.545455</text:p>
          </table:table-cell>
          <table:table-cell table:formula="of:=[A_16.K109]" office:value-type="float" office:value="0.659091" calcext:value-type="float">
            <text:p>0.659091</text:p>
          </table:table-cell>
          <table:table-cell table:formula="of:=[A_32.K109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A_8.D110]" office:value-type="float" office:value="1" calcext:value-type="float">
            <text:p>1</text:p>
          </table:table-cell>
          <table:table-cell table:formula="of:=[A_16.D110]" office:value-type="float" office:value="1" calcext:value-type="float">
            <text:p>1</text:p>
          </table:table-cell>
          <table:table-cell table:formula="of:=[A_32.D110]" office:value-type="float" office:value="0.985714" calcext:value-type="float">
            <text:p>0.985714</text:p>
          </table:table-cell>
          <table:table-cell table:formula="of:=[A_8.J110]" office:value-type="float" office:value="1" calcext:value-type="float">
            <text:p>1</text:p>
          </table:table-cell>
          <table:table-cell table:formula="of:=[A_16.J110]" office:value-type="float" office:value="1" calcext:value-type="float">
            <text:p>1</text:p>
          </table:table-cell>
          <table:table-cell table:formula="of:=[A_32.J110]" office:value-type="float" office:value="1" calcext:value-type="float">
            <text:p>1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A_8.E110]" office:value-type="float" office:value="0.413636" calcext:value-type="float">
            <text:p>0.413636</text:p>
          </table:table-cell>
          <table:table-cell table:formula="of:=[A_16.E110]" office:value-type="float" office:value="0.409091" calcext:value-type="float">
            <text:p>0.409091</text:p>
          </table:table-cell>
          <table:table-cell table:formula="of:=[A_32.E110]" office:value-type="float" office:value="0.445455" calcext:value-type="float">
            <text:p>0.445455</text:p>
          </table:table-cell>
          <table:table-cell table:formula="of:=[A_8.K110]" office:value-type="float" office:value="0.581818" calcext:value-type="float">
            <text:p>0.581818</text:p>
          </table:table-cell>
          <table:table-cell table:formula="of:=[A_16.K110]" office:value-type="float" office:value="0.613636" calcext:value-type="float">
            <text:p>0.613636</text:p>
          </table:table-cell>
          <table:table-cell table:formula="of:=[A_32.K110]" office:value-type="float" office:value="0.627273" calcext:value-type="float">
            <text:p>0.6272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00/00/00</text:date>, <text:time style:data-style-name="N2" text:time-value="21:09:18.575806937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07:10:01.009300873</meta:creation-date>
    <dc:date>2017-01-19T07:04:39.081653274</dc:date>
    <meta:editing-duration>PT3H47M46S</meta:editing-duration>
    <meta:editing-cycles>53</meta:editing-cycles>
    <meta:generator>LibreOffice/5.1.4.2$Linux_X86_64 LibreOffice_project/10m0$Build-2</meta:generator>
    <meta:document-statistic meta:table-count="9" meta:cell-count="971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cc00" draw:fill-color="#00cc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66cc" draw:fill-color="#0066c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c5000b" draw:fill-color="#c5000b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cc00" draw:fill-color="#00cc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3.73cm" svg:height="14.291cm" xlink:href=".." xlink:type="simple" chart:class="chart:line" chart:style-name="ch1">
        <chart:title svg:x="12.017cm" svg:y="0.421cm" chart:style-name="ch2">
          <text:p>検証パターン1 訓練データに対する正答率の推移</text:p>
        </chart:title>
        <chart:legend chart:legend-position="end" svg:x="28.649cm" svg:y="5.601cm" style:legend-expansion="high" chart:style-name="ch3"/>
        <chart:plot-area chart:style-name="ch4" table:cell-range-address="A_Summary.A3:A_Summary.A54 A_Summary.B5:A_Summary.G54" chart:data-source-has-labels="both" svg:x="0.399cm" svg:y="1.127cm" svg:width="28.37cm" svg:height="12.404cm">
          <chartooo:coordinate-region svg:x="1.126cm" svg:y="1.326cm" svg:width="27.457cm" svg:height="11.558cm"/>
          <chart:axis chart:dimension="x" chart:name="primary-x" chart:style-name="ch5" chartooo:axis-type="auto">
            <chartooo:date-scale/>
            <chart:title svg:x="14.079cm" svg:y="13.544cm" chart:style-name="ch6">
              <text:p>epoch</text:p>
            </chart:title>
            <chart:categories table:cell-range-address="A_Summary.A5:A_Summary.A54"/>
          </chart:axis>
          <chart:axis chart:dimension="y" chart:name="primary-y" chart:style-name="ch7">
            <chart:title svg:x="0.446cm" svg:y="0.43cm" chart:style-name="ch6">
              <text:p>正答率</text:p>
            </chart:title>
            <chart:grid chart:style-name="ch8" chart:class="major"/>
          </chart:axis>
          <chart:series chart:style-name="ch9" chart:values-cell-range-address="A_Summary.B5:A_Summary.B54" loext:label-string="&quot;A_8&quot;" chart:class="chart:line">
            <chart:data-point chart:repeated="50"/>
          </chart:series>
          <chart:series chart:style-name="ch10" chart:values-cell-range-address="A_Summary.C5:A_Summary.C54" loext:label-string="&quot;A_16&quot;" chart:class="chart:line">
            <chart:data-point chart:repeated="50"/>
          </chart:series>
          <chart:series chart:style-name="ch11" chart:values-cell-range-address="A_Summary.D5:A_Summary.D54" loext:label-string="&quot;A_32&quot;" chart:class="chart:line">
            <chart:data-point chart:repeated="50"/>
          </chart:series>
          <chart:series chart:style-name="ch12" chart:values-cell-range-address="A_Summary.E5:A_Summary.E54" loext:label-string="&quot;A_8 転移学習あり&quot;" chart:class="chart:line">
            <chart:data-point chart:repeated="50"/>
          </chart:series>
          <chart:series chart:style-name="ch13" chart:values-cell-range-address="A_Summary.F5:A_Summary.F54" loext:label-string="&quot;A_16 転移学習あり&quot;" chart:class="chart:line">
            <chart:data-point chart:repeated="50"/>
          </chart:series>
          <chart:series chart:style-name="ch14" chart:values-cell-range-address="A_Summary.G5:A_Summary.G54" loext:label-string="&quot;A_32 転移学習あり&quot;" chart:class="chart:line">
            <chart:data-point chart:repeated="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_8</text:p>
              </table:table-cell>
              <table:table-cell office:value-type="string">
                <text:p>A_16</text:p>
              </table:table-cell>
              <table:table-cell office:value-type="string">
                <text:p>A_32</text:p>
              </table:table-cell>
              <table:table-cell office:value-type="string">
                <text:p>A_8 転移学習あり</text:p>
              </table:table-cell>
              <table:table-cell office:value-type="string">
                <text:p>A_16 転移学習あり</text:p>
              </table:table-cell>
              <table:table-cell office:value-type="string">
                <text:p>A_32 転移学習あり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_Summary.A5:A_Summary.A54</svg:desc>
                </draw:g>
              </table:table-cell>
              <table:table-cell office:value-type="float" office:value="0.15">
                <text:p>0.15</text:p>
                <draw:g>
                  <svg:desc>A_Summary.B5:A_Summary.B54</svg:desc>
                </draw:g>
              </table:table-cell>
              <table:table-cell office:value-type="float" office:value="0.159091">
                <text:p>0.159091</text:p>
                <draw:g>
                  <svg:desc>A_Summary.C5:A_Summary.C54</svg:desc>
                </draw:g>
              </table:table-cell>
              <table:table-cell office:value-type="float" office:value="0.177273">
                <text:p>0.177273</text:p>
                <draw:g>
                  <svg:desc>A_Summary.D5:A_Summary.D54</svg:desc>
                </draw:g>
              </table:table-cell>
              <table:table-cell office:value-type="float" office:value="0.195455">
                <text:p>0.195455</text:p>
                <draw:g>
                  <svg:desc>A_Summary.E5:A_Summary.E54</svg:desc>
                </draw:g>
              </table:table-cell>
              <table:table-cell office:value-type="float" office:value="0.181818">
                <text:p>0.181818</text:p>
                <draw:g>
                  <svg:desc>A_Summary.F5:A_Summary.F54</svg:desc>
                </draw:g>
              </table:table-cell>
              <table:table-cell office:value-type="float" office:value="0.195455">
                <text:p>0.195455</text:p>
                <draw:g>
                  <svg:desc>A_Summary.G5:A_Summary.G5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86364">
                <text:p>0.286364</text:p>
              </table:table-cell>
              <table:table-cell office:value-type="float" office:value="0.140909">
                <text:p>0.140909</text:p>
              </table:table-cell>
              <table:table-cell office:value-type="float" office:value="0.127273">
                <text:p>0.127273</text:p>
              </table:table-cell>
              <table:table-cell office:value-type="float" office:value="0.327273">
                <text:p>0.327273</text:p>
              </table:table-cell>
              <table:table-cell office:value-type="float" office:value="0.368182">
                <text:p>0.368182</text:p>
              </table:table-cell>
              <table:table-cell office:value-type="float" office:value="0.636364">
                <text:p>0.63636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40909">
                <text:p>0.340909</text:p>
              </table:table-cell>
              <table:table-cell office:value-type="float" office:value="0.168182">
                <text:p>0.168182</text:p>
              </table:table-cell>
              <table:table-cell office:value-type="float" office:value="0.168182">
                <text:p>0.168182</text:p>
              </table:table-cell>
              <table:table-cell office:value-type="float" office:value="0.390909">
                <text:p>0.390909</text:p>
              </table:table-cell>
              <table:table-cell office:value-type="float" office:value="0.659091">
                <text:p>0.659091</text:p>
              </table:table-cell>
              <table:table-cell office:value-type="float" office:value="0.772727">
                <text:p>0.77272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18182">
                <text:p>0.418182</text:p>
              </table:table-cell>
              <table:table-cell office:value-type="float" office:value="0.281818">
                <text:p>0.281818</text:p>
              </table:table-cell>
              <table:table-cell office:value-type="float" office:value="0.213636">
                <text:p>0.213636</text:p>
              </table:table-cell>
              <table:table-cell office:value-type="float" office:value="0.504545">
                <text:p>0.504545</text:p>
              </table:table-cell>
              <table:table-cell office:value-type="float" office:value="0.795455">
                <text:p>0.795455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90909">
                <text:p>0.490909</text:p>
              </table:table-cell>
              <table:table-cell office:value-type="float" office:value="0.295455">
                <text:p>0.295455</text:p>
              </table:table-cell>
              <table:table-cell office:value-type="float" office:value="0.222727">
                <text:p>0.222727</text:p>
              </table:table-cell>
              <table:table-cell office:value-type="float" office:value="0.613636">
                <text:p>0.613636</text:p>
              </table:table-cell>
              <table:table-cell office:value-type="float" office:value="0.868182">
                <text:p>0.868182</text:p>
              </table:table-cell>
              <table:table-cell office:value-type="float" office:value="0.927273">
                <text:p>0.92727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63636">
                <text:p>0.563636</text:p>
              </table:table-cell>
              <table:table-cell office:value-type="float" office:value="0.390909">
                <text:p>0.390909</text:p>
              </table:table-cell>
              <table:table-cell office:value-type="float" office:value="0.286364">
                <text:p>0.286364</text:p>
              </table:table-cell>
              <table:table-cell office:value-type="float" office:value="0.672727">
                <text:p>0.672727</text:p>
              </table:table-cell>
              <table:table-cell office:value-type="float" office:value="0.895455">
                <text:p>0.895455</text:p>
              </table:table-cell>
              <table:table-cell office:value-type="float" office:value="0.981818">
                <text:p>0.98181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645455">
                <text:p>0.645455</text:p>
              </table:table-cell>
              <table:table-cell office:value-type="float" office:value="0.377273">
                <text:p>0.377273</text:p>
              </table:table-cell>
              <table:table-cell office:value-type="float" office:value="0.245455">
                <text:p>0.245455</text:p>
              </table:table-cell>
              <table:table-cell office:value-type="float" office:value="0.681818">
                <text:p>0.681818</text:p>
              </table:table-cell>
              <table:table-cell office:value-type="float" office:value="0.922727">
                <text:p>0.922727</text:p>
              </table:table-cell>
              <table:table-cell office:value-type="float" office:value="0.972727">
                <text:p>0.97272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727273">
                <text:p>0.727273</text:p>
              </table:table-cell>
              <table:table-cell office:value-type="float" office:value="0.486364">
                <text:p>0.486364</text:p>
              </table:table-cell>
              <table:table-cell office:value-type="float" office:value="0.35">
                <text:p>0.35</text:p>
              </table:table-cell>
              <table:table-cell office:value-type="float" office:value="0.736364">
                <text:p>0.736364</text:p>
              </table:table-cell>
              <table:table-cell office:value-type="float" office:value="0.959091">
                <text:p>0.959091</text:p>
              </table:table-cell>
              <table:table-cell office:value-type="float" office:value="0.981818">
                <text:p>0.98181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804545">
                <text:p>0.804545</text:p>
              </table:table-cell>
              <table:table-cell office:value-type="float" office:value="0.559091">
                <text:p>0.559091</text:p>
              </table:table-cell>
              <table:table-cell office:value-type="float" office:value="0.377273">
                <text:p>0.377273</text:p>
              </table:table-cell>
              <table:table-cell office:value-type="float" office:value="0.786364">
                <text:p>0.786364</text:p>
              </table:table-cell>
              <table:table-cell office:value-type="float" office:value="0.963636">
                <text:p>0.963636</text:p>
              </table:table-cell>
              <table:table-cell office:value-type="float" office:value="0.995455">
                <text:p>0.99545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72727">
                <text:p>0.772727</text:p>
              </table:table-cell>
              <table:table-cell office:value-type="float" office:value="0.6">
                <text:p>0.6</text:p>
              </table:table-cell>
              <table:table-cell office:value-type="float" office:value="0.431818">
                <text:p>0.431818</text:p>
              </table:table-cell>
              <table:table-cell office:value-type="float" office:value="0.795455">
                <text:p>0.795455</text:p>
              </table:table-cell>
              <table:table-cell office:value-type="float" office:value="0.968182">
                <text:p>0.968182</text:p>
              </table:table-cell>
              <table:table-cell office:value-type="float" office:value="0.995455">
                <text:p>0.99545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836364">
                <text:p>0.836364</text:p>
              </table:table-cell>
              <table:table-cell office:value-type="float" office:value="0.6">
                <text:p>0.6</text:p>
              </table:table-cell>
              <table:table-cell office:value-type="float" office:value="0.481818">
                <text:p>0.481818</text:p>
              </table:table-cell>
              <table:table-cell office:value-type="float" office:value="0.831818">
                <text:p>0.831818</text:p>
              </table:table-cell>
              <table:table-cell office:value-type="float" office:value="0.990909">
                <text:p>0.990909</text:p>
              </table:table-cell>
              <table:table-cell office:value-type="float" office:value="0.995455">
                <text:p>0.99545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840909">
                <text:p>0.840909</text:p>
              </table:table-cell>
              <table:table-cell office:value-type="float" office:value="0.645455">
                <text:p>0.645455</text:p>
              </table:table-cell>
              <table:table-cell office:value-type="float" office:value="0.527273">
                <text:p>0.527273</text:p>
              </table:table-cell>
              <table:table-cell office:value-type="float" office:value="0.845455">
                <text:p>0.845455</text:p>
              </table:table-cell>
              <table:table-cell office:value-type="float" office:value="0.986364">
                <text:p>0.986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854545">
                <text:p>0.854545</text:p>
              </table:table-cell>
              <table:table-cell office:value-type="float" office:value="0.718182">
                <text:p>0.718182</text:p>
              </table:table-cell>
              <table:table-cell office:value-type="float" office:value="0.554545">
                <text:p>0.554545</text:p>
              </table:table-cell>
              <table:table-cell office:value-type="float" office:value="0.859091">
                <text:p>0.859091</text:p>
              </table:table-cell>
              <table:table-cell office:value-type="float" office:value="0.990909">
                <text:p>0.9909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918182">
                <text:p>0.918182</text:p>
              </table:table-cell>
              <table:table-cell office:value-type="float" office:value="0.759091">
                <text:p>0.759091</text:p>
              </table:table-cell>
              <table:table-cell office:value-type="float" office:value="0.6">
                <text:p>0.6</text:p>
              </table:table-cell>
              <table:table-cell office:value-type="float" office:value="0.827273">
                <text:p>0.827273</text:p>
              </table:table-cell>
              <table:table-cell office:value-type="float" office:value="0.977273">
                <text:p>0.977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13636">
                <text:p>0.913636</text:p>
              </table:table-cell>
              <table:table-cell office:value-type="float" office:value="0.790909">
                <text:p>0.790909</text:p>
              </table:table-cell>
              <table:table-cell office:value-type="float" office:value="0.659091">
                <text:p>0.659091</text:p>
              </table:table-cell>
              <table:table-cell office:value-type="float" office:value="0.863636">
                <text:p>0.86363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36364">
                <text:p>0.936364</text:p>
              </table:table-cell>
              <table:table-cell office:value-type="float" office:value="0.845455">
                <text:p>0.845455</text:p>
              </table:table-cell>
              <table:table-cell office:value-type="float" office:value="0.663636">
                <text:p>0.663636</text:p>
              </table:table-cell>
              <table:table-cell office:value-type="float" office:value="0.895455">
                <text:p>0.895455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936364">
                <text:p>0.936364</text:p>
              </table:table-cell>
              <table:table-cell office:value-type="float" office:value="0.840909">
                <text:p>0.840909</text:p>
              </table:table-cell>
              <table:table-cell office:value-type="float" office:value="0.759091">
                <text:p>0.759091</text:p>
              </table:table-cell>
              <table:table-cell office:value-type="float" office:value="0.895455">
                <text:p>0.8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54545">
                <text:p>0.954545</text:p>
              </table:table-cell>
              <table:table-cell office:value-type="float" office:value="0.868182">
                <text:p>0.868182</text:p>
              </table:table-cell>
              <table:table-cell office:value-type="float" office:value="0.772727">
                <text:p>0.772727</text:p>
              </table:table-cell>
              <table:table-cell office:value-type="float" office:value="0.909091">
                <text:p>0.909091</text:p>
              </table:table-cell>
              <table:table-cell office:value-type="float" office:value="1">
                <text:p>1</text:p>
              </table:table-cell>
              <table:table-cell office:value-type="float" office:value="0.995455">
                <text:p>0.99545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954545">
                <text:p>0.954545</text:p>
              </table:table-cell>
              <table:table-cell office:value-type="float" office:value="0.886364">
                <text:p>0.886364</text:p>
              </table:table-cell>
              <table:table-cell office:value-type="float" office:value="0.827273">
                <text:p>0.827273</text:p>
              </table:table-cell>
              <table:table-cell office:value-type="float" office:value="0.945455">
                <text:p>0.94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40909">
                <text:p>0.940909</text:p>
              </table:table-cell>
              <table:table-cell office:value-type="float" office:value="0.922727">
                <text:p>0.922727</text:p>
              </table:table-cell>
              <table:table-cell office:value-type="float" office:value="0.827273">
                <text:p>0.827273</text:p>
              </table:table-cell>
              <table:table-cell office:value-type="float" office:value="0.931818">
                <text:p>0.9318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86364">
                <text:p>0.986364</text:p>
              </table:table-cell>
              <table:table-cell office:value-type="float" office:value="0.9">
                <text:p>0.9</text:p>
              </table:table-cell>
              <table:table-cell office:value-type="float" office:value="0.840909">
                <text:p>0.840909</text:p>
              </table:table-cell>
              <table:table-cell office:value-type="float" office:value="0.936364">
                <text:p>0.936364</text:p>
              </table:table-cell>
              <table:table-cell office:value-type="float" office:value="0.995455">
                <text:p>0.995455</text:p>
              </table:table-cell>
              <table:table-cell office:value-type="float" office:value="0.995455">
                <text:p>0.99545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68182">
                <text:p>0.968182</text:p>
              </table:table-cell>
              <table:table-cell office:value-type="float" office:value="0.931818">
                <text:p>0.931818</text:p>
              </table:table-cell>
              <table:table-cell office:value-type="float" office:value="0.895455">
                <text:p>0.895455</text:p>
              </table:table-cell>
              <table:table-cell office:value-type="float" office:value="0.931818">
                <text:p>0.9318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63636">
                <text:p>0.963636</text:p>
              </table:table-cell>
              <table:table-cell office:value-type="float" office:value="0.927273">
                <text:p>0.927273</text:p>
              </table:table-cell>
              <table:table-cell office:value-type="float" office:value="0.904545">
                <text:p>0.904545</text:p>
              </table:table-cell>
              <table:table-cell office:value-type="float" office:value="0.95">
                <text:p>0.9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45455">
                <text:p>0.945455</text:p>
              </table:table-cell>
              <table:table-cell office:value-type="float" office:value="0.918182">
                <text:p>0.918182</text:p>
              </table:table-cell>
              <table:table-cell office:value-type="float" office:value="0.927273">
                <text:p>0.927273</text:p>
              </table:table-cell>
              <table:table-cell office:value-type="float" office:value="0.945455">
                <text:p>0.94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5">
                <text:p>0.95</text:p>
              </table:table-cell>
              <table:table-cell office:value-type="float" office:value="0.95">
                <text:p>0.95</text:p>
              </table:table-cell>
              <table:table-cell office:value-type="float" office:value="0.881818">
                <text:p>0.881818</text:p>
              </table:table-cell>
              <table:table-cell office:value-type="float" office:value="0.963636">
                <text:p>0.963636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63636">
                <text:p>0.963636</text:p>
              </table:table-cell>
              <table:table-cell office:value-type="float" office:value="0.968182">
                <text:p>0.968182</text:p>
              </table:table-cell>
              <table:table-cell office:value-type="float" office:value="0.9">
                <text:p>0.9</text:p>
              </table:table-cell>
              <table:table-cell office:value-type="float" office:value="0.940909">
                <text:p>0.940909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86364">
                <text:p>0.986364</text:p>
              </table:table-cell>
              <table:table-cell office:value-type="float" office:value="0.940909">
                <text:p>0.940909</text:p>
              </table:table-cell>
              <table:table-cell office:value-type="float" office:value="0.936364">
                <text:p>0.936364</text:p>
              </table:table-cell>
              <table:table-cell office:value-type="float" office:value="0.968182">
                <text:p>0.9681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72727">
                <text:p>0.972727</text:p>
              </table:table-cell>
              <table:table-cell office:value-type="float" office:value="0.945455">
                <text:p>0.945455</text:p>
              </table:table-cell>
              <table:table-cell office:value-type="float" office:value="0.95">
                <text:p>0.95</text:p>
              </table:table-cell>
              <table:table-cell office:value-type="float" office:value="0.977273">
                <text:p>0.9772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68182">
                <text:p>0.968182</text:p>
              </table:table-cell>
              <table:table-cell office:value-type="float" office:value="0.972727">
                <text:p>0.972727</text:p>
              </table:table-cell>
              <table:table-cell office:value-type="float" office:value="0.95">
                <text:p>0.95</text:p>
              </table:table-cell>
              <table:table-cell office:value-type="float" office:value="0.972727">
                <text:p>0.9727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81818">
                <text:p>0.981818</text:p>
              </table:table-cell>
              <table:table-cell office:value-type="float" office:value="0.959091">
                <text:p>0.959091</text:p>
              </table:table-cell>
              <table:table-cell office:value-type="float" office:value="0.959091">
                <text:p>0.959091</text:p>
              </table:table-cell>
              <table:table-cell office:value-type="float" office:value="0.986364">
                <text:p>0.9863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90909">
                <text:p>0.990909</text:p>
              </table:table-cell>
              <table:table-cell office:value-type="float" office:value="0.945455">
                <text:p>0.945455</text:p>
              </table:table-cell>
              <table:table-cell office:value-type="float" office:value="0.954545">
                <text:p>0.954545</text:p>
              </table:table-cell>
              <table:table-cell office:value-type="float" office:value="0.977273">
                <text:p>0.9772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77273">
                <text:p>0.977273</text:p>
              </table:table-cell>
              <table:table-cell office:value-type="float" office:value="0.977273">
                <text:p>0.977273</text:p>
              </table:table-cell>
              <table:table-cell office:value-type="float" office:value="0.968182">
                <text:p>0.968182</text:p>
              </table:table-cell>
              <table:table-cell office:value-type="float" office:value="0.986364">
                <text:p>0.9863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72727">
                <text:p>0.972727</text:p>
              </table:table-cell>
              <table:table-cell office:value-type="float" office:value="0.986364">
                <text:p>0.986364</text:p>
              </table:table-cell>
              <table:table-cell office:value-type="float" office:value="0.968182">
                <text:p>0.968182</text:p>
              </table:table-cell>
              <table:table-cell office:value-type="float" office:value="0.990909">
                <text:p>0.990909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77273">
                <text:p>0.977273</text:p>
              </table:table-cell>
              <table:table-cell office:value-type="float" office:value="0.972727">
                <text:p>0.972727</text:p>
              </table:table-cell>
              <table:table-cell office:value-type="float" office:value="0.972727">
                <text:p>0.972727</text:p>
              </table:table-cell>
              <table:table-cell office:value-type="float" office:value="0.968182">
                <text:p>0.9681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77273">
                <text:p>0.977273</text:p>
              </table:table-cell>
              <table:table-cell office:value-type="float" office:value="0.986364">
                <text:p>0.986364</text:p>
              </table:table-cell>
              <table:table-cell office:value-type="float" office:value="0.981818">
                <text:p>0.981818</text:p>
              </table:table-cell>
              <table:table-cell office:value-type="float" office:value="0.977273">
                <text:p>0.9772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81818">
                <text:p>0.981818</text:p>
              </table:table-cell>
              <table:table-cell office:value-type="float" office:value="0.981818">
                <text:p>0.981818</text:p>
              </table:table-cell>
              <table:table-cell office:value-type="float" office:value="0.981818">
                <text:p>0.981818</text:p>
              </table:table-cell>
              <table:table-cell office:value-type="float" office:value="0.990909">
                <text:p>0.9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90909">
                <text:p>0.990909</text:p>
              </table:table-cell>
              <table:table-cell office:value-type="float" office:value="0.968182">
                <text:p>0.968182</text:p>
              </table:table-cell>
              <table:table-cell office:value-type="float" office:value="0.990909">
                <text:p>0.990909</text:p>
              </table:table-cell>
              <table:table-cell office:value-type="float" office:value="0.972727">
                <text:p>0.97272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90909">
                <text:p>0.990909</text:p>
              </table:table-cell>
              <table:table-cell office:value-type="float" office:value="0.995455">
                <text:p>0.995455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5455">
                <text:p>0.99545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95455">
                <text:p>0.995455</text:p>
              </table:table-cell>
              <table:table-cell office:value-type="float" office:value="0.986364">
                <text:p>0.986364</text:p>
              </table:table-cell>
              <table:table-cell office:value-type="float" office:value="0.972727">
                <text:p>0.972727</text:p>
              </table:table-cell>
              <table:table-cell office:value-type="float" office:value="0.990909">
                <text:p>0.99090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95455">
                <text:p>0.995455</text:p>
              </table:table-cell>
              <table:table-cell office:value-type="float" office:value="0.990909">
                <text:p>0.990909</text:p>
              </table:table-cell>
              <table:table-cell office:value-type="float" office:value="0.995455">
                <text:p>0.995455</text:p>
              </table:table-cell>
              <table:table-cell office:value-type="float" office:value="0.981818">
                <text:p>0.9818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86364">
                <text:p>0.986364</text:p>
              </table:table-cell>
              <table:table-cell office:value-type="float" office:value="0.986364">
                <text:p>0.986364</text:p>
              </table:table-cell>
              <table:table-cell office:value-type="float" office:value="0.977273">
                <text:p>0.977273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990909">
                <text:p>0.990909</text:p>
              </table:table-cell>
              <table:table-cell office:value-type="float" office:value="0.954545">
                <text:p>0.954545</text:p>
              </table:table-cell>
              <table:table-cell office:value-type="float" office:value="0.986364">
                <text:p>0.9863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963636">
                <text:p>0.963636</text:p>
              </table:table-cell>
              <table:table-cell office:value-type="float" office:value="0.968182">
                <text:p>0.9681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90909">
                <text:p>0.990909</text:p>
              </table:table-cell>
              <table:table-cell office:value-type="float" office:value="0.977273">
                <text:p>0.977273</text:p>
              </table:table-cell>
              <table:table-cell office:value-type="float" office:value="0.959091">
                <text:p>0.959091</text:p>
              </table:table-cell>
              <table:table-cell office:value-type="float" office:value="0.981818">
                <text:p>0.9818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.972727">
                <text:p>0.972727</text:p>
              </table:table-cell>
              <table:table-cell office:value-type="float" office:value="0.977273">
                <text:p>0.977273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0.981818">
                <text:p>0.981818</text:p>
              </table:table-cell>
              <table:table-cell office:value-type="float" office:value="0.963636">
                <text:p>0.963636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995455">
                <text:p>0.995455</text:p>
              </table:table-cell>
              <table:table-cell office:value-type="float" office:value="0.986364">
                <text:p>0.986364</text:p>
              </table:table-cell>
              <table:table-cell office:value-type="float" office:value="0.968182">
                <text:p>0.968182</text:p>
              </table:table-cell>
              <table:table-cell office:value-type="float" office:value="0.981818">
                <text:p>0.9818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995455">
                <text:p>0.995455</text:p>
              </table:table-cell>
              <table:table-cell office:value-type="float" office:value="0.990909">
                <text:p>0.990909</text:p>
              </table:table-cell>
              <table:table-cell office:value-type="float" office:value="0.986364">
                <text:p>0.98636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90909">
                <text:p>0.990909</text:p>
              </table:table-cell>
              <table:table-cell office:value-type="float" office:value="0.990909">
                <text:p>0.990909</text:p>
              </table:table-cell>
              <table:table-cell office:value-type="float" office:value="0.986364">
                <text:p>0.986364</text:p>
              </table:table-cell>
              <table:table-cell office:value-type="float" office:value="0.995455">
                <text:p>0.99545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909091">
                <text:p>0.909091</text:p>
              </table:table-cell>
              <table:table-cell office:value-type="float" office:value="0.981818">
                <text:p>0.98181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cc00" draw:fill-color="#00cc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66cc" draw:fill-color="#0066c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c5000b" draw:fill-color="#c5000b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cc00" draw:fill-color="#00cc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3.73cm" svg:height="14.291cm" xlink:href=".." xlink:type="simple" chart:class="chart:line" chart:style-name="ch1">
        <chart:title svg:x="12.017cm" svg:y="0.421cm" chart:style-name="ch2">
          <text:p>検証パターン1 評価データに対する正答率の推移</text:p>
        </chart:title>
        <chart:legend chart:legend-position="end" svg:x="28.649cm" svg:y="5.601cm" style:legend-expansion="high" chart:style-name="ch3"/>
        <chart:plot-area chart:style-name="ch4" table:cell-range-address="A_Summary.I3:A_Summary.I54 A_Summary.J5:A_Summary.O54" chart:data-source-has-labels="both" svg:x="0.399cm" svg:y="1.127cm" svg:width="28.37cm" svg:height="12.404cm">
          <chartooo:coordinate-region svg:x="1.126cm" svg:y="1.326cm" svg:width="27.457cm" svg:height="11.558cm"/>
          <chart:axis chart:dimension="x" chart:name="primary-x" chart:style-name="ch5" chartooo:axis-type="auto">
            <chartooo:date-scale/>
            <chart:title svg:x="14.081cm" svg:y="13.544cm" chart:style-name="ch6">
              <text:p>epoch</text:p>
            </chart:title>
            <chart:categories table:cell-range-address="A_Summary.I5:A_Summary.I54"/>
          </chart:axis>
          <chart:axis chart:dimension="y" chart:name="primary-y" chart:style-name="ch7">
            <chart:title svg:x="0.446cm" svg:y="0.43cm" chart:style-name="ch6">
              <text:p>正答率</text:p>
            </chart:title>
            <chart:grid chart:style-name="ch8" chart:class="major"/>
          </chart:axis>
          <chart:series chart:style-name="ch9" chart:values-cell-range-address="A_Summary.J5:A_Summary.J54" loext:label-string="&quot;A_8&quot;" chart:class="chart:line">
            <chart:data-point chart:repeated="50"/>
          </chart:series>
          <chart:series chart:style-name="ch10" chart:values-cell-range-address="A_Summary.K5:A_Summary.K54" loext:label-string="&quot;A_16&quot;" chart:class="chart:line">
            <chart:data-point chart:repeated="50"/>
          </chart:series>
          <chart:series chart:style-name="ch11" chart:values-cell-range-address="A_Summary.L5:A_Summary.L54" loext:label-string="&quot;A_32&quot;" chart:class="chart:line">
            <chart:data-point chart:repeated="50"/>
          </chart:series>
          <chart:series chart:style-name="ch12" chart:values-cell-range-address="A_Summary.M5:A_Summary.M54" loext:label-string="&quot;A_8 転移学習あり&quot;" chart:class="chart:line">
            <chart:data-point chart:repeated="50"/>
          </chart:series>
          <chart:series chart:style-name="ch13" chart:values-cell-range-address="A_Summary.N5:A_Summary.N54" loext:label-string="&quot;A_16 転移学習あり&quot;" chart:class="chart:line">
            <chart:data-point chart:repeated="50"/>
          </chart:series>
          <chart:series chart:style-name="ch14" chart:values-cell-range-address="A_Summary.O5:A_Summary.O54" loext:label-string="&quot;A_32 転移学習あり&quot;" chart:class="chart:line">
            <chart:data-point chart:repeated="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_8</text:p>
              </table:table-cell>
              <table:table-cell office:value-type="string">
                <text:p>A_16</text:p>
              </table:table-cell>
              <table:table-cell office:value-type="string">
                <text:p>A_32</text:p>
              </table:table-cell>
              <table:table-cell office:value-type="string">
                <text:p>A_8 転移学習あり</text:p>
              </table:table-cell>
              <table:table-cell office:value-type="string">
                <text:p>A_16 転移学習あり</text:p>
              </table:table-cell>
              <table:table-cell office:value-type="string">
                <text:p>A_32 転移学習あり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_Summary.I5:A_Summary.I54</svg:desc>
                </draw:g>
              </table:table-cell>
              <table:table-cell office:value-type="float" office:value="0.25">
                <text:p>0.25</text:p>
                <draw:g>
                  <svg:desc>A_Summary.J5:A_Summary.J54</svg:desc>
                </draw:g>
              </table:table-cell>
              <table:table-cell office:value-type="float" office:value="0.152778">
                <text:p>0.152778</text:p>
                <draw:g>
                  <svg:desc>A_Summary.K5:A_Summary.K54</svg:desc>
                </draw:g>
              </table:table-cell>
              <table:table-cell office:value-type="float" office:value="0.152778">
                <text:p>0.152778</text:p>
                <draw:g>
                  <svg:desc>A_Summary.L5:A_Summary.L54</svg:desc>
                </draw:g>
              </table:table-cell>
              <table:table-cell office:value-type="float" office:value="0.263889">
                <text:p>0.263889</text:p>
                <draw:g>
                  <svg:desc>A_Summary.M5:A_Summary.M54</svg:desc>
                </draw:g>
              </table:table-cell>
              <table:table-cell office:value-type="float" office:value="0.166667">
                <text:p>0.166667</text:p>
                <draw:g>
                  <svg:desc>A_Summary.N5:A_Summary.N54</svg:desc>
                </draw:g>
              </table:table-cell>
              <table:table-cell office:value-type="float" office:value="0.333333">
                <text:p>0.333333</text:p>
                <draw:g>
                  <svg:desc>A_Summary.O5:A_Summary.O5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63889">
                <text:p>0.263889</text:p>
              </table:table-cell>
              <table:table-cell office:value-type="float" office:value="0.180556">
                <text:p>0.180556</text:p>
              </table:table-cell>
              <table:table-cell office:value-type="float" office:value="0.111111">
                <text:p>0.111111</text:p>
              </table:table-cell>
              <table:table-cell office:value-type="float" office:value="0.416667">
                <text:p>0.416667</text:p>
              </table:table-cell>
              <table:table-cell office:value-type="float" office:value="0.444444">
                <text:p>0.444444</text:p>
              </table:table-cell>
              <table:table-cell office:value-type="float" office:value="0.583333">
                <text:p>0.58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63889">
                <text:p>0.263889</text:p>
              </table:table-cell>
              <table:table-cell office:value-type="float" office:value="0.25">
                <text:p>0.25</text:p>
              </table:table-cell>
              <table:table-cell office:value-type="float" office:value="0.180556">
                <text:p>0.180556</text:p>
              </table:table-cell>
              <table:table-cell office:value-type="float" office:value="0.375">
                <text:p>0.375</text:p>
              </table:table-cell>
              <table:table-cell office:value-type="float" office:value="0.597222">
                <text:p>0.597222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58333">
                <text:p>0.458333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  <table:table-cell office:value-type="float" office:value="0.458333">
                <text:p>0.458333</text:p>
              </table:table-cell>
              <table:table-cell office:value-type="float" office:value="0.597222">
                <text:p>0.597222</text:p>
              </table:table-cell>
              <table:table-cell office:value-type="float" office:value="0.680556">
                <text:p>0.68055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02778">
                <text:p>0.402778</text:p>
              </table:table-cell>
              <table:table-cell office:value-type="float" office:value="0.291667">
                <text:p>0.291667</text:p>
              </table:table-cell>
              <table:table-cell office:value-type="float" office:value="0.222222">
                <text:p>0.222222</text:p>
              </table:table-cell>
              <table:table-cell office:value-type="float" office:value="0.527778">
                <text:p>0.527778</text:p>
              </table:table-cell>
              <table:table-cell office:value-type="float" office:value="0.680556">
                <text:p>0.680556</text:p>
              </table:table-cell>
              <table:table-cell office:value-type="float" office:value="0.736111">
                <text:p>0.73611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02778">
                <text:p>0.402778</text:p>
              </table:table-cell>
              <table:table-cell office:value-type="float" office:value="0.291667">
                <text:p>0.291667</text:p>
              </table:table-cell>
              <table:table-cell office:value-type="float" office:value="0.291667">
                <text:p>0.291667</text:p>
              </table:table-cell>
              <table:table-cell office:value-type="float" office:value="0.541667">
                <text:p>0.541667</text:p>
              </table:table-cell>
              <table:table-cell office:value-type="float" office:value="0.652778">
                <text:p>0.652778</text:p>
              </table:table-cell>
              <table:table-cell office:value-type="float" office:value="0.736111">
                <text:p>0.736111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69444">
                <text:p>0.569444</text:p>
              </table:table-cell>
              <table:table-cell office:value-type="float" office:value="0.319444">
                <text:p>0.319444</text:p>
              </table:table-cell>
              <table:table-cell office:value-type="float" office:value="0.319444">
                <text:p>0.319444</text:p>
              </table:table-cell>
              <table:table-cell office:value-type="float" office:value="0.583333">
                <text:p>0.583333</text:p>
              </table:table-cell>
              <table:table-cell office:value-type="float" office:value="0.763889">
                <text:p>0.763889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30556">
                <text:p>0.430556</text:p>
              </table:table-cell>
              <table:table-cell office:value-type="float" office:value="0.430556">
                <text:p>0.430556</text:p>
              </table:table-cell>
              <table:table-cell office:value-type="float" office:value="0.263889">
                <text:p>0.263889</text:p>
              </table:table-cell>
              <table:table-cell office:value-type="float" office:value="0.666667">
                <text:p>0.666667</text:p>
              </table:table-cell>
              <table:table-cell office:value-type="float" office:value="0.652778">
                <text:p>0.652778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0.527778">
                <text:p>0.527778</text:p>
              </table:table-cell>
              <table:table-cell office:value-type="float" office:value="0.361111">
                <text:p>0.361111</text:p>
              </table:table-cell>
              <table:table-cell office:value-type="float" office:value="0.569444">
                <text:p>0.569444</text:p>
              </table:table-cell>
              <table:table-cell office:value-type="float" office:value="0.763889">
                <text:p>0.763889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16667">
                <text:p>0.416667</text:p>
              </table:table-cell>
              <table:table-cell office:value-type="float" office:value="0.555556">
                <text:p>0.555556</text:p>
              </table:table-cell>
              <table:table-cell office:value-type="float" office:value="0.319444">
                <text:p>0.319444</text:p>
              </table:table-cell>
              <table:table-cell office:value-type="float" office:value="0.652778">
                <text:p>0.652778</text:p>
              </table:table-cell>
              <table:table-cell office:value-type="float" office:value="0.75">
                <text:p>0.75</text:p>
              </table:table-cell>
              <table:table-cell office:value-type="float" office:value="0.805556">
                <text:p>0.80555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72222">
                <text:p>0.472222</text:p>
              </table:table-cell>
              <table:table-cell office:value-type="float" office:value="0.569444">
                <text:p>0.569444</text:p>
              </table:table-cell>
              <table:table-cell office:value-type="float" office:value="0.319444">
                <text:p>0.319444</text:p>
              </table:table-cell>
              <table:table-cell office:value-type="float" office:value="0.666667">
                <text:p>0.666667</text:p>
              </table:table-cell>
              <table:table-cell office:value-type="float" office:value="0.791667">
                <text:p>0.791667</text:p>
              </table:table-cell>
              <table:table-cell office:value-type="float" office:value="0.791667">
                <text:p>0.79166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41667">
                <text:p>0.541667</text:p>
              </table:table-cell>
              <table:table-cell office:value-type="float" office:value="0.597222">
                <text:p>0.597222</text:p>
              </table:table-cell>
              <table:table-cell office:value-type="float" office:value="0.305556">
                <text:p>0.305556</text:p>
              </table:table-cell>
              <table:table-cell office:value-type="float" office:value="0.638889">
                <text:p>0.638889</text:p>
              </table:table-cell>
              <table:table-cell office:value-type="float" office:value="0.708333">
                <text:p>0.708333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83333">
                <text:p>0.583333</text:p>
              </table:table-cell>
              <table:table-cell office:value-type="float" office:value="0.597222">
                <text:p>0.597222</text:p>
              </table:table-cell>
              <table:table-cell office:value-type="float" office:value="0.444444">
                <text:p>0.444444</text:p>
              </table:table-cell>
              <table:table-cell office:value-type="float" office:value="0.708333">
                <text:p>0.708333</text:p>
              </table:table-cell>
              <table:table-cell office:value-type="float" office:value="0.763889">
                <text:p>0.763889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569444">
                <text:p>0.569444</text:p>
              </table:table-cell>
              <table:table-cell office:value-type="float" office:value="0.597222">
                <text:p>0.597222</text:p>
              </table:table-cell>
              <table:table-cell office:value-type="float" office:value="0.444444">
                <text:p>0.444444</text:p>
              </table:table-cell>
              <table:table-cell office:value-type="float" office:value="0.708333">
                <text:p>0.708333</text:p>
              </table:table-cell>
              <table:table-cell office:value-type="float" office:value="0.763889">
                <text:p>0.763889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69444">
                <text:p>0.569444</text:p>
              </table:table-cell>
              <table:table-cell office:value-type="float" office:value="0.597222">
                <text:p>0.597222</text:p>
              </table:table-cell>
              <table:table-cell office:value-type="float" office:value="0.486111">
                <text:p>0.486111</text:p>
              </table:table-cell>
              <table:table-cell office:value-type="float" office:value="0.680556">
                <text:p>0.680556</text:p>
              </table:table-cell>
              <table:table-cell office:value-type="float" office:value="0.722222">
                <text:p>0.722222</text:p>
              </table:table-cell>
              <table:table-cell office:value-type="float" office:value="0.805556">
                <text:p>0.80555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41667">
                <text:p>0.541667</text:p>
              </table:table-cell>
              <table:table-cell office:value-type="float" office:value="0.611111">
                <text:p>0.611111</text:p>
              </table:table-cell>
              <table:table-cell office:value-type="float" office:value="0.472222">
                <text:p>0.472222</text:p>
              </table:table-cell>
              <table:table-cell office:value-type="float" office:value="0.722222">
                <text:p>0.722222</text:p>
              </table:table-cell>
              <table:table-cell office:value-type="float" office:value="0.819444">
                <text:p>0.819444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83333">
                <text:p>0.583333</text:p>
              </table:table-cell>
              <table:table-cell office:value-type="float" office:value="0.486111">
                <text:p>0.486111</text:p>
              </table:table-cell>
              <table:table-cell office:value-type="float" office:value="0.472222">
                <text:p>0.472222</text:p>
              </table:table-cell>
              <table:table-cell office:value-type="float" office:value="0.736111">
                <text:p>0.736111</text:p>
              </table:table-cell>
              <table:table-cell office:value-type="float" office:value="0.777778">
                <text:p>0.777778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25">
                <text:p>0.625</text:p>
              </table:table-cell>
              <table:table-cell office:value-type="float" office:value="0.666667">
                <text:p>0.666667</text:p>
              </table:table-cell>
              <table:table-cell office:value-type="float" office:value="0.5">
                <text:p>0.5</text:p>
              </table:table-cell>
              <table:table-cell office:value-type="float" office:value="0.680556">
                <text:p>0.680556</text:p>
              </table:table-cell>
              <table:table-cell office:value-type="float" office:value="0.736111">
                <text:p>0.736111</text:p>
              </table:table-cell>
              <table:table-cell office:value-type="float" office:value="0.791667">
                <text:p>0.79166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83333">
                <text:p>0.583333</text:p>
              </table:table-cell>
              <table:table-cell office:value-type="float" office:value="0.541667">
                <text:p>0.541667</text:p>
              </table:table-cell>
              <table:table-cell office:value-type="float" office:value="0.541667">
                <text:p>0.541667</text:p>
              </table:table-cell>
              <table:table-cell office:value-type="float" office:value="0.694444">
                <text:p>0.694444</text:p>
              </table:table-cell>
              <table:table-cell office:value-type="float" office:value="0.763889">
                <text:p>0.763889</text:p>
              </table:table-cell>
              <table:table-cell office:value-type="float" office:value="0.763889">
                <text:p>0.76388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583333">
                <text:p>0.583333</text:p>
              </table:table-cell>
              <table:table-cell office:value-type="float" office:value="0.583333">
                <text:p>0.583333</text:p>
              </table:table-cell>
              <table:table-cell office:value-type="float" office:value="0.5">
                <text:p>0.5</text:p>
              </table:table-cell>
              <table:table-cell office:value-type="float" office:value="0.736111">
                <text:p>0.736111</text:p>
              </table:table-cell>
              <table:table-cell office:value-type="float" office:value="0.777778">
                <text:p>0.777778</text:p>
              </table:table-cell>
              <table:table-cell office:value-type="float" office:value="0.722222">
                <text:p>0.72222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569444">
                <text:p>0.569444</text:p>
              </table:table-cell>
              <table:table-cell office:value-type="float" office:value="0.694444">
                <text:p>0.694444</text:p>
              </table:table-cell>
              <table:table-cell office:value-type="float" office:value="0.5">
                <text:p>0.5</text:p>
              </table:table-cell>
              <table:table-cell office:value-type="float" office:value="0.736111">
                <text:p>0.736111</text:p>
              </table:table-cell>
              <table:table-cell office:value-type="float" office:value="0.833333">
                <text:p>0.833333</text:p>
              </table:table-cell>
              <table:table-cell office:value-type="float" office:value="0.791667">
                <text:p>0.79166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611111">
                <text:p>0.611111</text:p>
              </table:table-cell>
              <table:table-cell office:value-type="float" office:value="0.680556">
                <text:p>0.680556</text:p>
              </table:table-cell>
              <table:table-cell office:value-type="float" office:value="0.569444">
                <text:p>0.569444</text:p>
              </table:table-cell>
              <table:table-cell office:value-type="float" office:value="0.708333">
                <text:p>0.708333</text:p>
              </table:table-cell>
              <table:table-cell office:value-type="float" office:value="0.819444">
                <text:p>0.819444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569444">
                <text:p>0.569444</text:p>
              </table:table-cell>
              <table:table-cell office:value-type="float" office:value="0.569444">
                <text:p>0.569444</text:p>
              </table:table-cell>
              <table:table-cell office:value-type="float" office:value="0.555556">
                <text:p>0.555556</text:p>
              </table:table-cell>
              <table:table-cell office:value-type="float" office:value="0.680556">
                <text:p>0.680556</text:p>
              </table:table-cell>
              <table:table-cell office:value-type="float" office:value="0.777778">
                <text:p>0.777778</text:p>
              </table:table-cell>
              <table:table-cell office:value-type="float" office:value="0.791667">
                <text:p>0.79166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541667">
                <text:p>0.541667</text:p>
              </table:table-cell>
              <table:table-cell office:value-type="float" office:value="0.583333">
                <text:p>0.583333</text:p>
              </table:table-cell>
              <table:table-cell office:value-type="float" office:value="0.625">
                <text:p>0.625</text:p>
              </table:table-cell>
              <table:table-cell office:value-type="float" office:value="0.708333">
                <text:p>0.708333</text:p>
              </table:table-cell>
              <table:table-cell office:value-type="float" office:value="0.791667">
                <text:p>0.791667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555556">
                <text:p>0.555556</text:p>
              </table:table-cell>
              <table:table-cell office:value-type="float" office:value="0.666667">
                <text:p>0.666667</text:p>
              </table:table-cell>
              <table:table-cell office:value-type="float" office:value="0.569444">
                <text:p>0.569444</text:p>
              </table:table-cell>
              <table:table-cell office:value-type="float" office:value="0.652778">
                <text:p>0.652778</text:p>
              </table:table-cell>
              <table:table-cell office:value-type="float" office:value="0.819444">
                <text:p>0.819444</text:p>
              </table:table-cell>
              <table:table-cell office:value-type="float" office:value="0.819444">
                <text:p>0.819444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569444">
                <text:p>0.569444</text:p>
              </table:table-cell>
              <table:table-cell office:value-type="float" office:value="0.597222">
                <text:p>0.597222</text:p>
              </table:table-cell>
              <table:table-cell office:value-type="float" office:value="0.569444">
                <text:p>0.569444</text:p>
              </table:table-cell>
              <table:table-cell office:value-type="float" office:value="0.736111">
                <text:p>0.736111</text:p>
              </table:table-cell>
              <table:table-cell office:value-type="float" office:value="0.819444">
                <text:p>0.819444</text:p>
              </table:table-cell>
              <table:table-cell office:value-type="float" office:value="0.763889">
                <text:p>0.763889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569444">
                <text:p>0.569444</text:p>
              </table:table-cell>
              <table:table-cell office:value-type="float" office:value="0.680556">
                <text:p>0.680556</text:p>
              </table:table-cell>
              <table:table-cell office:value-type="float" office:value="0.569444">
                <text:p>0.569444</text:p>
              </table:table-cell>
              <table:table-cell office:value-type="float" office:value="0.736111">
                <text:p>0.736111</text:p>
              </table:table-cell>
              <table:table-cell office:value-type="float" office:value="0.763889">
                <text:p>0.763889</text:p>
              </table:table-cell>
              <table:table-cell office:value-type="float" office:value="0.763889">
                <text:p>0.76388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541667">
                <text:p>0.541667</text:p>
              </table:table-cell>
              <table:table-cell office:value-type="float" office:value="0.680556">
                <text:p>0.680556</text:p>
              </table:table-cell>
              <table:table-cell office:value-type="float" office:value="0.513889">
                <text:p>0.513889</text:p>
              </table:table-cell>
              <table:table-cell office:value-type="float" office:value="0.722222">
                <text:p>0.722222</text:p>
              </table:table-cell>
              <table:table-cell office:value-type="float" office:value="0.680556">
                <text:p>0.680556</text:p>
              </table:table-cell>
              <table:table-cell office:value-type="float" office:value="0.805556">
                <text:p>0.805556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611111">
                <text:p>0.611111</text:p>
              </table:table-cell>
              <table:table-cell office:value-type="float" office:value="0.638889">
                <text:p>0.638889</text:p>
              </table:table-cell>
              <table:table-cell office:value-type="float" office:value="0.541667">
                <text:p>0.541667</text:p>
              </table:table-cell>
              <table:table-cell office:value-type="float" office:value="0.708333">
                <text:p>0.708333</text:p>
              </table:table-cell>
              <table:table-cell office:value-type="float" office:value="0.805556">
                <text:p>0.805556</text:p>
              </table:table-cell>
              <table:table-cell office:value-type="float" office:value="0.763889">
                <text:p>0.76388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611111">
                <text:p>0.611111</text:p>
              </table:table-cell>
              <table:table-cell office:value-type="float" office:value="0.680556">
                <text:p>0.680556</text:p>
              </table:table-cell>
              <table:table-cell office:value-type="float" office:value="0.652778">
                <text:p>0.652778</text:p>
              </table:table-cell>
              <table:table-cell office:value-type="float" office:value="0.75">
                <text:p>0.75</text:p>
              </table:table-cell>
              <table:table-cell office:value-type="float" office:value="0.75">
                <text:p>0.75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611111">
                <text:p>0.611111</text:p>
              </table:table-cell>
              <table:table-cell office:value-type="float" office:value="0.597222">
                <text:p>0.597222</text:p>
              </table:table-cell>
              <table:table-cell office:value-type="float" office:value="0.527778">
                <text:p>0.527778</text:p>
              </table:table-cell>
              <table:table-cell office:value-type="float" office:value="0.736111">
                <text:p>0.736111</text:p>
              </table:table-cell>
              <table:table-cell office:value-type="float" office:value="0.833333">
                <text:p>0.833333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611111">
                <text:p>0.611111</text:p>
              </table:table-cell>
              <table:table-cell office:value-type="float" office:value="0.694444">
                <text:p>0.694444</text:p>
              </table:table-cell>
              <table:table-cell office:value-type="float" office:value="0.569444">
                <text:p>0.569444</text:p>
              </table:table-cell>
              <table:table-cell office:value-type="float" office:value="0.75">
                <text:p>0.75</text:p>
              </table:table-cell>
              <table:table-cell office:value-type="float" office:value="0.805556">
                <text:p>0.805556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555556">
                <text:p>0.555556</text:p>
              </table:table-cell>
              <table:table-cell office:value-type="float" office:value="0.680556">
                <text:p>0.680556</text:p>
              </table:table-cell>
              <table:table-cell office:value-type="float" office:value="0.583333">
                <text:p>0.583333</text:p>
              </table:table-cell>
              <table:table-cell office:value-type="float" office:value="0.75">
                <text:p>0.75</text:p>
              </table:table-cell>
              <table:table-cell office:value-type="float" office:value="0.777778">
                <text:p>0.777778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625">
                <text:p>0.625</text:p>
              </table:table-cell>
              <table:table-cell office:value-type="float" office:value="0.708333">
                <text:p>0.708333</text:p>
              </table:table-cell>
              <table:table-cell office:value-type="float" office:value="0.611111">
                <text:p>0.611111</text:p>
              </table:table-cell>
              <table:table-cell office:value-type="float" office:value="0.75">
                <text:p>0.75</text:p>
              </table:table-cell>
              <table:table-cell office:value-type="float" office:value="0.791667">
                <text:p>0.791667</text:p>
              </table:table-cell>
              <table:table-cell office:value-type="float" office:value="0.805556">
                <text:p>0.805556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583333">
                <text:p>0.583333</text:p>
              </table:table-cell>
              <table:table-cell office:value-type="float" office:value="0.722222">
                <text:p>0.722222</text:p>
              </table:table-cell>
              <table:table-cell office:value-type="float" office:value="0.583333">
                <text:p>0.583333</text:p>
              </table:table-cell>
              <table:table-cell office:value-type="float" office:value="0.75">
                <text:p>0.75</text:p>
              </table:table-cell>
              <table:table-cell office:value-type="float" office:value="0.791667">
                <text:p>0.791667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555556">
                <text:p>0.555556</text:p>
              </table:table-cell>
              <table:table-cell office:value-type="float" office:value="0.666667">
                <text:p>0.666667</text:p>
              </table:table-cell>
              <table:table-cell office:value-type="float" office:value="0.513889">
                <text:p>0.513889</text:p>
              </table:table-cell>
              <table:table-cell office:value-type="float" office:value="0.708333">
                <text:p>0.708333</text:p>
              </table:table-cell>
              <table:table-cell office:value-type="float" office:value="0.819444">
                <text:p>0.819444</text:p>
              </table:table-cell>
              <table:table-cell office:value-type="float" office:value="0.819444">
                <text:p>0.81944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611111">
                <text:p>0.611111</text:p>
              </table:table-cell>
              <table:table-cell office:value-type="float" office:value="0.694444">
                <text:p>0.694444</text:p>
              </table:table-cell>
              <table:table-cell office:value-type="float" office:value="0.611111">
                <text:p>0.611111</text:p>
              </table:table-cell>
              <table:table-cell office:value-type="float" office:value="0.763889">
                <text:p>0.763889</text:p>
              </table:table-cell>
              <table:table-cell office:value-type="float" office:value="0.833333">
                <text:p>0.833333</text:p>
              </table:table-cell>
              <table:table-cell office:value-type="float" office:value="0.819444">
                <text:p>0.81944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625">
                <text:p>0.625</text:p>
              </table:table-cell>
              <table:table-cell office:value-type="float" office:value="0.680556">
                <text:p>0.680556</text:p>
              </table:table-cell>
              <table:table-cell office:value-type="float" office:value="0.611111">
                <text:p>0.611111</text:p>
              </table:table-cell>
              <table:table-cell office:value-type="float" office:value="0.75">
                <text:p>0.75</text:p>
              </table:table-cell>
              <table:table-cell office:value-type="float" office:value="0.819444">
                <text:p>0.819444</text:p>
              </table:table-cell>
              <table:table-cell office:value-type="float" office:value="0.847222">
                <text:p>0.84722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611111">
                <text:p>0.611111</text:p>
              </table:table-cell>
              <table:table-cell office:value-type="float" office:value="0.708333">
                <text:p>0.708333</text:p>
              </table:table-cell>
              <table:table-cell office:value-type="float" office:value="0.541667">
                <text:p>0.541667</text:p>
              </table:table-cell>
              <table:table-cell office:value-type="float" office:value="0.722222">
                <text:p>0.722222</text:p>
              </table:table-cell>
              <table:table-cell office:value-type="float" office:value="0.763889">
                <text:p>0.763889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38889">
                <text:p>0.638889</text:p>
              </table:table-cell>
              <table:table-cell office:value-type="float" office:value="0.652778">
                <text:p>0.652778</text:p>
              </table:table-cell>
              <table:table-cell office:value-type="float" office:value="0.569444">
                <text:p>0.569444</text:p>
              </table:table-cell>
              <table:table-cell office:value-type="float" office:value="0.763889">
                <text:p>0.763889</text:p>
              </table:table-cell>
              <table:table-cell office:value-type="float" office:value="0.805556">
                <text:p>0.805556</text:p>
              </table:table-cell>
              <table:table-cell office:value-type="float" office:value="0.777778">
                <text:p>0.77777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569444">
                <text:p>0.569444</text:p>
              </table:table-cell>
              <table:table-cell office:value-type="float" office:value="0.597222">
                <text:p>0.597222</text:p>
              </table:table-cell>
              <table:table-cell office:value-type="float" office:value="0.638889">
                <text:p>0.638889</text:p>
              </table:table-cell>
              <table:table-cell office:value-type="float" office:value="0.722222">
                <text:p>0.722222</text:p>
              </table:table-cell>
              <table:table-cell office:value-type="float" office:value="0.833333">
                <text:p>0.833333</text:p>
              </table:table-cell>
              <table:table-cell office:value-type="float" office:value="0.736111">
                <text:p>0.73611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625">
                <text:p>0.625</text:p>
              </table:table-cell>
              <table:table-cell office:value-type="float" office:value="0.638889">
                <text:p>0.638889</text:p>
              </table:table-cell>
              <table:table-cell office:value-type="float" office:value="0.569444">
                <text:p>0.569444</text:p>
              </table:table-cell>
              <table:table-cell office:value-type="float" office:value="0.736111">
                <text:p>0.736111</text:p>
              </table:table-cell>
              <table:table-cell office:value-type="float" office:value="0.722222">
                <text:p>0.722222</text:p>
              </table:table-cell>
              <table:table-cell office:value-type="float" office:value="0.791667">
                <text:p>0.79166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638889">
                <text:p>0.638889</text:p>
              </table:table-cell>
              <table:table-cell office:value-type="float" office:value="0.708333">
                <text:p>0.708333</text:p>
              </table:table-cell>
              <table:table-cell office:value-type="float" office:value="0.541667">
                <text:p>0.541667</text:p>
              </table:table-cell>
              <table:table-cell office:value-type="float" office:value="0.736111">
                <text:p>0.736111</text:p>
              </table:table-cell>
              <table:table-cell office:value-type="float" office:value="0.805556">
                <text:p>0.805556</text:p>
              </table:table-cell>
              <table:table-cell office:value-type="float" office:value="0.819444">
                <text:p>0.819444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625">
                <text:p>0.625</text:p>
              </table:table-cell>
              <table:table-cell office:value-type="float" office:value="0.597222">
                <text:p>0.597222</text:p>
              </table:table-cell>
              <table:table-cell office:value-type="float" office:value="0.583333">
                <text:p>0.583333</text:p>
              </table:table-cell>
              <table:table-cell office:value-type="float" office:value="0.736111">
                <text:p>0.736111</text:p>
              </table:table-cell>
              <table:table-cell office:value-type="float" office:value="0.805556">
                <text:p>0.805556</text:p>
              </table:table-cell>
              <table:table-cell office:value-type="float" office:value="0.805556">
                <text:p>0.80555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583333">
                <text:p>0.583333</text:p>
              </table:table-cell>
              <table:table-cell office:value-type="float" office:value="0.708333">
                <text:p>0.708333</text:p>
              </table:table-cell>
              <table:table-cell office:value-type="float" office:value="0.569444">
                <text:p>0.569444</text:p>
              </table:table-cell>
              <table:table-cell office:value-type="float" office:value="0.763889">
                <text:p>0.763889</text:p>
              </table:table-cell>
              <table:table-cell office:value-type="float" office:value="0.791667">
                <text:p>0.791667</text:p>
              </table:table-cell>
              <table:table-cell office:value-type="float" office:value="0.805556">
                <text:p>0.80555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638889">
                <text:p>0.638889</text:p>
              </table:table-cell>
              <table:table-cell office:value-type="float" office:value="0.680556">
                <text:p>0.680556</text:p>
              </table:table-cell>
              <table:table-cell office:value-type="float" office:value="0.597222">
                <text:p>0.597222</text:p>
              </table:table-cell>
              <table:table-cell office:value-type="float" office:value="0.75">
                <text:p>0.75</text:p>
              </table:table-cell>
              <table:table-cell office:value-type="float" office:value="0.805556">
                <text:p>0.805556</text:p>
              </table:table-cell>
              <table:table-cell office:value-type="float" office:value="0.791667">
                <text:p>0.79166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666667">
                <text:p>0.666667</text:p>
              </table:table-cell>
              <table:table-cell office:value-type="float" office:value="0.708333">
                <text:p>0.708333</text:p>
              </table:table-cell>
              <table:table-cell office:value-type="float" office:value="0.583333">
                <text:p>0.583333</text:p>
              </table:table-cell>
              <table:table-cell office:value-type="float" office:value="0.708333">
                <text:p>0.708333</text:p>
              </table:table-cell>
              <table:table-cell office:value-type="float" office:value="0.791667">
                <text:p>0.791667</text:p>
              </table:table-cell>
              <table:table-cell office:value-type="float" office:value="0.805556">
                <text:p>0.805556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611111">
                <text:p>0.611111</text:p>
              </table:table-cell>
              <table:table-cell office:value-type="float" office:value="0.736111">
                <text:p>0.736111</text:p>
              </table:table-cell>
              <table:table-cell office:value-type="float" office:value="0.694444">
                <text:p>0.694444</text:p>
              </table:table-cell>
              <table:table-cell office:value-type="float" office:value="0.736111">
                <text:p>0.736111</text:p>
              </table:table-cell>
              <table:table-cell office:value-type="float" office:value="0.791667">
                <text:p>0.791667</text:p>
              </table:table-cell>
              <table:table-cell office:value-type="float" office:value="0.791667">
                <text:p>0.79166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638889">
                <text:p>0.638889</text:p>
              </table:table-cell>
              <table:table-cell office:value-type="float" office:value="0.666667">
                <text:p>0.666667</text:p>
              </table:table-cell>
              <table:table-cell office:value-type="float" office:value="0.625">
                <text:p>0.625</text:p>
              </table:table-cell>
              <table:table-cell office:value-type="float" office:value="0.791667">
                <text:p>0.791667</text:p>
              </table:table-cell>
              <table:table-cell office:value-type="float" office:value="0.763889">
                <text:p>0.763889</text:p>
              </table:table-cell>
              <table:table-cell office:value-type="float" office:value="0.819444">
                <text:p>0.81944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38889">
                <text:p>0.638889</text:p>
              </table:table-cell>
              <table:table-cell office:value-type="float" office:value="0.708333">
                <text:p>0.708333</text:p>
              </table:table-cell>
              <table:table-cell office:value-type="float" office:value="0.638889">
                <text:p>0.638889</text:p>
              </table:table-cell>
              <table:table-cell office:value-type="float" office:value="0.75">
                <text:p>0.75</text:p>
              </table:table-cell>
              <table:table-cell office:value-type="float" office:value="0.791667">
                <text:p>0.791667</text:p>
              </table:table-cell>
              <table:table-cell office:value-type="float" office:value="0.819444">
                <text:p>0.8194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cc00" draw:fill-color="#00cc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66cc" draw:fill-color="#0066c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c5000b" draw:fill-color="#c5000b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cc00" draw:fill-color="#00cc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3.73cm" svg:height="14.291cm" xlink:href=".." xlink:type="simple" chart:class="chart:line" chart:style-name="ch1">
        <chart:title svg:x="12.017cm" svg:y="0.421cm" chart:style-name="ch2">
          <text:p>検証パターン2 訓練データに対する正答率の推移</text:p>
        </chart:title>
        <chart:legend chart:legend-position="end" svg:x="28.649cm" svg:y="5.601cm" style:legend-expansion="high" chart:style-name="ch3"/>
        <chart:plot-area chart:style-name="ch4" table:cell-range-address="A_Summary.A124:A_Summary.A175 A_Summary.B126:A_Summary.G175" chart:data-source-has-labels="both" svg:x="0.399cm" svg:y="1.127cm" svg:width="28.37cm" svg:height="12.404cm">
          <chartooo:coordinate-region svg:x="1.126cm" svg:y="1.326cm" svg:width="27.457cm" svg:height="11.558cm"/>
          <chart:axis chart:dimension="x" chart:name="primary-x" chart:style-name="ch5" chartooo:axis-type="auto">
            <chartooo:date-scale/>
            <chart:title svg:x="14.081cm" svg:y="13.544cm" chart:style-name="ch6">
              <text:p>epoch</text:p>
            </chart:title>
            <chart:categories table:cell-range-address="A_Summary.A126:A_Summary.A175"/>
          </chart:axis>
          <chart:axis chart:dimension="y" chart:name="primary-y" chart:style-name="ch7">
            <chart:title svg:x="0.446cm" svg:y="0.43cm" chart:style-name="ch6">
              <text:p>正答率</text:p>
            </chart:title>
            <chart:grid chart:style-name="ch8" chart:class="major"/>
          </chart:axis>
          <chart:series chart:style-name="ch9" chart:values-cell-range-address="A_Summary.B126:A_Summary.B175" loext:label-string="&quot;A_8&quot;" chart:class="chart:line">
            <chart:data-point chart:repeated="50"/>
          </chart:series>
          <chart:series chart:style-name="ch10" chart:values-cell-range-address="A_Summary.C126:A_Summary.C175" loext:label-string="&quot;A_16&quot;" chart:class="chart:line">
            <chart:data-point chart:repeated="50"/>
          </chart:series>
          <chart:series chart:style-name="ch11" chart:values-cell-range-address="A_Summary.D126:A_Summary.D175" loext:label-string="&quot;A_32&quot;" chart:class="chart:line">
            <chart:data-point chart:repeated="50"/>
          </chart:series>
          <chart:series chart:style-name="ch12" chart:values-cell-range-address="A_Summary.E126:A_Summary.E175" loext:label-string="&quot;A_8 転移学習あり&quot;" chart:class="chart:line">
            <chart:data-point chart:repeated="50"/>
          </chart:series>
          <chart:series chart:style-name="ch13" chart:values-cell-range-address="A_Summary.F126:A_Summary.F175" loext:label-string="&quot;A_16 転移学習あり&quot;" chart:class="chart:line">
            <chart:data-point chart:repeated="50"/>
          </chart:series>
          <chart:series chart:style-name="ch14" chart:values-cell-range-address="A_Summary.G126:A_Summary.G175" loext:label-string="&quot;A_32 転移学習あり&quot;" chart:class="chart:line">
            <chart:data-point chart:repeated="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_8</text:p>
              </table:table-cell>
              <table:table-cell office:value-type="string">
                <text:p>A_16</text:p>
              </table:table-cell>
              <table:table-cell office:value-type="string">
                <text:p>A_32</text:p>
              </table:table-cell>
              <table:table-cell office:value-type="string">
                <text:p>A_8 転移学習あり</text:p>
              </table:table-cell>
              <table:table-cell office:value-type="string">
                <text:p>A_16 転移学習あり</text:p>
              </table:table-cell>
              <table:table-cell office:value-type="string">
                <text:p>A_32 転移学習あり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_Summary.A126:A_Summary.A175</svg:desc>
                </draw:g>
              </table:table-cell>
              <table:table-cell office:value-type="float" office:value="0.0875">
                <text:p>0.0875</text:p>
                <draw:g>
                  <svg:desc>A_Summary.B126:A_Summary.B175</svg:desc>
                </draw:g>
              </table:table-cell>
              <table:table-cell office:value-type="float" office:value="0.1625">
                <text:p>0.1625</text:p>
                <draw:g>
                  <svg:desc>A_Summary.C126:A_Summary.C175</svg:desc>
                </draw:g>
              </table:table-cell>
              <table:table-cell office:value-type="float" office:value="0.1125">
                <text:p>0.1125</text:p>
                <draw:g>
                  <svg:desc>A_Summary.D126:A_Summary.D175</svg:desc>
                </draw:g>
              </table:table-cell>
              <table:table-cell office:value-type="float" office:value="0.125">
                <text:p>0.125</text:p>
                <draw:g>
                  <svg:desc>A_Summary.E126:A_Summary.E175</svg:desc>
                </draw:g>
              </table:table-cell>
              <table:table-cell office:value-type="float" office:value="0.1625">
                <text:p>0.1625</text:p>
                <draw:g>
                  <svg:desc>A_Summary.F126:A_Summary.F175</svg:desc>
                </draw:g>
              </table:table-cell>
              <table:table-cell office:value-type="float" office:value="0.2875">
                <text:p>0.2875</text:p>
                <draw:g>
                  <svg:desc>A_Summary.G126:A_Summary.G17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28571">
                <text:p>0.228571</text:p>
              </table:table-cell>
              <table:table-cell office:value-type="float" office:value="0.1">
                <text:p>0.1</text:p>
              </table:table-cell>
              <table:table-cell office:value-type="float" office:value="0.214286">
                <text:p>0.214286</text:p>
              </table:table-cell>
              <table:table-cell office:value-type="float" office:value="0.314286">
                <text:p>0.314286</text:p>
              </table:table-cell>
              <table:table-cell office:value-type="float" office:value="0.485714">
                <text:p>0.485714</text:p>
              </table:table-cell>
              <table:table-cell office:value-type="float" office:value="0.585714">
                <text:p>0.58571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71429">
                <text:p>0.171429</text:p>
              </table:table-cell>
              <table:table-cell office:value-type="float" office:value="0.257143">
                <text:p>0.257143</text:p>
              </table:table-cell>
              <table:table-cell office:value-type="float" office:value="0.114286">
                <text:p>0.114286</text:p>
              </table:table-cell>
              <table:table-cell office:value-type="float" office:value="0.457143">
                <text:p>0.457143</text:p>
              </table:table-cell>
              <table:table-cell office:value-type="float" office:value="0.585714">
                <text:p>0.585714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342857">
                <text:p>0.342857</text:p>
              </table:table-cell>
              <table:table-cell office:value-type="float" office:value="0.257143">
                <text:p>0.257143</text:p>
              </table:table-cell>
              <table:table-cell office:value-type="float" office:value="0.371429">
                <text:p>0.371429</text:p>
              </table:table-cell>
              <table:table-cell office:value-type="float" office:value="0.7">
                <text:p>0.7</text:p>
              </table:table-cell>
              <table:table-cell office:value-type="float" office:value="0.842857">
                <text:p>0.84285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28571">
                <text:p>0.328571</text:p>
              </table:table-cell>
              <table:table-cell office:value-type="float" office:value="0.385714">
                <text:p>0.385714</text:p>
              </table:table-cell>
              <table:table-cell office:value-type="float" office:value="0.3">
                <text:p>0.3</text:p>
              </table:table-cell>
              <table:table-cell office:value-type="float" office:value="0.485714">
                <text:p>0.485714</text:p>
              </table:table-cell>
              <table:table-cell office:value-type="float" office:value="0.8">
                <text:p>0.8</text:p>
              </table:table-cell>
              <table:table-cell office:value-type="float" office:value="0.942857">
                <text:p>0.94285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85714">
                <text:p>0.485714</text:p>
              </table:table-cell>
              <table:table-cell office:value-type="float" office:value="0.442857">
                <text:p>0.442857</text:p>
              </table:table-cell>
              <table:table-cell office:value-type="float" office:value="0.185714">
                <text:p>0.185714</text:p>
              </table:table-cell>
              <table:table-cell office:value-type="float" office:value="0.528571">
                <text:p>0.528571</text:p>
              </table:table-cell>
              <table:table-cell office:value-type="float" office:value="0.871429">
                <text:p>0.871429</text:p>
              </table:table-cell>
              <table:table-cell office:value-type="float" office:value="0.957143">
                <text:p>0.95714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71429">
                <text:p>0.471429</text:p>
              </table:table-cell>
              <table:table-cell office:value-type="float" office:value="0.485714">
                <text:p>0.485714</text:p>
              </table:table-cell>
              <table:table-cell office:value-type="float" office:value="0.414286">
                <text:p>0.414286</text:p>
              </table:table-cell>
              <table:table-cell office:value-type="float" office:value="0.614286">
                <text:p>0.614286</text:p>
              </table:table-cell>
              <table:table-cell office:value-type="float" office:value="0.857143">
                <text:p>0.857143</text:p>
              </table:table-cell>
              <table:table-cell office:value-type="float" office:value="0.957143">
                <text:p>0.95714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428571">
                <text:p>0.428571</text:p>
              </table:table-cell>
              <table:table-cell office:value-type="float" office:value="0.571429">
                <text:p>0.571429</text:p>
              </table:table-cell>
              <table:table-cell office:value-type="float" office:value="0.4">
                <text:p>0.4</text:p>
              </table:table-cell>
              <table:table-cell office:value-type="float" office:value="0.642857">
                <text:p>0.642857</text:p>
              </table:table-cell>
              <table:table-cell office:value-type="float" office:value="0.957143">
                <text:p>0.957143</text:p>
              </table:table-cell>
              <table:table-cell office:value-type="float" office:value="0.985714">
                <text:p>0.98571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0.528571">
                <text:p>0.528571</text:p>
              </table:table-cell>
              <table:table-cell office:value-type="float" office:value="0.428571">
                <text:p>0.428571</text:p>
              </table:table-cell>
              <table:table-cell office:value-type="float" office:value="0.642857">
                <text:p>0.642857</text:p>
              </table:table-cell>
              <table:table-cell office:value-type="float" office:value="0.971429">
                <text:p>0.971429</text:p>
              </table:table-cell>
              <table:table-cell office:value-type="float" office:value="0.985714">
                <text:p>0.9857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57143">
                <text:p>0.657143</text:p>
              </table:table-cell>
              <table:table-cell office:value-type="float" office:value="0.642857">
                <text:p>0.642857</text:p>
              </table:table-cell>
              <table:table-cell office:value-type="float" office:value="0.542857">
                <text:p>0.542857</text:p>
              </table:table-cell>
              <table:table-cell office:value-type="float" office:value="0.671429">
                <text:p>0.671429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875">
                <text:p>0.5875</text:p>
              </table:table-cell>
              <table:table-cell office:value-type="float" office:value="0.7">
                <text:p>0.7</text:p>
              </table:table-cell>
              <table:table-cell office:value-type="float" office:value="0.65">
                <text:p>0.65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85714">
                <text:p>0.685714</text:p>
              </table:table-cell>
              <table:table-cell office:value-type="float" office:value="0.8">
                <text:p>0.8</text:p>
              </table:table-cell>
              <table:table-cell office:value-type="float" office:value="0.6">
                <text:p>0.6</text:p>
              </table:table-cell>
              <table:table-cell office:value-type="float" office:value="0.871429">
                <text:p>0.8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28571">
                <text:p>0.628571</text:p>
              </table:table-cell>
              <table:table-cell office:value-type="float" office:value="0.785714">
                <text:p>0.785714</text:p>
              </table:table-cell>
              <table:table-cell office:value-type="float" office:value="0.557143">
                <text:p>0.557143</text:p>
              </table:table-cell>
              <table:table-cell office:value-type="float" office:value="0.814286">
                <text:p>0.8142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7">
                <text:p>0.7</text:p>
              </table:table-cell>
              <table:table-cell office:value-type="float" office:value="0.857143">
                <text:p>0.857143</text:p>
              </table:table-cell>
              <table:table-cell office:value-type="float" office:value="0.685714">
                <text:p>0.685714</text:p>
              </table:table-cell>
              <table:table-cell office:value-type="float" office:value="0.914286">
                <text:p>0.914286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828571">
                <text:p>0.828571</text:p>
              </table:table-cell>
              <table:table-cell office:value-type="float" office:value="0.957143">
                <text:p>0.957143</text:p>
              </table:table-cell>
              <table:table-cell office:value-type="float" office:value="0.742857">
                <text:p>0.742857</text:p>
              </table:table-cell>
              <table:table-cell office:value-type="float" office:value="0.857143">
                <text:p>0.8571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857143">
                <text:p>0.857143</text:p>
              </table:table-cell>
              <table:table-cell office:value-type="float" office:value="0.871429">
                <text:p>0.871429</text:p>
              </table:table-cell>
              <table:table-cell office:value-type="float" office:value="0.771429">
                <text:p>0.771429</text:p>
              </table:table-cell>
              <table:table-cell office:value-type="float" office:value="0.942857">
                <text:p>0.942857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742857">
                <text:p>0.742857</text:p>
              </table:table-cell>
              <table:table-cell office:value-type="float" office:value="0.9">
                <text:p>0.9</text:p>
              </table:table-cell>
              <table:table-cell office:value-type="float" office:value="0.871429">
                <text:p>0.871429</text:p>
              </table:table-cell>
              <table:table-cell office:value-type="float" office:value="0.914286">
                <text:p>0.91428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8">
                <text:p>0.8</text:p>
              </table:table-cell>
              <table:table-cell office:value-type="float" office:value="0.857143">
                <text:p>0.857143</text:p>
              </table:table-cell>
              <table:table-cell office:value-type="float" office:value="0.828571">
                <text:p>0.828571</text:p>
              </table:table-cell>
              <table:table-cell office:value-type="float" office:value="0.928571">
                <text:p>0.928571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871429">
                <text:p>0.8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857143">
                <text:p>0.857143</text:p>
              </table:table-cell>
              <table:table-cell office:value-type="float" office:value="0.928571">
                <text:p>0.92857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828571">
                <text:p>0.828571</text:p>
              </table:table-cell>
              <table:table-cell office:value-type="float" office:value="0.957143">
                <text:p>0.957143</text:p>
              </table:table-cell>
              <table:table-cell office:value-type="float" office:value="0.9">
                <text:p>0.9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9375">
                <text:p>0.9375</text:p>
              </table:table-cell>
              <table:table-cell office:value-type="float" office:value="0.9625">
                <text:p>0.9625</text:p>
              </table:table-cell>
              <table:table-cell office:value-type="float" office:value="0.875">
                <text:p>0.875</text:p>
              </table:table-cell>
              <table:table-cell office:value-type="float" office:value="0.9125">
                <text:p>0.912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28571">
                <text:p>0.928571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928571">
                <text:p>0.928571</text:p>
              </table:table-cell>
              <table:table-cell office:value-type="float" office:value="0.942857">
                <text:p>0.942857</text:p>
              </table:table-cell>
              <table:table-cell office:value-type="float" office:value="0.957143">
                <text:p>0.957143</text:p>
              </table:table-cell>
              <table:table-cell office:value-type="float" office:value="0.942857">
                <text:p>0.9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14286">
                <text:p>0.914286</text:p>
              </table:table-cell>
              <table:table-cell office:value-type="float" office:value="0.985714">
                <text:p>0.985714</text:p>
              </table:table-cell>
              <table:table-cell office:value-type="float" office:value="0.942857">
                <text:p>0.942857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942857">
                <text:p>0.942857</text:p>
              </table:table-cell>
              <table:table-cell office:value-type="float" office:value="0.957143">
                <text:p>0.957143</text:p>
              </table:table-cell>
              <table:table-cell office:value-type="float" office:value="0.957143">
                <text:p>0.957143</text:p>
              </table:table-cell>
              <table:table-cell office:value-type="float" office:value="0.942857">
                <text:p>0.94285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14286">
                <text:p>0.914286</text:p>
              </table:table-cell>
              <table:table-cell office:value-type="float" office:value="0.985714">
                <text:p>0.985714</text:p>
              </table:table-cell>
              <table:table-cell office:value-type="float" office:value="0.957143">
                <text:p>0.957143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942857">
                <text:p>0.942857</text:p>
              </table:table-cell>
              <table:table-cell office:value-type="float" office:value="1">
                <text:p>1</text:p>
              </table:table-cell>
              <table:table-cell office:value-type="float" office:value="0.9">
                <text:p>0.9</text:p>
              </table:table-cell>
              <table:table-cell office:value-type="float" office:value="0.971429">
                <text:p>0.971429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">
                <text:p>0.9</text:p>
              </table:table-cell>
              <table:table-cell office:value-type="float" office:value="0.971429">
                <text:p>0.971429</text:p>
              </table:table-cell>
              <table:table-cell office:value-type="float" office:value="0.985714">
                <text:p>0.985714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914286">
                <text:p>0.914286</text:p>
              </table:table-cell>
              <table:table-cell office:value-type="float" office:value="0.971429">
                <text:p>0.971429</text:p>
              </table:table-cell>
              <table:table-cell office:value-type="float" office:value="0.928571">
                <text:p>0.928571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85714">
                <text:p>0.985714</text:p>
              </table:table-cell>
              <table:table-cell office:value-type="float" office:value="0.985714">
                <text:p>0.985714</text:p>
              </table:table-cell>
              <table:table-cell office:value-type="float" office:value="0.942857">
                <text:p>0.942857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975">
                <text:p>0.975</text:p>
              </table:table-cell>
              <table:table-cell office:value-type="float" office:value="1">
                <text:p>1</text:p>
              </table:table-cell>
              <table:table-cell office:value-type="float" office:value="0.9375">
                <text:p>0.9375</text:p>
              </table:table-cell>
              <table:table-cell office:value-type="float" office:value="0.9875">
                <text:p>0.98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85714">
                <text:p>0.985714</text:p>
              </table:table-cell>
              <table:table-cell office:value-type="float" office:value="0.985714">
                <text:p>0.985714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928571">
                <text:p>0.928571</text:p>
              </table:table-cell>
              <table:table-cell office:value-type="float" office:value="1">
                <text:p>1</text:p>
              </table:table-cell>
              <table:table-cell office:value-type="float" office:value="0.985714">
                <text:p>0.985714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57143">
                <text:p>0.957143</text:p>
              </table:table-cell>
              <table:table-cell office:value-type="float" office:value="0.985714">
                <text:p>0.985714</text:p>
              </table:table-cell>
              <table:table-cell office:value-type="float" office:value="0.957143">
                <text:p>0.957143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0.971429">
                <text:p>0.971429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57143">
                <text:p>0.957143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  <table:table-cell office:value-type="float" office:value="0.957143">
                <text:p>0.95714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71429">
                <text:p>0.971429</text:p>
              </table:table-cell>
              <table:table-cell office:value-type="float" office:value="0.985714">
                <text:p>0.985714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957143">
                <text:p>0.957143</text:p>
              </table:table-cell>
              <table:table-cell office:value-type="float" office:value="1">
                <text:p>1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9875">
                <text:p>0.9875</text:p>
              </table:table-cell>
              <table:table-cell office:value-type="float" office:value="1">
                <text:p>1</text:p>
              </table:table-cell>
              <table:table-cell office:value-type="float" office:value="0.9875">
                <text:p>0.987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971429">
                <text:p>0.971429</text:p>
              </table:table-cell>
              <table:table-cell office:value-type="float" office:value="0.985714">
                <text:p>0.985714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957143">
                <text:p>0.957143</text:p>
              </table:table-cell>
              <table:table-cell office:value-type="float" office:value="0.985714">
                <text:p>0.985714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957143">
                <text:p>0.957143</text:p>
              </table:table-cell>
              <table:table-cell office:value-type="float" office:value="1">
                <text:p>1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0.985714">
                <text:p>0.985714</text:p>
              </table:table-cell>
              <table:table-cell office:value-type="float" office:value="0.971429">
                <text:p>0.971429</text:p>
              </table:table-cell>
              <table:table-cell office:value-type="float" office:value="0.971429">
                <text:p>0.97142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985714">
                <text:p>0.985714</text:p>
              </table:table-cell>
              <table:table-cell office:value-type="float" office:value="0.985714">
                <text:p>0.985714</text:p>
              </table:table-cell>
              <table:table-cell office:value-type="float" office:value="0.971429">
                <text:p>0.971429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85714">
                <text:p>0.98571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cc00" draw:fill-color="#00cc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66cc" draw:fill-color="#0066cc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c5000b" draw:fill-color="#c5000b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cc00" draw:fill-color="#00cc0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66cc" draw:fill-color="#0066c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33.73cm" svg:height="14.291cm" xlink:href=".." xlink:type="simple" chart:class="chart:line" chart:style-name="ch1">
        <chart:title svg:x="12.017cm" svg:y="0.421cm" chart:style-name="ch2">
          <text:p>検証パターン2 訓練データに対する正答率の推移</text:p>
        </chart:title>
        <chart:legend chart:legend-position="end" svg:x="28.649cm" svg:y="5.601cm" style:legend-expansion="high" chart:style-name="ch3"/>
        <chart:plot-area chart:style-name="ch4" table:cell-range-address="A_Summary.I124:A_Summary.I175 A_Summary.J126:A_Summary.O175" chart:data-source-has-labels="both" svg:x="0.399cm" svg:y="1.127cm" svg:width="28.37cm" svg:height="12.404cm">
          <chartooo:coordinate-region svg:x="1.126cm" svg:y="1.326cm" svg:width="27.457cm" svg:height="11.558cm"/>
          <chart:axis chart:dimension="x" chart:name="primary-x" chart:style-name="ch5" chartooo:axis-type="auto">
            <chartooo:date-scale/>
            <chart:title svg:x="14.083cm" svg:y="13.544cm" chart:style-name="ch6">
              <text:p>epoch</text:p>
            </chart:title>
            <chart:categories table:cell-range-address="A_Summary.I126:A_Summary.I175"/>
          </chart:axis>
          <chart:axis chart:dimension="y" chart:name="primary-y" chart:style-name="ch7">
            <chart:title svg:x="0.446cm" svg:y="0.43cm" chart:style-name="ch6">
              <text:p>正答率</text:p>
            </chart:title>
            <chart:grid chart:style-name="ch8" chart:class="major"/>
          </chart:axis>
          <chart:series chart:style-name="ch9" chart:values-cell-range-address="A_Summary.J126:A_Summary.J175" loext:label-string="&quot;A_8&quot;" chart:class="chart:line">
            <chart:data-point chart:repeated="50"/>
          </chart:series>
          <chart:series chart:style-name="ch10" chart:values-cell-range-address="A_Summary.K126:A_Summary.K175" loext:label-string="&quot;A_16&quot;" chart:class="chart:line">
            <chart:data-point chart:repeated="50"/>
          </chart:series>
          <chart:series chart:style-name="ch11" chart:values-cell-range-address="A_Summary.L126:A_Summary.L175" loext:label-string="&quot;A_32&quot;" chart:class="chart:line">
            <chart:data-point chart:repeated="50"/>
          </chart:series>
          <chart:series chart:style-name="ch12" chart:values-cell-range-address="A_Summary.M126:A_Summary.M175" loext:label-string="&quot;A_8 転移学習あり&quot;" chart:class="chart:line">
            <chart:data-point chart:repeated="50"/>
          </chart:series>
          <chart:series chart:style-name="ch13" chart:values-cell-range-address="A_Summary.N126:A_Summary.N175" loext:label-string="&quot;A_16 転移学習あり&quot;" chart:class="chart:line">
            <chart:data-point chart:repeated="50"/>
          </chart:series>
          <chart:series chart:style-name="ch14" chart:values-cell-range-address="A_Summary.O126:A_Summary.O175" loext:label-string="&quot;A_32 転移学習あり&quot;" chart:class="chart:line">
            <chart:data-point chart:repeated="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_8</text:p>
              </table:table-cell>
              <table:table-cell office:value-type="string">
                <text:p>A_16</text:p>
              </table:table-cell>
              <table:table-cell office:value-type="string">
                <text:p>A_32</text:p>
              </table:table-cell>
              <table:table-cell office:value-type="string">
                <text:p>A_8 転移学習あり</text:p>
              </table:table-cell>
              <table:table-cell office:value-type="string">
                <text:p>A_16 転移学習あり</text:p>
              </table:table-cell>
              <table:table-cell office:value-type="string">
                <text:p>A_32 転移学習あり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A_Summary.I126:A_Summary.I175</svg:desc>
                </draw:g>
              </table:table-cell>
              <table:table-cell office:value-type="float" office:value="0.168182">
                <text:p>0.168182</text:p>
                <draw:g>
                  <svg:desc>A_Summary.J126:A_Summary.J175</svg:desc>
                </draw:g>
              </table:table-cell>
              <table:table-cell office:value-type="float" office:value="0.136364">
                <text:p>0.136364</text:p>
                <draw:g>
                  <svg:desc>A_Summary.K126:A_Summary.K175</svg:desc>
                </draw:g>
              </table:table-cell>
              <table:table-cell office:value-type="float" office:value="0.2">
                <text:p>0.2</text:p>
                <draw:g>
                  <svg:desc>A_Summary.L126:A_Summary.L175</svg:desc>
                </draw:g>
              </table:table-cell>
              <table:table-cell office:value-type="float" office:value="0.218182">
                <text:p>0.218182</text:p>
                <draw:g>
                  <svg:desc>A_Summary.M126:A_Summary.M175</svg:desc>
                </draw:g>
              </table:table-cell>
              <table:table-cell office:value-type="float" office:value="0.259091">
                <text:p>0.259091</text:p>
                <draw:g>
                  <svg:desc>A_Summary.N126:A_Summary.N175</svg:desc>
                </draw:g>
              </table:table-cell>
              <table:table-cell office:value-type="float" office:value="0.309091">
                <text:p>0.309091</text:p>
                <draw:g>
                  <svg:desc>A_Summary.O126:A_Summary.O17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54545">
                <text:p>0.154545</text:p>
              </table:table-cell>
              <table:table-cell office:value-type="float" office:value="0.140909">
                <text:p>0.140909</text:p>
              </table:table-cell>
              <table:table-cell office:value-type="float" office:value="0.136364">
                <text:p>0.136364</text:p>
              </table:table-cell>
              <table:table-cell office:value-type="float" office:value="0.25">
                <text:p>0.25</text:p>
              </table:table-cell>
              <table:table-cell office:value-type="float" office:value="0.286364">
                <text:p>0.286364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68182">
                <text:p>0.168182</text:p>
              </table:table-cell>
              <table:table-cell office:value-type="float" office:value="0.168182">
                <text:p>0.168182</text:p>
              </table:table-cell>
              <table:table-cell office:value-type="float" office:value="0.15">
                <text:p>0.15</text:p>
              </table:table-cell>
              <table:table-cell office:value-type="float" office:value="0.281818">
                <text:p>0.281818</text:p>
              </table:table-cell>
              <table:table-cell office:value-type="float" office:value="0.295455">
                <text:p>0.29545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13636">
                <text:p>0.213636</text:p>
              </table:table-cell>
              <table:table-cell office:value-type="float" office:value="0.204545">
                <text:p>0.204545</text:p>
              </table:table-cell>
              <table:table-cell office:value-type="float" office:value="0.186364">
                <text:p>0.186364</text:p>
              </table:table-cell>
              <table:table-cell office:value-type="float" office:value="0.277273">
                <text:p>0.277273</text:p>
              </table:table-cell>
              <table:table-cell office:value-type="float" office:value="0.390909">
                <text:p>0.390909</text:p>
              </table:table-cell>
              <table:table-cell office:value-type="float" office:value="0.454545">
                <text:p>0.45454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68182">
                <text:p>0.168182</text:p>
              </table:table-cell>
              <table:table-cell office:value-type="float" office:value="0.177273">
                <text:p>0.177273</text:p>
              </table:table-cell>
              <table:table-cell office:value-type="float" office:value="0.163636">
                <text:p>0.163636</text:p>
              </table:table-cell>
              <table:table-cell office:value-type="float" office:value="0.290909">
                <text:p>0.290909</text:p>
              </table:table-cell>
              <table:table-cell office:value-type="float" office:value="0.413636">
                <text:p>0.413636</text:p>
              </table:table-cell>
              <table:table-cell office:value-type="float" office:value="0.490909">
                <text:p>0.49090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04545">
                <text:p>0.204545</text:p>
              </table:table-cell>
              <table:table-cell office:value-type="float" office:value="0.25">
                <text:p>0.25</text:p>
              </table:table-cell>
              <table:table-cell office:value-type="float" office:value="0.259091">
                <text:p>0.259091</text:p>
              </table:table-cell>
              <table:table-cell office:value-type="float" office:value="0.281818">
                <text:p>0.281818</text:p>
              </table:table-cell>
              <table:table-cell office:value-type="float" office:value="0.454545">
                <text:p>0.454545</text:p>
              </table:table-cell>
              <table:table-cell office:value-type="float" office:value="0.536364">
                <text:p>0.53636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0.236364">
                <text:p>0.236364</text:p>
              </table:table-cell>
              <table:table-cell office:value-type="float" office:value="0.25">
                <text:p>0.25</text:p>
              </table:table-cell>
              <table:table-cell office:value-type="float" office:value="0.368182">
                <text:p>0.368182</text:p>
              </table:table-cell>
              <table:table-cell office:value-type="float" office:value="0.472727">
                <text:p>0.472727</text:p>
              </table:table-cell>
              <table:table-cell office:value-type="float" office:value="0.577273">
                <text:p>0.57727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59091">
                <text:p>0.259091</text:p>
              </table:table-cell>
              <table:table-cell office:value-type="float" office:value="0.345455">
                <text:p>0.345455</text:p>
              </table:table-cell>
              <table:table-cell office:value-type="float" office:value="0.231818">
                <text:p>0.231818</text:p>
              </table:table-cell>
              <table:table-cell office:value-type="float" office:value="0.359091">
                <text:p>0.359091</text:p>
              </table:table-cell>
              <table:table-cell office:value-type="float" office:value="0.536364">
                <text:p>0.536364</text:p>
              </table:table-cell>
              <table:table-cell office:value-type="float" office:value="0.595455">
                <text:p>0.59545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63636">
                <text:p>0.263636</text:p>
              </table:table-cell>
              <table:table-cell office:value-type="float" office:value="0.313636">
                <text:p>0.313636</text:p>
              </table:table-cell>
              <table:table-cell office:value-type="float" office:value="0.322727">
                <text:p>0.322727</text:p>
              </table:table-cell>
              <table:table-cell office:value-type="float" office:value="0.381818">
                <text:p>0.381818</text:p>
              </table:table-cell>
              <table:table-cell office:value-type="float" office:value="0.540909">
                <text:p>0.540909</text:p>
              </table:table-cell>
              <table:table-cell office:value-type="float" office:value="0.572727">
                <text:p>0.57272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">
                <text:p>0.3</text:p>
              </table:table-cell>
              <table:table-cell office:value-type="float" office:value="0.331818">
                <text:p>0.331818</text:p>
              </table:table-cell>
              <table:table-cell office:value-type="float" office:value="0.3">
                <text:p>0.3</text:p>
              </table:table-cell>
              <table:table-cell office:value-type="float" office:value="0.395455">
                <text:p>0.395455</text:p>
              </table:table-cell>
              <table:table-cell office:value-type="float" office:value="0.509091">
                <text:p>0.509091</text:p>
              </table:table-cell>
              <table:table-cell office:value-type="float" office:value="0.586364">
                <text:p>0.58636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245455">
                <text:p>0.245455</text:p>
              </table:table-cell>
              <table:table-cell office:value-type="float" office:value="0.331818">
                <text:p>0.331818</text:p>
              </table:table-cell>
              <table:table-cell office:value-type="float" office:value="0.35">
                <text:p>0.35</text:p>
              </table:table-cell>
              <table:table-cell office:value-type="float" office:value="0.440909">
                <text:p>0.440909</text:p>
              </table:table-cell>
              <table:table-cell office:value-type="float" office:value="0.518182">
                <text:p>0.518182</text:p>
              </table:table-cell>
              <table:table-cell office:value-type="float" office:value="0.554545">
                <text:p>0.55454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81818">
                <text:p>0.281818</text:p>
              </table:table-cell>
              <table:table-cell office:value-type="float" office:value="0.381818">
                <text:p>0.381818</text:p>
              </table:table-cell>
              <table:table-cell office:value-type="float" office:value="0.336364">
                <text:p>0.336364</text:p>
              </table:table-cell>
              <table:table-cell office:value-type="float" office:value="0.477273">
                <text:p>0.477273</text:p>
              </table:table-cell>
              <table:table-cell office:value-type="float" office:value="0.563636">
                <text:p>0.563636</text:p>
              </table:table-cell>
              <table:table-cell office:value-type="float" office:value="0.554545">
                <text:p>0.55454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36364">
                <text:p>0.336364</text:p>
              </table:table-cell>
              <table:table-cell office:value-type="float" office:value="0.4">
                <text:p>0.4</text:p>
              </table:table-cell>
              <table:table-cell office:value-type="float" office:value="0.35">
                <text:p>0.35</text:p>
              </table:table-cell>
              <table:table-cell office:value-type="float" office:value="0.486364">
                <text:p>0.486364</text:p>
              </table:table-cell>
              <table:table-cell office:value-type="float" office:value="0.563636">
                <text:p>0.563636</text:p>
              </table:table-cell>
              <table:table-cell office:value-type="float" office:value="0.586364">
                <text:p>0.58636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09091">
                <text:p>0.309091</text:p>
              </table:table-cell>
              <table:table-cell office:value-type="float" office:value="0.404545">
                <text:p>0.404545</text:p>
              </table:table-cell>
              <table:table-cell office:value-type="float" office:value="0.354545">
                <text:p>0.354545</text:p>
              </table:table-cell>
              <table:table-cell office:value-type="float" office:value="0.440909">
                <text:p>0.440909</text:p>
              </table:table-cell>
              <table:table-cell office:value-type="float" office:value="0.495455">
                <text:p>0.495455</text:p>
              </table:table-cell>
              <table:table-cell office:value-type="float" office:value="0.604545">
                <text:p>0.60454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354545">
                <text:p>0.354545</text:p>
              </table:table-cell>
              <table:table-cell office:value-type="float" office:value="0.486364">
                <text:p>0.486364</text:p>
              </table:table-cell>
              <table:table-cell office:value-type="float" office:value="0.581818">
                <text:p>0.581818</text:p>
              </table:table-cell>
              <table:table-cell office:value-type="float" office:value="0.586364">
                <text:p>0.5863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18182">
                <text:p>0.318182</text:p>
              </table:table-cell>
              <table:table-cell office:value-type="float" office:value="0.418182">
                <text:p>0.418182</text:p>
              </table:table-cell>
              <table:table-cell office:value-type="float" office:value="0.413636">
                <text:p>0.413636</text:p>
              </table:table-cell>
              <table:table-cell office:value-type="float" office:value="0.540909">
                <text:p>0.540909</text:p>
              </table:table-cell>
              <table:table-cell office:value-type="float" office:value="0.572727">
                <text:p>0.572727</text:p>
              </table:table-cell>
              <table:table-cell office:value-type="float" office:value="0.586364">
                <text:p>0.58636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277273">
                <text:p>0.277273</text:p>
              </table:table-cell>
              <table:table-cell office:value-type="float" office:value="0.359091">
                <text:p>0.359091</text:p>
              </table:table-cell>
              <table:table-cell office:value-type="float" office:value="0.354545">
                <text:p>0.354545</text:p>
              </table:table-cell>
              <table:table-cell office:value-type="float" office:value="0.495455">
                <text:p>0.495455</text:p>
              </table:table-cell>
              <table:table-cell office:value-type="float" office:value="0.577273">
                <text:p>0.577273</text:p>
              </table:table-cell>
              <table:table-cell office:value-type="float" office:value="0.627273">
                <text:p>0.62727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18182">
                <text:p>0.318182</text:p>
              </table:table-cell>
              <table:table-cell office:value-type="float" office:value="0.440909">
                <text:p>0.440909</text:p>
              </table:table-cell>
              <table:table-cell office:value-type="float" office:value="0.331818">
                <text:p>0.331818</text:p>
              </table:table-cell>
              <table:table-cell office:value-type="float" office:value="0.495455">
                <text:p>0.495455</text:p>
              </table:table-cell>
              <table:table-cell office:value-type="float" office:value="0.554545">
                <text:p>0.554545</text:p>
              </table:table-cell>
              <table:table-cell office:value-type="float" office:value="0.613636">
                <text:p>0.613636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36364">
                <text:p>0.336364</text:p>
              </table:table-cell>
              <table:table-cell office:value-type="float" office:value="0.381818">
                <text:p>0.381818</text:p>
              </table:table-cell>
              <table:table-cell office:value-type="float" office:value="0.390909">
                <text:p>0.390909</text:p>
              </table:table-cell>
              <table:table-cell office:value-type="float" office:value="0.527273">
                <text:p>0.527273</text:p>
              </table:table-cell>
              <table:table-cell office:value-type="float" office:value="0.545455">
                <text:p>0.54545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95455">
                <text:p>0.295455</text:p>
              </table:table-cell>
              <table:table-cell office:value-type="float" office:value="0.404545">
                <text:p>0.404545</text:p>
              </table:table-cell>
              <table:table-cell office:value-type="float" office:value="0.4">
                <text:p>0.4</text:p>
              </table:table-cell>
              <table:table-cell office:value-type="float" office:value="0.527273">
                <text:p>0.527273</text:p>
              </table:table-cell>
              <table:table-cell office:value-type="float" office:value="0.595455">
                <text:p>0.595455</text:p>
              </table:table-cell>
              <table:table-cell office:value-type="float" office:value="0.595455">
                <text:p>0.59545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340909">
                <text:p>0.340909</text:p>
              </table:table-cell>
              <table:table-cell office:value-type="float" office:value="0.413636">
                <text:p>0.413636</text:p>
              </table:table-cell>
              <table:table-cell office:value-type="float" office:value="0.422727">
                <text:p>0.422727</text:p>
              </table:table-cell>
              <table:table-cell office:value-type="float" office:value="0.518182">
                <text:p>0.518182</text:p>
              </table:table-cell>
              <table:table-cell office:value-type="float" office:value="0.586364">
                <text:p>0.586364</text:p>
              </table:table-cell>
              <table:table-cell office:value-type="float" office:value="0.590909">
                <text:p>0.59090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354545">
                <text:p>0.354545</text:p>
              </table:table-cell>
              <table:table-cell office:value-type="float" office:value="0.431818">
                <text:p>0.431818</text:p>
              </table:table-cell>
              <table:table-cell office:value-type="float" office:value="0.418182">
                <text:p>0.418182</text:p>
              </table:table-cell>
              <table:table-cell office:value-type="float" office:value="0.55">
                <text:p>0.55</text:p>
              </table:table-cell>
              <table:table-cell office:value-type="float" office:value="0.590909">
                <text:p>0.590909</text:p>
              </table:table-cell>
              <table:table-cell office:value-type="float" office:value="0.609091">
                <text:p>0.60909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404545">
                <text:p>0.404545</text:p>
              </table:table-cell>
              <table:table-cell office:value-type="float" office:value="0.468182">
                <text:p>0.468182</text:p>
              </table:table-cell>
              <table:table-cell office:value-type="float" office:value="0.372727">
                <text:p>0.372727</text:p>
              </table:table-cell>
              <table:table-cell office:value-type="float" office:value="0.563636">
                <text:p>0.563636</text:p>
              </table:table-cell>
              <table:table-cell office:value-type="float" office:value="0.577273">
                <text:p>0.577273</text:p>
              </table:table-cell>
              <table:table-cell office:value-type="float" office:value="0.622727">
                <text:p>0.62272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377273">
                <text:p>0.377273</text:p>
              </table:table-cell>
              <table:table-cell office:value-type="float" office:value="0.427273">
                <text:p>0.427273</text:p>
              </table:table-cell>
              <table:table-cell office:value-type="float" office:value="0.436364">
                <text:p>0.436364</text:p>
              </table:table-cell>
              <table:table-cell office:value-type="float" office:value="0.504545">
                <text:p>0.504545</text:p>
              </table:table-cell>
              <table:table-cell office:value-type="float" office:value="0.6">
                <text:p>0.6</text:p>
              </table:table-cell>
              <table:table-cell office:value-type="float" office:value="0.595455">
                <text:p>0.59545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295455">
                <text:p>0.295455</text:p>
              </table:table-cell>
              <table:table-cell office:value-type="float" office:value="0.422727">
                <text:p>0.422727</text:p>
              </table:table-cell>
              <table:table-cell office:value-type="float" office:value="0.386364">
                <text:p>0.386364</text:p>
              </table:table-cell>
              <table:table-cell office:value-type="float" office:value="0.581818">
                <text:p>0.581818</text:p>
              </table:table-cell>
              <table:table-cell office:value-type="float" office:value="0.6">
                <text:p>0.6</text:p>
              </table:table-cell>
              <table:table-cell office:value-type="float" office:value="0.609091">
                <text:p>0.60909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359091">
                <text:p>0.359091</text:p>
              </table:table-cell>
              <table:table-cell office:value-type="float" office:value="0.404545">
                <text:p>0.404545</text:p>
              </table:table-cell>
              <table:table-cell office:value-type="float" office:value="0.413636">
                <text:p>0.413636</text:p>
              </table:table-cell>
              <table:table-cell office:value-type="float" office:value="0.518182">
                <text:p>0.518182</text:p>
              </table:table-cell>
              <table:table-cell office:value-type="float" office:value="0.636364">
                <text:p>0.636364</text:p>
              </table:table-cell>
              <table:table-cell office:value-type="float" office:value="0.595455">
                <text:p>0.595455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418182">
                <text:p>0.418182</text:p>
              </table:table-cell>
              <table:table-cell office:value-type="float" office:value="0.381818">
                <text:p>0.381818</text:p>
              </table:table-cell>
              <table:table-cell office:value-type="float" office:value="0.390909">
                <text:p>0.390909</text:p>
              </table:table-cell>
              <table:table-cell office:value-type="float" office:value="0.540909">
                <text:p>0.540909</text:p>
              </table:table-cell>
              <table:table-cell office:value-type="float" office:value="0.622727">
                <text:p>0.622727</text:p>
              </table:table-cell>
              <table:table-cell office:value-type="float" office:value="0.636364">
                <text:p>0.636364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27273">
                <text:p>0.327273</text:p>
              </table:table-cell>
              <table:table-cell office:value-type="float" office:value="0.395455">
                <text:p>0.395455</text:p>
              </table:table-cell>
              <table:table-cell office:value-type="float" office:value="0.404545">
                <text:p>0.404545</text:p>
              </table:table-cell>
              <table:table-cell office:value-type="float" office:value="0.559091">
                <text:p>0.559091</text:p>
              </table:table-cell>
              <table:table-cell office:value-type="float" office:value="0.572727">
                <text:p>0.572727</text:p>
              </table:table-cell>
              <table:table-cell office:value-type="float" office:value="0.604545">
                <text:p>0.60454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354545">
                <text:p>0.354545</text:p>
              </table:table-cell>
              <table:table-cell office:value-type="float" office:value="0.409091">
                <text:p>0.409091</text:p>
              </table:table-cell>
              <table:table-cell office:value-type="float" office:value="0.381818">
                <text:p>0.381818</text:p>
              </table:table-cell>
              <table:table-cell office:value-type="float" office:value="0.554545">
                <text:p>0.554545</text:p>
              </table:table-cell>
              <table:table-cell office:value-type="float" office:value="0.572727">
                <text:p>0.572727</text:p>
              </table:table-cell>
              <table:table-cell office:value-type="float" office:value="0.595455">
                <text:p>0.59545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81818">
                <text:p>0.381818</text:p>
              </table:table-cell>
              <table:table-cell office:value-type="float" office:value="0.386364">
                <text:p>0.386364</text:p>
              </table:table-cell>
              <table:table-cell office:value-type="float" office:value="0.4">
                <text:p>0.4</text:p>
              </table:table-cell>
              <table:table-cell office:value-type="float" office:value="0.559091">
                <text:p>0.559091</text:p>
              </table:table-cell>
              <table:table-cell office:value-type="float" office:value="0.572727">
                <text:p>0.572727</text:p>
              </table:table-cell>
              <table:table-cell office:value-type="float" office:value="0.618182">
                <text:p>0.61818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381818">
                <text:p>0.381818</text:p>
              </table:table-cell>
              <table:table-cell office:value-type="float" office:value="0.422727">
                <text:p>0.422727</text:p>
              </table:table-cell>
              <table:table-cell office:value-type="float" office:value="0.413636">
                <text:p>0.413636</text:p>
              </table:table-cell>
              <table:table-cell office:value-type="float" office:value="0.540909">
                <text:p>0.540909</text:p>
              </table:table-cell>
              <table:table-cell office:value-type="float" office:value="0.622727">
                <text:p>0.622727</text:p>
              </table:table-cell>
              <table:table-cell office:value-type="float" office:value="0.577273">
                <text:p>0.57727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95455">
                <text:p>0.395455</text:p>
              </table:table-cell>
              <table:table-cell office:value-type="float" office:value="0.431818">
                <text:p>0.431818</text:p>
              </table:table-cell>
              <table:table-cell office:value-type="float" office:value="0.440909">
                <text:p>0.440909</text:p>
              </table:table-cell>
              <table:table-cell office:value-type="float" office:value="0.577273">
                <text:p>0.577273</text:p>
              </table:table-cell>
              <table:table-cell office:value-type="float" office:value="0.577273">
                <text:p>0.577273</text:p>
              </table:table-cell>
              <table:table-cell office:value-type="float" office:value="0.581818">
                <text:p>0.581818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363636">
                <text:p>0.363636</text:p>
              </table:table-cell>
              <table:table-cell office:value-type="float" office:value="0.440909">
                <text:p>0.440909</text:p>
              </table:table-cell>
              <table:table-cell office:value-type="float" office:value="0.45">
                <text:p>0.45</text:p>
              </table:table-cell>
              <table:table-cell office:value-type="float" office:value="0.527273">
                <text:p>0.527273</text:p>
              </table:table-cell>
              <table:table-cell office:value-type="float" office:value="0.586364">
                <text:p>0.586364</text:p>
              </table:table-cell>
              <table:table-cell office:value-type="float" office:value="0.595455">
                <text:p>0.59545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386364">
                <text:p>0.386364</text:p>
              </table:table-cell>
              <table:table-cell office:value-type="float" office:value="0.440909">
                <text:p>0.440909</text:p>
              </table:table-cell>
              <table:table-cell office:value-type="float" office:value="0.418182">
                <text:p>0.418182</text:p>
              </table:table-cell>
              <table:table-cell office:value-type="float" office:value="0.577273">
                <text:p>0.577273</text:p>
              </table:table-cell>
              <table:table-cell office:value-type="float" office:value="0.595455">
                <text:p>0.595455</text:p>
              </table:table-cell>
              <table:table-cell office:value-type="float" office:value="0.604545">
                <text:p>0.60454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90909">
                <text:p>0.390909</text:p>
              </table:table-cell>
              <table:table-cell office:value-type="float" office:value="0.445455">
                <text:p>0.445455</text:p>
              </table:table-cell>
              <table:table-cell office:value-type="float" office:value="0.381818">
                <text:p>0.381818</text:p>
              </table:table-cell>
              <table:table-cell office:value-type="float" office:value="0.559091">
                <text:p>0.559091</text:p>
              </table:table-cell>
              <table:table-cell office:value-type="float" office:value="0.613636">
                <text:p>0.613636</text:p>
              </table:table-cell>
              <table:table-cell office:value-type="float" office:value="0.627273">
                <text:p>0.627273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422727">
                <text:p>0.422727</text:p>
              </table:table-cell>
              <table:table-cell office:value-type="float" office:value="0.4">
                <text:p>0.4</text:p>
              </table:table-cell>
              <table:table-cell office:value-type="float" office:value="0.377273">
                <text:p>0.377273</text:p>
              </table:table-cell>
              <table:table-cell office:value-type="float" office:value="0.531818">
                <text:p>0.531818</text:p>
              </table:table-cell>
              <table:table-cell office:value-type="float" office:value="0.622727">
                <text:p>0.622727</text:p>
              </table:table-cell>
              <table:table-cell office:value-type="float" office:value="0.609091">
                <text:p>0.60909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368182">
                <text:p>0.368182</text:p>
              </table:table-cell>
              <table:table-cell office:value-type="float" office:value="0.45">
                <text:p>0.45</text:p>
              </table:table-cell>
              <table:table-cell office:value-type="float" office:value="0.422727">
                <text:p>0.422727</text:p>
              </table:table-cell>
              <table:table-cell office:value-type="float" office:value="0.540909">
                <text:p>0.540909</text:p>
              </table:table-cell>
              <table:table-cell office:value-type="float" office:value="0.590909">
                <text:p>0.590909</text:p>
              </table:table-cell>
              <table:table-cell office:value-type="float" office:value="0.609091">
                <text:p>0.609091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372727">
                <text:p>0.372727</text:p>
              </table:table-cell>
              <table:table-cell office:value-type="float" office:value="0.495455">
                <text:p>0.495455</text:p>
              </table:table-cell>
              <table:table-cell office:value-type="float" office:value="0.454545">
                <text:p>0.454545</text:p>
              </table:table-cell>
              <table:table-cell office:value-type="float" office:value="0.577273">
                <text:p>0.577273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354545">
                <text:p>0.354545</text:p>
              </table:table-cell>
              <table:table-cell office:value-type="float" office:value="0.404545">
                <text:p>0.404545</text:p>
              </table:table-cell>
              <table:table-cell office:value-type="float" office:value="0.418182">
                <text:p>0.418182</text:p>
              </table:table-cell>
              <table:table-cell office:value-type="float" office:value="0.563636">
                <text:p>0.563636</text:p>
              </table:table-cell>
              <table:table-cell office:value-type="float" office:value="0.590909">
                <text:p>0.590909</text:p>
              </table:table-cell>
              <table:table-cell office:value-type="float" office:value="0.618182">
                <text:p>0.61818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35">
                <text:p>0.35</text:p>
              </table:table-cell>
              <table:table-cell office:value-type="float" office:value="0.454545">
                <text:p>0.454545</text:p>
              </table:table-cell>
              <table:table-cell office:value-type="float" office:value="0.45">
                <text:p>0.45</text:p>
              </table:table-cell>
              <table:table-cell office:value-type="float" office:value="0.563636">
                <text:p>0.563636</text:p>
              </table:table-cell>
              <table:table-cell office:value-type="float" office:value="0.609091">
                <text:p>0.609091</text:p>
              </table:table-cell>
              <table:table-cell office:value-type="float" office:value="0.659091">
                <text:p>0.659091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340909">
                <text:p>0.340909</text:p>
              </table:table-cell>
              <table:table-cell office:value-type="float" office:value="0.395455">
                <text:p>0.395455</text:p>
              </table:table-cell>
              <table:table-cell office:value-type="float" office:value="0.395455">
                <text:p>0.395455</text:p>
              </table:table-cell>
              <table:table-cell office:value-type="float" office:value="0.559091">
                <text:p>0.559091</text:p>
              </table:table-cell>
              <table:table-cell office:value-type="float" office:value="0.613636">
                <text:p>0.613636</text:p>
              </table:table-cell>
              <table:table-cell office:value-type="float" office:value="0.631818">
                <text:p>0.63181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368182">
                <text:p>0.368182</text:p>
              </table:table-cell>
              <table:table-cell office:value-type="float" office:value="0.409091">
                <text:p>0.409091</text:p>
              </table:table-cell>
              <table:table-cell office:value-type="float" office:value="0.404545">
                <text:p>0.404545</text:p>
              </table:table-cell>
              <table:table-cell office:value-type="float" office:value="0.536364">
                <text:p>0.536364</text:p>
              </table:table-cell>
              <table:table-cell office:value-type="float" office:value="0.586364">
                <text:p>0.586364</text:p>
              </table:table-cell>
              <table:table-cell office:value-type="float" office:value="0.590909">
                <text:p>0.590909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409091">
                <text:p>0.409091</text:p>
              </table:table-cell>
              <table:table-cell office:value-type="float" office:value="0.440909">
                <text:p>0.440909</text:p>
              </table:table-cell>
              <table:table-cell office:value-type="float" office:value="0.372727">
                <text:p>0.372727</text:p>
              </table:table-cell>
              <table:table-cell office:value-type="float" office:value="0.559091">
                <text:p>0.559091</text:p>
              </table:table-cell>
              <table:table-cell office:value-type="float" office:value="0.568182">
                <text:p>0.568182</text:p>
              </table:table-cell>
              <table:table-cell office:value-type="float" office:value="0.654545">
                <text:p>0.654545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409091">
                <text:p>0.409091</text:p>
              </table:table-cell>
              <table:table-cell office:value-type="float" office:value="0.45">
                <text:p>0.45</text:p>
              </table:table-cell>
              <table:table-cell office:value-type="float" office:value="0.390909">
                <text:p>0.390909</text:p>
              </table:table-cell>
              <table:table-cell office:value-type="float" office:value="0.563636">
                <text:p>0.563636</text:p>
              </table:table-cell>
              <table:table-cell office:value-type="float" office:value="0.640909">
                <text:p>0.640909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381818">
                <text:p>0.381818</text:p>
              </table:table-cell>
              <table:table-cell office:value-type="float" office:value="0.409091">
                <text:p>0.409091</text:p>
              </table:table-cell>
              <table:table-cell office:value-type="float" office:value="0.404545">
                <text:p>0.404545</text:p>
              </table:table-cell>
              <table:table-cell office:value-type="float" office:value="0.581818">
                <text:p>0.581818</text:p>
              </table:table-cell>
              <table:table-cell office:value-type="float" office:value="0.6">
                <text:p>0.6</text:p>
              </table:table-cell>
              <table:table-cell office:value-type="float" office:value="0.627273">
                <text:p>0.62727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35">
                <text:p>0.35</text:p>
              </table:table-cell>
              <table:table-cell office:value-type="float" office:value="0.440909">
                <text:p>0.440909</text:p>
              </table:table-cell>
              <table:table-cell office:value-type="float" office:value="0.359091">
                <text:p>0.359091</text:p>
              </table:table-cell>
              <table:table-cell office:value-type="float" office:value="0.568182">
                <text:p>0.568182</text:p>
              </table:table-cell>
              <table:table-cell office:value-type="float" office:value="0.572727">
                <text:p>0.572727</text:p>
              </table:table-cell>
              <table:table-cell office:value-type="float" office:value="0.581818">
                <text:p>0.581818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381818">
                <text:p>0.381818</text:p>
              </table:table-cell>
              <table:table-cell office:value-type="float" office:value="0.418182">
                <text:p>0.418182</text:p>
              </table:table-cell>
              <table:table-cell office:value-type="float" office:value="0.4">
                <text:p>0.4</text:p>
              </table:table-cell>
              <table:table-cell office:value-type="float" office:value="0.595455">
                <text:p>0.595455</text:p>
              </table:table-cell>
              <table:table-cell office:value-type="float" office:value="0.590909">
                <text:p>0.590909</text:p>
              </table:table-cell>
              <table:table-cell office:value-type="float" office:value="0.631818">
                <text:p>0.63181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409091">
                <text:p>0.409091</text:p>
              </table:table-cell>
              <table:table-cell office:value-type="float" office:value="0.459091">
                <text:p>0.459091</text:p>
              </table:table-cell>
              <table:table-cell office:value-type="float" office:value="0.427273">
                <text:p>0.427273</text:p>
              </table:table-cell>
              <table:table-cell office:value-type="float" office:value="0.568182">
                <text:p>0.568182</text:p>
              </table:table-cell>
              <table:table-cell office:value-type="float" office:value="0.595455">
                <text:p>0.595455</text:p>
              </table:table-cell>
              <table:table-cell office:value-type="float" office:value="0.618182">
                <text:p>0.61818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340909">
                <text:p>0.340909</text:p>
              </table:table-cell>
              <table:table-cell office:value-type="float" office:value="0.445455">
                <text:p>0.445455</text:p>
              </table:table-cell>
              <table:table-cell office:value-type="float" office:value="0.418182">
                <text:p>0.418182</text:p>
              </table:table-cell>
              <table:table-cell office:value-type="float" office:value="0.545455">
                <text:p>0.545455</text:p>
              </table:table-cell>
              <table:table-cell office:value-type="float" office:value="0.659091">
                <text:p>0.65909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413636">
                <text:p>0.413636</text:p>
              </table:table-cell>
              <table:table-cell office:value-type="float" office:value="0.409091">
                <text:p>0.409091</text:p>
              </table:table-cell>
              <table:table-cell office:value-type="float" office:value="0.445455">
                <text:p>0.445455</text:p>
              </table:table-cell>
              <table:table-cell office:value-type="float" office:value="0.581818">
                <text:p>0.581818</text:p>
              </table:table-cell>
              <table:table-cell office:value-type="float" office:value="0.613636">
                <text:p>0.613636</text:p>
              </table:table-cell>
              <table:table-cell office:value-type="float" office:value="0.627273">
                <text:p>0.6272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</office:styles>
</office:document-styles>
</file>